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2"/>
    <style:style style:name="ce9" style:family="table-cell" style:parent-style-name="Default" style:data-style-name="N39"/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37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38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77270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ind_scenario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3">
            <text:p>t1 (MW)</text:p>
          </table:table-cell>
          <table:table-cell office:value-type="string" table:style-name="ce3">
            <text:p>t2 (MW)</text:p>
          </table:table-cell>
          <table:table-cell office:value-type="string" table:style-name="ce3">
            <text:p>t3 (MW)</text:p>
          </table:table-cell>
          <table:table-cell office:value-type="string" table:style-name="ce3">
            <text:p>t4 (MW)</text:p>
          </table:table-cell>
          <table:table-cell office:value-type="string" table:style-name="ce3">
            <text:p>t5 (MW)</text:p>
          </table:table-cell>
          <table:table-cell office:value-type="string" table:style-name="ce3">
            <text:p>t6 (MW)</text:p>
          </table:table-cell>
          <table:table-cell office:value-type="string" table:style-name="ce3">
            <text:p>t7 (MW)</text:p>
          </table:table-cell>
          <table:table-cell office:value-type="string" table:style-name="ce3">
            <text:p>t8 (MW)</text:p>
          </table:table-cell>
          <table:table-cell office:value-type="string" table:style-name="ce3">
            <text:p>t9 (MW)</text:p>
          </table:table-cell>
          <table:table-cell office:value-type="string" table:style-name="ce3">
            <text:p>t10 (MW)</text:p>
          </table:table-cell>
          <table:table-cell office:value-type="string" table:style-name="ce3">
            <text:p>t11 (MW)</text:p>
          </table:table-cell>
          <table:table-cell office:value-type="string" table:style-name="ce3">
            <text:p>t12 (MW)</text:p>
          </table:table-cell>
          <table:table-cell office:value-type="string" table:style-name="ce3">
            <text:p>t13 (MW)</text:p>
          </table:table-cell>
          <table:table-cell office:value-type="string" table:style-name="ce3">
            <text:p>t14 (MW)</text:p>
          </table:table-cell>
          <table:table-cell office:value-type="string" table:style-name="ce3">
            <text:p>t15 (MW)</text:p>
          </table:table-cell>
          <table:table-cell office:value-type="string" table:style-name="ce3">
            <text:p>t16 (MW)</text:p>
          </table:table-cell>
          <table:table-cell office:value-type="string" table:style-name="ce3">
            <text:p>t17 (MW)</text:p>
          </table:table-cell>
          <table:table-cell office:value-type="string" table:style-name="ce3">
            <text:p>t18 (MW)</text:p>
          </table:table-cell>
          <table:table-cell office:value-type="string" table:style-name="ce3">
            <text:p>t19 (MW)</text:p>
          </table:table-cell>
          <table:table-cell office:value-type="string" table:style-name="ce3">
            <text:p>t20 (MW)</text:p>
          </table:table-cell>
          <table:table-cell office:value-type="string" table:style-name="ce3">
            <text:p>t21 (MW)</text:p>
          </table:table-cell>
          <table:table-cell office:value-type="string" table:style-name="ce3">
            <text:p>t22 (MW)</text:p>
          </table:table-cell>
          <table:table-cell office:value-type="string" table:style-name="ce3">
            <text:p>t23 (MW)</text:p>
          </table:table-cell>
          <table:table-cell office:value-type="string" table:style-name="ce3">
            <text:p>t24 (MW)</text:p>
          </table:table-cell>
          <table:table-cell table:style-name="ce3"/>
          <table:table-cell table:number-columns-repeated="16358"/>
        </table:table-row>
        <table:table-row table:style-name="ro1">
          <table:table-cell office:value-type="string" table:style-name="ce4">
            <text:p>s1</text:p>
          </table:table-cell>
          <table:table-cell office:value-type="float" office:value="9.1673963163944154E-3" table:style-name="ce5">
            <text:p>0.009</text:p>
          </table:table-cell>
          <table:table-cell office:value-type="float" office:value="5.570772308075151E-2" table:style-name="ce6">
            <text:p>0.06</text:p>
          </table:table-cell>
          <table:table-cell office:value-type="float" office:value="8.0149135563182164E-2" table:style-name="ce6">
            <text:p>0.08</text:p>
          </table:table-cell>
          <table:table-cell office:value-type="float" office:value="0.24023194114591551" table:style-name="ce6">
            <text:p>0.24</text:p>
          </table:table-cell>
          <table:table-cell office:value-type="float" office:value="0.30924381241150878" table:style-name="ce6">
            <text:p>0.31</text:p>
          </table:table-cell>
          <table:table-cell office:value-type="float" office:value="0.2944163386810722" table:style-name="ce6">
            <text:p>0.29</text:p>
          </table:table-cell>
          <table:table-cell office:value-type="float" office:value="6.1521909533130588E-2" table:style-name="ce6">
            <text:p>0.06</text:p>
          </table:table-cell>
          <table:table-cell office:value-type="float" office:value="0.13895196580151062" table:style-name="ce6">
            <text:p>0.14</text:p>
          </table:table-cell>
          <table:table-cell office:value-type="float" office:value="0.18081278728575437" table:style-name="ce6">
            <text:p>0.18</text:p>
          </table:table-cell>
          <table:table-cell office:value-type="float" office:value="0.62850299368225804" table:style-name="ce6">
            <text:p>0.63</text:p>
          </table:table-cell>
          <table:table-cell office:value-type="float" office:value="0.66786040778612066" table:style-name="ce6">
            <text:p>0.67</text:p>
          </table:table-cell>
          <table:table-cell office:value-type="float" office:value="0.45404804677242272" table:style-name="ce6">
            <text:p>0.45</text:p>
          </table:table-cell>
          <table:table-cell office:value-type="float" office:value="0.37834899151691342" table:style-name="ce6">
            <text:p>0.38</text:p>
          </table:table-cell>
          <table:table-cell office:value-type="float" office:value="5.8489957725204419E-2" table:style-name="ce6">
            <text:p>0.06</text:p>
          </table:table-cell>
          <table:table-cell office:value-type="float" office:value="6.0719879932294996E-2" table:style-name="ce6">
            <text:p>0.06</text:p>
          </table:table-cell>
          <table:table-cell office:value-type="float" office:value="4.7048552486277352E-2" table:style-name="ce6">
            <text:p>0.05</text:p>
          </table:table-cell>
          <table:table-cell office:value-type="float" office:value="4.3177061195744174E-2" table:style-name="ce6">
            <text:p>0.04</text:p>
          </table:table-cell>
          <table:table-cell office:value-type="float" office:value="0.15690925291475288" table:style-name="ce6">
            <text:p>0.16</text:p>
          </table:table-cell>
          <table:table-cell office:value-type="float" office:value="0.63554875953328649" table:style-name="ce6">
            <text:p>0.64</text:p>
          </table:table-cell>
          <table:table-cell office:value-type="float" office:value="0.34810855399118551" table:style-name="ce6">
            <text:p>0.35</text:p>
          </table:table-cell>
          <table:table-cell office:value-type="float" office:value="0.3598931963084851" table:style-name="ce6">
            <text:p>0.36</text:p>
          </table:table-cell>
          <table:table-cell office:value-type="float" office:value="0.11491192033704556" table:style-name="ce6">
            <text:p>0.11</text:p>
          </table:table-cell>
          <table:table-cell office:value-type="float" office:value="7.8145458859928019E-2" table:style-name="ce6">
            <text:p>0.08</text:p>
          </table:table-cell>
          <table:table-cell office:value-type="float" office:value="0.3232376779518677" table:style-name="ce6">
            <text:p>0.32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2</text:p>
          </table:table-cell>
          <table:table-cell office:value-type="float" office:value="0.30052006100927198" table:style-name="ce5">
            <text:p>0.301</text:p>
          </table:table-cell>
          <table:table-cell office:value-type="float" office:value="0.52009265556940676" table:style-name="ce6">
            <text:p>0.52</text:p>
          </table:table-cell>
          <table:table-cell office:value-type="float" office:value="0.3465721000063674" table:style-name="ce6">
            <text:p>0.35</text:p>
          </table:table-cell>
          <table:table-cell office:value-type="float" office:value="0.11542889775532279" table:style-name="ce6">
            <text:p>0.12</text:p>
          </table:table-cell>
          <table:table-cell office:value-type="float" office:value="0.33164826566655775" table:style-name="ce6">
            <text:p>0.33</text:p>
          </table:table-cell>
          <table:table-cell office:value-type="float" office:value="0.35510771455295043" table:style-name="ce6">
            <text:p>0.36</text:p>
          </table:table-cell>
          <table:table-cell office:value-type="float" office:value="0.29730843562734055" table:style-name="ce6">
            <text:p>0.30</text:p>
          </table:table-cell>
          <table:table-cell office:value-type="float" office:value="0.12206939356861986" table:style-name="ce6">
            <text:p>0.12</text:p>
          </table:table-cell>
          <table:table-cell office:value-type="float" office:value="0.11425700211645563" table:style-name="ce6">
            <text:p>0.11</text:p>
          </table:table-cell>
          <table:table-cell office:value-type="float" office:value="5.5251962337885319E-2" table:style-name="ce6">
            <text:p>0.06</text:p>
          </table:table-cell>
          <table:table-cell office:value-type="float" office:value="5.0243423792795838E-2" table:style-name="ce6">
            <text:p>0.05</text:p>
          </table:table-cell>
          <table:table-cell office:value-type="float" office:value="0.21293361953712023" table:style-name="ce6">
            <text:p>0.21</text:p>
          </table:table-cell>
          <table:table-cell office:value-type="float" office:value="0.12881408179848325" table:style-name="ce6">
            <text:p>0.13</text:p>
          </table:table-cell>
          <table:table-cell office:value-type="float" office:value="0.41737597410789984" table:style-name="ce6">
            <text:p>0.42</text:p>
          </table:table-cell>
          <table:table-cell office:value-type="float" office:value="0.27508136547553974" table:style-name="ce6">
            <text:p>0.28</text:p>
          </table:table-cell>
          <table:table-cell office:value-type="float" office:value="0.29937647411454055" table:style-name="ce6">
            <text:p>0.30</text:p>
          </table:table-cell>
          <table:table-cell office:value-type="float" office:value="0.2862838756192474" table:style-name="ce6">
            <text:p>0.29</text:p>
          </table:table-cell>
          <table:table-cell office:value-type="float" office:value="0.23907581293610203" table:style-name="ce6">
            <text:p>0.24</text:p>
          </table:table-cell>
          <table:table-cell office:value-type="float" office:value="8.8360690149380083E-2" table:style-name="ce6">
            <text:p>0.09</text:p>
          </table:table-cell>
          <table:table-cell office:value-type="float" office:value="0.13037141740765154" table:style-name="ce6">
            <text:p>0.13</text:p>
          </table:table-cell>
          <table:table-cell office:value-type="float" office:value="0.16884482724340844" table:style-name="ce6">
            <text:p>0.17</text:p>
          </table:table-cell>
          <table:table-cell office:value-type="float" office:value="0.2158450960758288" table:style-name="ce6">
            <text:p>0.22</text:p>
          </table:table-cell>
          <table:table-cell office:value-type="float" office:value="0.25385679945351031" table:style-name="ce6">
            <text:p>0.25</text:p>
          </table:table-cell>
          <table:table-cell office:value-type="float" office:value="0.28698505829414689" table:style-name="ce6">
            <text:p>0.29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3</text:p>
          </table:table-cell>
          <table:table-cell office:value-type="float" office:value="3.7001774621992869E-3" table:style-name="ce5">
            <text:p>0.004</text:p>
          </table:table-cell>
          <table:table-cell office:value-type="float" office:value="2.7776854342272467E-2" table:style-name="ce6">
            <text:p>0.03</text:p>
          </table:table-cell>
          <table:table-cell office:value-type="float" office:value="0.1818635143961283" table:style-name="ce6">
            <text:p>0.18</text:p>
          </table:table-cell>
          <table:table-cell office:value-type="float" office:value="9.9319467364431327E-2" table:style-name="ce6">
            <text:p>0.10</text:p>
          </table:table-cell>
          <table:table-cell office:value-type="float" office:value="5.2875879605901066E-2" table:style-name="ce6">
            <text:p>0.05</text:p>
          </table:table-cell>
          <table:table-cell office:value-type="float" office:value="5.9461436770960947E-2" table:style-name="ce6">
            <text:p>0.06</text:p>
          </table:table-cell>
          <table:table-cell office:value-type="float" office:value="0.11839277418638997" table:style-name="ce6">
            <text:p>0.12</text:p>
          </table:table-cell>
          <table:table-cell office:value-type="float" office:value="0.37155764154040749" table:style-name="ce6">
            <text:p>0.37</text:p>
          </table:table-cell>
          <table:table-cell office:value-type="float" office:value="0.21240423643649231" table:style-name="ce6">
            <text:p>0.21</text:p>
          </table:table-cell>
          <table:table-cell office:value-type="float" office:value="5.6672407571753541E-2" table:style-name="ce6">
            <text:p>0.06</text:p>
          </table:table-cell>
          <table:table-cell office:value-type="float" office:value="2.8589113664159976E-2" table:style-name="ce6">
            <text:p>0.03</text:p>
          </table:table-cell>
          <table:table-cell office:value-type="float" office:value="5.9199552147937867E-4" table:style-name="ce6">
            <text:p>0.00</text:p>
          </table:table-cell>
          <table:table-cell office:value-type="float" office:value="3.8145930280310787E-5" table:style-name="ce6">
            <text:p>0.00</text:p>
          </table:table-cell>
          <table:table-cell office:value-type="float" office:value="7.6330655645723087E-3" table:style-name="ce6">
            <text:p>0.01</text:p>
          </table:table-cell>
          <table:table-cell office:value-type="float" office:value="5.4592170601164766E-2" table:style-name="ce6">
            <text:p>0.05</text:p>
          </table:table-cell>
          <table:table-cell office:value-type="float" office:value="9.4726860182976214E-2" table:style-name="ce6">
            <text:p>0.09</text:p>
          </table:table-cell>
          <table:table-cell office:value-type="float" office:value="0.11865593402927462" table:style-name="ce6">
            <text:p>0.12</text:p>
          </table:table-cell>
          <table:table-cell office:value-type="float" office:value="9.3652796879374806E-2" table:style-name="ce6">
            <text:p>0.09</text:p>
          </table:table-cell>
          <table:table-cell office:value-type="float" office:value="0.1716622017993189" table:style-name="ce6">
            <text:p>0.17</text:p>
          </table:table-cell>
          <table:table-cell office:value-type="float" office:value="0.19156522329772252" table:style-name="ce6">
            <text:p>0.19</text:p>
          </table:table-cell>
          <table:table-cell office:value-type="float" office:value="9.0085633321506181E-2" table:style-name="ce6">
            <text:p>0.09</text:p>
          </table:table-cell>
          <table:table-cell office:value-type="float" office:value="7.7662909746120154E-2" table:style-name="ce6">
            <text:p>0.08</text:p>
          </table:table-cell>
          <table:table-cell office:value-type="float" office:value="0.25551104680148917" table:style-name="ce6">
            <text:p>0.26</text:p>
          </table:table-cell>
          <table:table-cell office:value-type="float" office:value="0.13701298461438477" table:style-name="ce6">
            <text:p>0.14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4</text:p>
          </table:table-cell>
          <table:table-cell office:value-type="float" office:value="0.17137698140761937" table:style-name="ce5">
            <text:p>0.171</text:p>
          </table:table-cell>
          <table:table-cell office:value-type="float" office:value="0.17851927365439582" table:style-name="ce6">
            <text:p>0.18</text:p>
          </table:table-cell>
          <table:table-cell office:value-type="float" office:value="0.10957424670843359" table:style-name="ce6">
            <text:p>0.11</text:p>
          </table:table-cell>
          <table:table-cell office:value-type="float" office:value="9.2960019186751203E-2" table:style-name="ce6">
            <text:p>0.09</text:p>
          </table:table-cell>
          <table:table-cell office:value-type="float" office:value="0.19033417852668613" table:style-name="ce6">
            <text:p>0.19</text:p>
          </table:table-cell>
          <table:table-cell office:value-type="float" office:value="0.25027233743783267" table:style-name="ce6">
            <text:p>0.25</text:p>
          </table:table-cell>
          <table:table-cell office:value-type="float" office:value="0.12261409258801949" table:style-name="ce6">
            <text:p>0.12</text:p>
          </table:table-cell>
          <table:table-cell office:value-type="float" office:value="2.9021542967177315E-2" table:style-name="ce6">
            <text:p>0.03</text:p>
          </table:table-cell>
          <table:table-cell office:value-type="float" office:value="3.7235500705508975E-2" table:style-name="ce6">
            <text:p>0.04</text:p>
          </table:table-cell>
          <table:table-cell office:value-type="float" office:value="0.16522298031293187" table:style-name="ce6">
            <text:p>0.17</text:p>
          </table:table-cell>
          <table:table-cell office:value-type="float" office:value="0.1806357085818332" table:style-name="ce6">
            <text:p>0.18</text:p>
          </table:table-cell>
          <table:table-cell office:value-type="float" office:value="0.16331093897644072" table:style-name="ce6">
            <text:p>0.16</text:p>
          </table:table-cell>
          <table:table-cell office:value-type="float" office:value="7.1666018206885049E-2" table:style-name="ce6">
            <text:p>0.07</text:p>
          </table:table-cell>
          <table:table-cell office:value-type="float" office:value="8.4051809618938766E-2" table:style-name="ce6">
            <text:p>0.08</text:p>
          </table:table-cell>
          <table:table-cell office:value-type="float" office:value="0.11639984374814318" table:style-name="ce6">
            <text:p>0.12</text:p>
          </table:table-cell>
          <table:table-cell office:value-type="float" office:value="2.3686431799946173E-2" table:style-name="ce6">
            <text:p>0.02</text:p>
          </table:table-cell>
          <table:table-cell office:value-type="float" office:value="1.0772191442037228E-2" table:style-name="ce6">
            <text:p>0.01</text:p>
          </table:table-cell>
          <table:table-cell office:value-type="float" office:value="1.2645890359738622E-2" table:style-name="ce6">
            <text:p>0.01</text:p>
          </table:table-cell>
          <table:table-cell office:value-type="float" office:value="3.1317908601271677E-2" table:style-name="ce6">
            <text:p>0.03</text:p>
          </table:table-cell>
          <table:table-cell office:value-type="float" office:value="6.6603267296265561E-2" table:style-name="ce6">
            <text:p>0.07</text:p>
          </table:table-cell>
          <table:table-cell office:value-type="float" office:value="6.4288102446806702E-2" table:style-name="ce6">
            <text:p>0.06</text:p>
          </table:table-cell>
          <table:table-cell office:value-type="float" office:value="0.12991838592481292" table:style-name="ce6">
            <text:p>0.13</text:p>
          </table:table-cell>
          <table:table-cell office:value-type="float" office:value="0.2549897394877399" table:style-name="ce6">
            <text:p>0.25</text:p>
          </table:table-cell>
          <table:table-cell office:value-type="float" office:value="0.10242485270799369" table:style-name="ce6">
            <text:p>0.1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5</text:p>
          </table:table-cell>
          <table:table-cell office:value-type="float" office:value="0.29260791798106234" table:style-name="ce5">
            <text:p>0.293</text:p>
          </table:table-cell>
          <table:table-cell office:value-type="float" office:value="0.50700588688338799" table:style-name="ce6">
            <text:p>0.51</text:p>
          </table:table-cell>
          <table:table-cell office:value-type="float" office:value="0.70605630937399477" table:style-name="ce6">
            <text:p>0.71</text:p>
          </table:table-cell>
          <table:table-cell office:value-type="float" office:value="0.69339935008802567" table:style-name="ce6">
            <text:p>0.69</text:p>
          </table:table-cell>
          <table:table-cell office:value-type="float" office:value="0.67983739868389836" table:style-name="ce6">
            <text:p>0.68</text:p>
          </table:table-cell>
          <table:table-cell office:value-type="float" office:value="0.13144167245500576" table:style-name="ce6">
            <text:p>0.13</text:p>
          </table:table-cell>
          <table:table-cell office:value-type="float" office:value="7.2348092265014985E-2" table:style-name="ce6">
            <text:p>0.07</text:p>
          </table:table-cell>
          <table:table-cell office:value-type="float" office:value="0.18771262159854488" table:style-name="ce6">
            <text:p>0.19</text:p>
          </table:table-cell>
          <table:table-cell office:value-type="float" office:value="0.15700537427994757" table:style-name="ce6">
            <text:p>0.16</text:p>
          </table:table-cell>
          <table:table-cell office:value-type="float" office:value="4.6002086708080384E-2" table:style-name="ce6">
            <text:p>0.05</text:p>
          </table:table-cell>
          <table:table-cell office:value-type="float" office:value="3.3575072226295949E-3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2454090947124577E-2" table:style-name="ce6">
            <text:p>0.06</text:p>
          </table:table-cell>
          <table:table-cell office:value-type="float" office:value="2.8437584722686614E-2" table:style-name="ce6">
            <text:p>0.03</text:p>
          </table:table-cell>
          <table:table-cell office:value-type="float" office:value="9.8591740630075732E-3" table:style-name="ce6">
            <text:p>0.01</text:p>
          </table:table-cell>
          <table:table-cell office:value-type="float" office:value="4.2076854179077978E-2" table:style-name="ce6">
            <text:p>0.04</text:p>
          </table:table-cell>
          <table:table-cell office:value-type="float" office:value="0.13710240727161283" table:style-name="ce6">
            <text:p>0.14</text:p>
          </table:table-cell>
          <table:table-cell office:value-type="float" office:value="0.22678160867465014" table:style-name="ce6">
            <text:p>0.23</text:p>
          </table:table-cell>
          <table:table-cell office:value-type="float" office:value="0.11877282462895744" table:style-name="ce6">
            <text:p>0.12</text:p>
          </table:table-cell>
          <table:table-cell office:value-type="float" office:value="0.15074067873994998" table:style-name="ce6">
            <text:p>0.15</text:p>
          </table:table-cell>
          <table:table-cell office:value-type="float" office:value="0.25028972013910078" table:style-name="ce6">
            <text:p>0.25</text:p>
          </table:table-cell>
          <table:table-cell office:value-type="float" office:value="0.30647033154551934" table:style-name="ce6">
            <text:p>0.31</text:p>
          </table:table-cell>
          <table:table-cell office:value-type="float" office:value="0.21403293346955177" table:style-name="ce6">
            <text:p>0.21</text:p>
          </table:table-cell>
          <table:table-cell office:value-type="float" office:value="0.25059343673302209" table:style-name="ce6">
            <text:p>0.25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6</text:p>
          </table:table-cell>
          <table:table-cell office:value-type="float" office:value="0.10532096446791868" table:style-name="ce5">
            <text:p>0.105</text:p>
          </table:table-cell>
          <table:table-cell office:value-type="float" office:value="0.14766277168390121" table:style-name="ce6">
            <text:p>0.15</text:p>
          </table:table-cell>
          <table:table-cell office:value-type="float" office:value="0.12539827991259953" table:style-name="ce6">
            <text:p>0.13</text:p>
          </table:table-cell>
          <table:table-cell office:value-type="float" office:value="0.16404210760054172" table:style-name="ce6">
            <text:p>0.16</text:p>
          </table:table-cell>
          <table:table-cell office:value-type="float" office:value="0.14035487868039728" table:style-name="ce6">
            <text:p>0.14</text:p>
          </table:table-cell>
          <table:table-cell office:value-type="float" office:value="0.11016409674540042" table:style-name="ce6">
            <text:p>0.11</text:p>
          </table:table-cell>
          <table:table-cell office:value-type="float" office:value="0.11030527809318857" table:style-name="ce6">
            <text:p>0.11</text:p>
          </table:table-cell>
          <table:table-cell office:value-type="float" office:value="0.25966846680839734" table:style-name="ce6">
            <text:p>0.26</text:p>
          </table:table-cell>
          <table:table-cell office:value-type="float" office:value="0.10836593947932811" table:style-name="ce6">
            <text:p>0.11</text:p>
          </table:table-cell>
          <table:table-cell office:value-type="float" office:value="0.27241834780067065" table:style-name="ce6">
            <text:p>0.27</text:p>
          </table:table-cell>
          <table:table-cell office:value-type="float" office:value="0.58162919858096829" table:style-name="ce6">
            <text:p>0.58</text:p>
          </table:table-cell>
          <table:table-cell office:value-type="float" office:value="0.63080462040132046" table:style-name="ce6">
            <text:p>0.63</text:p>
          </table:table-cell>
          <table:table-cell office:value-type="float" office:value="0.67427982785611784" table:style-name="ce6">
            <text:p>0.67</text:p>
          </table:table-cell>
          <table:table-cell office:value-type="float" office:value="0.59882358473583253" table:style-name="ce6">
            <text:p>0.60</text:p>
          </table:table-cell>
          <table:table-cell office:value-type="float" office:value="0.47174369725548604" table:style-name="ce6">
            <text:p>0.47</text:p>
          </table:table-cell>
          <table:table-cell office:value-type="float" office:value="0.48138483536301691" table:style-name="ce6">
            <text:p>0.48</text:p>
          </table:table-cell>
          <table:table-cell office:value-type="float" office:value="0.46179743391513989" table:style-name="ce6">
            <text:p>0.46</text:p>
          </table:table-cell>
          <table:table-cell office:value-type="float" office:value="0.32716202812935757" table:style-name="ce6">
            <text:p>0.33</text:p>
          </table:table-cell>
          <table:table-cell office:value-type="float" office:value="0.22110513906580734" table:style-name="ce6">
            <text:p>0.22</text:p>
          </table:table-cell>
          <table:table-cell office:value-type="float" office:value="0.43771123939419343" table:style-name="ce6">
            <text:p>0.44</text:p>
          </table:table-cell>
          <table:table-cell office:value-type="float" office:value="0.72542180502880926" table:style-name="ce6">
            <text:p>0.73</text:p>
          </table:table-cell>
          <table:table-cell office:value-type="float" office:value="0.88219556632995677" table:style-name="ce6">
            <text:p>0.88</text:p>
          </table:table-cell>
          <table:table-cell office:value-type="float" office:value="0.67394077490000015" table:style-name="ce6">
            <text:p>0.67</text:p>
          </table:table-cell>
          <table:table-cell office:value-type="float" office:value="0.39890471744119116" table:style-name="ce6">
            <text:p>0.4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7</text:p>
          </table:table-cell>
          <table:table-cell office:value-type="float" office:value="0.21251934741774772" table:style-name="ce5">
            <text:p>0.213</text:p>
          </table:table-cell>
          <table:table-cell office:value-type="float" office:value="6.1072416290860423E-2" table:style-name="ce6">
            <text:p>0.06</text:p>
          </table:table-cell>
          <table:table-cell office:value-type="float" office:value="0.23635139012323314" table:style-name="ce6">
            <text:p>0.24</text:p>
          </table:table-cell>
          <table:table-cell office:value-type="float" office:value="0.54449212284658333" table:style-name="ce6">
            <text:p>0.54</text:p>
          </table:table-cell>
          <table:table-cell office:value-type="float" office:value="0.24806042050910529" table:style-name="ce6">
            <text:p>0.25</text:p>
          </table:table-cell>
          <table:table-cell office:value-type="float" office:value="0.27542341232256889" table:style-name="ce6">
            <text:p>0.28</text:p>
          </table:table-cell>
          <table:table-cell office:value-type="float" office:value="0.15617184520503033" table:style-name="ce6">
            <text:p>0.16</text:p>
          </table:table-cell>
          <table:table-cell office:value-type="float" office:value="2.2960083955922837E-2" table:style-name="ce6">
            <text:p>0.02</text:p>
          </table:table-cell>
          <table:table-cell office:value-type="float" office:value="3.384622006862318E-2" table:style-name="ce6">
            <text:p>0.03</text:p>
          </table:table-cell>
          <table:table-cell office:value-type="float" office:value="6.065574325633755E-3" table:style-name="ce6">
            <text:p>0.01</text:p>
          </table:table-cell>
          <table:table-cell office:value-type="float" office:value="0.10098260635348436" table:style-name="ce6">
            <text:p>0.10</text:p>
          </table:table-cell>
          <table:table-cell office:value-type="float" office:value="0.35735343910013434" table:style-name="ce6">
            <text:p>0.36</text:p>
          </table:table-cell>
          <table:table-cell office:value-type="float" office:value="0.31012453799855144" table:style-name="ce6">
            <text:p>0.31</text:p>
          </table:table-cell>
          <table:table-cell office:value-type="float" office:value="0.27314620679483081" table:style-name="ce6">
            <text:p>0.27</text:p>
          </table:table-cell>
          <table:table-cell office:value-type="float" office:value="0.27129728059786701" table:style-name="ce6">
            <text:p>0.27</text:p>
          </table:table-cell>
          <table:table-cell office:value-type="float" office:value="0.11867543635683134" table:style-name="ce6">
            <text:p>0.12</text:p>
          </table:table-cell>
          <table:table-cell office:value-type="float" office:value="0.10894435763008899" table:style-name="ce6">
            <text:p>0.11</text:p>
          </table:table-cell>
          <table:table-cell office:value-type="float" office:value="0.10433682259326585" table:style-name="ce6">
            <text:p>0.10</text:p>
          </table:table-cell>
          <table:table-cell office:value-type="float" office:value="9.6286832703694591E-2" table:style-name="ce6">
            <text:p>0.10</text:p>
          </table:table-cell>
          <table:table-cell office:value-type="float" office:value="6.5997514710723834E-2" table:style-name="ce6">
            <text:p>0.07</text:p>
          </table:table-cell>
          <table:table-cell office:value-type="float" office:value="0.19401765762008116" table:style-name="ce6">
            <text:p>0.19</text:p>
          </table:table-cell>
          <table:table-cell office:value-type="float" office:value="0.22953442528966742" table:style-name="ce6">
            <text:p>0.23</text:p>
          </table:table-cell>
          <table:table-cell office:value-type="float" office:value="6.5358708680776825E-2" table:style-name="ce6">
            <text:p>0.07</text:p>
          </table:table-cell>
          <table:table-cell office:value-type="float" office:value="0.23751534849320957" table:style-name="ce6">
            <text:p>0.24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8</text:p>
          </table:table-cell>
          <table:table-cell office:value-type="float" office:value="5.5960017306703913E-2" table:style-name="ce5">
            <text:p>0.056</text:p>
          </table:table-cell>
          <table:table-cell office:value-type="float" office:value="0.12435751773480158" table:style-name="ce6">
            <text:p>0.12</text:p>
          </table:table-cell>
          <table:table-cell office:value-type="float" office:value="0.25061465496800911" table:style-name="ce6">
            <text:p>0.25</text:p>
          </table:table-cell>
          <table:table-cell office:value-type="float" office:value="8.2501633691790574E-2" table:style-name="ce6">
            <text:p>0.08</text:p>
          </table:table-cell>
          <table:table-cell office:value-type="float" office:value="7.0562596361467111E-2" table:style-name="ce6">
            <text:p>0.07</text:p>
          </table:table-cell>
          <table:table-cell office:value-type="float" office:value="0.10806993291032896" table:style-name="ce6">
            <text:p>0.11</text:p>
          </table:table-cell>
          <table:table-cell office:value-type="float" office:value="0.28786946319270557" table:style-name="ce6">
            <text:p>0.29</text:p>
          </table:table-cell>
          <table:table-cell office:value-type="float" office:value="0.21101132064576594" table:style-name="ce6">
            <text:p>0.21</text:p>
          </table:table-cell>
          <table:table-cell office:value-type="float" office:value="0.1752464069217731" table:style-name="ce6">
            <text:p>0.18</text:p>
          </table:table-cell>
          <table:table-cell office:value-type="float" office:value="0.20252773682525138" table:style-name="ce6">
            <text:p>0.20</text:p>
          </table:table-cell>
          <table:table-cell office:value-type="float" office:value="0.13775843555784489" table:style-name="ce6">
            <text:p>0.14</text:p>
          </table:table-cell>
          <table:table-cell office:value-type="float" office:value="0.10114892104714282" table:style-name="ce6">
            <text:p>0.10</text:p>
          </table:table-cell>
          <table:table-cell office:value-type="float" office:value="9.6350106254651652E-2" table:style-name="ce6">
            <text:p>0.10</text:p>
          </table:table-cell>
          <table:table-cell office:value-type="float" office:value="0.1255947530627527" table:style-name="ce6">
            <text:p>0.13</text:p>
          </table:table-cell>
          <table:table-cell office:value-type="float" office:value="0.11320021506027811" table:style-name="ce6">
            <text:p>0.11</text:p>
          </table:table-cell>
          <table:table-cell office:value-type="float" office:value="0.22581726762654547" table:style-name="ce6">
            <text:p>0.23</text:p>
          </table:table-cell>
          <table:table-cell office:value-type="float" office:value="0.28739917276233146" table:style-name="ce6">
            <text:p>0.29</text:p>
          </table:table-cell>
          <table:table-cell office:value-type="float" office:value="0.13665526996335356" table:style-name="ce6">
            <text:p>0.14</text:p>
          </table:table-cell>
          <table:table-cell office:value-type="float" office:value="0.12957731035984021" table:style-name="ce6">
            <text:p>0.13</text:p>
          </table:table-cell>
          <table:table-cell office:value-type="float" office:value="5.2692332399034314E-2" table:style-name="ce6">
            <text:p>0.05</text:p>
          </table:table-cell>
          <table:table-cell office:value-type="float" office:value="2.8334630009075878E-2" table:style-name="ce6">
            <text:p>0.03</text:p>
          </table:table-cell>
          <table:table-cell office:value-type="float" office:value="1.056650820874926E-2" table:style-name="ce6">
            <text:p>0.01</text:p>
          </table:table-cell>
          <table:table-cell office:value-type="float" office:value="1.1018727605634056E-2" table:style-name="ce6">
            <text:p>0.01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9</text:p>
          </table:table-cell>
          <table:table-cell office:value-type="float" office:value="4.9890291631792601E-2" table:style-name="ce5">
            <text:p>0.050</text:p>
          </table:table-cell>
          <table:table-cell office:value-type="float" office:value="0.11297277082072928" table:style-name="ce6">
            <text:p>0.11</text:p>
          </table:table-cell>
          <table:table-cell office:value-type="float" office:value="0.10693080408999613" table:style-name="ce6">
            <text:p>0.11</text:p>
          </table:table-cell>
          <table:table-cell office:value-type="float" office:value="8.2438942217829912E-3" table:style-name="ce6">
            <text:p>0.0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3.3911912892206869E-4" table:style-name="ce6">
            <text:p>0.00</text:p>
          </table:table-cell>
          <table:table-cell office:value-type="float" office:value="1.6648945826305772E-2" table:style-name="ce6">
            <text:p>0.02</text:p>
          </table:table-cell>
          <table:table-cell office:value-type="float" office:value="0.23415342136782674" table:style-name="ce6">
            <text:p>0.23</text:p>
          </table:table-cell>
          <table:table-cell office:value-type="float" office:value="0.28282549400651591" table:style-name="ce6">
            <text:p>0.28</text:p>
          </table:table-cell>
          <table:table-cell office:value-type="float" office:value="0.25894860809983294" table:style-name="ce6">
            <text:p>0.26</text:p>
          </table:table-cell>
          <table:table-cell office:value-type="float" office:value="0.2240285158208645" table:style-name="ce6">
            <text:p>0.22</text:p>
          </table:table-cell>
          <table:table-cell office:value-type="float" office:value="0.2043603891769662" table:style-name="ce6">
            <text:p>0.20</text:p>
          </table:table-cell>
          <table:table-cell office:value-type="float" office:value="8.8120591776713955E-2" table:style-name="ce6">
            <text:p>0.09</text:p>
          </table:table-cell>
          <table:table-cell office:value-type="float" office:value="0.13958640615818352" table:style-name="ce6">
            <text:p>0.14</text:p>
          </table:table-cell>
          <table:table-cell office:value-type="float" office:value="0.104324779978613" table:style-name="ce6">
            <text:p>0.10</text:p>
          </table:table-cell>
          <table:table-cell office:value-type="float" office:value="0.10186771436906286" table:style-name="ce6">
            <text:p>0.10</text:p>
          </table:table-cell>
          <table:table-cell office:value-type="float" office:value="4.96287700402629E-2" table:style-name="ce6">
            <text:p>0.05</text:p>
          </table:table-cell>
          <table:table-cell office:value-type="float" office:value="0.20461955114054431" table:style-name="ce6">
            <text:p>0.20</text:p>
          </table:table-cell>
          <table:table-cell office:value-type="float" office:value="0.44898422936655968" table:style-name="ce6">
            <text:p>0.45</text:p>
          </table:table-cell>
          <table:table-cell office:value-type="float" office:value="0.47444797050316018" table:style-name="ce6">
            <text:p>0.47</text:p>
          </table:table-cell>
          <table:table-cell office:value-type="float" office:value="0.18416694528525518" table:style-name="ce6">
            <text:p>0.18</text:p>
          </table:table-cell>
          <table:table-cell office:value-type="float" office:value="0.17283836009421377" table:style-name="ce6">
            <text:p>0.17</text:p>
          </table:table-cell>
          <table:table-cell office:value-type="float" office:value="0.2088502675946145" table:style-name="ce6">
            <text:p>0.21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10</text:p>
          </table:table-cell>
          <table:table-cell office:value-type="float" office:value="2.9033301752574004E-2" table:style-name="ce5">
            <text:p>0.029</text:p>
          </table:table-cell>
          <table:table-cell office:value-type="float" office:value="5.2833395518397993E-3" table:style-name="ce6">
            <text:p>0.01</text:p>
          </table:table-cell>
          <table:table-cell office:value-type="float" office:value="7.1254769887898903E-2" table:style-name="ce6">
            <text:p>0.07</text:p>
          </table:table-cell>
          <table:table-cell office:value-type="float" office:value="0.21475579611896392" table:style-name="ce6">
            <text:p>0.21</text:p>
          </table:table-cell>
          <table:table-cell office:value-type="float" office:value="0.32545933877099081" table:style-name="ce6">
            <text:p>0.33</text:p>
          </table:table-cell>
          <table:table-cell office:value-type="float" office:value="0.44423601878690733" table:style-name="ce6">
            <text:p>0.44</text:p>
          </table:table-cell>
          <table:table-cell office:value-type="float" office:value="0.23516919547754983" table:style-name="ce6">
            <text:p>0.24</text:p>
          </table:table-cell>
          <table:table-cell office:value-type="float" office:value="0.16156367355672743" table:style-name="ce6">
            <text:p>0.16</text:p>
          </table:table-cell>
          <table:table-cell office:value-type="float" office:value="0.15774468272648803" table:style-name="ce6">
            <text:p>0.16</text:p>
          </table:table-cell>
          <table:table-cell office:value-type="float" office:value="0.24897340180864214" table:style-name="ce6">
            <text:p>0.25</text:p>
          </table:table-cell>
          <table:table-cell office:value-type="float" office:value="0.17555137776308274" table:style-name="ce6">
            <text:p>0.18</text:p>
          </table:table-cell>
          <table:table-cell office:value-type="float" office:value="0.14243188630296189" table:style-name="ce6">
            <text:p>0.14</text:p>
          </table:table-cell>
          <table:table-cell office:value-type="float" office:value="0.19967985083263157" table:style-name="ce6">
            <text:p>0.20</text:p>
          </table:table-cell>
          <table:table-cell office:value-type="float" office:value="0.2920693645186011" table:style-name="ce6">
            <text:p>0.29</text:p>
          </table:table-cell>
          <table:table-cell office:value-type="float" office:value="0.37850348635521669" table:style-name="ce6">
            <text:p>0.38</text:p>
          </table:table-cell>
          <table:table-cell office:value-type="float" office:value="0.2159117251040954" table:style-name="ce6">
            <text:p>0.22</text:p>
          </table:table-cell>
          <table:table-cell office:value-type="float" office:value="0.27038358968965309" table:style-name="ce6">
            <text:p>0.27</text:p>
          </table:table-cell>
          <table:table-cell office:value-type="float" office:value="0.16712120583447698" table:style-name="ce6">
            <text:p>0.17</text:p>
          </table:table-cell>
          <table:table-cell office:value-type="float" office:value="0.10104578493820629" table:style-name="ce6">
            <text:p>0.10</text:p>
          </table:table-cell>
          <table:table-cell office:value-type="float" office:value="2.0403615185793433E-2" table:style-name="ce6">
            <text:p>0.02</text:p>
          </table:table-cell>
          <table:table-cell office:value-type="float" office:value="9.4163393236611048E-2" table:style-name="ce6">
            <text:p>0.09</text:p>
          </table:table-cell>
          <table:table-cell office:value-type="float" office:value="0.26178528281702823" table:style-name="ce6">
            <text:p>0.26</text:p>
          </table:table-cell>
          <table:table-cell office:value-type="float" office:value="0.25263390176639478" table:style-name="ce6">
            <text:p>0.25</text:p>
          </table:table-cell>
          <table:table-cell office:value-type="float" office:value="0.19369260022775739" table:style-name="ce6">
            <text:p>0.19</text:p>
          </table:table-cell>
          <table:table-cell table:number-columns-repeated="16359" table:style-name="ce1"/>
        </table:table-row>
        <table:table-row table:style-name="ro1">
          <table:table-cell table:style-name="ce1">
            <draw:frame draw:z-index="1" draw:id="id0" draw:style-name="a0" draw:name="Chart 1" svg:x="0.65625in" svg:y="0.192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pv_scenarios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3">
            <text:p>t1 (MW)</text:p>
          </table:table-cell>
          <table:table-cell office:value-type="string" table:style-name="ce3">
            <text:p>t2 (MW)</text:p>
          </table:table-cell>
          <table:table-cell office:value-type="string" table:style-name="ce3">
            <text:p>t3 (MW)</text:p>
          </table:table-cell>
          <table:table-cell office:value-type="string" table:style-name="ce3">
            <text:p>t4 (MW)</text:p>
          </table:table-cell>
          <table:table-cell office:value-type="string" table:style-name="ce3">
            <text:p>t5 (MW)</text:p>
          </table:table-cell>
          <table:table-cell office:value-type="string" table:style-name="ce3">
            <text:p>t6 (MW)</text:p>
          </table:table-cell>
          <table:table-cell office:value-type="string" table:style-name="ce3">
            <text:p>t7 (MW)</text:p>
          </table:table-cell>
          <table:table-cell office:value-type="string" table:style-name="ce3">
            <text:p>t8 (MW)</text:p>
          </table:table-cell>
          <table:table-cell office:value-type="string" table:style-name="ce3">
            <text:p>t9 (MW)</text:p>
          </table:table-cell>
          <table:table-cell office:value-type="string" table:style-name="ce3">
            <text:p>t10 (MW)</text:p>
          </table:table-cell>
          <table:table-cell office:value-type="string" table:style-name="ce3">
            <text:p>t11 (MW)</text:p>
          </table:table-cell>
          <table:table-cell office:value-type="string" table:style-name="ce3">
            <text:p>t12 (MW)</text:p>
          </table:table-cell>
          <table:table-cell office:value-type="string" table:style-name="ce3">
            <text:p>t13 (MW)</text:p>
          </table:table-cell>
          <table:table-cell office:value-type="string" table:style-name="ce3">
            <text:p>t14 (MW)</text:p>
          </table:table-cell>
          <table:table-cell office:value-type="string" table:style-name="ce3">
            <text:p>t15 (MW)</text:p>
          </table:table-cell>
          <table:table-cell office:value-type="string" table:style-name="ce3">
            <text:p>t16 (MW)</text:p>
          </table:table-cell>
          <table:table-cell office:value-type="string" table:style-name="ce3">
            <text:p>t17 (MW)</text:p>
          </table:table-cell>
          <table:table-cell office:value-type="string" table:style-name="ce3">
            <text:p>t18 (MW)</text:p>
          </table:table-cell>
          <table:table-cell office:value-type="string" table:style-name="ce3">
            <text:p>t19 (MW)</text:p>
          </table:table-cell>
          <table:table-cell office:value-type="string" table:style-name="ce3">
            <text:p>t20 (MW)</text:p>
          </table:table-cell>
          <table:table-cell office:value-type="string" table:style-name="ce3">
            <text:p>t21 (MW)</text:p>
          </table:table-cell>
          <table:table-cell office:value-type="string" table:style-name="ce3">
            <text:p>t22 (MW)</text:p>
          </table:table-cell>
          <table:table-cell office:value-type="string" table:style-name="ce3">
            <text:p>t23 (MW)</text:p>
          </table:table-cell>
          <table:table-cell office:value-type="string" table:style-name="ce3">
            <text:p>t24 (MW)</text:p>
          </table:table-cell>
          <table:table-cell table:style-name="ce3"/>
          <table:table-cell table:number-columns-repeated="16358"/>
        </table:table-row>
        <table:table-row table:style-name="ro1">
          <table:table-cell office:value-type="string" table:style-name="ce4">
            <text:p>s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5174845173149948E-2" table:style-name="ce7">
            <text:p>0.0652</text:p>
          </table:table-cell>
          <table:table-cell office:value-type="float" office:value="0.36766480343165808" table:style-name="ce6">
            <text:p>0.37</text:p>
          </table:table-cell>
          <table:table-cell office:value-type="float" office:value="0.56810652677080686" table:style-name="ce6">
            <text:p>0.57</text:p>
          </table:table-cell>
          <table:table-cell office:value-type="float" office:value="0.68958970700456468" table:style-name="ce6">
            <text:p>0.69</text:p>
          </table:table-cell>
          <table:table-cell office:value-type="float" office:value="0.73658976994854608" table:style-name="ce6">
            <text:p>0.74</text:p>
          </table:table-cell>
          <table:table-cell office:value-type="float" office:value="0.77031859220608212" table:style-name="ce6">
            <text:p>0.77</text:p>
          </table:table-cell>
          <table:table-cell office:value-type="float" office:value="0.70912027817473555" table:style-name="ce6">
            <text:p>0.71</text:p>
          </table:table-cell>
          <table:table-cell office:value-type="float" office:value="0.60622690063677509" table:style-name="ce6">
            <text:p>0.61</text:p>
          </table:table-cell>
          <table:table-cell office:value-type="float" office:value="0.5217108516393304" table:style-name="ce6">
            <text:p>0.52</text:p>
          </table:table-cell>
          <table:table-cell office:value-type="float" office:value="0.30411701951298581" table:style-name="ce6">
            <text:p>0.30</text:p>
          </table:table-cell>
          <table:table-cell office:value-type="float" office:value="0.10879691606317229" table:style-name="ce6">
            <text:p>0.1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2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2761776130009244E-2" table:style-name="ce7">
            <text:p>0.0928</text:p>
          </table:table-cell>
          <table:table-cell office:value-type="float" office:value="0.40496393871107234" table:style-name="ce6">
            <text:p>0.40</text:p>
          </table:table-cell>
          <table:table-cell office:value-type="float" office:value="0.52002712025038189" table:style-name="ce6">
            <text:p>0.52</text:p>
          </table:table-cell>
          <table:table-cell office:value-type="float" office:value="0.71103599482111401" table:style-name="ce6">
            <text:p>0.71</text:p>
          </table:table-cell>
          <table:table-cell office:value-type="float" office:value="0.7462395683519526" table:style-name="ce6">
            <text:p>0.75</text:p>
          </table:table-cell>
          <table:table-cell office:value-type="float" office:value="0.7263256040960796" table:style-name="ce6">
            <text:p>0.73</text:p>
          </table:table-cell>
          <table:table-cell office:value-type="float" office:value="0.75451807186114084" table:style-name="ce6">
            <text:p>0.75</text:p>
          </table:table-cell>
          <table:table-cell office:value-type="float" office:value="0.67133386585323762" table:style-name="ce6">
            <text:p>0.67</text:p>
          </table:table-cell>
          <table:table-cell office:value-type="float" office:value="0.47664846420657619" table:style-name="ce6">
            <text:p>0.48</text:p>
          </table:table-cell>
          <table:table-cell office:value-type="float" office:value="0.31686418805585687" table:style-name="ce6">
            <text:p>0.32</text:p>
          </table:table-cell>
          <table:table-cell office:value-type="float" office:value="7.9892138075359664E-2" table:style-name="ce6">
            <text:p>0.0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3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6266086538605494E-2" table:style-name="ce7">
            <text:p>0.0963</text:p>
          </table:table-cell>
          <table:table-cell office:value-type="float" office:value="0.36860707556532696" table:style-name="ce6">
            <text:p>0.37</text:p>
          </table:table-cell>
          <table:table-cell office:value-type="float" office:value="0.58557793777548461" table:style-name="ce6">
            <text:p>0.59</text:p>
          </table:table-cell>
          <table:table-cell office:value-type="float" office:value="0.63146617374380387" table:style-name="ce6">
            <text:p>0.63</text:p>
          </table:table-cell>
          <table:table-cell office:value-type="float" office:value="0.74803348859705177" table:style-name="ce6">
            <text:p>0.75</text:p>
          </table:table-cell>
          <table:table-cell office:value-type="float" office:value="0.74412392658669446" table:style-name="ce6">
            <text:p>0.74</text:p>
          </table:table-cell>
          <table:table-cell office:value-type="float" office:value="0.64849069958679062" table:style-name="ce6">
            <text:p>0.65</text:p>
          </table:table-cell>
          <table:table-cell office:value-type="float" office:value="0.60375655183639343" table:style-name="ce6">
            <text:p>0.60</text:p>
          </table:table-cell>
          <table:table-cell office:value-type="float" office:value="0.42672663013210077" table:style-name="ce6">
            <text:p>0.43</text:p>
          </table:table-cell>
          <table:table-cell office:value-type="float" office:value="0.28620195585924157" table:style-name="ce6">
            <text:p>0.29</text:p>
          </table:table-cell>
          <table:table-cell office:value-type="float" office:value="7.0262337136429584E-2" table:style-name="ce6">
            <text:p>0.0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4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7051269781303763E-2" table:style-name="ce7">
            <text:p>0.0771</text:p>
          </table:table-cell>
          <table:table-cell office:value-type="float" office:value="0.38664117762584715" table:style-name="ce6">
            <text:p>0.39</text:p>
          </table:table-cell>
          <table:table-cell office:value-type="float" office:value="0.5654718105172829" table:style-name="ce6">
            <text:p>0.57</text:p>
          </table:table-cell>
          <table:table-cell office:value-type="float" office:value="0.66096717025394758" table:style-name="ce6">
            <text:p>0.66</text:p>
          </table:table-cell>
          <table:table-cell office:value-type="float" office:value="0.69795074326573081" table:style-name="ce6">
            <text:p>0.70</text:p>
          </table:table-cell>
          <table:table-cell office:value-type="float" office:value="0.80022502587256916" table:style-name="ce6">
            <text:p>0.80</text:p>
          </table:table-cell>
          <table:table-cell office:value-type="float" office:value="0.7421401056488014" table:style-name="ce6">
            <text:p>0.74</text:p>
          </table:table-cell>
          <table:table-cell office:value-type="float" office:value="0.63100604266494753" table:style-name="ce6">
            <text:p>0.63</text:p>
          </table:table-cell>
          <table:table-cell office:value-type="float" office:value="0.42592920458756239" table:style-name="ce6">
            <text:p>0.43</text:p>
          </table:table-cell>
          <table:table-cell office:value-type="float" office:value="0.33831000562140379" table:style-name="ce6">
            <text:p>0.34</text:p>
          </table:table-cell>
          <table:table-cell office:value-type="float" office:value="4.3809599483079296E-2" table:style-name="ce6">
            <text:p>0.04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5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0466327099113948E-2" table:style-name="ce7">
            <text:p>0.0705</text:p>
          </table:table-cell>
          <table:table-cell office:value-type="float" office:value="0.36744765072259644" table:style-name="ce6">
            <text:p>0.37</text:p>
          </table:table-cell>
          <table:table-cell office:value-type="float" office:value="0.52353940455346226" table:style-name="ce6">
            <text:p>0.52</text:p>
          </table:table-cell>
          <table:table-cell office:value-type="float" office:value="0.64454045871502064" table:style-name="ce6">
            <text:p>0.64</text:p>
          </table:table-cell>
          <table:table-cell office:value-type="float" office:value="0.78096480415996505" table:style-name="ce6">
            <text:p>0.78</text:p>
          </table:table-cell>
          <table:table-cell office:value-type="float" office:value="0.75614756080427326" table:style-name="ce6">
            <text:p>0.76</text:p>
          </table:table-cell>
          <table:table-cell office:value-type="float" office:value="0.71222455488138503" table:style-name="ce6">
            <text:p>0.71</text:p>
          </table:table-cell>
          <table:table-cell office:value-type="float" office:value="0.60933030273844968" table:style-name="ce6">
            <text:p>0.61</text:p>
          </table:table-cell>
          <table:table-cell office:value-type="float" office:value="0.5034772698017782" table:style-name="ce6">
            <text:p>0.50</text:p>
          </table:table-cell>
          <table:table-cell office:value-type="float" office:value="0.33462907282627996" table:style-name="ce6">
            <text:p>0.33</text:p>
          </table:table-cell>
          <table:table-cell office:value-type="float" office:value="8.4424098487749122E-2" table:style-name="ce6">
            <text:p>0.0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6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8676211779160403E-2" table:style-name="ce7">
            <text:p>0.0987</text:p>
          </table:table-cell>
          <table:table-cell office:value-type="float" office:value="0.38604886483697798" table:style-name="ce6">
            <text:p>0.39</text:p>
          </table:table-cell>
          <table:table-cell office:value-type="float" office:value="0.52404237874926207" table:style-name="ce6">
            <text:p>0.52</text:p>
          </table:table-cell>
          <table:table-cell office:value-type="float" office:value="0.65423552065482482" table:style-name="ce6">
            <text:p>0.65</text:p>
          </table:table-cell>
          <table:table-cell office:value-type="float" office:value="0.76249669254958707" table:style-name="ce6">
            <text:p>0.76</text:p>
          </table:table-cell>
          <table:table-cell office:value-type="float" office:value="0.69903098323320267" table:style-name="ce6">
            <text:p>0.70</text:p>
          </table:table-cell>
          <table:table-cell office:value-type="float" office:value="0.73008385192622038" table:style-name="ce6">
            <text:p>0.73</text:p>
          </table:table-cell>
          <table:table-cell office:value-type="float" office:value="0.63569075407622655" table:style-name="ce6">
            <text:p>0.64</text:p>
          </table:table-cell>
          <table:table-cell office:value-type="float" office:value="0.53955393221193981" table:style-name="ce6">
            <text:p>0.54</text:p>
          </table:table-cell>
          <table:table-cell office:value-type="float" office:value="0.35348941876676543" table:style-name="ce6">
            <text:p>0.35</text:p>
          </table:table-cell>
          <table:table-cell office:value-type="float" office:value="9.3032256722587192E-2" table:style-name="ce6">
            <text:p>0.0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.10183144419633185" table:style-name="ce7">
            <text:p>0.1018</text:p>
          </table:table-cell>
          <table:table-cell office:value-type="float" office:value="0.40464188636790011" table:style-name="ce6">
            <text:p>0.40</text:p>
          </table:table-cell>
          <table:table-cell office:value-type="float" office:value="0.59973862068269679" table:style-name="ce6">
            <text:p>0.60</text:p>
          </table:table-cell>
          <table:table-cell office:value-type="float" office:value="0.69885776866561033" table:style-name="ce6">
            <text:p>0.70</text:p>
          </table:table-cell>
          <table:table-cell office:value-type="float" office:value="0.66640029908296494" table:style-name="ce6">
            <text:p>0.67</text:p>
          </table:table-cell>
          <table:table-cell office:value-type="float" office:value="0.77658151795375807" table:style-name="ce6">
            <text:p>0.78</text:p>
          </table:table-cell>
          <table:table-cell office:value-type="float" office:value="0.72157832816481537" table:style-name="ce6">
            <text:p>0.72</text:p>
          </table:table-cell>
          <table:table-cell office:value-type="float" office:value="0.6543454114938988" table:style-name="ce6">
            <text:p>0.65</text:p>
          </table:table-cell>
          <table:table-cell office:value-type="float" office:value="0.53082545944105108" table:style-name="ce6">
            <text:p>0.53</text:p>
          </table:table-cell>
          <table:table-cell office:value-type="float" office:value="0.32291267832446119" table:style-name="ce6">
            <text:p>0.32</text:p>
          </table:table-cell>
          <table:table-cell office:value-type="float" office:value="0.10395639055829495" table:style-name="ce6">
            <text:p>0.1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8610188449436999E-2" table:style-name="ce7">
            <text:p>0.0786</text:p>
          </table:table-cell>
          <table:table-cell office:value-type="float" office:value="0.41167387403383815" table:style-name="ce6">
            <text:p>0.41</text:p>
          </table:table-cell>
          <table:table-cell office:value-type="float" office:value="0.57302444126110286" table:style-name="ce6">
            <text:p>0.57</text:p>
          </table:table-cell>
          <table:table-cell office:value-type="float" office:value="0.71594774046519649" table:style-name="ce6">
            <text:p>0.72</text:p>
          </table:table-cell>
          <table:table-cell office:value-type="float" office:value="0.70540285952311521" table:style-name="ce6">
            <text:p>0.71</text:p>
          </table:table-cell>
          <table:table-cell office:value-type="float" office:value="0.69345567727973512" table:style-name="ce6">
            <text:p>0.69</text:p>
          </table:table-cell>
          <table:table-cell office:value-type="float" office:value="0.7642727683243048" table:style-name="ce6">
            <text:p>0.76</text:p>
          </table:table-cell>
          <table:table-cell office:value-type="float" office:value="0.6803576141827905" table:style-name="ce6">
            <text:p>0.68</text:p>
          </table:table-cell>
          <table:table-cell office:value-type="float" office:value="0.53008472376810445" table:style-name="ce6">
            <text:p>0.53</text:p>
          </table:table-cell>
          <table:table-cell office:value-type="float" office:value="0.34482334024520733" table:style-name="ce6">
            <text:p>0.34</text:p>
          </table:table-cell>
          <table:table-cell office:value-type="float" office:value="9.2630691761448586E-2" table:style-name="ce6">
            <text:p>0.0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9141597951551655E-2" table:style-name="ce7">
            <text:p>0.0991</text:p>
          </table:table-cell>
          <table:table-cell office:value-type="float" office:value="0.35926175196712146" table:style-name="ce6">
            <text:p>0.36</text:p>
          </table:table-cell>
          <table:table-cell office:value-type="float" office:value="0.53227711973577352" table:style-name="ce6">
            <text:p>0.53</text:p>
          </table:table-cell>
          <table:table-cell office:value-type="float" office:value="0.64755925899331201" table:style-name="ce6">
            <text:p>0.65</text:p>
          </table:table-cell>
          <table:table-cell office:value-type="float" office:value="0.76282140626060946" table:style-name="ce6">
            <text:p>0.76</text:p>
          </table:table-cell>
          <table:table-cell office:value-type="float" office:value="0.76698105942602113" table:style-name="ce6">
            <text:p>0.77</text:p>
          </table:table-cell>
          <table:table-cell office:value-type="float" office:value="0.70070851545515678" table:style-name="ce6">
            <text:p>0.70</text:p>
          </table:table-cell>
          <table:table-cell office:value-type="float" office:value="0.61113585295262507" table:style-name="ce6">
            <text:p>0.61</text:p>
          </table:table-cell>
          <table:table-cell office:value-type="float" office:value="0.49924303649317736" table:style-name="ce6">
            <text:p>0.50</text:p>
          </table:table-cell>
          <table:table-cell office:value-type="float" office:value="0.35121634527606038" table:style-name="ce6">
            <text:p>0.35</text:p>
          </table:table-cell>
          <table:table-cell office:value-type="float" office:value="7.401334560855849E-2" table:style-name="ce6">
            <text:p>0.0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4">
            <text:p>s1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423246749081811E-2" table:style-name="ce7">
            <text:p>0.0642</text:p>
          </table:table-cell>
          <table:table-cell office:value-type="float" office:value="0.37561384177539731" table:style-name="ce6">
            <text:p>0.38</text:p>
          </table:table-cell>
          <table:table-cell office:value-type="float" office:value="0.5549721012372002" table:style-name="ce6">
            <text:p>0.55</text:p>
          </table:table-cell>
          <table:table-cell office:value-type="float" office:value="0.68274875999741291" table:style-name="ce6">
            <text:p>0.68</text:p>
          </table:table-cell>
          <table:table-cell office:value-type="float" office:value="0.76392974287963522" table:style-name="ce6">
            <text:p>0.76</text:p>
          </table:table-cell>
          <table:table-cell office:value-type="float" office:value="0.78108020042273085" table:style-name="ce6">
            <text:p>0.78</text:p>
          </table:table-cell>
          <table:table-cell office:value-type="float" office:value="0.66645687016408206" table:style-name="ce6">
            <text:p>0.67</text:p>
          </table:table-cell>
          <table:table-cell office:value-type="float" office:value="0.57232018617453173" table:style-name="ce6">
            <text:p>0.57</text:p>
          </table:table-cell>
          <table:table-cell office:value-type="float" office:value="0.4755893067219551" table:style-name="ce6">
            <text:p>0.48</text:p>
          </table:table-cell>
          <table:table-cell office:value-type="float" office:value="0.18401077058805235" table:style-name="ce6">
            <text:p>0.18</text:p>
          </table:table-cell>
          <table:table-cell office:value-type="float" office:value="0.14578926806695136" table:style-name="ce6">
            <text:p>0.15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 table:style-name="ce1"/>
        </table:table-row>
        <table:table-row table:style-name="ro1">
          <table:table-cell/>
          <table:table-cell table:style-name="ce1">
            <draw:frame draw:z-index="1" draw:id="id1" draw:style-name="a1" draw:name="Chart 1" svg:x="0.02083in" svg:y="0.203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probabiliti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3">
            <text:p>Scenarios</text:p>
          </table:table-cell>
          <table:table-cell office:value-type="string" table:style-name="ce3">
            <text:p>Prob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</text:p>
          </table:table-cell>
          <table:table-cell office:value-type="float" office:value="0.20100000000000001" table:style-name="ce4">
            <text:p>0.2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2</text:p>
          </table:table-cell>
          <table:table-cell office:value-type="float" office:value="0.03" table:style-name="ce4">
            <text:p>0.0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3</text:p>
          </table:table-cell>
          <table:table-cell office:value-type="float" office:value="3.5000000000000003E-2" table:style-name="ce4">
            <text:p>0.03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4</text:p>
          </table:table-cell>
          <table:table-cell office:value-type="float" office:value="0.01" table:style-name="ce4">
            <text:p>0.0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5</text:p>
          </table:table-cell>
          <table:table-cell office:value-type="float" office:value="0.16900000000000001" table:style-name="ce4">
            <text:p>0.16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6</text:p>
          </table:table-cell>
          <table:table-cell office:value-type="float" office:value="0.34" table:style-name="ce4">
            <text:p>0.3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7</text:p>
          </table:table-cell>
          <table:table-cell office:value-type="float" office:value="7.6999999999999999E-2" table:style-name="ce4">
            <text:p>0.07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8</text:p>
          </table:table-cell>
          <table:table-cell office:value-type="float" office:value="1.0999999999999999E-2" table:style-name="ce4">
            <text:p>0.01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9</text:p>
          </table:table-cell>
          <table:table-cell office:value-type="float" office:value="0.11600000000000001" table:style-name="ce4">
            <text:p>0.11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0</text:p>
          </table:table-cell>
          <table:table-cell office:value-type="float" office:value="1.4E-2" table:style-name="ce4">
            <text:p>0.014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8"/>
          <table:table-cell table:number-columns-repeated="16382"/>
        </table:table-row>
        <table:table-row table:style-name="ro1">
          <table:table-cell table:style-name="ce1"/>
          <table:table-cell table:style-name="ce9"/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Expected_wind_&amp;_PV_profile" table:style-name="ta2">
        <table:table-column table:style-name="co1" table:default-cell-style-name="ce1"/>
        <table:table-column table:style-name="co3" table:number-columns-repeated="24" table:default-cell-style-name="ce1"/>
        <table:table-column table:style-name="co1" table:number-columns-repeated="16359" table:default-cell-style-name="ce1"/>
        <table:table-row table:style-name="ro1">
          <table:table-cell office:value-type="string" table:style-name="ce2">
            <text:p>Wind Profi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1.8426466595952776E-3" table:style-name="ce6">
            <text:p>0.00</text:p>
          </table:table-cell>
          <table:table-cell office:value-type="float" office:value="1.1197252339231054E-2" table:style-name="ce6">
            <text:p>0.01</text:p>
          </table:table-cell>
          <table:table-cell office:value-type="float" office:value="1.6109976248199615E-2" table:style-name="ce6">
            <text:p>0.02</text:p>
          </table:table-cell>
          <table:table-cell office:value-type="float" office:value="4.8286620170329017E-2" table:style-name="ce6">
            <text:p>0.05</text:p>
          </table:table-cell>
          <table:table-cell office:value-type="float" office:value="6.2158006294713269E-2" table:style-name="ce6">
            <text:p>0.06</text:p>
          </table:table-cell>
          <table:table-cell office:value-type="float" office:value="5.9177684074895515E-2" table:style-name="ce6">
            <text:p>0.06</text:p>
          </table:table-cell>
          <table:table-cell office:value-type="float" office:value="1.2365903816159249E-2" table:style-name="ce6">
            <text:p>0.01</text:p>
          </table:table-cell>
          <table:table-cell office:value-type="float" office:value="2.7929345126103636E-2" table:style-name="ce6">
            <text:p>0.03</text:p>
          </table:table-cell>
          <table:table-cell office:value-type="float" office:value="3.6343370244436631E-2" table:style-name="ce6">
            <text:p>0.04</text:p>
          </table:table-cell>
          <table:table-cell office:value-type="float" office:value="0.12632910173013387" table:style-name="ce6">
            <text:p>0.13</text:p>
          </table:table-cell>
          <table:table-cell office:value-type="float" office:value="0.13423994196501027" table:style-name="ce6">
            <text:p>0.13</text:p>
          </table:table-cell>
          <table:table-cell office:value-type="float" office:value="9.126365740125697E-2" table:style-name="ce6">
            <text:p>0.09</text:p>
          </table:table-cell>
          <table:table-cell office:value-type="float" office:value="7.6048147294899601E-2" table:style-name="ce6">
            <text:p>0.08</text:p>
          </table:table-cell>
          <table:table-cell office:value-type="float" office:value="1.1756481502766088E-2" table:style-name="ce6">
            <text:p>0.01</text:p>
          </table:table-cell>
          <table:table-cell office:value-type="float" office:value="1.2204695866391295E-2" table:style-name="ce6">
            <text:p>0.01</text:p>
          </table:table-cell>
          <table:table-cell office:value-type="float" office:value="9.4567590497417475E-3" table:style-name="ce6">
            <text:p>0.01</text:p>
          </table:table-cell>
          <table:table-cell office:value-type="float" office:value="8.6785893003445795E-3" table:style-name="ce6">
            <text:p>0.01</text:p>
          </table:table-cell>
          <table:table-cell office:value-type="float" office:value="3.1538759835865335E-2" table:style-name="ce6">
            <text:p>0.03</text:p>
          </table:table-cell>
          <table:table-cell office:value-type="float" office:value="0.12774530066619058" table:style-name="ce6">
            <text:p>0.13</text:p>
          </table:table-cell>
          <table:table-cell office:value-type="float" office:value="6.9969819352228291E-2" table:style-name="ce6">
            <text:p>0.07</text:p>
          </table:table-cell>
          <table:table-cell office:value-type="float" office:value="7.2338532458005506E-2" table:style-name="ce6">
            <text:p>0.07</text:p>
          </table:table-cell>
          <table:table-cell office:value-type="float" office:value="2.3097295987746159E-2" table:style-name="ce6">
            <text:p>0.02</text:p>
          </table:table-cell>
          <table:table-cell office:value-type="float" office:value="1.5707237230845533E-2" table:style-name="ce6">
            <text:p>0.02</text:p>
          </table:table-cell>
          <table:table-cell office:value-type="float" office:value="6.4970773268325413E-2" table:style-name="ce6">
            <text:p>0.06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9.0156018302781585E-3" table:style-name="ce6">
            <text:p>0.01</text:p>
          </table:table-cell>
          <table:table-cell office:value-type="float" office:value="1.5602779667082203E-2" table:style-name="ce6">
            <text:p>0.02</text:p>
          </table:table-cell>
          <table:table-cell office:value-type="float" office:value="1.0397163000191022E-2" table:style-name="ce6">
            <text:p>0.01</text:p>
          </table:table-cell>
          <table:table-cell office:value-type="float" office:value="3.4628669326596836E-3" table:style-name="ce6">
            <text:p>0.00</text:p>
          </table:table-cell>
          <table:table-cell office:value-type="float" office:value="9.9494479699967324E-3" table:style-name="ce6">
            <text:p>0.01</text:p>
          </table:table-cell>
          <table:table-cell office:value-type="float" office:value="1.0653231436588513E-2" table:style-name="ce6">
            <text:p>0.01</text:p>
          </table:table-cell>
          <table:table-cell office:value-type="float" office:value="8.9192530688202154E-3" table:style-name="ce6">
            <text:p>0.01</text:p>
          </table:table-cell>
          <table:table-cell office:value-type="float" office:value="3.6620818070585955E-3" table:style-name="ce6">
            <text:p>0.00</text:p>
          </table:table-cell>
          <table:table-cell office:value-type="float" office:value="3.4277100634936687E-3" table:style-name="ce6">
            <text:p>0.00</text:p>
          </table:table-cell>
          <table:table-cell office:value-type="float" office:value="1.6575588701365595E-3" table:style-name="ce6">
            <text:p>0.00</text:p>
          </table:table-cell>
          <table:table-cell office:value-type="float" office:value="1.5073027137838752E-3" table:style-name="ce6">
            <text:p>0.00</text:p>
          </table:table-cell>
          <table:table-cell office:value-type="float" office:value="6.388008586113607E-3" table:style-name="ce6">
            <text:p>0.01</text:p>
          </table:table-cell>
          <table:table-cell office:value-type="float" office:value="3.8644224539544974E-3" table:style-name="ce6">
            <text:p>0.00</text:p>
          </table:table-cell>
          <table:table-cell office:value-type="float" office:value="1.2521279223236995E-2" table:style-name="ce6">
            <text:p>0.01</text:p>
          </table:table-cell>
          <table:table-cell office:value-type="float" office:value="8.2524409642661927E-3" table:style-name="ce6">
            <text:p>0.01</text:p>
          </table:table-cell>
          <table:table-cell office:value-type="float" office:value="8.9812942234362165E-3" table:style-name="ce6">
            <text:p>0.01</text:p>
          </table:table-cell>
          <table:table-cell office:value-type="float" office:value="8.5885162685774216E-3" table:style-name="ce6">
            <text:p>0.01</text:p>
          </table:table-cell>
          <table:table-cell office:value-type="float" office:value="7.1722743880830607E-3" table:style-name="ce6">
            <text:p>0.01</text:p>
          </table:table-cell>
          <table:table-cell office:value-type="float" office:value="2.6508207044814024E-3" table:style-name="ce6">
            <text:p>0.00</text:p>
          </table:table-cell>
          <table:table-cell office:value-type="float" office:value="3.9111425222295463E-3" table:style-name="ce6">
            <text:p>0.00</text:p>
          </table:table-cell>
          <table:table-cell office:value-type="float" office:value="5.0653448173022531E-3" table:style-name="ce6">
            <text:p>0.01</text:p>
          </table:table-cell>
          <table:table-cell office:value-type="float" office:value="6.4753528822748636E-3" table:style-name="ce6">
            <text:p>0.01</text:p>
          </table:table-cell>
          <table:table-cell office:value-type="float" office:value="7.6157039836053089E-3" table:style-name="ce6">
            <text:p>0.01</text:p>
          </table:table-cell>
          <table:table-cell office:value-type="float" office:value="8.609551748824407E-3" table:style-name="ce6">
            <text:p>0.01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1.2950621117697507E-4" table:style-name="ce6">
            <text:p>0.00</text:p>
          </table:table-cell>
          <table:table-cell office:value-type="float" office:value="9.7218990197953646E-4" table:style-name="ce6">
            <text:p>0.00</text:p>
          </table:table-cell>
          <table:table-cell office:value-type="float" office:value="6.3652230038644909E-3" table:style-name="ce6">
            <text:p>0.01</text:p>
          </table:table-cell>
          <table:table-cell office:value-type="float" office:value="3.4761813577550969E-3" table:style-name="ce6">
            <text:p>0.00</text:p>
          </table:table-cell>
          <table:table-cell office:value-type="float" office:value="1.8506557862065375E-3" table:style-name="ce6">
            <text:p>0.00</text:p>
          </table:table-cell>
          <table:table-cell office:value-type="float" office:value="2.0811502869836334E-3" table:style-name="ce6">
            <text:p>0.00</text:p>
          </table:table-cell>
          <table:table-cell office:value-type="float" office:value="4.143747096523649E-3" table:style-name="ce6">
            <text:p>0.00</text:p>
          </table:table-cell>
          <table:table-cell office:value-type="float" office:value="1.3004517453914264E-2" table:style-name="ce6">
            <text:p>0.01</text:p>
          </table:table-cell>
          <table:table-cell office:value-type="float" office:value="7.4341482752772314E-3" table:style-name="ce6">
            <text:p>0.01</text:p>
          </table:table-cell>
          <table:table-cell office:value-type="float" office:value="1.9835342650113743E-3" table:style-name="ce6">
            <text:p>0.00</text:p>
          </table:table-cell>
          <table:table-cell office:value-type="float" office:value="1.0006189782455993E-3" table:style-name="ce6">
            <text:p>0.00</text:p>
          </table:table-cell>
          <table:table-cell office:value-type="float" office:value="2.0719843251778255E-5" table:style-name="ce6">
            <text:p>0.00</text:p>
          </table:table-cell>
          <table:table-cell office:value-type="float" office:value="1.3351075598108777E-6" table:style-name="ce6">
            <text:p>0.00</text:p>
          </table:table-cell>
          <table:table-cell office:value-type="float" office:value="2.6715729476003085E-4" table:style-name="ce6">
            <text:p>0.00</text:p>
          </table:table-cell>
          <table:table-cell office:value-type="float" office:value="1.9107259710407669E-3" table:style-name="ce6">
            <text:p>0.00</text:p>
          </table:table-cell>
          <table:table-cell office:value-type="float" office:value="3.3154401064041678E-3" table:style-name="ce6">
            <text:p>0.00</text:p>
          </table:table-cell>
          <table:table-cell office:value-type="float" office:value="4.1529576910246122E-3" table:style-name="ce6">
            <text:p>0.00</text:p>
          </table:table-cell>
          <table:table-cell office:value-type="float" office:value="3.2778478907781183E-3" table:style-name="ce6">
            <text:p>0.00</text:p>
          </table:table-cell>
          <table:table-cell office:value-type="float" office:value="6.0081770629761624E-3" table:style-name="ce6">
            <text:p>0.01</text:p>
          </table:table-cell>
          <table:table-cell office:value-type="float" office:value="6.7047828154202889E-3" table:style-name="ce6">
            <text:p>0.01</text:p>
          </table:table-cell>
          <table:table-cell office:value-type="float" office:value="3.1529971662527167E-3" table:style-name="ce6">
            <text:p>0.00</text:p>
          </table:table-cell>
          <table:table-cell office:value-type="float" office:value="2.7182018411142056E-3" table:style-name="ce6">
            <text:p>0.00</text:p>
          </table:table-cell>
          <table:table-cell office:value-type="float" office:value="8.9428866380521221E-3" table:style-name="ce6">
            <text:p>0.01</text:p>
          </table:table-cell>
          <table:table-cell office:value-type="float" office:value="4.7954544615034676E-3" table:style-name="ce6">
            <text:p>0.00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1.7137698140761938E-3" table:style-name="ce6">
            <text:p>0.00</text:p>
          </table:table-cell>
          <table:table-cell office:value-type="float" office:value="1.7851927365439583E-3" table:style-name="ce6">
            <text:p>0.00</text:p>
          </table:table-cell>
          <table:table-cell office:value-type="float" office:value="1.0957424670843359E-3" table:style-name="ce6">
            <text:p>0.00</text:p>
          </table:table-cell>
          <table:table-cell office:value-type="float" office:value="9.2960019186751205E-4" table:style-name="ce6">
            <text:p>0.00</text:p>
          </table:table-cell>
          <table:table-cell office:value-type="float" office:value="1.9033417852668613E-3" table:style-name="ce6">
            <text:p>0.00</text:p>
          </table:table-cell>
          <table:table-cell office:value-type="float" office:value="2.5027233743783266E-3" table:style-name="ce6">
            <text:p>0.00</text:p>
          </table:table-cell>
          <table:table-cell office:value-type="float" office:value="1.2261409258801949E-3" table:style-name="ce6">
            <text:p>0.00</text:p>
          </table:table-cell>
          <table:table-cell office:value-type="float" office:value="2.9021542967177318E-4" table:style-name="ce6">
            <text:p>0.00</text:p>
          </table:table-cell>
          <table:table-cell office:value-type="float" office:value="3.7235500705508974E-4" table:style-name="ce6">
            <text:p>0.00</text:p>
          </table:table-cell>
          <table:table-cell office:value-type="float" office:value="1.6522298031293188E-3" table:style-name="ce6">
            <text:p>0.00</text:p>
          </table:table-cell>
          <table:table-cell office:value-type="float" office:value="1.806357085818332E-3" table:style-name="ce6">
            <text:p>0.00</text:p>
          </table:table-cell>
          <table:table-cell office:value-type="float" office:value="1.6331093897644072E-3" table:style-name="ce6">
            <text:p>0.00</text:p>
          </table:table-cell>
          <table:table-cell office:value-type="float" office:value="7.1666018206885049E-4" table:style-name="ce6">
            <text:p>0.00</text:p>
          </table:table-cell>
          <table:table-cell office:value-type="float" office:value="8.4051809618938768E-4" table:style-name="ce6">
            <text:p>0.00</text:p>
          </table:table-cell>
          <table:table-cell office:value-type="float" office:value="1.1639984374814318E-3" table:style-name="ce6">
            <text:p>0.00</text:p>
          </table:table-cell>
          <table:table-cell office:value-type="float" office:value="2.3686431799946174E-4" table:style-name="ce6">
            <text:p>0.00</text:p>
          </table:table-cell>
          <table:table-cell office:value-type="float" office:value="1.0772191442037229E-4" table:style-name="ce6">
            <text:p>0.00</text:p>
          </table:table-cell>
          <table:table-cell office:value-type="float" office:value="1.2645890359738623E-4" table:style-name="ce6">
            <text:p>0.00</text:p>
          </table:table-cell>
          <table:table-cell office:value-type="float" office:value="3.1317908601271677E-4" table:style-name="ce6">
            <text:p>0.00</text:p>
          </table:table-cell>
          <table:table-cell office:value-type="float" office:value="6.6603267296265565E-4" table:style-name="ce6">
            <text:p>0.00</text:p>
          </table:table-cell>
          <table:table-cell office:value-type="float" office:value="6.4288102446806699E-4" table:style-name="ce6">
            <text:p>0.00</text:p>
          </table:table-cell>
          <table:table-cell office:value-type="float" office:value="1.2991838592481292E-3" table:style-name="ce6">
            <text:p>0.00</text:p>
          </table:table-cell>
          <table:table-cell office:value-type="float" office:value="2.5498973948773992E-3" table:style-name="ce6">
            <text:p>0.00</text:p>
          </table:table-cell>
          <table:table-cell office:value-type="float" office:value="1.0242485270799369E-3" table:style-name="ce6">
            <text:p>0.00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4.9450738138799535E-2" table:style-name="ce6">
            <text:p>0.05</text:p>
          </table:table-cell>
          <table:table-cell office:value-type="float" office:value="8.5683994883292577E-2" table:style-name="ce6">
            <text:p>0.09</text:p>
          </table:table-cell>
          <table:table-cell office:value-type="float" office:value="0.11932351628420512" table:style-name="ce6">
            <text:p>0.12</text:p>
          </table:table-cell>
          <table:table-cell office:value-type="float" office:value="0.11718449016487635" table:style-name="ce6">
            <text:p>0.12</text:p>
          </table:table-cell>
          <table:table-cell office:value-type="float" office:value="0.11489252037757883" table:style-name="ce6">
            <text:p>0.11</text:p>
          </table:table-cell>
          <table:table-cell office:value-type="float" office:value="2.2213642644895976E-2" table:style-name="ce6">
            <text:p>0.02</text:p>
          </table:table-cell>
          <table:table-cell office:value-type="float" office:value="1.2226827592787533E-2" table:style-name="ce6">
            <text:p>0.01</text:p>
          </table:table-cell>
          <table:table-cell office:value-type="float" office:value="3.1723433050154085E-2" table:style-name="ce6">
            <text:p>0.03</text:p>
          </table:table-cell>
          <table:table-cell office:value-type="float" office:value="2.6533908253311141E-2" table:style-name="ce6">
            <text:p>0.03</text:p>
          </table:table-cell>
          <table:table-cell office:value-type="float" office:value="7.7743526536655852E-3" table:style-name="ce6">
            <text:p>0.01</text:p>
          </table:table-cell>
          <table:table-cell office:value-type="float" office:value="5.674187206244016E-4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1.0554741370064053E-2" table:style-name="ce6">
            <text:p>0.01</text:p>
          </table:table-cell>
          <table:table-cell office:value-type="float" office:value="4.8059518181340381E-3" table:style-name="ce6">
            <text:p>0.00</text:p>
          </table:table-cell>
          <table:table-cell office:value-type="float" office:value="1.66620041664828E-3" table:style-name="ce6">
            <text:p>0.00</text:p>
          </table:table-cell>
          <table:table-cell office:value-type="float" office:value="7.1109883562641791E-3" table:style-name="ce6">
            <text:p>0.01</text:p>
          </table:table-cell>
          <table:table-cell office:value-type="float" office:value="2.317030682890257E-2" table:style-name="ce6">
            <text:p>0.02</text:p>
          </table:table-cell>
          <table:table-cell office:value-type="float" office:value="3.8326091866015877E-2" table:style-name="ce6">
            <text:p>0.04</text:p>
          </table:table-cell>
          <table:table-cell office:value-type="float" office:value="2.0072607362293809E-2" table:style-name="ce6">
            <text:p>0.02</text:p>
          </table:table-cell>
          <table:table-cell office:value-type="float" office:value="2.5475174707051549E-2" table:style-name="ce6">
            <text:p>0.03</text:p>
          </table:table-cell>
          <table:table-cell office:value-type="float" office:value="4.2298962703508032E-2" table:style-name="ce6">
            <text:p>0.04</text:p>
          </table:table-cell>
          <table:table-cell office:value-type="float" office:value="5.179348603119277E-2" table:style-name="ce6">
            <text:p>0.05</text:p>
          </table:table-cell>
          <table:table-cell office:value-type="float" office:value="3.6171565756354253E-2" table:style-name="ce6">
            <text:p>0.04</text:p>
          </table:table-cell>
          <table:table-cell office:value-type="float" office:value="4.2350290807880733E-2" table:style-name="ce6">
            <text:p>0.04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3.5809127919092354E-2" table:style-name="ce6">
            <text:p>0.04</text:p>
          </table:table-cell>
          <table:table-cell office:value-type="float" office:value="5.0205342372526413E-2" table:style-name="ce6">
            <text:p>0.05</text:p>
          </table:table-cell>
          <table:table-cell office:value-type="float" office:value="4.2635415170283839E-2" table:style-name="ce6">
            <text:p>0.04</text:p>
          </table:table-cell>
          <table:table-cell office:value-type="float" office:value="5.5774316584184191E-2" table:style-name="ce6">
            <text:p>0.06</text:p>
          </table:table-cell>
          <table:table-cell office:value-type="float" office:value="4.7720658751335077E-2" table:style-name="ce6">
            <text:p>0.05</text:p>
          </table:table-cell>
          <table:table-cell office:value-type="float" office:value="3.7455792893436146E-2" table:style-name="ce6">
            <text:p>0.04</text:p>
          </table:table-cell>
          <table:table-cell office:value-type="float" office:value="3.7503794551684115E-2" table:style-name="ce6">
            <text:p>0.04</text:p>
          </table:table-cell>
          <table:table-cell office:value-type="float" office:value="8.8287278714855102E-2" table:style-name="ce6">
            <text:p>0.09</text:p>
          </table:table-cell>
          <table:table-cell office:value-type="float" office:value="3.6844419422971564E-2" table:style-name="ce6">
            <text:p>0.04</text:p>
          </table:table-cell>
          <table:table-cell office:value-type="float" office:value="9.2622238252228026E-2" table:style-name="ce6">
            <text:p>0.09</text:p>
          </table:table-cell>
          <table:table-cell office:value-type="float" office:value="0.19775392751752924" table:style-name="ce6">
            <text:p>0.20</text:p>
          </table:table-cell>
          <table:table-cell office:value-type="float" office:value="0.21447357093644898" table:style-name="ce6">
            <text:p>0.21</text:p>
          </table:table-cell>
          <table:table-cell office:value-type="float" office:value="0.22925514147108009" table:style-name="ce6">
            <text:p>0.23</text:p>
          </table:table-cell>
          <table:table-cell office:value-type="float" office:value="0.20360001881018308" table:style-name="ce6">
            <text:p>0.20</text:p>
          </table:table-cell>
          <table:table-cell office:value-type="float" office:value="0.16039285706686526" table:style-name="ce6">
            <text:p>0.16</text:p>
          </table:table-cell>
          <table:table-cell office:value-type="float" office:value="0.16367084402342577" table:style-name="ce6">
            <text:p>0.16</text:p>
          </table:table-cell>
          <table:table-cell office:value-type="float" office:value="0.15701112753114757" table:style-name="ce6">
            <text:p>0.16</text:p>
          </table:table-cell>
          <table:table-cell office:value-type="float" office:value="0.11123508956398158" table:style-name="ce6">
            <text:p>0.11</text:p>
          </table:table-cell>
          <table:table-cell office:value-type="float" office:value="7.51757472823745E-2" table:style-name="ce6">
            <text:p>0.08</text:p>
          </table:table-cell>
          <table:table-cell office:value-type="float" office:value="0.14882182139402578" table:style-name="ce6">
            <text:p>0.15</text:p>
          </table:table-cell>
          <table:table-cell office:value-type="float" office:value="0.24664341370979517" table:style-name="ce6">
            <text:p>0.25</text:p>
          </table:table-cell>
          <table:table-cell office:value-type="float" office:value="0.29994649255218531" table:style-name="ce6">
            <text:p>0.30</text:p>
          </table:table-cell>
          <table:table-cell office:value-type="float" office:value="0.22913986346600007" table:style-name="ce6">
            <text:p>0.23</text:p>
          </table:table-cell>
          <table:table-cell office:value-type="float" office:value="0.135627603930005" table:style-name="ce6">
            <text:p>0.14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1.6363989751166576E-2" table:style-name="ce6">
            <text:p>0.02</text:p>
          </table:table-cell>
          <table:table-cell office:value-type="float" office:value="4.7025760543962522E-3" table:style-name="ce6">
            <text:p>0.00</text:p>
          </table:table-cell>
          <table:table-cell office:value-type="float" office:value="1.8199057039488951E-2" table:style-name="ce6">
            <text:p>0.02</text:p>
          </table:table-cell>
          <table:table-cell office:value-type="float" office:value="4.1925893459186916E-2" table:style-name="ce6">
            <text:p>0.04</text:p>
          </table:table-cell>
          <table:table-cell office:value-type="float" office:value="1.9100652379201107E-2" table:style-name="ce6">
            <text:p>0.02</text:p>
          </table:table-cell>
          <table:table-cell office:value-type="float" office:value="2.1207602748837803E-2" table:style-name="ce6">
            <text:p>0.02</text:p>
          </table:table-cell>
          <table:table-cell office:value-type="float" office:value="1.2025232080787335E-2" table:style-name="ce6">
            <text:p>0.01</text:p>
          </table:table-cell>
          <table:table-cell office:value-type="float" office:value="1.7679264646060584E-3" table:style-name="ce6">
            <text:p>0.00</text:p>
          </table:table-cell>
          <table:table-cell office:value-type="float" office:value="2.6061589452839847E-3" table:style-name="ce6">
            <text:p>0.00</text:p>
          </table:table-cell>
          <table:table-cell office:value-type="float" office:value="4.670492230737991E-4" table:style-name="ce6">
            <text:p>0.00</text:p>
          </table:table-cell>
          <table:table-cell office:value-type="float" office:value="7.7756606892182955E-3" table:style-name="ce6">
            <text:p>0.01</text:p>
          </table:table-cell>
          <table:table-cell office:value-type="float" office:value="2.7516214810710343E-2" table:style-name="ce6">
            <text:p>0.03</text:p>
          </table:table-cell>
          <table:table-cell office:value-type="float" office:value="2.387958942588846E-2" table:style-name="ce6">
            <text:p>0.02</text:p>
          </table:table-cell>
          <table:table-cell office:value-type="float" office:value="2.1032257923201972E-2" table:style-name="ce6">
            <text:p>0.02</text:p>
          </table:table-cell>
          <table:table-cell office:value-type="float" office:value="2.0889890606035761E-2" table:style-name="ce6">
            <text:p>0.02</text:p>
          </table:table-cell>
          <table:table-cell office:value-type="float" office:value="9.1380085994760135E-3" table:style-name="ce6">
            <text:p>0.01</text:p>
          </table:table-cell>
          <table:table-cell office:value-type="float" office:value="8.3887155375168519E-3" table:style-name="ce6">
            <text:p>0.01</text:p>
          </table:table-cell>
          <table:table-cell office:value-type="float" office:value="8.0339353396814694E-3" table:style-name="ce6">
            <text:p>0.01</text:p>
          </table:table-cell>
          <table:table-cell office:value-type="float" office:value="7.4140861181844833E-3" table:style-name="ce6">
            <text:p>0.01</text:p>
          </table:table-cell>
          <table:table-cell office:value-type="float" office:value="5.0818086327257348E-3" table:style-name="ce6">
            <text:p>0.01</text:p>
          </table:table-cell>
          <table:table-cell office:value-type="float" office:value="1.4939359636746249E-2" table:style-name="ce6">
            <text:p>0.01</text:p>
          </table:table-cell>
          <table:table-cell office:value-type="float" office:value="1.7674150747304392E-2" table:style-name="ce6">
            <text:p>0.02</text:p>
          </table:table-cell>
          <table:table-cell office:value-type="float" office:value="5.0326205684198154E-3" table:style-name="ce6">
            <text:p>0.01</text:p>
          </table:table-cell>
          <table:table-cell office:value-type="float" office:value="1.8288681833977138E-2" table:style-name="ce6">
            <text:p>0.02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6.1556019037374305E-4" table:style-name="ce6">
            <text:p>0.00</text:p>
          </table:table-cell>
          <table:table-cell office:value-type="float" office:value="1.3679326950828173E-3" table:style-name="ce6">
            <text:p>0.00</text:p>
          </table:table-cell>
          <table:table-cell office:value-type="float" office:value="2.7567612046481E-3" table:style-name="ce6">
            <text:p>0.00</text:p>
          </table:table-cell>
          <table:table-cell office:value-type="float" office:value="9.0751797060969629E-4" table:style-name="ce6">
            <text:p>0.00</text:p>
          </table:table-cell>
          <table:table-cell office:value-type="float" office:value="7.7618855997613819E-4" table:style-name="ce6">
            <text:p>0.00</text:p>
          </table:table-cell>
          <table:table-cell office:value-type="float" office:value="1.1887692620136184E-3" table:style-name="ce6">
            <text:p>0.00</text:p>
          </table:table-cell>
          <table:table-cell office:value-type="float" office:value="3.1665640951197612E-3" table:style-name="ce6">
            <text:p>0.00</text:p>
          </table:table-cell>
          <table:table-cell office:value-type="float" office:value="2.3211245271034251E-3" table:style-name="ce6">
            <text:p>0.00</text:p>
          </table:table-cell>
          <table:table-cell office:value-type="float" office:value="1.9277104761395039E-3" table:style-name="ce6">
            <text:p>0.00</text:p>
          </table:table-cell>
          <table:table-cell office:value-type="float" office:value="2.2278051050777649E-3" table:style-name="ce6">
            <text:p>0.00</text:p>
          </table:table-cell>
          <table:table-cell office:value-type="float" office:value="1.5153427911362937E-3" table:style-name="ce6">
            <text:p>0.00</text:p>
          </table:table-cell>
          <table:table-cell office:value-type="float" office:value="1.112638131518571E-3" table:style-name="ce6">
            <text:p>0.00</text:p>
          </table:table-cell>
          <table:table-cell office:value-type="float" office:value="1.059851168801168E-3" table:style-name="ce6">
            <text:p>0.00</text:p>
          </table:table-cell>
          <table:table-cell office:value-type="float" office:value="1.3815422836902795E-3" table:style-name="ce6">
            <text:p>0.00</text:p>
          </table:table-cell>
          <table:table-cell office:value-type="float" office:value="1.245202365663059E-3" table:style-name="ce6">
            <text:p>0.00</text:p>
          </table:table-cell>
          <table:table-cell office:value-type="float" office:value="2.483989943892E-3" table:style-name="ce6">
            <text:p>0.00</text:p>
          </table:table-cell>
          <table:table-cell office:value-type="float" office:value="3.1613909003856458E-3" table:style-name="ce6">
            <text:p>0.00</text:p>
          </table:table-cell>
          <table:table-cell office:value-type="float" office:value="1.503207969596889E-3" table:style-name="ce6">
            <text:p>0.00</text:p>
          </table:table-cell>
          <table:table-cell office:value-type="float" office:value="1.4253504139582422E-3" table:style-name="ce6">
            <text:p>0.00</text:p>
          </table:table-cell>
          <table:table-cell office:value-type="float" office:value="5.7961565638937743E-4" table:style-name="ce6">
            <text:p>0.00</text:p>
          </table:table-cell>
          <table:table-cell office:value-type="float" office:value="3.1168093009983466E-4" table:style-name="ce6">
            <text:p>0.00</text:p>
          </table:table-cell>
          <table:table-cell office:value-type="float" office:value="1.1623159029624185E-4" table:style-name="ce6">
            <text:p>0.00</text:p>
          </table:table-cell>
          <table:table-cell office:value-type="float" office:value="1.212060036619746E-4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5.787273829287942E-3" table:style-name="ce6">
            <text:p>0.01</text:p>
          </table:table-cell>
          <table:table-cell office:value-type="float" office:value="1.3104841415204597E-2" table:style-name="ce6">
            <text:p>0.01</text:p>
          </table:table-cell>
          <table:table-cell office:value-type="float" office:value="1.2403973274439551E-2" table:style-name="ce6">
            <text:p>0.01</text:p>
          </table:table-cell>
          <table:table-cell office:value-type="float" office:value="9.5629172972682699E-4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3.9337818954959972E-5" table:style-name="ce6">
            <text:p>0.00</text:p>
          </table:table-cell>
          <table:table-cell office:value-type="float" office:value="1.9312777158514696E-3" table:style-name="ce6">
            <text:p>0.00</text:p>
          </table:table-cell>
          <table:table-cell office:value-type="float" office:value="2.7161796878667904E-2" table:style-name="ce6">
            <text:p>0.03</text:p>
          </table:table-cell>
          <table:table-cell office:value-type="float" office:value="3.2807757304755845E-2" table:style-name="ce6">
            <text:p>0.03</text:p>
          </table:table-cell>
          <table:table-cell office:value-type="float" office:value="3.0038038539580623E-2" table:style-name="ce6">
            <text:p>0.03</text:p>
          </table:table-cell>
          <table:table-cell office:value-type="float" office:value="2.5987307835220283E-2" table:style-name="ce6">
            <text:p>0.03</text:p>
          </table:table-cell>
          <table:table-cell office:value-type="float" office:value="2.370580514452808E-2" table:style-name="ce6">
            <text:p>0.02</text:p>
          </table:table-cell>
          <table:table-cell office:value-type="float" office:value="1.022198864609882E-2" table:style-name="ce6">
            <text:p>0.01</text:p>
          </table:table-cell>
          <table:table-cell office:value-type="float" office:value="1.619202311434929E-2" table:style-name="ce6">
            <text:p>0.02</text:p>
          </table:table-cell>
          <table:table-cell office:value-type="float" office:value="1.2101674477519109E-2" table:style-name="ce6">
            <text:p>0.01</text:p>
          </table:table-cell>
          <table:table-cell office:value-type="float" office:value="1.1816654866811292E-2" table:style-name="ce6">
            <text:p>0.01</text:p>
          </table:table-cell>
          <table:table-cell office:value-type="float" office:value="5.7569373246704964E-3" table:style-name="ce6">
            <text:p>0.01</text:p>
          </table:table-cell>
          <table:table-cell office:value-type="float" office:value="2.3735867932303142E-2" table:style-name="ce6">
            <text:p>0.02</text:p>
          </table:table-cell>
          <table:table-cell office:value-type="float" office:value="5.2082170606520928E-2" table:style-name="ce6">
            <text:p>0.05</text:p>
          </table:table-cell>
          <table:table-cell office:value-type="float" office:value="5.5035964578366584E-2" table:style-name="ce6">
            <text:p>0.06</text:p>
          </table:table-cell>
          <table:table-cell office:value-type="float" office:value="2.1363365653089602E-2" table:style-name="ce6">
            <text:p>0.02</text:p>
          </table:table-cell>
          <table:table-cell office:value-type="float" office:value="2.0049249770928798E-2" table:style-name="ce6">
            <text:p>0.02</text:p>
          </table:table-cell>
          <table:table-cell office:value-type="float" office:value="2.4226631040975284E-2" table:style-name="ce6">
            <text:p>0.02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4.0646622453603605E-4" table:style-name="ce6">
            <text:p>0.00</text:p>
          </table:table-cell>
          <table:table-cell office:value-type="float" office:value="7.3966753725757185E-5" table:style-name="ce6">
            <text:p>0.00</text:p>
          </table:table-cell>
          <table:table-cell office:value-type="float" office:value="9.9756677843058461E-4" table:style-name="ce6">
            <text:p>0.00</text:p>
          </table:table-cell>
          <table:table-cell office:value-type="float" office:value="3.0065811456654948E-3" table:style-name="ce6">
            <text:p>0.00</text:p>
          </table:table-cell>
          <table:table-cell office:value-type="float" office:value="4.5564307427938718E-3" table:style-name="ce6">
            <text:p>0.00</text:p>
          </table:table-cell>
          <table:table-cell office:value-type="float" office:value="6.2193042630167023E-3" table:style-name="ce6">
            <text:p>0.01</text:p>
          </table:table-cell>
          <table:table-cell office:value-type="float" office:value="3.2923687366856976E-3" table:style-name="ce6">
            <text:p>0.00</text:p>
          </table:table-cell>
          <table:table-cell office:value-type="float" office:value="2.261891429794184E-3" table:style-name="ce6">
            <text:p>0.00</text:p>
          </table:table-cell>
          <table:table-cell office:value-type="float" office:value="2.2084255581708324E-3" table:style-name="ce6">
            <text:p>0.00</text:p>
          </table:table-cell>
          <table:table-cell office:value-type="float" office:value="3.4856276253209901E-3" table:style-name="ce6">
            <text:p>0.00</text:p>
          </table:table-cell>
          <table:table-cell office:value-type="float" office:value="2.4577192886831587E-3" table:style-name="ce6">
            <text:p>0.00</text:p>
          </table:table-cell>
          <table:table-cell office:value-type="float" office:value="1.9940464082414664E-3" table:style-name="ce6">
            <text:p>0.00</text:p>
          </table:table-cell>
          <table:table-cell office:value-type="float" office:value="2.795517911656842E-3" table:style-name="ce6">
            <text:p>0.00</text:p>
          </table:table-cell>
          <table:table-cell office:value-type="float" office:value="4.0889711032604152E-3" table:style-name="ce6">
            <text:p>0.00</text:p>
          </table:table-cell>
          <table:table-cell office:value-type="float" office:value="5.2990488089730342E-3" table:style-name="ce6">
            <text:p>0.01</text:p>
          </table:table-cell>
          <table:table-cell office:value-type="float" office:value="3.0227641514573357E-3" table:style-name="ce6">
            <text:p>0.00</text:p>
          </table:table-cell>
          <table:table-cell office:value-type="float" office:value="3.7853702556551435E-3" table:style-name="ce6">
            <text:p>0.00</text:p>
          </table:table-cell>
          <table:table-cell office:value-type="float" office:value="2.3396968816826779E-3" table:style-name="ce6">
            <text:p>0.00</text:p>
          </table:table-cell>
          <table:table-cell office:value-type="float" office:value="1.4146409891348881E-3" table:style-name="ce6">
            <text:p>0.00</text:p>
          </table:table-cell>
          <table:table-cell office:value-type="float" office:value="2.8565061260110806E-4" table:style-name="ce6">
            <text:p>0.00</text:p>
          </table:table-cell>
          <table:table-cell office:value-type="float" office:value="1.3182875053125546E-3" table:style-name="ce6">
            <text:p>0.00</text:p>
          </table:table-cell>
          <table:table-cell office:value-type="float" office:value="3.6649939594383951E-3" table:style-name="ce6">
            <text:p>0.00</text:p>
          </table:table-cell>
          <table:table-cell office:value-type="float" office:value="3.536874624729527E-3" table:style-name="ce6">
            <text:p>0.00</text:p>
          </table:table-cell>
          <table:table-cell office:value-type="float" office:value="2.7116964031886036E-3" table:style-name="ce6">
            <text:p>0.00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table:style-name="ce3"/>
          <table:table-cell table:number-columns-repeated="26" table:style-name="ce6"/>
          <table:table-cell table:number-columns-repeated="16357"/>
        </table:table-row>
        <table:table-row table:style-name="ro1">
          <table:table-cell office:value-type="string" table:style-name="ce3">
            <text:p>Exp</text:p>
          </table:table-cell>
          <table:table-cell office:value-type="float" office:value="0.12113468056838279" table:style-name="ce6">
            <text:p>0.12</text:p>
          </table:table-cell>
          <table:table-cell office:value-type="float" office:value="0.18469606881906517" table:style-name="ce6">
            <text:p>0.18</text:p>
          </table:table-cell>
          <table:table-cell office:value-type="float" office:value="0.23028439447083562" table:style-name="ce6">
            <text:p>0.23</text:p>
          </table:table-cell>
          <table:table-cell office:value-type="float" office:value="0.27591035970686073" table:style-name="ce6">
            <text:p>0.28</text:p>
          </table:table-cell>
          <table:table-cell office:value-type="float" office:value="0.26290790264706843" table:style-name="ce6">
            <text:p>0.26</text:p>
          </table:table-cell>
          <table:table-cell office:value-type="float" office:value="0.16269990098504622" table:style-name="ce6">
            <text:p>0.16</text:p>
          </table:table-cell>
          <table:table-cell office:value-type="float" office:value="9.4909169783402705E-2" table:style-name="ce6">
            <text:p>0.09</text:p>
            <draw:frame draw:z-index="1" draw:id="id2" draw:style-name="a2" draw:name="Chart 1" svg:x="0.45833in" svg:y="0.1510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float" office:value="0.17317909171911261" table:style-name="ce6">
            <text:p>0.17</text:p>
          </table:table-cell>
          <table:table-cell office:value-type="float" office:value="0.14486000312480754" table:style-name="ce6">
            <text:p>0.14</text:p>
          </table:table-cell>
          <table:table-cell office:value-type="float" office:value="0.27100725483253313" table:style-name="ce6">
            <text:p>0.27</text:p>
          </table:table-cell>
          <table:table-cell office:value-type="float" office:value="0.37866232828963015" table:style-name="ce6">
            <text:p>0.38</text:p>
          </table:table-cell>
          <table:table-cell office:value-type="float" office:value="0.37038927334252636" table:style-name="ce6">
            <text:p>0.37</text:p>
          </table:table-cell>
          <table:table-cell office:value-type="float" office:value="0.37188121153050147" table:style-name="ce6">
            <text:p>0.37</text:p>
          </table:table-cell>
          <table:table-cell office:value-type="float" office:value="0.27051616670152112" table:style-name="ce6">
            <text:p>0.27</text:p>
          </table:table-cell>
          <table:table-cell office:value-type="float" office:value="0.22921708361771437" table:style-name="ce6">
            <text:p>0.23</text:p>
          </table:table-cell>
          <table:table-cell office:value-type="float" office:value="0.21951862724961599" table:style-name="ce6">
            <text:p>0.22</text:p>
          </table:table-cell>
          <table:table-cell office:value-type="float" office:value="0.22886135109478606" table:style-name="ce6">
            <text:p>0.23</text:p>
          </table:table-cell>
          <table:table-cell office:value-type="float" office:value="0.20931029996395287" table:style-name="ce6">
            <text:p>0.21</text:p>
          </table:table-cell>
          <table:table-cell office:value-type="float" office:value="0.26595577761790995" table:style-name="ce6">
            <text:p>0.27</text:p>
          </table:table-cell>
          <table:table-cell office:value-type="float" office:value="0.31357801897215526" table:style-name="ce6">
            <text:p>0.31</text:p>
          </table:table-cell>
          <table:table-cell office:value-type="float" office:value="0.44174742452985694" table:style-name="ce6">
            <text:p>0.44</text:p>
          </table:table-cell>
          <table:table-cell office:value-type="float" office:value="0.42814875510389006" table:style-name="ce6">
            <text:p>0.43</text:p>
          </table:table-cell>
          <table:table-cell office:value-type="float" office:value="0.32886710543747483" table:style-name="ce6">
            <text:p>0.33</text:p>
          </table:table-cell>
          <table:table-cell office:value-type="float" office:value="0.30260493202175998" table:style-name="ce6">
            <text:p>0.30</text:p>
          </table:table-cell>
          <table:table-cell table:style-name="ce6"/>
          <table:table-cell office:value-type="float" office:value="1.5" table:style-name="ce6">
            <text:p>1.50</text:p>
          </table:table-cell>
          <table:table-cell table:number-columns-repeated="16357"/>
        </table:table-row>
        <table:table-row table:style-name="ro1">
          <table:table-cell table:style-name="ce3"/>
          <table:table-cell table:number-columns-repeated="26" table:style-name="ce6"/>
          <table:table-cell table:number-columns-repeated="16357"/>
        </table:table-row>
        <table:table-row table:style-name="ro1">
          <table:table-cell office:value-type="string" table:style-name="ce3">
            <text:p>Expx1.5</text:p>
          </table:table-cell>
          <table:table-cell office:value-type="float" office:value="0.1817020208525742" table:style-name="ce6">
            <text:p>0.18</text:p>
          </table:table-cell>
          <table:table-cell office:value-type="float" office:value="0.27704410322859774" table:style-name="ce6">
            <text:p>0.28</text:p>
          </table:table-cell>
          <table:table-cell office:value-type="float" office:value="0.34542659170625345" table:style-name="ce6">
            <text:p>0.35</text:p>
          </table:table-cell>
          <table:table-cell office:value-type="float" office:value="0.4138655395602911" table:style-name="ce6">
            <text:p>0.41</text:p>
          </table:table-cell>
          <table:table-cell office:value-type="float" office:value="0.39436185397060264" table:style-name="ce6">
            <text:p>0.39</text:p>
          </table:table-cell>
          <table:table-cell office:value-type="float" office:value="0.24404985147756933" table:style-name="ce6">
            <text:p>0.24</text:p>
          </table:table-cell>
          <table:table-cell office:value-type="float" office:value="0.14236375467510407" table:style-name="ce6">
            <text:p>0.14</text:p>
          </table:table-cell>
          <table:table-cell office:value-type="float" office:value="0.25976863757866892" table:style-name="ce6">
            <text:p>0.26</text:p>
          </table:table-cell>
          <table:table-cell office:value-type="float" office:value="0.21729000468721132" table:style-name="ce6">
            <text:p>0.22</text:p>
          </table:table-cell>
          <table:table-cell office:value-type="float" office:value="0.40651088224879972" table:style-name="ce6">
            <text:p>0.41</text:p>
          </table:table-cell>
          <table:table-cell office:value-type="float" office:value="0.56799349243444519" table:style-name="ce6">
            <text:p>0.57</text:p>
          </table:table-cell>
          <table:table-cell office:value-type="float" office:value="0.55558391001378959" table:style-name="ce6">
            <text:p>0.56</text:p>
          </table:table-cell>
          <table:table-cell office:value-type="float" office:value="0.5578218172957522" table:style-name="ce6">
            <text:p>0.56</text:p>
          </table:table-cell>
          <table:table-cell office:value-type="float" office:value="0.40577425005228168" table:style-name="ce6">
            <text:p>0.41</text:p>
          </table:table-cell>
          <table:table-cell office:value-type="float" office:value="0.34382562542657158" table:style-name="ce6">
            <text:p>0.34</text:p>
          </table:table-cell>
          <table:table-cell office:value-type="float" office:value="0.32927794087442397" table:style-name="ce6">
            <text:p>0.33</text:p>
          </table:table-cell>
          <table:table-cell office:value-type="float" office:value="0.34329202664217906" table:style-name="ce6">
            <text:p>0.34</text:p>
          </table:table-cell>
          <table:table-cell office:value-type="float" office:value="0.31396544994592929" table:style-name="ce6">
            <text:p>0.31</text:p>
          </table:table-cell>
          <table:table-cell office:value-type="float" office:value="0.3989336664268649" table:style-name="ce6">
            <text:p>0.40</text:p>
          </table:table-cell>
          <table:table-cell office:value-type="float" office:value="0.47036702845823286" table:style-name="ce6">
            <text:p>0.47</text:p>
          </table:table-cell>
          <table:table-cell office:value-type="float" office:value="0.6626211367947854" table:style-name="ce6">
            <text:p>0.66</text:p>
          </table:table-cell>
          <table:table-cell office:value-type="float" office:value="0.64222313265583508" table:style-name="ce6">
            <text:p>0.64</text:p>
          </table:table-cell>
          <table:table-cell office:value-type="float" office:value="0.49330065815621227" table:style-name="ce6">
            <text:p>0.49</text:p>
          </table:table-cell>
          <table:table-cell office:value-type="float" office:value="0.45390739803263996" table:style-name="ce6">
            <text:p>0.45</text:p>
          </table:table-cell>
          <table:table-cell table:number-columns-repeated="2" table:style-name="ce6"/>
          <table:table-cell table:number-columns-repeated="1635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1.310014387980314E-2" table:style-name="ce6">
            <text:p>0.01</text:p>
          </table:table-cell>
          <table:table-cell office:value-type="float" office:value="7.3900625489763283E-2" table:style-name="ce6">
            <text:p>0.07</text:p>
          </table:table-cell>
          <table:table-cell office:value-type="float" office:value="0.11418941188093219" table:style-name="ce6">
            <text:p>0.11</text:p>
          </table:table-cell>
          <table:table-cell office:value-type="float" office:value="0.13860753110791751" table:style-name="ce6">
            <text:p>0.14</text:p>
          </table:table-cell>
          <table:table-cell office:value-type="float" office:value="0.14805454375965776" table:style-name="ce6">
            <text:p>0.15</text:p>
          </table:table-cell>
          <table:table-cell office:value-type="float" office:value="0.15483403703342252" table:style-name="ce6">
            <text:p>0.15</text:p>
          </table:table-cell>
          <table:table-cell office:value-type="float" office:value="0.14253317591312187" table:style-name="ce6">
            <text:p>0.14</text:p>
          </table:table-cell>
          <table:table-cell office:value-type="float" office:value="0.1218516070279918" table:style-name="ce6">
            <text:p>0.12</text:p>
          </table:table-cell>
          <table:table-cell office:value-type="float" office:value="0.10486388117950542" table:style-name="ce6">
            <text:p>0.10</text:p>
          </table:table-cell>
          <table:table-cell office:value-type="float" office:value="6.112752092211015E-2" table:style-name="ce6">
            <text:p>0.06</text:p>
          </table:table-cell>
          <table:table-cell office:value-type="float" office:value="2.1868180128697633E-2" table:style-name="ce6">
            <text:p>0.02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2.782853283900277E-3" table:style-name="ce6">
            <text:p>0.00</text:p>
          </table:table-cell>
          <table:table-cell office:value-type="float" office:value="1.214891816133217E-2" table:style-name="ce6">
            <text:p>0.01</text:p>
          </table:table-cell>
          <table:table-cell office:value-type="float" office:value="1.5600813607511456E-2" table:style-name="ce6">
            <text:p>0.02</text:p>
          </table:table-cell>
          <table:table-cell office:value-type="float" office:value="2.1331079844633418E-2" table:style-name="ce6">
            <text:p>0.02</text:p>
          </table:table-cell>
          <table:table-cell office:value-type="float" office:value="2.2387187050558578E-2" table:style-name="ce6">
            <text:p>0.02</text:p>
          </table:table-cell>
          <table:table-cell office:value-type="float" office:value="2.1789768122882386E-2" table:style-name="ce6">
            <text:p>0.02</text:p>
          </table:table-cell>
          <table:table-cell office:value-type="float" office:value="2.2635542155834226E-2" table:style-name="ce6">
            <text:p>0.02</text:p>
          </table:table-cell>
          <table:table-cell office:value-type="float" office:value="2.0140015975597128E-2" table:style-name="ce6">
            <text:p>0.02</text:p>
          </table:table-cell>
          <table:table-cell office:value-type="float" office:value="1.4299453926197286E-2" table:style-name="ce6">
            <text:p>0.01</text:p>
          </table:table-cell>
          <table:table-cell office:value-type="float" office:value="9.5059256416757058E-3" table:style-name="ce6">
            <text:p>0.01</text:p>
          </table:table-cell>
          <table:table-cell office:value-type="float" office:value="2.39676414226079E-3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3.3693130288511928E-3" table:style-name="ce6">
            <text:p>0.00</text:p>
          </table:table-cell>
          <table:table-cell office:value-type="float" office:value="1.2901247644786444E-2" table:style-name="ce6">
            <text:p>0.01</text:p>
          </table:table-cell>
          <table:table-cell office:value-type="float" office:value="2.0495227822141963E-2" table:style-name="ce6">
            <text:p>0.02</text:p>
          </table:table-cell>
          <table:table-cell office:value-type="float" office:value="2.2101316081033138E-2" table:style-name="ce6">
            <text:p>0.02</text:p>
          </table:table-cell>
          <table:table-cell office:value-type="float" office:value="2.6181172100896814E-2" table:style-name="ce6">
            <text:p>0.03</text:p>
          </table:table-cell>
          <table:table-cell office:value-type="float" office:value="2.604433743053431E-2" table:style-name="ce6">
            <text:p>0.03</text:p>
          </table:table-cell>
          <table:table-cell office:value-type="float" office:value="2.2697174485537673E-2" table:style-name="ce6">
            <text:p>0.02</text:p>
          </table:table-cell>
          <table:table-cell office:value-type="float" office:value="2.1131479314273772E-2" table:style-name="ce6">
            <text:p>0.02</text:p>
          </table:table-cell>
          <table:table-cell office:value-type="float" office:value="1.4935432054623528E-2" table:style-name="ce6">
            <text:p>0.01</text:p>
          </table:table-cell>
          <table:table-cell office:value-type="float" office:value="1.0017068455073457E-2" table:style-name="ce6">
            <text:p>0.01</text:p>
          </table:table-cell>
          <table:table-cell office:value-type="float" office:value="2.4591817997750356E-3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705126978130376E-4" table:style-name="ce6">
            <text:p>0.00</text:p>
          </table:table-cell>
          <table:table-cell office:value-type="float" office:value="3.8664117762584717E-3" table:style-name="ce6">
            <text:p>0.00</text:p>
          </table:table-cell>
          <table:table-cell office:value-type="float" office:value="5.6547181051728292E-3" table:style-name="ce6">
            <text:p>0.01</text:p>
          </table:table-cell>
          <table:table-cell office:value-type="float" office:value="6.6096717025394755E-3" table:style-name="ce6">
            <text:p>0.01</text:p>
          </table:table-cell>
          <table:table-cell office:value-type="float" office:value="6.9795074326573087E-3" table:style-name="ce6">
            <text:p>0.01</text:p>
          </table:table-cell>
          <table:table-cell office:value-type="float" office:value="8.0022502587256926E-3" table:style-name="ce6">
            <text:p>0.01</text:p>
          </table:table-cell>
          <table:table-cell office:value-type="float" office:value="7.4214010564880141E-3" table:style-name="ce6">
            <text:p>0.01</text:p>
          </table:table-cell>
          <table:table-cell office:value-type="float" office:value="6.3100604266494754E-3" table:style-name="ce6">
            <text:p>0.01</text:p>
          </table:table-cell>
          <table:table-cell office:value-type="float" office:value="4.2592920458756241E-3" table:style-name="ce6">
            <text:p>0.00</text:p>
          </table:table-cell>
          <table:table-cell office:value-type="float" office:value="3.3831000562140378E-3" table:style-name="ce6">
            <text:p>0.00</text:p>
          </table:table-cell>
          <table:table-cell office:value-type="float" office:value="4.3809599483079299E-4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1.1908809279750259E-2" table:style-name="ce6">
            <text:p>0.01</text:p>
          </table:table-cell>
          <table:table-cell office:value-type="float" office:value="6.2098652972118799E-2" table:style-name="ce6">
            <text:p>0.06</text:p>
          </table:table-cell>
          <table:table-cell office:value-type="float" office:value="8.8478159369535125E-2" table:style-name="ce6">
            <text:p>0.09</text:p>
          </table:table-cell>
          <table:table-cell office:value-type="float" office:value="0.10892733752283849" table:style-name="ce6">
            <text:p>0.11</text:p>
          </table:table-cell>
          <table:table-cell office:value-type="float" office:value="0.13198305190303411" table:style-name="ce6">
            <text:p>0.13</text:p>
          </table:table-cell>
          <table:table-cell office:value-type="float" office:value="0.12778893777592218" table:style-name="ce6">
            <text:p>0.13</text:p>
          </table:table-cell>
          <table:table-cell office:value-type="float" office:value="0.12036594977495407" table:style-name="ce6">
            <text:p>0.12</text:p>
          </table:table-cell>
          <table:table-cell office:value-type="float" office:value="0.10297682116279801" table:style-name="ce6">
            <text:p>0.10</text:p>
          </table:table-cell>
          <table:table-cell office:value-type="float" office:value="8.5087658596500526E-2" table:style-name="ce6">
            <text:p>0.09</text:p>
          </table:table-cell>
          <table:table-cell office:value-type="float" office:value="5.6552313307641315E-2" table:style-name="ce6">
            <text:p>0.06</text:p>
          </table:table-cell>
          <table:table-cell office:value-type="float" office:value="1.4267672644429602E-2" table:style-name="ce6">
            <text:p>0.0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3.3549912004914542E-2" table:style-name="ce6">
            <text:p>0.03</text:p>
          </table:table-cell>
          <table:table-cell office:value-type="float" office:value="0.13125661404457253" table:style-name="ce6">
            <text:p>0.13</text:p>
          </table:table-cell>
          <table:table-cell office:value-type="float" office:value="0.1781744087747491" table:style-name="ce6">
            <text:p>0.18</text:p>
          </table:table-cell>
          <table:table-cell office:value-type="float" office:value="0.22244007702264046" table:style-name="ce6">
            <text:p>0.22</text:p>
          </table:table-cell>
          <table:table-cell office:value-type="float" office:value="0.2592488754668596" table:style-name="ce6">
            <text:p>0.26</text:p>
          </table:table-cell>
          <table:table-cell office:value-type="float" office:value="0.23767053429928892" table:style-name="ce6">
            <text:p>0.24</text:p>
          </table:table-cell>
          <table:table-cell office:value-type="float" office:value="0.24822850965491494" table:style-name="ce6">
            <text:p>0.25</text:p>
          </table:table-cell>
          <table:table-cell office:value-type="float" office:value="0.21613485638591703" table:style-name="ce6">
            <text:p>0.22</text:p>
          </table:table-cell>
          <table:table-cell office:value-type="float" office:value="0.18344833695205956" table:style-name="ce6">
            <text:p>0.18</text:p>
          </table:table-cell>
          <table:table-cell office:value-type="float" office:value="0.12018640238070026" table:style-name="ce6">
            <text:p>0.12</text:p>
          </table:table-cell>
          <table:table-cell office:value-type="float" office:value="3.1630967285679649E-2" table:style-name="ce6">
            <text:p>0.03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8410212031175524E-3" table:style-name="ce6">
            <text:p>0.01</text:p>
          </table:table-cell>
          <table:table-cell office:value-type="float" office:value="3.1157425250328309E-2" table:style-name="ce6">
            <text:p>0.03</text:p>
          </table:table-cell>
          <table:table-cell office:value-type="float" office:value="4.6179873792567654E-2" table:style-name="ce6">
            <text:p>0.05</text:p>
          </table:table-cell>
          <table:table-cell office:value-type="float" office:value="5.3812048187251993E-2" table:style-name="ce6">
            <text:p>0.05</text:p>
          </table:table-cell>
          <table:table-cell office:value-type="float" office:value="5.1312823029388298E-2" table:style-name="ce6">
            <text:p>0.05</text:p>
          </table:table-cell>
          <table:table-cell office:value-type="float" office:value="5.9796776882439368E-2" table:style-name="ce6">
            <text:p>0.06</text:p>
          </table:table-cell>
          <table:table-cell office:value-type="float" office:value="5.5561531268690782E-2" table:style-name="ce6">
            <text:p>0.06</text:p>
          </table:table-cell>
          <table:table-cell office:value-type="float" office:value="5.038459668503021E-2" table:style-name="ce6">
            <text:p>0.05</text:p>
          </table:table-cell>
          <table:table-cell office:value-type="float" office:value="4.0873560376960931E-2" table:style-name="ce6">
            <text:p>0.04</text:p>
          </table:table-cell>
          <table:table-cell office:value-type="float" office:value="2.4864276230983511E-2" table:style-name="ce6">
            <text:p>0.02</text:p>
          </table:table-cell>
          <table:table-cell office:value-type="float" office:value="8.0046420729887116E-3" table:style-name="ce6">
            <text:p>0.0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8.6471207294380693E-4" table:style-name="ce6">
            <text:p>0.00</text:p>
          </table:table-cell>
          <table:table-cell office:value-type="float" office:value="4.5284126143722197E-3" table:style-name="ce6">
            <text:p>0.00</text:p>
          </table:table-cell>
          <table:table-cell office:value-type="float" office:value="6.3032688538721309E-3" table:style-name="ce6">
            <text:p>0.01</text:p>
          </table:table-cell>
          <table:table-cell office:value-type="float" office:value="7.8754251451171615E-3" table:style-name="ce6">
            <text:p>0.01</text:p>
          </table:table-cell>
          <table:table-cell office:value-type="float" office:value="7.759431454754267E-3" table:style-name="ce6">
            <text:p>0.01</text:p>
          </table:table-cell>
          <table:table-cell office:value-type="float" office:value="7.6280124500770858E-3" table:style-name="ce6">
            <text:p>0.01</text:p>
          </table:table-cell>
          <table:table-cell office:value-type="float" office:value="8.4070004515673525E-3" table:style-name="ce6">
            <text:p>0.01</text:p>
          </table:table-cell>
          <table:table-cell office:value-type="float" office:value="7.4839337560106949E-3" table:style-name="ce6">
            <text:p>0.01</text:p>
          </table:table-cell>
          <table:table-cell office:value-type="float" office:value="5.8309319614491487E-3" table:style-name="ce6">
            <text:p>0.01</text:p>
          </table:table-cell>
          <table:table-cell office:value-type="float" office:value="3.7930567426972804E-3" table:style-name="ce6">
            <text:p>0.00</text:p>
          </table:table-cell>
          <table:table-cell office:value-type="float" office:value="1.0189376093759344E-3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1.1500425362379992E-2" table:style-name="ce6">
            <text:p>0.01</text:p>
          </table:table-cell>
          <table:table-cell office:value-type="float" office:value="4.1674363228186094E-2" table:style-name="ce6">
            <text:p>0.04</text:p>
          </table:table-cell>
          <table:table-cell office:value-type="float" office:value="6.1744145889349733E-2" table:style-name="ce6">
            <text:p>0.06</text:p>
          </table:table-cell>
          <table:table-cell office:value-type="float" office:value="7.5116874043224202E-2" table:style-name="ce6">
            <text:p>0.08</text:p>
          </table:table-cell>
          <table:table-cell office:value-type="float" office:value="8.8487283126230706E-2" table:style-name="ce6">
            <text:p>0.09</text:p>
          </table:table-cell>
          <table:table-cell office:value-type="float" office:value="8.8969802893418451E-2" table:style-name="ce6">
            <text:p>0.09</text:p>
          </table:table-cell>
          <table:table-cell office:value-type="float" office:value="8.1282187792798194E-2" table:style-name="ce6">
            <text:p>0.08</text:p>
          </table:table-cell>
          <table:table-cell office:value-type="float" office:value="7.0891758942504518E-2" table:style-name="ce6">
            <text:p>0.07</text:p>
          </table:table-cell>
          <table:table-cell office:value-type="float" office:value="5.7912192233208579E-2" table:style-name="ce6">
            <text:p>0.06</text:p>
          </table:table-cell>
          <table:table-cell office:value-type="float" office:value="4.0741096052023008E-2" table:style-name="ce6">
            <text:p>0.04</text:p>
          </table:table-cell>
          <table:table-cell office:value-type="float" office:value="8.5855480905927851E-3" table:style-name="ce6">
            <text:p>0.0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8.9925454487145356E-4" table:style-name="ce6">
            <text:p>0.00</text:p>
          </table:table-cell>
          <table:table-cell office:value-type="float" office:value="5.2585937848555623E-3" table:style-name="ce6">
            <text:p>0.01</text:p>
          </table:table-cell>
          <table:table-cell office:value-type="float" office:value="7.7696094173208032E-3" table:style-name="ce6">
            <text:p>0.01</text:p>
          </table:table-cell>
          <table:table-cell office:value-type="float" office:value="9.5584826399637817E-3" table:style-name="ce6">
            <text:p>0.01</text:p>
          </table:table-cell>
          <table:table-cell office:value-type="float" office:value="1.0695016400314894E-2" table:style-name="ce6">
            <text:p>0.01</text:p>
          </table:table-cell>
          <table:table-cell office:value-type="float" office:value="1.0935122805918232E-2" table:style-name="ce6">
            <text:p>0.01</text:p>
          </table:table-cell>
          <table:table-cell office:value-type="float" office:value="9.3303961822971491E-3" table:style-name="ce6">
            <text:p>0.01</text:p>
          </table:table-cell>
          <table:table-cell office:value-type="float" office:value="8.0124826064434437E-3" table:style-name="ce6">
            <text:p>0.01</text:p>
          </table:table-cell>
          <table:table-cell office:value-type="float" office:value="6.6582502941073714E-3" table:style-name="ce6">
            <text:p>0.01</text:p>
          </table:table-cell>
          <table:table-cell office:value-type="float" office:value="2.5761507882327327E-3" table:style-name="ce6">
            <text:p>0.00</text:p>
          </table:table-cell>
          <table:table-cell office:value-type="float" office:value="2.0410497529373189E-3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24" table:style-name="ce6"/>
          <table:table-cell table:number-columns-repeated="16359"/>
        </table:table-row>
        <table:table-row table:style-name="ro1">
          <table:table-cell office:value-type="string" table:style-name="ce3">
            <text:p>Exp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8.6586957358345262E-2" table:style-name="ce6">
            <text:p>0.09</text:p>
          </table:table-cell>
          <table:table-cell office:value-type="float" office:value="0.37879126496657384" table:style-name="ce6">
            <text:p>0.38</text:p>
          </table:table-cell>
          <table:table-cell office:value-type="float" office:value="0.54458963751315304" table:style-name="ce6">
            <text:p>0.54</text:p>
          </table:table-cell>
          <table:table-cell office:value-type="float" office:value="0.66637984329715949" table:style-name="ce6">
            <text:p>0.67</text:p>
          </table:table-cell>
          <table:table-cell office:value-type="float" office:value="0.75308889172435234" table:style-name="ce6">
            <text:p>0.75</text:p>
          </table:table-cell>
          <table:table-cell office:value-type="float" office:value="0.74345957995262912" table:style-name="ce6">
            <text:p>0.74</text:p>
          </table:table-cell>
          <table:table-cell office:value-type="float" office:value="0.71846286873620424" table:style-name="ce6">
            <text:p>0.72</text:p>
          </table:table-cell>
          <table:table-cell office:value-type="float" office:value="0.62531761228321614" table:style-name="ce6">
            <text:p>0.63</text:p>
          </table:table-cell>
          <table:table-cell office:value-type="float" office:value="0.51816898962048796" table:style-name="ce6">
            <text:p>0.52</text:p>
          </table:table-cell>
          <table:table-cell office:value-type="float" office:value="0.33274691057735151" table:style-name="ce6">
            <text:p>0.33</text:p>
          </table:table-cell>
          <table:table-cell office:value-type="float" office:value="9.2711039521568228E-2" table:style-name="ce6">
            <text:p>0.0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1048547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0.01" table:style-name="ce5">
            <text:p>0.010</text:p>
          </table:table-cell>
          <table:table-cell table:style-name="ce1"/>
          <table:table-cell office:value-type="float" office:value="0.20100000000000001" table:style-name="ce4">
            <text:p>0.201</text:p>
          </table:table-cell>
          <table:table-cell table:number-columns-repeated="16381"/>
        </table:table-row>
        <table:table-row table:style-name="ro1">
          <table:table-cell office:value-type="float" office:value="1.1223008505639013E-2" table:style-name="ce5">
            <text:p>0.011</text:p>
          </table:table-cell>
          <table:table-cell table:style-name="ce1"/>
          <table:table-cell office:value-type="float" office:value="0.03" table:style-name="ce4">
            <text:p>0.03</text:p>
          </table:table-cell>
          <table:table-cell table:number-columns-repeated="16381"/>
        </table:table-row>
        <table:table-row table:style-name="ro1">
          <table:table-cell office:value-type="float" office:value="1.4465737723136831E-2" table:style-name="ce5">
            <text:p>0.014</text:p>
          </table:table-cell>
          <table:table-cell table:style-name="ce1"/>
          <table:table-cell office:value-type="float" office:value="3.5000000000000003E-2" table:style-name="ce4">
            <text:p>0.035</text:p>
          </table:table-cell>
          <table:table-cell table:number-columns-repeated="16381"/>
        </table:table-row>
        <table:table-row table:style-name="ro1">
          <table:table-cell office:value-type="float" office:value="2.9693112877177925E-2" table:style-name="ce5">
            <text:p>0.030</text:p>
          </table:table-cell>
          <table:table-cell table:style-name="ce1"/>
          <table:table-cell office:value-type="float" office:value="0.01" table:style-name="ce4">
            <text:p>0.01</text:p>
          </table:table-cell>
          <table:table-cell table:number-columns-repeated="16381"/>
        </table:table-row>
        <table:table-row table:style-name="ro1">
          <table:table-cell office:value-type="float" office:value="3.4655779611519236E-2" table:style-name="ce5">
            <text:p>0.035</text:p>
          </table:table-cell>
          <table:table-cell table:style-name="ce1"/>
          <table:table-cell office:value-type="float" office:value="0.16900000000000001" table:style-name="ce4">
            <text:p>0.169</text:p>
          </table:table-cell>
          <table:table-cell table:number-columns-repeated="16381"/>
        </table:table-row>
        <table:table-row table:style-name="ro1">
          <table:table-cell office:value-type="float" office:value="7.742820179153842E-2" table:style-name="ce5">
            <text:p>0.077</text:p>
          </table:table-cell>
          <table:table-cell table:style-name="ce1"/>
          <table:table-cell office:value-type="float" office:value="0.34" table:style-name="ce4">
            <text:p>0.34</text:p>
          </table:table-cell>
          <table:table-cell table:number-columns-repeated="16381"/>
        </table:table-row>
        <table:table-row table:style-name="ro1">
          <table:table-cell office:value-type="float" office:value="0.11644061598408363" table:style-name="ce5">
            <text:p>0.116</text:p>
          </table:table-cell>
          <table:table-cell table:style-name="ce1"/>
          <table:table-cell office:value-type="float" office:value="7.6999999999999999E-2" table:style-name="ce4">
            <text:p>0.077</text:p>
          </table:table-cell>
          <table:table-cell table:number-columns-repeated="16381"/>
        </table:table-row>
        <table:table-row table:style-name="ro1">
          <table:table-cell office:value-type="float" office:value="0.16882732690038155" table:style-name="ce5">
            <text:p>0.169</text:p>
          </table:table-cell>
          <table:table-cell table:style-name="ce1"/>
          <table:table-cell office:value-type="float" office:value="1.0999999999999999E-2" table:style-name="ce4">
            <text:p>0.011</text:p>
          </table:table-cell>
          <table:table-cell table:number-columns-repeated="16381"/>
        </table:table-row>
        <table:table-row table:style-name="ro1">
          <table:table-cell office:value-type="float" office:value="0.20098203743938139" table:style-name="ce5">
            <text:p>0.201</text:p>
          </table:table-cell>
          <table:table-cell table:style-name="ce1"/>
          <table:table-cell office:value-type="float" office:value="0.11600000000000001" table:style-name="ce4">
            <text:p>0.116</text:p>
          </table:table-cell>
          <table:table-cell table:number-columns-repeated="16381"/>
        </table:table-row>
        <table:table-row table:style-name="ro1">
          <table:table-cell office:value-type="float" office:value="0.34" table:style-name="ce5">
            <text:p>0.340</text:p>
          </table:table-cell>
          <table:table-cell table:style-name="ce1"/>
          <table:table-cell office:value-type="float" office:value="1.4E-2" table:style-name="ce4">
            <text:p>0.014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wind_acc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" table:number-rows-spanned="4" table:style-name="ce12">
            <text:p>s1</text:p>
          </table:table-cell>
          <table:table-cell office:value-type="float" office:value="9.1673963163944154E-3" table:style-name="ce10">
            <text:p>0.009167</text:p>
          </table:table-cell>
          <table:table-cell office:value-type="float" office:value="5.570772308075151E-2" table:style-name="ce6">
            <text:p>0.06</text:p>
          </table:table-cell>
          <table:table-cell office:value-type="float" office:value="8.0149135563182164E-2" table:style-name="ce6">
            <text:p>0.08</text:p>
          </table:table-cell>
          <table:table-cell office:value-type="float" office:value="0.24023194114591551" table:style-name="ce6">
            <text:p>0.24</text:p>
          </table:table-cell>
          <table:table-cell office:value-type="float" office:value="0.30924381241150878" table:style-name="ce6">
            <text:p>0.31</text:p>
          </table:table-cell>
          <table:table-cell office:value-type="float" office:value="0.2944163386810722" table:style-name="ce6">
            <text:p>0.29</text:p>
          </table:table-cell>
          <table:table-cell office:value-type="float" office:value="6.1521909533130588E-2" table:style-name="ce6">
            <text:p>0.06</text:p>
          </table:table-cell>
          <table:table-cell office:value-type="float" office:value="0.13895196580151062" table:style-name="ce6">
            <text:p>0.14</text:p>
          </table:table-cell>
          <table:table-cell office:value-type="float" office:value="0.18081278728575437" table:style-name="ce6">
            <text:p>0.18</text:p>
          </table:table-cell>
          <table:table-cell office:value-type="float" office:value="0.62850299368225804" table:style-name="ce6">
            <text:p>0.63</text:p>
          </table:table-cell>
          <table:table-cell office:value-type="float" office:value="0.66786040778612066" table:style-name="ce6">
            <text:p>0.67</text:p>
          </table:table-cell>
          <table:table-cell office:value-type="float" office:value="0.45404804677242272" table:style-name="ce6">
            <text:p>0.45</text:p>
          </table:table-cell>
          <table:table-cell office:value-type="float" office:value="0.37834899151691342" table:style-name="ce6">
            <text:p>0.38</text:p>
          </table:table-cell>
          <table:table-cell office:value-type="float" office:value="5.8489957725204419E-2" table:style-name="ce6">
            <text:p>0.06</text:p>
          </table:table-cell>
          <table:table-cell office:value-type="float" office:value="6.0719879932294996E-2" table:style-name="ce6">
            <text:p>0.06</text:p>
          </table:table-cell>
          <table:table-cell office:value-type="float" office:value="4.7048552486277352E-2" table:style-name="ce6">
            <text:p>0.05</text:p>
          </table:table-cell>
          <table:table-cell office:value-type="float" office:value="4.3177061195744174E-2" table:style-name="ce6">
            <text:p>0.04</text:p>
          </table:table-cell>
          <table:table-cell office:value-type="float" office:value="0.15690925291475288" table:style-name="ce6">
            <text:p>0.16</text:p>
          </table:table-cell>
          <table:table-cell office:value-type="float" office:value="0.63554875953328649" table:style-name="ce6">
            <text:p>0.64</text:p>
          </table:table-cell>
          <table:table-cell office:value-type="float" office:value="0.34810855399118551" table:style-name="ce6">
            <text:p>0.35</text:p>
          </table:table-cell>
          <table:table-cell office:value-type="float" office:value="0.3598931963084851" table:style-name="ce6">
            <text:p>0.36</text:p>
          </table:table-cell>
          <table:table-cell office:value-type="float" office:value="0.11491192033704556" table:style-name="ce6">
            <text:p>0.11</text:p>
          </table:table-cell>
          <table:table-cell office:value-type="float" office:value="7.8145458859928019E-2" table:style-name="ce6">
            <text:p>0.08</text:p>
          </table:table-cell>
          <table:table-cell office:value-type="float" office:value="0.3232376779518677" table:style-name="ce6">
            <text:p>0.32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9.1673963163944154E-3" table:style-name="ce10">
            <text:p>0.009167</text:p>
          </table:table-cell>
          <table:table-cell office:value-type="float" office:value="5.570772308075151E-2" table:style-name="ce6">
            <text:p>0.06</text:p>
          </table:table-cell>
          <table:table-cell office:value-type="float" office:value="8.0149135563182164E-2" table:style-name="ce6">
            <text:p>0.08</text:p>
          </table:table-cell>
          <table:table-cell office:value-type="float" office:value="0.24023194114591551" table:style-name="ce6">
            <text:p>0.24</text:p>
          </table:table-cell>
          <table:table-cell office:value-type="float" office:value="0.30924381241150878" table:style-name="ce6">
            <text:p>0.31</text:p>
          </table:table-cell>
          <table:table-cell office:value-type="float" office:value="0.2944163386810722" table:style-name="ce6">
            <text:p>0.29</text:p>
          </table:table-cell>
          <table:table-cell office:value-type="float" office:value="6.1521909533130588E-2" table:style-name="ce6">
            <text:p>0.06</text:p>
          </table:table-cell>
          <table:table-cell office:value-type="float" office:value="0.13895196580151062" table:style-name="ce6">
            <text:p>0.14</text:p>
          </table:table-cell>
          <table:table-cell office:value-type="float" office:value="0.18081278728575437" table:style-name="ce6">
            <text:p>0.18</text:p>
          </table:table-cell>
          <table:table-cell office:value-type="float" office:value="0.62850299368225804" table:style-name="ce6">
            <text:p>0.63</text:p>
          </table:table-cell>
          <table:table-cell office:value-type="float" office:value="0.66786040778612066" table:style-name="ce6">
            <text:p>0.67</text:p>
          </table:table-cell>
          <table:table-cell office:value-type="float" office:value="0.45404804677242272" table:style-name="ce6">
            <text:p>0.45</text:p>
          </table:table-cell>
          <table:table-cell office:value-type="float" office:value="0.37834899151691342" table:style-name="ce6">
            <text:p>0.38</text:p>
          </table:table-cell>
          <table:table-cell office:value-type="float" office:value="5.8489957725204419E-2" table:style-name="ce6">
            <text:p>0.06</text:p>
          </table:table-cell>
          <table:table-cell office:value-type="float" office:value="6.0719879932294996E-2" table:style-name="ce6">
            <text:p>0.06</text:p>
          </table:table-cell>
          <table:table-cell office:value-type="float" office:value="4.7048552486277352E-2" table:style-name="ce6">
            <text:p>0.05</text:p>
          </table:table-cell>
          <table:table-cell office:value-type="float" office:value="4.3177061195744174E-2" table:style-name="ce6">
            <text:p>0.04</text:p>
          </table:table-cell>
          <table:table-cell office:value-type="float" office:value="0.15690925291475288" table:style-name="ce6">
            <text:p>0.16</text:p>
          </table:table-cell>
          <table:table-cell office:value-type="float" office:value="0.63554875953328649" table:style-name="ce6">
            <text:p>0.64</text:p>
          </table:table-cell>
          <table:table-cell office:value-type="float" office:value="0.34810855399118551" table:style-name="ce6">
            <text:p>0.35</text:p>
          </table:table-cell>
          <table:table-cell office:value-type="float" office:value="0.3598931963084851" table:style-name="ce6">
            <text:p>0.36</text:p>
          </table:table-cell>
          <table:table-cell office:value-type="float" office:value="0.11491192033704556" table:style-name="ce6">
            <text:p>0.11</text:p>
          </table:table-cell>
          <table:table-cell office:value-type="float" office:value="7.8145458859928019E-2" table:style-name="ce6">
            <text:p>0.08</text:p>
          </table:table-cell>
          <table:table-cell office:value-type="float" office:value="0.3232376779518677" table:style-name="ce6">
            <text:p>0.32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.6669585265577662E-2" table:formula="of:=SUM([.B1:.B4])" table:style-name="ce11">
            <text:p>0.0367</text:p>
          </table:table-cell>
          <table:table-cell office:value-type="float" office:value="0.22283089232300604" table:formula="of:=SUM([.C1:.C4])" table:style-name="ce11">
            <text:p>0.2228</text:p>
          </table:table-cell>
          <table:table-cell office:value-type="float" office:value="0.32059654225272866" table:formula="of:=SUM([.D1:.D4])" table:style-name="ce11">
            <text:p>0.3206</text:p>
          </table:table-cell>
          <table:table-cell office:value-type="float" office:value="0.96092776458366203" table:formula="of:=SUM([.E1:.E4])" table:style-name="ce11">
            <text:p>0.9609</text:p>
          </table:table-cell>
          <table:table-cell office:value-type="float" office:value="1.2369752496460351" table:formula="of:=SUM([.F1:.F4])" table:style-name="ce11">
            <text:p>1.2370</text:p>
          </table:table-cell>
          <table:table-cell office:value-type="float" office:value="1.1776653547242888" table:formula="of:=SUM([.G1:.G4])" table:style-name="ce11">
            <text:p>1.1777</text:p>
          </table:table-cell>
          <table:table-cell office:value-type="float" office:value="0.24608763813252235" table:formula="of:=SUM([.H1:.H4])" table:style-name="ce11">
            <text:p>0.2461</text:p>
          </table:table-cell>
          <table:table-cell office:value-type="float" office:value="0.55580786320604247" table:formula="of:=SUM([.I1:.I4])" table:style-name="ce11">
            <text:p>0.5558</text:p>
          </table:table-cell>
          <table:table-cell office:value-type="float" office:value="0.72325114914301747" table:formula="of:=SUM([.J1:.J4])" table:style-name="ce11">
            <text:p>0.7233</text:p>
          </table:table-cell>
          <table:table-cell office:value-type="float" office:value="2.5140119747290322" table:formula="of:=SUM([.K1:.K4])" table:style-name="ce11">
            <text:p>2.5140</text:p>
          </table:table-cell>
          <table:table-cell office:value-type="float" office:value="2.6714416311444826" table:formula="of:=SUM([.L1:.L4])" table:style-name="ce11">
            <text:p>2.6714</text:p>
          </table:table-cell>
          <table:table-cell office:value-type="float" office:value="1.8161921870896909" table:formula="of:=SUM([.M1:.M4])" table:style-name="ce11">
            <text:p>1.8162</text:p>
          </table:table-cell>
          <table:table-cell office:value-type="float" office:value="1.5133959660676537" table:formula="of:=SUM([.N1:.N4])" table:style-name="ce11">
            <text:p>1.5134</text:p>
          </table:table-cell>
          <table:table-cell office:value-type="float" office:value="0.23395983090081768" table:formula="of:=SUM([.O1:.O4])" table:style-name="ce11">
            <text:p>0.2340</text:p>
          </table:table-cell>
          <table:table-cell office:value-type="float" office:value="0.24287951972917998" table:formula="of:=SUM([.P1:.P4])" table:style-name="ce11">
            <text:p>0.2429</text:p>
          </table:table-cell>
          <table:table-cell office:value-type="float" office:value="0.18819420994510941" table:formula="of:=SUM([.Q1:.Q4])" table:style-name="ce11">
            <text:p>0.1882</text:p>
          </table:table-cell>
          <table:table-cell office:value-type="float" office:value="0.17270824478297669" table:formula="of:=SUM([.R1:.R4])" table:style-name="ce11">
            <text:p>0.1727</text:p>
          </table:table-cell>
          <table:table-cell office:value-type="float" office:value="0.62763701165901153" table:formula="of:=SUM([.S1:.S4])" table:style-name="ce11">
            <text:p>0.6276</text:p>
          </table:table-cell>
          <table:table-cell office:value-type="float" office:value="2.542195038133146" table:formula="of:=SUM([.T1:.T4])" table:style-name="ce11">
            <text:p>2.5422</text:p>
          </table:table-cell>
          <table:table-cell office:value-type="float" office:value="1.392434215964742" table:formula="of:=SUM([.U1:.U4])" table:style-name="ce11">
            <text:p>1.3924</text:p>
          </table:table-cell>
          <table:table-cell office:value-type="float" office:value="1.4395727852339404" table:formula="of:=SUM([.V1:.V4])" table:style-name="ce11">
            <text:p>1.4396</text:p>
          </table:table-cell>
          <table:table-cell office:value-type="float" office:value="0.45964768134818224" table:formula="of:=SUM([.W1:.W4])" table:style-name="ce11">
            <text:p>0.4596</text:p>
          </table:table-cell>
          <table:table-cell office:value-type="float" office:value="0.31258183543971207" table:formula="of:=SUM([.X1:.X4])" table:style-name="ce11">
            <text:p>0.3126</text:p>
          </table:table-cell>
          <table:table-cell office:value-type="float" office:value="1.2929507118074708" table:formula="of:=SUM([.Y1:.Y4])" table:style-name="ce11">
            <text:p>1.293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2</text:p>
          </table:table-cell>
          <table:table-cell office:value-type="float" office:value="0.30052006100927198" table:style-name="ce10">
            <text:p>0.300520</text:p>
          </table:table-cell>
          <table:table-cell office:value-type="float" office:value="0.52009265556940676" table:style-name="ce6">
            <text:p>0.52</text:p>
          </table:table-cell>
          <table:table-cell office:value-type="float" office:value="0.3465721000063674" table:style-name="ce6">
            <text:p>0.35</text:p>
          </table:table-cell>
          <table:table-cell office:value-type="float" office:value="0.11542889775532279" table:style-name="ce6">
            <text:p>0.12</text:p>
          </table:table-cell>
          <table:table-cell office:value-type="float" office:value="0.33164826566655775" table:style-name="ce6">
            <text:p>0.33</text:p>
          </table:table-cell>
          <table:table-cell office:value-type="float" office:value="0.35510771455295043" table:style-name="ce6">
            <text:p>0.36</text:p>
          </table:table-cell>
          <table:table-cell office:value-type="float" office:value="0.29730843562734055" table:style-name="ce6">
            <text:p>0.30</text:p>
          </table:table-cell>
          <table:table-cell office:value-type="float" office:value="0.12206939356861986" table:style-name="ce6">
            <text:p>0.12</text:p>
          </table:table-cell>
          <table:table-cell office:value-type="float" office:value="0.11425700211645563" table:style-name="ce6">
            <text:p>0.11</text:p>
          </table:table-cell>
          <table:table-cell office:value-type="float" office:value="5.5251962337885319E-2" table:style-name="ce6">
            <text:p>0.06</text:p>
          </table:table-cell>
          <table:table-cell office:value-type="float" office:value="5.0243423792795838E-2" table:style-name="ce6">
            <text:p>0.05</text:p>
          </table:table-cell>
          <table:table-cell office:value-type="float" office:value="0.21293361953712023" table:style-name="ce6">
            <text:p>0.21</text:p>
          </table:table-cell>
          <table:table-cell office:value-type="float" office:value="0.12881408179848325" table:style-name="ce6">
            <text:p>0.13</text:p>
          </table:table-cell>
          <table:table-cell office:value-type="float" office:value="0.41737597410789984" table:style-name="ce6">
            <text:p>0.42</text:p>
          </table:table-cell>
          <table:table-cell office:value-type="float" office:value="0.27508136547553974" table:style-name="ce6">
            <text:p>0.28</text:p>
          </table:table-cell>
          <table:table-cell office:value-type="float" office:value="0.29937647411454055" table:style-name="ce6">
            <text:p>0.30</text:p>
          </table:table-cell>
          <table:table-cell office:value-type="float" office:value="0.2862838756192474" table:style-name="ce6">
            <text:p>0.29</text:p>
          </table:table-cell>
          <table:table-cell office:value-type="float" office:value="0.23907581293610203" table:style-name="ce6">
            <text:p>0.24</text:p>
          </table:table-cell>
          <table:table-cell office:value-type="float" office:value="8.8360690149380083E-2" table:style-name="ce6">
            <text:p>0.09</text:p>
          </table:table-cell>
          <table:table-cell office:value-type="float" office:value="0.13037141740765154" table:style-name="ce6">
            <text:p>0.13</text:p>
          </table:table-cell>
          <table:table-cell office:value-type="float" office:value="0.16884482724340844" table:style-name="ce6">
            <text:p>0.17</text:p>
          </table:table-cell>
          <table:table-cell office:value-type="float" office:value="0.2158450960758288" table:style-name="ce6">
            <text:p>0.22</text:p>
          </table:table-cell>
          <table:table-cell office:value-type="float" office:value="0.25385679945351031" table:style-name="ce6">
            <text:p>0.25</text:p>
          </table:table-cell>
          <table:table-cell office:value-type="float" office:value="0.28698505829414689" table:style-name="ce6">
            <text:p>0.29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.30052006100927198" table:style-name="ce10">
            <text:p>0.300520</text:p>
          </table:table-cell>
          <table:table-cell office:value-type="float" office:value="0.52009265556940676" table:style-name="ce6">
            <text:p>0.52</text:p>
          </table:table-cell>
          <table:table-cell office:value-type="float" office:value="0.3465721000063674" table:style-name="ce6">
            <text:p>0.35</text:p>
          </table:table-cell>
          <table:table-cell office:value-type="float" office:value="0.11542889775532279" table:style-name="ce6">
            <text:p>0.12</text:p>
          </table:table-cell>
          <table:table-cell office:value-type="float" office:value="0.33164826566655775" table:style-name="ce6">
            <text:p>0.33</text:p>
          </table:table-cell>
          <table:table-cell office:value-type="float" office:value="0.35510771455295043" table:style-name="ce6">
            <text:p>0.36</text:p>
          </table:table-cell>
          <table:table-cell office:value-type="float" office:value="0.29730843562734055" table:style-name="ce6">
            <text:p>0.30</text:p>
          </table:table-cell>
          <table:table-cell office:value-type="float" office:value="0.12206939356861986" table:style-name="ce6">
            <text:p>0.12</text:p>
          </table:table-cell>
          <table:table-cell office:value-type="float" office:value="0.11425700211645563" table:style-name="ce6">
            <text:p>0.11</text:p>
          </table:table-cell>
          <table:table-cell office:value-type="float" office:value="5.5251962337885319E-2" table:style-name="ce6">
            <text:p>0.06</text:p>
          </table:table-cell>
          <table:table-cell office:value-type="float" office:value="5.0243423792795838E-2" table:style-name="ce6">
            <text:p>0.05</text:p>
          </table:table-cell>
          <table:table-cell office:value-type="float" office:value="0.21293361953712023" table:style-name="ce6">
            <text:p>0.21</text:p>
          </table:table-cell>
          <table:table-cell office:value-type="float" office:value="0.12881408179848325" table:style-name="ce6">
            <text:p>0.13</text:p>
          </table:table-cell>
          <table:table-cell office:value-type="float" office:value="0.41737597410789984" table:style-name="ce6">
            <text:p>0.42</text:p>
          </table:table-cell>
          <table:table-cell office:value-type="float" office:value="0.27508136547553974" table:style-name="ce6">
            <text:p>0.28</text:p>
          </table:table-cell>
          <table:table-cell office:value-type="float" office:value="0.29937647411454055" table:style-name="ce6">
            <text:p>0.30</text:p>
          </table:table-cell>
          <table:table-cell office:value-type="float" office:value="0.2862838756192474" table:style-name="ce6">
            <text:p>0.29</text:p>
          </table:table-cell>
          <table:table-cell office:value-type="float" office:value="0.23907581293610203" table:style-name="ce6">
            <text:p>0.24</text:p>
          </table:table-cell>
          <table:table-cell office:value-type="float" office:value="8.8360690149380083E-2" table:style-name="ce6">
            <text:p>0.09</text:p>
          </table:table-cell>
          <table:table-cell office:value-type="float" office:value="0.13037141740765154" table:style-name="ce6">
            <text:p>0.13</text:p>
          </table:table-cell>
          <table:table-cell office:value-type="float" office:value="0.16884482724340844" table:style-name="ce6">
            <text:p>0.17</text:p>
          </table:table-cell>
          <table:table-cell office:value-type="float" office:value="0.2158450960758288" table:style-name="ce6">
            <text:p>0.22</text:p>
          </table:table-cell>
          <table:table-cell office:value-type="float" office:value="0.25385679945351031" table:style-name="ce6">
            <text:p>0.25</text:p>
          </table:table-cell>
          <table:table-cell office:value-type="float" office:value="0.28698505829414689" table:style-name="ce6">
            <text:p>0.29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.2020802440370879" table:formula="of:=SUM([.B7:.B10])" table:style-name="ce11">
            <text:p>1.2021</text:p>
          </table:table-cell>
          <table:table-cell office:value-type="float" office:value="2.080370622277627" table:formula="of:=SUM([.C7:.C10])" table:style-name="ce11">
            <text:p>2.0804</text:p>
          </table:table-cell>
          <table:table-cell office:value-type="float" office:value="1.3862884000254696" table:formula="of:=SUM([.D7:.D10])" table:style-name="ce11">
            <text:p>1.3863</text:p>
          </table:table-cell>
          <table:table-cell office:value-type="float" office:value="0.46171559102129117" table:formula="of:=SUM([.E7:.E10])" table:style-name="ce11">
            <text:p>0.4617</text:p>
          </table:table-cell>
          <table:table-cell office:value-type="float" office:value="1.326593062666231" table:formula="of:=SUM([.F7:.F10])" table:style-name="ce11">
            <text:p>1.3266</text:p>
          </table:table-cell>
          <table:table-cell office:value-type="float" office:value="1.4204308582118017" table:formula="of:=SUM([.G7:.G10])" table:style-name="ce11">
            <text:p>1.4204</text:p>
          </table:table-cell>
          <table:table-cell office:value-type="float" office:value="1.1892337425093622" table:formula="of:=SUM([.H7:.H10])" table:style-name="ce11">
            <text:p>1.1892</text:p>
          </table:table-cell>
          <table:table-cell office:value-type="float" office:value="0.48827757427447943" table:formula="of:=SUM([.I7:.I10])" table:style-name="ce11">
            <text:p>0.4883</text:p>
          </table:table-cell>
          <table:table-cell office:value-type="float" office:value="0.45702800846582253" table:formula="of:=SUM([.J7:.J10])" table:style-name="ce11">
            <text:p>0.4570</text:p>
          </table:table-cell>
          <table:table-cell office:value-type="float" office:value="0.22100784935154127" table:formula="of:=SUM([.K7:.K10])" table:style-name="ce11">
            <text:p>0.2210</text:p>
          </table:table-cell>
          <table:table-cell office:value-type="float" office:value="0.20097369517118335" table:formula="of:=SUM([.L7:.L10])" table:style-name="ce11">
            <text:p>0.2010</text:p>
          </table:table-cell>
          <table:table-cell office:value-type="float" office:value="0.85173447814848091" table:formula="of:=SUM([.M7:.M10])" table:style-name="ce11">
            <text:p>0.8517</text:p>
          </table:table-cell>
          <table:table-cell office:value-type="float" office:value="0.51525632719393299" table:formula="of:=SUM([.N7:.N10])" table:style-name="ce11">
            <text:p>0.5153</text:p>
          </table:table-cell>
          <table:table-cell office:value-type="float" office:value="1.6695038964315994" table:formula="of:=SUM([.O7:.O10])" table:style-name="ce11">
            <text:p>1.6695</text:p>
          </table:table-cell>
          <table:table-cell office:value-type="float" office:value="1.100325461902159" table:formula="of:=SUM([.P7:.P10])" table:style-name="ce11">
            <text:p>1.1003</text:p>
          </table:table-cell>
          <table:table-cell office:value-type="float" office:value="1.1975058964581622" table:formula="of:=SUM([.Q7:.Q10])" table:style-name="ce11">
            <text:p>1.1975</text:p>
          </table:table-cell>
          <table:table-cell office:value-type="float" office:value="1.1451355024769896" table:formula="of:=SUM([.R7:.R10])" table:style-name="ce11">
            <text:p>1.1451</text:p>
          </table:table-cell>
          <table:table-cell office:value-type="float" office:value="0.95630325174440811" table:formula="of:=SUM([.S7:.S10])" table:style-name="ce11">
            <text:p>0.9563</text:p>
          </table:table-cell>
          <table:table-cell office:value-type="float" office:value="0.35344276059752033" table:formula="of:=SUM([.T7:.T10])" table:style-name="ce11">
            <text:p>0.3534</text:p>
          </table:table-cell>
          <table:table-cell office:value-type="float" office:value="0.52148566963060616" table:formula="of:=SUM([.U7:.U10])" table:style-name="ce11">
            <text:p>0.5215</text:p>
          </table:table-cell>
          <table:table-cell office:value-type="float" office:value="0.67537930897363374" table:formula="of:=SUM([.V7:.V10])" table:style-name="ce11">
            <text:p>0.6754</text:p>
          </table:table-cell>
          <table:table-cell office:value-type="float" office:value="0.86338038430331521" table:formula="of:=SUM([.W7:.W10])" table:style-name="ce11">
            <text:p>0.8634</text:p>
          </table:table-cell>
          <table:table-cell office:value-type="float" office:value="1.0154271978140412" table:formula="of:=SUM([.X7:.X10])" table:style-name="ce11">
            <text:p>1.0154</text:p>
          </table:table-cell>
          <table:table-cell office:value-type="float" office:value="1.1479402331765876" table:formula="of:=SUM([.Y7:.Y10])" table:style-name="ce11">
            <text:p>1.1479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3</text:p>
          </table:table-cell>
          <table:table-cell office:value-type="float" office:value="3.7001774621992869E-3" table:style-name="ce10">
            <text:p>0.003700</text:p>
          </table:table-cell>
          <table:table-cell office:value-type="float" office:value="2.7776854342272467E-2" table:style-name="ce6">
            <text:p>0.03</text:p>
          </table:table-cell>
          <table:table-cell office:value-type="float" office:value="0.1818635143961283" table:style-name="ce6">
            <text:p>0.18</text:p>
          </table:table-cell>
          <table:table-cell office:value-type="float" office:value="9.9319467364431327E-2" table:style-name="ce6">
            <text:p>0.10</text:p>
          </table:table-cell>
          <table:table-cell office:value-type="float" office:value="5.2875879605901066E-2" table:style-name="ce6">
            <text:p>0.05</text:p>
          </table:table-cell>
          <table:table-cell office:value-type="float" office:value="5.9461436770960947E-2" table:style-name="ce6">
            <text:p>0.06</text:p>
          </table:table-cell>
          <table:table-cell office:value-type="float" office:value="0.11839277418638997" table:style-name="ce6">
            <text:p>0.12</text:p>
          </table:table-cell>
          <table:table-cell office:value-type="float" office:value="0.37155764154040749" table:style-name="ce6">
            <text:p>0.37</text:p>
          </table:table-cell>
          <table:table-cell office:value-type="float" office:value="0.21240423643649231" table:style-name="ce6">
            <text:p>0.21</text:p>
          </table:table-cell>
          <table:table-cell office:value-type="float" office:value="5.6672407571753541E-2" table:style-name="ce6">
            <text:p>0.06</text:p>
          </table:table-cell>
          <table:table-cell office:value-type="float" office:value="2.8589113664159976E-2" table:style-name="ce6">
            <text:p>0.03</text:p>
          </table:table-cell>
          <table:table-cell office:value-type="float" office:value="5.9199552147937867E-4" table:style-name="ce6">
            <text:p>0.00</text:p>
          </table:table-cell>
          <table:table-cell office:value-type="float" office:value="3.8145930280310787E-5" table:style-name="ce6">
            <text:p>0.00</text:p>
          </table:table-cell>
          <table:table-cell office:value-type="float" office:value="7.6330655645723087E-3" table:style-name="ce6">
            <text:p>0.01</text:p>
          </table:table-cell>
          <table:table-cell office:value-type="float" office:value="5.4592170601164766E-2" table:style-name="ce6">
            <text:p>0.05</text:p>
          </table:table-cell>
          <table:table-cell office:value-type="float" office:value="9.4726860182976214E-2" table:style-name="ce6">
            <text:p>0.09</text:p>
          </table:table-cell>
          <table:table-cell office:value-type="float" office:value="0.11865593402927462" table:style-name="ce6">
            <text:p>0.12</text:p>
          </table:table-cell>
          <table:table-cell office:value-type="float" office:value="9.3652796879374806E-2" table:style-name="ce6">
            <text:p>0.09</text:p>
          </table:table-cell>
          <table:table-cell office:value-type="float" office:value="0.1716622017993189" table:style-name="ce6">
            <text:p>0.17</text:p>
          </table:table-cell>
          <table:table-cell office:value-type="float" office:value="0.19156522329772252" table:style-name="ce6">
            <text:p>0.19</text:p>
          </table:table-cell>
          <table:table-cell office:value-type="float" office:value="9.0085633321506181E-2" table:style-name="ce6">
            <text:p>0.09</text:p>
          </table:table-cell>
          <table:table-cell office:value-type="float" office:value="7.7662909746120154E-2" table:style-name="ce6">
            <text:p>0.08</text:p>
          </table:table-cell>
          <table:table-cell office:value-type="float" office:value="0.25551104680148917" table:style-name="ce6">
            <text:p>0.26</text:p>
          </table:table-cell>
          <table:table-cell office:value-type="float" office:value="0.13701298461438477" table:style-name="ce6">
            <text:p>0.14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3.7001774621992869E-3" table:style-name="ce10">
            <text:p>0.003700</text:p>
          </table:table-cell>
          <table:table-cell office:value-type="float" office:value="2.7776854342272467E-2" table:style-name="ce6">
            <text:p>0.03</text:p>
          </table:table-cell>
          <table:table-cell office:value-type="float" office:value="0.1818635143961283" table:style-name="ce6">
            <text:p>0.18</text:p>
          </table:table-cell>
          <table:table-cell office:value-type="float" office:value="9.9319467364431327E-2" table:style-name="ce6">
            <text:p>0.10</text:p>
          </table:table-cell>
          <table:table-cell office:value-type="float" office:value="5.2875879605901066E-2" table:style-name="ce6">
            <text:p>0.05</text:p>
          </table:table-cell>
          <table:table-cell office:value-type="float" office:value="5.9461436770960947E-2" table:style-name="ce6">
            <text:p>0.06</text:p>
          </table:table-cell>
          <table:table-cell office:value-type="float" office:value="0.11839277418638997" table:style-name="ce6">
            <text:p>0.12</text:p>
          </table:table-cell>
          <table:table-cell office:value-type="float" office:value="0.37155764154040749" table:style-name="ce6">
            <text:p>0.37</text:p>
          </table:table-cell>
          <table:table-cell office:value-type="float" office:value="0.21240423643649231" table:style-name="ce6">
            <text:p>0.21</text:p>
          </table:table-cell>
          <table:table-cell office:value-type="float" office:value="5.6672407571753541E-2" table:style-name="ce6">
            <text:p>0.06</text:p>
          </table:table-cell>
          <table:table-cell office:value-type="float" office:value="2.8589113664159976E-2" table:style-name="ce6">
            <text:p>0.03</text:p>
          </table:table-cell>
          <table:table-cell office:value-type="float" office:value="5.9199552147937867E-4" table:style-name="ce6">
            <text:p>0.00</text:p>
          </table:table-cell>
          <table:table-cell office:value-type="float" office:value="3.8145930280310787E-5" table:style-name="ce6">
            <text:p>0.00</text:p>
          </table:table-cell>
          <table:table-cell office:value-type="float" office:value="7.6330655645723087E-3" table:style-name="ce6">
            <text:p>0.01</text:p>
          </table:table-cell>
          <table:table-cell office:value-type="float" office:value="5.4592170601164766E-2" table:style-name="ce6">
            <text:p>0.05</text:p>
          </table:table-cell>
          <table:table-cell office:value-type="float" office:value="9.4726860182976214E-2" table:style-name="ce6">
            <text:p>0.09</text:p>
          </table:table-cell>
          <table:table-cell office:value-type="float" office:value="0.11865593402927462" table:style-name="ce6">
            <text:p>0.12</text:p>
          </table:table-cell>
          <table:table-cell office:value-type="float" office:value="9.3652796879374806E-2" table:style-name="ce6">
            <text:p>0.09</text:p>
          </table:table-cell>
          <table:table-cell office:value-type="float" office:value="0.1716622017993189" table:style-name="ce6">
            <text:p>0.17</text:p>
          </table:table-cell>
          <table:table-cell office:value-type="float" office:value="0.19156522329772252" table:style-name="ce6">
            <text:p>0.19</text:p>
          </table:table-cell>
          <table:table-cell office:value-type="float" office:value="9.0085633321506181E-2" table:style-name="ce6">
            <text:p>0.09</text:p>
          </table:table-cell>
          <table:table-cell office:value-type="float" office:value="7.7662909746120154E-2" table:style-name="ce6">
            <text:p>0.08</text:p>
          </table:table-cell>
          <table:table-cell office:value-type="float" office:value="0.25551104680148917" table:style-name="ce6">
            <text:p>0.26</text:p>
          </table:table-cell>
          <table:table-cell office:value-type="float" office:value="0.13701298461438477" table:style-name="ce6">
            <text:p>0.14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.4800709848797148E-2" table:formula="of:=SUM([.B13:.B16])" table:style-name="ce11">
            <text:p>0.0148</text:p>
          </table:table-cell>
          <table:table-cell office:value-type="float" office:value="0.11110741736908987" table:formula="of:=SUM([.C13:.C16])" table:style-name="ce11">
            <text:p>0.1111</text:p>
          </table:table-cell>
          <table:table-cell office:value-type="float" office:value="0.7274540575845132" table:formula="of:=SUM([.D13:.D16])" table:style-name="ce11">
            <text:p>0.7275</text:p>
          </table:table-cell>
          <table:table-cell office:value-type="float" office:value="0.39727786945772531" table:formula="of:=SUM([.E13:.E16])" table:style-name="ce11">
            <text:p>0.3973</text:p>
          </table:table-cell>
          <table:table-cell office:value-type="float" office:value="0.21150351842360426" table:formula="of:=SUM([.F13:.F16])" table:style-name="ce11">
            <text:p>0.2115</text:p>
          </table:table-cell>
          <table:table-cell office:value-type="float" office:value="0.23784574708384379" table:formula="of:=SUM([.G13:.G16])" table:style-name="ce11">
            <text:p>0.2378</text:p>
          </table:table-cell>
          <table:table-cell office:value-type="float" office:value="0.47357109674555986" table:formula="of:=SUM([.H13:.H16])" table:style-name="ce11">
            <text:p>0.4736</text:p>
          </table:table-cell>
          <table:table-cell office:value-type="float" office:value="1.48623056616163" table:formula="of:=SUM([.I13:.I16])" table:style-name="ce11">
            <text:p>1.4862</text:p>
          </table:table-cell>
          <table:table-cell office:value-type="float" office:value="0.84961694574596924" table:formula="of:=SUM([.J13:.J16])" table:style-name="ce11">
            <text:p>0.8496</text:p>
          </table:table-cell>
          <table:table-cell office:value-type="float" office:value="0.22668963028701417" table:formula="of:=SUM([.K13:.K16])" table:style-name="ce11">
            <text:p>0.2267</text:p>
          </table:table-cell>
          <table:table-cell office:value-type="float" office:value="0.11435645465663991" table:formula="of:=SUM([.L13:.L16])" table:style-name="ce11">
            <text:p>0.1144</text:p>
          </table:table-cell>
          <table:table-cell office:value-type="float" office:value="2.3679820859175147E-3" table:formula="of:=SUM([.M13:.M16])" table:style-name="ce11">
            <text:p>0.0024</text:p>
          </table:table-cell>
          <table:table-cell office:value-type="float" office:value="1.5258372112124315E-4" table:formula="of:=SUM([.N13:.N16])" table:style-name="ce11">
            <text:p>0.0002</text:p>
          </table:table-cell>
          <table:table-cell office:value-type="float" office:value="3.0532262258289235E-2" table:formula="of:=SUM([.O13:.O16])" table:style-name="ce11">
            <text:p>0.0305</text:p>
          </table:table-cell>
          <table:table-cell office:value-type="float" office:value="0.21836868240465906" table:formula="of:=SUM([.P13:.P16])" table:style-name="ce11">
            <text:p>0.2184</text:p>
          </table:table-cell>
          <table:table-cell office:value-type="float" office:value="0.37890744073190485" table:formula="of:=SUM([.Q13:.Q16])" table:style-name="ce11">
            <text:p>0.3789</text:p>
          </table:table-cell>
          <table:table-cell office:value-type="float" office:value="0.47462373611709846" table:formula="of:=SUM([.R13:.R16])" table:style-name="ce11">
            <text:p>0.4746</text:p>
          </table:table-cell>
          <table:table-cell office:value-type="float" office:value="0.37461118751749922" table:formula="of:=SUM([.S13:.S16])" table:style-name="ce11">
            <text:p>0.3746</text:p>
          </table:table-cell>
          <table:table-cell office:value-type="float" office:value="0.68664880719727561" table:formula="of:=SUM([.T13:.T16])" table:style-name="ce11">
            <text:p>0.6866</text:p>
          </table:table-cell>
          <table:table-cell office:value-type="float" office:value="0.76626089319089008" table:formula="of:=SUM([.U13:.U16])" table:style-name="ce11">
            <text:p>0.7663</text:p>
          </table:table-cell>
          <table:table-cell office:value-type="float" office:value="0.36034253328602472" table:formula="of:=SUM([.V13:.V16])" table:style-name="ce11">
            <text:p>0.3603</text:p>
          </table:table-cell>
          <table:table-cell office:value-type="float" office:value="0.31065163898448062" table:formula="of:=SUM([.W13:.W16])" table:style-name="ce11">
            <text:p>0.3107</text:p>
          </table:table-cell>
          <table:table-cell office:value-type="float" office:value="1.0220441872059567" table:formula="of:=SUM([.X13:.X16])" table:style-name="ce11">
            <text:p>1.0220</text:p>
          </table:table-cell>
          <table:table-cell office:value-type="float" office:value="0.54805193845753908" table:formula="of:=SUM([.Y13:.Y16])" table:style-name="ce11">
            <text:p>0.5481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24" table:style-name="ce7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2">
            <text:p>s4</text:p>
          </table:table-cell>
          <table:table-cell office:value-type="float" office:value="0.17137698140761937" table:style-name="ce10">
            <text:p>0.171377</text:p>
          </table:table-cell>
          <table:table-cell office:value-type="float" office:value="0.17851927365439582" table:style-name="ce6">
            <text:p>0.18</text:p>
          </table:table-cell>
          <table:table-cell office:value-type="float" office:value="0.10957424670843359" table:style-name="ce6">
            <text:p>0.11</text:p>
          </table:table-cell>
          <table:table-cell office:value-type="float" office:value="9.2960019186751203E-2" table:style-name="ce6">
            <text:p>0.09</text:p>
          </table:table-cell>
          <table:table-cell office:value-type="float" office:value="0.19033417852668613" table:style-name="ce6">
            <text:p>0.19</text:p>
          </table:table-cell>
          <table:table-cell office:value-type="float" office:value="0.25027233743783267" table:style-name="ce6">
            <text:p>0.25</text:p>
          </table:table-cell>
          <table:table-cell office:value-type="float" office:value="0.12261409258801949" table:style-name="ce6">
            <text:p>0.12</text:p>
          </table:table-cell>
          <table:table-cell office:value-type="float" office:value="2.9021542967177315E-2" table:style-name="ce6">
            <text:p>0.03</text:p>
          </table:table-cell>
          <table:table-cell office:value-type="float" office:value="3.7235500705508975E-2" table:style-name="ce6">
            <text:p>0.04</text:p>
          </table:table-cell>
          <table:table-cell office:value-type="float" office:value="0.16522298031293187" table:style-name="ce6">
            <text:p>0.17</text:p>
          </table:table-cell>
          <table:table-cell office:value-type="float" office:value="0.1806357085818332" table:style-name="ce6">
            <text:p>0.18</text:p>
          </table:table-cell>
          <table:table-cell office:value-type="float" office:value="0.16331093897644072" table:style-name="ce6">
            <text:p>0.16</text:p>
          </table:table-cell>
          <table:table-cell office:value-type="float" office:value="7.1666018206885049E-2" table:style-name="ce6">
            <text:p>0.07</text:p>
          </table:table-cell>
          <table:table-cell office:value-type="float" office:value="8.4051809618938766E-2" table:style-name="ce6">
            <text:p>0.08</text:p>
          </table:table-cell>
          <table:table-cell office:value-type="float" office:value="0.11639984374814318" table:style-name="ce6">
            <text:p>0.12</text:p>
          </table:table-cell>
          <table:table-cell office:value-type="float" office:value="2.3686431799946173E-2" table:style-name="ce6">
            <text:p>0.02</text:p>
          </table:table-cell>
          <table:table-cell office:value-type="float" office:value="1.0772191442037228E-2" table:style-name="ce6">
            <text:p>0.01</text:p>
          </table:table-cell>
          <table:table-cell office:value-type="float" office:value="1.2645890359738622E-2" table:style-name="ce6">
            <text:p>0.01</text:p>
          </table:table-cell>
          <table:table-cell office:value-type="float" office:value="3.1317908601271677E-2" table:style-name="ce6">
            <text:p>0.03</text:p>
          </table:table-cell>
          <table:table-cell office:value-type="float" office:value="6.6603267296265561E-2" table:style-name="ce6">
            <text:p>0.07</text:p>
          </table:table-cell>
          <table:table-cell office:value-type="float" office:value="6.4288102446806702E-2" table:style-name="ce6">
            <text:p>0.06</text:p>
          </table:table-cell>
          <table:table-cell office:value-type="float" office:value="0.12991838592481292" table:style-name="ce6">
            <text:p>0.13</text:p>
          </table:table-cell>
          <table:table-cell office:value-type="float" office:value="0.2549897394877399" table:style-name="ce6">
            <text:p>0.25</text:p>
          </table:table-cell>
          <table:table-cell office:value-type="float" office:value="0.10242485270799369" table:style-name="ce6">
            <text:p>0.1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.17137698140761937" table:style-name="ce10">
            <text:p>0.171377</text:p>
          </table:table-cell>
          <table:table-cell office:value-type="float" office:value="0.17851927365439582" table:style-name="ce6">
            <text:p>0.18</text:p>
          </table:table-cell>
          <table:table-cell office:value-type="float" office:value="0.10957424670843359" table:style-name="ce6">
            <text:p>0.11</text:p>
          </table:table-cell>
          <table:table-cell office:value-type="float" office:value="9.2960019186751203E-2" table:style-name="ce6">
            <text:p>0.09</text:p>
          </table:table-cell>
          <table:table-cell office:value-type="float" office:value="0.19033417852668613" table:style-name="ce6">
            <text:p>0.19</text:p>
          </table:table-cell>
          <table:table-cell office:value-type="float" office:value="0.25027233743783267" table:style-name="ce6">
            <text:p>0.25</text:p>
          </table:table-cell>
          <table:table-cell office:value-type="float" office:value="0.12261409258801949" table:style-name="ce6">
            <text:p>0.12</text:p>
          </table:table-cell>
          <table:table-cell office:value-type="float" office:value="2.9021542967177315E-2" table:style-name="ce6">
            <text:p>0.03</text:p>
          </table:table-cell>
          <table:table-cell office:value-type="float" office:value="3.7235500705508975E-2" table:style-name="ce6">
            <text:p>0.04</text:p>
          </table:table-cell>
          <table:table-cell office:value-type="float" office:value="0.16522298031293187" table:style-name="ce6">
            <text:p>0.17</text:p>
          </table:table-cell>
          <table:table-cell office:value-type="float" office:value="0.1806357085818332" table:style-name="ce6">
            <text:p>0.18</text:p>
          </table:table-cell>
          <table:table-cell office:value-type="float" office:value="0.16331093897644072" table:style-name="ce6">
            <text:p>0.16</text:p>
          </table:table-cell>
          <table:table-cell office:value-type="float" office:value="7.1666018206885049E-2" table:style-name="ce6">
            <text:p>0.07</text:p>
          </table:table-cell>
          <table:table-cell office:value-type="float" office:value="8.4051809618938766E-2" table:style-name="ce6">
            <text:p>0.08</text:p>
          </table:table-cell>
          <table:table-cell office:value-type="float" office:value="0.11639984374814318" table:style-name="ce6">
            <text:p>0.12</text:p>
          </table:table-cell>
          <table:table-cell office:value-type="float" office:value="2.3686431799946173E-2" table:style-name="ce6">
            <text:p>0.02</text:p>
          </table:table-cell>
          <table:table-cell office:value-type="float" office:value="1.0772191442037228E-2" table:style-name="ce6">
            <text:p>0.01</text:p>
          </table:table-cell>
          <table:table-cell office:value-type="float" office:value="1.2645890359738622E-2" table:style-name="ce6">
            <text:p>0.01</text:p>
          </table:table-cell>
          <table:table-cell office:value-type="float" office:value="3.1317908601271677E-2" table:style-name="ce6">
            <text:p>0.03</text:p>
          </table:table-cell>
          <table:table-cell office:value-type="float" office:value="6.6603267296265561E-2" table:style-name="ce6">
            <text:p>0.07</text:p>
          </table:table-cell>
          <table:table-cell office:value-type="float" office:value="6.4288102446806702E-2" table:style-name="ce6">
            <text:p>0.06</text:p>
          </table:table-cell>
          <table:table-cell office:value-type="float" office:value="0.12991838592481292" table:style-name="ce6">
            <text:p>0.13</text:p>
          </table:table-cell>
          <table:table-cell office:value-type="float" office:value="0.2549897394877399" table:style-name="ce6">
            <text:p>0.25</text:p>
          </table:table-cell>
          <table:table-cell office:value-type="float" office:value="0.10242485270799369" table:style-name="ce6">
            <text:p>0.1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.68550792563047747" table:formula="of:=SUM([.B19:.B22])" table:style-name="ce11">
            <text:p>0.6855</text:p>
          </table:table-cell>
          <table:table-cell office:value-type="float" office:value="0.71407709461758329" table:formula="of:=SUM([.C19:.C22])" table:style-name="ce11">
            <text:p>0.7141</text:p>
          </table:table-cell>
          <table:table-cell office:value-type="float" office:value="0.43829698683373436" table:formula="of:=SUM([.D19:.D22])" table:style-name="ce11">
            <text:p>0.4383</text:p>
          </table:table-cell>
          <table:table-cell office:value-type="float" office:value="0.37184007674700481" table:formula="of:=SUM([.E19:.E22])" table:style-name="ce11">
            <text:p>0.3718</text:p>
          </table:table-cell>
          <table:table-cell office:value-type="float" office:value="0.76133671410674453" table:formula="of:=SUM([.F19:.F22])" table:style-name="ce11">
            <text:p>0.7613</text:p>
          </table:table-cell>
          <table:table-cell office:value-type="float" office:value="1.0010893497513307" table:formula="of:=SUM([.G19:.G22])" table:style-name="ce11">
            <text:p>1.0011</text:p>
          </table:table-cell>
          <table:table-cell office:value-type="float" office:value="0.49045637035207795" table:formula="of:=SUM([.H19:.H22])" table:style-name="ce11">
            <text:p>0.4905</text:p>
          </table:table-cell>
          <table:table-cell office:value-type="float" office:value="0.11608617186870926" table:formula="of:=SUM([.I19:.I22])" table:style-name="ce11">
            <text:p>0.1161</text:p>
          </table:table-cell>
          <table:table-cell office:value-type="float" office:value="0.1489420028220359" table:formula="of:=SUM([.J19:.J22])" table:style-name="ce11">
            <text:p>0.1489</text:p>
          </table:table-cell>
          <table:table-cell office:value-type="float" office:value="0.66089192125172747" table:formula="of:=SUM([.K19:.K22])" table:style-name="ce11">
            <text:p>0.6609</text:p>
          </table:table-cell>
          <table:table-cell office:value-type="float" office:value="0.72254283432733279" table:formula="of:=SUM([.L19:.L22])" table:style-name="ce11">
            <text:p>0.7225</text:p>
          </table:table-cell>
          <table:table-cell office:value-type="float" office:value="0.65324375590576289" table:formula="of:=SUM([.M19:.M22])" table:style-name="ce11">
            <text:p>0.6532</text:p>
          </table:table-cell>
          <table:table-cell office:value-type="float" office:value="0.2866640728275402" table:formula="of:=SUM([.N19:.N22])" table:style-name="ce11">
            <text:p>0.2867</text:p>
          </table:table-cell>
          <table:table-cell office:value-type="float" office:value="0.33620723847575507" table:formula="of:=SUM([.O19:.O22])" table:style-name="ce11">
            <text:p>0.3362</text:p>
          </table:table-cell>
          <table:table-cell office:value-type="float" office:value="0.4655993749925727" table:formula="of:=SUM([.P19:.P22])" table:style-name="ce11">
            <text:p>0.4656</text:p>
          </table:table-cell>
          <table:table-cell office:value-type="float" office:value="9.4745727199784691E-2" table:formula="of:=SUM([.Q19:.Q22])" table:style-name="ce11">
            <text:p>0.0947</text:p>
          </table:table-cell>
          <table:table-cell office:value-type="float" office:value="4.3088765768148914E-2" table:formula="of:=SUM([.R19:.R22])" table:style-name="ce11">
            <text:p>0.0431</text:p>
          </table:table-cell>
          <table:table-cell office:value-type="float" office:value="5.058356143895449E-2" table:formula="of:=SUM([.S19:.S22])" table:style-name="ce11">
            <text:p>0.0506</text:p>
          </table:table-cell>
          <table:table-cell office:value-type="float" office:value="0.12527163440508671" table:formula="of:=SUM([.T19:.T22])" table:style-name="ce11">
            <text:p>0.1253</text:p>
          </table:table-cell>
          <table:table-cell office:value-type="float" office:value="0.26641306918506225" table:formula="of:=SUM([.U19:.U22])" table:style-name="ce11">
            <text:p>0.2664</text:p>
          </table:table-cell>
          <table:table-cell office:value-type="float" office:value="0.25715240978722681" table:formula="of:=SUM([.V19:.V22])" table:style-name="ce11">
            <text:p>0.2572</text:p>
          </table:table-cell>
          <table:table-cell office:value-type="float" office:value="0.51967354369925167" table:formula="of:=SUM([.W19:.W22])" table:style-name="ce11">
            <text:p>0.5197</text:p>
          </table:table-cell>
          <table:table-cell office:value-type="float" office:value="1.0199589579509596" table:formula="of:=SUM([.X19:.X22])" table:style-name="ce11">
            <text:p>1.0200</text:p>
          </table:table-cell>
          <table:table-cell office:value-type="float" office:value="0.40969941083197475" table:formula="of:=SUM([.Y19:.Y22])" table:style-name="ce11">
            <text:p>0.4097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5</text:p>
          </table:table-cell>
          <table:table-cell office:value-type="float" office:value="0.29260791798106234" table:style-name="ce10">
            <text:p>0.292608</text:p>
          </table:table-cell>
          <table:table-cell office:value-type="float" office:value="0.50700588688338799" table:style-name="ce6">
            <text:p>0.51</text:p>
          </table:table-cell>
          <table:table-cell office:value-type="float" office:value="0.70605630937399477" table:style-name="ce6">
            <text:p>0.71</text:p>
          </table:table-cell>
          <table:table-cell office:value-type="float" office:value="0.69339935008802567" table:style-name="ce6">
            <text:p>0.69</text:p>
          </table:table-cell>
          <table:table-cell office:value-type="float" office:value="0.67983739868389836" table:style-name="ce6">
            <text:p>0.68</text:p>
          </table:table-cell>
          <table:table-cell office:value-type="float" office:value="0.13144167245500576" table:style-name="ce6">
            <text:p>0.13</text:p>
          </table:table-cell>
          <table:table-cell office:value-type="float" office:value="7.2348092265014985E-2" table:style-name="ce6">
            <text:p>0.07</text:p>
          </table:table-cell>
          <table:table-cell office:value-type="float" office:value="0.18771262159854488" table:style-name="ce6">
            <text:p>0.19</text:p>
          </table:table-cell>
          <table:table-cell office:value-type="float" office:value="0.15700537427994757" table:style-name="ce6">
            <text:p>0.16</text:p>
          </table:table-cell>
          <table:table-cell office:value-type="float" office:value="4.6002086708080384E-2" table:style-name="ce6">
            <text:p>0.05</text:p>
          </table:table-cell>
          <table:table-cell office:value-type="float" office:value="3.3575072226295949E-3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2454090947124577E-2" table:style-name="ce6">
            <text:p>0.06</text:p>
          </table:table-cell>
          <table:table-cell office:value-type="float" office:value="2.8437584722686614E-2" table:style-name="ce6">
            <text:p>0.03</text:p>
          </table:table-cell>
          <table:table-cell office:value-type="float" office:value="9.8591740630075732E-3" table:style-name="ce6">
            <text:p>0.01</text:p>
          </table:table-cell>
          <table:table-cell office:value-type="float" office:value="4.2076854179077978E-2" table:style-name="ce6">
            <text:p>0.04</text:p>
          </table:table-cell>
          <table:table-cell office:value-type="float" office:value="0.13710240727161283" table:style-name="ce6">
            <text:p>0.14</text:p>
          </table:table-cell>
          <table:table-cell office:value-type="float" office:value="0.22678160867465014" table:style-name="ce6">
            <text:p>0.23</text:p>
          </table:table-cell>
          <table:table-cell office:value-type="float" office:value="0.11877282462895744" table:style-name="ce6">
            <text:p>0.12</text:p>
          </table:table-cell>
          <table:table-cell office:value-type="float" office:value="0.15074067873994998" table:style-name="ce6">
            <text:p>0.15</text:p>
          </table:table-cell>
          <table:table-cell office:value-type="float" office:value="0.25028972013910078" table:style-name="ce6">
            <text:p>0.25</text:p>
          </table:table-cell>
          <table:table-cell office:value-type="float" office:value="0.30647033154551934" table:style-name="ce6">
            <text:p>0.31</text:p>
          </table:table-cell>
          <table:table-cell office:value-type="float" office:value="0.21403293346955177" table:style-name="ce6">
            <text:p>0.21</text:p>
          </table:table-cell>
          <table:table-cell office:value-type="float" office:value="0.25059343673302209" table:style-name="ce6">
            <text:p>0.25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.29260791798106234" table:style-name="ce10">
            <text:p>0.292608</text:p>
          </table:table-cell>
          <table:table-cell office:value-type="float" office:value="0.50700588688338799" table:style-name="ce6">
            <text:p>0.51</text:p>
          </table:table-cell>
          <table:table-cell office:value-type="float" office:value="0.70605630937399477" table:style-name="ce6">
            <text:p>0.71</text:p>
          </table:table-cell>
          <table:table-cell office:value-type="float" office:value="0.69339935008802567" table:style-name="ce6">
            <text:p>0.69</text:p>
          </table:table-cell>
          <table:table-cell office:value-type="float" office:value="0.67983739868389836" table:style-name="ce6">
            <text:p>0.68</text:p>
          </table:table-cell>
          <table:table-cell office:value-type="float" office:value="0.13144167245500576" table:style-name="ce6">
            <text:p>0.13</text:p>
          </table:table-cell>
          <table:table-cell office:value-type="float" office:value="7.2348092265014985E-2" table:style-name="ce6">
            <text:p>0.07</text:p>
          </table:table-cell>
          <table:table-cell office:value-type="float" office:value="0.18771262159854488" table:style-name="ce6">
            <text:p>0.19</text:p>
          </table:table-cell>
          <table:table-cell office:value-type="float" office:value="0.15700537427994757" table:style-name="ce6">
            <text:p>0.16</text:p>
          </table:table-cell>
          <table:table-cell office:value-type="float" office:value="4.6002086708080384E-2" table:style-name="ce6">
            <text:p>0.05</text:p>
          </table:table-cell>
          <table:table-cell office:value-type="float" office:value="3.3575072226295949E-3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2454090947124577E-2" table:style-name="ce6">
            <text:p>0.06</text:p>
          </table:table-cell>
          <table:table-cell office:value-type="float" office:value="2.8437584722686614E-2" table:style-name="ce6">
            <text:p>0.03</text:p>
          </table:table-cell>
          <table:table-cell office:value-type="float" office:value="9.8591740630075732E-3" table:style-name="ce6">
            <text:p>0.01</text:p>
          </table:table-cell>
          <table:table-cell office:value-type="float" office:value="4.2076854179077978E-2" table:style-name="ce6">
            <text:p>0.04</text:p>
          </table:table-cell>
          <table:table-cell office:value-type="float" office:value="0.13710240727161283" table:style-name="ce6">
            <text:p>0.14</text:p>
          </table:table-cell>
          <table:table-cell office:value-type="float" office:value="0.22678160867465014" table:style-name="ce6">
            <text:p>0.23</text:p>
          </table:table-cell>
          <table:table-cell office:value-type="float" office:value="0.11877282462895744" table:style-name="ce6">
            <text:p>0.12</text:p>
          </table:table-cell>
          <table:table-cell office:value-type="float" office:value="0.15074067873994998" table:style-name="ce6">
            <text:p>0.15</text:p>
          </table:table-cell>
          <table:table-cell office:value-type="float" office:value="0.25028972013910078" table:style-name="ce6">
            <text:p>0.25</text:p>
          </table:table-cell>
          <table:table-cell office:value-type="float" office:value="0.30647033154551934" table:style-name="ce6">
            <text:p>0.31</text:p>
          </table:table-cell>
          <table:table-cell office:value-type="float" office:value="0.21403293346955177" table:style-name="ce6">
            <text:p>0.21</text:p>
          </table:table-cell>
          <table:table-cell office:value-type="float" office:value="0.25059343673302209" table:style-name="ce6">
            <text:p>0.25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.1704316719242494" table:formula="of:=SUM([.B25:.B28])" table:style-name="ce11">
            <text:p>1.1704</text:p>
          </table:table-cell>
          <table:table-cell office:value-type="float" office:value="2.028023547533552" table:formula="of:=SUM([.C25:.C28])" table:style-name="ce11">
            <text:p>2.0280</text:p>
          </table:table-cell>
          <table:table-cell office:value-type="float" office:value="2.8242252374959791" table:formula="of:=SUM([.D25:.D28])" table:style-name="ce11">
            <text:p>2.8242</text:p>
          </table:table-cell>
          <table:table-cell office:value-type="float" office:value="2.7735974003521027" table:formula="of:=SUM([.E25:.E28])" table:style-name="ce11">
            <text:p>2.7736</text:p>
          </table:table-cell>
          <table:table-cell office:value-type="float" office:value="2.7193495947355935" table:formula="of:=SUM([.F25:.F28])" table:style-name="ce11">
            <text:p>2.7193</text:p>
          </table:table-cell>
          <table:table-cell office:value-type="float" office:value="0.52576668982002306" table:formula="of:=SUM([.G25:.G28])" table:style-name="ce11">
            <text:p>0.5258</text:p>
          </table:table-cell>
          <table:table-cell office:value-type="float" office:value="0.28939236906005994" table:formula="of:=SUM([.H25:.H28])" table:style-name="ce11">
            <text:p>0.2894</text:p>
          </table:table-cell>
          <table:table-cell office:value-type="float" office:value="0.75085048639417951" table:formula="of:=SUM([.I25:.I28])" table:style-name="ce11">
            <text:p>0.7509</text:p>
          </table:table-cell>
          <table:table-cell office:value-type="float" office:value="0.62802149711979027" table:formula="of:=SUM([.J25:.J28])" table:style-name="ce11">
            <text:p>0.6280</text:p>
          </table:table-cell>
          <table:table-cell office:value-type="float" office:value="0.18400834683232153" table:formula="of:=SUM([.K25:.K28])" table:style-name="ce11">
            <text:p>0.1840</text:p>
          </table:table-cell>
          <table:table-cell office:value-type="float" office:value="1.343002889051838E-2" table:formula="of:=SUM([.L25:.L28])" table:style-name="ce11">
            <text:p>0.0134</text:p>
          </table:table-cell>
          <table:table-cell office:value-type="float" office:value="0" table:formula="of:=SUM([.M25:.M28])" table:style-name="ce11">
            <text:p>0.0000</text:p>
          </table:table-cell>
          <table:table-cell office:value-type="float" office:value="0.24981636378849831" table:formula="of:=SUM([.N25:.N28])" table:style-name="ce11">
            <text:p>0.2498</text:p>
          </table:table-cell>
          <table:table-cell office:value-type="float" office:value="0.11375033889074646" table:formula="of:=SUM([.O25:.O28])" table:style-name="ce11">
            <text:p>0.1138</text:p>
          </table:table-cell>
          <table:table-cell office:value-type="float" office:value="3.9436696252030293E-2" table:formula="of:=SUM([.P25:.P28])" table:style-name="ce11">
            <text:p>0.0394</text:p>
          </table:table-cell>
          <table:table-cell office:value-type="float" office:value="0.16830741671631191" table:formula="of:=SUM([.Q25:.Q28])" table:style-name="ce11">
            <text:p>0.1683</text:p>
          </table:table-cell>
          <table:table-cell office:value-type="float" office:value="0.5484096290864513" table:formula="of:=SUM([.R25:.R28])" table:style-name="ce11">
            <text:p>0.5484</text:p>
          </table:table-cell>
          <table:table-cell office:value-type="float" office:value="0.90712643469860055" table:formula="of:=SUM([.S25:.S28])" table:style-name="ce11">
            <text:p>0.9071</text:p>
          </table:table-cell>
          <table:table-cell office:value-type="float" office:value="0.47509129851582976" table:formula="of:=SUM([.T25:.T28])" table:style-name="ce11">
            <text:p>0.4751</text:p>
          </table:table-cell>
          <table:table-cell office:value-type="float" office:value="0.60296271495979992" table:formula="of:=SUM([.U25:.U28])" table:style-name="ce11">
            <text:p>0.6030</text:p>
          </table:table-cell>
          <table:table-cell office:value-type="float" office:value="1.0011588805564031" table:formula="of:=SUM([.V25:.V28])" table:style-name="ce11">
            <text:p>1.0012</text:p>
          </table:table-cell>
          <table:table-cell office:value-type="float" office:value="1.2258813261820773" table:formula="of:=SUM([.W25:.W28])" table:style-name="ce11">
            <text:p>1.2259</text:p>
          </table:table-cell>
          <table:table-cell office:value-type="float" office:value="0.85613173387820707" table:formula="of:=SUM([.X25:.X28])" table:style-name="ce11">
            <text:p>0.8561</text:p>
          </table:table-cell>
          <table:table-cell office:value-type="float" office:value="1.0023737469320884" table:formula="of:=SUM([.Y25:.Y28])" table:style-name="ce11">
            <text:p>1.0024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6</text:p>
          </table:table-cell>
          <table:table-cell office:value-type="float" office:value="0.10532096446791868" table:style-name="ce10">
            <text:p>0.105321</text:p>
          </table:table-cell>
          <table:table-cell office:value-type="float" office:value="0.14766277168390121" table:style-name="ce6">
            <text:p>0.15</text:p>
          </table:table-cell>
          <table:table-cell office:value-type="float" office:value="0.12539827991259953" table:style-name="ce6">
            <text:p>0.13</text:p>
          </table:table-cell>
          <table:table-cell office:value-type="float" office:value="0.16404210760054172" table:style-name="ce6">
            <text:p>0.16</text:p>
          </table:table-cell>
          <table:table-cell office:value-type="float" office:value="0.14035487868039728" table:style-name="ce6">
            <text:p>0.14</text:p>
          </table:table-cell>
          <table:table-cell office:value-type="float" office:value="0.11016409674540042" table:style-name="ce6">
            <text:p>0.11</text:p>
          </table:table-cell>
          <table:table-cell office:value-type="float" office:value="0.11030527809318857" table:style-name="ce6">
            <text:p>0.11</text:p>
          </table:table-cell>
          <table:table-cell office:value-type="float" office:value="0.25966846680839734" table:style-name="ce6">
            <text:p>0.26</text:p>
          </table:table-cell>
          <table:table-cell office:value-type="float" office:value="0.10836593947932811" table:style-name="ce6">
            <text:p>0.11</text:p>
          </table:table-cell>
          <table:table-cell office:value-type="float" office:value="0.27241834780067065" table:style-name="ce6">
            <text:p>0.27</text:p>
          </table:table-cell>
          <table:table-cell office:value-type="float" office:value="0.58162919858096829" table:style-name="ce6">
            <text:p>0.58</text:p>
          </table:table-cell>
          <table:table-cell office:value-type="float" office:value="0.63080462040132046" table:style-name="ce6">
            <text:p>0.63</text:p>
          </table:table-cell>
          <table:table-cell office:value-type="float" office:value="0.67427982785611784" table:style-name="ce6">
            <text:p>0.67</text:p>
          </table:table-cell>
          <table:table-cell office:value-type="float" office:value="0.59882358473583253" table:style-name="ce6">
            <text:p>0.60</text:p>
          </table:table-cell>
          <table:table-cell office:value-type="float" office:value="0.47174369725548604" table:style-name="ce6">
            <text:p>0.47</text:p>
          </table:table-cell>
          <table:table-cell office:value-type="float" office:value="0.48138483536301691" table:style-name="ce6">
            <text:p>0.48</text:p>
          </table:table-cell>
          <table:table-cell office:value-type="float" office:value="0.46179743391513989" table:style-name="ce6">
            <text:p>0.46</text:p>
          </table:table-cell>
          <table:table-cell office:value-type="float" office:value="0.32716202812935757" table:style-name="ce6">
            <text:p>0.33</text:p>
          </table:table-cell>
          <table:table-cell office:value-type="float" office:value="0.22110513906580734" table:style-name="ce6">
            <text:p>0.22</text:p>
          </table:table-cell>
          <table:table-cell office:value-type="float" office:value="0.43771123939419343" table:style-name="ce6">
            <text:p>0.44</text:p>
          </table:table-cell>
          <table:table-cell office:value-type="float" office:value="0.72542180502880926" table:style-name="ce6">
            <text:p>0.73</text:p>
          </table:table-cell>
          <table:table-cell office:value-type="float" office:value="0.88219556632995677" table:style-name="ce6">
            <text:p>0.88</text:p>
          </table:table-cell>
          <table:table-cell office:value-type="float" office:value="0.67394077490000015" table:style-name="ce6">
            <text:p>0.67</text:p>
          </table:table-cell>
          <table:table-cell office:value-type="float" office:value="0.39890471744119116" table:style-name="ce6">
            <text:p>0.4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.10532096446791868" table:style-name="ce10">
            <text:p>0.105321</text:p>
          </table:table-cell>
          <table:table-cell office:value-type="float" office:value="0.14766277168390121" table:style-name="ce6">
            <text:p>0.15</text:p>
          </table:table-cell>
          <table:table-cell office:value-type="float" office:value="0.12539827991259953" table:style-name="ce6">
            <text:p>0.13</text:p>
          </table:table-cell>
          <table:table-cell office:value-type="float" office:value="0.16404210760054172" table:style-name="ce6">
            <text:p>0.16</text:p>
          </table:table-cell>
          <table:table-cell office:value-type="float" office:value="0.14035487868039728" table:style-name="ce6">
            <text:p>0.14</text:p>
          </table:table-cell>
          <table:table-cell office:value-type="float" office:value="0.11016409674540042" table:style-name="ce6">
            <text:p>0.11</text:p>
          </table:table-cell>
          <table:table-cell office:value-type="float" office:value="0.11030527809318857" table:style-name="ce6">
            <text:p>0.11</text:p>
          </table:table-cell>
          <table:table-cell office:value-type="float" office:value="0.25966846680839734" table:style-name="ce6">
            <text:p>0.26</text:p>
          </table:table-cell>
          <table:table-cell office:value-type="float" office:value="0.10836593947932811" table:style-name="ce6">
            <text:p>0.11</text:p>
          </table:table-cell>
          <table:table-cell office:value-type="float" office:value="0.27241834780067065" table:style-name="ce6">
            <text:p>0.27</text:p>
          </table:table-cell>
          <table:table-cell office:value-type="float" office:value="0.58162919858096829" table:style-name="ce6">
            <text:p>0.58</text:p>
          </table:table-cell>
          <table:table-cell office:value-type="float" office:value="0.63080462040132046" table:style-name="ce6">
            <text:p>0.63</text:p>
          </table:table-cell>
          <table:table-cell office:value-type="float" office:value="0.67427982785611784" table:style-name="ce6">
            <text:p>0.67</text:p>
          </table:table-cell>
          <table:table-cell office:value-type="float" office:value="0.59882358473583253" table:style-name="ce6">
            <text:p>0.60</text:p>
          </table:table-cell>
          <table:table-cell office:value-type="float" office:value="0.47174369725548604" table:style-name="ce6">
            <text:p>0.47</text:p>
          </table:table-cell>
          <table:table-cell office:value-type="float" office:value="0.48138483536301691" table:style-name="ce6">
            <text:p>0.48</text:p>
          </table:table-cell>
          <table:table-cell office:value-type="float" office:value="0.46179743391513989" table:style-name="ce6">
            <text:p>0.46</text:p>
          </table:table-cell>
          <table:table-cell office:value-type="float" office:value="0.32716202812935757" table:style-name="ce6">
            <text:p>0.33</text:p>
          </table:table-cell>
          <table:table-cell office:value-type="float" office:value="0.22110513906580734" table:style-name="ce6">
            <text:p>0.22</text:p>
          </table:table-cell>
          <table:table-cell office:value-type="float" office:value="0.43771123939419343" table:style-name="ce6">
            <text:p>0.44</text:p>
          </table:table-cell>
          <table:table-cell office:value-type="float" office:value="0.72542180502880926" table:style-name="ce6">
            <text:p>0.73</text:p>
          </table:table-cell>
          <table:table-cell office:value-type="float" office:value="0.88219556632995677" table:style-name="ce6">
            <text:p>0.88</text:p>
          </table:table-cell>
          <table:table-cell office:value-type="float" office:value="0.67394077490000015" table:style-name="ce6">
            <text:p>0.67</text:p>
          </table:table-cell>
          <table:table-cell office:value-type="float" office:value="0.39890471744119116" table:style-name="ce6">
            <text:p>0.4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.42128385787167472" table:formula="of:=SUM([.B31:.B34])" table:style-name="ce11">
            <text:p>0.4213</text:p>
          </table:table-cell>
          <table:table-cell office:value-type="float" office:value="0.59065108673560485" table:formula="of:=SUM([.C31:.C34])" table:style-name="ce11">
            <text:p>0.5907</text:p>
          </table:table-cell>
          <table:table-cell office:value-type="float" office:value="0.5015931196503981" table:formula="of:=SUM([.D31:.D34])" table:style-name="ce11">
            <text:p>0.5016</text:p>
          </table:table-cell>
          <table:table-cell office:value-type="float" office:value="0.65616843040216688" table:formula="of:=SUM([.E31:.E34])" table:style-name="ce11">
            <text:p>0.6562</text:p>
          </table:table-cell>
          <table:table-cell office:value-type="float" office:value="0.56141951472158913" table:formula="of:=SUM([.F31:.F34])" table:style-name="ce11">
            <text:p>0.5614</text:p>
          </table:table-cell>
          <table:table-cell office:value-type="float" office:value="0.4406563869816017" table:formula="of:=SUM([.G31:.G34])" table:style-name="ce11">
            <text:p>0.4407</text:p>
          </table:table-cell>
          <table:table-cell office:value-type="float" office:value="0.4412211123727543" table:formula="of:=SUM([.H31:.H34])" table:style-name="ce11">
            <text:p>0.4412</text:p>
          </table:table-cell>
          <table:table-cell office:value-type="float" office:value="1.0386738672335893" table:formula="of:=SUM([.I31:.I34])" table:style-name="ce11">
            <text:p>1.0387</text:p>
          </table:table-cell>
          <table:table-cell office:value-type="float" office:value="0.43346375791731245" table:formula="of:=SUM([.J31:.J34])" table:style-name="ce11">
            <text:p>0.4335</text:p>
          </table:table-cell>
          <table:table-cell office:value-type="float" office:value="1.0896733912026826" table:formula="of:=SUM([.K31:.K34])" table:style-name="ce11">
            <text:p>1.0897</text:p>
          </table:table-cell>
          <table:table-cell office:value-type="float" office:value="2.3265167943238731" table:formula="of:=SUM([.L31:.L34])" table:style-name="ce11">
            <text:p>2.3265</text:p>
          </table:table-cell>
          <table:table-cell office:value-type="float" office:value="2.5232184816052818" table:formula="of:=SUM([.M31:.M34])" table:style-name="ce11">
            <text:p>2.5232</text:p>
          </table:table-cell>
          <table:table-cell office:value-type="float" office:value="2.6971193114244714" table:formula="of:=SUM([.N31:.N34])" table:style-name="ce11">
            <text:p>2.6971</text:p>
          </table:table-cell>
          <table:table-cell office:value-type="float" office:value="2.3952943389433301" table:formula="of:=SUM([.O31:.O34])" table:style-name="ce11">
            <text:p>2.3953</text:p>
          </table:table-cell>
          <table:table-cell office:value-type="float" office:value="1.8869747890219442" table:formula="of:=SUM([.P31:.P34])" table:style-name="ce11">
            <text:p>1.8870</text:p>
          </table:table-cell>
          <table:table-cell office:value-type="float" office:value="1.9255393414520676" table:formula="of:=SUM([.Q31:.Q34])" table:style-name="ce11">
            <text:p>1.9255</text:p>
          </table:table-cell>
          <table:table-cell office:value-type="float" office:value="1.8471897356605596" table:formula="of:=SUM([.R31:.R34])" table:style-name="ce11">
            <text:p>1.8472</text:p>
          </table:table-cell>
          <table:table-cell office:value-type="float" office:value="1.3086481125174303" table:formula="of:=SUM([.S31:.S34])" table:style-name="ce11">
            <text:p>1.3086</text:p>
          </table:table-cell>
          <table:table-cell office:value-type="float" office:value="0.88442055626322935" table:formula="of:=SUM([.T31:.T34])" table:style-name="ce11">
            <text:p>0.8844</text:p>
          </table:table-cell>
          <table:table-cell office:value-type="float" office:value="1.7508449575767737" table:formula="of:=SUM([.U31:.U34])" table:style-name="ce11">
            <text:p>1.7508</text:p>
          </table:table-cell>
          <table:table-cell office:value-type="float" office:value="2.9016872201152371" table:formula="of:=SUM([.V31:.V34])" table:style-name="ce11">
            <text:p>2.9017</text:p>
          </table:table-cell>
          <table:table-cell office:value-type="float" office:value="3.5287822653198271" table:formula="of:=SUM([.W31:.W34])" table:style-name="ce11">
            <text:p>3.5288</text:p>
          </table:table-cell>
          <table:table-cell office:value-type="float" office:value="2.6957630996000006" table:formula="of:=SUM([.X31:.X34])" table:style-name="ce11">
            <text:p>2.6958</text:p>
          </table:table-cell>
          <table:table-cell office:value-type="float" office:value="1.5956188697647646" table:formula="of:=SUM([.Y31:.Y34])" table:style-name="ce11">
            <text:p>1.5956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7</text:p>
          </table:table-cell>
          <table:table-cell office:value-type="float" office:value="0.21251934741774772" table:style-name="ce10">
            <text:p>0.212519</text:p>
          </table:table-cell>
          <table:table-cell office:value-type="float" office:value="6.1072416290860423E-2" table:style-name="ce6">
            <text:p>0.06</text:p>
          </table:table-cell>
          <table:table-cell office:value-type="float" office:value="0.23635139012323314" table:style-name="ce6">
            <text:p>0.24</text:p>
          </table:table-cell>
          <table:table-cell office:value-type="float" office:value="0.54449212284658333" table:style-name="ce6">
            <text:p>0.54</text:p>
          </table:table-cell>
          <table:table-cell office:value-type="float" office:value="0.24806042050910529" table:style-name="ce6">
            <text:p>0.25</text:p>
          </table:table-cell>
          <table:table-cell office:value-type="float" office:value="0.27542341232256889" table:style-name="ce6">
            <text:p>0.28</text:p>
          </table:table-cell>
          <table:table-cell office:value-type="float" office:value="0.15617184520503033" table:style-name="ce6">
            <text:p>0.16</text:p>
          </table:table-cell>
          <table:table-cell office:value-type="float" office:value="2.2960083955922837E-2" table:style-name="ce6">
            <text:p>0.02</text:p>
          </table:table-cell>
          <table:table-cell office:value-type="float" office:value="3.384622006862318E-2" table:style-name="ce6">
            <text:p>0.03</text:p>
          </table:table-cell>
          <table:table-cell office:value-type="float" office:value="6.065574325633755E-3" table:style-name="ce6">
            <text:p>0.01</text:p>
          </table:table-cell>
          <table:table-cell office:value-type="float" office:value="0.10098260635348436" table:style-name="ce6">
            <text:p>0.10</text:p>
          </table:table-cell>
          <table:table-cell office:value-type="float" office:value="0.35735343910013434" table:style-name="ce6">
            <text:p>0.36</text:p>
          </table:table-cell>
          <table:table-cell office:value-type="float" office:value="0.31012453799855144" table:style-name="ce6">
            <text:p>0.31</text:p>
          </table:table-cell>
          <table:table-cell office:value-type="float" office:value="0.27314620679483081" table:style-name="ce6">
            <text:p>0.27</text:p>
          </table:table-cell>
          <table:table-cell office:value-type="float" office:value="0.27129728059786701" table:style-name="ce6">
            <text:p>0.27</text:p>
          </table:table-cell>
          <table:table-cell office:value-type="float" office:value="0.11867543635683134" table:style-name="ce6">
            <text:p>0.12</text:p>
          </table:table-cell>
          <table:table-cell office:value-type="float" office:value="0.10894435763008899" table:style-name="ce6">
            <text:p>0.11</text:p>
          </table:table-cell>
          <table:table-cell office:value-type="float" office:value="0.10433682259326585" table:style-name="ce6">
            <text:p>0.10</text:p>
          </table:table-cell>
          <table:table-cell office:value-type="float" office:value="9.6286832703694591E-2" table:style-name="ce6">
            <text:p>0.10</text:p>
          </table:table-cell>
          <table:table-cell office:value-type="float" office:value="6.5997514710723834E-2" table:style-name="ce6">
            <text:p>0.07</text:p>
          </table:table-cell>
          <table:table-cell office:value-type="float" office:value="0.19401765762008116" table:style-name="ce6">
            <text:p>0.19</text:p>
          </table:table-cell>
          <table:table-cell office:value-type="float" office:value="0.22953442528966742" table:style-name="ce6">
            <text:p>0.23</text:p>
          </table:table-cell>
          <table:table-cell office:value-type="float" office:value="6.5358708680776825E-2" table:style-name="ce6">
            <text:p>0.07</text:p>
          </table:table-cell>
          <table:table-cell office:value-type="float" office:value="0.23751534849320957" table:style-name="ce6">
            <text:p>0.24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.21251934741774772" table:style-name="ce10">
            <text:p>0.212519</text:p>
          </table:table-cell>
          <table:table-cell office:value-type="float" office:value="6.1072416290860423E-2" table:style-name="ce6">
            <text:p>0.06</text:p>
          </table:table-cell>
          <table:table-cell office:value-type="float" office:value="0.23635139012323314" table:style-name="ce6">
            <text:p>0.24</text:p>
          </table:table-cell>
          <table:table-cell office:value-type="float" office:value="0.54449212284658333" table:style-name="ce6">
            <text:p>0.54</text:p>
          </table:table-cell>
          <table:table-cell office:value-type="float" office:value="0.24806042050910529" table:style-name="ce6">
            <text:p>0.25</text:p>
          </table:table-cell>
          <table:table-cell office:value-type="float" office:value="0.27542341232256889" table:style-name="ce6">
            <text:p>0.28</text:p>
          </table:table-cell>
          <table:table-cell office:value-type="float" office:value="0.15617184520503033" table:style-name="ce6">
            <text:p>0.16</text:p>
          </table:table-cell>
          <table:table-cell office:value-type="float" office:value="2.2960083955922837E-2" table:style-name="ce6">
            <text:p>0.02</text:p>
          </table:table-cell>
          <table:table-cell office:value-type="float" office:value="3.384622006862318E-2" table:style-name="ce6">
            <text:p>0.03</text:p>
          </table:table-cell>
          <table:table-cell office:value-type="float" office:value="6.065574325633755E-3" table:style-name="ce6">
            <text:p>0.01</text:p>
          </table:table-cell>
          <table:table-cell office:value-type="float" office:value="0.10098260635348436" table:style-name="ce6">
            <text:p>0.10</text:p>
          </table:table-cell>
          <table:table-cell office:value-type="float" office:value="0.35735343910013434" table:style-name="ce6">
            <text:p>0.36</text:p>
          </table:table-cell>
          <table:table-cell office:value-type="float" office:value="0.31012453799855144" table:style-name="ce6">
            <text:p>0.31</text:p>
          </table:table-cell>
          <table:table-cell office:value-type="float" office:value="0.27314620679483081" table:style-name="ce6">
            <text:p>0.27</text:p>
          </table:table-cell>
          <table:table-cell office:value-type="float" office:value="0.27129728059786701" table:style-name="ce6">
            <text:p>0.27</text:p>
          </table:table-cell>
          <table:table-cell office:value-type="float" office:value="0.11867543635683134" table:style-name="ce6">
            <text:p>0.12</text:p>
          </table:table-cell>
          <table:table-cell office:value-type="float" office:value="0.10894435763008899" table:style-name="ce6">
            <text:p>0.11</text:p>
          </table:table-cell>
          <table:table-cell office:value-type="float" office:value="0.10433682259326585" table:style-name="ce6">
            <text:p>0.10</text:p>
          </table:table-cell>
          <table:table-cell office:value-type="float" office:value="9.6286832703694591E-2" table:style-name="ce6">
            <text:p>0.10</text:p>
          </table:table-cell>
          <table:table-cell office:value-type="float" office:value="6.5997514710723834E-2" table:style-name="ce6">
            <text:p>0.07</text:p>
          </table:table-cell>
          <table:table-cell office:value-type="float" office:value="0.19401765762008116" table:style-name="ce6">
            <text:p>0.19</text:p>
          </table:table-cell>
          <table:table-cell office:value-type="float" office:value="0.22953442528966742" table:style-name="ce6">
            <text:p>0.23</text:p>
          </table:table-cell>
          <table:table-cell office:value-type="float" office:value="6.5358708680776825E-2" table:style-name="ce6">
            <text:p>0.07</text:p>
          </table:table-cell>
          <table:table-cell office:value-type="float" office:value="0.23751534849320957" table:style-name="ce6">
            <text:p>0.24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.85007738967099089" table:formula="of:=SUM([.B37:.B40])" table:style-name="ce11">
            <text:p>0.8501</text:p>
          </table:table-cell>
          <table:table-cell office:value-type="float" office:value="0.24428966516344169" table:formula="of:=SUM([.C37:.C40])" table:style-name="ce11">
            <text:p>0.2443</text:p>
          </table:table-cell>
          <table:table-cell office:value-type="float" office:value="0.94540556049293256" table:formula="of:=SUM([.D37:.D40])" table:style-name="ce11">
            <text:p>0.9454</text:p>
          </table:table-cell>
          <table:table-cell office:value-type="float" office:value="2.1779684913863333" table:formula="of:=SUM([.E37:.E40])" table:style-name="ce11">
            <text:p>2.1780</text:p>
          </table:table-cell>
          <table:table-cell office:value-type="float" office:value="0.99224168203642116" table:formula="of:=SUM([.F37:.F40])" table:style-name="ce11">
            <text:p>0.9922</text:p>
          </table:table-cell>
          <table:table-cell office:value-type="float" office:value="1.1016936492902756" table:formula="of:=SUM([.G37:.G40])" table:style-name="ce11">
            <text:p>1.1017</text:p>
          </table:table-cell>
          <table:table-cell office:value-type="float" office:value="0.62468738082012132" table:formula="of:=SUM([.H37:.H40])" table:style-name="ce11">
            <text:p>0.6247</text:p>
          </table:table-cell>
          <table:table-cell office:value-type="float" office:value="9.1840335823691346E-2" table:formula="of:=SUM([.I37:.I40])" table:style-name="ce11">
            <text:p>0.0918</text:p>
          </table:table-cell>
          <table:table-cell office:value-type="float" office:value="0.13538488027449272" table:formula="of:=SUM([.J37:.J40])" table:style-name="ce11">
            <text:p>0.1354</text:p>
          </table:table-cell>
          <table:table-cell office:value-type="float" office:value="2.426229730253502E-2" table:formula="of:=SUM([.K37:.K40])" table:style-name="ce11">
            <text:p>0.0243</text:p>
          </table:table-cell>
          <table:table-cell office:value-type="float" office:value="0.40393042541393742" table:formula="of:=SUM([.L37:.L40])" table:style-name="ce11">
            <text:p>0.4039</text:p>
          </table:table-cell>
          <table:table-cell office:value-type="float" office:value="1.4294137564005374" table:formula="of:=SUM([.M37:.M40])" table:style-name="ce11">
            <text:p>1.4294</text:p>
          </table:table-cell>
          <table:table-cell office:value-type="float" office:value="1.2404981519942058" table:formula="of:=SUM([.N37:.N40])" table:style-name="ce11">
            <text:p>1.2405</text:p>
          </table:table-cell>
          <table:table-cell office:value-type="float" office:value="1.0925848271793233" table:formula="of:=SUM([.O37:.O40])" table:style-name="ce11">
            <text:p>1.0926</text:p>
          </table:table-cell>
          <table:table-cell office:value-type="float" office:value="1.085189122391468" table:formula="of:=SUM([.P37:.P40])" table:style-name="ce11">
            <text:p>1.0852</text:p>
          </table:table-cell>
          <table:table-cell office:value-type="float" office:value="0.47470174542732535" table:formula="of:=SUM([.Q37:.Q40])" table:style-name="ce11">
            <text:p>0.4747</text:p>
          </table:table-cell>
          <table:table-cell office:value-type="float" office:value="0.43577743052035595" table:formula="of:=SUM([.R37:.R40])" table:style-name="ce11">
            <text:p>0.4358</text:p>
          </table:table-cell>
          <table:table-cell office:value-type="float" office:value="0.4173472903730634" table:formula="of:=SUM([.S37:.S40])" table:style-name="ce11">
            <text:p>0.4173</text:p>
          </table:table-cell>
          <table:table-cell office:value-type="float" office:value="0.38514733081477837" table:formula="of:=SUM([.T37:.T40])" table:style-name="ce11">
            <text:p>0.3851</text:p>
          </table:table-cell>
          <table:table-cell office:value-type="float" office:value="0.26399005884289534" table:formula="of:=SUM([.U37:.U40])" table:style-name="ce11">
            <text:p>0.2640</text:p>
          </table:table-cell>
          <table:table-cell office:value-type="float" office:value="0.77607063048032465" table:formula="of:=SUM([.V37:.V40])" table:style-name="ce11">
            <text:p>0.7761</text:p>
          </table:table-cell>
          <table:table-cell office:value-type="float" office:value="0.91813770115866966" table:formula="of:=SUM([.W37:.W40])" table:style-name="ce11">
            <text:p>0.9181</text:p>
          </table:table-cell>
          <table:table-cell office:value-type="float" office:value="0.2614348347231073" table:formula="of:=SUM([.X37:.X40])" table:style-name="ce11">
            <text:p>0.2614</text:p>
          </table:table-cell>
          <table:table-cell office:value-type="float" office:value="0.95006139397283829" table:formula="of:=SUM([.Y37:.Y40])" table:style-name="ce11">
            <text:p>0.9501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8</text:p>
          </table:table-cell>
          <table:table-cell office:value-type="float" office:value="5.5960017306703913E-2" table:style-name="ce10">
            <text:p>0.055960</text:p>
          </table:table-cell>
          <table:table-cell office:value-type="float" office:value="0.12435751773480158" table:style-name="ce6">
            <text:p>0.12</text:p>
          </table:table-cell>
          <table:table-cell office:value-type="float" office:value="0.25061465496800911" table:style-name="ce6">
            <text:p>0.25</text:p>
          </table:table-cell>
          <table:table-cell office:value-type="float" office:value="8.2501633691790574E-2" table:style-name="ce6">
            <text:p>0.08</text:p>
          </table:table-cell>
          <table:table-cell office:value-type="float" office:value="7.0562596361467111E-2" table:style-name="ce6">
            <text:p>0.07</text:p>
          </table:table-cell>
          <table:table-cell office:value-type="float" office:value="0.10806993291032896" table:style-name="ce6">
            <text:p>0.11</text:p>
          </table:table-cell>
          <table:table-cell office:value-type="float" office:value="0.28786946319270557" table:style-name="ce6">
            <text:p>0.29</text:p>
          </table:table-cell>
          <table:table-cell office:value-type="float" office:value="0.21101132064576594" table:style-name="ce6">
            <text:p>0.21</text:p>
          </table:table-cell>
          <table:table-cell office:value-type="float" office:value="0.1752464069217731" table:style-name="ce6">
            <text:p>0.18</text:p>
          </table:table-cell>
          <table:table-cell office:value-type="float" office:value="0.20252773682525138" table:style-name="ce6">
            <text:p>0.20</text:p>
          </table:table-cell>
          <table:table-cell office:value-type="float" office:value="0.13775843555784489" table:style-name="ce6">
            <text:p>0.14</text:p>
          </table:table-cell>
          <table:table-cell office:value-type="float" office:value="0.10114892104714282" table:style-name="ce6">
            <text:p>0.10</text:p>
          </table:table-cell>
          <table:table-cell office:value-type="float" office:value="9.6350106254651652E-2" table:style-name="ce6">
            <text:p>0.10</text:p>
          </table:table-cell>
          <table:table-cell office:value-type="float" office:value="0.1255947530627527" table:style-name="ce6">
            <text:p>0.13</text:p>
          </table:table-cell>
          <table:table-cell office:value-type="float" office:value="0.11320021506027811" table:style-name="ce6">
            <text:p>0.11</text:p>
          </table:table-cell>
          <table:table-cell office:value-type="float" office:value="0.22581726762654547" table:style-name="ce6">
            <text:p>0.23</text:p>
          </table:table-cell>
          <table:table-cell office:value-type="float" office:value="0.28739917276233146" table:style-name="ce6">
            <text:p>0.29</text:p>
          </table:table-cell>
          <table:table-cell office:value-type="float" office:value="0.13665526996335356" table:style-name="ce6">
            <text:p>0.14</text:p>
          </table:table-cell>
          <table:table-cell office:value-type="float" office:value="0.12957731035984021" table:style-name="ce6">
            <text:p>0.13</text:p>
          </table:table-cell>
          <table:table-cell office:value-type="float" office:value="5.2692332399034314E-2" table:style-name="ce6">
            <text:p>0.05</text:p>
          </table:table-cell>
          <table:table-cell office:value-type="float" office:value="2.8334630009075878E-2" table:style-name="ce6">
            <text:p>0.03</text:p>
          </table:table-cell>
          <table:table-cell office:value-type="float" office:value="1.056650820874926E-2" table:style-name="ce6">
            <text:p>0.01</text:p>
          </table:table-cell>
          <table:table-cell office:value-type="float" office:value="1.1018727605634056E-2" table:style-name="ce6">
            <text:p>0.01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5.5960017306703913E-2" table:style-name="ce10">
            <text:p>0.055960</text:p>
          </table:table-cell>
          <table:table-cell office:value-type="float" office:value="0.12435751773480158" table:style-name="ce6">
            <text:p>0.12</text:p>
          </table:table-cell>
          <table:table-cell office:value-type="float" office:value="0.25061465496800911" table:style-name="ce6">
            <text:p>0.25</text:p>
          </table:table-cell>
          <table:table-cell office:value-type="float" office:value="8.2501633691790574E-2" table:style-name="ce6">
            <text:p>0.08</text:p>
          </table:table-cell>
          <table:table-cell office:value-type="float" office:value="7.0562596361467111E-2" table:style-name="ce6">
            <text:p>0.07</text:p>
          </table:table-cell>
          <table:table-cell office:value-type="float" office:value="0.10806993291032896" table:style-name="ce6">
            <text:p>0.11</text:p>
          </table:table-cell>
          <table:table-cell office:value-type="float" office:value="0.28786946319270557" table:style-name="ce6">
            <text:p>0.29</text:p>
          </table:table-cell>
          <table:table-cell office:value-type="float" office:value="0.21101132064576594" table:style-name="ce6">
            <text:p>0.21</text:p>
          </table:table-cell>
          <table:table-cell office:value-type="float" office:value="0.1752464069217731" table:style-name="ce6">
            <text:p>0.18</text:p>
          </table:table-cell>
          <table:table-cell office:value-type="float" office:value="0.20252773682525138" table:style-name="ce6">
            <text:p>0.20</text:p>
          </table:table-cell>
          <table:table-cell office:value-type="float" office:value="0.13775843555784489" table:style-name="ce6">
            <text:p>0.14</text:p>
          </table:table-cell>
          <table:table-cell office:value-type="float" office:value="0.10114892104714282" table:style-name="ce6">
            <text:p>0.10</text:p>
          </table:table-cell>
          <table:table-cell office:value-type="float" office:value="9.6350106254651652E-2" table:style-name="ce6">
            <text:p>0.10</text:p>
          </table:table-cell>
          <table:table-cell office:value-type="float" office:value="0.1255947530627527" table:style-name="ce6">
            <text:p>0.13</text:p>
          </table:table-cell>
          <table:table-cell office:value-type="float" office:value="0.11320021506027811" table:style-name="ce6">
            <text:p>0.11</text:p>
          </table:table-cell>
          <table:table-cell office:value-type="float" office:value="0.22581726762654547" table:style-name="ce6">
            <text:p>0.23</text:p>
          </table:table-cell>
          <table:table-cell office:value-type="float" office:value="0.28739917276233146" table:style-name="ce6">
            <text:p>0.29</text:p>
          </table:table-cell>
          <table:table-cell office:value-type="float" office:value="0.13665526996335356" table:style-name="ce6">
            <text:p>0.14</text:p>
          </table:table-cell>
          <table:table-cell office:value-type="float" office:value="0.12957731035984021" table:style-name="ce6">
            <text:p>0.13</text:p>
          </table:table-cell>
          <table:table-cell office:value-type="float" office:value="5.2692332399034314E-2" table:style-name="ce6">
            <text:p>0.05</text:p>
          </table:table-cell>
          <table:table-cell office:value-type="float" office:value="2.8334630009075878E-2" table:style-name="ce6">
            <text:p>0.03</text:p>
          </table:table-cell>
          <table:table-cell office:value-type="float" office:value="1.056650820874926E-2" table:style-name="ce6">
            <text:p>0.01</text:p>
          </table:table-cell>
          <table:table-cell office:value-type="float" office:value="1.1018727605634056E-2" table:style-name="ce6">
            <text:p>0.01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.22384006922681565" table:formula="of:=SUM([.B43:.B46])" table:style-name="ce11">
            <text:p>0.2238</text:p>
          </table:table-cell>
          <table:table-cell office:value-type="float" office:value="0.49743007093920633" table:formula="of:=SUM([.C43:.C46])" table:style-name="ce11">
            <text:p>0.4974</text:p>
          </table:table-cell>
          <table:table-cell office:value-type="float" office:value="1.0024586198720364" table:formula="of:=SUM([.D43:.D46])" table:style-name="ce11">
            <text:p>1.0025</text:p>
          </table:table-cell>
          <table:table-cell office:value-type="float" office:value="0.3300065347671623" table:formula="of:=SUM([.E43:.E46])" table:style-name="ce11">
            <text:p>0.3300</text:p>
          </table:table-cell>
          <table:table-cell office:value-type="float" office:value="0.28225038544586845" table:formula="of:=SUM([.F43:.F46])" table:style-name="ce11">
            <text:p>0.2823</text:p>
          </table:table-cell>
          <table:table-cell office:value-type="float" office:value="0.43227973164131583" table:formula="of:=SUM([.G43:.G46])" table:style-name="ce11">
            <text:p>0.4323</text:p>
          </table:table-cell>
          <table:table-cell office:value-type="float" office:value="1.1514778527708223" table:formula="of:=SUM([.H43:.H46])" table:style-name="ce11">
            <text:p>1.1515</text:p>
          </table:table-cell>
          <table:table-cell office:value-type="float" office:value="0.84404528258306377" table:formula="of:=SUM([.I43:.I46])" table:style-name="ce11">
            <text:p>0.8440</text:p>
          </table:table-cell>
          <table:table-cell office:value-type="float" office:value="0.70098562768709238" table:formula="of:=SUM([.J43:.J46])" table:style-name="ce11">
            <text:p>0.7010</text:p>
          </table:table-cell>
          <table:table-cell office:value-type="float" office:value="0.81011094730100552" table:formula="of:=SUM([.K43:.K46])" table:style-name="ce11">
            <text:p>0.8101</text:p>
          </table:table-cell>
          <table:table-cell office:value-type="float" office:value="0.55103374223137958" table:formula="of:=SUM([.L43:.L46])" table:style-name="ce11">
            <text:p>0.5510</text:p>
          </table:table-cell>
          <table:table-cell office:value-type="float" office:value="0.40459568418857128" table:formula="of:=SUM([.M43:.M46])" table:style-name="ce11">
            <text:p>0.4046</text:p>
          </table:table-cell>
          <table:table-cell office:value-type="float" office:value="0.38540042501860661" table:formula="of:=SUM([.N43:.N46])" table:style-name="ce11">
            <text:p>0.3854</text:p>
          </table:table-cell>
          <table:table-cell office:value-type="float" office:value="0.50237901225101078" table:formula="of:=SUM([.O43:.O46])" table:style-name="ce11">
            <text:p>0.5024</text:p>
          </table:table-cell>
          <table:table-cell office:value-type="float" office:value="0.45280086024111244" table:formula="of:=SUM([.P43:.P46])" table:style-name="ce11">
            <text:p>0.4528</text:p>
          </table:table-cell>
          <table:table-cell office:value-type="float" office:value="0.90326907050618188" table:formula="of:=SUM([.Q43:.Q46])" table:style-name="ce11">
            <text:p>0.9033</text:p>
          </table:table-cell>
          <table:table-cell office:value-type="float" office:value="1.1495966910493258" table:formula="of:=SUM([.R43:.R46])" table:style-name="ce11">
            <text:p>1.1496</text:p>
          </table:table-cell>
          <table:table-cell office:value-type="float" office:value="0.54662107985341424" table:formula="of:=SUM([.S43:.S46])" table:style-name="ce11">
            <text:p>0.5466</text:p>
          </table:table-cell>
          <table:table-cell office:value-type="float" office:value="0.51830924143936086" table:formula="of:=SUM([.T43:.T46])" table:style-name="ce11">
            <text:p>0.5183</text:p>
          </table:table-cell>
          <table:table-cell office:value-type="float" office:value="0.21076932959613726" table:formula="of:=SUM([.U43:.U46])" table:style-name="ce11">
            <text:p>0.2108</text:p>
          </table:table-cell>
          <table:table-cell office:value-type="float" office:value="0.11333852003630351" table:formula="of:=SUM([.V43:.V46])" table:style-name="ce11">
            <text:p>0.1133</text:p>
          </table:table-cell>
          <table:table-cell office:value-type="float" office:value="4.2266032834997039E-2" table:formula="of:=SUM([.W43:.W46])" table:style-name="ce11">
            <text:p>0.0423</text:p>
          </table:table-cell>
          <table:table-cell office:value-type="float" office:value="4.4074910422536223E-2" table:formula="of:=SUM([.X43:.X46])" table:style-name="ce11">
            <text:p>0.0441</text:p>
          </table:table-cell>
          <table:table-cell office:value-type="float" office:value="0" table:formula="of:=SUM([.Y43:.Y46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9</text:p>
          </table:table-cell>
          <table:table-cell office:value-type="float" office:value="4.9890291631792601E-2" table:style-name="ce10">
            <text:p>0.049890</text:p>
          </table:table-cell>
          <table:table-cell office:value-type="float" office:value="0.11297277082072928" table:style-name="ce6">
            <text:p>0.11</text:p>
          </table:table-cell>
          <table:table-cell office:value-type="float" office:value="0.10693080408999613" table:style-name="ce6">
            <text:p>0.11</text:p>
          </table:table-cell>
          <table:table-cell office:value-type="float" office:value="8.2438942217829912E-3" table:style-name="ce6">
            <text:p>0.0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3.3911912892206869E-4" table:style-name="ce6">
            <text:p>0.00</text:p>
          </table:table-cell>
          <table:table-cell office:value-type="float" office:value="1.6648945826305772E-2" table:style-name="ce6">
            <text:p>0.02</text:p>
          </table:table-cell>
          <table:table-cell office:value-type="float" office:value="0.23415342136782674" table:style-name="ce6">
            <text:p>0.23</text:p>
          </table:table-cell>
          <table:table-cell office:value-type="float" office:value="0.28282549400651591" table:style-name="ce6">
            <text:p>0.28</text:p>
          </table:table-cell>
          <table:table-cell office:value-type="float" office:value="0.25894860809983294" table:style-name="ce6">
            <text:p>0.26</text:p>
          </table:table-cell>
          <table:table-cell office:value-type="float" office:value="0.2240285158208645" table:style-name="ce6">
            <text:p>0.22</text:p>
          </table:table-cell>
          <table:table-cell office:value-type="float" office:value="0.2043603891769662" table:style-name="ce6">
            <text:p>0.20</text:p>
          </table:table-cell>
          <table:table-cell office:value-type="float" office:value="8.8120591776713955E-2" table:style-name="ce6">
            <text:p>0.09</text:p>
          </table:table-cell>
          <table:table-cell office:value-type="float" office:value="0.13958640615818352" table:style-name="ce6">
            <text:p>0.14</text:p>
          </table:table-cell>
          <table:table-cell office:value-type="float" office:value="0.104324779978613" table:style-name="ce6">
            <text:p>0.10</text:p>
          </table:table-cell>
          <table:table-cell office:value-type="float" office:value="0.10186771436906286" table:style-name="ce6">
            <text:p>0.10</text:p>
          </table:table-cell>
          <table:table-cell office:value-type="float" office:value="4.96287700402629E-2" table:style-name="ce6">
            <text:p>0.05</text:p>
          </table:table-cell>
          <table:table-cell office:value-type="float" office:value="0.20461955114054431" table:style-name="ce6">
            <text:p>0.20</text:p>
          </table:table-cell>
          <table:table-cell office:value-type="float" office:value="0.44898422936655968" table:style-name="ce6">
            <text:p>0.45</text:p>
          </table:table-cell>
          <table:table-cell office:value-type="float" office:value="0.47444797050316018" table:style-name="ce6">
            <text:p>0.47</text:p>
          </table:table-cell>
          <table:table-cell office:value-type="float" office:value="0.18416694528525518" table:style-name="ce6">
            <text:p>0.18</text:p>
          </table:table-cell>
          <table:table-cell office:value-type="float" office:value="0.17283836009421377" table:style-name="ce6">
            <text:p>0.17</text:p>
          </table:table-cell>
          <table:table-cell office:value-type="float" office:value="0.2088502675946145" table:style-name="ce6">
            <text:p>0.21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4.9890291631792601E-2" table:style-name="ce10">
            <text:p>0.049890</text:p>
          </table:table-cell>
          <table:table-cell office:value-type="float" office:value="0.11297277082072928" table:style-name="ce6">
            <text:p>0.11</text:p>
          </table:table-cell>
          <table:table-cell office:value-type="float" office:value="0.10693080408999613" table:style-name="ce6">
            <text:p>0.11</text:p>
          </table:table-cell>
          <table:table-cell office:value-type="float" office:value="8.2438942217829912E-3" table:style-name="ce6">
            <text:p>0.0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3.3911912892206869E-4" table:style-name="ce6">
            <text:p>0.00</text:p>
          </table:table-cell>
          <table:table-cell office:value-type="float" office:value="1.6648945826305772E-2" table:style-name="ce6">
            <text:p>0.02</text:p>
          </table:table-cell>
          <table:table-cell office:value-type="float" office:value="0.23415342136782674" table:style-name="ce6">
            <text:p>0.23</text:p>
          </table:table-cell>
          <table:table-cell office:value-type="float" office:value="0.28282549400651591" table:style-name="ce6">
            <text:p>0.28</text:p>
          </table:table-cell>
          <table:table-cell office:value-type="float" office:value="0.25894860809983294" table:style-name="ce6">
            <text:p>0.26</text:p>
          </table:table-cell>
          <table:table-cell office:value-type="float" office:value="0.2240285158208645" table:style-name="ce6">
            <text:p>0.22</text:p>
          </table:table-cell>
          <table:table-cell office:value-type="float" office:value="0.2043603891769662" table:style-name="ce6">
            <text:p>0.20</text:p>
          </table:table-cell>
          <table:table-cell office:value-type="float" office:value="8.8120591776713955E-2" table:style-name="ce6">
            <text:p>0.09</text:p>
          </table:table-cell>
          <table:table-cell office:value-type="float" office:value="0.13958640615818352" table:style-name="ce6">
            <text:p>0.14</text:p>
          </table:table-cell>
          <table:table-cell office:value-type="float" office:value="0.104324779978613" table:style-name="ce6">
            <text:p>0.10</text:p>
          </table:table-cell>
          <table:table-cell office:value-type="float" office:value="0.10186771436906286" table:style-name="ce6">
            <text:p>0.10</text:p>
          </table:table-cell>
          <table:table-cell office:value-type="float" office:value="4.96287700402629E-2" table:style-name="ce6">
            <text:p>0.05</text:p>
          </table:table-cell>
          <table:table-cell office:value-type="float" office:value="0.20461955114054431" table:style-name="ce6">
            <text:p>0.20</text:p>
          </table:table-cell>
          <table:table-cell office:value-type="float" office:value="0.44898422936655968" table:style-name="ce6">
            <text:p>0.45</text:p>
          </table:table-cell>
          <table:table-cell office:value-type="float" office:value="0.47444797050316018" table:style-name="ce6">
            <text:p>0.47</text:p>
          </table:table-cell>
          <table:table-cell office:value-type="float" office:value="0.18416694528525518" table:style-name="ce6">
            <text:p>0.18</text:p>
          </table:table-cell>
          <table:table-cell office:value-type="float" office:value="0.17283836009421377" table:style-name="ce6">
            <text:p>0.17</text:p>
          </table:table-cell>
          <table:table-cell office:value-type="float" office:value="0.2088502675946145" table:style-name="ce6">
            <text:p>0.2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.1995611665271704" table:formula="of:=SUM([.B49:.B52])" table:style-name="ce11">
            <text:p>0.1996</text:p>
          </table:table-cell>
          <table:table-cell office:value-type="float" office:value="0.45189108328291711" table:formula="of:=SUM([.C49:.C52])" table:style-name="ce11">
            <text:p>0.4519</text:p>
          </table:table-cell>
          <table:table-cell office:value-type="float" office:value="0.4277232163599845" table:formula="of:=SUM([.D49:.D52])" table:style-name="ce11">
            <text:p>0.4277</text:p>
          </table:table-cell>
          <table:table-cell office:value-type="float" office:value="3.2975576887131965E-2" table:formula="of:=SUM([.E49:.E52])" table:style-name="ce11">
            <text:p>0.0330</text:p>
          </table:table-cell>
          <table:table-cell office:value-type="float" office:value="0" table:formula="of:=SUM([.F49:.F52])" table:style-name="ce11">
            <text:p>0.0000</text:p>
          </table:table-cell>
          <table:table-cell office:value-type="float" office:value="0" table:formula="of:=SUM([.G49:.G52])" table:style-name="ce11">
            <text:p>0.0000</text:p>
          </table:table-cell>
          <table:table-cell office:value-type="float" office:value="1.3564765156882748E-3" table:formula="of:=SUM([.H49:.H52])" table:style-name="ce11">
            <text:p>0.0014</text:p>
          </table:table-cell>
          <table:table-cell office:value-type="float" office:value="6.6595783305223089E-2" table:formula="of:=SUM([.I49:.I52])" table:style-name="ce11">
            <text:p>0.0666</text:p>
          </table:table-cell>
          <table:table-cell office:value-type="float" office:value="0.93661368547130697" table:formula="of:=SUM([.J49:.J52])" table:style-name="ce11">
            <text:p>0.9366</text:p>
          </table:table-cell>
          <table:table-cell office:value-type="float" office:value="1.1313019760260636" table:formula="of:=SUM([.K49:.K52])" table:style-name="ce11">
            <text:p>1.1313</text:p>
          </table:table-cell>
          <table:table-cell office:value-type="float" office:value="1.0357944323993318" table:formula="of:=SUM([.L49:.L52])" table:style-name="ce11">
            <text:p>1.0358</text:p>
          </table:table-cell>
          <table:table-cell office:value-type="float" office:value="0.896114063283458" table:formula="of:=SUM([.M49:.M52])" table:style-name="ce11">
            <text:p>0.8961</text:p>
          </table:table-cell>
          <table:table-cell office:value-type="float" office:value="0.81744155670786478" table:formula="of:=SUM([.N49:.N52])" table:style-name="ce11">
            <text:p>0.8174</text:p>
          </table:table-cell>
          <table:table-cell office:value-type="float" office:value="0.35248236710685582" table:formula="of:=SUM([.O49:.O52])" table:style-name="ce11">
            <text:p>0.3525</text:p>
          </table:table-cell>
          <table:table-cell office:value-type="float" office:value="0.55834562463273407" table:formula="of:=SUM([.P49:.P52])" table:style-name="ce11">
            <text:p>0.5583</text:p>
          </table:table-cell>
          <table:table-cell office:value-type="float" office:value="0.41729911991445201" table:formula="of:=SUM([.Q49:.Q52])" table:style-name="ce11">
            <text:p>0.4173</text:p>
          </table:table-cell>
          <table:table-cell office:value-type="float" office:value="0.40747085747625145" table:formula="of:=SUM([.R49:.R52])" table:style-name="ce11">
            <text:p>0.4075</text:p>
          </table:table-cell>
          <table:table-cell office:value-type="float" office:value="0.1985150801610516" table:formula="of:=SUM([.S49:.S52])" table:style-name="ce11">
            <text:p>0.1985</text:p>
          </table:table-cell>
          <table:table-cell office:value-type="float" office:value="0.81847820456217724" table:formula="of:=SUM([.T49:.T52])" table:style-name="ce11">
            <text:p>0.8185</text:p>
          </table:table-cell>
          <table:table-cell office:value-type="float" office:value="1.7959369174662387" table:formula="of:=SUM([.U49:.U52])" table:style-name="ce11">
            <text:p>1.7959</text:p>
          </table:table-cell>
          <table:table-cell office:value-type="float" office:value="1.8977918820126407" table:formula="of:=SUM([.V49:.V52])" table:style-name="ce11">
            <text:p>1.8978</text:p>
          </table:table-cell>
          <table:table-cell office:value-type="float" office:value="0.73666778114102072" table:formula="of:=SUM([.W49:.W52])" table:style-name="ce11">
            <text:p>0.7367</text:p>
          </table:table-cell>
          <table:table-cell office:value-type="float" office:value="0.69135344037685509" table:formula="of:=SUM([.X49:.X52])" table:style-name="ce11">
            <text:p>0.6914</text:p>
          </table:table-cell>
          <table:table-cell office:value-type="float" office:value="0.83540107037845801" table:formula="of:=SUM([.Y49:.Y52])" table:style-name="ce11">
            <text:p>0.8354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10</text:p>
          </table:table-cell>
          <table:table-cell office:value-type="float" office:value="2.9033301752574004E-2" table:style-name="ce10">
            <text:p>0.029033</text:p>
          </table:table-cell>
          <table:table-cell office:value-type="float" office:value="5.2833395518397993E-3" table:style-name="ce6">
            <text:p>0.01</text:p>
          </table:table-cell>
          <table:table-cell office:value-type="float" office:value="7.1254769887898903E-2" table:style-name="ce6">
            <text:p>0.07</text:p>
          </table:table-cell>
          <table:table-cell office:value-type="float" office:value="0.21475579611896392" table:style-name="ce6">
            <text:p>0.21</text:p>
          </table:table-cell>
          <table:table-cell office:value-type="float" office:value="0.32545933877099081" table:style-name="ce6">
            <text:p>0.33</text:p>
          </table:table-cell>
          <table:table-cell office:value-type="float" office:value="0.44423601878690733" table:style-name="ce6">
            <text:p>0.44</text:p>
          </table:table-cell>
          <table:table-cell office:value-type="float" office:value="0.23516919547754983" table:style-name="ce6">
            <text:p>0.24</text:p>
          </table:table-cell>
          <table:table-cell office:value-type="float" office:value="0.16156367355672743" table:style-name="ce6">
            <text:p>0.16</text:p>
          </table:table-cell>
          <table:table-cell office:value-type="float" office:value="0.15774468272648803" table:style-name="ce6">
            <text:p>0.16</text:p>
          </table:table-cell>
          <table:table-cell office:value-type="float" office:value="0.24897340180864214" table:style-name="ce6">
            <text:p>0.25</text:p>
          </table:table-cell>
          <table:table-cell office:value-type="float" office:value="0.17555137776308274" table:style-name="ce6">
            <text:p>0.18</text:p>
          </table:table-cell>
          <table:table-cell office:value-type="float" office:value="0.14243188630296189" table:style-name="ce6">
            <text:p>0.14</text:p>
          </table:table-cell>
          <table:table-cell office:value-type="float" office:value="0.19967985083263157" table:style-name="ce6">
            <text:p>0.20</text:p>
          </table:table-cell>
          <table:table-cell office:value-type="float" office:value="0.2920693645186011" table:style-name="ce6">
            <text:p>0.29</text:p>
          </table:table-cell>
          <table:table-cell office:value-type="float" office:value="0.37850348635521669" table:style-name="ce6">
            <text:p>0.38</text:p>
          </table:table-cell>
          <table:table-cell office:value-type="float" office:value="0.2159117251040954" table:style-name="ce6">
            <text:p>0.22</text:p>
          </table:table-cell>
          <table:table-cell office:value-type="float" office:value="0.27038358968965309" table:style-name="ce6">
            <text:p>0.27</text:p>
          </table:table-cell>
          <table:table-cell office:value-type="float" office:value="0.16712120583447698" table:style-name="ce6">
            <text:p>0.17</text:p>
          </table:table-cell>
          <table:table-cell office:value-type="float" office:value="0.10104578493820629" table:style-name="ce6">
            <text:p>0.10</text:p>
          </table:table-cell>
          <table:table-cell office:value-type="float" office:value="2.0403615185793433E-2" table:style-name="ce6">
            <text:p>0.02</text:p>
          </table:table-cell>
          <table:table-cell office:value-type="float" office:value="9.4163393236611048E-2" table:style-name="ce6">
            <text:p>0.09</text:p>
          </table:table-cell>
          <table:table-cell office:value-type="float" office:value="0.26178528281702823" table:style-name="ce6">
            <text:p>0.26</text:p>
          </table:table-cell>
          <table:table-cell office:value-type="float" office:value="0.25263390176639478" table:style-name="ce6">
            <text:p>0.25</text:p>
          </table:table-cell>
          <table:table-cell office:value-type="float" office:value="0.19369260022775739" table:style-name="ce6">
            <text:p>0.19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2.9033301752574004E-2" table:style-name="ce10">
            <text:p>0.029033</text:p>
          </table:table-cell>
          <table:table-cell office:value-type="float" office:value="5.2833395518397993E-3" table:style-name="ce6">
            <text:p>0.01</text:p>
          </table:table-cell>
          <table:table-cell office:value-type="float" office:value="7.1254769887898903E-2" table:style-name="ce6">
            <text:p>0.07</text:p>
          </table:table-cell>
          <table:table-cell office:value-type="float" office:value="0.21475579611896392" table:style-name="ce6">
            <text:p>0.21</text:p>
          </table:table-cell>
          <table:table-cell office:value-type="float" office:value="0.32545933877099081" table:style-name="ce6">
            <text:p>0.33</text:p>
          </table:table-cell>
          <table:table-cell office:value-type="float" office:value="0.44423601878690733" table:style-name="ce6">
            <text:p>0.44</text:p>
          </table:table-cell>
          <table:table-cell office:value-type="float" office:value="0.23516919547754983" table:style-name="ce6">
            <text:p>0.24</text:p>
          </table:table-cell>
          <table:table-cell office:value-type="float" office:value="0.16156367355672743" table:style-name="ce6">
            <text:p>0.16</text:p>
          </table:table-cell>
          <table:table-cell office:value-type="float" office:value="0.15774468272648803" table:style-name="ce6">
            <text:p>0.16</text:p>
          </table:table-cell>
          <table:table-cell office:value-type="float" office:value="0.24897340180864214" table:style-name="ce6">
            <text:p>0.25</text:p>
          </table:table-cell>
          <table:table-cell office:value-type="float" office:value="0.17555137776308274" table:style-name="ce6">
            <text:p>0.18</text:p>
          </table:table-cell>
          <table:table-cell office:value-type="float" office:value="0.14243188630296189" table:style-name="ce6">
            <text:p>0.14</text:p>
          </table:table-cell>
          <table:table-cell office:value-type="float" office:value="0.19967985083263157" table:style-name="ce6">
            <text:p>0.20</text:p>
          </table:table-cell>
          <table:table-cell office:value-type="float" office:value="0.2920693645186011" table:style-name="ce6">
            <text:p>0.29</text:p>
          </table:table-cell>
          <table:table-cell office:value-type="float" office:value="0.37850348635521669" table:style-name="ce6">
            <text:p>0.38</text:p>
          </table:table-cell>
          <table:table-cell office:value-type="float" office:value="0.2159117251040954" table:style-name="ce6">
            <text:p>0.22</text:p>
          </table:table-cell>
          <table:table-cell office:value-type="float" office:value="0.27038358968965309" table:style-name="ce6">
            <text:p>0.27</text:p>
          </table:table-cell>
          <table:table-cell office:value-type="float" office:value="0.16712120583447698" table:style-name="ce6">
            <text:p>0.17</text:p>
          </table:table-cell>
          <table:table-cell office:value-type="float" office:value="0.10104578493820629" table:style-name="ce6">
            <text:p>0.10</text:p>
          </table:table-cell>
          <table:table-cell office:value-type="float" office:value="2.0403615185793433E-2" table:style-name="ce6">
            <text:p>0.02</text:p>
          </table:table-cell>
          <table:table-cell office:value-type="float" office:value="9.4163393236611048E-2" table:style-name="ce6">
            <text:p>0.09</text:p>
          </table:table-cell>
          <table:table-cell office:value-type="float" office:value="0.26178528281702823" table:style-name="ce6">
            <text:p>0.26</text:p>
          </table:table-cell>
          <table:table-cell office:value-type="float" office:value="0.25263390176639478" table:style-name="ce6">
            <text:p>0.25</text:p>
          </table:table-cell>
          <table:table-cell office:value-type="float" office:value="0.19369260022775739" table:style-name="ce6">
            <text:p>0.19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.11613320701029602" table:formula="of:=SUM([.B55:.B58])" table:style-name="ce11">
            <text:p>0.1161</text:p>
          </table:table-cell>
          <table:table-cell office:value-type="float" office:value="2.1133358207359197E-2" table:formula="of:=SUM([.C55:.C58])" table:style-name="ce11">
            <text:p>0.0211</text:p>
          </table:table-cell>
          <table:table-cell office:value-type="float" office:value="0.28501907955159561" table:formula="of:=SUM([.D55:.D58])" table:style-name="ce11">
            <text:p>0.2850</text:p>
          </table:table-cell>
          <table:table-cell office:value-type="float" office:value="0.85902318447585568" table:formula="of:=SUM([.E55:.E58])" table:style-name="ce11">
            <text:p>0.8590</text:p>
          </table:table-cell>
          <table:table-cell office:value-type="float" office:value="1.3018373550839633" table:formula="of:=SUM([.F55:.F58])" table:style-name="ce11">
            <text:p>1.3018</text:p>
          </table:table-cell>
          <table:table-cell office:value-type="float" office:value="1.7769440751476293" table:formula="of:=SUM([.G55:.G58])" table:style-name="ce11">
            <text:p>1.7769</text:p>
          </table:table-cell>
          <table:table-cell office:value-type="float" office:value="0.94067678191019932" table:formula="of:=SUM([.H55:.H58])" table:style-name="ce11">
            <text:p>0.9407</text:p>
          </table:table-cell>
          <table:table-cell office:value-type="float" office:value="0.64625469422690973" table:formula="of:=SUM([.I55:.I58])" table:style-name="ce11">
            <text:p>0.6463</text:p>
          </table:table-cell>
          <table:table-cell office:value-type="float" office:value="0.63097873090595213" table:formula="of:=SUM([.J55:.J58])" table:style-name="ce11">
            <text:p>0.6310</text:p>
          </table:table-cell>
          <table:table-cell office:value-type="float" office:value="0.99589360723456855" table:formula="of:=SUM([.K55:.K58])" table:style-name="ce11">
            <text:p>0.9959</text:p>
          </table:table-cell>
          <table:table-cell office:value-type="float" office:value="0.70220551105233098" table:formula="of:=SUM([.L55:.L58])" table:style-name="ce11">
            <text:p>0.7022</text:p>
          </table:table-cell>
          <table:table-cell office:value-type="float" office:value="0.56972754521184754" table:formula="of:=SUM([.M55:.M58])" table:style-name="ce11">
            <text:p>0.5697</text:p>
          </table:table-cell>
          <table:table-cell office:value-type="float" office:value="0.79871940333052627" table:formula="of:=SUM([.N55:.N58])" table:style-name="ce11">
            <text:p>0.7987</text:p>
          </table:table-cell>
          <table:table-cell office:value-type="float" office:value="1.1682774580744044" table:formula="of:=SUM([.O55:.O58])" table:style-name="ce11">
            <text:p>1.1683</text:p>
          </table:table-cell>
          <table:table-cell office:value-type="float" office:value="1.5140139454208668" table:formula="of:=SUM([.P55:.P58])" table:style-name="ce11">
            <text:p>1.5140</text:p>
          </table:table-cell>
          <table:table-cell office:value-type="float" office:value="0.86364690041638159" table:formula="of:=SUM([.Q55:.Q58])" table:style-name="ce11">
            <text:p>0.8636</text:p>
          </table:table-cell>
          <table:table-cell office:value-type="float" office:value="1.0815343587586124" table:formula="of:=SUM([.R55:.R58])" table:style-name="ce11">
            <text:p>1.0815</text:p>
          </table:table-cell>
          <table:table-cell office:value-type="float" office:value="0.66848482333790793" table:formula="of:=SUM([.S55:.S58])" table:style-name="ce11">
            <text:p>0.6685</text:p>
          </table:table-cell>
          <table:table-cell office:value-type="float" office:value="0.40418313975282516" table:formula="of:=SUM([.T55:.T58])" table:style-name="ce11">
            <text:p>0.4042</text:p>
          </table:table-cell>
          <table:table-cell office:value-type="float" office:value="8.1614460743173731E-2" table:formula="of:=SUM([.U55:.U58])" table:style-name="ce11">
            <text:p>0.0816</text:p>
          </table:table-cell>
          <table:table-cell office:value-type="float" office:value="0.37665357294644419" table:formula="of:=SUM([.V55:.V58])" table:style-name="ce11">
            <text:p>0.3767</text:p>
          </table:table-cell>
          <table:table-cell office:value-type="float" office:value="1.0471411312681129" table:formula="of:=SUM([.W55:.W58])" table:style-name="ce11">
            <text:p>1.0471</text:p>
          </table:table-cell>
          <table:table-cell office:value-type="float" office:value="1.0105356070655791" table:formula="of:=SUM([.X55:.X58])" table:style-name="ce11">
            <text:p>1.0105</text:p>
          </table:table-cell>
          <table:table-cell office:value-type="float" office:value="0.77477040091102956" table:formula="of:=SUM([.Y55:.Y58])" table:style-name="ce11">
            <text:p>0.7748</text:p>
          </table:table-cell>
          <table:table-cell table:number-columns-repeated="16359"/>
        </table:table-row>
        <table:table-row table:number-rows-repeated="1048517" table:style-name="ro1">
          <table:table-cell table:number-columns-repeated="16384"/>
        </table:table-row>
      </table:table>
      <table:table table:name="pv_acc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" table:number-rows-spanned="4" table:style-name="ce12">
            <text:p>s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5174845173149948E-2" table:style-name="ce7">
            <text:p>0.0652</text:p>
          </table:table-cell>
          <table:table-cell office:value-type="float" office:value="0.36766480343165808" table:style-name="ce6">
            <text:p>0.37</text:p>
          </table:table-cell>
          <table:table-cell office:value-type="float" office:value="0.56810652677080686" table:style-name="ce6">
            <text:p>0.57</text:p>
          </table:table-cell>
          <table:table-cell office:value-type="float" office:value="0.68958970700456468" table:style-name="ce6">
            <text:p>0.69</text:p>
          </table:table-cell>
          <table:table-cell office:value-type="float" office:value="0.73658976994854608" table:style-name="ce6">
            <text:p>0.74</text:p>
          </table:table-cell>
          <table:table-cell office:value-type="float" office:value="0.77031859220608212" table:style-name="ce6">
            <text:p>0.77</text:p>
          </table:table-cell>
          <table:table-cell office:value-type="float" office:value="0.70912027817473555" table:style-name="ce6">
            <text:p>0.71</text:p>
          </table:table-cell>
          <table:table-cell office:value-type="float" office:value="0.60622690063677509" table:style-name="ce6">
            <text:p>0.61</text:p>
          </table:table-cell>
          <table:table-cell office:value-type="float" office:value="0.5217108516393304" table:style-name="ce6">
            <text:p>0.52</text:p>
          </table:table-cell>
          <table:table-cell office:value-type="float" office:value="0.30411701951298581" table:style-name="ce6">
            <text:p>0.30</text:p>
          </table:table-cell>
          <table:table-cell office:value-type="float" office:value="0.10879691606317229" table:style-name="ce6">
            <text:p>0.1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5174845173149948E-2" table:style-name="ce7">
            <text:p>0.0652</text:p>
          </table:table-cell>
          <table:table-cell office:value-type="float" office:value="0.36766480343165808" table:style-name="ce6">
            <text:p>0.37</text:p>
          </table:table-cell>
          <table:table-cell office:value-type="float" office:value="0.56810652677080686" table:style-name="ce6">
            <text:p>0.57</text:p>
          </table:table-cell>
          <table:table-cell office:value-type="float" office:value="0.68958970700456468" table:style-name="ce6">
            <text:p>0.69</text:p>
          </table:table-cell>
          <table:table-cell office:value-type="float" office:value="0.73658976994854608" table:style-name="ce6">
            <text:p>0.74</text:p>
          </table:table-cell>
          <table:table-cell office:value-type="float" office:value="0.77031859220608212" table:style-name="ce6">
            <text:p>0.77</text:p>
          </table:table-cell>
          <table:table-cell office:value-type="float" office:value="0.70912027817473555" table:style-name="ce6">
            <text:p>0.71</text:p>
          </table:table-cell>
          <table:table-cell office:value-type="float" office:value="0.60622690063677509" table:style-name="ce6">
            <text:p>0.61</text:p>
          </table:table-cell>
          <table:table-cell office:value-type="float" office:value="0.5217108516393304" table:style-name="ce6">
            <text:p>0.52</text:p>
          </table:table-cell>
          <table:table-cell office:value-type="float" office:value="0.30411701951298581" table:style-name="ce6">
            <text:p>0.30</text:p>
          </table:table-cell>
          <table:table-cell office:value-type="float" office:value="0.10879691606317229" table:style-name="ce6">
            <text:p>0.1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1:.B4])" table:style-name="ce11">
            <text:p>0.0000</text:p>
          </table:table-cell>
          <table:table-cell office:value-type="float" office:value="0" table:formula="of:=SUM([.C1:.C4])" table:style-name="ce11">
            <text:p>0.0000</text:p>
          </table:table-cell>
          <table:table-cell office:value-type="float" office:value="0" table:formula="of:=SUM([.D1:.D4])" table:style-name="ce11">
            <text:p>0.0000</text:p>
          </table:table-cell>
          <table:table-cell office:value-type="float" office:value="0" table:formula="of:=SUM([.E1:.E4])" table:style-name="ce11">
            <text:p>0.0000</text:p>
          </table:table-cell>
          <table:table-cell office:value-type="float" office:value="0" table:formula="of:=SUM([.F1:.F4])" table:style-name="ce11">
            <text:p>0.0000</text:p>
          </table:table-cell>
          <table:table-cell office:value-type="float" office:value="0.26069938069259979" table:formula="of:=SUM([.G1:.G4])" table:style-name="ce11">
            <text:p>0.2607</text:p>
          </table:table-cell>
          <table:table-cell office:value-type="float" office:value="1.4706592137266323" table:formula="of:=SUM([.H1:.H4])" table:style-name="ce11">
            <text:p>1.4707</text:p>
          </table:table-cell>
          <table:table-cell office:value-type="float" office:value="2.2724261070832275" table:formula="of:=SUM([.I1:.I4])" table:style-name="ce11">
            <text:p>2.2724</text:p>
          </table:table-cell>
          <table:table-cell office:value-type="float" office:value="2.7583588280182587" table:formula="of:=SUM([.J1:.J4])" table:style-name="ce11">
            <text:p>2.7584</text:p>
          </table:table-cell>
          <table:table-cell office:value-type="float" office:value="2.9463590797941843" table:formula="of:=SUM([.K1:.K4])" table:style-name="ce11">
            <text:p>2.9464</text:p>
          </table:table-cell>
          <table:table-cell office:value-type="float" office:value="3.0812743688243285" table:formula="of:=SUM([.L1:.L4])" table:style-name="ce11">
            <text:p>3.0813</text:p>
          </table:table-cell>
          <table:table-cell office:value-type="float" office:value="2.8364811126989422" table:formula="of:=SUM([.M1:.M4])" table:style-name="ce11">
            <text:p>2.8365</text:p>
          </table:table-cell>
          <table:table-cell office:value-type="float" office:value="2.4249076025471004" table:formula="of:=SUM([.N1:.N4])" table:style-name="ce11">
            <text:p>2.4249</text:p>
          </table:table-cell>
          <table:table-cell office:value-type="float" office:value="2.0868434065573216" table:formula="of:=SUM([.O1:.O4])" table:style-name="ce11">
            <text:p>2.0868</text:p>
          </table:table-cell>
          <table:table-cell office:value-type="float" office:value="1.2164680780519432" table:formula="of:=SUM([.P1:.P4])" table:style-name="ce11">
            <text:p>1.2165</text:p>
          </table:table-cell>
          <table:table-cell office:value-type="float" office:value="0.43518766425268918" table:formula="of:=SUM([.Q1:.Q4])" table:style-name="ce11">
            <text:p>0.4352</text:p>
          </table:table-cell>
          <table:table-cell office:value-type="float" office:value="0" table:formula="of:=SUM([.R1:.R4])" table:style-name="ce11">
            <text:p>0.0000</text:p>
          </table:table-cell>
          <table:table-cell office:value-type="float" office:value="0" table:formula="of:=SUM([.S1:.S4])" table:style-name="ce11">
            <text:p>0.0000</text:p>
          </table:table-cell>
          <table:table-cell office:value-type="float" office:value="0" table:formula="of:=SUM([.T1:.T4])" table:style-name="ce11">
            <text:p>0.0000</text:p>
          </table:table-cell>
          <table:table-cell office:value-type="float" office:value="0" table:formula="of:=SUM([.U1:.U4])" table:style-name="ce11">
            <text:p>0.0000</text:p>
          </table:table-cell>
          <table:table-cell office:value-type="float" office:value="0" table:formula="of:=SUM([.V1:.V4])" table:style-name="ce11">
            <text:p>0.0000</text:p>
          </table:table-cell>
          <table:table-cell office:value-type="float" office:value="0" table:formula="of:=SUM([.W1:.W4])" table:style-name="ce11">
            <text:p>0.0000</text:p>
          </table:table-cell>
          <table:table-cell office:value-type="float" office:value="0" table:formula="of:=SUM([.X1:.X4])" table:style-name="ce11">
            <text:p>0.0000</text:p>
          </table:table-cell>
          <table:table-cell office:value-type="float" office:value="0" table:formula="of:=SUM([.Y1:.Y4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2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2761776130009244E-2" table:style-name="ce7">
            <text:p>0.0928</text:p>
          </table:table-cell>
          <table:table-cell office:value-type="float" office:value="0.40496393871107234" table:style-name="ce6">
            <text:p>0.40</text:p>
          </table:table-cell>
          <table:table-cell office:value-type="float" office:value="0.52002712025038189" table:style-name="ce6">
            <text:p>0.52</text:p>
          </table:table-cell>
          <table:table-cell office:value-type="float" office:value="0.71103599482111401" table:style-name="ce6">
            <text:p>0.71</text:p>
          </table:table-cell>
          <table:table-cell office:value-type="float" office:value="0.7462395683519526" table:style-name="ce6">
            <text:p>0.75</text:p>
          </table:table-cell>
          <table:table-cell office:value-type="float" office:value="0.7263256040960796" table:style-name="ce6">
            <text:p>0.73</text:p>
          </table:table-cell>
          <table:table-cell office:value-type="float" office:value="0.75451807186114084" table:style-name="ce6">
            <text:p>0.75</text:p>
          </table:table-cell>
          <table:table-cell office:value-type="float" office:value="0.67133386585323762" table:style-name="ce6">
            <text:p>0.67</text:p>
          </table:table-cell>
          <table:table-cell office:value-type="float" office:value="0.47664846420657619" table:style-name="ce6">
            <text:p>0.48</text:p>
          </table:table-cell>
          <table:table-cell office:value-type="float" office:value="0.31686418805585687" table:style-name="ce6">
            <text:p>0.32</text:p>
          </table:table-cell>
          <table:table-cell office:value-type="float" office:value="7.9892138075359664E-2" table:style-name="ce6">
            <text:p>0.0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2761776130009244E-2" table:style-name="ce7">
            <text:p>0.0928</text:p>
          </table:table-cell>
          <table:table-cell office:value-type="float" office:value="0.40496393871107234" table:style-name="ce6">
            <text:p>0.40</text:p>
          </table:table-cell>
          <table:table-cell office:value-type="float" office:value="0.52002712025038189" table:style-name="ce6">
            <text:p>0.52</text:p>
          </table:table-cell>
          <table:table-cell office:value-type="float" office:value="0.71103599482111401" table:style-name="ce6">
            <text:p>0.71</text:p>
          </table:table-cell>
          <table:table-cell office:value-type="float" office:value="0.7462395683519526" table:style-name="ce6">
            <text:p>0.75</text:p>
          </table:table-cell>
          <table:table-cell office:value-type="float" office:value="0.7263256040960796" table:style-name="ce6">
            <text:p>0.73</text:p>
          </table:table-cell>
          <table:table-cell office:value-type="float" office:value="0.75451807186114084" table:style-name="ce6">
            <text:p>0.75</text:p>
          </table:table-cell>
          <table:table-cell office:value-type="float" office:value="0.67133386585323762" table:style-name="ce6">
            <text:p>0.67</text:p>
          </table:table-cell>
          <table:table-cell office:value-type="float" office:value="0.47664846420657619" table:style-name="ce6">
            <text:p>0.48</text:p>
          </table:table-cell>
          <table:table-cell office:value-type="float" office:value="0.31686418805585687" table:style-name="ce6">
            <text:p>0.32</text:p>
          </table:table-cell>
          <table:table-cell office:value-type="float" office:value="7.9892138075359664E-2" table:style-name="ce6">
            <text:p>0.0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7:.B10])" table:style-name="ce11">
            <text:p>0.0000</text:p>
          </table:table-cell>
          <table:table-cell office:value-type="float" office:value="0" table:formula="of:=SUM([.C7:.C10])" table:style-name="ce11">
            <text:p>0.0000</text:p>
          </table:table-cell>
          <table:table-cell office:value-type="float" office:value="0" table:formula="of:=SUM([.D7:.D10])" table:style-name="ce11">
            <text:p>0.0000</text:p>
          </table:table-cell>
          <table:table-cell office:value-type="float" office:value="0" table:formula="of:=SUM([.E7:.E10])" table:style-name="ce11">
            <text:p>0.0000</text:p>
          </table:table-cell>
          <table:table-cell office:value-type="float" office:value="0" table:formula="of:=SUM([.F7:.F10])" table:style-name="ce11">
            <text:p>0.0000</text:p>
          </table:table-cell>
          <table:table-cell office:value-type="float" office:value="0.37104710452003697" table:formula="of:=SUM([.G7:.G10])" table:style-name="ce11">
            <text:p>0.3710</text:p>
          </table:table-cell>
          <table:table-cell office:value-type="float" office:value="1.6198557548442893" table:formula="of:=SUM([.H7:.H10])" table:style-name="ce11">
            <text:p>1.6199</text:p>
          </table:table-cell>
          <table:table-cell office:value-type="float" office:value="2.0801084810015276" table:formula="of:=SUM([.I7:.I10])" table:style-name="ce11">
            <text:p>2.0801</text:p>
          </table:table-cell>
          <table:table-cell office:value-type="float" office:value="2.8441439792844561" table:formula="of:=SUM([.J7:.J10])" table:style-name="ce11">
            <text:p>2.8441</text:p>
          </table:table-cell>
          <table:table-cell office:value-type="float" office:value="2.9849582734078104" table:formula="of:=SUM([.K7:.K10])" table:style-name="ce11">
            <text:p>2.9850</text:p>
          </table:table-cell>
          <table:table-cell office:value-type="float" office:value="2.9053024163843184" table:formula="of:=SUM([.L7:.L10])" table:style-name="ce11">
            <text:p>2.9053</text:p>
          </table:table-cell>
          <table:table-cell office:value-type="float" office:value="3.0180722874445634" table:formula="of:=SUM([.M7:.M10])" table:style-name="ce11">
            <text:p>3.0181</text:p>
          </table:table-cell>
          <table:table-cell office:value-type="float" office:value="2.6853354634129505" table:formula="of:=SUM([.N7:.N10])" table:style-name="ce11">
            <text:p>2.6853</text:p>
          </table:table-cell>
          <table:table-cell office:value-type="float" office:value="1.9065938568263048" table:formula="of:=SUM([.O7:.O10])" table:style-name="ce11">
            <text:p>1.9066</text:p>
          </table:table-cell>
          <table:table-cell office:value-type="float" office:value="1.2674567522234275" table:formula="of:=SUM([.P7:.P10])" table:style-name="ce11">
            <text:p>1.2675</text:p>
          </table:table-cell>
          <table:table-cell office:value-type="float" office:value="0.31956855230143866" table:formula="of:=SUM([.Q7:.Q10])" table:style-name="ce11">
            <text:p>0.3196</text:p>
          </table:table-cell>
          <table:table-cell office:value-type="float" office:value="0" table:formula="of:=SUM([.R7:.R10])" table:style-name="ce11">
            <text:p>0.0000</text:p>
          </table:table-cell>
          <table:table-cell office:value-type="float" office:value="0" table:formula="of:=SUM([.S7:.S10])" table:style-name="ce11">
            <text:p>0.0000</text:p>
          </table:table-cell>
          <table:table-cell office:value-type="float" office:value="0" table:formula="of:=SUM([.T7:.T10])" table:style-name="ce11">
            <text:p>0.0000</text:p>
          </table:table-cell>
          <table:table-cell office:value-type="float" office:value="0" table:formula="of:=SUM([.U7:.U10])" table:style-name="ce11">
            <text:p>0.0000</text:p>
          </table:table-cell>
          <table:table-cell office:value-type="float" office:value="0" table:formula="of:=SUM([.V7:.V10])" table:style-name="ce11">
            <text:p>0.0000</text:p>
          </table:table-cell>
          <table:table-cell office:value-type="float" office:value="0" table:formula="of:=SUM([.W7:.W10])" table:style-name="ce11">
            <text:p>0.0000</text:p>
          </table:table-cell>
          <table:table-cell office:value-type="float" office:value="0" table:formula="of:=SUM([.X7:.X10])" table:style-name="ce11">
            <text:p>0.0000</text:p>
          </table:table-cell>
          <table:table-cell office:value-type="float" office:value="0" table:formula="of:=SUM([.Y7:.Y10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3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6266086538605494E-2" table:style-name="ce7">
            <text:p>0.0963</text:p>
          </table:table-cell>
          <table:table-cell office:value-type="float" office:value="0.36860707556532696" table:style-name="ce6">
            <text:p>0.37</text:p>
          </table:table-cell>
          <table:table-cell office:value-type="float" office:value="0.58557793777548461" table:style-name="ce6">
            <text:p>0.59</text:p>
          </table:table-cell>
          <table:table-cell office:value-type="float" office:value="0.63146617374380387" table:style-name="ce6">
            <text:p>0.63</text:p>
          </table:table-cell>
          <table:table-cell office:value-type="float" office:value="0.74803348859705177" table:style-name="ce6">
            <text:p>0.75</text:p>
          </table:table-cell>
          <table:table-cell office:value-type="float" office:value="0.74412392658669446" table:style-name="ce6">
            <text:p>0.74</text:p>
          </table:table-cell>
          <table:table-cell office:value-type="float" office:value="0.64849069958679062" table:style-name="ce6">
            <text:p>0.65</text:p>
          </table:table-cell>
          <table:table-cell office:value-type="float" office:value="0.60375655183639343" table:style-name="ce6">
            <text:p>0.60</text:p>
          </table:table-cell>
          <table:table-cell office:value-type="float" office:value="0.42672663013210077" table:style-name="ce6">
            <text:p>0.43</text:p>
          </table:table-cell>
          <table:table-cell office:value-type="float" office:value="0.28620195585924157" table:style-name="ce6">
            <text:p>0.29</text:p>
          </table:table-cell>
          <table:table-cell office:value-type="float" office:value="7.0262337136429584E-2" table:style-name="ce6">
            <text:p>0.0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6266086538605494E-2" table:style-name="ce7">
            <text:p>0.0963</text:p>
          </table:table-cell>
          <table:table-cell office:value-type="float" office:value="0.36860707556532696" table:style-name="ce6">
            <text:p>0.37</text:p>
          </table:table-cell>
          <table:table-cell office:value-type="float" office:value="0.58557793777548461" table:style-name="ce6">
            <text:p>0.59</text:p>
          </table:table-cell>
          <table:table-cell office:value-type="float" office:value="0.63146617374380387" table:style-name="ce6">
            <text:p>0.63</text:p>
          </table:table-cell>
          <table:table-cell office:value-type="float" office:value="0.74803348859705177" table:style-name="ce6">
            <text:p>0.75</text:p>
          </table:table-cell>
          <table:table-cell office:value-type="float" office:value="0.74412392658669446" table:style-name="ce6">
            <text:p>0.74</text:p>
          </table:table-cell>
          <table:table-cell office:value-type="float" office:value="0.64849069958679062" table:style-name="ce6">
            <text:p>0.65</text:p>
          </table:table-cell>
          <table:table-cell office:value-type="float" office:value="0.60375655183639343" table:style-name="ce6">
            <text:p>0.60</text:p>
          </table:table-cell>
          <table:table-cell office:value-type="float" office:value="0.42672663013210077" table:style-name="ce6">
            <text:p>0.43</text:p>
          </table:table-cell>
          <table:table-cell office:value-type="float" office:value="0.28620195585924157" table:style-name="ce6">
            <text:p>0.29</text:p>
          </table:table-cell>
          <table:table-cell office:value-type="float" office:value="7.0262337136429584E-2" table:style-name="ce6">
            <text:p>0.0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13:.B16])" table:style-name="ce11">
            <text:p>0.0000</text:p>
          </table:table-cell>
          <table:table-cell office:value-type="float" office:value="0" table:formula="of:=SUM([.C13:.C16])" table:style-name="ce11">
            <text:p>0.0000</text:p>
          </table:table-cell>
          <table:table-cell office:value-type="float" office:value="0" table:formula="of:=SUM([.D13:.D16])" table:style-name="ce11">
            <text:p>0.0000</text:p>
          </table:table-cell>
          <table:table-cell office:value-type="float" office:value="0" table:formula="of:=SUM([.E13:.E16])" table:style-name="ce11">
            <text:p>0.0000</text:p>
          </table:table-cell>
          <table:table-cell office:value-type="float" office:value="0" table:formula="of:=SUM([.F13:.F16])" table:style-name="ce11">
            <text:p>0.0000</text:p>
          </table:table-cell>
          <table:table-cell office:value-type="float" office:value="0.38506434615442198" table:formula="of:=SUM([.G13:.G16])" table:style-name="ce11">
            <text:p>0.3851</text:p>
          </table:table-cell>
          <table:table-cell office:value-type="float" office:value="1.4744283022613078" table:formula="of:=SUM([.H13:.H16])" table:style-name="ce11">
            <text:p>1.4744</text:p>
          </table:table-cell>
          <table:table-cell office:value-type="float" office:value="2.3423117511019385" table:formula="of:=SUM([.I13:.I16])" table:style-name="ce11">
            <text:p>2.3423</text:p>
          </table:table-cell>
          <table:table-cell office:value-type="float" office:value="2.5258646949752155" table:formula="of:=SUM([.J13:.J16])" table:style-name="ce11">
            <text:p>2.5259</text:p>
          </table:table-cell>
          <table:table-cell office:value-type="float" office:value="2.9921339543882071" table:formula="of:=SUM([.K13:.K16])" table:style-name="ce11">
            <text:p>2.9921</text:p>
          </table:table-cell>
          <table:table-cell office:value-type="float" office:value="2.9764957063467778" table:formula="of:=SUM([.L13:.L16])" table:style-name="ce11">
            <text:p>2.9765</text:p>
          </table:table-cell>
          <table:table-cell office:value-type="float" office:value="2.5939627983471625" table:formula="of:=SUM([.M13:.M16])" table:style-name="ce11">
            <text:p>2.5940</text:p>
          </table:table-cell>
          <table:table-cell office:value-type="float" office:value="2.4150262073455737" table:formula="of:=SUM([.N13:.N16])" table:style-name="ce11">
            <text:p>2.4150</text:p>
          </table:table-cell>
          <table:table-cell office:value-type="float" office:value="1.7069065205284031" table:formula="of:=SUM([.O13:.O16])" table:style-name="ce11">
            <text:p>1.7069</text:p>
          </table:table-cell>
          <table:table-cell office:value-type="float" office:value="1.1448078234369663" table:formula="of:=SUM([.P13:.P16])" table:style-name="ce11">
            <text:p>1.1448</text:p>
          </table:table-cell>
          <table:table-cell office:value-type="float" office:value="0.28104934854571834" table:formula="of:=SUM([.Q13:.Q16])" table:style-name="ce11">
            <text:p>0.2810</text:p>
          </table:table-cell>
          <table:table-cell office:value-type="float" office:value="0" table:formula="of:=SUM([.R13:.R16])" table:style-name="ce11">
            <text:p>0.0000</text:p>
          </table:table-cell>
          <table:table-cell office:value-type="float" office:value="0" table:formula="of:=SUM([.S13:.S16])" table:style-name="ce11">
            <text:p>0.0000</text:p>
          </table:table-cell>
          <table:table-cell office:value-type="float" office:value="0" table:formula="of:=SUM([.T13:.T16])" table:style-name="ce11">
            <text:p>0.0000</text:p>
          </table:table-cell>
          <table:table-cell office:value-type="float" office:value="0" table:formula="of:=SUM([.U13:.U16])" table:style-name="ce11">
            <text:p>0.0000</text:p>
          </table:table-cell>
          <table:table-cell office:value-type="float" office:value="0" table:formula="of:=SUM([.V13:.V16])" table:style-name="ce11">
            <text:p>0.0000</text:p>
          </table:table-cell>
          <table:table-cell office:value-type="float" office:value="0" table:formula="of:=SUM([.W13:.W16])" table:style-name="ce11">
            <text:p>0.0000</text:p>
          </table:table-cell>
          <table:table-cell office:value-type="float" office:value="0" table:formula="of:=SUM([.X13:.X16])" table:style-name="ce11">
            <text:p>0.0000</text:p>
          </table:table-cell>
          <table:table-cell office:value-type="float" office:value="0" table:formula="of:=SUM([.Y13:.Y16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24" table:style-name="ce7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2">
            <text:p>s4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7051269781303763E-2" table:style-name="ce7">
            <text:p>0.0771</text:p>
          </table:table-cell>
          <table:table-cell office:value-type="float" office:value="0.38664117762584715" table:style-name="ce6">
            <text:p>0.39</text:p>
          </table:table-cell>
          <table:table-cell office:value-type="float" office:value="0.5654718105172829" table:style-name="ce6">
            <text:p>0.57</text:p>
          </table:table-cell>
          <table:table-cell office:value-type="float" office:value="0.66096717025394758" table:style-name="ce6">
            <text:p>0.66</text:p>
          </table:table-cell>
          <table:table-cell office:value-type="float" office:value="0.69795074326573081" table:style-name="ce6">
            <text:p>0.70</text:p>
          </table:table-cell>
          <table:table-cell office:value-type="float" office:value="0.80022502587256916" table:style-name="ce6">
            <text:p>0.80</text:p>
          </table:table-cell>
          <table:table-cell office:value-type="float" office:value="0.7421401056488014" table:style-name="ce6">
            <text:p>0.74</text:p>
          </table:table-cell>
          <table:table-cell office:value-type="float" office:value="0.63100604266494753" table:style-name="ce6">
            <text:p>0.63</text:p>
          </table:table-cell>
          <table:table-cell office:value-type="float" office:value="0.42592920458756239" table:style-name="ce6">
            <text:p>0.43</text:p>
          </table:table-cell>
          <table:table-cell office:value-type="float" office:value="0.33831000562140379" table:style-name="ce6">
            <text:p>0.34</text:p>
          </table:table-cell>
          <table:table-cell office:value-type="float" office:value="4.3809599483079296E-2" table:style-name="ce6">
            <text:p>0.04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7051269781303763E-2" table:style-name="ce7">
            <text:p>0.0771</text:p>
          </table:table-cell>
          <table:table-cell office:value-type="float" office:value="0.38664117762584715" table:style-name="ce6">
            <text:p>0.39</text:p>
          </table:table-cell>
          <table:table-cell office:value-type="float" office:value="0.5654718105172829" table:style-name="ce6">
            <text:p>0.57</text:p>
          </table:table-cell>
          <table:table-cell office:value-type="float" office:value="0.66096717025394758" table:style-name="ce6">
            <text:p>0.66</text:p>
          </table:table-cell>
          <table:table-cell office:value-type="float" office:value="0.69795074326573081" table:style-name="ce6">
            <text:p>0.70</text:p>
          </table:table-cell>
          <table:table-cell office:value-type="float" office:value="0.80022502587256916" table:style-name="ce6">
            <text:p>0.80</text:p>
          </table:table-cell>
          <table:table-cell office:value-type="float" office:value="0.7421401056488014" table:style-name="ce6">
            <text:p>0.74</text:p>
          </table:table-cell>
          <table:table-cell office:value-type="float" office:value="0.63100604266494753" table:style-name="ce6">
            <text:p>0.63</text:p>
          </table:table-cell>
          <table:table-cell office:value-type="float" office:value="0.42592920458756239" table:style-name="ce6">
            <text:p>0.43</text:p>
          </table:table-cell>
          <table:table-cell office:value-type="float" office:value="0.33831000562140379" table:style-name="ce6">
            <text:p>0.34</text:p>
          </table:table-cell>
          <table:table-cell office:value-type="float" office:value="4.3809599483079296E-2" table:style-name="ce6">
            <text:p>0.04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19:.B22])" table:style-name="ce11">
            <text:p>0.0000</text:p>
          </table:table-cell>
          <table:table-cell office:value-type="float" office:value="0" table:formula="of:=SUM([.C19:.C22])" table:style-name="ce11">
            <text:p>0.0000</text:p>
          </table:table-cell>
          <table:table-cell office:value-type="float" office:value="0" table:formula="of:=SUM([.D19:.D22])" table:style-name="ce11">
            <text:p>0.0000</text:p>
          </table:table-cell>
          <table:table-cell office:value-type="float" office:value="0" table:formula="of:=SUM([.E19:.E22])" table:style-name="ce11">
            <text:p>0.0000</text:p>
          </table:table-cell>
          <table:table-cell office:value-type="float" office:value="0" table:formula="of:=SUM([.F19:.F22])" table:style-name="ce11">
            <text:p>0.0000</text:p>
          </table:table-cell>
          <table:table-cell office:value-type="float" office:value="0.30820507912521505" table:formula="of:=SUM([.G19:.G22])" table:style-name="ce11">
            <text:p>0.3082</text:p>
          </table:table-cell>
          <table:table-cell office:value-type="float" office:value="1.5465647105033886" table:formula="of:=SUM([.H19:.H22])" table:style-name="ce11">
            <text:p>1.5466</text:p>
          </table:table-cell>
          <table:table-cell office:value-type="float" office:value="2.2618872420691316" table:formula="of:=SUM([.I19:.I22])" table:style-name="ce11">
            <text:p>2.2619</text:p>
          </table:table-cell>
          <table:table-cell office:value-type="float" office:value="2.6438686810157903" table:formula="of:=SUM([.J19:.J22])" table:style-name="ce11">
            <text:p>2.6439</text:p>
          </table:table-cell>
          <table:table-cell office:value-type="float" office:value="2.7918029730629232" table:formula="of:=SUM([.K19:.K22])" table:style-name="ce11">
            <text:p>2.7918</text:p>
          </table:table-cell>
          <table:table-cell office:value-type="float" office:value="3.2009001034902766" table:formula="of:=SUM([.L19:.L22])" table:style-name="ce11">
            <text:p>3.2009</text:p>
          </table:table-cell>
          <table:table-cell office:value-type="float" office:value="2.9685604225952056" table:formula="of:=SUM([.M19:.M22])" table:style-name="ce11">
            <text:p>2.9686</text:p>
          </table:table-cell>
          <table:table-cell office:value-type="float" office:value="2.5240241706597901" table:formula="of:=SUM([.N19:.N22])" table:style-name="ce11">
            <text:p>2.5240</text:p>
          </table:table-cell>
          <table:table-cell office:value-type="float" office:value="1.7037168183502496" table:formula="of:=SUM([.O19:.O22])" table:style-name="ce11">
            <text:p>1.7037</text:p>
          </table:table-cell>
          <table:table-cell office:value-type="float" office:value="1.3532400224856151" table:formula="of:=SUM([.P19:.P22])" table:style-name="ce11">
            <text:p>1.3532</text:p>
          </table:table-cell>
          <table:table-cell office:value-type="float" office:value="0.17523839793231719" table:formula="of:=SUM([.Q19:.Q22])" table:style-name="ce11">
            <text:p>0.1752</text:p>
          </table:table-cell>
          <table:table-cell office:value-type="float" office:value="0" table:formula="of:=SUM([.R19:.R22])" table:style-name="ce11">
            <text:p>0.0000</text:p>
          </table:table-cell>
          <table:table-cell office:value-type="float" office:value="0" table:formula="of:=SUM([.S19:.S22])" table:style-name="ce11">
            <text:p>0.0000</text:p>
          </table:table-cell>
          <table:table-cell office:value-type="float" office:value="0" table:formula="of:=SUM([.T19:.T22])" table:style-name="ce11">
            <text:p>0.0000</text:p>
          </table:table-cell>
          <table:table-cell office:value-type="float" office:value="0" table:formula="of:=SUM([.U19:.U22])" table:style-name="ce11">
            <text:p>0.0000</text:p>
          </table:table-cell>
          <table:table-cell office:value-type="float" office:value="0" table:formula="of:=SUM([.V19:.V22])" table:style-name="ce11">
            <text:p>0.0000</text:p>
          </table:table-cell>
          <table:table-cell office:value-type="float" office:value="0" table:formula="of:=SUM([.W19:.W22])" table:style-name="ce11">
            <text:p>0.0000</text:p>
          </table:table-cell>
          <table:table-cell office:value-type="float" office:value="0" table:formula="of:=SUM([.X19:.X22])" table:style-name="ce11">
            <text:p>0.0000</text:p>
          </table:table-cell>
          <table:table-cell office:value-type="float" office:value="0" table:formula="of:=SUM([.Y19:.Y22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5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0466327099113948E-2" table:style-name="ce7">
            <text:p>0.0705</text:p>
          </table:table-cell>
          <table:table-cell office:value-type="float" office:value="0.36744765072259644" table:style-name="ce6">
            <text:p>0.37</text:p>
          </table:table-cell>
          <table:table-cell office:value-type="float" office:value="0.52353940455346226" table:style-name="ce6">
            <text:p>0.52</text:p>
          </table:table-cell>
          <table:table-cell office:value-type="float" office:value="0.64454045871502064" table:style-name="ce6">
            <text:p>0.64</text:p>
          </table:table-cell>
          <table:table-cell office:value-type="float" office:value="0.78096480415996505" table:style-name="ce6">
            <text:p>0.78</text:p>
          </table:table-cell>
          <table:table-cell office:value-type="float" office:value="0.75614756080427326" table:style-name="ce6">
            <text:p>0.76</text:p>
          </table:table-cell>
          <table:table-cell office:value-type="float" office:value="0.71222455488138503" table:style-name="ce6">
            <text:p>0.71</text:p>
          </table:table-cell>
          <table:table-cell office:value-type="float" office:value="0.60933030273844968" table:style-name="ce6">
            <text:p>0.61</text:p>
          </table:table-cell>
          <table:table-cell office:value-type="float" office:value="0.5034772698017782" table:style-name="ce6">
            <text:p>0.50</text:p>
          </table:table-cell>
          <table:table-cell office:value-type="float" office:value="0.33462907282627996" table:style-name="ce6">
            <text:p>0.33</text:p>
          </table:table-cell>
          <table:table-cell office:value-type="float" office:value="8.4424098487749122E-2" table:style-name="ce6">
            <text:p>0.0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0466327099113948E-2" table:style-name="ce7">
            <text:p>0.0705</text:p>
          </table:table-cell>
          <table:table-cell office:value-type="float" office:value="0.36744765072259644" table:style-name="ce6">
            <text:p>0.37</text:p>
          </table:table-cell>
          <table:table-cell office:value-type="float" office:value="0.52353940455346226" table:style-name="ce6">
            <text:p>0.52</text:p>
          </table:table-cell>
          <table:table-cell office:value-type="float" office:value="0.64454045871502064" table:style-name="ce6">
            <text:p>0.64</text:p>
          </table:table-cell>
          <table:table-cell office:value-type="float" office:value="0.78096480415996505" table:style-name="ce6">
            <text:p>0.78</text:p>
          </table:table-cell>
          <table:table-cell office:value-type="float" office:value="0.75614756080427326" table:style-name="ce6">
            <text:p>0.76</text:p>
          </table:table-cell>
          <table:table-cell office:value-type="float" office:value="0.71222455488138503" table:style-name="ce6">
            <text:p>0.71</text:p>
          </table:table-cell>
          <table:table-cell office:value-type="float" office:value="0.60933030273844968" table:style-name="ce6">
            <text:p>0.61</text:p>
          </table:table-cell>
          <table:table-cell office:value-type="float" office:value="0.5034772698017782" table:style-name="ce6">
            <text:p>0.50</text:p>
          </table:table-cell>
          <table:table-cell office:value-type="float" office:value="0.33462907282627996" table:style-name="ce6">
            <text:p>0.33</text:p>
          </table:table-cell>
          <table:table-cell office:value-type="float" office:value="8.4424098487749122E-2" table:style-name="ce6">
            <text:p>0.0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25:.B28])" table:style-name="ce11">
            <text:p>0.0000</text:p>
          </table:table-cell>
          <table:table-cell office:value-type="float" office:value="0" table:formula="of:=SUM([.C25:.C28])" table:style-name="ce11">
            <text:p>0.0000</text:p>
          </table:table-cell>
          <table:table-cell office:value-type="float" office:value="0" table:formula="of:=SUM([.D25:.D28])" table:style-name="ce11">
            <text:p>0.0000</text:p>
          </table:table-cell>
          <table:table-cell office:value-type="float" office:value="0" table:formula="of:=SUM([.E25:.E28])" table:style-name="ce11">
            <text:p>0.0000</text:p>
          </table:table-cell>
          <table:table-cell office:value-type="float" office:value="0" table:formula="of:=SUM([.F25:.F28])" table:style-name="ce11">
            <text:p>0.0000</text:p>
          </table:table-cell>
          <table:table-cell office:value-type="float" office:value="0.28186530839645579" table:formula="of:=SUM([.G25:.G28])" table:style-name="ce11">
            <text:p>0.2819</text:p>
          </table:table-cell>
          <table:table-cell office:value-type="float" office:value="1.4697906028903858" table:formula="of:=SUM([.H25:.H28])" table:style-name="ce11">
            <text:p>1.4698</text:p>
          </table:table-cell>
          <table:table-cell office:value-type="float" office:value="2.094157618213849" table:formula="of:=SUM([.I25:.I28])" table:style-name="ce11">
            <text:p>2.0942</text:p>
          </table:table-cell>
          <table:table-cell office:value-type="float" office:value="2.5781618348600825" table:formula="of:=SUM([.J25:.J28])" table:style-name="ce11">
            <text:p>2.5782</text:p>
          </table:table-cell>
          <table:table-cell office:value-type="float" office:value="3.1238592166398602" table:formula="of:=SUM([.K25:.K28])" table:style-name="ce11">
            <text:p>3.1239</text:p>
          </table:table-cell>
          <table:table-cell office:value-type="float" office:value="3.024590243217093" table:formula="of:=SUM([.L25:.L28])" table:style-name="ce11">
            <text:p>3.0246</text:p>
          </table:table-cell>
          <table:table-cell office:value-type="float" office:value="2.8488982195255401" table:formula="of:=SUM([.M25:.M28])" table:style-name="ce11">
            <text:p>2.8489</text:p>
          </table:table-cell>
          <table:table-cell office:value-type="float" office:value="2.4373212109537987" table:formula="of:=SUM([.N25:.N28])" table:style-name="ce11">
            <text:p>2.4373</text:p>
          </table:table-cell>
          <table:table-cell office:value-type="float" office:value="2.0139090792071128" table:formula="of:=SUM([.O25:.O28])" table:style-name="ce11">
            <text:p>2.0139</text:p>
          </table:table-cell>
          <table:table-cell office:value-type="float" office:value="1.3385162913051198" table:formula="of:=SUM([.P25:.P28])" table:style-name="ce11">
            <text:p>1.3385</text:p>
          </table:table-cell>
          <table:table-cell office:value-type="float" office:value="0.33769639395099649" table:formula="of:=SUM([.Q25:.Q28])" table:style-name="ce11">
            <text:p>0.3377</text:p>
          </table:table-cell>
          <table:table-cell office:value-type="float" office:value="0" table:formula="of:=SUM([.R25:.R28])" table:style-name="ce11">
            <text:p>0.0000</text:p>
          </table:table-cell>
          <table:table-cell office:value-type="float" office:value="0" table:formula="of:=SUM([.S25:.S28])" table:style-name="ce11">
            <text:p>0.0000</text:p>
          </table:table-cell>
          <table:table-cell office:value-type="float" office:value="0" table:formula="of:=SUM([.T25:.T28])" table:style-name="ce11">
            <text:p>0.0000</text:p>
          </table:table-cell>
          <table:table-cell office:value-type="float" office:value="0" table:formula="of:=SUM([.U25:.U28])" table:style-name="ce11">
            <text:p>0.0000</text:p>
          </table:table-cell>
          <table:table-cell office:value-type="float" office:value="0" table:formula="of:=SUM([.V25:.V28])" table:style-name="ce11">
            <text:p>0.0000</text:p>
          </table:table-cell>
          <table:table-cell office:value-type="float" office:value="0" table:formula="of:=SUM([.W25:.W28])" table:style-name="ce11">
            <text:p>0.0000</text:p>
          </table:table-cell>
          <table:table-cell office:value-type="float" office:value="0" table:formula="of:=SUM([.X25:.X28])" table:style-name="ce11">
            <text:p>0.0000</text:p>
          </table:table-cell>
          <table:table-cell office:value-type="float" office:value="0" table:formula="of:=SUM([.Y25:.Y28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6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8676211779160403E-2" table:style-name="ce7">
            <text:p>0.0987</text:p>
          </table:table-cell>
          <table:table-cell office:value-type="float" office:value="0.38604886483697798" table:style-name="ce6">
            <text:p>0.39</text:p>
          </table:table-cell>
          <table:table-cell office:value-type="float" office:value="0.52404237874926207" table:style-name="ce6">
            <text:p>0.52</text:p>
          </table:table-cell>
          <table:table-cell office:value-type="float" office:value="0.65423552065482482" table:style-name="ce6">
            <text:p>0.65</text:p>
          </table:table-cell>
          <table:table-cell office:value-type="float" office:value="0.76249669254958707" table:style-name="ce6">
            <text:p>0.76</text:p>
          </table:table-cell>
          <table:table-cell office:value-type="float" office:value="0.69903098323320267" table:style-name="ce6">
            <text:p>0.70</text:p>
          </table:table-cell>
          <table:table-cell office:value-type="float" office:value="0.73008385192622038" table:style-name="ce6">
            <text:p>0.73</text:p>
          </table:table-cell>
          <table:table-cell office:value-type="float" office:value="0.63569075407622655" table:style-name="ce6">
            <text:p>0.64</text:p>
          </table:table-cell>
          <table:table-cell office:value-type="float" office:value="0.53955393221193981" table:style-name="ce6">
            <text:p>0.54</text:p>
          </table:table-cell>
          <table:table-cell office:value-type="float" office:value="0.35348941876676543" table:style-name="ce6">
            <text:p>0.35</text:p>
          </table:table-cell>
          <table:table-cell office:value-type="float" office:value="9.3032256722587192E-2" table:style-name="ce6">
            <text:p>0.0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8676211779160403E-2" table:style-name="ce7">
            <text:p>0.0987</text:p>
          </table:table-cell>
          <table:table-cell office:value-type="float" office:value="0.38604886483697798" table:style-name="ce6">
            <text:p>0.39</text:p>
          </table:table-cell>
          <table:table-cell office:value-type="float" office:value="0.52404237874926207" table:style-name="ce6">
            <text:p>0.52</text:p>
          </table:table-cell>
          <table:table-cell office:value-type="float" office:value="0.65423552065482482" table:style-name="ce6">
            <text:p>0.65</text:p>
          </table:table-cell>
          <table:table-cell office:value-type="float" office:value="0.76249669254958707" table:style-name="ce6">
            <text:p>0.76</text:p>
          </table:table-cell>
          <table:table-cell office:value-type="float" office:value="0.69903098323320267" table:style-name="ce6">
            <text:p>0.70</text:p>
          </table:table-cell>
          <table:table-cell office:value-type="float" office:value="0.73008385192622038" table:style-name="ce6">
            <text:p>0.73</text:p>
          </table:table-cell>
          <table:table-cell office:value-type="float" office:value="0.63569075407622655" table:style-name="ce6">
            <text:p>0.64</text:p>
          </table:table-cell>
          <table:table-cell office:value-type="float" office:value="0.53955393221193981" table:style-name="ce6">
            <text:p>0.54</text:p>
          </table:table-cell>
          <table:table-cell office:value-type="float" office:value="0.35348941876676543" table:style-name="ce6">
            <text:p>0.35</text:p>
          </table:table-cell>
          <table:table-cell office:value-type="float" office:value="9.3032256722587192E-2" table:style-name="ce6">
            <text:p>0.0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31:.B34])" table:style-name="ce11">
            <text:p>0.0000</text:p>
          </table:table-cell>
          <table:table-cell office:value-type="float" office:value="0" table:formula="of:=SUM([.C31:.C34])" table:style-name="ce11">
            <text:p>0.0000</text:p>
          </table:table-cell>
          <table:table-cell office:value-type="float" office:value="0" table:formula="of:=SUM([.D31:.D34])" table:style-name="ce11">
            <text:p>0.0000</text:p>
          </table:table-cell>
          <table:table-cell office:value-type="float" office:value="0" table:formula="of:=SUM([.E31:.E34])" table:style-name="ce11">
            <text:p>0.0000</text:p>
          </table:table-cell>
          <table:table-cell office:value-type="float" office:value="0" table:formula="of:=SUM([.F31:.F34])" table:style-name="ce11">
            <text:p>0.0000</text:p>
          </table:table-cell>
          <table:table-cell office:value-type="float" office:value="0.39470484711664161" table:formula="of:=SUM([.G31:.G34])" table:style-name="ce11">
            <text:p>0.3947</text:p>
          </table:table-cell>
          <table:table-cell office:value-type="float" office:value="1.5441954593479119" table:formula="of:=SUM([.H31:.H34])" table:style-name="ce11">
            <text:p>1.5442</text:p>
          </table:table-cell>
          <table:table-cell office:value-type="float" office:value="2.0961695149970483" table:formula="of:=SUM([.I31:.I34])" table:style-name="ce11">
            <text:p>2.0962</text:p>
          </table:table-cell>
          <table:table-cell office:value-type="float" office:value="2.6169420826192993" table:formula="of:=SUM([.J31:.J34])" table:style-name="ce11">
            <text:p>2.6169</text:p>
          </table:table-cell>
          <table:table-cell office:value-type="float" office:value="3.0499867701983483" table:formula="of:=SUM([.K31:.K34])" table:style-name="ce11">
            <text:p>3.0500</text:p>
          </table:table-cell>
          <table:table-cell office:value-type="float" office:value="2.7961239329328107" table:formula="of:=SUM([.L31:.L34])" table:style-name="ce11">
            <text:p>2.7961</text:p>
          </table:table-cell>
          <table:table-cell office:value-type="float" office:value="2.9203354077048815" table:formula="of:=SUM([.M31:.M34])" table:style-name="ce11">
            <text:p>2.9203</text:p>
          </table:table-cell>
          <table:table-cell office:value-type="float" office:value="2.5427630163049062" table:formula="of:=SUM([.N31:.N34])" table:style-name="ce11">
            <text:p>2.5428</text:p>
          </table:table-cell>
          <table:table-cell office:value-type="float" office:value="2.1582157288477593" table:formula="of:=SUM([.O31:.O34])" table:style-name="ce11">
            <text:p>2.1582</text:p>
          </table:table-cell>
          <table:table-cell office:value-type="float" office:value="1.4139576750670617" table:formula="of:=SUM([.P31:.P34])" table:style-name="ce11">
            <text:p>1.4140</text:p>
          </table:table-cell>
          <table:table-cell office:value-type="float" office:value="0.37212902689034877" table:formula="of:=SUM([.Q31:.Q34])" table:style-name="ce11">
            <text:p>0.3721</text:p>
          </table:table-cell>
          <table:table-cell office:value-type="float" office:value="0" table:formula="of:=SUM([.R31:.R34])" table:style-name="ce11">
            <text:p>0.0000</text:p>
          </table:table-cell>
          <table:table-cell office:value-type="float" office:value="0" table:formula="of:=SUM([.S31:.S34])" table:style-name="ce11">
            <text:p>0.0000</text:p>
          </table:table-cell>
          <table:table-cell office:value-type="float" office:value="0" table:formula="of:=SUM([.T31:.T34])" table:style-name="ce11">
            <text:p>0.0000</text:p>
          </table:table-cell>
          <table:table-cell office:value-type="float" office:value="0" table:formula="of:=SUM([.U31:.U34])" table:style-name="ce11">
            <text:p>0.0000</text:p>
          </table:table-cell>
          <table:table-cell office:value-type="float" office:value="0" table:formula="of:=SUM([.V31:.V34])" table:style-name="ce11">
            <text:p>0.0000</text:p>
          </table:table-cell>
          <table:table-cell office:value-type="float" office:value="0" table:formula="of:=SUM([.W31:.W34])" table:style-name="ce11">
            <text:p>0.0000</text:p>
          </table:table-cell>
          <table:table-cell office:value-type="float" office:value="0" table:formula="of:=SUM([.X31:.X34])" table:style-name="ce11">
            <text:p>0.0000</text:p>
          </table:table-cell>
          <table:table-cell office:value-type="float" office:value="0" table:formula="of:=SUM([.Y31:.Y34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.10183144419633185" table:style-name="ce7">
            <text:p>0.1018</text:p>
          </table:table-cell>
          <table:table-cell office:value-type="float" office:value="0.40464188636790011" table:style-name="ce6">
            <text:p>0.40</text:p>
          </table:table-cell>
          <table:table-cell office:value-type="float" office:value="0.59973862068269679" table:style-name="ce6">
            <text:p>0.60</text:p>
          </table:table-cell>
          <table:table-cell office:value-type="float" office:value="0.69885776866561033" table:style-name="ce6">
            <text:p>0.70</text:p>
          </table:table-cell>
          <table:table-cell office:value-type="float" office:value="0.66640029908296494" table:style-name="ce6">
            <text:p>0.67</text:p>
          </table:table-cell>
          <table:table-cell office:value-type="float" office:value="0.77658151795375807" table:style-name="ce6">
            <text:p>0.78</text:p>
          </table:table-cell>
          <table:table-cell office:value-type="float" office:value="0.72157832816481537" table:style-name="ce6">
            <text:p>0.72</text:p>
          </table:table-cell>
          <table:table-cell office:value-type="float" office:value="0.6543454114938988" table:style-name="ce6">
            <text:p>0.65</text:p>
          </table:table-cell>
          <table:table-cell office:value-type="float" office:value="0.53082545944105108" table:style-name="ce6">
            <text:p>0.53</text:p>
          </table:table-cell>
          <table:table-cell office:value-type="float" office:value="0.32291267832446119" table:style-name="ce6">
            <text:p>0.32</text:p>
          </table:table-cell>
          <table:table-cell office:value-type="float" office:value="0.10395639055829495" table:style-name="ce6">
            <text:p>0.1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.10183144419633185" table:style-name="ce7">
            <text:p>0.1018</text:p>
          </table:table-cell>
          <table:table-cell office:value-type="float" office:value="0.40464188636790011" table:style-name="ce6">
            <text:p>0.40</text:p>
          </table:table-cell>
          <table:table-cell office:value-type="float" office:value="0.59973862068269679" table:style-name="ce6">
            <text:p>0.60</text:p>
          </table:table-cell>
          <table:table-cell office:value-type="float" office:value="0.69885776866561033" table:style-name="ce6">
            <text:p>0.70</text:p>
          </table:table-cell>
          <table:table-cell office:value-type="float" office:value="0.66640029908296494" table:style-name="ce6">
            <text:p>0.67</text:p>
          </table:table-cell>
          <table:table-cell office:value-type="float" office:value="0.77658151795375807" table:style-name="ce6">
            <text:p>0.78</text:p>
          </table:table-cell>
          <table:table-cell office:value-type="float" office:value="0.72157832816481537" table:style-name="ce6">
            <text:p>0.72</text:p>
          </table:table-cell>
          <table:table-cell office:value-type="float" office:value="0.6543454114938988" table:style-name="ce6">
            <text:p>0.65</text:p>
          </table:table-cell>
          <table:table-cell office:value-type="float" office:value="0.53082545944105108" table:style-name="ce6">
            <text:p>0.53</text:p>
          </table:table-cell>
          <table:table-cell office:value-type="float" office:value="0.32291267832446119" table:style-name="ce6">
            <text:p>0.32</text:p>
          </table:table-cell>
          <table:table-cell office:value-type="float" office:value="0.10395639055829495" table:style-name="ce6">
            <text:p>0.1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37:.B40])" table:style-name="ce11">
            <text:p>0.0000</text:p>
          </table:table-cell>
          <table:table-cell office:value-type="float" office:value="0" table:formula="of:=SUM([.C37:.C40])" table:style-name="ce11">
            <text:p>0.0000</text:p>
          </table:table-cell>
          <table:table-cell office:value-type="float" office:value="0" table:formula="of:=SUM([.D37:.D40])" table:style-name="ce11">
            <text:p>0.0000</text:p>
          </table:table-cell>
          <table:table-cell office:value-type="float" office:value="0" table:formula="of:=SUM([.E37:.E40])" table:style-name="ce11">
            <text:p>0.0000</text:p>
          </table:table-cell>
          <table:table-cell office:value-type="float" office:value="0" table:formula="of:=SUM([.F37:.F40])" table:style-name="ce11">
            <text:p>0.0000</text:p>
          </table:table-cell>
          <table:table-cell office:value-type="float" office:value="0.40732577678532739" table:formula="of:=SUM([.G37:.G40])" table:style-name="ce11">
            <text:p>0.4073</text:p>
          </table:table-cell>
          <table:table-cell office:value-type="float" office:value="1.6185675454716004" table:formula="of:=SUM([.H37:.H40])" table:style-name="ce11">
            <text:p>1.6186</text:p>
          </table:table-cell>
          <table:table-cell office:value-type="float" office:value="2.3989544827307872" table:formula="of:=SUM([.I37:.I40])" table:style-name="ce11">
            <text:p>2.3990</text:p>
          </table:table-cell>
          <table:table-cell office:value-type="float" office:value="2.7954310746624413" table:formula="of:=SUM([.J37:.J40])" table:style-name="ce11">
            <text:p>2.7954</text:p>
          </table:table-cell>
          <table:table-cell office:value-type="float" office:value="2.6656011963318598" table:formula="of:=SUM([.K37:.K40])" table:style-name="ce11">
            <text:p>2.6656</text:p>
          </table:table-cell>
          <table:table-cell office:value-type="float" office:value="3.1063260718150323" table:formula="of:=SUM([.L37:.L40])" table:style-name="ce11">
            <text:p>3.1063</text:p>
          </table:table-cell>
          <table:table-cell office:value-type="float" office:value="2.8863133126592615" table:formula="of:=SUM([.M37:.M40])" table:style-name="ce11">
            <text:p>2.8863</text:p>
          </table:table-cell>
          <table:table-cell office:value-type="float" office:value="2.6173816459755952" table:formula="of:=SUM([.N37:.N40])" table:style-name="ce11">
            <text:p>2.6174</text:p>
          </table:table-cell>
          <table:table-cell office:value-type="float" office:value="2.1233018377642043" table:formula="of:=SUM([.O37:.O40])" table:style-name="ce11">
            <text:p>2.1233</text:p>
          </table:table-cell>
          <table:table-cell office:value-type="float" office:value="1.2916507132978448" table:formula="of:=SUM([.P37:.P40])" table:style-name="ce11">
            <text:p>1.2917</text:p>
          </table:table-cell>
          <table:table-cell office:value-type="float" office:value="0.41582556223317979" table:formula="of:=SUM([.Q37:.Q40])" table:style-name="ce11">
            <text:p>0.4158</text:p>
          </table:table-cell>
          <table:table-cell office:value-type="float" office:value="0" table:formula="of:=SUM([.R37:.R40])" table:style-name="ce11">
            <text:p>0.0000</text:p>
          </table:table-cell>
          <table:table-cell office:value-type="float" office:value="0" table:formula="of:=SUM([.S37:.S40])" table:style-name="ce11">
            <text:p>0.0000</text:p>
          </table:table-cell>
          <table:table-cell office:value-type="float" office:value="0" table:formula="of:=SUM([.T37:.T40])" table:style-name="ce11">
            <text:p>0.0000</text:p>
          </table:table-cell>
          <table:table-cell office:value-type="float" office:value="0" table:formula="of:=SUM([.U37:.U40])" table:style-name="ce11">
            <text:p>0.0000</text:p>
          </table:table-cell>
          <table:table-cell office:value-type="float" office:value="0" table:formula="of:=SUM([.V37:.V40])" table:style-name="ce11">
            <text:p>0.0000</text:p>
          </table:table-cell>
          <table:table-cell office:value-type="float" office:value="0" table:formula="of:=SUM([.W37:.W40])" table:style-name="ce11">
            <text:p>0.0000</text:p>
          </table:table-cell>
          <table:table-cell office:value-type="float" office:value="0" table:formula="of:=SUM([.X37:.X40])" table:style-name="ce11">
            <text:p>0.0000</text:p>
          </table:table-cell>
          <table:table-cell office:value-type="float" office:value="0" table:formula="of:=SUM([.Y37:.Y40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8610188449436999E-2" table:style-name="ce7">
            <text:p>0.0786</text:p>
          </table:table-cell>
          <table:table-cell office:value-type="float" office:value="0.41167387403383815" table:style-name="ce6">
            <text:p>0.41</text:p>
          </table:table-cell>
          <table:table-cell office:value-type="float" office:value="0.57302444126110286" table:style-name="ce6">
            <text:p>0.57</text:p>
          </table:table-cell>
          <table:table-cell office:value-type="float" office:value="0.71594774046519649" table:style-name="ce6">
            <text:p>0.72</text:p>
          </table:table-cell>
          <table:table-cell office:value-type="float" office:value="0.70540285952311521" table:style-name="ce6">
            <text:p>0.71</text:p>
          </table:table-cell>
          <table:table-cell office:value-type="float" office:value="0.69345567727973512" table:style-name="ce6">
            <text:p>0.69</text:p>
          </table:table-cell>
          <table:table-cell office:value-type="float" office:value="0.7642727683243048" table:style-name="ce6">
            <text:p>0.76</text:p>
          </table:table-cell>
          <table:table-cell office:value-type="float" office:value="0.6803576141827905" table:style-name="ce6">
            <text:p>0.68</text:p>
          </table:table-cell>
          <table:table-cell office:value-type="float" office:value="0.53008472376810445" table:style-name="ce6">
            <text:p>0.53</text:p>
          </table:table-cell>
          <table:table-cell office:value-type="float" office:value="0.34482334024520733" table:style-name="ce6">
            <text:p>0.34</text:p>
          </table:table-cell>
          <table:table-cell office:value-type="float" office:value="9.2630691761448586E-2" table:style-name="ce6">
            <text:p>0.0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8610188449436999E-2" table:style-name="ce7">
            <text:p>0.0786</text:p>
          </table:table-cell>
          <table:table-cell office:value-type="float" office:value="0.41167387403383815" table:style-name="ce6">
            <text:p>0.41</text:p>
          </table:table-cell>
          <table:table-cell office:value-type="float" office:value="0.57302444126110286" table:style-name="ce6">
            <text:p>0.57</text:p>
          </table:table-cell>
          <table:table-cell office:value-type="float" office:value="0.71594774046519649" table:style-name="ce6">
            <text:p>0.72</text:p>
          </table:table-cell>
          <table:table-cell office:value-type="float" office:value="0.70540285952311521" table:style-name="ce6">
            <text:p>0.71</text:p>
          </table:table-cell>
          <table:table-cell office:value-type="float" office:value="0.69345567727973512" table:style-name="ce6">
            <text:p>0.69</text:p>
          </table:table-cell>
          <table:table-cell office:value-type="float" office:value="0.7642727683243048" table:style-name="ce6">
            <text:p>0.76</text:p>
          </table:table-cell>
          <table:table-cell office:value-type="float" office:value="0.6803576141827905" table:style-name="ce6">
            <text:p>0.68</text:p>
          </table:table-cell>
          <table:table-cell office:value-type="float" office:value="0.53008472376810445" table:style-name="ce6">
            <text:p>0.53</text:p>
          </table:table-cell>
          <table:table-cell office:value-type="float" office:value="0.34482334024520733" table:style-name="ce6">
            <text:p>0.34</text:p>
          </table:table-cell>
          <table:table-cell office:value-type="float" office:value="9.2630691761448586E-2" table:style-name="ce6">
            <text:p>0.0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43:.B46])" table:style-name="ce11">
            <text:p>0.0000</text:p>
          </table:table-cell>
          <table:table-cell office:value-type="float" office:value="0" table:formula="of:=SUM([.C43:.C46])" table:style-name="ce11">
            <text:p>0.0000</text:p>
          </table:table-cell>
          <table:table-cell office:value-type="float" office:value="0" table:formula="of:=SUM([.D43:.D46])" table:style-name="ce11">
            <text:p>0.0000</text:p>
          </table:table-cell>
          <table:table-cell office:value-type="float" office:value="0" table:formula="of:=SUM([.E43:.E46])" table:style-name="ce11">
            <text:p>0.0000</text:p>
          </table:table-cell>
          <table:table-cell office:value-type="float" office:value="0" table:formula="of:=SUM([.F43:.F46])" table:style-name="ce11">
            <text:p>0.0000</text:p>
          </table:table-cell>
          <table:table-cell office:value-type="float" office:value="0.314440753797748" table:formula="of:=SUM([.G43:.G46])" table:style-name="ce11">
            <text:p>0.3144</text:p>
          </table:table-cell>
          <table:table-cell office:value-type="float" office:value="1.6466954961353526" table:formula="of:=SUM([.H43:.H46])" table:style-name="ce11">
            <text:p>1.6467</text:p>
          </table:table-cell>
          <table:table-cell office:value-type="float" office:value="2.2920977650444114" table:formula="of:=SUM([.I43:.I46])" table:style-name="ce11">
            <text:p>2.2921</text:p>
          </table:table-cell>
          <table:table-cell office:value-type="float" office:value="2.863790961860786" table:formula="of:=SUM([.J43:.J46])" table:style-name="ce11">
            <text:p>2.8638</text:p>
          </table:table-cell>
          <table:table-cell office:value-type="float" office:value="2.8216114380924608" table:formula="of:=SUM([.K43:.K46])" table:style-name="ce11">
            <text:p>2.8216</text:p>
          </table:table-cell>
          <table:table-cell office:value-type="float" office:value="2.7738227091189405" table:formula="of:=SUM([.L43:.L46])" table:style-name="ce11">
            <text:p>2.7738</text:p>
          </table:table-cell>
          <table:table-cell office:value-type="float" office:value="3.0570910732972192" table:formula="of:=SUM([.M43:.M46])" table:style-name="ce11">
            <text:p>3.0571</text:p>
          </table:table-cell>
          <table:table-cell office:value-type="float" office:value="2.721430456731162" table:formula="of:=SUM([.N43:.N46])" table:style-name="ce11">
            <text:p>2.7214</text:p>
          </table:table-cell>
          <table:table-cell office:value-type="float" office:value="2.1203388950724178" table:formula="of:=SUM([.O43:.O46])" table:style-name="ce11">
            <text:p>2.1203</text:p>
          </table:table-cell>
          <table:table-cell office:value-type="float" office:value="1.3792933609808293" table:formula="of:=SUM([.P43:.P46])" table:style-name="ce11">
            <text:p>1.3793</text:p>
          </table:table-cell>
          <table:table-cell office:value-type="float" office:value="0.37052276704579434" table:formula="of:=SUM([.Q43:.Q46])" table:style-name="ce11">
            <text:p>0.3705</text:p>
          </table:table-cell>
          <table:table-cell office:value-type="float" office:value="0" table:formula="of:=SUM([.R43:.R46])" table:style-name="ce11">
            <text:p>0.0000</text:p>
          </table:table-cell>
          <table:table-cell office:value-type="float" office:value="0" table:formula="of:=SUM([.S43:.S46])" table:style-name="ce11">
            <text:p>0.0000</text:p>
          </table:table-cell>
          <table:table-cell office:value-type="float" office:value="0" table:formula="of:=SUM([.T43:.T46])" table:style-name="ce11">
            <text:p>0.0000</text:p>
          </table:table-cell>
          <table:table-cell office:value-type="float" office:value="0" table:formula="of:=SUM([.U43:.U46])" table:style-name="ce11">
            <text:p>0.0000</text:p>
          </table:table-cell>
          <table:table-cell office:value-type="float" office:value="0" table:formula="of:=SUM([.V43:.V46])" table:style-name="ce11">
            <text:p>0.0000</text:p>
          </table:table-cell>
          <table:table-cell office:value-type="float" office:value="0" table:formula="of:=SUM([.W43:.W46])" table:style-name="ce11">
            <text:p>0.0000</text:p>
          </table:table-cell>
          <table:table-cell office:value-type="float" office:value="0" table:formula="of:=SUM([.X43:.X46])" table:style-name="ce11">
            <text:p>0.0000</text:p>
          </table:table-cell>
          <table:table-cell office:value-type="float" office:value="0" table:formula="of:=SUM([.Y43:.Y46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9141597951551655E-2" table:style-name="ce7">
            <text:p>0.0991</text:p>
          </table:table-cell>
          <table:table-cell office:value-type="float" office:value="0.35926175196712146" table:style-name="ce6">
            <text:p>0.36</text:p>
          </table:table-cell>
          <table:table-cell office:value-type="float" office:value="0.53227711973577352" table:style-name="ce6">
            <text:p>0.53</text:p>
          </table:table-cell>
          <table:table-cell office:value-type="float" office:value="0.64755925899331201" table:style-name="ce6">
            <text:p>0.65</text:p>
          </table:table-cell>
          <table:table-cell office:value-type="float" office:value="0.76282140626060946" table:style-name="ce6">
            <text:p>0.76</text:p>
          </table:table-cell>
          <table:table-cell office:value-type="float" office:value="0.76698105942602113" table:style-name="ce6">
            <text:p>0.77</text:p>
          </table:table-cell>
          <table:table-cell office:value-type="float" office:value="0.70070851545515678" table:style-name="ce6">
            <text:p>0.70</text:p>
          </table:table-cell>
          <table:table-cell office:value-type="float" office:value="0.61113585295262507" table:style-name="ce6">
            <text:p>0.61</text:p>
          </table:table-cell>
          <table:table-cell office:value-type="float" office:value="0.49924303649317736" table:style-name="ce6">
            <text:p>0.50</text:p>
          </table:table-cell>
          <table:table-cell office:value-type="float" office:value="0.35121634527606038" table:style-name="ce6">
            <text:p>0.35</text:p>
          </table:table-cell>
          <table:table-cell office:value-type="float" office:value="7.401334560855849E-2" table:style-name="ce6">
            <text:p>0.0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9141597951551655E-2" table:style-name="ce7">
            <text:p>0.0991</text:p>
          </table:table-cell>
          <table:table-cell office:value-type="float" office:value="0.35926175196712146" table:style-name="ce6">
            <text:p>0.36</text:p>
          </table:table-cell>
          <table:table-cell office:value-type="float" office:value="0.53227711973577352" table:style-name="ce6">
            <text:p>0.53</text:p>
          </table:table-cell>
          <table:table-cell office:value-type="float" office:value="0.64755925899331201" table:style-name="ce6">
            <text:p>0.65</text:p>
          </table:table-cell>
          <table:table-cell office:value-type="float" office:value="0.76282140626060946" table:style-name="ce6">
            <text:p>0.76</text:p>
          </table:table-cell>
          <table:table-cell office:value-type="float" office:value="0.76698105942602113" table:style-name="ce6">
            <text:p>0.77</text:p>
          </table:table-cell>
          <table:table-cell office:value-type="float" office:value="0.70070851545515678" table:style-name="ce6">
            <text:p>0.70</text:p>
          </table:table-cell>
          <table:table-cell office:value-type="float" office:value="0.61113585295262507" table:style-name="ce6">
            <text:p>0.61</text:p>
          </table:table-cell>
          <table:table-cell office:value-type="float" office:value="0.49924303649317736" table:style-name="ce6">
            <text:p>0.50</text:p>
          </table:table-cell>
          <table:table-cell office:value-type="float" office:value="0.35121634527606038" table:style-name="ce6">
            <text:p>0.35</text:p>
          </table:table-cell>
          <table:table-cell office:value-type="float" office:value="7.401334560855849E-2" table:style-name="ce6">
            <text:p>0.0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49:.B52])" table:style-name="ce11">
            <text:p>0.0000</text:p>
          </table:table-cell>
          <table:table-cell office:value-type="float" office:value="0" table:formula="of:=SUM([.C49:.C52])" table:style-name="ce11">
            <text:p>0.0000</text:p>
          </table:table-cell>
          <table:table-cell office:value-type="float" office:value="0" table:formula="of:=SUM([.D49:.D52])" table:style-name="ce11">
            <text:p>0.0000</text:p>
          </table:table-cell>
          <table:table-cell office:value-type="float" office:value="0" table:formula="of:=SUM([.E49:.E52])" table:style-name="ce11">
            <text:p>0.0000</text:p>
          </table:table-cell>
          <table:table-cell office:value-type="float" office:value="0" table:formula="of:=SUM([.F49:.F52])" table:style-name="ce11">
            <text:p>0.0000</text:p>
          </table:table-cell>
          <table:table-cell office:value-type="float" office:value="0.39656639180620662" table:formula="of:=SUM([.G49:.G52])" table:style-name="ce11">
            <text:p>0.3966</text:p>
          </table:table-cell>
          <table:table-cell office:value-type="float" office:value="1.4370470078684858" table:formula="of:=SUM([.H49:.H52])" table:style-name="ce11">
            <text:p>1.4370</text:p>
          </table:table-cell>
          <table:table-cell office:value-type="float" office:value="2.1291084789430941" table:formula="of:=SUM([.I49:.I52])" table:style-name="ce11">
            <text:p>2.1291</text:p>
          </table:table-cell>
          <table:table-cell office:value-type="float" office:value="2.5902370359732481" table:formula="of:=SUM([.J49:.J52])" table:style-name="ce11">
            <text:p>2.5902</text:p>
          </table:table-cell>
          <table:table-cell office:value-type="float" office:value="3.0512856250424378" table:formula="of:=SUM([.K49:.K52])" table:style-name="ce11">
            <text:p>3.0513</text:p>
          </table:table-cell>
          <table:table-cell office:value-type="float" office:value="3.0679242377040845" table:formula="of:=SUM([.L49:.L52])" table:style-name="ce11">
            <text:p>3.0679</text:p>
          </table:table-cell>
          <table:table-cell office:value-type="float" office:value="2.8028340618206271" table:formula="of:=SUM([.M49:.M52])" table:style-name="ce11">
            <text:p>2.8028</text:p>
          </table:table-cell>
          <table:table-cell office:value-type="float" office:value="2.4445434118105003" table:formula="of:=SUM([.N49:.N52])" table:style-name="ce11">
            <text:p>2.4445</text:p>
          </table:table-cell>
          <table:table-cell office:value-type="float" office:value="1.9969721459727094" table:formula="of:=SUM([.O49:.O52])" table:style-name="ce11">
            <text:p>1.9970</text:p>
          </table:table-cell>
          <table:table-cell office:value-type="float" office:value="1.4048653811042415" table:formula="of:=SUM([.P49:.P52])" table:style-name="ce11">
            <text:p>1.4049</text:p>
          </table:table-cell>
          <table:table-cell office:value-type="float" office:value="0.29605338243423396" table:formula="of:=SUM([.Q49:.Q52])" table:style-name="ce11">
            <text:p>0.2961</text:p>
          </table:table-cell>
          <table:table-cell office:value-type="float" office:value="0" table:formula="of:=SUM([.R49:.R52])" table:style-name="ce11">
            <text:p>0.0000</text:p>
          </table:table-cell>
          <table:table-cell office:value-type="float" office:value="0" table:formula="of:=SUM([.S49:.S52])" table:style-name="ce11">
            <text:p>0.0000</text:p>
          </table:table-cell>
          <table:table-cell office:value-type="float" office:value="0" table:formula="of:=SUM([.T49:.T52])" table:style-name="ce11">
            <text:p>0.0000</text:p>
          </table:table-cell>
          <table:table-cell office:value-type="float" office:value="0" table:formula="of:=SUM([.U49:.U52])" table:style-name="ce11">
            <text:p>0.0000</text:p>
          </table:table-cell>
          <table:table-cell office:value-type="float" office:value="0" table:formula="of:=SUM([.V49:.V52])" table:style-name="ce11">
            <text:p>0.0000</text:p>
          </table:table-cell>
          <table:table-cell office:value-type="float" office:value="0" table:formula="of:=SUM([.W49:.W52])" table:style-name="ce11">
            <text:p>0.0000</text:p>
          </table:table-cell>
          <table:table-cell office:value-type="float" office:value="0" table:formula="of:=SUM([.X49:.X52])" table:style-name="ce11">
            <text:p>0.0000</text:p>
          </table:table-cell>
          <table:table-cell office:value-type="float" office:value="0" table:formula="of:=SUM([.Y49:.Y52])" table:style-name="ce11">
            <text:p>0.0000</text:p>
          </table:table-cell>
          <table:table-cell table:number-columns-repeated="1635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4" table:style-name="ce12">
            <text:p>s1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423246749081811E-2" table:style-name="ce7">
            <text:p>0.0642</text:p>
          </table:table-cell>
          <table:table-cell office:value-type="float" office:value="0.37561384177539731" table:style-name="ce6">
            <text:p>0.38</text:p>
          </table:table-cell>
          <table:table-cell office:value-type="float" office:value="0.5549721012372002" table:style-name="ce6">
            <text:p>0.55</text:p>
          </table:table-cell>
          <table:table-cell office:value-type="float" office:value="0.68274875999741291" table:style-name="ce6">
            <text:p>0.68</text:p>
          </table:table-cell>
          <table:table-cell office:value-type="float" office:value="0.76392974287963522" table:style-name="ce6">
            <text:p>0.76</text:p>
          </table:table-cell>
          <table:table-cell office:value-type="float" office:value="0.78108020042273085" table:style-name="ce6">
            <text:p>0.78</text:p>
          </table:table-cell>
          <table:table-cell office:value-type="float" office:value="0.66645687016408206" table:style-name="ce6">
            <text:p>0.67</text:p>
          </table:table-cell>
          <table:table-cell office:value-type="float" office:value="0.57232018617453173" table:style-name="ce6">
            <text:p>0.57</text:p>
          </table:table-cell>
          <table:table-cell office:value-type="float" office:value="0.4755893067219551" table:style-name="ce6">
            <text:p>0.48</text:p>
          </table:table-cell>
          <table:table-cell office:value-type="float" office:value="0.18401077058805235" table:style-name="ce6">
            <text:p>0.18</text:p>
          </table:table-cell>
          <table:table-cell office:value-type="float" office:value="0.14578926806695136" table:style-name="ce6">
            <text:p>0.15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number-rows-repeated="3" table:style-name="ro1">
          <table:covered-table-cell/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423246749081811E-2" table:style-name="ce7">
            <text:p>0.0642</text:p>
          </table:table-cell>
          <table:table-cell office:value-type="float" office:value="0.37561384177539731" table:style-name="ce6">
            <text:p>0.38</text:p>
          </table:table-cell>
          <table:table-cell office:value-type="float" office:value="0.5549721012372002" table:style-name="ce6">
            <text:p>0.55</text:p>
          </table:table-cell>
          <table:table-cell office:value-type="float" office:value="0.68274875999741291" table:style-name="ce6">
            <text:p>0.68</text:p>
          </table:table-cell>
          <table:table-cell office:value-type="float" office:value="0.76392974287963522" table:style-name="ce6">
            <text:p>0.76</text:p>
          </table:table-cell>
          <table:table-cell office:value-type="float" office:value="0.78108020042273085" table:style-name="ce6">
            <text:p>0.78</text:p>
          </table:table-cell>
          <table:table-cell office:value-type="float" office:value="0.66645687016408206" table:style-name="ce6">
            <text:p>0.67</text:p>
          </table:table-cell>
          <table:table-cell office:value-type="float" office:value="0.57232018617453173" table:style-name="ce6">
            <text:p>0.57</text:p>
          </table:table-cell>
          <table:table-cell office:value-type="float" office:value="0.4755893067219551" table:style-name="ce6">
            <text:p>0.48</text:p>
          </table:table-cell>
          <table:table-cell office:value-type="float" office:value="0.18401077058805235" table:style-name="ce6">
            <text:p>0.18</text:p>
          </table:table-cell>
          <table:table-cell office:value-type="float" office:value="0.14578926806695136" table:style-name="ce6">
            <text:p>0.15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0" table:formula="of:=SUM([.B55:.B58])" table:style-name="ce11">
            <text:p>0.0000</text:p>
          </table:table-cell>
          <table:table-cell office:value-type="float" office:value="0" table:formula="of:=SUM([.C55:.C58])" table:style-name="ce11">
            <text:p>0.0000</text:p>
          </table:table-cell>
          <table:table-cell office:value-type="float" office:value="0" table:formula="of:=SUM([.D55:.D58])" table:style-name="ce11">
            <text:p>0.0000</text:p>
          </table:table-cell>
          <table:table-cell office:value-type="float" office:value="0" table:formula="of:=SUM([.E55:.E58])" table:style-name="ce11">
            <text:p>0.0000</text:p>
          </table:table-cell>
          <table:table-cell office:value-type="float" office:value="0" table:formula="of:=SUM([.F55:.F58])" table:style-name="ce11">
            <text:p>0.0000</text:p>
          </table:table-cell>
          <table:table-cell office:value-type="float" office:value="0.25692986996327244" table:formula="of:=SUM([.G55:.G58])" table:style-name="ce11">
            <text:p>0.2569</text:p>
          </table:table-cell>
          <table:table-cell office:value-type="float" office:value="1.5024553671015892" table:formula="of:=SUM([.H55:.H58])" table:style-name="ce11">
            <text:p>1.5025</text:p>
          </table:table-cell>
          <table:table-cell office:value-type="float" office:value="2.2198884049488008" table:formula="of:=SUM([.I55:.I58])" table:style-name="ce11">
            <text:p>2.2199</text:p>
          </table:table-cell>
          <table:table-cell office:value-type="float" office:value="2.7309950399896517" table:formula="of:=SUM([.J55:.J58])" table:style-name="ce11">
            <text:p>2.7310</text:p>
          </table:table-cell>
          <table:table-cell office:value-type="float" office:value="3.0557189715185409" table:formula="of:=SUM([.K55:.K58])" table:style-name="ce11">
            <text:p>3.0557</text:p>
          </table:table-cell>
          <table:table-cell office:value-type="float" office:value="3.1243208016909234" table:formula="of:=SUM([.L55:.L58])" table:style-name="ce11">
            <text:p>3.1243</text:p>
          </table:table-cell>
          <table:table-cell office:value-type="float" office:value="2.6658274806563282" table:formula="of:=SUM([.M55:.M58])" table:style-name="ce11">
            <text:p>2.6658</text:p>
          </table:table-cell>
          <table:table-cell office:value-type="float" office:value="2.2892807446981269" table:formula="of:=SUM([.N55:.N58])" table:style-name="ce11">
            <text:p>2.2893</text:p>
          </table:table-cell>
          <table:table-cell office:value-type="float" office:value="1.9023572268878204" table:formula="of:=SUM([.O55:.O58])" table:style-name="ce11">
            <text:p>1.9024</text:p>
          </table:table-cell>
          <table:table-cell office:value-type="float" office:value="0.73604308235220939" table:formula="of:=SUM([.P55:.P58])" table:style-name="ce11">
            <text:p>0.7360</text:p>
          </table:table-cell>
          <table:table-cell office:value-type="float" office:value="0.58315707226780544" table:formula="of:=SUM([.Q55:.Q58])" table:style-name="ce11">
            <text:p>0.5832</text:p>
          </table:table-cell>
          <table:table-cell office:value-type="float" office:value="0" table:formula="of:=SUM([.R55:.R58])" table:style-name="ce11">
            <text:p>0.0000</text:p>
          </table:table-cell>
          <table:table-cell office:value-type="float" office:value="0" table:formula="of:=SUM([.S55:.S58])" table:style-name="ce11">
            <text:p>0.0000</text:p>
          </table:table-cell>
          <table:table-cell office:value-type="float" office:value="0" table:formula="of:=SUM([.T55:.T58])" table:style-name="ce11">
            <text:p>0.0000</text:p>
          </table:table-cell>
          <table:table-cell office:value-type="float" office:value="0" table:formula="of:=SUM([.U55:.U58])" table:style-name="ce11">
            <text:p>0.0000</text:p>
          </table:table-cell>
          <table:table-cell office:value-type="float" office:value="0" table:formula="of:=SUM([.V55:.V58])" table:style-name="ce11">
            <text:p>0.0000</text:p>
          </table:table-cell>
          <table:table-cell office:value-type="float" office:value="0" table:formula="of:=SUM([.W55:.W58])" table:style-name="ce11">
            <text:p>0.0000</text:p>
          </table:table-cell>
          <table:table-cell office:value-type="float" office:value="0" table:formula="of:=SUM([.X55:.X58])" table:style-name="ce11">
            <text:p>0.0000</text:p>
          </table:table-cell>
          <table:table-cell office:value-type="float" office:value="0" table:formula="of:=SUM([.Y55:.Y58])" table:style-name="ce11">
            <text:p>0.0000</text:p>
          </table:table-cell>
          <table:table-cell table:number-columns-repeated="16359"/>
        </table:table-row>
        <table:table-row table:number-rows-repeated="1048517" table:style-name="ro1">
          <table:table-cell table:number-columns-repeated="16384"/>
        </table:table-row>
      </table:table>
      <table:table table:name="sc_tso_dso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10" table:number-rows-spanned="1" table:style-name="ce18">
            <text:p>Wind Scenarios</text:p>
          </table:table-cell>
          <table:covered-table-cell table:number-columns-repeated="9"/>
          <table:table-cell table:style-name="ce1"/>
          <table:table-cell office:value-type="string" table:number-columns-spanned="10" table:number-rows-spanned="1" table:style-name="ce18">
            <text:p>PV Scenarios</text:p>
          </table:table-cell>
          <table:covered-table-cell table:number-columns-repeated="9"/>
          <table:table-cell table:style-name="ce1"/>
          <table:table-cell office:value-type="string" table:number-columns-spanned="10" table:number-rows-spanned="1" table:style-name="ce19">
            <text:p>Combined Wind and PV scenarios (1.5xWind+1xPV)</text:p>
          </table:table-cell>
          <table:covered-table-cell table:number-columns-repeated="9"/>
          <table:table-cell table:number-columns-repeated="16352"/>
        </table:table-row>
        <table:table-row table:style-name="ro1">
          <table:table-cell office:value-type="string" table:style-name="ce14">
            <text:p>s1</text:p>
          </table:table-cell>
          <table:table-cell office:value-type="string" table:style-name="ce14">
            <text:p>s2</text:p>
          </table:table-cell>
          <table:table-cell office:value-type="string" table:style-name="ce14">
            <text:p>s3</text:p>
          </table:table-cell>
          <table:table-cell office:value-type="string" table:style-name="ce14">
            <text:p>s4</text:p>
          </table:table-cell>
          <table:table-cell office:value-type="string" table:style-name="ce14">
            <text:p>s5</text:p>
          </table:table-cell>
          <table:table-cell office:value-type="string" table:style-name="ce14">
            <text:p>s6</text:p>
          </table:table-cell>
          <table:table-cell office:value-type="string" table:style-name="ce14">
            <text:p>s7</text:p>
          </table:table-cell>
          <table:table-cell office:value-type="string" table:style-name="ce14">
            <text:p>s8</text:p>
          </table:table-cell>
          <table:table-cell office:value-type="string" table:style-name="ce14">
            <text:p>s9</text:p>
          </table:table-cell>
          <table:table-cell office:value-type="string" table:style-name="ce14">
            <text:p>s10</text:p>
          </table:table-cell>
          <table:table-cell table:style-name="ce1"/>
          <table:table-cell office:value-type="string" table:style-name="ce15">
            <text:p>s1</text:p>
          </table:table-cell>
          <table:table-cell office:value-type="string" table:style-name="ce15">
            <text:p>s2</text:p>
          </table:table-cell>
          <table:table-cell office:value-type="string" table:style-name="ce15">
            <text:p>s3</text:p>
          </table:table-cell>
          <table:table-cell office:value-type="string" table:style-name="ce15">
            <text:p>s4</text:p>
          </table:table-cell>
          <table:table-cell office:value-type="string" table:style-name="ce15">
            <text:p>s5</text:p>
          </table:table-cell>
          <table:table-cell office:value-type="string" table:style-name="ce15">
            <text:p>s6</text:p>
          </table:table-cell>
          <table:table-cell office:value-type="string" table:style-name="ce15">
            <text:p>s7</text:p>
          </table:table-cell>
          <table:table-cell office:value-type="string" table:style-name="ce15">
            <text:p>s8</text:p>
          </table:table-cell>
          <table:table-cell office:value-type="string" table:style-name="ce15">
            <text:p>s9</text:p>
          </table:table-cell>
          <table:table-cell office:value-type="string" table:style-name="ce15">
            <text:p>s10</text:p>
          </table:table-cell>
          <table:table-cell table:style-name="ce1"/>
          <table:table-cell office:value-type="string" table:style-name="ce13">
            <text:p>s1</text:p>
          </table:table-cell>
          <table:table-cell office:value-type="string" table:style-name="ce13">
            <text:p>s2</text:p>
          </table:table-cell>
          <table:table-cell office:value-type="string" table:style-name="ce13">
            <text:p>s3</text:p>
          </table:table-cell>
          <table:table-cell office:value-type="string" table:style-name="ce13">
            <text:p>s4</text:p>
          </table:table-cell>
          <table:table-cell office:value-type="string" table:style-name="ce13">
            <text:p>s5</text:p>
          </table:table-cell>
          <table:table-cell office:value-type="string" table:style-name="ce13">
            <text:p>s6</text:p>
          </table:table-cell>
          <table:table-cell office:value-type="string" table:style-name="ce13">
            <text:p>s7</text:p>
          </table:table-cell>
          <table:table-cell office:value-type="string" table:style-name="ce13">
            <text:p>s8</text:p>
          </table:table-cell>
          <table:table-cell office:value-type="string" table:style-name="ce13">
            <text:p>s9</text:p>
          </table:table-cell>
          <table:table-cell office:value-type="string" table:style-name="ce13">
            <text:p>s10</text:p>
          </table:table-cell>
          <table:table-cell table:number-columns-repeated="16352"/>
        </table:table-row>
        <table:table-row table:style-name="ro1">
          <table:table-cell office:value-type="float" office:value="5.5004377898366492E-2" table:formula="of:=[.A30]*[.$L$30]" table:style-name="ce5">
            <text:p>0.055</text:p>
          </table:table-cell>
          <table:table-cell office:value-type="float" office:value="1.8031203660556319" table:formula="of:=[.B30]*[.$L$30]" table:style-name="ce5">
            <text:p>1.803</text:p>
          </table:table-cell>
          <table:table-cell office:value-type="float" office:value="2.2201064773195722E-2" table:formula="of:=[.C30]*[.$L$30]" table:style-name="ce5">
            <text:p>0.022</text:p>
          </table:table-cell>
          <table:table-cell office:value-type="float" office:value="1.0282618884457162" table:formula="of:=[.D30]*[.$L$30]" table:style-name="ce5">
            <text:p>1.028</text:p>
          </table:table-cell>
          <table:table-cell office:value-type="float" office:value="1.755647507886374" table:formula="of:=[.E30]*[.$L$30]" table:style-name="ce5">
            <text:p>1.756</text:p>
          </table:table-cell>
          <table:table-cell office:value-type="float" office:value="0.6319257868075121" table:formula="of:=[.F30]*[.$L$30]" table:style-name="ce5">
            <text:p>0.632</text:p>
          </table:table-cell>
          <table:table-cell office:value-type="float" office:value="1.2751160845064864" table:formula="of:=[.G30]*[.$L$30]" table:style-name="ce5">
            <text:p>1.275</text:p>
          </table:table-cell>
          <table:table-cell office:value-type="float" office:value="0.33576010384022348" table:formula="of:=[.H30]*[.$L$30]" table:style-name="ce5">
            <text:p>0.336</text:p>
          </table:table-cell>
          <table:table-cell office:value-type="float" office:value="0.29934174979075562" table:formula="of:=[.I30]*[.$L$30]" table:style-name="ce5">
            <text:p>0.299</text:p>
          </table:table-cell>
          <table:table-cell office:value-type="float" office:value="0.17419981051544403" table:formula="of:=[.J30]*[.$L$30]" table:style-name="ce5">
            <text:p>0.174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5.5004377898366492E-2" table:formula="of:=SUM([.A3];[.L3])" table:style-name="ce7">
            <text:p>0.0550</text:p>
          </table:table-cell>
          <table:table-cell office:value-type="float" office:value="1.8031203660556319" table:formula="of:=SUM([.B3];[.M3])" table:style-name="ce7">
            <text:p>1.8031</text:p>
          </table:table-cell>
          <table:table-cell office:value-type="float" office:value="2.2201064773195722E-2" table:formula="of:=SUM([.C3];[.N3])" table:style-name="ce7">
            <text:p>0.0222</text:p>
          </table:table-cell>
          <table:table-cell office:value-type="float" office:value="1.0282618884457162" table:formula="of:=SUM([.D3];[.O3])" table:style-name="ce7">
            <text:p>1.0283</text:p>
          </table:table-cell>
          <table:table-cell office:value-type="float" office:value="1.755647507886374" table:formula="of:=SUM([.E3];[.P3])" table:style-name="ce7">
            <text:p>1.7556</text:p>
          </table:table-cell>
          <table:table-cell office:value-type="float" office:value="0.6319257868075121" table:formula="of:=SUM([.F3];[.Q3])" table:style-name="ce7">
            <text:p>0.6319</text:p>
          </table:table-cell>
          <table:table-cell office:value-type="float" office:value="1.2751160845064864" table:formula="of:=SUM([.G3];[.R3])" table:style-name="ce7">
            <text:p>1.2751</text:p>
          </table:table-cell>
          <table:table-cell office:value-type="float" office:value="0.33576010384022348" table:formula="of:=SUM([.H3];[.S3])" table:style-name="ce7">
            <text:p>0.3358</text:p>
          </table:table-cell>
          <table:table-cell office:value-type="float" office:value="0.29934174979075562" table:formula="of:=SUM([.I3];[.T3])" table:style-name="ce7">
            <text:p>0.2993</text:p>
          </table:table-cell>
          <table:table-cell office:value-type="float" office:value="0.17419981051544403" table:formula="of:=SUM([.J3];[.U3])" table:style-name="ce7">
            <text:p>0.1742</text:p>
          </table:table-cell>
          <table:table-cell table:number-columns-repeated="16352"/>
        </table:table-row>
        <table:table-row table:style-name="ro1">
          <table:table-cell office:value-type="float" office:value="0.33424633848450908" table:formula="of:=[.A31]*[.$L$30]" table:style-name="ce5">
            <text:p>0.334</text:p>
          </table:table-cell>
          <table:table-cell office:value-type="float" office:value="3.1205559334164406" table:formula="of:=[.B31]*[.$L$30]" table:style-name="ce5">
            <text:p>3.121</text:p>
          </table:table-cell>
          <table:table-cell office:value-type="float" office:value="0.16666112605363481" table:formula="of:=[.C31]*[.$L$30]" table:style-name="ce5">
            <text:p>0.167</text:p>
          </table:table-cell>
          <table:table-cell office:value-type="float" office:value="1.071115641926375" table:formula="of:=[.D31]*[.$L$30]" table:style-name="ce5">
            <text:p>1.071</text:p>
          </table:table-cell>
          <table:table-cell office:value-type="float" office:value="3.0420353213003279" table:formula="of:=[.E31]*[.$L$30]" table:style-name="ce5">
            <text:p>3.042</text:p>
          </table:table-cell>
          <table:table-cell office:value-type="float" office:value="0.88597663010340733" table:formula="of:=[.F31]*[.$L$30]" table:style-name="ce5">
            <text:p>0.886</text:p>
          </table:table-cell>
          <table:table-cell office:value-type="float" office:value="0.36643449774516257" table:formula="of:=[.G31]*[.$L$30]" table:style-name="ce5">
            <text:p>0.366</text:p>
          </table:table-cell>
          <table:table-cell office:value-type="float" office:value="0.74614510640880949" table:formula="of:=[.H31]*[.$L$30]" table:style-name="ce5">
            <text:p>0.746</text:p>
          </table:table-cell>
          <table:table-cell office:value-type="float" office:value="0.67783662492437569" table:formula="of:=[.I31]*[.$L$30]" table:style-name="ce5">
            <text:p>0.678</text:p>
          </table:table-cell>
          <table:table-cell office:value-type="float" office:value="3.1700037311038792E-2" table:formula="of:=[.J31]*[.$L$30]" table:style-name="ce5">
            <text:p>0.032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0.33424633848450908" table:formula="of:=SUM([.A4];[.L4])" table:style-name="ce7">
            <text:p>0.3342</text:p>
          </table:table-cell>
          <table:table-cell office:value-type="float" office:value="3.1205559334164406" table:formula="of:=SUM([.B4];[.M4])" table:style-name="ce7">
            <text:p>3.1206</text:p>
          </table:table-cell>
          <table:table-cell office:value-type="float" office:value="0.16666112605363481" table:formula="of:=SUM([.C4];[.N4])" table:style-name="ce7">
            <text:p>0.1667</text:p>
          </table:table-cell>
          <table:table-cell office:value-type="float" office:value="1.071115641926375" table:formula="of:=SUM([.D4];[.O4])" table:style-name="ce7">
            <text:p>1.0711</text:p>
          </table:table-cell>
          <table:table-cell office:value-type="float" office:value="3.0420353213003279" table:formula="of:=SUM([.E4];[.P4])" table:style-name="ce7">
            <text:p>3.0420</text:p>
          </table:table-cell>
          <table:table-cell office:value-type="float" office:value="0.88597663010340733" table:formula="of:=SUM([.F4];[.Q4])" table:style-name="ce7">
            <text:p>0.8860</text:p>
          </table:table-cell>
          <table:table-cell office:value-type="float" office:value="0.36643449774516257" table:formula="of:=SUM([.G4];[.R4])" table:style-name="ce7">
            <text:p>0.3664</text:p>
          </table:table-cell>
          <table:table-cell office:value-type="float" office:value="0.74614510640880949" table:formula="of:=SUM([.H4];[.S4])" table:style-name="ce7">
            <text:p>0.7461</text:p>
          </table:table-cell>
          <table:table-cell office:value-type="float" office:value="0.67783662492437569" table:formula="of:=SUM([.I4];[.T4])" table:style-name="ce7">
            <text:p>0.6778</text:p>
          </table:table-cell>
          <table:table-cell office:value-type="float" office:value="3.1700037311038792E-2" table:formula="of:=SUM([.J4];[.U4])" table:style-name="ce7">
            <text:p>0.0317</text:p>
          </table:table-cell>
          <table:table-cell table:number-columns-repeated="16352"/>
        </table:table-row>
        <table:table-row table:style-name="ro1">
          <table:table-cell office:value-type="float" office:value="0.48089481337909301" table:formula="of:=[.A32]*[.$L$30]" table:style-name="ce5">
            <text:p>0.481</text:p>
          </table:table-cell>
          <table:table-cell office:value-type="float" office:value="2.0794326000382046" table:formula="of:=[.B32]*[.$L$30]" table:style-name="ce5">
            <text:p>2.079</text:p>
          </table:table-cell>
          <table:table-cell office:value-type="float" office:value="1.0911810863767699" table:formula="of:=[.C32]*[.$L$30]" table:style-name="ce5">
            <text:p>1.091</text:p>
          </table:table-cell>
          <table:table-cell office:value-type="float" office:value="0.65744548025060157" table:formula="of:=[.D32]*[.$L$30]" table:style-name="ce5">
            <text:p>0.657</text:p>
          </table:table-cell>
          <table:table-cell office:value-type="float" office:value="4.2363378562439689" table:formula="of:=[.E32]*[.$L$30]" table:style-name="ce5">
            <text:p>4.236</text:p>
          </table:table-cell>
          <table:table-cell office:value-type="float" office:value="0.7523896794755971" table:formula="of:=[.F32]*[.$L$30]" table:style-name="ce5">
            <text:p>0.752</text:p>
          </table:table-cell>
          <table:table-cell office:value-type="float" office:value="1.4181083407393988" table:formula="of:=[.G32]*[.$L$30]" table:style-name="ce5">
            <text:p>1.418</text:p>
          </table:table-cell>
          <table:table-cell office:value-type="float" office:value="1.5036879298080548" table:formula="of:=[.H32]*[.$L$30]" table:style-name="ce5">
            <text:p>1.504</text:p>
          </table:table-cell>
          <table:table-cell office:value-type="float" office:value="0.64158482453997678" table:formula="of:=[.I32]*[.$L$30]" table:style-name="ce5">
            <text:p>0.642</text:p>
          </table:table-cell>
          <table:table-cell office:value-type="float" office:value="0.42752861932739339" table:formula="of:=[.J32]*[.$L$30]" table:style-name="ce5">
            <text:p>0.428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0.48089481337909301" table:formula="of:=SUM([.A5];[.L5])" table:style-name="ce7">
            <text:p>0.4809</text:p>
          </table:table-cell>
          <table:table-cell office:value-type="float" office:value="2.0794326000382046" table:formula="of:=SUM([.B5];[.M5])" table:style-name="ce7">
            <text:p>2.0794</text:p>
          </table:table-cell>
          <table:table-cell office:value-type="float" office:value="1.0911810863767699" table:formula="of:=SUM([.C5];[.N5])" table:style-name="ce7">
            <text:p>1.0912</text:p>
          </table:table-cell>
          <table:table-cell office:value-type="float" office:value="0.65744548025060157" table:formula="of:=SUM([.D5];[.O5])" table:style-name="ce7">
            <text:p>0.6574</text:p>
          </table:table-cell>
          <table:table-cell office:value-type="float" office:value="4.2363378562439689" table:formula="of:=SUM([.E5];[.P5])" table:style-name="ce7">
            <text:p>4.2363</text:p>
          </table:table-cell>
          <table:table-cell office:value-type="float" office:value="0.7523896794755971" table:formula="of:=SUM([.F5];[.Q5])" table:style-name="ce7">
            <text:p>0.7524</text:p>
          </table:table-cell>
          <table:table-cell office:value-type="float" office:value="1.4181083407393988" table:formula="of:=SUM([.G5];[.R5])" table:style-name="ce7">
            <text:p>1.4181</text:p>
          </table:table-cell>
          <table:table-cell office:value-type="float" office:value="1.5036879298080548" table:formula="of:=SUM([.H5];[.S5])" table:style-name="ce7">
            <text:p>1.5037</text:p>
          </table:table-cell>
          <table:table-cell office:value-type="float" office:value="0.64158482453997678" table:formula="of:=SUM([.I5];[.T5])" table:style-name="ce7">
            <text:p>0.6416</text:p>
          </table:table-cell>
          <table:table-cell office:value-type="float" office:value="0.42752861932739339" table:formula="of:=SUM([.J5];[.U5])" table:style-name="ce7">
            <text:p>0.4275</text:p>
          </table:table-cell>
          <table:table-cell table:number-columns-repeated="16352"/>
        </table:table-row>
        <table:table-row table:style-name="ro1">
          <table:table-cell office:value-type="float" office:value="1.441391646875493" table:formula="of:=[.A33]*[.$L$30]" table:style-name="ce5">
            <text:p>1.441</text:p>
          </table:table-cell>
          <table:table-cell office:value-type="float" office:value="0.69257338653193679" table:formula="of:=[.B33]*[.$L$30]" table:style-name="ce5">
            <text:p>0.693</text:p>
          </table:table-cell>
          <table:table-cell office:value-type="float" office:value="0.59591680418658799" table:formula="of:=[.C33]*[.$L$30]" table:style-name="ce5">
            <text:p>0.596</text:p>
          </table:table-cell>
          <table:table-cell office:value-type="float" office:value="0.55776011512050716" table:formula="of:=[.D33]*[.$L$30]" table:style-name="ce5">
            <text:p>0.558</text:p>
          </table:table-cell>
          <table:table-cell office:value-type="float" office:value="4.1603961005281542" table:formula="of:=[.E33]*[.$L$30]" table:style-name="ce5">
            <text:p>4.160</text:p>
          </table:table-cell>
          <table:table-cell office:value-type="float" office:value="0.98425264560325032" table:formula="of:=[.F33]*[.$L$30]" table:style-name="ce5">
            <text:p>0.984</text:p>
          </table:table-cell>
          <table:table-cell office:value-type="float" office:value="3.2669527370795" table:formula="of:=[.G33]*[.$L$30]" table:style-name="ce5">
            <text:p>3.267</text:p>
          </table:table-cell>
          <table:table-cell office:value-type="float" office:value="0.49500980215074342" table:formula="of:=[.H33]*[.$L$30]" table:style-name="ce5">
            <text:p>0.495</text:p>
          </table:table-cell>
          <table:table-cell office:value-type="float" office:value="4.946336533069795E-2" table:formula="of:=[.I33]*[.$L$30]" table:style-name="ce5">
            <text:p>0.049</text:p>
          </table:table-cell>
          <table:table-cell office:value-type="float" office:value="1.2885347767137836" table:formula="of:=[.J33]*[.$L$30]" table:style-name="ce5">
            <text:p>1.289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1.441391646875493" table:formula="of:=SUM([.A6];[.L6])" table:style-name="ce7">
            <text:p>1.4414</text:p>
          </table:table-cell>
          <table:table-cell office:value-type="float" office:value="0.69257338653193679" table:formula="of:=SUM([.B6];[.M6])" table:style-name="ce7">
            <text:p>0.6926</text:p>
          </table:table-cell>
          <table:table-cell office:value-type="float" office:value="0.59591680418658799" table:formula="of:=SUM([.C6];[.N6])" table:style-name="ce7">
            <text:p>0.5959</text:p>
          </table:table-cell>
          <table:table-cell office:value-type="float" office:value="0.55776011512050716" table:formula="of:=SUM([.D6];[.O6])" table:style-name="ce7">
            <text:p>0.5578</text:p>
          </table:table-cell>
          <table:table-cell office:value-type="float" office:value="4.1603961005281542" table:formula="of:=SUM([.E6];[.P6])" table:style-name="ce7">
            <text:p>4.1604</text:p>
          </table:table-cell>
          <table:table-cell office:value-type="float" office:value="0.98425264560325032" table:formula="of:=SUM([.F6];[.Q6])" table:style-name="ce7">
            <text:p>0.9843</text:p>
          </table:table-cell>
          <table:table-cell office:value-type="float" office:value="3.2669527370795" table:formula="of:=SUM([.G6];[.R6])" table:style-name="ce7">
            <text:p>3.2670</text:p>
          </table:table-cell>
          <table:table-cell office:value-type="float" office:value="0.49500980215074342" table:formula="of:=SUM([.H6];[.S6])" table:style-name="ce7">
            <text:p>0.4950</text:p>
          </table:table-cell>
          <table:table-cell office:value-type="float" office:value="4.946336533069795E-2" table:formula="of:=SUM([.I6];[.T6])" table:style-name="ce7">
            <text:p>0.0495</text:p>
          </table:table-cell>
          <table:table-cell office:value-type="float" office:value="1.2885347767137836" table:formula="of:=SUM([.J6];[.U6])" table:style-name="ce7">
            <text:p>1.2885</text:p>
          </table:table-cell>
          <table:table-cell table:number-columns-repeated="16352"/>
        </table:table-row>
        <table:table-row table:style-name="ro1">
          <table:table-cell office:value-type="float" office:value="1.8554628744690527" table:formula="of:=[.A34]*[.$L$30]" table:style-name="ce5">
            <text:p>1.855</text:p>
          </table:table-cell>
          <table:table-cell office:value-type="float" office:value="1.9898895939993464" table:formula="of:=[.B34]*[.$L$30]" table:style-name="ce5">
            <text:p>1.990</text:p>
          </table:table-cell>
          <table:table-cell office:value-type="float" office:value="0.3172552776354064" table:formula="of:=[.C34]*[.$L$30]" table:style-name="ce5">
            <text:p>0.317</text:p>
          </table:table-cell>
          <table:table-cell office:value-type="float" office:value="1.1420050711601168" table:formula="of:=[.D34]*[.$L$30]" table:style-name="ce5">
            <text:p>1.142</text:p>
          </table:table-cell>
          <table:table-cell office:value-type="float" office:value="4.0790243921033902" table:formula="of:=[.E34]*[.$L$30]" table:style-name="ce5">
            <text:p>4.079</text:p>
          </table:table-cell>
          <table:table-cell office:value-type="float" office:value="0.84212927208238364" table:formula="of:=[.F34]*[.$L$30]" table:style-name="ce5">
            <text:p>0.842</text:p>
          </table:table-cell>
          <table:table-cell office:value-type="float" office:value="1.4883625230546318" table:formula="of:=[.G34]*[.$L$30]" table:style-name="ce5">
            <text:p>1.488</text:p>
          </table:table-cell>
          <table:table-cell office:value-type="float" office:value="0.42337557816880267" table:formula="of:=[.H34]*[.$L$30]" table:style-name="ce5">
            <text:p>0.423</text:p>
          </table:table-cell>
          <table:table-cell office:value-type="float" office:value="0" table:formula="of:=[.I34]*[.$L$30]" table:style-name="ce5">
            <text:p>0.000</text:p>
          </table:table-cell>
          <table:table-cell office:value-type="float" office:value="1.952756032625945" table:formula="of:=[.J34]*[.$L$30]" table:style-name="ce5">
            <text:p>1.953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1.8554628744690527" table:formula="of:=SUM([.A7];[.L7])" table:style-name="ce7">
            <text:p>1.8555</text:p>
          </table:table-cell>
          <table:table-cell office:value-type="float" office:value="1.9898895939993464" table:formula="of:=SUM([.B7];[.M7])" table:style-name="ce7">
            <text:p>1.9899</text:p>
          </table:table-cell>
          <table:table-cell office:value-type="float" office:value="0.3172552776354064" table:formula="of:=SUM([.C7];[.N7])" table:style-name="ce7">
            <text:p>0.3173</text:p>
          </table:table-cell>
          <table:table-cell office:value-type="float" office:value="1.1420050711601168" table:formula="of:=SUM([.D7];[.O7])" table:style-name="ce7">
            <text:p>1.1420</text:p>
          </table:table-cell>
          <table:table-cell office:value-type="float" office:value="4.0790243921033902" table:formula="of:=SUM([.E7];[.P7])" table:style-name="ce7">
            <text:p>4.0790</text:p>
          </table:table-cell>
          <table:table-cell office:value-type="float" office:value="0.84212927208238364" table:formula="of:=SUM([.F7];[.Q7])" table:style-name="ce7">
            <text:p>0.8421</text:p>
          </table:table-cell>
          <table:table-cell office:value-type="float" office:value="1.4883625230546318" table:formula="of:=SUM([.G7];[.R7])" table:style-name="ce7">
            <text:p>1.4884</text:p>
          </table:table-cell>
          <table:table-cell office:value-type="float" office:value="0.42337557816880267" table:formula="of:=SUM([.H7];[.S7])" table:style-name="ce7">
            <text:p>0.4234</text:p>
          </table:table-cell>
          <table:table-cell office:value-type="float" office:value="0" table:formula="of:=SUM([.I7];[.T7])" table:style-name="ce7">
            <text:p>0.0000</text:p>
          </table:table-cell>
          <table:table-cell office:value-type="float" office:value="1.952756032625945" table:formula="of:=SUM([.J7];[.U7])" table:style-name="ce7">
            <text:p>1.9528</text:p>
          </table:table-cell>
          <table:table-cell table:number-columns-repeated="16352"/>
        </table:table-row>
        <table:table-row table:style-name="ro1">
          <table:table-cell office:value-type="float" office:value="1.7664980320864332" table:formula="of:=[.A35]*[.$L$30]" table:style-name="ce5">
            <text:p>1.766</text:p>
          </table:table-cell>
          <table:table-cell office:value-type="float" office:value="2.1306462873177026" table:formula="of:=[.B35]*[.$L$30]" table:style-name="ce5">
            <text:p>2.131</text:p>
          </table:table-cell>
          <table:table-cell office:value-type="float" office:value="0.3567686206257657" table:formula="of:=[.C35]*[.$L$30]" table:style-name="ce5">
            <text:p>0.357</text:p>
          </table:table-cell>
          <table:table-cell office:value-type="float" office:value="1.5016340246269961" table:formula="of:=[.D35]*[.$L$30]" table:style-name="ce5">
            <text:p>1.502</text:p>
          </table:table-cell>
          <table:table-cell office:value-type="float" office:value="0.78865003473003459" table:formula="of:=[.E35]*[.$L$30]" table:style-name="ce5">
            <text:p>0.789</text:p>
          </table:table-cell>
          <table:table-cell office:value-type="float" office:value="0.66098458047240261" table:formula="of:=[.F35]*[.$L$30]" table:style-name="ce5">
            <text:p>0.661</text:p>
          </table:table-cell>
          <table:table-cell office:value-type="float" office:value="1.6525404739354133" table:formula="of:=[.G35]*[.$L$30]" table:style-name="ce5">
            <text:p>1.653</text:p>
          </table:table-cell>
          <table:table-cell office:value-type="float" office:value="0.64841959746197375" table:formula="of:=[.H35]*[.$L$30]" table:style-name="ce5">
            <text:p>0.648</text:p>
          </table:table-cell>
          <table:table-cell office:value-type="float" office:value="0" table:formula="of:=[.I35]*[.$L$30]" table:style-name="ce5">
            <text:p>0.000</text:p>
          </table:table-cell>
          <table:table-cell office:value-type="float" office:value="2.6654161127214442" table:formula="of:=[.J35]*[.$L$30]" table:style-name="ce5">
            <text:p>2.665</text:p>
          </table:table-cell>
          <table:table-cell table:style-name="ce1"/>
          <table:table-cell office:value-type="float" office:value="0.26069938069259979" table:style-name="ce16">
            <text:p>0.26</text:p>
          </table:table-cell>
          <table:table-cell office:value-type="float" office:value="0.37104710452003697" table:style-name="ce16">
            <text:p>0.37</text:p>
          </table:table-cell>
          <table:table-cell office:value-type="float" office:value="0.38506434615442198" table:style-name="ce16">
            <text:p>0.39</text:p>
          </table:table-cell>
          <table:table-cell office:value-type="float" office:value="0.30820507912521505" table:style-name="ce16">
            <text:p>0.31</text:p>
          </table:table-cell>
          <table:table-cell office:value-type="float" office:value="0.28186530839645579" table:style-name="ce16">
            <text:p>0.28</text:p>
          </table:table-cell>
          <table:table-cell office:value-type="float" office:value="0.39470484711664161" table:style-name="ce16">
            <text:p>0.39</text:p>
          </table:table-cell>
          <table:table-cell office:value-type="float" office:value="0.40732577678532739" table:style-name="ce16">
            <text:p>0.41</text:p>
          </table:table-cell>
          <table:table-cell office:value-type="float" office:value="0.314440753797748" table:style-name="ce16">
            <text:p>0.31</text:p>
          </table:table-cell>
          <table:table-cell office:value-type="float" office:value="0.39656639180620662" table:style-name="ce16">
            <text:p>0.40</text:p>
          </table:table-cell>
          <table:table-cell office:value-type="float" office:value="0.25692986996327244" table:style-name="ce16">
            <text:p>0.26</text:p>
          </table:table-cell>
          <table:table-cell table:style-name="ce1"/>
          <table:table-cell office:value-type="float" office:value="2.0271974127790329" table:formula="of:=SUM([.A8];[.L8])" table:style-name="ce7">
            <text:p>2.0272</text:p>
          </table:table-cell>
          <table:table-cell office:value-type="float" office:value="2.5016933918377395" table:formula="of:=SUM([.B8];[.M8])" table:style-name="ce7">
            <text:p>2.5017</text:p>
          </table:table-cell>
          <table:table-cell office:value-type="float" office:value="0.74183296678018773" table:formula="of:=SUM([.C8];[.N8])" table:style-name="ce7">
            <text:p>0.7418</text:p>
          </table:table-cell>
          <table:table-cell office:value-type="float" office:value="1.8098391037522112" table:formula="of:=SUM([.D8];[.O8])" table:style-name="ce7">
            <text:p>1.8098</text:p>
          </table:table-cell>
          <table:table-cell office:value-type="float" office:value="1.0705153431264904" table:formula="of:=SUM([.E8];[.P8])" table:style-name="ce7">
            <text:p>1.0705</text:p>
          </table:table-cell>
          <table:table-cell office:value-type="float" office:value="1.0556894275890443" table:formula="of:=SUM([.F8];[.Q8])" table:style-name="ce7">
            <text:p>1.0557</text:p>
          </table:table-cell>
          <table:table-cell office:value-type="float" office:value="2.0598662507207406" table:formula="of:=SUM([.G8];[.R8])" table:style-name="ce7">
            <text:p>2.0599</text:p>
          </table:table-cell>
          <table:table-cell office:value-type="float" office:value="0.9628603512597218" table:formula="of:=SUM([.H8];[.S8])" table:style-name="ce7">
            <text:p>0.9629</text:p>
          </table:table-cell>
          <table:table-cell office:value-type="float" office:value="0.39656639180620662" table:formula="of:=SUM([.I8];[.T8])" table:style-name="ce7">
            <text:p>0.3966</text:p>
          </table:table-cell>
          <table:table-cell office:value-type="float" office:value="2.9223459826847167" table:formula="of:=SUM([.J8];[.U8])" table:style-name="ce7">
            <text:p>2.9223</text:p>
          </table:table-cell>
          <table:table-cell table:number-columns-repeated="16352"/>
        </table:table-row>
        <table:table-row table:style-name="ro1">
          <table:table-cell office:value-type="float" office:value="0.36913145719878354" table:formula="of:=[.A36]*[.$L$30]" table:style-name="ce5">
            <text:p>0.369</text:p>
          </table:table-cell>
          <table:table-cell office:value-type="float" office:value="1.7838506137640433" table:formula="of:=[.B36]*[.$L$30]" table:style-name="ce5">
            <text:p>1.784</text:p>
          </table:table-cell>
          <table:table-cell office:value-type="float" office:value="0.71035664511833985" table:formula="of:=[.C36]*[.$L$30]" table:style-name="ce5">
            <text:p>0.710</text:p>
          </table:table-cell>
          <table:table-cell office:value-type="float" office:value="0.73568455552811696" table:formula="of:=[.D36]*[.$L$30]" table:style-name="ce5">
            <text:p>0.736</text:p>
          </table:table-cell>
          <table:table-cell office:value-type="float" office:value="0.43408855359008991" table:formula="of:=[.E36]*[.$L$30]" table:style-name="ce5">
            <text:p>0.434</text:p>
          </table:table-cell>
          <table:table-cell office:value-type="float" office:value="0.66183166855913145" table:formula="of:=[.F36]*[.$L$30]" table:style-name="ce5">
            <text:p>0.662</text:p>
          </table:table-cell>
          <table:table-cell office:value-type="float" office:value="0.93703107123018192" table:formula="of:=[.G36]*[.$L$30]" table:style-name="ce5">
            <text:p>0.937</text:p>
          </table:table-cell>
          <table:table-cell office:value-type="float" office:value="1.7272167791562334" table:formula="of:=[.H36]*[.$L$30]" table:style-name="ce5">
            <text:p>1.727</text:p>
          </table:table-cell>
          <table:table-cell office:value-type="float" office:value="2.0347147735324121E-3" table:formula="of:=[.I36]*[.$L$30]" table:style-name="ce5">
            <text:p>0.002</text:p>
          </table:table-cell>
          <table:table-cell office:value-type="float" office:value="1.4110151728652989" table:formula="of:=[.J36]*[.$L$30]" table:style-name="ce5">
            <text:p>1.411</text:p>
          </table:table-cell>
          <table:table-cell table:style-name="ce1"/>
          <table:table-cell office:value-type="float" office:value="1.4706592137266323" table:style-name="ce16">
            <text:p>1.47</text:p>
          </table:table-cell>
          <table:table-cell office:value-type="float" office:value="1.6198557548442893" table:style-name="ce16">
            <text:p>1.62</text:p>
          </table:table-cell>
          <table:table-cell office:value-type="float" office:value="1.4744283022613078" table:style-name="ce16">
            <text:p>1.47</text:p>
          </table:table-cell>
          <table:table-cell office:value-type="float" office:value="1.5465647105033886" table:style-name="ce16">
            <text:p>1.55</text:p>
          </table:table-cell>
          <table:table-cell office:value-type="float" office:value="1.4697906028903858" table:style-name="ce16">
            <text:p>1.47</text:p>
          </table:table-cell>
          <table:table-cell office:value-type="float" office:value="1.5441954593479119" table:style-name="ce16">
            <text:p>1.54</text:p>
          </table:table-cell>
          <table:table-cell office:value-type="float" office:value="1.6185675454716004" table:style-name="ce16">
            <text:p>1.62</text:p>
          </table:table-cell>
          <table:table-cell office:value-type="float" office:value="1.6466954961353526" table:style-name="ce16">
            <text:p>1.65</text:p>
          </table:table-cell>
          <table:table-cell office:value-type="float" office:value="1.4370470078684858" table:style-name="ce16">
            <text:p>1.44</text:p>
          </table:table-cell>
          <table:table-cell office:value-type="float" office:value="1.5024553671015892" table:style-name="ce16">
            <text:p>1.50</text:p>
          </table:table-cell>
          <table:table-cell table:style-name="ce1"/>
          <table:table-cell office:value-type="float" office:value="1.8397906709254159" table:formula="of:=SUM([.A9];[.L9])" table:style-name="ce7">
            <text:p>1.8398</text:p>
          </table:table-cell>
          <table:table-cell office:value-type="float" office:value="3.4037063686083329" table:formula="of:=SUM([.B9];[.M9])" table:style-name="ce7">
            <text:p>3.4037</text:p>
          </table:table-cell>
          <table:table-cell office:value-type="float" office:value="2.1847849473796477" table:formula="of:=SUM([.C9];[.N9])" table:style-name="ce7">
            <text:p>2.1848</text:p>
          </table:table-cell>
          <table:table-cell office:value-type="float" office:value="2.2822492660315055" table:formula="of:=SUM([.D9];[.O9])" table:style-name="ce7">
            <text:p>2.2822</text:p>
          </table:table-cell>
          <table:table-cell office:value-type="float" office:value="1.9038791564804756" table:formula="of:=SUM([.E9];[.P9])" table:style-name="ce7">
            <text:p>1.9039</text:p>
          </table:table-cell>
          <table:table-cell office:value-type="float" office:value="2.2060271279070434" table:formula="of:=SUM([.F9];[.Q9])" table:style-name="ce7">
            <text:p>2.2060</text:p>
          </table:table-cell>
          <table:table-cell office:value-type="float" office:value="2.5555986167017823" table:formula="of:=SUM([.G9];[.R9])" table:style-name="ce7">
            <text:p>2.5556</text:p>
          </table:table-cell>
          <table:table-cell office:value-type="float" office:value="3.3739122752915858" table:formula="of:=SUM([.H9];[.S9])" table:style-name="ce7">
            <text:p>3.3739</text:p>
          </table:table-cell>
          <table:table-cell office:value-type="float" office:value="1.4390817226420183" table:formula="of:=SUM([.I9];[.T9])" table:style-name="ce7">
            <text:p>1.4391</text:p>
          </table:table-cell>
          <table:table-cell office:value-type="float" office:value="2.9134705399668883" table:formula="of:=SUM([.J9];[.U9])" table:style-name="ce7">
            <text:p>2.9135</text:p>
          </table:table-cell>
          <table:table-cell table:number-columns-repeated="16352"/>
        </table:table-row>
        <table:table-row table:style-name="ro1">
          <table:table-cell office:value-type="float" office:value="0.83371179480906377" table:formula="of:=[.A37]*[.$L$30]" table:style-name="ce5">
            <text:p>0.834</text:p>
          </table:table-cell>
          <table:table-cell office:value-type="float" office:value="0.73241636141171917" table:formula="of:=[.B37]*[.$L$30]" table:style-name="ce5">
            <text:p>0.732</text:p>
          </table:table-cell>
          <table:table-cell office:value-type="float" office:value="2.2293458492424447" table:formula="of:=[.C37]*[.$L$30]" table:style-name="ce5">
            <text:p>2.229</text:p>
          </table:table-cell>
          <table:table-cell office:value-type="float" office:value="0.17412925780306387" table:formula="of:=[.D37]*[.$L$30]" table:style-name="ce5">
            <text:p>0.174</text:p>
          </table:table-cell>
          <table:table-cell office:value-type="float" office:value="1.1262757295912693" table:formula="of:=[.E37]*[.$L$30]" table:style-name="ce5">
            <text:p>1.126</text:p>
          </table:table-cell>
          <table:table-cell office:value-type="float" office:value="1.5580108008503841" table:formula="of:=[.F37]*[.$L$30]" table:style-name="ce5">
            <text:p>1.558</text:p>
          </table:table-cell>
          <table:table-cell office:value-type="float" office:value="0.13776050373553703" table:formula="of:=[.G37]*[.$L$30]" table:style-name="ce5">
            <text:p>0.138</text:p>
          </table:table-cell>
          <table:table-cell office:value-type="float" office:value="1.2660679238745955" table:formula="of:=[.H37]*[.$L$30]" table:style-name="ce5">
            <text:p>1.266</text:p>
          </table:table-cell>
          <table:table-cell office:value-type="float" office:value="9.9893674957834633E-2" table:formula="of:=[.I37]*[.$L$30]" table:style-name="ce5">
            <text:p>0.100</text:p>
          </table:table-cell>
          <table:table-cell office:value-type="float" office:value="0.96938204134036465" table:formula="of:=[.J37]*[.$L$30]" table:style-name="ce5">
            <text:p>0.969</text:p>
          </table:table-cell>
          <table:table-cell table:style-name="ce1"/>
          <table:table-cell office:value-type="float" office:value="2.2724261070832275" table:style-name="ce16">
            <text:p>2.27</text:p>
          </table:table-cell>
          <table:table-cell office:value-type="float" office:value="2.0801084810015276" table:style-name="ce16">
            <text:p>2.08</text:p>
          </table:table-cell>
          <table:table-cell office:value-type="float" office:value="2.3423117511019385" table:style-name="ce16">
            <text:p>2.34</text:p>
          </table:table-cell>
          <table:table-cell office:value-type="float" office:value="2.2618872420691316" table:style-name="ce16">
            <text:p>2.26</text:p>
          </table:table-cell>
          <table:table-cell office:value-type="float" office:value="2.094157618213849" table:style-name="ce16">
            <text:p>2.09</text:p>
          </table:table-cell>
          <table:table-cell office:value-type="float" office:value="2.0961695149970483" table:style-name="ce16">
            <text:p>2.10</text:p>
          </table:table-cell>
          <table:table-cell office:value-type="float" office:value="2.3989544827307872" table:style-name="ce16">
            <text:p>2.40</text:p>
          </table:table-cell>
          <table:table-cell office:value-type="float" office:value="2.2920977650444114" table:style-name="ce16">
            <text:p>2.29</text:p>
          </table:table-cell>
          <table:table-cell office:value-type="float" office:value="2.1291084789430941" table:style-name="ce16">
            <text:p>2.13</text:p>
          </table:table-cell>
          <table:table-cell office:value-type="float" office:value="2.2198884049488008" table:style-name="ce16">
            <text:p>2.22</text:p>
          </table:table-cell>
          <table:table-cell table:style-name="ce1"/>
          <table:table-cell office:value-type="float" office:value="3.106137901892291" table:formula="of:=SUM([.A10];[.L10])" table:style-name="ce7">
            <text:p>3.1061</text:p>
          </table:table-cell>
          <table:table-cell office:value-type="float" office:value="2.8125248424132465" table:formula="of:=SUM([.B10];[.M10])" table:style-name="ce7">
            <text:p>2.8125</text:p>
          </table:table-cell>
          <table:table-cell office:value-type="float" office:value="4.5716576003443832" table:formula="of:=SUM([.C10];[.N10])" table:style-name="ce7">
            <text:p>4.5717</text:p>
          </table:table-cell>
          <table:table-cell office:value-type="float" office:value="2.4360164998721956" table:formula="of:=SUM([.D10];[.O10])" table:style-name="ce7">
            <text:p>2.4360</text:p>
          </table:table-cell>
          <table:table-cell office:value-type="float" office:value="3.2204333478051184" table:formula="of:=SUM([.E10];[.P10])" table:style-name="ce7">
            <text:p>3.2204</text:p>
          </table:table-cell>
          <table:table-cell office:value-type="float" office:value="3.6541803158474324" table:formula="of:=SUM([.F10];[.Q10])" table:style-name="ce7">
            <text:p>3.6542</text:p>
          </table:table-cell>
          <table:table-cell office:value-type="float" office:value="2.5367149864663241" table:formula="of:=SUM([.G10];[.R10])" table:style-name="ce7">
            <text:p>2.5367</text:p>
          </table:table-cell>
          <table:table-cell office:value-type="float" office:value="3.558165688919007" table:formula="of:=SUM([.H10];[.S10])" table:style-name="ce7">
            <text:p>3.5582</text:p>
          </table:table-cell>
          <table:table-cell office:value-type="float" office:value="2.2290021539009288" table:formula="of:=SUM([.I10];[.T10])" table:style-name="ce7">
            <text:p>2.2290</text:p>
          </table:table-cell>
          <table:table-cell office:value-type="float" office:value="3.1892704462891652" table:formula="of:=SUM([.J10];[.U10])" table:style-name="ce7">
            <text:p>3.1893</text:p>
          </table:table-cell>
          <table:table-cell table:number-columns-repeated="16352"/>
        </table:table-row>
        <table:table-row table:style-name="ro1">
          <table:table-cell office:value-type="float" office:value="1.0848767237145263" table:formula="of:=[.A38]*[.$L$30]" table:style-name="ce5">
            <text:p>1.085</text:p>
          </table:table-cell>
          <table:table-cell office:value-type="float" office:value="0.68554201269873383" table:formula="of:=[.B38]*[.$L$30]" table:style-name="ce5">
            <text:p>0.686</text:p>
          </table:table-cell>
          <table:table-cell office:value-type="float" office:value="1.2744254186189539" table:formula="of:=[.C38]*[.$L$30]" table:style-name="ce5">
            <text:p>1.274</text:p>
          </table:table-cell>
          <table:table-cell office:value-type="float" office:value="0.22341300423305385" table:formula="of:=[.D38]*[.$L$30]" table:style-name="ce5">
            <text:p>0.223</text:p>
          </table:table-cell>
          <table:table-cell office:value-type="float" office:value="0.94203224567968546" table:formula="of:=[.E38]*[.$L$30]" table:style-name="ce5">
            <text:p>0.942</text:p>
          </table:table-cell>
          <table:table-cell office:value-type="float" office:value="0.65019563687596871" table:formula="of:=[.F38]*[.$L$30]" table:style-name="ce5">
            <text:p>0.650</text:p>
          </table:table-cell>
          <table:table-cell office:value-type="float" office:value="0.20307732041173909" table:formula="of:=[.G38]*[.$L$30]" table:style-name="ce5">
            <text:p>0.203</text:p>
          </table:table-cell>
          <table:table-cell office:value-type="float" office:value="1.0514784415306386" table:formula="of:=[.H38]*[.$L$30]" table:style-name="ce5">
            <text:p>1.051</text:p>
          </table:table-cell>
          <table:table-cell office:value-type="float" office:value="1.4049205282069606" table:formula="of:=[.I38]*[.$L$30]" table:style-name="ce5">
            <text:p>1.405</text:p>
          </table:table-cell>
          <table:table-cell office:value-type="float" office:value="0.94646809635892826" table:formula="of:=[.J38]*[.$L$30]" table:style-name="ce5">
            <text:p>0.946</text:p>
          </table:table-cell>
          <table:table-cell table:style-name="ce1"/>
          <table:table-cell office:value-type="float" office:value="2.7583588280182587" table:style-name="ce16">
            <text:p>2.76</text:p>
          </table:table-cell>
          <table:table-cell office:value-type="float" office:value="2.8441439792844561" table:style-name="ce16">
            <text:p>2.84</text:p>
          </table:table-cell>
          <table:table-cell office:value-type="float" office:value="2.5258646949752155" table:style-name="ce16">
            <text:p>2.53</text:p>
          </table:table-cell>
          <table:table-cell office:value-type="float" office:value="2.6438686810157903" table:style-name="ce16">
            <text:p>2.64</text:p>
          </table:table-cell>
          <table:table-cell office:value-type="float" office:value="2.5781618348600825" table:style-name="ce16">
            <text:p>2.58</text:p>
          </table:table-cell>
          <table:table-cell office:value-type="float" office:value="2.6169420826192993" table:style-name="ce16">
            <text:p>2.62</text:p>
          </table:table-cell>
          <table:table-cell office:value-type="float" office:value="2.7954310746624413" table:style-name="ce16">
            <text:p>2.80</text:p>
          </table:table-cell>
          <table:table-cell office:value-type="float" office:value="2.863790961860786" table:style-name="ce16">
            <text:p>2.86</text:p>
          </table:table-cell>
          <table:table-cell office:value-type="float" office:value="2.5902370359732481" table:style-name="ce16">
            <text:p>2.59</text:p>
          </table:table-cell>
          <table:table-cell office:value-type="float" office:value="2.7309950399896517" table:style-name="ce16">
            <text:p>2.73</text:p>
          </table:table-cell>
          <table:table-cell table:style-name="ce1"/>
          <table:table-cell office:value-type="float" office:value="3.8432355517327847" table:formula="of:=SUM([.A11];[.L11])" table:style-name="ce7">
            <text:p>3.8432</text:p>
          </table:table-cell>
          <table:table-cell office:value-type="float" office:value="3.52968599198319" table:formula="of:=SUM([.B11];[.M11])" table:style-name="ce7">
            <text:p>3.5297</text:p>
          </table:table-cell>
          <table:table-cell office:value-type="float" office:value="3.8002901135941691" table:formula="of:=SUM([.C11];[.N11])" table:style-name="ce7">
            <text:p>3.8003</text:p>
          </table:table-cell>
          <table:table-cell office:value-type="float" office:value="2.8672816852488441" table:formula="of:=SUM([.D11];[.O11])" table:style-name="ce7">
            <text:p>2.8673</text:p>
          </table:table-cell>
          <table:table-cell office:value-type="float" office:value="3.5201940805397678" table:formula="of:=SUM([.E11];[.P11])" table:style-name="ce7">
            <text:p>3.5202</text:p>
          </table:table-cell>
          <table:table-cell office:value-type="float" office:value="3.2671377194952678" table:formula="of:=SUM([.F11];[.Q11])" table:style-name="ce7">
            <text:p>3.2671</text:p>
          </table:table-cell>
          <table:table-cell office:value-type="float" office:value="2.9985083950741807" table:formula="of:=SUM([.G11];[.R11])" table:style-name="ce7">
            <text:p>2.9985</text:p>
          </table:table-cell>
          <table:table-cell office:value-type="float" office:value="3.9152694033914246" table:formula="of:=SUM([.H11];[.S11])" table:style-name="ce7">
            <text:p>3.9153</text:p>
          </table:table-cell>
          <table:table-cell office:value-type="float" office:value="3.9951575641802086" table:formula="of:=SUM([.I11];[.T11])" table:style-name="ce7">
            <text:p>3.9952</text:p>
          </table:table-cell>
          <table:table-cell office:value-type="float" office:value="3.6774631363485799" table:formula="of:=SUM([.J11];[.U11])" table:style-name="ce7">
            <text:p>3.6775</text:p>
          </table:table-cell>
          <table:table-cell table:number-columns-repeated="16352"/>
        </table:table-row>
        <table:table-row table:style-name="ro1">
          <table:table-cell office:value-type="float" office:value="3.7710179620935484" table:formula="of:=[.A39]*[.$L$30]" table:style-name="ce5">
            <text:p>3.771</text:p>
          </table:table-cell>
          <table:table-cell office:value-type="float" office:value="0.33151177402731191" table:formula="of:=[.B39]*[.$L$30]" table:style-name="ce5">
            <text:p>0.332</text:p>
          </table:table-cell>
          <table:table-cell office:value-type="float" office:value="0.34003444543052125" table:formula="of:=[.C39]*[.$L$30]" table:style-name="ce5">
            <text:p>0.340</text:p>
          </table:table-cell>
          <table:table-cell office:value-type="float" office:value="0.9913378818775912" table:formula="of:=[.D39]*[.$L$30]" table:style-name="ce5">
            <text:p>0.991</text:p>
          </table:table-cell>
          <table:table-cell office:value-type="float" office:value="0.27601252024848233" table:formula="of:=[.E39]*[.$L$30]" table:style-name="ce5">
            <text:p>0.276</text:p>
          </table:table-cell>
          <table:table-cell office:value-type="float" office:value="1.6345100868040239" table:formula="of:=[.F39]*[.$L$30]" table:style-name="ce5">
            <text:p>1.635</text:p>
          </table:table-cell>
          <table:table-cell office:value-type="float" office:value="3.6393445953802533E-2" table:formula="of:=[.G39]*[.$L$30]" table:style-name="ce5">
            <text:p>0.036</text:p>
          </table:table-cell>
          <table:table-cell office:value-type="float" office:value="1.2151664209515083" table:formula="of:=[.H39]*[.$L$30]" table:style-name="ce5">
            <text:p>1.215</text:p>
          </table:table-cell>
          <table:table-cell office:value-type="float" office:value="1.6969529640390955" table:formula="of:=[.I39]*[.$L$30]" table:style-name="ce5">
            <text:p>1.697</text:p>
          </table:table-cell>
          <table:table-cell office:value-type="float" office:value="1.4938404108518528" table:formula="of:=[.J39]*[.$L$30]" table:style-name="ce5">
            <text:p>1.494</text:p>
          </table:table-cell>
          <table:table-cell table:style-name="ce1"/>
          <table:table-cell office:value-type="float" office:value="2.9463590797941843" table:style-name="ce16">
            <text:p>2.95</text:p>
          </table:table-cell>
          <table:table-cell office:value-type="float" office:value="2.9849582734078104" table:style-name="ce16">
            <text:p>2.98</text:p>
          </table:table-cell>
          <table:table-cell office:value-type="float" office:value="2.9921339543882071" table:style-name="ce16">
            <text:p>2.99</text:p>
          </table:table-cell>
          <table:table-cell office:value-type="float" office:value="2.7918029730629232" table:style-name="ce16">
            <text:p>2.79</text:p>
          </table:table-cell>
          <table:table-cell office:value-type="float" office:value="3.1238592166398602" table:style-name="ce16">
            <text:p>3.12</text:p>
          </table:table-cell>
          <table:table-cell office:value-type="float" office:value="3.0499867701983483" table:style-name="ce16">
            <text:p>3.05</text:p>
          </table:table-cell>
          <table:table-cell office:value-type="float" office:value="2.6656011963318598" table:style-name="ce16">
            <text:p>2.67</text:p>
          </table:table-cell>
          <table:table-cell office:value-type="float" office:value="2.8216114380924608" table:style-name="ce16">
            <text:p>2.82</text:p>
          </table:table-cell>
          <table:table-cell office:value-type="float" office:value="3.0512856250424378" table:style-name="ce16">
            <text:p>3.05</text:p>
          </table:table-cell>
          <table:table-cell office:value-type="float" office:value="3.0557189715185409" table:style-name="ce16">
            <text:p>3.06</text:p>
          </table:table-cell>
          <table:table-cell table:style-name="ce1"/>
          <table:table-cell office:value-type="float" office:value="6.7173770418877332" table:formula="of:=SUM([.A12];[.L12])" table:style-name="ce7">
            <text:p>6.7174</text:p>
          </table:table-cell>
          <table:table-cell office:value-type="float" office:value="3.3164700474351223" table:formula="of:=SUM([.B12];[.M12])" table:style-name="ce7">
            <text:p>3.3165</text:p>
          </table:table-cell>
          <table:table-cell office:value-type="float" office:value="3.3321683998187281" table:formula="of:=SUM([.C12];[.N12])" table:style-name="ce7">
            <text:p>3.3322</text:p>
          </table:table-cell>
          <table:table-cell office:value-type="float" office:value="3.7831408549405143" table:formula="of:=SUM([.D12];[.O12])" table:style-name="ce7">
            <text:p>3.7831</text:p>
          </table:table-cell>
          <table:table-cell office:value-type="float" office:value="3.3998717368883424" table:formula="of:=SUM([.E12];[.P12])" table:style-name="ce7">
            <text:p>3.3999</text:p>
          </table:table-cell>
          <table:table-cell office:value-type="float" office:value="4.6844968570023724" table:formula="of:=SUM([.F12];[.Q12])" table:style-name="ce7">
            <text:p>4.6845</text:p>
          </table:table-cell>
          <table:table-cell office:value-type="float" office:value="2.7019946422856624" table:formula="of:=SUM([.G12];[.R12])" table:style-name="ce7">
            <text:p>2.7020</text:p>
          </table:table-cell>
          <table:table-cell office:value-type="float" office:value="4.0367778590439691" table:formula="of:=SUM([.H12];[.S12])" table:style-name="ce7">
            <text:p>4.0368</text:p>
          </table:table-cell>
          <table:table-cell office:value-type="float" office:value="4.7482385890815335" table:formula="of:=SUM([.I12];[.T12])" table:style-name="ce7">
            <text:p>4.7482</text:p>
          </table:table-cell>
          <table:table-cell office:value-type="float" office:value="4.5495593823703935" table:formula="of:=SUM([.J12];[.U12])" table:style-name="ce7">
            <text:p>4.5496</text:p>
          </table:table-cell>
          <table:table-cell table:number-columns-repeated="16352"/>
        </table:table-row>
        <table:table-row table:style-name="ro1">
          <table:table-cell office:value-type="float" office:value="4.0071624467167242" table:formula="of:=[.A40]*[.$L$30]" table:style-name="ce5">
            <text:p>4.007</text:p>
          </table:table-cell>
          <table:table-cell office:value-type="float" office:value="0.30146054275677503" table:formula="of:=[.B40]*[.$L$30]" table:style-name="ce5">
            <text:p>0.301</text:p>
          </table:table-cell>
          <table:table-cell office:value-type="float" office:value="0.17153468198495986" table:formula="of:=[.C40]*[.$L$30]" table:style-name="ce5">
            <text:p>0.172</text:p>
          </table:table-cell>
          <table:table-cell office:value-type="float" office:value="1.0838142514909992" table:formula="of:=[.D40]*[.$L$30]" table:style-name="ce5">
            <text:p>1.084</text:p>
          </table:table-cell>
          <table:table-cell office:value-type="float" office:value="2.014504333577757E-2" table:formula="of:=[.E40]*[.$L$30]" table:style-name="ce5">
            <text:p>0.020</text:p>
          </table:table-cell>
          <table:table-cell office:value-type="float" office:value="3.4897751914858097" table:formula="of:=[.F40]*[.$L$30]" table:style-name="ce5">
            <text:p>3.490</text:p>
          </table:table-cell>
          <table:table-cell office:value-type="float" office:value="0.60589563812090619" table:formula="of:=[.G40]*[.$L$30]" table:style-name="ce5">
            <text:p>0.606</text:p>
          </table:table-cell>
          <table:table-cell office:value-type="float" office:value="0.82655061334706936" table:formula="of:=[.H40]*[.$L$30]" table:style-name="ce5">
            <text:p>0.827</text:p>
          </table:table-cell>
          <table:table-cell office:value-type="float" office:value="1.5536916485989978" table:formula="of:=[.I40]*[.$L$30]" table:style-name="ce5">
            <text:p>1.554</text:p>
          </table:table-cell>
          <table:table-cell office:value-type="float" office:value="1.0533082665784965" table:formula="of:=[.J40]*[.$L$30]" table:style-name="ce5">
            <text:p>1.053</text:p>
          </table:table-cell>
          <table:table-cell table:style-name="ce1"/>
          <table:table-cell office:value-type="float" office:value="3.0812743688243285" table:style-name="ce16">
            <text:p>3.08</text:p>
          </table:table-cell>
          <table:table-cell office:value-type="float" office:value="2.9053024163843184" table:style-name="ce16">
            <text:p>2.91</text:p>
          </table:table-cell>
          <table:table-cell office:value-type="float" office:value="2.9764957063467778" table:style-name="ce16">
            <text:p>2.98</text:p>
          </table:table-cell>
          <table:table-cell office:value-type="float" office:value="3.2009001034902766" table:style-name="ce16">
            <text:p>3.20</text:p>
          </table:table-cell>
          <table:table-cell office:value-type="float" office:value="3.024590243217093" table:style-name="ce16">
            <text:p>3.02</text:p>
          </table:table-cell>
          <table:table-cell office:value-type="float" office:value="2.7961239329328107" table:style-name="ce16">
            <text:p>2.80</text:p>
          </table:table-cell>
          <table:table-cell office:value-type="float" office:value="3.1063260718150323" table:style-name="ce16">
            <text:p>3.11</text:p>
          </table:table-cell>
          <table:table-cell office:value-type="float" office:value="2.7738227091189405" table:style-name="ce16">
            <text:p>2.77</text:p>
          </table:table-cell>
          <table:table-cell office:value-type="float" office:value="3.0679242377040845" table:style-name="ce16">
            <text:p>3.07</text:p>
          </table:table-cell>
          <table:table-cell office:value-type="float" office:value="3.1243208016909234" table:style-name="ce16">
            <text:p>3.12</text:p>
          </table:table-cell>
          <table:table-cell table:style-name="ce1"/>
          <table:table-cell office:value-type="float" office:value="7.0884368155410531" table:formula="of:=SUM([.A13];[.L13])" table:style-name="ce7">
            <text:p>7.0884</text:p>
          </table:table-cell>
          <table:table-cell office:value-type="float" office:value="3.2067629591410935" table:formula="of:=SUM([.B13];[.M13])" table:style-name="ce7">
            <text:p>3.2068</text:p>
          </table:table-cell>
          <table:table-cell office:value-type="float" office:value="3.1480303883317378" table:formula="of:=SUM([.C13];[.N13])" table:style-name="ce7">
            <text:p>3.1480</text:p>
          </table:table-cell>
          <table:table-cell office:value-type="float" office:value="4.2847143549812756" table:formula="of:=SUM([.D13];[.O13])" table:style-name="ce7">
            <text:p>4.2847</text:p>
          </table:table-cell>
          <table:table-cell office:value-type="float" office:value="3.0447352865528705" table:formula="of:=SUM([.E13];[.P13])" table:style-name="ce7">
            <text:p>3.0447</text:p>
          </table:table-cell>
          <table:table-cell office:value-type="float" office:value="6.28589912441862" table:formula="of:=SUM([.F13];[.Q13])" table:style-name="ce7">
            <text:p>6.2859</text:p>
          </table:table-cell>
          <table:table-cell office:value-type="float" office:value="3.7122217099359385" table:formula="of:=SUM([.G13];[.R13])" table:style-name="ce7">
            <text:p>3.7122</text:p>
          </table:table-cell>
          <table:table-cell office:value-type="float" office:value="3.6003733224660097" table:formula="of:=SUM([.H13];[.S13])" table:style-name="ce7">
            <text:p>3.6004</text:p>
          </table:table-cell>
          <table:table-cell office:value-type="float" office:value="4.6216158863030827" table:formula="of:=SUM([.I13];[.T13])" table:style-name="ce7">
            <text:p>4.6216</text:p>
          </table:table-cell>
          <table:table-cell office:value-type="float" office:value="4.1776290682694199" table:formula="of:=SUM([.J13];[.U13])" table:style-name="ce7">
            <text:p>4.1776</text:p>
          </table:table-cell>
          <table:table-cell table:number-columns-repeated="16352"/>
        </table:table-row>
        <table:table-row table:style-name="ro1">
          <table:table-cell office:value-type="float" office:value="2.7242882806345365" table:formula="of:=[.A41]*[.$L$30]" table:style-name="ce5">
            <text:p>2.724</text:p>
          </table:table-cell>
          <table:table-cell office:value-type="float" office:value="1.2776017172227214" table:formula="of:=[.B41]*[.$L$30]" table:style-name="ce5">
            <text:p>1.278</text:p>
          </table:table-cell>
          <table:table-cell office:value-type="float" office:value="3.551973128876272E-3" table:formula="of:=[.C41]*[.$L$30]" table:style-name="ce5">
            <text:p>0.004</text:p>
          </table:table-cell>
          <table:table-cell office:value-type="float" office:value="0.97986563385864434" table:formula="of:=[.D41]*[.$L$30]" table:style-name="ce5">
            <text:p>0.980</text:p>
          </table:table-cell>
          <table:table-cell office:value-type="float" office:value="0" table:formula="of:=[.E41]*[.$L$30]" table:style-name="ce5">
            <text:p>0.000</text:p>
          </table:table-cell>
          <table:table-cell office:value-type="float" office:value="3.7848277224079228" table:formula="of:=[.F41]*[.$L$30]" table:style-name="ce5">
            <text:p>3.785</text:p>
          </table:table-cell>
          <table:table-cell office:value-type="float" office:value="2.1441206346008062" table:formula="of:=[.G41]*[.$L$30]" table:style-name="ce5">
            <text:p>2.144</text:p>
          </table:table-cell>
          <table:table-cell office:value-type="float" office:value="0.60689352628285698" table:formula="of:=[.H41]*[.$L$30]" table:style-name="ce5">
            <text:p>0.607</text:p>
          </table:table-cell>
          <table:table-cell office:value-type="float" office:value="1.344171094925187" table:formula="of:=[.I41]*[.$L$30]" table:style-name="ce5">
            <text:p>1.344</text:p>
          </table:table-cell>
          <table:table-cell office:value-type="float" office:value="0.85459131781777131" table:formula="of:=[.J41]*[.$L$30]" table:style-name="ce5">
            <text:p>0.855</text:p>
          </table:table-cell>
          <table:table-cell table:style-name="ce1"/>
          <table:table-cell office:value-type="float" office:value="2.8364811126989422" table:style-name="ce16">
            <text:p>2.84</text:p>
          </table:table-cell>
          <table:table-cell office:value-type="float" office:value="3.0180722874445634" table:style-name="ce16">
            <text:p>3.02</text:p>
          </table:table-cell>
          <table:table-cell office:value-type="float" office:value="2.5939627983471625" table:style-name="ce16">
            <text:p>2.59</text:p>
          </table:table-cell>
          <table:table-cell office:value-type="float" office:value="2.9685604225952056" table:style-name="ce16">
            <text:p>2.97</text:p>
          </table:table-cell>
          <table:table-cell office:value-type="float" office:value="2.8488982195255401" table:style-name="ce16">
            <text:p>2.85</text:p>
          </table:table-cell>
          <table:table-cell office:value-type="float" office:value="2.9203354077048815" table:style-name="ce16">
            <text:p>2.92</text:p>
          </table:table-cell>
          <table:table-cell office:value-type="float" office:value="2.8863133126592615" table:style-name="ce16">
            <text:p>2.89</text:p>
          </table:table-cell>
          <table:table-cell office:value-type="float" office:value="3.0570910732972192" table:style-name="ce16">
            <text:p>3.06</text:p>
          </table:table-cell>
          <table:table-cell office:value-type="float" office:value="2.8028340618206271" table:style-name="ce16">
            <text:p>2.80</text:p>
          </table:table-cell>
          <table:table-cell office:value-type="float" office:value="2.6658274806563282" table:style-name="ce16">
            <text:p>2.67</text:p>
          </table:table-cell>
          <table:table-cell table:style-name="ce1"/>
          <table:table-cell office:value-type="float" office:value="5.5607693933334783" table:formula="of:=SUM([.A14];[.L14])" table:style-name="ce7">
            <text:p>5.5608</text:p>
          </table:table-cell>
          <table:table-cell office:value-type="float" office:value="4.2956740046672852" table:formula="of:=SUM([.B14];[.M14])" table:style-name="ce7">
            <text:p>4.2957</text:p>
          </table:table-cell>
          <table:table-cell office:value-type="float" office:value="2.5975147714760389" table:formula="of:=SUM([.C14];[.N14])" table:style-name="ce7">
            <text:p>2.5975</text:p>
          </table:table-cell>
          <table:table-cell office:value-type="float" office:value="3.94842605645385" table:formula="of:=SUM([.D14];[.O14])" table:style-name="ce7">
            <text:p>3.9484</text:p>
          </table:table-cell>
          <table:table-cell office:value-type="float" office:value="2.8488982195255401" table:formula="of:=SUM([.E14];[.P14])" table:style-name="ce7">
            <text:p>2.8489</text:p>
          </table:table-cell>
          <table:table-cell office:value-type="float" office:value="6.7051631301128047" table:formula="of:=SUM([.F14];[.Q14])" table:style-name="ce7">
            <text:p>6.7052</text:p>
          </table:table-cell>
          <table:table-cell office:value-type="float" office:value="5.0304339472600681" table:formula="of:=SUM([.G14];[.R14])" table:style-name="ce7">
            <text:p>5.0304</text:p>
          </table:table-cell>
          <table:table-cell office:value-type="float" office:value="3.6639845995800764" table:formula="of:=SUM([.H14];[.S14])" table:style-name="ce7">
            <text:p>3.6640</text:p>
          </table:table-cell>
          <table:table-cell office:value-type="float" office:value="4.1470051567458146" table:formula="of:=SUM([.I14];[.T14])" table:style-name="ce7">
            <text:p>4.1470</text:p>
          </table:table-cell>
          <table:table-cell office:value-type="float" office:value="3.5204187984740996" table:formula="of:=SUM([.J14];[.U14])" table:style-name="ce7">
            <text:p>3.5204</text:p>
          </table:table-cell>
          <table:table-cell table:number-columns-repeated="16352"/>
        </table:table-row>
        <table:table-row table:style-name="ro1">
          <table:table-cell office:value-type="float" office:value="2.2700939491014807" table:formula="of:=[.A42]*[.$L$30]" table:style-name="ce5">
            <text:p>2.270</text:p>
          </table:table-cell>
          <table:table-cell office:value-type="float" office:value="0.77288449079089949" table:formula="of:=[.B42]*[.$L$30]" table:style-name="ce5">
            <text:p>0.773</text:p>
          </table:table-cell>
          <table:table-cell office:value-type="float" office:value="2.2887558168186472E-4" table:formula="of:=[.C42]*[.$L$30]" table:style-name="ce5">
            <text:p>0.000</text:p>
          </table:table-cell>
          <table:table-cell office:value-type="float" office:value="0.42999610924131026" table:formula="of:=[.D42]*[.$L$30]" table:style-name="ce5">
            <text:p>0.430</text:p>
          </table:table-cell>
          <table:table-cell office:value-type="float" office:value="0.37472454568274749" table:formula="of:=[.E42]*[.$L$30]" table:style-name="ce5">
            <text:p>0.375</text:p>
          </table:table-cell>
          <table:table-cell office:value-type="float" office:value="4.0456789671367073" table:formula="of:=[.F42]*[.$L$30]" table:style-name="ce5">
            <text:p>4.046</text:p>
          </table:table-cell>
          <table:table-cell office:value-type="float" office:value="1.8607472279913086" table:formula="of:=[.G42]*[.$L$30]" table:style-name="ce5">
            <text:p>1.861</text:p>
          </table:table-cell>
          <table:table-cell office:value-type="float" office:value="0.57810063752790986" table:formula="of:=[.H42]*[.$L$30]" table:style-name="ce5">
            <text:p>0.578</text:p>
          </table:table-cell>
          <table:table-cell office:value-type="float" office:value="1.2261623350617972" table:formula="of:=[.I42]*[.$L$30]" table:style-name="ce5">
            <text:p>1.226</text:p>
          </table:table-cell>
          <table:table-cell office:value-type="float" office:value="1.1980791049957893" table:formula="of:=[.J42]*[.$L$30]" table:style-name="ce5">
            <text:p>1.198</text:p>
          </table:table-cell>
          <table:table-cell table:style-name="ce1"/>
          <table:table-cell office:value-type="float" office:value="2.4249076025471004" table:style-name="ce16">
            <text:p>2.42</text:p>
          </table:table-cell>
          <table:table-cell office:value-type="float" office:value="2.6853354634129505" table:style-name="ce16">
            <text:p>2.69</text:p>
          </table:table-cell>
          <table:table-cell office:value-type="float" office:value="2.4150262073455737" table:style-name="ce16">
            <text:p>2.42</text:p>
          </table:table-cell>
          <table:table-cell office:value-type="float" office:value="2.5240241706597901" table:style-name="ce16">
            <text:p>2.52</text:p>
          </table:table-cell>
          <table:table-cell office:value-type="float" office:value="2.4373212109537987" table:style-name="ce16">
            <text:p>2.44</text:p>
          </table:table-cell>
          <table:table-cell office:value-type="float" office:value="2.5427630163049062" table:style-name="ce16">
            <text:p>2.54</text:p>
          </table:table-cell>
          <table:table-cell office:value-type="float" office:value="2.6173816459755952" table:style-name="ce16">
            <text:p>2.62</text:p>
          </table:table-cell>
          <table:table-cell office:value-type="float" office:value="2.721430456731162" table:style-name="ce16">
            <text:p>2.72</text:p>
          </table:table-cell>
          <table:table-cell office:value-type="float" office:value="2.4445434118105003" table:style-name="ce16">
            <text:p>2.44</text:p>
          </table:table-cell>
          <table:table-cell office:value-type="float" office:value="2.2892807446981269" table:style-name="ce16">
            <text:p>2.29</text:p>
          </table:table-cell>
          <table:table-cell table:style-name="ce1"/>
          <table:table-cell office:value-type="float" office:value="4.6950015516485806" table:formula="of:=SUM([.A15];[.L15])" table:style-name="ce7">
            <text:p>4.6950</text:p>
          </table:table-cell>
          <table:table-cell office:value-type="float" office:value="3.4582199542038499" table:formula="of:=SUM([.B15];[.M15])" table:style-name="ce7">
            <text:p>3.4582</text:p>
          </table:table-cell>
          <table:table-cell office:value-type="float" office:value="2.4152550829272554" table:formula="of:=SUM([.C15];[.N15])" table:style-name="ce7">
            <text:p>2.4153</text:p>
          </table:table-cell>
          <table:table-cell office:value-type="float" office:value="2.9540202799011004" table:formula="of:=SUM([.D15];[.O15])" table:style-name="ce7">
            <text:p>2.9540</text:p>
          </table:table-cell>
          <table:table-cell office:value-type="float" office:value="2.8120457566365462" table:formula="of:=SUM([.E15];[.P15])" table:style-name="ce7">
            <text:p>2.8120</text:p>
          </table:table-cell>
          <table:table-cell office:value-type="float" office:value="6.5884419834416139" table:formula="of:=SUM([.F15];[.Q15])" table:style-name="ce7">
            <text:p>6.5884</text:p>
          </table:table-cell>
          <table:table-cell office:value-type="float" office:value="4.4781288739669041" table:formula="of:=SUM([.G15];[.R15])" table:style-name="ce7">
            <text:p>4.4781</text:p>
          </table:table-cell>
          <table:table-cell office:value-type="float" office:value="3.2995310942590717" table:formula="of:=SUM([.H15];[.S15])" table:style-name="ce7">
            <text:p>3.2995</text:p>
          </table:table-cell>
          <table:table-cell office:value-type="float" office:value="3.6707057468722972" table:formula="of:=SUM([.I15];[.T15])" table:style-name="ce7">
            <text:p>3.6707</text:p>
          </table:table-cell>
          <table:table-cell office:value-type="float" office:value="3.4873598496939162" table:formula="of:=SUM([.J15];[.U15])" table:style-name="ce7">
            <text:p>3.4874</text:p>
          </table:table-cell>
          <table:table-cell table:number-columns-repeated="16352"/>
        </table:table-row>
        <table:table-row table:style-name="ro1">
          <table:table-cell office:value-type="float" office:value="0.35093974635122649" table:formula="of:=[.A43]*[.$L$30]" table:style-name="ce5">
            <text:p>0.351</text:p>
          </table:table-cell>
          <table:table-cell office:value-type="float" office:value="2.5042558446473988" table:formula="of:=[.B43]*[.$L$30]" table:style-name="ce5">
            <text:p>2.504</text:p>
          </table:table-cell>
          <table:table-cell office:value-type="float" office:value="4.5798393387433856E-2" table:formula="of:=[.C43]*[.$L$30]" table:style-name="ce5">
            <text:p>0.046</text:p>
          </table:table-cell>
          <table:table-cell office:value-type="float" office:value="0.5043108577136326" table:formula="of:=[.D43]*[.$L$30]" table:style-name="ce5">
            <text:p>0.504</text:p>
          </table:table-cell>
          <table:table-cell office:value-type="float" office:value="0.17062550833611967" table:formula="of:=[.E43]*[.$L$30]" table:style-name="ce5">
            <text:p>0.171</text:p>
          </table:table-cell>
          <table:table-cell office:value-type="float" office:value="3.5929415084149952" table:formula="of:=[.F43]*[.$L$30]" table:style-name="ce5">
            <text:p>3.593</text:p>
          </table:table-cell>
          <table:table-cell office:value-type="float" office:value="1.6388772407689849" table:formula="of:=[.G43]*[.$L$30]" table:style-name="ce5">
            <text:p>1.639</text:p>
          </table:table-cell>
          <table:table-cell office:value-type="float" office:value="0.75356851837651617" table:formula="of:=[.H43]*[.$L$30]" table:style-name="ce5">
            <text:p>0.754</text:p>
          </table:table-cell>
          <table:table-cell office:value-type="float" office:value="0.52872355066028376" table:formula="of:=[.I43]*[.$L$30]" table:style-name="ce5">
            <text:p>0.529</text:p>
          </table:table-cell>
          <table:table-cell office:value-type="float" office:value="1.7524161871116066" table:formula="of:=[.J43]*[.$L$30]" table:style-name="ce5">
            <text:p>1.752</text:p>
          </table:table-cell>
          <table:table-cell table:style-name="ce1"/>
          <table:table-cell office:value-type="float" office:value="2.0868434065573216" table:style-name="ce16">
            <text:p>2.09</text:p>
          </table:table-cell>
          <table:table-cell office:value-type="float" office:value="1.9065938568263048" table:style-name="ce16">
            <text:p>1.91</text:p>
          </table:table-cell>
          <table:table-cell office:value-type="float" office:value="1.7069065205284031" table:style-name="ce16">
            <text:p>1.71</text:p>
          </table:table-cell>
          <table:table-cell office:value-type="float" office:value="1.7037168183502496" table:style-name="ce16">
            <text:p>1.70</text:p>
          </table:table-cell>
          <table:table-cell office:value-type="float" office:value="2.0139090792071128" table:style-name="ce16">
            <text:p>2.01</text:p>
          </table:table-cell>
          <table:table-cell office:value-type="float" office:value="2.1582157288477593" table:style-name="ce16">
            <text:p>2.16</text:p>
          </table:table-cell>
          <table:table-cell office:value-type="float" office:value="2.1233018377642043" table:style-name="ce16">
            <text:p>2.12</text:p>
          </table:table-cell>
          <table:table-cell office:value-type="float" office:value="2.1203388950724178" table:style-name="ce16">
            <text:p>2.12</text:p>
          </table:table-cell>
          <table:table-cell office:value-type="float" office:value="1.9969721459727094" table:style-name="ce16">
            <text:p>2.00</text:p>
          </table:table-cell>
          <table:table-cell office:value-type="float" office:value="1.9023572268878204" table:style-name="ce16">
            <text:p>1.90</text:p>
          </table:table-cell>
          <table:table-cell table:style-name="ce1"/>
          <table:table-cell office:value-type="float" office:value="2.4377831529085481" table:formula="of:=SUM([.A16];[.L16])" table:style-name="ce7">
            <text:p>2.4378</text:p>
          </table:table-cell>
          <table:table-cell office:value-type="float" office:value="4.4108497014737038" table:formula="of:=SUM([.B16];[.M16])" table:style-name="ce7">
            <text:p>4.4108</text:p>
          </table:table-cell>
          <table:table-cell office:value-type="float" office:value="1.7527049139158368" table:formula="of:=SUM([.C16];[.N16])" table:style-name="ce7">
            <text:p>1.7527</text:p>
          </table:table-cell>
          <table:table-cell office:value-type="float" office:value="2.2080276760638822" table:formula="of:=SUM([.D16];[.O16])" table:style-name="ce7">
            <text:p>2.2080</text:p>
          </table:table-cell>
          <table:table-cell office:value-type="float" office:value="2.1845345875432325" table:formula="of:=SUM([.E16];[.P16])" table:style-name="ce7">
            <text:p>2.1845</text:p>
          </table:table-cell>
          <table:table-cell office:value-type="float" office:value="5.7511572372627544" table:formula="of:=SUM([.F16];[.Q16])" table:style-name="ce7">
            <text:p>5.7512</text:p>
          </table:table-cell>
          <table:table-cell office:value-type="float" office:value="3.7621790785331894" table:formula="of:=SUM([.G16];[.R16])" table:style-name="ce7">
            <text:p>3.7622</text:p>
          </table:table-cell>
          <table:table-cell office:value-type="float" office:value="2.8739074134489337" table:formula="of:=SUM([.H16];[.S16])" table:style-name="ce7">
            <text:p>2.8739</text:p>
          </table:table-cell>
          <table:table-cell office:value-type="float" office:value="2.5256956966329933" table:formula="of:=SUM([.I16];[.T16])" table:style-name="ce7">
            <text:p>2.5257</text:p>
          </table:table-cell>
          <table:table-cell office:value-type="float" office:value="3.6547734139994272" table:formula="of:=SUM([.J16];[.U16])" table:style-name="ce7">
            <text:p>3.6548</text:p>
          </table:table-cell>
          <table:table-cell table:number-columns-repeated="16352"/>
        </table:table-row>
        <table:table-row table:style-name="ro1">
          <table:table-cell office:value-type="float" office:value="0.36431927959376997" table:formula="of:=[.A44]*[.$L$30]" table:style-name="ce5">
            <text:p>0.364</text:p>
          </table:table-cell>
          <table:table-cell office:value-type="float" office:value="1.6504881928532384" table:formula="of:=[.B44]*[.$L$30]" table:style-name="ce5">
            <text:p>1.650</text:p>
          </table:table-cell>
          <table:table-cell office:value-type="float" office:value="0.32755302360698857" table:formula="of:=[.C44]*[.$L$30]" table:style-name="ce5">
            <text:p>0.328</text:p>
          </table:table-cell>
          <table:table-cell office:value-type="float" office:value="0.69839906248885908" table:formula="of:=[.D44]*[.$L$30]" table:style-name="ce5">
            <text:p>0.698</text:p>
          </table:table-cell>
          <table:table-cell office:value-type="float" office:value="5.9155044378045439E-2" table:formula="of:=[.E44]*[.$L$30]" table:style-name="ce5">
            <text:p>0.059</text:p>
          </table:table-cell>
          <table:table-cell office:value-type="float" office:value="2.8304621835329162" table:formula="of:=[.F44]*[.$L$30]" table:style-name="ce5">
            <text:p>2.830</text:p>
          </table:table-cell>
          <table:table-cell office:value-type="float" office:value="1.6277836835872019" table:formula="of:=[.G44]*[.$L$30]" table:style-name="ce5">
            <text:p>1.628</text:p>
          </table:table-cell>
          <table:table-cell office:value-type="float" office:value="0.67920129036166865" table:formula="of:=[.H44]*[.$L$30]" table:style-name="ce5">
            <text:p>0.679</text:p>
          </table:table-cell>
          <table:table-cell office:value-type="float" office:value="0.83751843694910111" table:formula="of:=[.I44]*[.$L$30]" table:style-name="ce5">
            <text:p>0.838</text:p>
          </table:table-cell>
          <table:table-cell office:value-type="float" office:value="2.2710209181312999" table:formula="of:=[.J44]*[.$L$30]" table:style-name="ce5">
            <text:p>2.271</text:p>
          </table:table-cell>
          <table:table-cell table:style-name="ce1"/>
          <table:table-cell office:value-type="float" office:value="1.2164680780519432" table:style-name="ce16">
            <text:p>1.22</text:p>
          </table:table-cell>
          <table:table-cell office:value-type="float" office:value="1.2674567522234275" table:style-name="ce16">
            <text:p>1.27</text:p>
          </table:table-cell>
          <table:table-cell office:value-type="float" office:value="1.1448078234369663" table:style-name="ce16">
            <text:p>1.14</text:p>
          </table:table-cell>
          <table:table-cell office:value-type="float" office:value="1.3532400224856151" table:style-name="ce16">
            <text:p>1.35</text:p>
          </table:table-cell>
          <table:table-cell office:value-type="float" office:value="1.3385162913051198" table:style-name="ce16">
            <text:p>1.34</text:p>
          </table:table-cell>
          <table:table-cell office:value-type="float" office:value="1.4139576750670617" table:style-name="ce16">
            <text:p>1.41</text:p>
          </table:table-cell>
          <table:table-cell office:value-type="float" office:value="1.2916507132978448" table:style-name="ce16">
            <text:p>1.29</text:p>
          </table:table-cell>
          <table:table-cell office:value-type="float" office:value="1.3792933609808293" table:style-name="ce16">
            <text:p>1.38</text:p>
          </table:table-cell>
          <table:table-cell office:value-type="float" office:value="1.4048653811042415" table:style-name="ce16">
            <text:p>1.40</text:p>
          </table:table-cell>
          <table:table-cell office:value-type="float" office:value="0.73604308235220939" table:style-name="ce16">
            <text:p>0.74</text:p>
          </table:table-cell>
          <table:table-cell table:style-name="ce1"/>
          <table:table-cell office:value-type="float" office:value="1.5807873576457132" table:formula="of:=SUM([.A17];[.L17])" table:style-name="ce7">
            <text:p>1.5808</text:p>
          </table:table-cell>
          <table:table-cell office:value-type="float" office:value="2.9179449450766661" table:formula="of:=SUM([.B17];[.M17])" table:style-name="ce7">
            <text:p>2.9179</text:p>
          </table:table-cell>
          <table:table-cell office:value-type="float" office:value="1.4723608470439549" table:formula="of:=SUM([.C17];[.N17])" table:style-name="ce7">
            <text:p>1.4724</text:p>
          </table:table-cell>
          <table:table-cell office:value-type="float" office:value="2.0516390849744743" table:formula="of:=SUM([.D17];[.O17])" table:style-name="ce7">
            <text:p>2.0516</text:p>
          </table:table-cell>
          <table:table-cell office:value-type="float" office:value="1.3976713356831654" table:formula="of:=SUM([.E17];[.P17])" table:style-name="ce7">
            <text:p>1.3977</text:p>
          </table:table-cell>
          <table:table-cell office:value-type="float" office:value="4.2444198585999775" table:formula="of:=SUM([.F17];[.Q17])" table:style-name="ce7">
            <text:p>4.2444</text:p>
          </table:table-cell>
          <table:table-cell office:value-type="float" office:value="2.9194343968850465" table:formula="of:=SUM([.G17];[.R17])" table:style-name="ce7">
            <text:p>2.9194</text:p>
          </table:table-cell>
          <table:table-cell office:value-type="float" office:value="2.0584946513424978" table:formula="of:=SUM([.H17];[.S17])" table:style-name="ce7">
            <text:p>2.0585</text:p>
          </table:table-cell>
          <table:table-cell office:value-type="float" office:value="2.2423838180533426" table:formula="of:=SUM([.I17];[.T17])" table:style-name="ce7">
            <text:p>2.2424</text:p>
          </table:table-cell>
          <table:table-cell office:value-type="float" office:value="3.0070640004835094" table:formula="of:=SUM([.J17];[.U17])" table:style-name="ce7">
            <text:p>3.0071</text:p>
          </table:table-cell>
          <table:table-cell table:number-columns-repeated="16352"/>
        </table:table-row>
        <table:table-row table:style-name="ro1">
          <table:table-cell office:value-type="float" office:value="0.28229131491766413" table:formula="of:=[.A45]*[.$L$30]" table:style-name="ce5">
            <text:p>0.282</text:p>
          </table:table-cell>
          <table:table-cell office:value-type="float" office:value="1.7962588446872432" table:formula="of:=[.B45]*[.$L$30]" table:style-name="ce5">
            <text:p>1.796</text:p>
          </table:table-cell>
          <table:table-cell office:value-type="float" office:value="0.56836116109785728" table:formula="of:=[.C45]*[.$L$30]" table:style-name="ce5">
            <text:p>0.568</text:p>
          </table:table-cell>
          <table:table-cell office:value-type="float" office:value="0.14211859079967704" table:formula="of:=[.D45]*[.$L$30]" table:style-name="ce5">
            <text:p>0.142</text:p>
          </table:table-cell>
          <table:table-cell office:value-type="float" office:value="0.25246112507446788" table:formula="of:=[.E45]*[.$L$30]" table:style-name="ce5">
            <text:p>0.252</text:p>
          </table:table-cell>
          <table:table-cell office:value-type="float" office:value="2.8883090121781017" table:formula="of:=[.F45]*[.$L$30]" table:style-name="ce5">
            <text:p>2.888</text:p>
          </table:table-cell>
          <table:table-cell office:value-type="float" office:value="0.71205261814098808" table:formula="of:=[.G45]*[.$L$30]" table:style-name="ce5">
            <text:p>0.712</text:p>
          </table:table-cell>
          <table:table-cell office:value-type="float" office:value="1.3549036057592727" table:formula="of:=[.H45]*[.$L$30]" table:style-name="ce5">
            <text:p>1.355</text:p>
          </table:table-cell>
          <table:table-cell office:value-type="float" office:value="0.62594867987167802" table:formula="of:=[.I45]*[.$L$30]" table:style-name="ce5">
            <text:p>0.626</text:p>
          </table:table-cell>
          <table:table-cell office:value-type="float" office:value="1.2954703506245724" table:formula="of:=[.J45]*[.$L$30]" table:style-name="ce5">
            <text:p>1.295</text:p>
          </table:table-cell>
          <table:table-cell table:style-name="ce1"/>
          <table:table-cell office:value-type="float" office:value="0.43518766425268918" table:style-name="ce16">
            <text:p>0.44</text:p>
          </table:table-cell>
          <table:table-cell office:value-type="float" office:value="0.31956855230143866" table:style-name="ce16">
            <text:p>0.32</text:p>
          </table:table-cell>
          <table:table-cell office:value-type="float" office:value="0.28104934854571834" table:style-name="ce16">
            <text:p>0.28</text:p>
          </table:table-cell>
          <table:table-cell office:value-type="float" office:value="0.17523839793231719" table:style-name="ce16">
            <text:p>0.18</text:p>
          </table:table-cell>
          <table:table-cell office:value-type="float" office:value="0.33769639395099649" table:style-name="ce16">
            <text:p>0.34</text:p>
          </table:table-cell>
          <table:table-cell office:value-type="float" office:value="0.37212902689034877" table:style-name="ce16">
            <text:p>0.37</text:p>
          </table:table-cell>
          <table:table-cell office:value-type="float" office:value="0.41582556223317979" table:style-name="ce16">
            <text:p>0.42</text:p>
          </table:table-cell>
          <table:table-cell office:value-type="float" office:value="0.37052276704579434" table:style-name="ce16">
            <text:p>0.37</text:p>
          </table:table-cell>
          <table:table-cell office:value-type="float" office:value="0.29605338243423396" table:style-name="ce16">
            <text:p>0.30</text:p>
          </table:table-cell>
          <table:table-cell office:value-type="float" office:value="0.58315707226780544" table:style-name="ce16">
            <text:p>0.58</text:p>
          </table:table-cell>
          <table:table-cell table:style-name="ce1"/>
          <table:table-cell office:value-type="float" office:value="0.7174789791703533" table:formula="of:=SUM([.A18];[.L18])" table:style-name="ce7">
            <text:p>0.7175</text:p>
          </table:table-cell>
          <table:table-cell office:value-type="float" office:value="2.1158273969886818" table:formula="of:=SUM([.B18];[.M18])" table:style-name="ce7">
            <text:p>2.1158</text:p>
          </table:table-cell>
          <table:table-cell office:value-type="float" office:value="0.84941050964357556" table:formula="of:=SUM([.C18];[.N18])" table:style-name="ce7">
            <text:p>0.8494</text:p>
          </table:table-cell>
          <table:table-cell office:value-type="float" office:value="0.31735698873199425" table:formula="of:=SUM([.D18];[.O18])" table:style-name="ce7">
            <text:p>0.3174</text:p>
          </table:table-cell>
          <table:table-cell office:value-type="float" office:value="0.59015751902546443" table:formula="of:=SUM([.E18];[.P18])" table:style-name="ce7">
            <text:p>0.5902</text:p>
          </table:table-cell>
          <table:table-cell office:value-type="float" office:value="3.2604380390684504" table:formula="of:=SUM([.F18];[.Q18])" table:style-name="ce7">
            <text:p>3.2604</text:p>
          </table:table-cell>
          <table:table-cell office:value-type="float" office:value="1.127878180374168" table:formula="of:=SUM([.G18];[.R18])" table:style-name="ce7">
            <text:p>1.1279</text:p>
          </table:table-cell>
          <table:table-cell office:value-type="float" office:value="1.7254263728050669" table:formula="of:=SUM([.H18];[.S18])" table:style-name="ce7">
            <text:p>1.7254</text:p>
          </table:table-cell>
          <table:table-cell office:value-type="float" office:value="0.92200206230591197" table:formula="of:=SUM([.I18];[.T18])" table:style-name="ce7">
            <text:p>0.9220</text:p>
          </table:table-cell>
          <table:table-cell office:value-type="float" office:value="1.8786274228923778" table:formula="of:=SUM([.J18];[.U18])" table:style-name="ce7">
            <text:p>1.8786</text:p>
          </table:table-cell>
          <table:table-cell table:number-columns-repeated="16352"/>
        </table:table-row>
        <table:table-row table:style-name="ro1">
          <table:table-cell office:value-type="float" office:value="0.25906236717446507" table:formula="of:=[.A46]*[.$L$30]" table:style-name="ce5">
            <text:p>0.259</text:p>
          </table:table-cell>
          <table:table-cell office:value-type="float" office:value="1.7177032537154844" table:formula="of:=[.B46]*[.$L$30]" table:style-name="ce5">
            <text:p>1.718</text:p>
          </table:table-cell>
          <table:table-cell office:value-type="float" office:value="0.71193560417564772" table:formula="of:=[.C46]*[.$L$30]" table:style-name="ce5">
            <text:p>0.712</text:p>
          </table:table-cell>
          <table:table-cell office:value-type="float" office:value="6.4633148652223374E-2" table:formula="of:=[.D46]*[.$L$30]" table:style-name="ce5">
            <text:p>0.065</text:p>
          </table:table-cell>
          <table:table-cell office:value-type="float" office:value="0.82261444362967695" table:formula="of:=[.E46]*[.$L$30]" table:style-name="ce5">
            <text:p>0.823</text:p>
          </table:table-cell>
          <table:table-cell office:value-type="float" office:value="2.7707846034908394" table:formula="of:=[.F46]*[.$L$30]" table:style-name="ce5">
            <text:p>2.771</text:p>
          </table:table-cell>
          <table:table-cell office:value-type="float" office:value="0.65366614578053395" table:formula="of:=[.G46]*[.$L$30]" table:style-name="ce5">
            <text:p>0.654</text:p>
          </table:table-cell>
          <table:table-cell office:value-type="float" office:value="1.7243950365739886" table:formula="of:=[.H46]*[.$L$30]" table:style-name="ce5">
            <text:p>1.724</text:p>
          </table:table-cell>
          <table:table-cell office:value-type="float" office:value="0.61120628621437723" table:formula="of:=[.I46]*[.$L$30]" table:style-name="ce5">
            <text:p>0.611</text:p>
          </table:table-cell>
          <table:table-cell office:value-type="float" office:value="1.6223015381379184" table:formula="of:=[.J46]*[.$L$30]" table:style-name="ce5">
            <text:p>1.622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0.25906236717446507" table:formula="of:=SUM([.A19];[.L19])" table:style-name="ce7">
            <text:p>0.2591</text:p>
          </table:table-cell>
          <table:table-cell office:value-type="float" office:value="1.7177032537154844" table:formula="of:=SUM([.B19];[.M19])" table:style-name="ce7">
            <text:p>1.7177</text:p>
          </table:table-cell>
          <table:table-cell office:value-type="float" office:value="0.71193560417564772" table:formula="of:=SUM([.C19];[.N19])" table:style-name="ce7">
            <text:p>0.7119</text:p>
          </table:table-cell>
          <table:table-cell office:value-type="float" office:value="6.4633148652223374E-2" table:formula="of:=SUM([.D19];[.O19])" table:style-name="ce7">
            <text:p>0.0646</text:p>
          </table:table-cell>
          <table:table-cell office:value-type="float" office:value="0.82261444362967695" table:formula="of:=SUM([.E19];[.P19])" table:style-name="ce7">
            <text:p>0.8226</text:p>
          </table:table-cell>
          <table:table-cell office:value-type="float" office:value="2.7707846034908394" table:formula="of:=SUM([.F19];[.Q19])" table:style-name="ce7">
            <text:p>2.7708</text:p>
          </table:table-cell>
          <table:table-cell office:value-type="float" office:value="0.65366614578053395" table:formula="of:=SUM([.G19];[.R19])" table:style-name="ce7">
            <text:p>0.6537</text:p>
          </table:table-cell>
          <table:table-cell office:value-type="float" office:value="1.7243950365739886" table:formula="of:=SUM([.H19];[.S19])" table:style-name="ce7">
            <text:p>1.7244</text:p>
          </table:table-cell>
          <table:table-cell office:value-type="float" office:value="0.61120628621437723" table:formula="of:=SUM([.I19];[.T19])" table:style-name="ce7">
            <text:p>0.6112</text:p>
          </table:table-cell>
          <table:table-cell office:value-type="float" office:value="1.6223015381379184" table:formula="of:=SUM([.J19];[.U19])" table:style-name="ce7">
            <text:p>1.6223</text:p>
          </table:table-cell>
          <table:table-cell table:number-columns-repeated="16352"/>
        </table:table-row>
        <table:table-row table:style-name="ro1">
          <table:table-cell office:value-type="float" office:value="0.9414555174885173" table:formula="of:=[.A47]*[.$L$30]" table:style-name="ce5">
            <text:p>0.941</text:p>
          </table:table-cell>
          <table:table-cell office:value-type="float" office:value="1.4344548776166122" table:formula="of:=[.B47]*[.$L$30]" table:style-name="ce5">
            <text:p>1.434</text:p>
          </table:table-cell>
          <table:table-cell office:value-type="float" office:value="0.56191678127624889" table:formula="of:=[.C47]*[.$L$30]" table:style-name="ce5">
            <text:p>0.562</text:p>
          </table:table-cell>
          <table:table-cell office:value-type="float" office:value="7.5875342158431738E-2" table:formula="of:=[.D47]*[.$L$30]" table:style-name="ce5">
            <text:p>0.076</text:p>
          </table:table-cell>
          <table:table-cell office:value-type="float" office:value="1.3606896520479008" table:formula="of:=[.E47]*[.$L$30]" table:style-name="ce5">
            <text:p>1.361</text:p>
          </table:table-cell>
          <table:table-cell office:value-type="float" office:value="1.9629721687761454" table:formula="of:=[.F47]*[.$L$30]" table:style-name="ce5">
            <text:p>1.963</text:p>
          </table:table-cell>
          <table:table-cell office:value-type="float" office:value="0.62602093555959515" table:formula="of:=[.G47]*[.$L$30]" table:style-name="ce5">
            <text:p>0.626</text:p>
          </table:table-cell>
          <table:table-cell office:value-type="float" office:value="0.81993161978012141" table:formula="of:=[.H47]*[.$L$30]" table:style-name="ce5">
            <text:p>0.820</text:p>
          </table:table-cell>
          <table:table-cell office:value-type="float" office:value="0.29777262024157741" table:formula="of:=[.I47]*[.$L$30]" table:style-name="ce5">
            <text:p>0.298</text:p>
          </table:table-cell>
          <table:table-cell office:value-type="float" office:value="1.0027272350068619" table:formula="of:=[.J47]*[.$L$30]" table:style-name="ce5">
            <text:p>1.003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0.9414555174885173" table:formula="of:=SUM([.A20];[.L20])" table:style-name="ce7">
            <text:p>0.9415</text:p>
          </table:table-cell>
          <table:table-cell office:value-type="float" office:value="1.4344548776166122" table:formula="of:=SUM([.B20];[.M20])" table:style-name="ce7">
            <text:p>1.4345</text:p>
          </table:table-cell>
          <table:table-cell office:value-type="float" office:value="0.56191678127624889" table:formula="of:=SUM([.C20];[.N20])" table:style-name="ce7">
            <text:p>0.5619</text:p>
          </table:table-cell>
          <table:table-cell office:value-type="float" office:value="7.5875342158431738E-2" table:formula="of:=SUM([.D20];[.O20])" table:style-name="ce7">
            <text:p>0.0759</text:p>
          </table:table-cell>
          <table:table-cell office:value-type="float" office:value="1.3606896520479008" table:formula="of:=SUM([.E20];[.P20])" table:style-name="ce7">
            <text:p>1.3607</text:p>
          </table:table-cell>
          <table:table-cell office:value-type="float" office:value="1.9629721687761454" table:formula="of:=SUM([.F20];[.Q20])" table:style-name="ce7">
            <text:p>1.9630</text:p>
          </table:table-cell>
          <table:table-cell office:value-type="float" office:value="0.62602093555959515" table:formula="of:=SUM([.G20];[.R20])" table:style-name="ce7">
            <text:p>0.6260</text:p>
          </table:table-cell>
          <table:table-cell office:value-type="float" office:value="0.81993161978012141" table:formula="of:=SUM([.H20];[.S20])" table:style-name="ce7">
            <text:p>0.8199</text:p>
          </table:table-cell>
          <table:table-cell office:value-type="float" office:value="0.29777262024157741" table:formula="of:=SUM([.I20];[.T20])" table:style-name="ce7">
            <text:p>0.2978</text:p>
          </table:table-cell>
          <table:table-cell office:value-type="float" office:value="1.0027272350068619" table:formula="of:=SUM([.J20];[.U20])" table:style-name="ce7">
            <text:p>1.0027</text:p>
          </table:table-cell>
          <table:table-cell table:number-columns-repeated="16352"/>
        </table:table-row>
        <table:table-row table:style-name="ro1">
          <table:table-cell office:value-type="float" office:value="3.8132925571997189" table:formula="of:=[.A48]*[.$L$30]" table:style-name="ce5">
            <text:p>3.813</text:p>
          </table:table-cell>
          <table:table-cell office:value-type="float" office:value="0.5301641408962805" table:formula="of:=[.B48]*[.$L$30]" table:style-name="ce5">
            <text:p>0.530</text:p>
          </table:table-cell>
          <table:table-cell office:value-type="float" office:value="1.0299732107959134" table:formula="of:=[.C48]*[.$L$30]" table:style-name="ce5">
            <text:p>1.030</text:p>
          </table:table-cell>
          <table:table-cell office:value-type="float" office:value="0.18790745160763006" table:formula="of:=[.D48]*[.$L$30]" table:style-name="ce5">
            <text:p>0.188</text:p>
          </table:table-cell>
          <table:table-cell office:value-type="float" office:value="0.71263694777374464" table:formula="of:=[.E48]*[.$L$30]" table:style-name="ce5">
            <text:p>0.713</text:p>
          </table:table-cell>
          <table:table-cell office:value-type="float" office:value="1.3266308343948441" table:formula="of:=[.F48]*[.$L$30]" table:style-name="ce5">
            <text:p>1.327</text:p>
          </table:table-cell>
          <table:table-cell office:value-type="float" office:value="0.57772099622216755" table:formula="of:=[.G48]*[.$L$30]" table:style-name="ce5">
            <text:p>0.578</text:p>
          </table:table-cell>
          <table:table-cell office:value-type="float" office:value="0.77746386215904129" table:formula="of:=[.H48]*[.$L$30]" table:style-name="ce5">
            <text:p>0.777</text:p>
          </table:table-cell>
          <table:table-cell office:value-type="float" office:value="1.2277173068432659" table:formula="of:=[.I48]*[.$L$30]" table:style-name="ce5">
            <text:p>1.228</text:p>
          </table:table-cell>
          <table:table-cell office:value-type="float" office:value="0.6062747096292378" table:formula="of:=[.J48]*[.$L$30]" table:style-name="ce5">
            <text:p>0.606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3.8132925571997189" table:formula="of:=SUM([.A21];[.L21])" table:style-name="ce7">
            <text:p>3.8133</text:p>
          </table:table-cell>
          <table:table-cell office:value-type="float" office:value="0.5301641408962805" table:formula="of:=SUM([.B21];[.M21])" table:style-name="ce7">
            <text:p>0.5302</text:p>
          </table:table-cell>
          <table:table-cell office:value-type="float" office:value="1.0299732107959134" table:formula="of:=SUM([.C21];[.N21])" table:style-name="ce7">
            <text:p>1.0300</text:p>
          </table:table-cell>
          <table:table-cell office:value-type="float" office:value="0.18790745160763006" table:formula="of:=SUM([.D21];[.O21])" table:style-name="ce7">
            <text:p>0.1879</text:p>
          </table:table-cell>
          <table:table-cell office:value-type="float" office:value="0.71263694777374464" table:formula="of:=SUM([.E21];[.P21])" table:style-name="ce7">
            <text:p>0.7126</text:p>
          </table:table-cell>
          <table:table-cell office:value-type="float" office:value="1.3266308343948441" table:formula="of:=SUM([.F21];[.Q21])" table:style-name="ce7">
            <text:p>1.3266</text:p>
          </table:table-cell>
          <table:table-cell office:value-type="float" office:value="0.57772099622216755" table:formula="of:=SUM([.G21];[.R21])" table:style-name="ce7">
            <text:p>0.5777</text:p>
          </table:table-cell>
          <table:table-cell office:value-type="float" office:value="0.77746386215904129" table:formula="of:=SUM([.H21];[.S21])" table:style-name="ce7">
            <text:p>0.7775</text:p>
          </table:table-cell>
          <table:table-cell office:value-type="float" office:value="1.2277173068432659" table:formula="of:=SUM([.I21];[.T21])" table:style-name="ce7">
            <text:p>1.2277</text:p>
          </table:table-cell>
          <table:table-cell office:value-type="float" office:value="0.6062747096292378" table:formula="of:=SUM([.J21];[.U21])" table:style-name="ce7">
            <text:p>0.6063</text:p>
          </table:table-cell>
          <table:table-cell table:number-columns-repeated="16352"/>
        </table:table-row>
        <table:table-row table:style-name="ro1">
          <table:table-cell office:value-type="float" office:value="2.0886513239471132" table:formula="of:=[.A49]*[.$L$30]" table:style-name="ce5">
            <text:p>2.089</text:p>
          </table:table-cell>
          <table:table-cell office:value-type="float" office:value="0.78222850444590919" table:formula="of:=[.B49]*[.$L$30]" table:style-name="ce5">
            <text:p>0.782</text:p>
          </table:table-cell>
          <table:table-cell office:value-type="float" office:value="1.1493913397863351" table:formula="of:=[.C49]*[.$L$30]" table:style-name="ce5">
            <text:p>1.149</text:p>
          </table:table-cell>
          <table:table-cell office:value-type="float" office:value="0.39961960377759337" table:formula="of:=[.D49]*[.$L$30]" table:style-name="ce5">
            <text:p>0.400</text:p>
          </table:table-cell>
          <table:table-cell office:value-type="float" office:value="0.90444407243969982" table:formula="of:=[.E49]*[.$L$30]" table:style-name="ce5">
            <text:p>0.904</text:p>
          </table:table-cell>
          <table:table-cell office:value-type="float" office:value="2.6262674363651604" table:formula="of:=[.F49]*[.$L$30]" table:style-name="ce5">
            <text:p>2.626</text:p>
          </table:table-cell>
          <table:table-cell office:value-type="float" office:value="0.39598508826434298" table:formula="of:=[.G49]*[.$L$30]" table:style-name="ce5">
            <text:p>0.396</text:p>
          </table:table-cell>
          <table:table-cell office:value-type="float" office:value="0.31615399439420588" table:formula="of:=[.H49]*[.$L$30]" table:style-name="ce5">
            <text:p>0.316</text:p>
          </table:table-cell>
          <table:table-cell office:value-type="float" office:value="2.6939053761993579" table:formula="of:=[.I49]*[.$L$30]" table:style-name="ce5">
            <text:p>2.694</text:p>
          </table:table-cell>
          <table:table-cell office:value-type="float" office:value="0.12242169111476059" table:formula="of:=[.J49]*[.$L$30]" table:style-name="ce5">
            <text:p>0.122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2.0886513239471132" table:formula="of:=SUM([.A22];[.L22])" table:style-name="ce7">
            <text:p>2.0887</text:p>
          </table:table-cell>
          <table:table-cell office:value-type="float" office:value="0.78222850444590919" table:formula="of:=SUM([.B22];[.M22])" table:style-name="ce7">
            <text:p>0.7822</text:p>
          </table:table-cell>
          <table:table-cell office:value-type="float" office:value="1.1493913397863351" table:formula="of:=SUM([.C22];[.N22])" table:style-name="ce7">
            <text:p>1.1494</text:p>
          </table:table-cell>
          <table:table-cell office:value-type="float" office:value="0.39961960377759337" table:formula="of:=SUM([.D22];[.O22])" table:style-name="ce7">
            <text:p>0.3996</text:p>
          </table:table-cell>
          <table:table-cell office:value-type="float" office:value="0.90444407243969982" table:formula="of:=SUM([.E22];[.P22])" table:style-name="ce7">
            <text:p>0.9044</text:p>
          </table:table-cell>
          <table:table-cell office:value-type="float" office:value="2.6262674363651604" table:formula="of:=SUM([.F22];[.Q22])" table:style-name="ce7">
            <text:p>2.6263</text:p>
          </table:table-cell>
          <table:table-cell office:value-type="float" office:value="0.39598508826434298" table:formula="of:=SUM([.G22];[.R22])" table:style-name="ce7">
            <text:p>0.3960</text:p>
          </table:table-cell>
          <table:table-cell office:value-type="float" office:value="0.31615399439420588" table:formula="of:=SUM([.H22];[.S22])" table:style-name="ce7">
            <text:p>0.3162</text:p>
          </table:table-cell>
          <table:table-cell office:value-type="float" office:value="2.6939053761993579" table:formula="of:=SUM([.I22];[.T22])" table:style-name="ce7">
            <text:p>2.6939</text:p>
          </table:table-cell>
          <table:table-cell office:value-type="float" office:value="0.12242169111476059" table:formula="of:=SUM([.J22];[.U22])" table:style-name="ce7">
            <text:p>0.1224</text:p>
          </table:table-cell>
          <table:table-cell table:number-columns-repeated="16352"/>
        </table:table-row>
        <table:table-row table:style-name="ro1">
          <table:table-cell office:value-type="float" office:value="2.1593591778509107" table:formula="of:=[.A50]*[.$L$30]" table:style-name="ce5">
            <text:p>2.159</text:p>
          </table:table-cell>
          <table:table-cell office:value-type="float" office:value="1.0130689634604506" table:formula="of:=[.B50]*[.$L$30]" table:style-name="ce5">
            <text:p>1.013</text:p>
          </table:table-cell>
          <table:table-cell office:value-type="float" office:value="0.54051379992903703" table:formula="of:=[.C50]*[.$L$30]" table:style-name="ce5">
            <text:p>0.541</text:p>
          </table:table-cell>
          <table:table-cell office:value-type="float" office:value="0.38572861468084019" table:formula="of:=[.D50]*[.$L$30]" table:style-name="ce5">
            <text:p>0.386</text:p>
          </table:table-cell>
          <table:table-cell office:value-type="float" office:value="1.5017383208346047" table:formula="of:=[.E50]*[.$L$30]" table:style-name="ce5">
            <text:p>1.502</text:p>
          </table:table-cell>
          <table:table-cell office:value-type="float" office:value="4.3525308301728556" table:formula="of:=[.F50]*[.$L$30]" table:style-name="ce5">
            <text:p>4.353</text:p>
          </table:table-cell>
          <table:table-cell office:value-type="float" office:value="1.164105945720487" table:formula="of:=[.G50]*[.$L$30]" table:style-name="ce5">
            <text:p>1.164</text:p>
          </table:table-cell>
          <table:table-cell office:value-type="float" office:value="0.17000778005445527" table:formula="of:=[.H50]*[.$L$30]" table:style-name="ce5">
            <text:p>0.170</text:p>
          </table:table-cell>
          <table:table-cell office:value-type="float" office:value="2.8466878230189612" table:formula="of:=[.I50]*[.$L$30]" table:style-name="ce5">
            <text:p>2.847</text:p>
          </table:table-cell>
          <table:table-cell office:value-type="float" office:value="0.56498035941966629" table:formula="of:=[.J50]*[.$L$30]" table:style-name="ce5">
            <text:p>0.565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2.1593591778509107" table:formula="of:=SUM([.A23];[.L23])" table:style-name="ce7">
            <text:p>2.1594</text:p>
          </table:table-cell>
          <table:table-cell office:value-type="float" office:value="1.0130689634604506" table:formula="of:=SUM([.B23];[.M23])" table:style-name="ce7">
            <text:p>1.0131</text:p>
          </table:table-cell>
          <table:table-cell office:value-type="float" office:value="0.54051379992903703" table:formula="of:=SUM([.C23];[.N23])" table:style-name="ce7">
            <text:p>0.5405</text:p>
          </table:table-cell>
          <table:table-cell office:value-type="float" office:value="0.38572861468084019" table:formula="of:=SUM([.D23];[.O23])" table:style-name="ce7">
            <text:p>0.3857</text:p>
          </table:table-cell>
          <table:table-cell office:value-type="float" office:value="1.5017383208346047" table:formula="of:=SUM([.E23];[.P23])" table:style-name="ce7">
            <text:p>1.5017</text:p>
          </table:table-cell>
          <table:table-cell office:value-type="float" office:value="4.3525308301728556" table:formula="of:=SUM([.F23];[.Q23])" table:style-name="ce7">
            <text:p>4.3525</text:p>
          </table:table-cell>
          <table:table-cell office:value-type="float" office:value="1.164105945720487" table:formula="of:=SUM([.G23];[.R23])" table:style-name="ce7">
            <text:p>1.1641</text:p>
          </table:table-cell>
          <table:table-cell office:value-type="float" office:value="0.17000778005445527" table:formula="of:=SUM([.H23];[.S23])" table:style-name="ce7">
            <text:p>0.1700</text:p>
          </table:table-cell>
          <table:table-cell office:value-type="float" office:value="2.8466878230189612" table:formula="of:=SUM([.I23];[.T23])" table:style-name="ce7">
            <text:p>2.8467</text:p>
          </table:table-cell>
          <table:table-cell office:value-type="float" office:value="0.56498035941966629" table:formula="of:=SUM([.J23];[.U23])" table:style-name="ce7">
            <text:p>0.5650</text:p>
          </table:table-cell>
          <table:table-cell table:number-columns-repeated="16352"/>
        </table:table-row>
        <table:table-row table:style-name="ro1">
          <table:table-cell office:value-type="float" office:value="0.68947152202227335" table:formula="of:=[.A51]*[.$L$30]" table:style-name="ce5">
            <text:p>0.689</text:p>
          </table:table-cell>
          <table:table-cell office:value-type="float" office:value="1.2950705764549728" table:formula="of:=[.B51]*[.$L$30]" table:style-name="ce5">
            <text:p>1.295</text:p>
          </table:table-cell>
          <table:table-cell office:value-type="float" office:value="0.4659774584767209" table:formula="of:=[.C51]*[.$L$30]" table:style-name="ce5">
            <text:p>0.466</text:p>
          </table:table-cell>
          <table:table-cell office:value-type="float" office:value="0.77951031554887751" table:formula="of:=[.D51]*[.$L$30]" table:style-name="ce5">
            <text:p>0.780</text:p>
          </table:table-cell>
          <table:table-cell office:value-type="float" office:value="1.8388219892731161" table:formula="of:=[.E51]*[.$L$30]" table:style-name="ce5">
            <text:p>1.839</text:p>
          </table:table-cell>
          <table:table-cell office:value-type="float" office:value="5.2931733979797411" table:formula="of:=[.F51]*[.$L$30]" table:style-name="ce5">
            <text:p>5.293</text:p>
          </table:table-cell>
          <table:table-cell office:value-type="float" office:value="1.3772065517380045" table:formula="of:=[.G51]*[.$L$30]" table:style-name="ce5">
            <text:p>1.377</text:p>
          </table:table-cell>
          <table:table-cell office:value-type="float" office:value="6.3399049252495565E-2" table:formula="of:=[.H51]*[.$L$30]" table:style-name="ce5">
            <text:p>0.063</text:p>
          </table:table-cell>
          <table:table-cell office:value-type="float" office:value="1.105001671711531" table:formula="of:=[.I51]*[.$L$30]" table:style-name="ce5">
            <text:p>1.105</text:p>
          </table:table-cell>
          <table:table-cell office:value-type="float" office:value="1.5707116969021695" table:formula="of:=[.J51]*[.$L$30]" table:style-name="ce5">
            <text:p>1.571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0.68947152202227335" table:formula="of:=SUM([.A24];[.L24])" table:style-name="ce7">
            <text:p>0.6895</text:p>
          </table:table-cell>
          <table:table-cell office:value-type="float" office:value="1.2950705764549728" table:formula="of:=SUM([.B24];[.M24])" table:style-name="ce7">
            <text:p>1.2951</text:p>
          </table:table-cell>
          <table:table-cell office:value-type="float" office:value="0.4659774584767209" table:formula="of:=SUM([.C24];[.N24])" table:style-name="ce7">
            <text:p>0.4660</text:p>
          </table:table-cell>
          <table:table-cell office:value-type="float" office:value="0.77951031554887751" table:formula="of:=SUM([.D24];[.O24])" table:style-name="ce7">
            <text:p>0.7795</text:p>
          </table:table-cell>
          <table:table-cell office:value-type="float" office:value="1.8388219892731161" table:formula="of:=SUM([.E24];[.P24])" table:style-name="ce7">
            <text:p>1.8388</text:p>
          </table:table-cell>
          <table:table-cell office:value-type="float" office:value="5.2931733979797411" table:formula="of:=SUM([.F24];[.Q24])" table:style-name="ce7">
            <text:p>5.2932</text:p>
          </table:table-cell>
          <table:table-cell office:value-type="float" office:value="1.3772065517380045" table:formula="of:=SUM([.G24];[.R24])" table:style-name="ce7">
            <text:p>1.3772</text:p>
          </table:table-cell>
          <table:table-cell office:value-type="float" office:value="6.3399049252495565E-2" table:formula="of:=SUM([.H24];[.S24])" table:style-name="ce7">
            <text:p>0.0634</text:p>
          </table:table-cell>
          <table:table-cell office:value-type="float" office:value="1.105001671711531" table:formula="of:=SUM([.I24];[.T24])" table:style-name="ce7">
            <text:p>1.1050</text:p>
          </table:table-cell>
          <table:table-cell office:value-type="float" office:value="1.5707116969021695" table:formula="of:=SUM([.J24];[.U24])" table:style-name="ce7">
            <text:p>1.5707</text:p>
          </table:table-cell>
          <table:table-cell table:number-columns-repeated="16352"/>
        </table:table-row>
        <table:table-row table:style-name="ro1">
          <table:table-cell office:value-type="float" office:value="0.46887275315956811" table:formula="of:=[.A52]*[.$L$30]" table:style-name="ce5">
            <text:p>0.469</text:p>
          </table:table-cell>
          <table:table-cell office:value-type="float" office:value="1.5231407967210617" table:formula="of:=[.B52]*[.$L$30]" table:style-name="ce5">
            <text:p>1.523</text:p>
          </table:table-cell>
          <table:table-cell office:value-type="float" office:value="1.533066280808935" table:formula="of:=[.C52]*[.$L$30]" table:style-name="ce5">
            <text:p>1.533</text:p>
          </table:table-cell>
          <table:table-cell office:value-type="float" office:value="1.5299384369264395" table:formula="of:=[.D52]*[.$L$30]" table:style-name="ce5">
            <text:p>1.530</text:p>
          </table:table-cell>
          <table:table-cell office:value-type="float" office:value="1.2841976008173106" table:formula="of:=[.E52]*[.$L$30]" table:style-name="ce5">
            <text:p>1.284</text:p>
          </table:table-cell>
          <table:table-cell office:value-type="float" office:value="4.0436446494000009" table:formula="of:=[.F52]*[.$L$30]" table:style-name="ce5">
            <text:p>4.044</text:p>
          </table:table-cell>
          <table:table-cell office:value-type="float" office:value="0.39215225208466098" table:formula="of:=[.G52]*[.$L$30]" table:style-name="ce5">
            <text:p>0.392</text:p>
          </table:table-cell>
          <table:table-cell office:value-type="float" office:value="6.6112365633804335E-2" table:formula="of:=[.H52]*[.$L$30]" table:style-name="ce5">
            <text:p>0.066</text:p>
          </table:table-cell>
          <table:table-cell office:value-type="float" office:value="1.0370301605652825" table:formula="of:=[.I52]*[.$L$30]" table:style-name="ce5">
            <text:p>1.037</text:p>
          </table:table-cell>
          <table:table-cell office:value-type="float" office:value="1.5158034105983687" table:formula="of:=[.J52]*[.$L$30]" table:style-name="ce5">
            <text:p>1.516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0.46887275315956811" table:formula="of:=SUM([.A25];[.L25])" table:style-name="ce7">
            <text:p>0.4689</text:p>
          </table:table-cell>
          <table:table-cell office:value-type="float" office:value="1.5231407967210617" table:formula="of:=SUM([.B25];[.M25])" table:style-name="ce7">
            <text:p>1.5231</text:p>
          </table:table-cell>
          <table:table-cell office:value-type="float" office:value="1.533066280808935" table:formula="of:=SUM([.C25];[.N25])" table:style-name="ce7">
            <text:p>1.5331</text:p>
          </table:table-cell>
          <table:table-cell office:value-type="float" office:value="1.5299384369264395" table:formula="of:=SUM([.D25];[.O25])" table:style-name="ce7">
            <text:p>1.5299</text:p>
          </table:table-cell>
          <table:table-cell office:value-type="float" office:value="1.2841976008173106" table:formula="of:=SUM([.E25];[.P25])" table:style-name="ce7">
            <text:p>1.2842</text:p>
          </table:table-cell>
          <table:table-cell office:value-type="float" office:value="4.0436446494000009" table:formula="of:=SUM([.F25];[.Q25])" table:style-name="ce7">
            <text:p>4.0436</text:p>
          </table:table-cell>
          <table:table-cell office:value-type="float" office:value="0.39215225208466098" table:formula="of:=SUM([.G25];[.R25])" table:style-name="ce7">
            <text:p>0.3922</text:p>
          </table:table-cell>
          <table:table-cell office:value-type="float" office:value="6.6112365633804335E-2" table:formula="of:=SUM([.H25];[.S25])" table:style-name="ce7">
            <text:p>0.0661</text:p>
          </table:table-cell>
          <table:table-cell office:value-type="float" office:value="1.0370301605652825" table:formula="of:=SUM([.I25];[.T25])" table:style-name="ce7">
            <text:p>1.0370</text:p>
          </table:table-cell>
          <table:table-cell office:value-type="float" office:value="1.5158034105983687" table:formula="of:=SUM([.J25];[.U25])" table:style-name="ce7">
            <text:p>1.5158</text:p>
          </table:table-cell>
          <table:table-cell table:number-columns-repeated="16352"/>
        </table:table-row>
        <table:table-row table:style-name="ro1">
          <table:table-cell office:value-type="float" office:value="1.9394260677112061" table:formula="of:=[.A53]*[.$L$30]" table:style-name="ce5">
            <text:p>1.939</text:p>
          </table:table-cell>
          <table:table-cell office:value-type="float" office:value="1.7219103497648813" table:formula="of:=[.B53]*[.$L$30]" table:style-name="ce5">
            <text:p>1.722</text:p>
          </table:table-cell>
          <table:table-cell office:value-type="float" office:value="0.82207790768630862" table:formula="of:=[.C53]*[.$L$30]" table:style-name="ce5">
            <text:p>0.822</text:p>
          </table:table-cell>
          <table:table-cell office:value-type="float" office:value="0.61454911624796216" table:formula="of:=[.D53]*[.$L$30]" table:style-name="ce5">
            <text:p>0.615</text:p>
          </table:table-cell>
          <table:table-cell office:value-type="float" office:value="1.5035606203981327" table:formula="of:=[.E53]*[.$L$30]" table:style-name="ce5">
            <text:p>1.504</text:p>
          </table:table-cell>
          <table:table-cell office:value-type="float" office:value="2.3934283046471467" table:formula="of:=[.F53]*[.$L$30]" table:style-name="ce5">
            <text:p>2.393</text:p>
          </table:table-cell>
          <table:table-cell office:value-type="float" office:value="1.4250920909592575" table:formula="of:=[.G53]*[.$L$30]" table:style-name="ce5">
            <text:p>1.425</text:p>
          </table:table-cell>
          <table:table-cell office:value-type="float" office:value="0" table:formula="of:=[.H53]*[.$L$30]" table:style-name="ce5">
            <text:p>0.000</text:p>
          </table:table-cell>
          <table:table-cell office:value-type="float" office:value="1.2531016055676871" table:formula="of:=[.I53]*[.$L$30]" table:style-name="ce5">
            <text:p>1.253</text:p>
          </table:table-cell>
          <table:table-cell office:value-type="float" office:value="1.1621556013665444" table:formula="of:=[.J53]*[.$L$30]" table:style-name="ce5">
            <text:p>1.162</text:p>
          </table:table-cell>
          <table:table-cell table:style-name="ce1"/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office:value-type="float" office:value="0" table:style-name="ce16">
            <text:p>0.00</text:p>
          </table:table-cell>
          <table:table-cell table:style-name="ce1"/>
          <table:table-cell office:value-type="float" office:value="1.9394260677112061" table:formula="of:=SUM([.A26];[.L26])" table:style-name="ce7">
            <text:p>1.9394</text:p>
          </table:table-cell>
          <table:table-cell office:value-type="float" office:value="1.7219103497648813" table:formula="of:=SUM([.B26];[.M26])" table:style-name="ce7">
            <text:p>1.7219</text:p>
          </table:table-cell>
          <table:table-cell office:value-type="float" office:value="0.82207790768630862" table:formula="of:=SUM([.C26];[.N26])" table:style-name="ce7">
            <text:p>0.8221</text:p>
          </table:table-cell>
          <table:table-cell office:value-type="float" office:value="0.61454911624796216" table:formula="of:=SUM([.D26];[.O26])" table:style-name="ce7">
            <text:p>0.6145</text:p>
          </table:table-cell>
          <table:table-cell office:value-type="float" office:value="1.5035606203981327" table:formula="of:=SUM([.E26];[.P26])" table:style-name="ce7">
            <text:p>1.5036</text:p>
          </table:table-cell>
          <table:table-cell office:value-type="float" office:value="2.3934283046471467" table:formula="of:=SUM([.F26];[.Q26])" table:style-name="ce7">
            <text:p>2.3934</text:p>
          </table:table-cell>
          <table:table-cell office:value-type="float" office:value="1.4250920909592575" table:formula="of:=SUM([.G26];[.R26])" table:style-name="ce7">
            <text:p>1.4251</text:p>
          </table:table-cell>
          <table:table-cell office:value-type="float" office:value="0" table:formula="of:=SUM([.H26];[.S26])" table:style-name="ce7">
            <text:p>0.0000</text:p>
          </table:table-cell>
          <table:table-cell office:value-type="float" office:value="1.2531016055676871" table:formula="of:=SUM([.I26];[.T26])" table:style-name="ce7">
            <text:p>1.2531</text:p>
          </table:table-cell>
          <table:table-cell office:value-type="float" office:value="1.1621556013665444" table:formula="of:=SUM([.J26];[.U26])" table:style-name="ce7">
            <text:p>1.1622</text:p>
          </table:table-cell>
          <table:table-cell table:number-columns-repeated="16352"/>
        </table:table-row>
        <table:table-row table:style-name="ro1">
          <table:table-cell table:number-columns-repeated="9" table:style-name="ce1"/>
          <table:table-cell table:style-name="ce1">
            <draw:frame draw:z-index="2" draw:id="id4" draw:style-name="a4" draw:name="Chart 4" svg:x="0.54167in" svg:y="0.10938in" svg:width="6.6875in" svg:height="3.9739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.6669585265577662E-2" table:style-name="ce17">
            <text:p>0.0367</text:p>
          </table:table-cell>
          <table:table-cell office:value-type="float" office:value="1.2020802440370879" table:style-name="ce17">
            <text:p>1.2021</text:p>
          </table:table-cell>
          <table:table-cell office:value-type="float" office:value="1.4800709848797148E-2" table:style-name="ce17">
            <text:p>0.0148</text:p>
          </table:table-cell>
          <table:table-cell office:value-type="float" office:value="0.68550792563047747" table:style-name="ce17">
            <text:p>0.6855</text:p>
          </table:table-cell>
          <table:table-cell office:value-type="float" office:value="1.1704316719242494" table:style-name="ce17">
            <text:p>1.1704</text:p>
          </table:table-cell>
          <table:table-cell office:value-type="float" office:value="0.42128385787167472" table:style-name="ce17">
            <text:p>0.4213</text:p>
          </table:table-cell>
          <table:table-cell office:value-type="float" office:value="0.85007738967099089" table:style-name="ce17">
            <text:p>0.8501</text:p>
          </table:table-cell>
          <table:table-cell office:value-type="float" office:value="0.22384006922681565" table:style-name="ce17">
            <text:p>0.2238</text:p>
          </table:table-cell>
          <table:table-cell office:value-type="float" office:value="0.1995611665271704" table:style-name="ce17">
            <text:p>0.1996</text:p>
          </table:table-cell>
          <table:table-cell office:value-type="float" office:value="0.11613320701029602" table:style-name="ce17">
            <text:p>0.1161</text:p>
          </table:table-cell>
          <table:table-cell table:style-name="ce1"/>
          <table:table-cell office:value-type="float" office:value="1.5" table:style-name="ce17">
            <text:p>1.5000</text:p>
          </table:table-cell>
          <table:table-cell table:number-columns-repeated="10" table:style-name="ce1"/>
          <table:table-cell office:value-type="string" table:number-columns-spanned="10" table:number-rows-spanned="1" table:style-name="ce19">
            <text:p>Combined Wind and PV scenarios (1.5xWind+1xPV)</text:p>
          </table:table-cell>
          <table:covered-table-cell table:number-columns-repeated="9"/>
          <table:table-cell table:number-columns-repeated="16352"/>
        </table:table-row>
        <table:table-row table:style-name="ro1">
          <table:table-cell office:value-type="float" office:value="0.22283089232300604" table:style-name="ce17">
            <text:p>0.2228</text:p>
          </table:table-cell>
          <table:table-cell office:value-type="float" office:value="2.080370622277627" table:style-name="ce17">
            <text:p>2.0804</text:p>
          </table:table-cell>
          <table:table-cell office:value-type="float" office:value="0.11110741736908987" table:style-name="ce17">
            <text:p>0.1111</text:p>
          </table:table-cell>
          <table:table-cell office:value-type="float" office:value="0.71407709461758329" table:style-name="ce17">
            <text:p>0.7141</text:p>
          </table:table-cell>
          <table:table-cell office:value-type="float" office:value="2.028023547533552" table:style-name="ce17">
            <text:p>2.0280</text:p>
          </table:table-cell>
          <table:table-cell office:value-type="float" office:value="0.59065108673560485" table:style-name="ce17">
            <text:p>0.5907</text:p>
          </table:table-cell>
          <table:table-cell office:value-type="float" office:value="0.24428966516344169" table:style-name="ce17">
            <text:p>0.2443</text:p>
          </table:table-cell>
          <table:table-cell office:value-type="float" office:value="0.49743007093920633" table:style-name="ce17">
            <text:p>0.4974</text:p>
          </table:table-cell>
          <table:table-cell office:value-type="float" office:value="0.45189108328291711" table:style-name="ce17">
            <text:p>0.4519</text:p>
          </table:table-cell>
          <table:table-cell office:value-type="float" office:value="2.1133358207359197E-2" table:style-name="ce17">
            <text:p>0.0211</text:p>
          </table:table-cell>
          <table:table-cell table:style-name="ce1"/>
          <table:table-cell office:value-type="float" office:value="0.5" table:style-name="ce17">
            <text:p>0.5000</text:p>
          </table:table-cell>
          <table:table-cell table:number-columns-repeated="9" table:style-name="ce1"/>
          <table:table-cell office:value-type="string" table:style-name="ce3">
            <text:p>Load</text:p>
          </table:table-cell>
          <table:table-cell office:value-type="string" table:style-name="ce13">
            <text:p>s1</text:p>
          </table:table-cell>
          <table:table-cell office:value-type="string" table:style-name="ce13">
            <text:p>s2</text:p>
          </table:table-cell>
          <table:table-cell office:value-type="string" table:style-name="ce13">
            <text:p>s3</text:p>
          </table:table-cell>
          <table:table-cell office:value-type="string" table:style-name="ce13">
            <text:p>s4</text:p>
          </table:table-cell>
          <table:table-cell office:value-type="string" table:style-name="ce13">
            <text:p>s5</text:p>
          </table:table-cell>
          <table:table-cell office:value-type="string" table:style-name="ce13">
            <text:p>s6</text:p>
          </table:table-cell>
          <table:table-cell office:value-type="string" table:style-name="ce13">
            <text:p>s7</text:p>
          </table:table-cell>
          <table:table-cell office:value-type="string" table:style-name="ce13">
            <text:p>s8</text:p>
          </table:table-cell>
          <table:table-cell office:value-type="string" table:style-name="ce13">
            <text:p>s9</text:p>
          </table:table-cell>
          <table:table-cell office:value-type="string" table:style-name="ce13">
            <text:p>s10</text:p>
          </table:table-cell>
          <table:table-cell table:number-columns-repeated="16352"/>
        </table:table-row>
        <table:table-row table:style-name="ro1">
          <table:table-cell office:value-type="float" office:value="0.32059654225272866" table:style-name="ce17">
            <text:p>0.3206</text:p>
          </table:table-cell>
          <table:table-cell office:value-type="float" office:value="1.3862884000254696" table:style-name="ce17">
            <text:p>1.3863</text:p>
          </table:table-cell>
          <table:table-cell office:value-type="float" office:value="0.7274540575845132" table:style-name="ce17">
            <text:p>0.7275</text:p>
          </table:table-cell>
          <table:table-cell office:value-type="float" office:value="0.43829698683373436" table:style-name="ce17">
            <text:p>0.4383</text:p>
          </table:table-cell>
          <table:table-cell office:value-type="float" office:value="2.8242252374959791" table:style-name="ce17">
            <text:p>2.8242</text:p>
          </table:table-cell>
          <table:table-cell office:value-type="float" office:value="0.5015931196503981" table:style-name="ce17">
            <text:p>0.5016</text:p>
          </table:table-cell>
          <table:table-cell office:value-type="float" office:value="0.94540556049293256" table:style-name="ce17">
            <text:p>0.9454</text:p>
          </table:table-cell>
          <table:table-cell office:value-type="float" office:value="1.0024586198720364" table:style-name="ce17">
            <text:p>1.0025</text:p>
          </table:table-cell>
          <table:table-cell office:value-type="float" office:value="0.4277232163599845" table:style-name="ce17">
            <text:p>0.4277</text:p>
          </table:table-cell>
          <table:table-cell office:value-type="float" office:value="0.28501907955159561" table:style-name="ce17">
            <text:p>0.2850</text:p>
          </table:table-cell>
          <table:table-cell table:number-columns-repeated="11" table:style-name="ce1"/>
          <table:table-cell office:value-type="float" office:value="2.1116549999999989" table:style-name="ce5">
            <text:p>2.112</text:p>
          </table:table-cell>
          <table:table-cell office:value-type="float" office:value="5.5004377898366492E-2" table:formula="of:=[.A3]+([.L3]*[.$L$31])" table:style-name="ce7">
            <text:p>0.0550</text:p>
            <draw:frame draw:z-index="1" draw:id="id3" draw:style-name="a3" draw:name="Chart 3" svg:x="0.03125in" svg:y="0.09896in" svg:width="6.97917in" svg:height="3.9739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float" office:value="1.8031203660556319" table:formula="of:=[.B3]+([.M3]*[.$L$31])" table:style-name="ce7">
            <text:p>1.8031</text:p>
          </table:table-cell>
          <table:table-cell office:value-type="float" office:value="2.2201064773195722E-2" table:formula="of:=[.C3]+([.N3]*[.$L$31])" table:style-name="ce7">
            <text:p>0.0222</text:p>
          </table:table-cell>
          <table:table-cell office:value-type="float" office:value="1.0282618884457162" table:formula="of:=[.D3]+([.O3]*[.$L$31])" table:style-name="ce7">
            <text:p>1.0283</text:p>
          </table:table-cell>
          <table:table-cell office:value-type="float" office:value="1.755647507886374" table:formula="of:=[.E3]+([.P3]*[.$L$31])" table:style-name="ce7">
            <text:p>1.7556</text:p>
          </table:table-cell>
          <table:table-cell office:value-type="float" office:value="0.6319257868075121" table:formula="of:=[.F3]+([.Q3]*[.$L$31])" table:style-name="ce7">
            <text:p>0.6319</text:p>
          </table:table-cell>
          <table:table-cell office:value-type="float" office:value="1.2751160845064864" table:formula="of:=[.G3]+([.R3]*[.$L$31])" table:style-name="ce7">
            <text:p>1.2751</text:p>
          </table:table-cell>
          <table:table-cell office:value-type="float" office:value="0.33576010384022348" table:formula="of:=[.H3]+([.S3]*[.$L$31])" table:style-name="ce7">
            <text:p>0.3358</text:p>
          </table:table-cell>
          <table:table-cell office:value-type="float" office:value="0.29934174979075562" table:formula="of:=[.I3]+([.T3]*[.$L$31])" table:style-name="ce7">
            <text:p>0.2993</text:p>
          </table:table-cell>
          <table:table-cell office:value-type="float" office:value="0.17419981051544403" table:formula="of:=[.J3]+([.U3]*[.$L$31])" table:style-name="ce7">
            <text:p>0.1742</text:p>
          </table:table-cell>
          <table:table-cell table:number-columns-repeated="16352"/>
        </table:table-row>
        <table:table-row table:style-name="ro1">
          <table:table-cell office:value-type="float" office:value="0.96092776458366203" table:style-name="ce17">
            <text:p>0.9609</text:p>
          </table:table-cell>
          <table:table-cell office:value-type="float" office:value="0.46171559102129117" table:style-name="ce17">
            <text:p>0.4617</text:p>
          </table:table-cell>
          <table:table-cell office:value-type="float" office:value="0.39727786945772531" table:style-name="ce17">
            <text:p>0.3973</text:p>
          </table:table-cell>
          <table:table-cell office:value-type="float" office:value="0.37184007674700481" table:style-name="ce17">
            <text:p>0.3718</text:p>
          </table:table-cell>
          <table:table-cell office:value-type="float" office:value="2.7735974003521027" table:style-name="ce17">
            <text:p>2.7736</text:p>
          </table:table-cell>
          <table:table-cell office:value-type="float" office:value="0.65616843040216688" table:style-name="ce17">
            <text:p>0.6562</text:p>
          </table:table-cell>
          <table:table-cell office:value-type="float" office:value="2.1779684913863333" table:style-name="ce17">
            <text:p>2.1780</text:p>
          </table:table-cell>
          <table:table-cell office:value-type="float" office:value="0.3300065347671623" table:style-name="ce17">
            <text:p>0.3300</text:p>
          </table:table-cell>
          <table:table-cell office:value-type="float" office:value="3.2975576887131965E-2" table:style-name="ce17">
            <text:p>0.0330</text:p>
          </table:table-cell>
          <table:table-cell office:value-type="float" office:value="0.85902318447585568" table:style-name="ce17">
            <text:p>0.8590</text:p>
          </table:table-cell>
          <table:table-cell table:number-columns-repeated="11" table:style-name="ce1"/>
          <table:table-cell office:value-type="float" office:value="2.0781366666666656" table:style-name="ce5">
            <text:p>2.078</text:p>
          </table:table-cell>
          <table:table-cell office:value-type="float" office:value="0.33424633848450908" table:formula="of:=[.A4]+([.L4]*[.$L$31])" table:style-name="ce7">
            <text:p>0.3342</text:p>
          </table:table-cell>
          <table:table-cell office:value-type="float" office:value="3.1205559334164406" table:formula="of:=[.B4]+([.M4]*[.$L$31])" table:style-name="ce7">
            <text:p>3.1206</text:p>
          </table:table-cell>
          <table:table-cell office:value-type="float" office:value="0.16666112605363481" table:formula="of:=[.C4]+([.N4]*[.$L$31])" table:style-name="ce7">
            <text:p>0.1667</text:p>
          </table:table-cell>
          <table:table-cell office:value-type="float" office:value="1.071115641926375" table:formula="of:=[.D4]+([.O4]*[.$L$31])" table:style-name="ce7">
            <text:p>1.0711</text:p>
          </table:table-cell>
          <table:table-cell office:value-type="float" office:value="3.0420353213003279" table:formula="of:=[.E4]+([.P4]*[.$L$31])" table:style-name="ce7">
            <text:p>3.0420</text:p>
          </table:table-cell>
          <table:table-cell office:value-type="float" office:value="0.88597663010340733" table:formula="of:=[.F4]+([.Q4]*[.$L$31])" table:style-name="ce7">
            <text:p>0.8860</text:p>
          </table:table-cell>
          <table:table-cell office:value-type="float" office:value="0.36643449774516257" table:formula="of:=[.G4]+([.R4]*[.$L$31])" table:style-name="ce7">
            <text:p>0.3664</text:p>
          </table:table-cell>
          <table:table-cell office:value-type="float" office:value="0.74614510640880949" table:formula="of:=[.H4]+([.S4]*[.$L$31])" table:style-name="ce7">
            <text:p>0.7461</text:p>
          </table:table-cell>
          <table:table-cell office:value-type="float" office:value="0.67783662492437569" table:formula="of:=[.I4]+([.T4]*[.$L$31])" table:style-name="ce7">
            <text:p>0.6778</text:p>
          </table:table-cell>
          <table:table-cell office:value-type="float" office:value="3.1700037311038792E-2" table:formula="of:=[.J4]+([.U4]*[.$L$31])" table:style-name="ce7">
            <text:p>0.0317</text:p>
          </table:table-cell>
          <table:table-cell table:number-columns-repeated="16352"/>
        </table:table-row>
        <table:table-row table:style-name="ro1">
          <table:table-cell office:value-type="float" office:value="1.2369752496460351" table:style-name="ce17">
            <text:p>1.2370</text:p>
          </table:table-cell>
          <table:table-cell office:value-type="float" office:value="1.326593062666231" table:style-name="ce17">
            <text:p>1.3266</text:p>
          </table:table-cell>
          <table:table-cell office:value-type="float" office:value="0.21150351842360426" table:style-name="ce17">
            <text:p>0.2115</text:p>
          </table:table-cell>
          <table:table-cell office:value-type="float" office:value="0.76133671410674453" table:style-name="ce17">
            <text:p>0.7613</text:p>
          </table:table-cell>
          <table:table-cell office:value-type="float" office:value="2.7193495947355935" table:style-name="ce17">
            <text:p>2.7193</text:p>
          </table:table-cell>
          <table:table-cell office:value-type="float" office:value="0.56141951472158913" table:style-name="ce17">
            <text:p>0.5614</text:p>
          </table:table-cell>
          <table:table-cell office:value-type="float" office:value="0.99224168203642116" table:style-name="ce17">
            <text:p>0.9922</text:p>
          </table:table-cell>
          <table:table-cell office:value-type="float" office:value="0.28225038544586845" table:style-name="ce17">
            <text:p>0.2823</text:p>
          </table:table-cell>
          <table:table-cell office:value-type="float" office:value="0" table:style-name="ce17">
            <text:p>0.0000</text:p>
          </table:table-cell>
          <table:table-cell office:value-type="float" office:value="1.3018373550839633" table:style-name="ce17">
            <text:p>1.3018</text:p>
          </table:table-cell>
          <table:table-cell table:number-columns-repeated="11" table:style-name="ce1"/>
          <table:table-cell office:value-type="float" office:value="2.011099999999999" table:style-name="ce5">
            <text:p>2.011</text:p>
          </table:table-cell>
          <table:table-cell office:value-type="float" office:value="0.48089481337909301" table:formula="of:=[.A5]+([.L5]*[.$L$31])" table:style-name="ce7">
            <text:p>0.4809</text:p>
          </table:table-cell>
          <table:table-cell office:value-type="float" office:value="2.0794326000382046" table:formula="of:=[.B5]+([.M5]*[.$L$31])" table:style-name="ce7">
            <text:p>2.0794</text:p>
          </table:table-cell>
          <table:table-cell office:value-type="float" office:value="1.0911810863767699" table:formula="of:=[.C5]+([.N5]*[.$L$31])" table:style-name="ce7">
            <text:p>1.0912</text:p>
          </table:table-cell>
          <table:table-cell office:value-type="float" office:value="0.65744548025060157" table:formula="of:=[.D5]+([.O5]*[.$L$31])" table:style-name="ce7">
            <text:p>0.6574</text:p>
          </table:table-cell>
          <table:table-cell office:value-type="float" office:value="4.2363378562439689" table:formula="of:=[.E5]+([.P5]*[.$L$31])" table:style-name="ce7">
            <text:p>4.2363</text:p>
          </table:table-cell>
          <table:table-cell office:value-type="float" office:value="0.7523896794755971" table:formula="of:=[.F5]+([.Q5]*[.$L$31])" table:style-name="ce7">
            <text:p>0.7524</text:p>
          </table:table-cell>
          <table:table-cell office:value-type="float" office:value="1.4181083407393988" table:formula="of:=[.G5]+([.R5]*[.$L$31])" table:style-name="ce7">
            <text:p>1.4181</text:p>
          </table:table-cell>
          <table:table-cell office:value-type="float" office:value="1.5036879298080548" table:formula="of:=[.H5]+([.S5]*[.$L$31])" table:style-name="ce7">
            <text:p>1.5037</text:p>
          </table:table-cell>
          <table:table-cell office:value-type="float" office:value="0.64158482453997678" table:formula="of:=[.I5]+([.T5]*[.$L$31])" table:style-name="ce7">
            <text:p>0.6416</text:p>
          </table:table-cell>
          <table:table-cell office:value-type="float" office:value="0.42752861932739339" table:formula="of:=[.J5]+([.U5]*[.$L$31])" table:style-name="ce7">
            <text:p>0.4275</text:p>
          </table:table-cell>
          <table:table-cell table:number-columns-repeated="16352"/>
        </table:table-row>
        <table:table-row table:style-name="ro1">
          <table:table-cell office:value-type="float" office:value="1.1776653547242888" table:style-name="ce17">
            <text:p>1.1777</text:p>
          </table:table-cell>
          <table:table-cell office:value-type="float" office:value="1.4204308582118017" table:style-name="ce17">
            <text:p>1.4204</text:p>
          </table:table-cell>
          <table:table-cell office:value-type="float" office:value="0.23784574708384379" table:style-name="ce17">
            <text:p>0.2378</text:p>
          </table:table-cell>
          <table:table-cell office:value-type="float" office:value="1.0010893497513307" table:style-name="ce17">
            <text:p>1.0011</text:p>
          </table:table-cell>
          <table:table-cell office:value-type="float" office:value="0.52576668982002306" table:style-name="ce17">
            <text:p>0.5258</text:p>
          </table:table-cell>
          <table:table-cell office:value-type="float" office:value="0.4406563869816017" table:style-name="ce17">
            <text:p>0.4407</text:p>
          </table:table-cell>
          <table:table-cell office:value-type="float" office:value="1.1016936492902756" table:style-name="ce17">
            <text:p>1.1017</text:p>
          </table:table-cell>
          <table:table-cell office:value-type="float" office:value="0.43227973164131583" table:style-name="ce17">
            <text:p>0.4323</text:p>
          </table:table-cell>
          <table:table-cell office:value-type="float" office:value="0" table:style-name="ce17">
            <text:p>0.0000</text:p>
          </table:table-cell>
          <table:table-cell office:value-type="float" office:value="1.7769440751476293" table:style-name="ce17">
            <text:p>1.7769</text:p>
          </table:table-cell>
          <table:table-cell table:number-columns-repeated="11" table:style-name="ce1"/>
          <table:table-cell office:value-type="float" office:value="1.9440633333333324" table:style-name="ce5">
            <text:p>1.944</text:p>
          </table:table-cell>
          <table:table-cell office:value-type="float" office:value="1.441391646875493" table:formula="of:=[.A6]+([.L6]*[.$L$31])" table:style-name="ce7">
            <text:p>1.4414</text:p>
          </table:table-cell>
          <table:table-cell office:value-type="float" office:value="0.69257338653193679" table:formula="of:=[.B6]+([.M6]*[.$L$31])" table:style-name="ce7">
            <text:p>0.6926</text:p>
          </table:table-cell>
          <table:table-cell office:value-type="float" office:value="0.59591680418658799" table:formula="of:=[.C6]+([.N6]*[.$L$31])" table:style-name="ce7">
            <text:p>0.5959</text:p>
          </table:table-cell>
          <table:table-cell office:value-type="float" office:value="0.55776011512050716" table:formula="of:=[.D6]+([.O6]*[.$L$31])" table:style-name="ce7">
            <text:p>0.5578</text:p>
          </table:table-cell>
          <table:table-cell office:value-type="float" office:value="4.1603961005281542" table:formula="of:=[.E6]+([.P6]*[.$L$31])" table:style-name="ce7">
            <text:p>4.1604</text:p>
          </table:table-cell>
          <table:table-cell office:value-type="float" office:value="0.98425264560325032" table:formula="of:=[.F6]+([.Q6]*[.$L$31])" table:style-name="ce7">
            <text:p>0.9843</text:p>
          </table:table-cell>
          <table:table-cell office:value-type="float" office:value="3.2669527370795" table:formula="of:=[.G6]+([.R6]*[.$L$31])" table:style-name="ce7">
            <text:p>3.2670</text:p>
          </table:table-cell>
          <table:table-cell office:value-type="float" office:value="0.49500980215074342" table:formula="of:=[.H6]+([.S6]*[.$L$31])" table:style-name="ce7">
            <text:p>0.4950</text:p>
          </table:table-cell>
          <table:table-cell office:value-type="float" office:value="4.946336533069795E-2" table:formula="of:=[.I6]+([.T6]*[.$L$31])" table:style-name="ce7">
            <text:p>0.0495</text:p>
          </table:table-cell>
          <table:table-cell office:value-type="float" office:value="1.2885347767137836" table:formula="of:=[.J6]+([.U6]*[.$L$31])" table:style-name="ce7">
            <text:p>1.2885</text:p>
          </table:table-cell>
          <table:table-cell table:number-columns-repeated="16352"/>
        </table:table-row>
        <table:table-row table:style-name="ro1">
          <table:table-cell office:value-type="float" office:value="0.24608763813252235" table:style-name="ce17">
            <text:p>0.2461</text:p>
          </table:table-cell>
          <table:table-cell office:value-type="float" office:value="1.1892337425093622" table:style-name="ce17">
            <text:p>1.1892</text:p>
          </table:table-cell>
          <table:table-cell office:value-type="float" office:value="0.47357109674555986" table:style-name="ce17">
            <text:p>0.4736</text:p>
          </table:table-cell>
          <table:table-cell office:value-type="float" office:value="0.49045637035207795" table:style-name="ce17">
            <text:p>0.4905</text:p>
          </table:table-cell>
          <table:table-cell office:value-type="float" office:value="0.28939236906005994" table:style-name="ce17">
            <text:p>0.2894</text:p>
          </table:table-cell>
          <table:table-cell office:value-type="float" office:value="0.4412211123727543" table:style-name="ce17">
            <text:p>0.4412</text:p>
          </table:table-cell>
          <table:table-cell office:value-type="float" office:value="0.62468738082012132" table:style-name="ce17">
            <text:p>0.6247</text:p>
          </table:table-cell>
          <table:table-cell office:value-type="float" office:value="1.1514778527708223" table:style-name="ce17">
            <text:p>1.1515</text:p>
          </table:table-cell>
          <table:table-cell office:value-type="float" office:value="1.3564765156882748E-3" table:style-name="ce17">
            <text:p>0.0014</text:p>
          </table:table-cell>
          <table:table-cell office:value-type="float" office:value="0.94067678191019932" table:style-name="ce17">
            <text:p>0.9407</text:p>
          </table:table-cell>
          <table:table-cell table:number-columns-repeated="11" table:style-name="ce1"/>
          <table:table-cell office:value-type="float" office:value="1.9775816666666661" table:style-name="ce5">
            <text:p>1.978</text:p>
          </table:table-cell>
          <table:table-cell office:value-type="float" office:value="1.8554628744690527" table:formula="of:=[.A7]+([.L7]*[.$L$31])" table:style-name="ce7">
            <text:p>1.8555</text:p>
          </table:table-cell>
          <table:table-cell office:value-type="float" office:value="1.9898895939993464" table:formula="of:=[.B7]+([.M7]*[.$L$31])" table:style-name="ce7">
            <text:p>1.9899</text:p>
          </table:table-cell>
          <table:table-cell office:value-type="float" office:value="0.3172552776354064" table:formula="of:=[.C7]+([.N7]*[.$L$31])" table:style-name="ce7">
            <text:p>0.3173</text:p>
          </table:table-cell>
          <table:table-cell office:value-type="float" office:value="1.1420050711601168" table:formula="of:=[.D7]+([.O7]*[.$L$31])" table:style-name="ce7">
            <text:p>1.1420</text:p>
          </table:table-cell>
          <table:table-cell office:value-type="float" office:value="4.0790243921033902" table:formula="of:=[.E7]+([.P7]*[.$L$31])" table:style-name="ce7">
            <text:p>4.0790</text:p>
          </table:table-cell>
          <table:table-cell office:value-type="float" office:value="0.84212927208238364" table:formula="of:=[.F7]+([.Q7]*[.$L$31])" table:style-name="ce7">
            <text:p>0.8421</text:p>
          </table:table-cell>
          <table:table-cell office:value-type="float" office:value="1.4883625230546318" table:formula="of:=[.G7]+([.R7]*[.$L$31])" table:style-name="ce7">
            <text:p>1.4884</text:p>
          </table:table-cell>
          <table:table-cell office:value-type="float" office:value="0.42337557816880267" table:formula="of:=[.H7]+([.S7]*[.$L$31])" table:style-name="ce7">
            <text:p>0.4234</text:p>
          </table:table-cell>
          <table:table-cell office:value-type="float" office:value="0" table:formula="of:=[.I7]+([.T7]*[.$L$31])" table:style-name="ce7">
            <text:p>0.0000</text:p>
          </table:table-cell>
          <table:table-cell office:value-type="float" office:value="1.952756032625945" table:formula="of:=[.J7]+([.U7]*[.$L$31])" table:style-name="ce7">
            <text:p>1.9528</text:p>
          </table:table-cell>
          <table:table-cell table:number-columns-repeated="16352"/>
        </table:table-row>
        <table:table-row table:style-name="ro1">
          <table:table-cell office:value-type="float" office:value="0.55580786320604247" table:style-name="ce17">
            <text:p>0.5558</text:p>
          </table:table-cell>
          <table:table-cell office:value-type="float" office:value="0.48827757427447943" table:style-name="ce17">
            <text:p>0.4883</text:p>
          </table:table-cell>
          <table:table-cell office:value-type="float" office:value="1.48623056616163" table:style-name="ce17">
            <text:p>1.4862</text:p>
          </table:table-cell>
          <table:table-cell office:value-type="float" office:value="0.11608617186870926" table:style-name="ce17">
            <text:p>0.1161</text:p>
          </table:table-cell>
          <table:table-cell office:value-type="float" office:value="0.75085048639417951" table:style-name="ce17">
            <text:p>0.7509</text:p>
          </table:table-cell>
          <table:table-cell office:value-type="float" office:value="1.0386738672335893" table:style-name="ce17">
            <text:p>1.0387</text:p>
          </table:table-cell>
          <table:table-cell office:value-type="float" office:value="9.1840335823691346E-2" table:style-name="ce17">
            <text:p>0.0918</text:p>
          </table:table-cell>
          <table:table-cell office:value-type="float" office:value="0.84404528258306377" table:style-name="ce17">
            <text:p>0.8440</text:p>
          </table:table-cell>
          <table:table-cell office:value-type="float" office:value="6.6595783305223089E-2" table:style-name="ce17">
            <text:p>0.0666</text:p>
          </table:table-cell>
          <table:table-cell office:value-type="float" office:value="0.64625469422690973" table:style-name="ce17">
            <text:p>0.6463</text:p>
          </table:table-cell>
          <table:table-cell table:number-columns-repeated="11" table:style-name="ce1"/>
          <table:table-cell office:value-type="float" office:value="2.178691666666666" table:style-name="ce5">
            <text:p>2.179</text:p>
          </table:table-cell>
          <table:table-cell office:value-type="float" office:value="1.8968477224327331" table:formula="of:=[.A8]+([.L8]*[.$L$31])" table:style-name="ce7">
            <text:p>1.8968</text:p>
          </table:table-cell>
          <table:table-cell office:value-type="float" office:value="2.316169839577721" table:formula="of:=[.B8]+([.M8]*[.$L$31])" table:style-name="ce7">
            <text:p>2.3162</text:p>
          </table:table-cell>
          <table:table-cell office:value-type="float" office:value="0.54930079370297669" table:formula="of:=[.C8]+([.N8]*[.$L$31])" table:style-name="ce7">
            <text:p>0.5493</text:p>
          </table:table-cell>
          <table:table-cell office:value-type="float" office:value="1.6557365641896036" table:formula="of:=[.D8]+([.O8]*[.$L$31])" table:style-name="ce7">
            <text:p>1.6557</text:p>
          </table:table-cell>
          <table:table-cell office:value-type="float" office:value="0.92958268892826246" table:formula="of:=[.E8]+([.P8]*[.$L$31])" table:style-name="ce7">
            <text:p>0.9296</text:p>
          </table:table-cell>
          <table:table-cell office:value-type="float" office:value="0.85833700403072344" table:formula="of:=[.F8]+([.Q8]*[.$L$31])" table:style-name="ce7">
            <text:p>0.8583</text:p>
          </table:table-cell>
          <table:table-cell office:value-type="float" office:value="1.8562033623280769" table:formula="of:=[.G8]+([.R8]*[.$L$31])" table:style-name="ce7">
            <text:p>1.8562</text:p>
          </table:table-cell>
          <table:table-cell office:value-type="float" office:value="0.80563997436084778" table:formula="of:=[.H8]+([.S8]*[.$L$31])" table:style-name="ce7">
            <text:p>0.8056</text:p>
          </table:table-cell>
          <table:table-cell office:value-type="float" office:value="0.19828319590310331" table:formula="of:=[.I8]+([.T8]*[.$L$31])" table:style-name="ce7">
            <text:p>0.1983</text:p>
          </table:table-cell>
          <table:table-cell office:value-type="float" office:value="2.7938810477030804" table:formula="of:=[.J8]+([.U8]*[.$L$31])" table:style-name="ce7">
            <text:p>2.7939</text:p>
          </table:table-cell>
          <table:table-cell table:number-columns-repeated="16352"/>
        </table:table-row>
        <table:table-row table:style-name="ro1">
          <table:table-cell office:value-type="float" office:value="0.72325114914301747" table:style-name="ce17">
            <text:p>0.7233</text:p>
          </table:table-cell>
          <table:table-cell office:value-type="float" office:value="0.45702800846582253" table:style-name="ce17">
            <text:p>0.4570</text:p>
          </table:table-cell>
          <table:table-cell office:value-type="float" office:value="0.84961694574596924" table:style-name="ce17">
            <text:p>0.8496</text:p>
          </table:table-cell>
          <table:table-cell office:value-type="float" office:value="0.1489420028220359" table:style-name="ce17">
            <text:p>0.1489</text:p>
          </table:table-cell>
          <table:table-cell office:value-type="float" office:value="0.62802149711979027" table:style-name="ce17">
            <text:p>0.6280</text:p>
          </table:table-cell>
          <table:table-cell office:value-type="float" office:value="0.43346375791731245" table:style-name="ce17">
            <text:p>0.4335</text:p>
          </table:table-cell>
          <table:table-cell office:value-type="float" office:value="0.13538488027449272" table:style-name="ce17">
            <text:p>0.1354</text:p>
          </table:table-cell>
          <table:table-cell office:value-type="float" office:value="0.70098562768709238" table:style-name="ce17">
            <text:p>0.7010</text:p>
          </table:table-cell>
          <table:table-cell office:value-type="float" office:value="0.93661368547130697" table:style-name="ce17">
            <text:p>0.9366</text:p>
          </table:table-cell>
          <table:table-cell office:value-type="float" office:value="0.63097873090595213" table:style-name="ce17">
            <text:p>0.6310</text:p>
          </table:table-cell>
          <table:table-cell table:number-columns-repeated="11" table:style-name="ce1"/>
          <table:table-cell office:value-type="float" office:value="2.4133199999999992" table:style-name="ce5">
            <text:p>2.413</text:p>
          </table:table-cell>
          <table:table-cell office:value-type="float" office:value="1.1044610640620998" table:formula="of:=[.A9]+([.L9]*[.$L$31])" table:style-name="ce7">
            <text:p>1.1045</text:p>
          </table:table-cell>
          <table:table-cell office:value-type="float" office:value="2.5937784911861881" table:formula="of:=[.B9]+([.M9]*[.$L$31])" table:style-name="ce7">
            <text:p>2.5938</text:p>
          </table:table-cell>
          <table:table-cell office:value-type="float" office:value="1.4475707962489937" table:formula="of:=[.C9]+([.N9]*[.$L$31])" table:style-name="ce7">
            <text:p>1.4476</text:p>
          </table:table-cell>
          <table:table-cell office:value-type="float" office:value="1.5089669107798112" table:formula="of:=[.D9]+([.O9]*[.$L$31])" table:style-name="ce7">
            <text:p>1.5090</text:p>
          </table:table-cell>
          <table:table-cell office:value-type="float" office:value="1.1689838550352829" table:formula="of:=[.E9]+([.P9]*[.$L$31])" table:style-name="ce7">
            <text:p>1.1690</text:p>
          </table:table-cell>
          <table:table-cell office:value-type="float" office:value="1.4339293982330874" table:formula="of:=[.F9]+([.Q9]*[.$L$31])" table:style-name="ce7">
            <text:p>1.4339</text:p>
          </table:table-cell>
          <table:table-cell office:value-type="float" office:value="1.7463148439659821" table:formula="of:=[.G9]+([.R9]*[.$L$31])" table:style-name="ce7">
            <text:p>1.7463</text:p>
          </table:table-cell>
          <table:table-cell office:value-type="float" office:value="2.5505645272239095" table:formula="of:=[.H9]+([.S9]*[.$L$31])" table:style-name="ce7">
            <text:p>2.5506</text:p>
          </table:table-cell>
          <table:table-cell office:value-type="float" office:value="0.72055821870777537" table:formula="of:=[.I9]+([.T9]*[.$L$31])" table:style-name="ce7">
            <text:p>0.7206</text:p>
          </table:table-cell>
          <table:table-cell office:value-type="float" office:value="2.1622428564160936" table:formula="of:=[.J9]+([.U9]*[.$L$31])" table:style-name="ce7">
            <text:p>2.1622</text:p>
          </table:table-cell>
          <table:table-cell table:number-columns-repeated="16352"/>
        </table:table-row>
        <table:table-row table:style-name="ro1">
          <table:table-cell office:value-type="float" office:value="2.5140119747290322" table:style-name="ce17">
            <text:p>2.5140</text:p>
          </table:table-cell>
          <table:table-cell office:value-type="float" office:value="0.22100784935154127" table:style-name="ce17">
            <text:p>0.2210</text:p>
          </table:table-cell>
          <table:table-cell office:value-type="float" office:value="0.22668963028701417" table:style-name="ce17">
            <text:p>0.2267</text:p>
          </table:table-cell>
          <table:table-cell office:value-type="float" office:value="0.66089192125172747" table:style-name="ce17">
            <text:p>0.6609</text:p>
          </table:table-cell>
          <table:table-cell office:value-type="float" office:value="0.18400834683232153" table:style-name="ce17">
            <text:p>0.1840</text:p>
          </table:table-cell>
          <table:table-cell office:value-type="float" office:value="1.0896733912026826" table:style-name="ce17">
            <text:p>1.0897</text:p>
          </table:table-cell>
          <table:table-cell office:value-type="float" office:value="2.426229730253502E-2" table:style-name="ce17">
            <text:p>0.0243</text:p>
          </table:table-cell>
          <table:table-cell office:value-type="float" office:value="0.81011094730100552" table:style-name="ce17">
            <text:p>0.8101</text:p>
          </table:table-cell>
          <table:table-cell office:value-type="float" office:value="1.1313019760260636" table:style-name="ce17">
            <text:p>1.1313</text:p>
          </table:table-cell>
          <table:table-cell office:value-type="float" office:value="0.99589360723456855" table:style-name="ce17">
            <text:p>0.9959</text:p>
          </table:table-cell>
          <table:table-cell table:number-columns-repeated="11" table:style-name="ce1"/>
          <table:table-cell office:value-type="float" office:value="2.8490583333333315" table:style-name="ce5">
            <text:p>2.849</text:p>
          </table:table-cell>
          <table:table-cell office:value-type="float" office:value="1.9699248483506775" table:formula="of:=[.A10]+([.L10]*[.$L$31])" table:style-name="ce7">
            <text:p>1.9699</text:p>
          </table:table-cell>
          <table:table-cell office:value-type="float" office:value="1.772470601912483" table:formula="of:=[.B10]+([.M10]*[.$L$31])" table:style-name="ce7">
            <text:p>1.7725</text:p>
          </table:table-cell>
          <table:table-cell office:value-type="float" office:value="3.4005017247934139" table:formula="of:=[.C10]+([.N10]*[.$L$31])" table:style-name="ce7">
            <text:p>3.4005</text:p>
          </table:table-cell>
          <table:table-cell office:value-type="float" office:value="1.3050728788376298" table:formula="of:=[.D10]+([.O10]*[.$L$31])" table:style-name="ce7">
            <text:p>1.3051</text:p>
          </table:table-cell>
          <table:table-cell office:value-type="float" office:value="2.1733545386981938" table:formula="of:=[.E10]+([.P10]*[.$L$31])" table:style-name="ce7">
            <text:p>2.1734</text:p>
          </table:table-cell>
          <table:table-cell office:value-type="float" office:value="2.6060955583489083" table:formula="of:=[.F10]+([.Q10]*[.$L$31])" table:style-name="ce7">
            <text:p>2.6061</text:p>
          </table:table-cell>
          <table:table-cell office:value-type="float" office:value="1.3372377451009305" table:formula="of:=[.G10]+([.R10]*[.$L$31])" table:style-name="ce7">
            <text:p>1.3372</text:p>
          </table:table-cell>
          <table:table-cell office:value-type="float" office:value="2.412116806396801" table:formula="of:=[.H10]+([.S10]*[.$L$31])" table:style-name="ce7">
            <text:p>2.4121</text:p>
          </table:table-cell>
          <table:table-cell office:value-type="float" office:value="1.1644479144293816" table:formula="of:=[.I10]+([.T10]*[.$L$31])" table:style-name="ce7">
            <text:p>1.1644</text:p>
          </table:table-cell>
          <table:table-cell office:value-type="float" office:value="2.0793262438147648" table:formula="of:=[.J10]+([.U10]*[.$L$31])" table:style-name="ce7">
            <text:p>2.0793</text:p>
          </table:table-cell>
          <table:table-cell table:number-columns-repeated="16352"/>
        </table:table-row>
        <table:table-row table:style-name="ro1">
          <table:table-cell office:value-type="float" office:value="2.6714416311444826" table:style-name="ce17">
            <text:p>2.6714</text:p>
          </table:table-cell>
          <table:table-cell office:value-type="float" office:value="0.20097369517118335" table:style-name="ce17">
            <text:p>0.2010</text:p>
          </table:table-cell>
          <table:table-cell office:value-type="float" office:value="0.11435645465663991" table:style-name="ce17">
            <text:p>0.1144</text:p>
          </table:table-cell>
          <table:table-cell office:value-type="float" office:value="0.72254283432733279" table:style-name="ce17">
            <text:p>0.7225</text:p>
          </table:table-cell>
          <table:table-cell office:value-type="float" office:value="1.343002889051838E-2" table:style-name="ce17">
            <text:p>0.0134</text:p>
          </table:table-cell>
          <table:table-cell office:value-type="float" office:value="2.3265167943238731" table:style-name="ce17">
            <text:p>2.3265</text:p>
          </table:table-cell>
          <table:table-cell office:value-type="float" office:value="0.40393042541393742" table:style-name="ce17">
            <text:p>0.4039</text:p>
          </table:table-cell>
          <table:table-cell office:value-type="float" office:value="0.55103374223137958" table:style-name="ce17">
            <text:p>0.5510</text:p>
          </table:table-cell>
          <table:table-cell office:value-type="float" office:value="1.0357944323993318" table:style-name="ce17">
            <text:p>1.0358</text:p>
          </table:table-cell>
          <table:table-cell office:value-type="float" office:value="0.70220551105233098" table:style-name="ce17">
            <text:p>0.7022</text:p>
          </table:table-cell>
          <table:table-cell table:number-columns-repeated="11" table:style-name="ce1"/>
          <table:table-cell office:value-type="float" office:value="3.1842416666666655" table:style-name="ce5">
            <text:p>3.184</text:p>
          </table:table-cell>
          <table:table-cell office:value-type="float" office:value="2.4640561377236558" table:formula="of:=[.A11]+([.L11]*[.$L$31])" table:style-name="ce7">
            <text:p>2.4641</text:p>
          </table:table-cell>
          <table:table-cell office:value-type="float" office:value="2.107614002340962" table:formula="of:=[.B11]+([.M11]*[.$L$31])" table:style-name="ce7">
            <text:p>2.1076</text:p>
          </table:table-cell>
          <table:table-cell office:value-type="float" office:value="2.5373577661065614" table:formula="of:=[.C11]+([.N11]*[.$L$31])" table:style-name="ce7">
            <text:p>2.5374</text:p>
          </table:table-cell>
          <table:table-cell office:value-type="float" office:value="1.5453473447409489" table:formula="of:=[.D11]+([.O11]*[.$L$31])" table:style-name="ce7">
            <text:p>1.5453</text:p>
          </table:table-cell>
          <table:table-cell office:value-type="float" office:value="2.2311131631097267" table:formula="of:=[.E11]+([.P11]*[.$L$31])" table:style-name="ce7">
            <text:p>2.2311</text:p>
          </table:table-cell>
          <table:table-cell office:value-type="float" office:value="1.9586666781856183" table:formula="of:=[.F11]+([.Q11]*[.$L$31])" table:style-name="ce7">
            <text:p>1.9587</text:p>
          </table:table-cell>
          <table:table-cell office:value-type="float" office:value="1.6007928577429598" table:formula="of:=[.G11]+([.R11]*[.$L$31])" table:style-name="ce7">
            <text:p>1.6008</text:p>
          </table:table-cell>
          <table:table-cell office:value-type="float" office:value="2.4833739224610314" table:formula="of:=[.H11]+([.S11]*[.$L$31])" table:style-name="ce7">
            <text:p>2.4834</text:p>
          </table:table-cell>
          <table:table-cell office:value-type="float" office:value="2.7000390461935844" table:formula="of:=[.I11]+([.T11]*[.$L$31])" table:style-name="ce7">
            <text:p>2.7000</text:p>
          </table:table-cell>
          <table:table-cell office:value-type="float" office:value="2.3119656163537541" table:formula="of:=[.J11]+([.U11]*[.$L$31])" table:style-name="ce7">
            <text:p>2.3120</text:p>
          </table:table-cell>
          <table:table-cell table:number-columns-repeated="16352"/>
        </table:table-row>
        <table:table-row table:style-name="ro1">
          <table:table-cell office:value-type="float" office:value="1.8161921870896909" table:style-name="ce17">
            <text:p>1.8162</text:p>
          </table:table-cell>
          <table:table-cell office:value-type="float" office:value="0.85173447814848091" table:style-name="ce17">
            <text:p>0.8517</text:p>
          </table:table-cell>
          <table:table-cell office:value-type="float" office:value="2.3679820859175147E-3" table:style-name="ce17">
            <text:p>0.0024</text:p>
          </table:table-cell>
          <table:table-cell office:value-type="float" office:value="0.65324375590576289" table:style-name="ce17">
            <text:p>0.6532</text:p>
          </table:table-cell>
          <table:table-cell office:value-type="float" office:value="0" table:style-name="ce17">
            <text:p>0.0000</text:p>
          </table:table-cell>
          <table:table-cell office:value-type="float" office:value="2.5232184816052818" table:style-name="ce17">
            <text:p>2.5232</text:p>
          </table:table-cell>
          <table:table-cell office:value-type="float" office:value="1.4294137564005374" table:style-name="ce17">
            <text:p>1.4294</text:p>
          </table:table-cell>
          <table:table-cell office:value-type="float" office:value="0.40459568418857128" table:style-name="ce17">
            <text:p>0.4046</text:p>
          </table:table-cell>
          <table:table-cell office:value-type="float" office:value="0.896114063283458" table:style-name="ce17">
            <text:p>0.8961</text:p>
          </table:table-cell>
          <table:table-cell office:value-type="float" office:value="0.56972754521184754" table:style-name="ce17">
            <text:p>0.5697</text:p>
          </table:table-cell>
          <table:table-cell table:number-columns-repeated="11" table:style-name="ce1"/>
          <table:table-cell office:value-type="float" office:value="3.3183149999999988" table:style-name="ce5">
            <text:p>3.318</text:p>
          </table:table-cell>
          <table:table-cell office:value-type="float" office:value="5.2441975019906408" table:formula="of:=[.A12]+([.L12]*[.$L$31])" table:style-name="ce7">
            <text:p>5.2442</text:p>
          </table:table-cell>
          <table:table-cell office:value-type="float" office:value="1.8239909107312171" table:formula="of:=[.B12]+([.M12]*[.$L$31])" table:style-name="ce7">
            <text:p>1.8240</text:p>
          </table:table-cell>
          <table:table-cell office:value-type="float" office:value="1.8361014226246248" table:formula="of:=[.C12]+([.N12]*[.$L$31])" table:style-name="ce7">
            <text:p>1.8361</text:p>
          </table:table-cell>
          <table:table-cell office:value-type="float" office:value="2.3872393684090527" table:formula="of:=[.D12]+([.O12]*[.$L$31])" table:style-name="ce7">
            <text:p>2.3872</text:p>
          </table:table-cell>
          <table:table-cell office:value-type="float" office:value="1.8379421285684123" table:formula="of:=[.E12]+([.P12]*[.$L$31])" table:style-name="ce7">
            <text:p>1.8379</text:p>
          </table:table-cell>
          <table:table-cell office:value-type="float" office:value="3.1595034719031982" table:formula="of:=[.F12]+([.Q12]*[.$L$31])" table:style-name="ce7">
            <text:p>3.1595</text:p>
          </table:table-cell>
          <table:table-cell office:value-type="float" office:value="1.3691940441197323" table:formula="of:=[.G12]+([.R12]*[.$L$31])" table:style-name="ce7">
            <text:p>1.3692</text:p>
          </table:table-cell>
          <table:table-cell office:value-type="float" office:value="2.6259721399977387" table:formula="of:=[.H12]+([.S12]*[.$L$31])" table:style-name="ce7">
            <text:p>2.6260</text:p>
          </table:table-cell>
          <table:table-cell office:value-type="float" office:value="3.2225957765603144" table:formula="of:=[.I12]+([.T12]*[.$L$31])" table:style-name="ce7">
            <text:p>3.2226</text:p>
          </table:table-cell>
          <table:table-cell office:value-type="float" office:value="3.021699896611123" table:formula="of:=[.J12]+([.U12]*[.$L$31])" table:style-name="ce7">
            <text:p>3.0217</text:p>
          </table:table-cell>
          <table:table-cell table:number-columns-repeated="16352"/>
        </table:table-row>
        <table:table-row table:style-name="ro1">
          <table:table-cell office:value-type="float" office:value="1.5133959660676537" table:style-name="ce17">
            <text:p>1.5134</text:p>
          </table:table-cell>
          <table:table-cell office:value-type="float" office:value="0.51525632719393299" table:style-name="ce17">
            <text:p>0.5153</text:p>
          </table:table-cell>
          <table:table-cell office:value-type="float" office:value="1.5258372112124315E-4" table:style-name="ce17">
            <text:p>0.0002</text:p>
          </table:table-cell>
          <table:table-cell office:value-type="float" office:value="0.2866640728275402" table:style-name="ce17">
            <text:p>0.2867</text:p>
          </table:table-cell>
          <table:table-cell office:value-type="float" office:value="0.24981636378849831" table:style-name="ce17">
            <text:p>0.2498</text:p>
          </table:table-cell>
          <table:table-cell office:value-type="float" office:value="2.6971193114244714" table:style-name="ce17">
            <text:p>2.6971</text:p>
          </table:table-cell>
          <table:table-cell office:value-type="float" office:value="1.2404981519942058" table:style-name="ce17">
            <text:p>1.2405</text:p>
          </table:table-cell>
          <table:table-cell office:value-type="float" office:value="0.38540042501860661" table:style-name="ce17">
            <text:p>0.3854</text:p>
          </table:table-cell>
          <table:table-cell office:value-type="float" office:value="0.81744155670786478" table:style-name="ce17">
            <text:p>0.8174</text:p>
          </table:table-cell>
          <table:table-cell office:value-type="float" office:value="0.79871940333052627" table:style-name="ce17">
            <text:p>0.7987</text:p>
          </table:table-cell>
          <table:table-cell table:number-columns-repeated="11" table:style-name="ce1"/>
          <table:table-cell office:value-type="float" office:value="3.3518333333333308" table:style-name="ce5">
            <text:p>3.352</text:p>
          </table:table-cell>
          <table:table-cell office:value-type="float" office:value="5.5477996311288882" table:formula="of:=[.A13]+([.L13]*[.$L$31])" table:style-name="ce7">
            <text:p>5.5478</text:p>
          </table:table-cell>
          <table:table-cell office:value-type="float" office:value="1.7541117509489341" table:formula="of:=[.B13]+([.M13]*[.$L$31])" table:style-name="ce7">
            <text:p>1.7541</text:p>
          </table:table-cell>
          <table:table-cell office:value-type="float" office:value="1.6597825351583488" table:formula="of:=[.C13]+([.N13]*[.$L$31])" table:style-name="ce7">
            <text:p>1.6598</text:p>
          </table:table-cell>
          <table:table-cell office:value-type="float" office:value="2.6842643032361373" table:formula="of:=[.D13]+([.O13]*[.$L$31])" table:style-name="ce7">
            <text:p>2.6843</text:p>
          </table:table-cell>
          <table:table-cell office:value-type="float" office:value="1.532440164944324" table:formula="of:=[.E13]+([.P13]*[.$L$31])" table:style-name="ce7">
            <text:p>1.5324</text:p>
          </table:table-cell>
          <table:table-cell office:value-type="float" office:value="4.8878371579522151" table:formula="of:=[.F13]+([.Q13]*[.$L$31])" table:style-name="ce7">
            <text:p>4.8878</text:p>
          </table:table-cell>
          <table:table-cell office:value-type="float" office:value="2.1590586740284223" table:formula="of:=[.G13]+([.R13]*[.$L$31])" table:style-name="ce7">
            <text:p>2.1591</text:p>
          </table:table-cell>
          <table:table-cell office:value-type="float" office:value="2.2134619679065395" table:formula="of:=[.H13]+([.S13]*[.$L$31])" table:style-name="ce7">
            <text:p>2.2135</text:p>
          </table:table-cell>
          <table:table-cell office:value-type="float" office:value="3.08765376745104" table:formula="of:=[.I13]+([.T13]*[.$L$31])" table:style-name="ce7">
            <text:p>3.0877</text:p>
          </table:table-cell>
          <table:table-cell office:value-type="float" office:value="2.6154686674239582" table:formula="of:=[.J13]+([.U13]*[.$L$31])" table:style-name="ce7">
            <text:p>2.6155</text:p>
          </table:table-cell>
          <table:table-cell table:number-columns-repeated="16352"/>
        </table:table-row>
        <table:table-row table:style-name="ro1">
          <table:table-cell office:value-type="float" office:value="0.23395983090081768" table:style-name="ce17">
            <text:p>0.2340</text:p>
          </table:table-cell>
          <table:table-cell office:value-type="float" office:value="1.6695038964315994" table:style-name="ce17">
            <text:p>1.6695</text:p>
          </table:table-cell>
          <table:table-cell office:value-type="float" office:value="3.0532262258289235E-2" table:style-name="ce17">
            <text:p>0.0305</text:p>
          </table:table-cell>
          <table:table-cell office:value-type="float" office:value="0.33620723847575507" table:style-name="ce17">
            <text:p>0.3362</text:p>
          </table:table-cell>
          <table:table-cell office:value-type="float" office:value="0.11375033889074646" table:style-name="ce17">
            <text:p>0.1138</text:p>
          </table:table-cell>
          <table:table-cell office:value-type="float" office:value="2.3952943389433301" table:style-name="ce17">
            <text:p>2.3953</text:p>
          </table:table-cell>
          <table:table-cell office:value-type="float" office:value="1.0925848271793233" table:style-name="ce17">
            <text:p>1.0926</text:p>
          </table:table-cell>
          <table:table-cell office:value-type="float" office:value="0.50237901225101078" table:style-name="ce17">
            <text:p>0.5024</text:p>
          </table:table-cell>
          <table:table-cell office:value-type="float" office:value="0.35248236710685582" table:style-name="ce17">
            <text:p>0.3525</text:p>
          </table:table-cell>
          <table:table-cell office:value-type="float" office:value="1.1682774580744044" table:style-name="ce17">
            <text:p>1.1683</text:p>
          </table:table-cell>
          <table:table-cell table:number-columns-repeated="11" table:style-name="ce1"/>
          <table:table-cell office:value-type="float" office:value="3.3183149999999988" table:style-name="ce5">
            <text:p>3.318</text:p>
          </table:table-cell>
          <table:table-cell office:value-type="float" office:value="4.1425288369840079" table:formula="of:=[.A14]+([.L14]*[.$L$31])" table:style-name="ce7">
            <text:p>4.1425</text:p>
          </table:table-cell>
          <table:table-cell office:value-type="float" office:value="2.7866378609450031" table:formula="of:=[.B14]+([.M14]*[.$L$31])" table:style-name="ce7">
            <text:p>2.7866</text:p>
          </table:table-cell>
          <table:table-cell office:value-type="float" office:value="1.3005333723024575" table:formula="of:=[.C14]+([.N14]*[.$L$31])" table:style-name="ce7">
            <text:p>1.3005</text:p>
          </table:table-cell>
          <table:table-cell office:value-type="float" office:value="2.464145845156247" table:formula="of:=[.D14]+([.O14]*[.$L$31])" table:style-name="ce7">
            <text:p>2.4641</text:p>
          </table:table-cell>
          <table:table-cell office:value-type="float" office:value="1.4244491097627701" table:formula="of:=[.E14]+([.P14]*[.$L$31])" table:style-name="ce7">
            <text:p>1.4244</text:p>
          </table:table-cell>
          <table:table-cell office:value-type="float" office:value="5.2449954262603633" table:formula="of:=[.F14]+([.Q14]*[.$L$31])" table:style-name="ce7">
            <text:p>5.2450</text:p>
          </table:table-cell>
          <table:table-cell office:value-type="float" office:value="3.5872772909304369" table:formula="of:=[.G14]+([.R14]*[.$L$31])" table:style-name="ce7">
            <text:p>3.5873</text:p>
          </table:table-cell>
          <table:table-cell office:value-type="float" office:value="2.1354390629314666" table:formula="of:=[.H14]+([.S14]*[.$L$31])" table:style-name="ce7">
            <text:p>2.1354</text:p>
          </table:table-cell>
          <table:table-cell office:value-type="float" office:value="2.7455881258355008" table:formula="of:=[.I14]+([.T14]*[.$L$31])" table:style-name="ce7">
            <text:p>2.7456</text:p>
          </table:table-cell>
          <table:table-cell office:value-type="float" office:value="2.1875050581459354" table:formula="of:=[.J14]+([.U14]*[.$L$31])" table:style-name="ce7">
            <text:p>2.1875</text:p>
          </table:table-cell>
          <table:table-cell table:number-columns-repeated="16352"/>
        </table:table-row>
        <table:table-row table:style-name="ro1">
          <table:table-cell office:value-type="float" office:value="0.24287951972917998" table:style-name="ce17">
            <text:p>0.2429</text:p>
          </table:table-cell>
          <table:table-cell office:value-type="float" office:value="1.100325461902159" table:style-name="ce17">
            <text:p>1.1003</text:p>
          </table:table-cell>
          <table:table-cell office:value-type="float" office:value="0.21836868240465906" table:style-name="ce17">
            <text:p>0.2184</text:p>
          </table:table-cell>
          <table:table-cell office:value-type="float" office:value="0.4655993749925727" table:style-name="ce17">
            <text:p>0.4656</text:p>
          </table:table-cell>
          <table:table-cell office:value-type="float" office:value="3.9436696252030293E-2" table:style-name="ce17">
            <text:p>0.0394</text:p>
          </table:table-cell>
          <table:table-cell office:value-type="float" office:value="1.8869747890219442" table:style-name="ce17">
            <text:p>1.8870</text:p>
          </table:table-cell>
          <table:table-cell office:value-type="float" office:value="1.085189122391468" table:style-name="ce17">
            <text:p>1.0852</text:p>
          </table:table-cell>
          <table:table-cell office:value-type="float" office:value="0.45280086024111244" table:style-name="ce17">
            <text:p>0.4528</text:p>
          </table:table-cell>
          <table:table-cell office:value-type="float" office:value="0.55834562463273407" table:style-name="ce17">
            <text:p>0.5583</text:p>
          </table:table-cell>
          <table:table-cell office:value-type="float" office:value="1.5140139454208668" table:style-name="ce17">
            <text:p>1.5140</text:p>
          </table:table-cell>
          <table:table-cell table:number-columns-repeated="11" table:style-name="ce1"/>
          <table:table-cell office:value-type="float" office:value="3.1172049999999984" table:style-name="ce5">
            <text:p>3.117</text:p>
          </table:table-cell>
          <table:table-cell office:value-type="float" office:value="3.4825477503750308" table:formula="of:=[.A15]+([.L15]*[.$L$31])" table:style-name="ce7">
            <text:p>3.4825</text:p>
          </table:table-cell>
          <table:table-cell office:value-type="float" office:value="2.1155522224973748" table:formula="of:=[.B15]+([.M15]*[.$L$31])" table:style-name="ce7">
            <text:p>2.1156</text:p>
          </table:table-cell>
          <table:table-cell office:value-type="float" office:value="1.2077419792544688" table:formula="of:=[.C15]+([.N15]*[.$L$31])" table:style-name="ce7">
            <text:p>1.2077</text:p>
          </table:table-cell>
          <table:table-cell office:value-type="float" office:value="1.6920081945712053" table:formula="of:=[.D15]+([.O15]*[.$L$31])" table:style-name="ce7">
            <text:p>1.6920</text:p>
          </table:table-cell>
          <table:table-cell office:value-type="float" office:value="1.5933851511596469" table:formula="of:=[.E15]+([.P15]*[.$L$31])" table:style-name="ce7">
            <text:p>1.5934</text:p>
          </table:table-cell>
          <table:table-cell office:value-type="float" office:value="5.3170604752891606" table:formula="of:=[.F15]+([.Q15]*[.$L$31])" table:style-name="ce7">
            <text:p>5.3171</text:p>
          </table:table-cell>
          <table:table-cell office:value-type="float" office:value="3.1694380509791062" table:formula="of:=[.G15]+([.R15]*[.$L$31])" table:style-name="ce7">
            <text:p>3.1694</text:p>
          </table:table-cell>
          <table:table-cell office:value-type="float" office:value="1.9388158658934909" table:formula="of:=[.H15]+([.S15]*[.$L$31])" table:style-name="ce7">
            <text:p>1.9388</text:p>
          </table:table-cell>
          <table:table-cell office:value-type="float" office:value="2.4484340409670473" table:formula="of:=[.I15]+([.T15]*[.$L$31])" table:style-name="ce7">
            <text:p>2.4484</text:p>
          </table:table-cell>
          <table:table-cell office:value-type="float" office:value="2.3427194773448528" table:formula="of:=[.J15]+([.U15]*[.$L$31])" table:style-name="ce7">
            <text:p>2.3427</text:p>
          </table:table-cell>
          <table:table-cell table:number-columns-repeated="16352"/>
        </table:table-row>
        <table:table-row table:style-name="ro1">
          <table:table-cell office:value-type="float" office:value="0.18819420994510941" table:style-name="ce17">
            <text:p>0.1882</text:p>
          </table:table-cell>
          <table:table-cell office:value-type="float" office:value="1.1975058964581622" table:style-name="ce17">
            <text:p>1.1975</text:p>
          </table:table-cell>
          <table:table-cell office:value-type="float" office:value="0.37890744073190485" table:style-name="ce17">
            <text:p>0.3789</text:p>
          </table:table-cell>
          <table:table-cell office:value-type="float" office:value="9.4745727199784691E-2" table:style-name="ce17">
            <text:p>0.0947</text:p>
          </table:table-cell>
          <table:table-cell office:value-type="float" office:value="0.16830741671631191" table:style-name="ce17">
            <text:p>0.1683</text:p>
          </table:table-cell>
          <table:table-cell office:value-type="float" office:value="1.9255393414520676" table:style-name="ce17">
            <text:p>1.9255</text:p>
          </table:table-cell>
          <table:table-cell office:value-type="float" office:value="0.47470174542732535" table:style-name="ce17">
            <text:p>0.4747</text:p>
          </table:table-cell>
          <table:table-cell office:value-type="float" office:value="0.90326907050618188" table:style-name="ce17">
            <text:p>0.9033</text:p>
          </table:table-cell>
          <table:table-cell office:value-type="float" office:value="0.41729911991445201" table:style-name="ce17">
            <text:p>0.4173</text:p>
          </table:table-cell>
          <table:table-cell office:value-type="float" office:value="0.86364690041638159" table:style-name="ce17">
            <text:p>0.8636</text:p>
          </table:table-cell>
          <table:table-cell table:number-columns-repeated="11" table:style-name="ce1"/>
          <table:table-cell office:value-type="float" office:value="3.0836866666666638" table:style-name="ce5">
            <text:p>3.084</text:p>
          </table:table-cell>
          <table:table-cell office:value-type="float" office:value="1.3943614496298873" table:formula="of:=[.A16]+([.L16]*[.$L$31])" table:style-name="ce7">
            <text:p>1.3944</text:p>
          </table:table-cell>
          <table:table-cell office:value-type="float" office:value="3.4575527730605513" table:formula="of:=[.B16]+([.M16]*[.$L$31])" table:style-name="ce7">
            <text:p>3.4576</text:p>
          </table:table-cell>
          <table:table-cell office:value-type="float" office:value="0.8992516536516354" table:formula="of:=[.C16]+([.N16]*[.$L$31])" table:style-name="ce7">
            <text:p>0.8993</text:p>
          </table:table-cell>
          <table:table-cell office:value-type="float" office:value="1.3561692668887573" table:formula="of:=[.D16]+([.O16]*[.$L$31])" table:style-name="ce7">
            <text:p>1.3562</text:p>
          </table:table-cell>
          <table:table-cell office:value-type="float" office:value="1.1775800479396761" table:formula="of:=[.E16]+([.P16]*[.$L$31])" table:style-name="ce7">
            <text:p>1.1776</text:p>
          </table:table-cell>
          <table:table-cell office:value-type="float" office:value="4.6720493728388748" table:formula="of:=[.F16]+([.Q16]*[.$L$31])" table:style-name="ce7">
            <text:p>4.6720</text:p>
          </table:table-cell>
          <table:table-cell office:value-type="float" office:value="2.7005281596510873" table:formula="of:=[.G16]+([.R16]*[.$L$31])" table:style-name="ce7">
            <text:p>2.7005</text:p>
          </table:table-cell>
          <table:table-cell office:value-type="float" office:value="1.8137379659127251" table:formula="of:=[.H16]+([.S16]*[.$L$31])" table:style-name="ce7">
            <text:p>1.8137</text:p>
          </table:table-cell>
          <table:table-cell office:value-type="float" office:value="1.5272096236466384" table:formula="of:=[.I16]+([.T16]*[.$L$31])" table:style-name="ce7">
            <text:p>1.5272</text:p>
          </table:table-cell>
          <table:table-cell office:value-type="float" office:value="2.7035948005555168" table:formula="of:=[.J16]+([.U16]*[.$L$31])" table:style-name="ce7">
            <text:p>2.7036</text:p>
          </table:table-cell>
          <table:table-cell table:number-columns-repeated="16352"/>
        </table:table-row>
        <table:table-row table:style-name="ro1">
          <table:table-cell office:value-type="float" office:value="0.17270824478297669" table:style-name="ce17">
            <text:p>0.1727</text:p>
          </table:table-cell>
          <table:table-cell office:value-type="float" office:value="1.1451355024769896" table:style-name="ce17">
            <text:p>1.1451</text:p>
          </table:table-cell>
          <table:table-cell office:value-type="float" office:value="0.47462373611709846" table:style-name="ce17">
            <text:p>0.4746</text:p>
          </table:table-cell>
          <table:table-cell office:value-type="float" office:value="4.3088765768148914E-2" table:style-name="ce17">
            <text:p>0.0431</text:p>
          </table:table-cell>
          <table:table-cell office:value-type="float" office:value="0.5484096290864513" table:style-name="ce17">
            <text:p>0.5484</text:p>
          </table:table-cell>
          <table:table-cell office:value-type="float" office:value="1.8471897356605596" table:style-name="ce17">
            <text:p>1.8472</text:p>
          </table:table-cell>
          <table:table-cell office:value-type="float" office:value="0.43577743052035595" table:style-name="ce17">
            <text:p>0.4358</text:p>
          </table:table-cell>
          <table:table-cell office:value-type="float" office:value="1.1495966910493258" table:style-name="ce17">
            <text:p>1.1496</text:p>
          </table:table-cell>
          <table:table-cell office:value-type="float" office:value="0.40747085747625145" table:style-name="ce17">
            <text:p>0.4075</text:p>
          </table:table-cell>
          <table:table-cell office:value-type="float" office:value="1.0815343587586124" table:style-name="ce17">
            <text:p>1.0815</text:p>
          </table:table-cell>
          <table:table-cell table:number-columns-repeated="11" table:style-name="ce1"/>
          <table:table-cell office:value-type="float" office:value="3.0166499999999985" table:style-name="ce5">
            <text:p>3.017</text:p>
          </table:table-cell>
          <table:table-cell office:value-type="float" office:value="0.97255331861974159" table:formula="of:=[.A17]+([.L17]*[.$L$31])" table:style-name="ce7">
            <text:p>0.9726</text:p>
          </table:table-cell>
          <table:table-cell office:value-type="float" office:value="2.2842165689649523" table:formula="of:=[.B17]+([.M17]*[.$L$31])" table:style-name="ce7">
            <text:p>2.2842</text:p>
          </table:table-cell>
          <table:table-cell office:value-type="float" office:value="0.89995693532547172" table:formula="of:=[.C17]+([.N17]*[.$L$31])" table:style-name="ce7">
            <text:p>0.9000</text:p>
          </table:table-cell>
          <table:table-cell office:value-type="float" office:value="1.3750190737316665" table:formula="of:=[.D17]+([.O17]*[.$L$31])" table:style-name="ce7">
            <text:p>1.3750</text:p>
          </table:table-cell>
          <table:table-cell office:value-type="float" office:value="0.72841319003060534" table:formula="of:=[.E17]+([.P17]*[.$L$31])" table:style-name="ce7">
            <text:p>0.7284</text:p>
          </table:table-cell>
          <table:table-cell office:value-type="float" office:value="3.5374410210664471" table:formula="of:=[.F17]+([.Q17]*[.$L$31])" table:style-name="ce7">
            <text:p>3.5374</text:p>
          </table:table-cell>
          <table:table-cell office:value-type="float" office:value="2.2736090402361242" table:formula="of:=[.G17]+([.R17]*[.$L$31])" table:style-name="ce7">
            <text:p>2.2736</text:p>
          </table:table-cell>
          <table:table-cell office:value-type="float" office:value="1.3688479708520833" table:formula="of:=[.H17]+([.S17]*[.$L$31])" table:style-name="ce7">
            <text:p>1.3688</text:p>
          </table:table-cell>
          <table:table-cell office:value-type="float" office:value="1.5399511275012219" table:formula="of:=[.I17]+([.T17]*[.$L$31])" table:style-name="ce7">
            <text:p>1.5400</text:p>
          </table:table-cell>
          <table:table-cell office:value-type="float" office:value="2.6390424593074044" table:formula="of:=[.J17]+([.U17]*[.$L$31])" table:style-name="ce7">
            <text:p>2.6390</text:p>
          </table:table-cell>
          <table:table-cell table:number-columns-repeated="16352"/>
        </table:table-row>
        <table:table-row table:style-name="ro1">
          <table:table-cell office:value-type="float" office:value="0.62763701165901153" table:style-name="ce17">
            <text:p>0.6276</text:p>
          </table:table-cell>
          <table:table-cell office:value-type="float" office:value="0.95630325174440811" table:style-name="ce17">
            <text:p>0.9563</text:p>
          </table:table-cell>
          <table:table-cell office:value-type="float" office:value="0.37461118751749922" table:style-name="ce17">
            <text:p>0.3746</text:p>
          </table:table-cell>
          <table:table-cell office:value-type="float" office:value="5.058356143895449E-2" table:style-name="ce17">
            <text:p>0.0506</text:p>
          </table:table-cell>
          <table:table-cell office:value-type="float" office:value="0.90712643469860055" table:style-name="ce17">
            <text:p>0.9071</text:p>
          </table:table-cell>
          <table:table-cell office:value-type="float" office:value="1.3086481125174303" table:style-name="ce17">
            <text:p>1.3086</text:p>
          </table:table-cell>
          <table:table-cell office:value-type="float" office:value="0.4173472903730634" table:style-name="ce17">
            <text:p>0.4173</text:p>
          </table:table-cell>
          <table:table-cell office:value-type="float" office:value="0.54662107985341424" table:style-name="ce17">
            <text:p>0.5466</text:p>
          </table:table-cell>
          <table:table-cell office:value-type="float" office:value="0.1985150801610516" table:style-name="ce17">
            <text:p>0.1985</text:p>
          </table:table-cell>
          <table:table-cell office:value-type="float" office:value="0.66848482333790793" table:style-name="ce17">
            <text:p>0.6685</text:p>
          </table:table-cell>
          <table:table-cell table:number-columns-repeated="11" table:style-name="ce1"/>
          <table:table-cell office:value-type="float" office:value="2.9496133333333332" table:style-name="ce5">
            <text:p>2.950</text:p>
          </table:table-cell>
          <table:table-cell office:value-type="float" office:value="0.49988514704400872" table:formula="of:=[.A18]+([.L18]*[.$L$31])" table:style-name="ce7">
            <text:p>0.4999</text:p>
          </table:table-cell>
          <table:table-cell office:value-type="float" office:value="1.9560431208379625" table:formula="of:=[.B18]+([.M18]*[.$L$31])" table:style-name="ce7">
            <text:p>1.9560</text:p>
          </table:table-cell>
          <table:table-cell office:value-type="float" office:value="0.70888583537071648" table:formula="of:=[.C18]+([.N18]*[.$L$31])" table:style-name="ce7">
            <text:p>0.7089</text:p>
          </table:table-cell>
          <table:table-cell office:value-type="float" office:value="0.22973778976583564" table:formula="of:=[.D18]+([.O18]*[.$L$31])" table:style-name="ce7">
            <text:p>0.2297</text:p>
          </table:table-cell>
          <table:table-cell office:value-type="float" office:value="0.42130932204996613" table:formula="of:=[.E18]+([.P18]*[.$L$31])" table:style-name="ce7">
            <text:p>0.4213</text:p>
          </table:table-cell>
          <table:table-cell office:value-type="float" office:value="3.074373525623276" table:formula="of:=[.F18]+([.Q18]*[.$L$31])" table:style-name="ce7">
            <text:p>3.0744</text:p>
          </table:table-cell>
          <table:table-cell office:value-type="float" office:value="0.91996539925757803" table:formula="of:=[.G18]+([.R18]*[.$L$31])" table:style-name="ce7">
            <text:p>0.9200</text:p>
          </table:table-cell>
          <table:table-cell office:value-type="float" office:value="1.5401649892821698" table:formula="of:=[.H18]+([.S18]*[.$L$31])" table:style-name="ce7">
            <text:p>1.5402</text:p>
          </table:table-cell>
          <table:table-cell office:value-type="float" office:value="0.77397537108879499" table:formula="of:=[.I18]+([.T18]*[.$L$31])" table:style-name="ce7">
            <text:p>0.7740</text:p>
          </table:table-cell>
          <table:table-cell office:value-type="float" office:value="1.5870488867584751" table:formula="of:=[.J18]+([.U18]*[.$L$31])" table:style-name="ce7">
            <text:p>1.5870</text:p>
          </table:table-cell>
          <table:table-cell table:number-columns-repeated="16352"/>
        </table:table-row>
        <table:table-row table:style-name="ro1">
          <table:table-cell office:value-type="float" office:value="2.542195038133146" table:style-name="ce17">
            <text:p>2.5422</text:p>
          </table:table-cell>
          <table:table-cell office:value-type="float" office:value="0.35344276059752033" table:style-name="ce17">
            <text:p>0.3534</text:p>
          </table:table-cell>
          <table:table-cell office:value-type="float" office:value="0.68664880719727561" table:style-name="ce17">
            <text:p>0.6866</text:p>
          </table:table-cell>
          <table:table-cell office:value-type="float" office:value="0.12527163440508671" table:style-name="ce17">
            <text:p>0.1253</text:p>
          </table:table-cell>
          <table:table-cell office:value-type="float" office:value="0.47509129851582976" table:style-name="ce17">
            <text:p>0.4751</text:p>
          </table:table-cell>
          <table:table-cell office:value-type="float" office:value="0.88442055626322935" table:style-name="ce17">
            <text:p>0.8844</text:p>
          </table:table-cell>
          <table:table-cell office:value-type="float" office:value="0.38514733081477837" table:style-name="ce17">
            <text:p>0.3851</text:p>
          </table:table-cell>
          <table:table-cell office:value-type="float" office:value="0.51830924143936086" table:style-name="ce17">
            <text:p>0.5183</text:p>
          </table:table-cell>
          <table:table-cell office:value-type="float" office:value="0.81847820456217724" table:style-name="ce17">
            <text:p>0.8185</text:p>
          </table:table-cell>
          <table:table-cell office:value-type="float" office:value="0.40418313975282516" table:style-name="ce17">
            <text:p>0.4042</text:p>
          </table:table-cell>
          <table:table-cell table:number-columns-repeated="11" table:style-name="ce1"/>
          <table:table-cell office:value-type="float" office:value="3.0471212121212115" table:style-name="ce5">
            <text:p>3.047</text:p>
          </table:table-cell>
          <table:table-cell office:value-type="float" office:value="0.25906236717446507" table:formula="of:=[.A19]+([.L19]*[.$L$31])" table:style-name="ce7">
            <text:p>0.2591</text:p>
          </table:table-cell>
          <table:table-cell office:value-type="float" office:value="1.7177032537154844" table:formula="of:=[.B19]+([.M19]*[.$L$31])" table:style-name="ce7">
            <text:p>1.7177</text:p>
          </table:table-cell>
          <table:table-cell office:value-type="float" office:value="0.71193560417564772" table:formula="of:=[.C19]+([.N19]*[.$L$31])" table:style-name="ce7">
            <text:p>0.7119</text:p>
          </table:table-cell>
          <table:table-cell office:value-type="float" office:value="6.4633148652223374E-2" table:formula="of:=[.D19]+([.O19]*[.$L$31])" table:style-name="ce7">
            <text:p>0.0646</text:p>
          </table:table-cell>
          <table:table-cell office:value-type="float" office:value="0.82261444362967695" table:formula="of:=[.E19]+([.P19]*[.$L$31])" table:style-name="ce7">
            <text:p>0.8226</text:p>
          </table:table-cell>
          <table:table-cell office:value-type="float" office:value="2.7707846034908394" table:formula="of:=[.F19]+([.Q19]*[.$L$31])" table:style-name="ce7">
            <text:p>2.7708</text:p>
          </table:table-cell>
          <table:table-cell office:value-type="float" office:value="0.65366614578053395" table:formula="of:=[.G19]+([.R19]*[.$L$31])" table:style-name="ce7">
            <text:p>0.6537</text:p>
          </table:table-cell>
          <table:table-cell office:value-type="float" office:value="1.7243950365739886" table:formula="of:=[.H19]+([.S19]*[.$L$31])" table:style-name="ce7">
            <text:p>1.7244</text:p>
          </table:table-cell>
          <table:table-cell office:value-type="float" office:value="0.61120628621437723" table:formula="of:=[.I19]+([.T19]*[.$L$31])" table:style-name="ce7">
            <text:p>0.6112</text:p>
          </table:table-cell>
          <table:table-cell office:value-type="float" office:value="1.6223015381379184" table:formula="of:=[.J19]+([.U19]*[.$L$31])" table:style-name="ce7">
            <text:p>1.6223</text:p>
          </table:table-cell>
          <table:table-cell table:number-columns-repeated="16352"/>
        </table:table-row>
        <table:table-row table:style-name="ro1">
          <table:table-cell office:value-type="float" office:value="1.392434215964742" table:style-name="ce17">
            <text:p>1.3924</text:p>
          </table:table-cell>
          <table:table-cell office:value-type="float" office:value="0.52148566963060616" table:style-name="ce17">
            <text:p>0.5215</text:p>
          </table:table-cell>
          <table:table-cell office:value-type="float" office:value="0.76626089319089008" table:style-name="ce17">
            <text:p>0.7663</text:p>
          </table:table-cell>
          <table:table-cell office:value-type="float" office:value="0.26641306918506225" table:style-name="ce17">
            <text:p>0.2664</text:p>
          </table:table-cell>
          <table:table-cell office:value-type="float" office:value="0.60296271495979992" table:style-name="ce17">
            <text:p>0.6030</text:p>
          </table:table-cell>
          <table:table-cell office:value-type="float" office:value="1.7508449575767737" table:style-name="ce17">
            <text:p>1.7508</text:p>
          </table:table-cell>
          <table:table-cell office:value-type="float" office:value="0.26399005884289534" table:style-name="ce17">
            <text:p>0.2640</text:p>
          </table:table-cell>
          <table:table-cell office:value-type="float" office:value="0.21076932959613726" table:style-name="ce17">
            <text:p>0.2108</text:p>
          </table:table-cell>
          <table:table-cell office:value-type="float" office:value="1.7959369174662387" table:style-name="ce17">
            <text:p>1.7959</text:p>
          </table:table-cell>
          <table:table-cell office:value-type="float" office:value="8.1614460743173731E-2" table:style-name="ce17">
            <text:p>0.0816</text:p>
          </table:table-cell>
          <table:table-cell table:number-columns-repeated="11" table:style-name="ce1"/>
          <table:table-cell office:value-type="float" office:value="3.3518333333333308" table:style-name="ce5">
            <text:p>3.352</text:p>
          </table:table-cell>
          <table:table-cell office:value-type="float" office:value="0.9414555174885173" table:formula="of:=[.A20]+([.L20]*[.$L$31])" table:style-name="ce7">
            <text:p>0.9415</text:p>
          </table:table-cell>
          <table:table-cell office:value-type="float" office:value="1.4344548776166122" table:formula="of:=[.B20]+([.M20]*[.$L$31])" table:style-name="ce7">
            <text:p>1.4345</text:p>
          </table:table-cell>
          <table:table-cell office:value-type="float" office:value="0.56191678127624889" table:formula="of:=[.C20]+([.N20]*[.$L$31])" table:style-name="ce7">
            <text:p>0.5619</text:p>
          </table:table-cell>
          <table:table-cell office:value-type="float" office:value="7.5875342158431738E-2" table:formula="of:=[.D20]+([.O20]*[.$L$31])" table:style-name="ce7">
            <text:p>0.0759</text:p>
          </table:table-cell>
          <table:table-cell office:value-type="float" office:value="1.3606896520479008" table:formula="of:=[.E20]+([.P20]*[.$L$31])" table:style-name="ce7">
            <text:p>1.3607</text:p>
          </table:table-cell>
          <table:table-cell office:value-type="float" office:value="1.9629721687761454" table:formula="of:=[.F20]+([.Q20]*[.$L$31])" table:style-name="ce7">
            <text:p>1.9630</text:p>
          </table:table-cell>
          <table:table-cell office:value-type="float" office:value="0.62602093555959515" table:formula="of:=[.G20]+([.R20]*[.$L$31])" table:style-name="ce7">
            <text:p>0.6260</text:p>
          </table:table-cell>
          <table:table-cell office:value-type="float" office:value="0.81993161978012141" table:formula="of:=[.H20]+([.S20]*[.$L$31])" table:style-name="ce7">
            <text:p>0.8199</text:p>
          </table:table-cell>
          <table:table-cell office:value-type="float" office:value="0.29777262024157741" table:formula="of:=[.I20]+([.T20]*[.$L$31])" table:style-name="ce7">
            <text:p>0.2978</text:p>
          </table:table-cell>
          <table:table-cell office:value-type="float" office:value="1.0027272350068619" table:formula="of:=[.J20]+([.U20]*[.$L$31])" table:style-name="ce7">
            <text:p>1.0027</text:p>
          </table:table-cell>
          <table:table-cell table:number-columns-repeated="16352"/>
        </table:table-row>
        <table:table-row table:style-name="ro1">
          <table:table-cell office:value-type="float" office:value="1.4395727852339404" table:style-name="ce17">
            <text:p>1.4396</text:p>
          </table:table-cell>
          <table:table-cell office:value-type="float" office:value="0.67537930897363374" table:style-name="ce17">
            <text:p>0.6754</text:p>
          </table:table-cell>
          <table:table-cell office:value-type="float" office:value="0.36034253328602472" table:style-name="ce17">
            <text:p>0.3603</text:p>
          </table:table-cell>
          <table:table-cell office:value-type="float" office:value="0.25715240978722681" table:style-name="ce17">
            <text:p>0.2572</text:p>
          </table:table-cell>
          <table:table-cell office:value-type="float" office:value="1.0011588805564031" table:style-name="ce17">
            <text:p>1.0012</text:p>
          </table:table-cell>
          <table:table-cell office:value-type="float" office:value="2.9016872201152371" table:style-name="ce17">
            <text:p>2.9017</text:p>
          </table:table-cell>
          <table:table-cell office:value-type="float" office:value="0.77607063048032465" table:style-name="ce17">
            <text:p>0.7761</text:p>
          </table:table-cell>
          <table:table-cell office:value-type="float" office:value="0.11333852003630351" table:style-name="ce17">
            <text:p>0.1133</text:p>
          </table:table-cell>
          <table:table-cell office:value-type="float" office:value="1.8977918820126407" table:style-name="ce17">
            <text:p>1.8978</text:p>
          </table:table-cell>
          <table:table-cell office:value-type="float" office:value="0.37665357294644419" table:style-name="ce17">
            <text:p>0.3767</text:p>
          </table:table-cell>
          <table:table-cell table:number-columns-repeated="11" table:style-name="ce1"/>
          <table:table-cell office:value-type="float" office:value="3.5956030303030295" table:style-name="ce5">
            <text:p>3.596</text:p>
          </table:table-cell>
          <table:table-cell office:value-type="float" office:value="3.8132925571997189" table:formula="of:=[.A21]+([.L21]*[.$L$31])" table:style-name="ce7">
            <text:p>3.8133</text:p>
          </table:table-cell>
          <table:table-cell office:value-type="float" office:value="0.5301641408962805" table:formula="of:=[.B21]+([.M21]*[.$L$31])" table:style-name="ce7">
            <text:p>0.5302</text:p>
          </table:table-cell>
          <table:table-cell office:value-type="float" office:value="1.0299732107959134" table:formula="of:=[.C21]+([.N21]*[.$L$31])" table:style-name="ce7">
            <text:p>1.0300</text:p>
          </table:table-cell>
          <table:table-cell office:value-type="float" office:value="0.18790745160763006" table:formula="of:=[.D21]+([.O21]*[.$L$31])" table:style-name="ce7">
            <text:p>0.1879</text:p>
          </table:table-cell>
          <table:table-cell office:value-type="float" office:value="0.71263694777374464" table:formula="of:=[.E21]+([.P21]*[.$L$31])" table:style-name="ce7">
            <text:p>0.7126</text:p>
          </table:table-cell>
          <table:table-cell office:value-type="float" office:value="1.3266308343948441" table:formula="of:=[.F21]+([.Q21]*[.$L$31])" table:style-name="ce7">
            <text:p>1.3266</text:p>
          </table:table-cell>
          <table:table-cell office:value-type="float" office:value="0.57772099622216755" table:formula="of:=[.G21]+([.R21]*[.$L$31])" table:style-name="ce7">
            <text:p>0.5777</text:p>
          </table:table-cell>
          <table:table-cell office:value-type="float" office:value="0.77746386215904129" table:formula="of:=[.H21]+([.S21]*[.$L$31])" table:style-name="ce7">
            <text:p>0.7775</text:p>
          </table:table-cell>
          <table:table-cell office:value-type="float" office:value="1.2277173068432659" table:formula="of:=[.I21]+([.T21]*[.$L$31])" table:style-name="ce7">
            <text:p>1.2277</text:p>
          </table:table-cell>
          <table:table-cell office:value-type="float" office:value="0.6062747096292378" table:formula="of:=[.J21]+([.U21]*[.$L$31])" table:style-name="ce7">
            <text:p>0.6063</text:p>
          </table:table-cell>
          <table:table-cell table:number-columns-repeated="16352"/>
        </table:table-row>
        <table:table-row table:style-name="ro1">
          <table:table-cell office:value-type="float" office:value="0.45964768134818224" table:style-name="ce17">
            <text:p>0.4596</text:p>
          </table:table-cell>
          <table:table-cell office:value-type="float" office:value="0.86338038430331521" table:style-name="ce17">
            <text:p>0.8634</text:p>
          </table:table-cell>
          <table:table-cell office:value-type="float" office:value="0.31065163898448062" table:style-name="ce17">
            <text:p>0.3107</text:p>
          </table:table-cell>
          <table:table-cell office:value-type="float" office:value="0.51967354369925167" table:style-name="ce17">
            <text:p>0.5197</text:p>
          </table:table-cell>
          <table:table-cell office:value-type="float" office:value="1.2258813261820773" table:style-name="ce17">
            <text:p>1.2259</text:p>
          </table:table-cell>
          <table:table-cell office:value-type="float" office:value="3.5287822653198271" table:style-name="ce17">
            <text:p>3.5288</text:p>
          </table:table-cell>
          <table:table-cell office:value-type="float" office:value="0.91813770115866966" table:style-name="ce17">
            <text:p>0.9181</text:p>
          </table:table-cell>
          <table:table-cell office:value-type="float" office:value="4.2266032834997039E-2" table:style-name="ce17">
            <text:p>0.0423</text:p>
          </table:table-cell>
          <table:table-cell office:value-type="float" office:value="0.73666778114102072" table:style-name="ce17">
            <text:p>0.7367</text:p>
          </table:table-cell>
          <table:table-cell office:value-type="float" office:value="1.0471411312681129" table:style-name="ce17">
            <text:p>1.0471</text:p>
          </table:table-cell>
          <table:table-cell table:number-columns-repeated="11" table:style-name="ce1"/>
          <table:table-cell office:value-type="float" office:value="3.6565454545454532" table:style-name="ce5">
            <text:p>3.657</text:p>
          </table:table-cell>
          <table:table-cell office:value-type="float" office:value="2.0886513239471132" table:formula="of:=[.A22]+([.L22]*[.$L$31])" table:style-name="ce7">
            <text:p>2.0887</text:p>
          </table:table-cell>
          <table:table-cell office:value-type="float" office:value="0.78222850444590919" table:formula="of:=[.B22]+([.M22]*[.$L$31])" table:style-name="ce7">
            <text:p>0.7822</text:p>
          </table:table-cell>
          <table:table-cell office:value-type="float" office:value="1.1493913397863351" table:formula="of:=[.C22]+([.N22]*[.$L$31])" table:style-name="ce7">
            <text:p>1.1494</text:p>
          </table:table-cell>
          <table:table-cell office:value-type="float" office:value="0.39961960377759337" table:formula="of:=[.D22]+([.O22]*[.$L$31])" table:style-name="ce7">
            <text:p>0.3996</text:p>
          </table:table-cell>
          <table:table-cell office:value-type="float" office:value="0.90444407243969982" table:formula="of:=[.E22]+([.P22]*[.$L$31])" table:style-name="ce7">
            <text:p>0.9044</text:p>
          </table:table-cell>
          <table:table-cell office:value-type="float" office:value="2.6262674363651604" table:formula="of:=[.F22]+([.Q22]*[.$L$31])" table:style-name="ce7">
            <text:p>2.6263</text:p>
          </table:table-cell>
          <table:table-cell office:value-type="float" office:value="0.39598508826434298" table:formula="of:=[.G22]+([.R22]*[.$L$31])" table:style-name="ce7">
            <text:p>0.3960</text:p>
          </table:table-cell>
          <table:table-cell office:value-type="float" office:value="0.31615399439420588" table:formula="of:=[.H22]+([.S22]*[.$L$31])" table:style-name="ce7">
            <text:p>0.3162</text:p>
          </table:table-cell>
          <table:table-cell office:value-type="float" office:value="2.6939053761993579" table:formula="of:=[.I22]+([.T22]*[.$L$31])" table:style-name="ce7">
            <text:p>2.6939</text:p>
          </table:table-cell>
          <table:table-cell office:value-type="float" office:value="0.12242169111476059" table:formula="of:=[.J22]+([.U22]*[.$L$31])" table:style-name="ce7">
            <text:p>0.1224</text:p>
          </table:table-cell>
          <table:table-cell table:number-columns-repeated="16352"/>
        </table:table-row>
        <table:table-row table:style-name="ro1">
          <table:table-cell office:value-type="float" office:value="0.31258183543971207" table:style-name="ce17">
            <text:p>0.3126</text:p>
          </table:table-cell>
          <table:table-cell office:value-type="float" office:value="1.0154271978140412" table:style-name="ce17">
            <text:p>1.0154</text:p>
          </table:table-cell>
          <table:table-cell office:value-type="float" office:value="1.0220441872059567" table:style-name="ce17">
            <text:p>1.0220</text:p>
          </table:table-cell>
          <table:table-cell office:value-type="float" office:value="1.0199589579509596" table:style-name="ce17">
            <text:p>1.0200</text:p>
          </table:table-cell>
          <table:table-cell office:value-type="float" office:value="0.85613173387820707" table:style-name="ce17">
            <text:p>0.8561</text:p>
          </table:table-cell>
          <table:table-cell office:value-type="float" office:value="2.6957630996000006" table:style-name="ce17">
            <text:p>2.6958</text:p>
          </table:table-cell>
          <table:table-cell office:value-type="float" office:value="0.2614348347231073" table:style-name="ce17">
            <text:p>0.2614</text:p>
          </table:table-cell>
          <table:table-cell office:value-type="float" office:value="4.4074910422536223E-2" table:style-name="ce17">
            <text:p>0.0441</text:p>
          </table:table-cell>
          <table:table-cell office:value-type="float" office:value="0.69135344037685509" table:style-name="ce17">
            <text:p>0.6914</text:p>
          </table:table-cell>
          <table:table-cell office:value-type="float" office:value="1.0105356070655791" table:style-name="ce17">
            <text:p>1.0105</text:p>
          </table:table-cell>
          <table:table-cell table:number-columns-repeated="11" table:style-name="ce1"/>
          <table:table-cell office:value-type="float" office:value="3.5651318181818175" table:style-name="ce5">
            <text:p>3.565</text:p>
          </table:table-cell>
          <table:table-cell office:value-type="float" office:value="2.1593591778509107" table:formula="of:=[.A23]+([.L23]*[.$L$31])" table:style-name="ce7">
            <text:p>2.1594</text:p>
          </table:table-cell>
          <table:table-cell office:value-type="float" office:value="1.0130689634604506" table:formula="of:=[.B23]+([.M23]*[.$L$31])" table:style-name="ce7">
            <text:p>1.0131</text:p>
          </table:table-cell>
          <table:table-cell office:value-type="float" office:value="0.54051379992903703" table:formula="of:=[.C23]+([.N23]*[.$L$31])" table:style-name="ce7">
            <text:p>0.5405</text:p>
          </table:table-cell>
          <table:table-cell office:value-type="float" office:value="0.38572861468084019" table:formula="of:=[.D23]+([.O23]*[.$L$31])" table:style-name="ce7">
            <text:p>0.3857</text:p>
          </table:table-cell>
          <table:table-cell office:value-type="float" office:value="1.5017383208346047" table:formula="of:=[.E23]+([.P23]*[.$L$31])" table:style-name="ce7">
            <text:p>1.5017</text:p>
          </table:table-cell>
          <table:table-cell office:value-type="float" office:value="4.3525308301728556" table:formula="of:=[.F23]+([.Q23]*[.$L$31])" table:style-name="ce7">
            <text:p>4.3525</text:p>
          </table:table-cell>
          <table:table-cell office:value-type="float" office:value="1.164105945720487" table:formula="of:=[.G23]+([.R23]*[.$L$31])" table:style-name="ce7">
            <text:p>1.1641</text:p>
          </table:table-cell>
          <table:table-cell office:value-type="float" office:value="0.17000778005445527" table:formula="of:=[.H23]+([.S23]*[.$L$31])" table:style-name="ce7">
            <text:p>0.1700</text:p>
          </table:table-cell>
          <table:table-cell office:value-type="float" office:value="2.8466878230189612" table:formula="of:=[.I23]+([.T23]*[.$L$31])" table:style-name="ce7">
            <text:p>2.8467</text:p>
          </table:table-cell>
          <table:table-cell office:value-type="float" office:value="0.56498035941966629" table:formula="of:=[.J23]+([.U23]*[.$L$31])" table:style-name="ce7">
            <text:p>0.5650</text:p>
          </table:table-cell>
          <table:table-cell table:number-columns-repeated="16352"/>
        </table:table-row>
        <table:table-row table:style-name="ro1">
          <table:table-cell office:value-type="float" office:value="1.2929507118074708" table:style-name="ce17">
            <text:p>1.2930</text:p>
          </table:table-cell>
          <table:table-cell office:value-type="float" office:value="1.1479402331765876" table:style-name="ce17">
            <text:p>1.1479</text:p>
          </table:table-cell>
          <table:table-cell office:value-type="float" office:value="0.54805193845753908" table:style-name="ce17">
            <text:p>0.5481</text:p>
          </table:table-cell>
          <table:table-cell office:value-type="float" office:value="0.40969941083197475" table:style-name="ce17">
            <text:p>0.4097</text:p>
          </table:table-cell>
          <table:table-cell office:value-type="float" office:value="1.0023737469320884" table:style-name="ce17">
            <text:p>1.0024</text:p>
          </table:table-cell>
          <table:table-cell office:value-type="float" office:value="1.5956188697647646" table:style-name="ce17">
            <text:p>1.5956</text:p>
          </table:table-cell>
          <table:table-cell office:value-type="float" office:value="0.95006139397283829" table:style-name="ce17">
            <text:p>0.9501</text:p>
          </table:table-cell>
          <table:table-cell office:value-type="float" office:value="0" table:style-name="ce17">
            <text:p>0.0000</text:p>
          </table:table-cell>
          <table:table-cell office:value-type="float" office:value="0.83540107037845801" table:style-name="ce17">
            <text:p>0.8354</text:p>
          </table:table-cell>
          <table:table-cell office:value-type="float" office:value="0.77477040091102956" table:style-name="ce17">
            <text:p>0.7748</text:p>
          </table:table-cell>
          <table:table-cell table:number-columns-repeated="11" table:style-name="ce1"/>
          <table:table-cell office:value-type="float" office:value="3.1994772727272722" table:style-name="ce5">
            <text:p>3.199</text:p>
          </table:table-cell>
          <table:table-cell office:value-type="float" office:value="0.68947152202227335" table:formula="of:=[.A24]+([.L24]*[.$L$31])" table:style-name="ce7">
            <text:p>0.6895</text:p>
          </table:table-cell>
          <table:table-cell office:value-type="float" office:value="1.2950705764549728" table:formula="of:=[.B24]+([.M24]*[.$L$31])" table:style-name="ce7">
            <text:p>1.2951</text:p>
          </table:table-cell>
          <table:table-cell office:value-type="float" office:value="0.4659774584767209" table:formula="of:=[.C24]+([.N24]*[.$L$31])" table:style-name="ce7">
            <text:p>0.4660</text:p>
          </table:table-cell>
          <table:table-cell office:value-type="float" office:value="0.77951031554887751" table:formula="of:=[.D24]+([.O24]*[.$L$31])" table:style-name="ce7">
            <text:p>0.7795</text:p>
          </table:table-cell>
          <table:table-cell office:value-type="float" office:value="1.8388219892731161" table:formula="of:=[.E24]+([.P24]*[.$L$31])" table:style-name="ce7">
            <text:p>1.8388</text:p>
          </table:table-cell>
          <table:table-cell office:value-type="float" office:value="5.2931733979797411" table:formula="of:=[.F24]+([.Q24]*[.$L$31])" table:style-name="ce7">
            <text:p>5.2932</text:p>
          </table:table-cell>
          <table:table-cell office:value-type="float" office:value="1.3772065517380045" table:formula="of:=[.G24]+([.R24]*[.$L$31])" table:style-name="ce7">
            <text:p>1.3772</text:p>
          </table:table-cell>
          <table:table-cell office:value-type="float" office:value="6.3399049252495565E-2" table:formula="of:=[.H24]+([.S24]*[.$L$31])" table:style-name="ce7">
            <text:p>0.0634</text:p>
          </table:table-cell>
          <table:table-cell office:value-type="float" office:value="1.105001671711531" table:formula="of:=[.I24]+([.T24]*[.$L$31])" table:style-name="ce7">
            <text:p>1.1050</text:p>
          </table:table-cell>
          <table:table-cell office:value-type="float" office:value="1.5707116969021695" table:formula="of:=[.J24]+([.U24]*[.$L$31])" table:style-name="ce7">
            <text:p>1.5707</text:p>
          </table:table-cell>
          <table:table-cell table:number-columns-repeated="16352"/>
        </table:table-row>
        <table:table-row table:style-name="ro1">
          <table:table-cell table:number-columns-repeated="21" table:style-name="ce1"/>
          <table:table-cell office:value-type="float" office:value="2.7424090909090904" table:style-name="ce5">
            <text:p>2.742</text:p>
          </table:table-cell>
          <table:table-cell office:value-type="float" office:value="0.46887275315956811" table:formula="of:=[.A25]+([.L25]*[.$L$31])" table:style-name="ce7">
            <text:p>0.4689</text:p>
          </table:table-cell>
          <table:table-cell office:value-type="float" office:value="1.5231407967210617" table:formula="of:=[.B25]+([.M25]*[.$L$31])" table:style-name="ce7">
            <text:p>1.5231</text:p>
          </table:table-cell>
          <table:table-cell office:value-type="float" office:value="1.533066280808935" table:formula="of:=[.C25]+([.N25]*[.$L$31])" table:style-name="ce7">
            <text:p>1.5331</text:p>
          </table:table-cell>
          <table:table-cell office:value-type="float" office:value="1.5299384369264395" table:formula="of:=[.D25]+([.O25]*[.$L$31])" table:style-name="ce7">
            <text:p>1.5299</text:p>
          </table:table-cell>
          <table:table-cell office:value-type="float" office:value="1.2841976008173106" table:formula="of:=[.E25]+([.P25]*[.$L$31])" table:style-name="ce7">
            <text:p>1.2842</text:p>
          </table:table-cell>
          <table:table-cell office:value-type="float" office:value="4.0436446494000009" table:formula="of:=[.F25]+([.Q25]*[.$L$31])" table:style-name="ce7">
            <text:p>4.0436</text:p>
          </table:table-cell>
          <table:table-cell office:value-type="float" office:value="0.39215225208466098" table:formula="of:=[.G25]+([.R25]*[.$L$31])" table:style-name="ce7">
            <text:p>0.3922</text:p>
          </table:table-cell>
          <table:table-cell office:value-type="float" office:value="6.6112365633804335E-2" table:formula="of:=[.H25]+([.S25]*[.$L$31])" table:style-name="ce7">
            <text:p>0.0661</text:p>
          </table:table-cell>
          <table:table-cell office:value-type="float" office:value="1.0370301605652825" table:formula="of:=[.I25]+([.T25]*[.$L$31])" table:style-name="ce7">
            <text:p>1.0370</text:p>
          </table:table-cell>
          <table:table-cell office:value-type="float" office:value="1.5158034105983687" table:formula="of:=[.J25]+([.U25]*[.$L$31])" table:style-name="ce7">
            <text:p>1.5158</text:p>
          </table:table-cell>
          <table:table-cell table:number-columns-repeated="16352"/>
        </table:table-row>
        <table:table-row table:style-name="ro1">
          <table:table-cell table:number-columns-repeated="21" table:style-name="ce1"/>
          <table:table-cell office:value-type="float" office:value="2.3462833333333322" table:style-name="ce5">
            <text:p>2.346</text:p>
          </table:table-cell>
          <table:table-cell office:value-type="float" office:value="1.9394260677112061" table:formula="of:=[.A26]+([.L26]*[.$L$31])" table:style-name="ce7">
            <text:p>1.9394</text:p>
          </table:table-cell>
          <table:table-cell office:value-type="float" office:value="1.7219103497648813" table:formula="of:=[.B26]+([.M26]*[.$L$31])" table:style-name="ce7">
            <text:p>1.7219</text:p>
          </table:table-cell>
          <table:table-cell office:value-type="float" office:value="0.82207790768630862" table:formula="of:=[.C26]+([.N26]*[.$L$31])" table:style-name="ce7">
            <text:p>0.8221</text:p>
          </table:table-cell>
          <table:table-cell office:value-type="float" office:value="0.61454911624796216" table:formula="of:=[.D26]+([.O26]*[.$L$31])" table:style-name="ce7">
            <text:p>0.6145</text:p>
          </table:table-cell>
          <table:table-cell office:value-type="float" office:value="1.5035606203981327" table:formula="of:=[.E26]+([.P26]*[.$L$31])" table:style-name="ce7">
            <text:p>1.5036</text:p>
          </table:table-cell>
          <table:table-cell office:value-type="float" office:value="2.3934283046471467" table:formula="of:=[.F26]+([.Q26]*[.$L$31])" table:style-name="ce7">
            <text:p>2.3934</text:p>
          </table:table-cell>
          <table:table-cell office:value-type="float" office:value="1.4250920909592575" table:formula="of:=[.G26]+([.R26]*[.$L$31])" table:style-name="ce7">
            <text:p>1.4251</text:p>
          </table:table-cell>
          <table:table-cell office:value-type="float" office:value="0" table:formula="of:=[.H26]+([.S26]*[.$L$31])" table:style-name="ce7">
            <text:p>0.0000</text:p>
          </table:table-cell>
          <table:table-cell office:value-type="float" office:value="1.2531016055676871" table:formula="of:=[.I26]+([.T26]*[.$L$31])" table:style-name="ce7">
            <text:p>1.2531</text:p>
          </table:table-cell>
          <table:table-cell office:value-type="float" office:value="1.1621556013665444" table:formula="of:=[.J26]+([.U26]*[.$L$31])" table:style-name="ce7">
            <text:p>1.1622</text:p>
          </table:table-cell>
          <table:table-cell table:number-columns-repeated="16352"/>
        </table:table-row>
        <table:table-row table:number-rows-repeated="1048521" table:style-name="ro1">
          <table:table-cell table:number-columns-repeated="16384"/>
        </table:table-row>
      </table:table>
      <table:table table:name="rep_sc_wind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25" table:number-rows-spanned="1" table:style-name="ce20">
            <text:p>Wind Scenarios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style-name="ce3">
            <text:p>Sc/Time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style-name="ce1"/>
          <table:table-cell office:value-type="string" table:style-name="ce3">
            <text:p>Prob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9.1673963163944154E-3" table:style-name="ce5">
            <text:p>0.009</text:p>
          </table:table-cell>
          <table:table-cell office:value-type="float" office:value="5.570772308075151E-2" table:style-name="ce6">
            <text:p>0.06</text:p>
          </table:table-cell>
          <table:table-cell office:value-type="float" office:value="8.0149135563182164E-2" table:style-name="ce6">
            <text:p>0.08</text:p>
          </table:table-cell>
          <table:table-cell office:value-type="float" office:value="0.24023194114591551" table:style-name="ce6">
            <text:p>0.24</text:p>
          </table:table-cell>
          <table:table-cell office:value-type="float" office:value="0.30924381241150878" table:style-name="ce6">
            <text:p>0.31</text:p>
          </table:table-cell>
          <table:table-cell office:value-type="float" office:value="0.2944163386810722" table:style-name="ce6">
            <text:p>0.29</text:p>
          </table:table-cell>
          <table:table-cell office:value-type="float" office:value="6.1521909533130588E-2" table:style-name="ce6">
            <text:p>0.06</text:p>
          </table:table-cell>
          <table:table-cell office:value-type="float" office:value="0.13895196580151062" table:style-name="ce6">
            <text:p>0.14</text:p>
          </table:table-cell>
          <table:table-cell office:value-type="float" office:value="0.18081278728575437" table:style-name="ce6">
            <text:p>0.18</text:p>
          </table:table-cell>
          <table:table-cell office:value-type="float" office:value="0.62850299368225804" table:style-name="ce6">
            <text:p>0.63</text:p>
          </table:table-cell>
          <table:table-cell office:value-type="float" office:value="0.66786040778612066" table:style-name="ce6">
            <text:p>0.67</text:p>
          </table:table-cell>
          <table:table-cell office:value-type="float" office:value="0.45404804677242272" table:style-name="ce6">
            <text:p>0.45</text:p>
          </table:table-cell>
          <table:table-cell office:value-type="float" office:value="0.37834899151691342" table:style-name="ce6">
            <text:p>0.38</text:p>
          </table:table-cell>
          <table:table-cell office:value-type="float" office:value="5.8489957725204419E-2" table:style-name="ce6">
            <text:p>0.06</text:p>
          </table:table-cell>
          <table:table-cell office:value-type="float" office:value="6.0719879932294996E-2" table:style-name="ce6">
            <text:p>0.06</text:p>
          </table:table-cell>
          <table:table-cell office:value-type="float" office:value="4.7048552486277352E-2" table:style-name="ce6">
            <text:p>0.05</text:p>
          </table:table-cell>
          <table:table-cell office:value-type="float" office:value="4.3177061195744174E-2" table:style-name="ce6">
            <text:p>0.04</text:p>
          </table:table-cell>
          <table:table-cell office:value-type="float" office:value="0.15690925291475288" table:style-name="ce6">
            <text:p>0.16</text:p>
          </table:table-cell>
          <table:table-cell office:value-type="float" office:value="0.63554875953328649" table:style-name="ce6">
            <text:p>0.64</text:p>
          </table:table-cell>
          <table:table-cell office:value-type="float" office:value="0.34810855399118551" table:style-name="ce6">
            <text:p>0.35</text:p>
          </table:table-cell>
          <table:table-cell office:value-type="float" office:value="0.3598931963084851" table:style-name="ce6">
            <text:p>0.36</text:p>
          </table:table-cell>
          <table:table-cell office:value-type="float" office:value="0.11491192033704556" table:style-name="ce6">
            <text:p>0.11</text:p>
          </table:table-cell>
          <table:table-cell office:value-type="float" office:value="7.8145458859928019E-2" table:style-name="ce6">
            <text:p>0.08</text:p>
          </table:table-cell>
          <table:table-cell office:value-type="float" office:value="0.3232376779518677" table:style-name="ce6">
            <text:p>0.32</text:p>
          </table:table-cell>
          <table:table-cell table:style-name="ce1"/>
          <table:table-cell office:value-type="float" office:value="0.01" table:style-name="ce6">
            <text:p>0.01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.30052006100927198" table:style-name="ce5">
            <text:p>0.301</text:p>
          </table:table-cell>
          <table:table-cell office:value-type="float" office:value="0.52009265556940676" table:style-name="ce6">
            <text:p>0.52</text:p>
          </table:table-cell>
          <table:table-cell office:value-type="float" office:value="0.3465721000063674" table:style-name="ce6">
            <text:p>0.35</text:p>
          </table:table-cell>
          <table:table-cell office:value-type="float" office:value="0.11542889775532279" table:style-name="ce6">
            <text:p>0.12</text:p>
            <draw:frame draw:z-index="1" draw:id="id5" draw:style-name="a5" draw:name="Chart 1" svg:x="0in" svg:y="0.13021in" svg:width="7.27083in" svg:height="4.0364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office:value-type="float" office:value="0.33164826566655775" table:style-name="ce6">
            <text:p>0.33</text:p>
          </table:table-cell>
          <table:table-cell office:value-type="float" office:value="0.35510771455295043" table:style-name="ce6">
            <text:p>0.36</text:p>
          </table:table-cell>
          <table:table-cell office:value-type="float" office:value="0.29730843562734055" table:style-name="ce6">
            <text:p>0.30</text:p>
          </table:table-cell>
          <table:table-cell office:value-type="float" office:value="0.12206939356861986" table:style-name="ce6">
            <text:p>0.12</text:p>
          </table:table-cell>
          <table:table-cell office:value-type="float" office:value="0.11425700211645563" table:style-name="ce6">
            <text:p>0.11</text:p>
          </table:table-cell>
          <table:table-cell office:value-type="float" office:value="5.5251962337885319E-2" table:style-name="ce6">
            <text:p>0.06</text:p>
          </table:table-cell>
          <table:table-cell office:value-type="float" office:value="5.0243423792795838E-2" table:style-name="ce6">
            <text:p>0.05</text:p>
          </table:table-cell>
          <table:table-cell office:value-type="float" office:value="0.21293361953712023" table:style-name="ce6">
            <text:p>0.21</text:p>
          </table:table-cell>
          <table:table-cell office:value-type="float" office:value="0.12881408179848325" table:style-name="ce6">
            <text:p>0.13</text:p>
          </table:table-cell>
          <table:table-cell office:value-type="float" office:value="0.41737597410789984" table:style-name="ce6">
            <text:p>0.42</text:p>
          </table:table-cell>
          <table:table-cell office:value-type="float" office:value="0.27508136547553974" table:style-name="ce6">
            <text:p>0.28</text:p>
          </table:table-cell>
          <table:table-cell office:value-type="float" office:value="0.29937647411454055" table:style-name="ce6">
            <text:p>0.30</text:p>
          </table:table-cell>
          <table:table-cell office:value-type="float" office:value="0.2862838756192474" table:style-name="ce6">
            <text:p>0.29</text:p>
          </table:table-cell>
          <table:table-cell office:value-type="float" office:value="0.23907581293610203" table:style-name="ce6">
            <text:p>0.24</text:p>
          </table:table-cell>
          <table:table-cell office:value-type="float" office:value="8.8360690149380083E-2" table:style-name="ce6">
            <text:p>0.09</text:p>
          </table:table-cell>
          <table:table-cell office:value-type="float" office:value="0.13037141740765154" table:style-name="ce6">
            <text:p>0.13</text:p>
          </table:table-cell>
          <table:table-cell office:value-type="float" office:value="0.16884482724340844" table:style-name="ce6">
            <text:p>0.17</text:p>
          </table:table-cell>
          <table:table-cell office:value-type="float" office:value="0.2158450960758288" table:style-name="ce6">
            <text:p>0.22</text:p>
          </table:table-cell>
          <table:table-cell office:value-type="float" office:value="0.25385679945351031" table:style-name="ce6">
            <text:p>0.25</text:p>
          </table:table-cell>
          <table:table-cell office:value-type="float" office:value="0.28698505829414689" table:style-name="ce6">
            <text:p>0.29</text:p>
          </table:table-cell>
          <table:table-cell table:style-name="ce1"/>
          <table:table-cell office:value-type="float" office:value="1.1223008505639013E-2" table:style-name="ce6">
            <text:p>0.01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3.7001774621992869E-3" table:style-name="ce5">
            <text:p>0.004</text:p>
          </table:table-cell>
          <table:table-cell office:value-type="float" office:value="2.7776854342272467E-2" table:style-name="ce6">
            <text:p>0.03</text:p>
          </table:table-cell>
          <table:table-cell office:value-type="float" office:value="0.1818635143961283" table:style-name="ce6">
            <text:p>0.18</text:p>
          </table:table-cell>
          <table:table-cell office:value-type="float" office:value="9.9319467364431327E-2" table:style-name="ce6">
            <text:p>0.10</text:p>
          </table:table-cell>
          <table:table-cell office:value-type="float" office:value="5.2875879605901066E-2" table:style-name="ce6">
            <text:p>0.05</text:p>
          </table:table-cell>
          <table:table-cell office:value-type="float" office:value="5.9461436770960947E-2" table:style-name="ce6">
            <text:p>0.06</text:p>
          </table:table-cell>
          <table:table-cell office:value-type="float" office:value="0.11839277418638997" table:style-name="ce6">
            <text:p>0.12</text:p>
          </table:table-cell>
          <table:table-cell office:value-type="float" office:value="0.37155764154040749" table:style-name="ce6">
            <text:p>0.37</text:p>
          </table:table-cell>
          <table:table-cell office:value-type="float" office:value="0.21240423643649231" table:style-name="ce6">
            <text:p>0.21</text:p>
          </table:table-cell>
          <table:table-cell office:value-type="float" office:value="5.6672407571753541E-2" table:style-name="ce6">
            <text:p>0.06</text:p>
          </table:table-cell>
          <table:table-cell office:value-type="float" office:value="2.8589113664159976E-2" table:style-name="ce6">
            <text:p>0.03</text:p>
          </table:table-cell>
          <table:table-cell office:value-type="float" office:value="5.9199552147937867E-4" table:style-name="ce6">
            <text:p>0.00</text:p>
          </table:table-cell>
          <table:table-cell office:value-type="float" office:value="3.8145930280310787E-5" table:style-name="ce6">
            <text:p>0.00</text:p>
          </table:table-cell>
          <table:table-cell office:value-type="float" office:value="7.6330655645723087E-3" table:style-name="ce6">
            <text:p>0.01</text:p>
          </table:table-cell>
          <table:table-cell office:value-type="float" office:value="5.4592170601164766E-2" table:style-name="ce6">
            <text:p>0.05</text:p>
          </table:table-cell>
          <table:table-cell office:value-type="float" office:value="9.4726860182976214E-2" table:style-name="ce6">
            <text:p>0.09</text:p>
          </table:table-cell>
          <table:table-cell office:value-type="float" office:value="0.11865593402927462" table:style-name="ce6">
            <text:p>0.12</text:p>
          </table:table-cell>
          <table:table-cell office:value-type="float" office:value="9.3652796879374806E-2" table:style-name="ce6">
            <text:p>0.09</text:p>
          </table:table-cell>
          <table:table-cell office:value-type="float" office:value="0.1716622017993189" table:style-name="ce6">
            <text:p>0.17</text:p>
          </table:table-cell>
          <table:table-cell office:value-type="float" office:value="0.19156522329772252" table:style-name="ce6">
            <text:p>0.19</text:p>
          </table:table-cell>
          <table:table-cell office:value-type="float" office:value="9.0085633321506181E-2" table:style-name="ce6">
            <text:p>0.09</text:p>
          </table:table-cell>
          <table:table-cell office:value-type="float" office:value="7.7662909746120154E-2" table:style-name="ce6">
            <text:p>0.08</text:p>
          </table:table-cell>
          <table:table-cell office:value-type="float" office:value="0.25551104680148917" table:style-name="ce6">
            <text:p>0.26</text:p>
          </table:table-cell>
          <table:table-cell office:value-type="float" office:value="0.13701298461438477" table:style-name="ce6">
            <text:p>0.14</text:p>
          </table:table-cell>
          <table:table-cell table:style-name="ce1"/>
          <table:table-cell office:value-type="float" office:value="1.4465737723136831E-2" table:style-name="ce6">
            <text:p>0.01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.17137698140761937" table:style-name="ce5">
            <text:p>0.171</text:p>
          </table:table-cell>
          <table:table-cell office:value-type="float" office:value="0.17851927365439582" table:style-name="ce6">
            <text:p>0.18</text:p>
          </table:table-cell>
          <table:table-cell office:value-type="float" office:value="0.10957424670843359" table:style-name="ce6">
            <text:p>0.11</text:p>
          </table:table-cell>
          <table:table-cell office:value-type="float" office:value="9.2960019186751203E-2" table:style-name="ce6">
            <text:p>0.09</text:p>
          </table:table-cell>
          <table:table-cell office:value-type="float" office:value="0.19033417852668613" table:style-name="ce6">
            <text:p>0.19</text:p>
          </table:table-cell>
          <table:table-cell office:value-type="float" office:value="0.25027233743783267" table:style-name="ce6">
            <text:p>0.25</text:p>
          </table:table-cell>
          <table:table-cell office:value-type="float" office:value="0.12261409258801949" table:style-name="ce6">
            <text:p>0.12</text:p>
          </table:table-cell>
          <table:table-cell office:value-type="float" office:value="2.9021542967177315E-2" table:style-name="ce6">
            <text:p>0.03</text:p>
          </table:table-cell>
          <table:table-cell office:value-type="float" office:value="3.7235500705508975E-2" table:style-name="ce6">
            <text:p>0.04</text:p>
          </table:table-cell>
          <table:table-cell office:value-type="float" office:value="0.16522298031293187" table:style-name="ce6">
            <text:p>0.17</text:p>
          </table:table-cell>
          <table:table-cell office:value-type="float" office:value="0.1806357085818332" table:style-name="ce6">
            <text:p>0.18</text:p>
          </table:table-cell>
          <table:table-cell office:value-type="float" office:value="0.16331093897644072" table:style-name="ce6">
            <text:p>0.16</text:p>
          </table:table-cell>
          <table:table-cell office:value-type="float" office:value="7.1666018206885049E-2" table:style-name="ce6">
            <text:p>0.07</text:p>
          </table:table-cell>
          <table:table-cell office:value-type="float" office:value="8.4051809618938766E-2" table:style-name="ce6">
            <text:p>0.08</text:p>
          </table:table-cell>
          <table:table-cell office:value-type="float" office:value="0.11639984374814318" table:style-name="ce6">
            <text:p>0.12</text:p>
          </table:table-cell>
          <table:table-cell office:value-type="float" office:value="2.3686431799946173E-2" table:style-name="ce6">
            <text:p>0.02</text:p>
          </table:table-cell>
          <table:table-cell office:value-type="float" office:value="1.0772191442037228E-2" table:style-name="ce6">
            <text:p>0.01</text:p>
          </table:table-cell>
          <table:table-cell office:value-type="float" office:value="1.2645890359738622E-2" table:style-name="ce6">
            <text:p>0.01</text:p>
          </table:table-cell>
          <table:table-cell office:value-type="float" office:value="3.1317908601271677E-2" table:style-name="ce6">
            <text:p>0.03</text:p>
          </table:table-cell>
          <table:table-cell office:value-type="float" office:value="6.6603267296265561E-2" table:style-name="ce6">
            <text:p>0.07</text:p>
          </table:table-cell>
          <table:table-cell office:value-type="float" office:value="6.4288102446806702E-2" table:style-name="ce6">
            <text:p>0.06</text:p>
          </table:table-cell>
          <table:table-cell office:value-type="float" office:value="0.12991838592481292" table:style-name="ce6">
            <text:p>0.13</text:p>
          </table:table-cell>
          <table:table-cell office:value-type="float" office:value="0.2549897394877399" table:style-name="ce6">
            <text:p>0.25</text:p>
          </table:table-cell>
          <table:table-cell office:value-type="float" office:value="0.10242485270799369" table:style-name="ce6">
            <text:p>0.10</text:p>
          </table:table-cell>
          <table:table-cell table:style-name="ce1"/>
          <table:table-cell office:value-type="float" office:value="2.9693112877177925E-2" table:style-name="ce6">
            <text:p>0.03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.29260791798106234" table:style-name="ce5">
            <text:p>0.293</text:p>
          </table:table-cell>
          <table:table-cell office:value-type="float" office:value="0.50700588688338799" table:style-name="ce6">
            <text:p>0.51</text:p>
          </table:table-cell>
          <table:table-cell office:value-type="float" office:value="0.70605630937399477" table:style-name="ce6">
            <text:p>0.71</text:p>
          </table:table-cell>
          <table:table-cell office:value-type="float" office:value="0.69339935008802567" table:style-name="ce6">
            <text:p>0.69</text:p>
          </table:table-cell>
          <table:table-cell office:value-type="float" office:value="0.67983739868389836" table:style-name="ce6">
            <text:p>0.68</text:p>
          </table:table-cell>
          <table:table-cell office:value-type="float" office:value="0.13144167245500576" table:style-name="ce6">
            <text:p>0.13</text:p>
          </table:table-cell>
          <table:table-cell office:value-type="float" office:value="7.2348092265014985E-2" table:style-name="ce6">
            <text:p>0.07</text:p>
          </table:table-cell>
          <table:table-cell office:value-type="float" office:value="0.18771262159854488" table:style-name="ce6">
            <text:p>0.19</text:p>
          </table:table-cell>
          <table:table-cell office:value-type="float" office:value="0.15700537427994757" table:style-name="ce6">
            <text:p>0.16</text:p>
          </table:table-cell>
          <table:table-cell office:value-type="float" office:value="4.6002086708080384E-2" table:style-name="ce6">
            <text:p>0.05</text:p>
          </table:table-cell>
          <table:table-cell office:value-type="float" office:value="3.3575072226295949E-3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2454090947124577E-2" table:style-name="ce6">
            <text:p>0.06</text:p>
          </table:table-cell>
          <table:table-cell office:value-type="float" office:value="2.8437584722686614E-2" table:style-name="ce6">
            <text:p>0.03</text:p>
          </table:table-cell>
          <table:table-cell office:value-type="float" office:value="9.8591740630075732E-3" table:style-name="ce6">
            <text:p>0.01</text:p>
          </table:table-cell>
          <table:table-cell office:value-type="float" office:value="4.2076854179077978E-2" table:style-name="ce6">
            <text:p>0.04</text:p>
          </table:table-cell>
          <table:table-cell office:value-type="float" office:value="0.13710240727161283" table:style-name="ce6">
            <text:p>0.14</text:p>
          </table:table-cell>
          <table:table-cell office:value-type="float" office:value="0.22678160867465014" table:style-name="ce6">
            <text:p>0.23</text:p>
          </table:table-cell>
          <table:table-cell office:value-type="float" office:value="0.11877282462895744" table:style-name="ce6">
            <text:p>0.12</text:p>
          </table:table-cell>
          <table:table-cell office:value-type="float" office:value="0.15074067873994998" table:style-name="ce6">
            <text:p>0.15</text:p>
          </table:table-cell>
          <table:table-cell office:value-type="float" office:value="0.25028972013910078" table:style-name="ce6">
            <text:p>0.25</text:p>
          </table:table-cell>
          <table:table-cell office:value-type="float" office:value="0.30647033154551934" table:style-name="ce6">
            <text:p>0.31</text:p>
          </table:table-cell>
          <table:table-cell office:value-type="float" office:value="0.21403293346955177" table:style-name="ce6">
            <text:p>0.21</text:p>
          </table:table-cell>
          <table:table-cell office:value-type="float" office:value="0.25059343673302209" table:style-name="ce6">
            <text:p>0.25</text:p>
          </table:table-cell>
          <table:table-cell table:style-name="ce1"/>
          <table:table-cell office:value-type="float" office:value="3.4655779611519236E-2" table:style-name="ce6">
            <text:p>0.03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.10532096446791868" table:style-name="ce5">
            <text:p>0.105</text:p>
          </table:table-cell>
          <table:table-cell office:value-type="float" office:value="0.14766277168390121" table:style-name="ce6">
            <text:p>0.15</text:p>
          </table:table-cell>
          <table:table-cell office:value-type="float" office:value="0.12539827991259953" table:style-name="ce6">
            <text:p>0.13</text:p>
          </table:table-cell>
          <table:table-cell office:value-type="float" office:value="0.16404210760054172" table:style-name="ce6">
            <text:p>0.16</text:p>
          </table:table-cell>
          <table:table-cell office:value-type="float" office:value="0.14035487868039728" table:style-name="ce6">
            <text:p>0.14</text:p>
          </table:table-cell>
          <table:table-cell office:value-type="float" office:value="0.11016409674540042" table:style-name="ce6">
            <text:p>0.11</text:p>
          </table:table-cell>
          <table:table-cell office:value-type="float" office:value="0.11030527809318857" table:style-name="ce6">
            <text:p>0.11</text:p>
          </table:table-cell>
          <table:table-cell office:value-type="float" office:value="0.25966846680839734" table:style-name="ce6">
            <text:p>0.26</text:p>
          </table:table-cell>
          <table:table-cell office:value-type="float" office:value="0.10836593947932811" table:style-name="ce6">
            <text:p>0.11</text:p>
          </table:table-cell>
          <table:table-cell office:value-type="float" office:value="0.27241834780067065" table:style-name="ce6">
            <text:p>0.27</text:p>
          </table:table-cell>
          <table:table-cell office:value-type="float" office:value="0.58162919858096829" table:style-name="ce6">
            <text:p>0.58</text:p>
          </table:table-cell>
          <table:table-cell office:value-type="float" office:value="0.63080462040132046" table:style-name="ce6">
            <text:p>0.63</text:p>
          </table:table-cell>
          <table:table-cell office:value-type="float" office:value="0.67427982785611784" table:style-name="ce6">
            <text:p>0.67</text:p>
          </table:table-cell>
          <table:table-cell office:value-type="float" office:value="0.59882358473583253" table:style-name="ce6">
            <text:p>0.60</text:p>
          </table:table-cell>
          <table:table-cell office:value-type="float" office:value="0.47174369725548604" table:style-name="ce6">
            <text:p>0.47</text:p>
          </table:table-cell>
          <table:table-cell office:value-type="float" office:value="0.48138483536301691" table:style-name="ce6">
            <text:p>0.48</text:p>
          </table:table-cell>
          <table:table-cell office:value-type="float" office:value="0.46179743391513989" table:style-name="ce6">
            <text:p>0.46</text:p>
          </table:table-cell>
          <table:table-cell office:value-type="float" office:value="0.32716202812935757" table:style-name="ce6">
            <text:p>0.33</text:p>
          </table:table-cell>
          <table:table-cell office:value-type="float" office:value="0.22110513906580734" table:style-name="ce6">
            <text:p>0.22</text:p>
          </table:table-cell>
          <table:table-cell office:value-type="float" office:value="0.43771123939419343" table:style-name="ce6">
            <text:p>0.44</text:p>
          </table:table-cell>
          <table:table-cell office:value-type="float" office:value="0.72542180502880926" table:style-name="ce6">
            <text:p>0.73</text:p>
          </table:table-cell>
          <table:table-cell office:value-type="float" office:value="0.88219556632995677" table:style-name="ce6">
            <text:p>0.88</text:p>
          </table:table-cell>
          <table:table-cell office:value-type="float" office:value="0.67394077490000015" table:style-name="ce6">
            <text:p>0.67</text:p>
          </table:table-cell>
          <table:table-cell office:value-type="float" office:value="0.39890471744119116" table:style-name="ce6">
            <text:p>0.40</text:p>
          </table:table-cell>
          <table:table-cell table:style-name="ce1"/>
          <table:table-cell office:value-type="float" office:value="7.742820179153842E-2" table:style-name="ce6">
            <text:p>0.08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.21251934741774772" table:style-name="ce5">
            <text:p>0.213</text:p>
          </table:table-cell>
          <table:table-cell office:value-type="float" office:value="6.1072416290860423E-2" table:style-name="ce6">
            <text:p>0.06</text:p>
          </table:table-cell>
          <table:table-cell office:value-type="float" office:value="0.23635139012323314" table:style-name="ce6">
            <text:p>0.24</text:p>
          </table:table-cell>
          <table:table-cell office:value-type="float" office:value="0.54449212284658333" table:style-name="ce6">
            <text:p>0.54</text:p>
          </table:table-cell>
          <table:table-cell office:value-type="float" office:value="0.24806042050910529" table:style-name="ce6">
            <text:p>0.25</text:p>
          </table:table-cell>
          <table:table-cell office:value-type="float" office:value="0.27542341232256889" table:style-name="ce6">
            <text:p>0.28</text:p>
          </table:table-cell>
          <table:table-cell office:value-type="float" office:value="0.15617184520503033" table:style-name="ce6">
            <text:p>0.16</text:p>
          </table:table-cell>
          <table:table-cell office:value-type="float" office:value="2.2960083955922837E-2" table:style-name="ce6">
            <text:p>0.02</text:p>
          </table:table-cell>
          <table:table-cell office:value-type="float" office:value="3.384622006862318E-2" table:style-name="ce6">
            <text:p>0.03</text:p>
          </table:table-cell>
          <table:table-cell office:value-type="float" office:value="6.065574325633755E-3" table:style-name="ce6">
            <text:p>0.01</text:p>
          </table:table-cell>
          <table:table-cell office:value-type="float" office:value="0.10098260635348436" table:style-name="ce6">
            <text:p>0.10</text:p>
          </table:table-cell>
          <table:table-cell office:value-type="float" office:value="0.35735343910013434" table:style-name="ce6">
            <text:p>0.36</text:p>
          </table:table-cell>
          <table:table-cell office:value-type="float" office:value="0.31012453799855144" table:style-name="ce6">
            <text:p>0.31</text:p>
          </table:table-cell>
          <table:table-cell office:value-type="float" office:value="0.27314620679483081" table:style-name="ce6">
            <text:p>0.27</text:p>
          </table:table-cell>
          <table:table-cell office:value-type="float" office:value="0.27129728059786701" table:style-name="ce6">
            <text:p>0.27</text:p>
          </table:table-cell>
          <table:table-cell office:value-type="float" office:value="0.11867543635683134" table:style-name="ce6">
            <text:p>0.12</text:p>
          </table:table-cell>
          <table:table-cell office:value-type="float" office:value="0.10894435763008899" table:style-name="ce6">
            <text:p>0.11</text:p>
          </table:table-cell>
          <table:table-cell office:value-type="float" office:value="0.10433682259326585" table:style-name="ce6">
            <text:p>0.10</text:p>
          </table:table-cell>
          <table:table-cell office:value-type="float" office:value="9.6286832703694591E-2" table:style-name="ce6">
            <text:p>0.10</text:p>
          </table:table-cell>
          <table:table-cell office:value-type="float" office:value="6.5997514710723834E-2" table:style-name="ce6">
            <text:p>0.07</text:p>
          </table:table-cell>
          <table:table-cell office:value-type="float" office:value="0.19401765762008116" table:style-name="ce6">
            <text:p>0.19</text:p>
          </table:table-cell>
          <table:table-cell office:value-type="float" office:value="0.22953442528966742" table:style-name="ce6">
            <text:p>0.23</text:p>
          </table:table-cell>
          <table:table-cell office:value-type="float" office:value="6.5358708680776825E-2" table:style-name="ce6">
            <text:p>0.07</text:p>
          </table:table-cell>
          <table:table-cell office:value-type="float" office:value="0.23751534849320957" table:style-name="ce6">
            <text:p>0.24</text:p>
          </table:table-cell>
          <table:table-cell table:style-name="ce1"/>
          <table:table-cell office:value-type="float" office:value="0.11644061598408363" table:style-name="ce6">
            <text:p>0.12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5.5960017306703913E-2" table:style-name="ce5">
            <text:p>0.056</text:p>
          </table:table-cell>
          <table:table-cell office:value-type="float" office:value="0.12435751773480158" table:style-name="ce6">
            <text:p>0.12</text:p>
          </table:table-cell>
          <table:table-cell office:value-type="float" office:value="0.25061465496800911" table:style-name="ce6">
            <text:p>0.25</text:p>
          </table:table-cell>
          <table:table-cell office:value-type="float" office:value="8.2501633691790574E-2" table:style-name="ce6">
            <text:p>0.08</text:p>
          </table:table-cell>
          <table:table-cell office:value-type="float" office:value="7.0562596361467111E-2" table:style-name="ce6">
            <text:p>0.07</text:p>
          </table:table-cell>
          <table:table-cell office:value-type="float" office:value="0.10806993291032896" table:style-name="ce6">
            <text:p>0.11</text:p>
          </table:table-cell>
          <table:table-cell office:value-type="float" office:value="0.28786946319270557" table:style-name="ce6">
            <text:p>0.29</text:p>
          </table:table-cell>
          <table:table-cell office:value-type="float" office:value="0.21101132064576594" table:style-name="ce6">
            <text:p>0.21</text:p>
          </table:table-cell>
          <table:table-cell office:value-type="float" office:value="0.1752464069217731" table:style-name="ce6">
            <text:p>0.18</text:p>
          </table:table-cell>
          <table:table-cell office:value-type="float" office:value="0.20252773682525138" table:style-name="ce6">
            <text:p>0.20</text:p>
          </table:table-cell>
          <table:table-cell office:value-type="float" office:value="0.13775843555784489" table:style-name="ce6">
            <text:p>0.14</text:p>
          </table:table-cell>
          <table:table-cell office:value-type="float" office:value="0.10114892104714282" table:style-name="ce6">
            <text:p>0.10</text:p>
          </table:table-cell>
          <table:table-cell office:value-type="float" office:value="9.6350106254651652E-2" table:style-name="ce6">
            <text:p>0.10</text:p>
          </table:table-cell>
          <table:table-cell office:value-type="float" office:value="0.1255947530627527" table:style-name="ce6">
            <text:p>0.13</text:p>
          </table:table-cell>
          <table:table-cell office:value-type="float" office:value="0.11320021506027811" table:style-name="ce6">
            <text:p>0.11</text:p>
          </table:table-cell>
          <table:table-cell office:value-type="float" office:value="0.22581726762654547" table:style-name="ce6">
            <text:p>0.23</text:p>
          </table:table-cell>
          <table:table-cell office:value-type="float" office:value="0.28739917276233146" table:style-name="ce6">
            <text:p>0.29</text:p>
          </table:table-cell>
          <table:table-cell office:value-type="float" office:value="0.13665526996335356" table:style-name="ce6">
            <text:p>0.14</text:p>
          </table:table-cell>
          <table:table-cell office:value-type="float" office:value="0.12957731035984021" table:style-name="ce6">
            <text:p>0.13</text:p>
          </table:table-cell>
          <table:table-cell office:value-type="float" office:value="5.2692332399034314E-2" table:style-name="ce6">
            <text:p>0.05</text:p>
          </table:table-cell>
          <table:table-cell office:value-type="float" office:value="2.8334630009075878E-2" table:style-name="ce6">
            <text:p>0.03</text:p>
          </table:table-cell>
          <table:table-cell office:value-type="float" office:value="1.056650820874926E-2" table:style-name="ce6">
            <text:p>0.01</text:p>
          </table:table-cell>
          <table:table-cell office:value-type="float" office:value="1.1018727605634056E-2" table:style-name="ce6">
            <text:p>0.01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0.16882732690038155" table:style-name="ce6">
            <text:p>0.17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4.9890291631792601E-2" table:style-name="ce5">
            <text:p>0.050</text:p>
          </table:table-cell>
          <table:table-cell office:value-type="float" office:value="0.11297277082072928" table:style-name="ce6">
            <text:p>0.11</text:p>
          </table:table-cell>
          <table:table-cell office:value-type="float" office:value="0.10693080408999613" table:style-name="ce6">
            <text:p>0.11</text:p>
          </table:table-cell>
          <table:table-cell office:value-type="float" office:value="8.2438942217829912E-3" table:style-name="ce6">
            <text:p>0.0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3.3911912892206869E-4" table:style-name="ce6">
            <text:p>0.00</text:p>
          </table:table-cell>
          <table:table-cell office:value-type="float" office:value="1.6648945826305772E-2" table:style-name="ce6">
            <text:p>0.02</text:p>
          </table:table-cell>
          <table:table-cell office:value-type="float" office:value="0.23415342136782674" table:style-name="ce6">
            <text:p>0.23</text:p>
          </table:table-cell>
          <table:table-cell office:value-type="float" office:value="0.28282549400651591" table:style-name="ce6">
            <text:p>0.28</text:p>
          </table:table-cell>
          <table:table-cell office:value-type="float" office:value="0.25894860809983294" table:style-name="ce6">
            <text:p>0.26</text:p>
          </table:table-cell>
          <table:table-cell office:value-type="float" office:value="0.2240285158208645" table:style-name="ce6">
            <text:p>0.22</text:p>
          </table:table-cell>
          <table:table-cell office:value-type="float" office:value="0.2043603891769662" table:style-name="ce6">
            <text:p>0.20</text:p>
          </table:table-cell>
          <table:table-cell office:value-type="float" office:value="8.8120591776713955E-2" table:style-name="ce6">
            <text:p>0.09</text:p>
          </table:table-cell>
          <table:table-cell office:value-type="float" office:value="0.13958640615818352" table:style-name="ce6">
            <text:p>0.14</text:p>
          </table:table-cell>
          <table:table-cell office:value-type="float" office:value="0.104324779978613" table:style-name="ce6">
            <text:p>0.10</text:p>
          </table:table-cell>
          <table:table-cell office:value-type="float" office:value="0.10186771436906286" table:style-name="ce6">
            <text:p>0.10</text:p>
          </table:table-cell>
          <table:table-cell office:value-type="float" office:value="4.96287700402629E-2" table:style-name="ce6">
            <text:p>0.05</text:p>
          </table:table-cell>
          <table:table-cell office:value-type="float" office:value="0.20461955114054431" table:style-name="ce6">
            <text:p>0.20</text:p>
          </table:table-cell>
          <table:table-cell office:value-type="float" office:value="0.44898422936655968" table:style-name="ce6">
            <text:p>0.45</text:p>
          </table:table-cell>
          <table:table-cell office:value-type="float" office:value="0.47444797050316018" table:style-name="ce6">
            <text:p>0.47</text:p>
          </table:table-cell>
          <table:table-cell office:value-type="float" office:value="0.18416694528525518" table:style-name="ce6">
            <text:p>0.18</text:p>
          </table:table-cell>
          <table:table-cell office:value-type="float" office:value="0.17283836009421377" table:style-name="ce6">
            <text:p>0.17</text:p>
          </table:table-cell>
          <table:table-cell office:value-type="float" office:value="0.2088502675946145" table:style-name="ce6">
            <text:p>0.21</text:p>
          </table:table-cell>
          <table:table-cell table:style-name="ce1"/>
          <table:table-cell office:value-type="float" office:value="0.20098203743938139" table:style-name="ce6">
            <text:p>0.20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2.9033301752574004E-2" table:style-name="ce5">
            <text:p>0.029</text:p>
          </table:table-cell>
          <table:table-cell office:value-type="float" office:value="5.2833395518397993E-3" table:style-name="ce6">
            <text:p>0.01</text:p>
          </table:table-cell>
          <table:table-cell office:value-type="float" office:value="7.1254769887898903E-2" table:style-name="ce6">
            <text:p>0.07</text:p>
          </table:table-cell>
          <table:table-cell office:value-type="float" office:value="0.21475579611896392" table:style-name="ce6">
            <text:p>0.21</text:p>
          </table:table-cell>
          <table:table-cell office:value-type="float" office:value="0.32545933877099081" table:style-name="ce6">
            <text:p>0.33</text:p>
          </table:table-cell>
          <table:table-cell office:value-type="float" office:value="0.44423601878690733" table:style-name="ce6">
            <text:p>0.44</text:p>
          </table:table-cell>
          <table:table-cell office:value-type="float" office:value="0.23516919547754983" table:style-name="ce6">
            <text:p>0.24</text:p>
          </table:table-cell>
          <table:table-cell office:value-type="float" office:value="0.16156367355672743" table:style-name="ce6">
            <text:p>0.16</text:p>
          </table:table-cell>
          <table:table-cell office:value-type="float" office:value="0.15774468272648803" table:style-name="ce6">
            <text:p>0.16</text:p>
          </table:table-cell>
          <table:table-cell office:value-type="float" office:value="0.24897340180864214" table:style-name="ce6">
            <text:p>0.25</text:p>
          </table:table-cell>
          <table:table-cell office:value-type="float" office:value="0.17555137776308274" table:style-name="ce6">
            <text:p>0.18</text:p>
          </table:table-cell>
          <table:table-cell office:value-type="float" office:value="0.14243188630296189" table:style-name="ce6">
            <text:p>0.14</text:p>
          </table:table-cell>
          <table:table-cell office:value-type="float" office:value="0.19967985083263157" table:style-name="ce6">
            <text:p>0.20</text:p>
          </table:table-cell>
          <table:table-cell office:value-type="float" office:value="0.2920693645186011" table:style-name="ce6">
            <text:p>0.29</text:p>
          </table:table-cell>
          <table:table-cell office:value-type="float" office:value="0.37850348635521669" table:style-name="ce6">
            <text:p>0.38</text:p>
          </table:table-cell>
          <table:table-cell office:value-type="float" office:value="0.2159117251040954" table:style-name="ce6">
            <text:p>0.22</text:p>
          </table:table-cell>
          <table:table-cell office:value-type="float" office:value="0.27038358968965309" table:style-name="ce6">
            <text:p>0.27</text:p>
          </table:table-cell>
          <table:table-cell office:value-type="float" office:value="0.16712120583447698" table:style-name="ce6">
            <text:p>0.17</text:p>
          </table:table-cell>
          <table:table-cell office:value-type="float" office:value="0.10104578493820629" table:style-name="ce6">
            <text:p>0.10</text:p>
          </table:table-cell>
          <table:table-cell office:value-type="float" office:value="2.0403615185793433E-2" table:style-name="ce6">
            <text:p>0.02</text:p>
          </table:table-cell>
          <table:table-cell office:value-type="float" office:value="9.4163393236611048E-2" table:style-name="ce6">
            <text:p>0.09</text:p>
          </table:table-cell>
          <table:table-cell office:value-type="float" office:value="0.26178528281702823" table:style-name="ce6">
            <text:p>0.26</text:p>
          </table:table-cell>
          <table:table-cell office:value-type="float" office:value="0.25263390176639478" table:style-name="ce6">
            <text:p>0.25</text:p>
          </table:table-cell>
          <table:table-cell office:value-type="float" office:value="0.19369260022775739" table:style-name="ce6">
            <text:p>0.19</text:p>
          </table:table-cell>
          <table:table-cell table:style-name="ce1"/>
          <table:table-cell office:value-type="float" office:value="0.34" table:style-name="ce6">
            <text:p>0.34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5" table:number-rows-spanned="1" table:style-name="ce21">
            <text:p>Wind Scenarios x Probability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style-name="ce3">
            <text:p>Sc/Time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9.1673963163944151E-5" table:formula="of:=[.B3]*[.$AA$3]" table:style-name="ce5">
            <text:p>0.000</text:p>
          </table:table-cell>
          <table:table-cell office:value-type="float" office:value="5.5707723080751514E-4" table:formula="of:=[.C3]*[.$AA$3]" table:style-name="ce5">
            <text:p>0.001</text:p>
          </table:table-cell>
          <table:table-cell office:value-type="float" office:value="8.0149135563182161E-4" table:formula="of:=[.D3]*[.$AA$3]" table:style-name="ce5">
            <text:p>0.001</text:p>
          </table:table-cell>
          <table:table-cell office:value-type="float" office:value="2.4023194114591549E-3" table:formula="of:=[.E3]*[.$AA$3]" table:style-name="ce5">
            <text:p>0.002</text:p>
          </table:table-cell>
          <table:table-cell office:value-type="float" office:value="3.0924381241150879E-3" table:formula="of:=[.F3]*[.$AA$3]" table:style-name="ce5">
            <text:p>0.003</text:p>
          </table:table-cell>
          <table:table-cell office:value-type="float" office:value="2.944163386810722E-3" table:formula="of:=[.G3]*[.$AA$3]" table:style-name="ce5">
            <text:p>0.003</text:p>
          </table:table-cell>
          <table:table-cell office:value-type="float" office:value="6.1521909533130586E-4" table:formula="of:=[.H3]*[.$AA$3]" table:style-name="ce5">
            <text:p>0.001</text:p>
          </table:table-cell>
          <table:table-cell office:value-type="float" office:value="1.3895196580151062E-3" table:formula="of:=[.I3]*[.$AA$3]" table:style-name="ce5">
            <text:p>0.001</text:p>
          </table:table-cell>
          <table:table-cell office:value-type="float" office:value="1.8081278728575437E-3" table:formula="of:=[.J3]*[.$AA$3]" table:style-name="ce5">
            <text:p>0.002</text:p>
          </table:table-cell>
          <table:table-cell office:value-type="float" office:value="6.2850299368225806E-3" table:formula="of:=[.K3]*[.$AA$3]" table:style-name="ce5">
            <text:p>0.006</text:p>
          </table:table-cell>
          <table:table-cell office:value-type="float" office:value="6.6786040778612065E-3" table:formula="of:=[.L3]*[.$AA$3]" table:style-name="ce5">
            <text:p>0.007</text:p>
          </table:table-cell>
          <table:table-cell office:value-type="float" office:value="4.5404804677242269E-3" table:formula="of:=[.M3]*[.$AA$3]" table:style-name="ce5">
            <text:p>0.005</text:p>
          </table:table-cell>
          <table:table-cell office:value-type="float" office:value="3.7834899151691342E-3" table:formula="of:=[.N3]*[.$AA$3]" table:style-name="ce5">
            <text:p>0.004</text:p>
          </table:table-cell>
          <table:table-cell office:value-type="float" office:value="5.8489957725204418E-4" table:formula="of:=[.O3]*[.$AA$3]" table:style-name="ce5">
            <text:p>0.001</text:p>
          </table:table-cell>
          <table:table-cell office:value-type="float" office:value="6.0719879932294993E-4" table:formula="of:=[.P3]*[.$AA$3]" table:style-name="ce5">
            <text:p>0.001</text:p>
          </table:table-cell>
          <table:table-cell office:value-type="float" office:value="4.7048552486277356E-4" table:formula="of:=[.Q3]*[.$AA$3]" table:style-name="ce5">
            <text:p>0.000</text:p>
          </table:table-cell>
          <table:table-cell office:value-type="float" office:value="4.3177061195744175E-4" table:formula="of:=[.R3]*[.$AA$3]" table:style-name="ce5">
            <text:p>0.000</text:p>
          </table:table-cell>
          <table:table-cell office:value-type="float" office:value="1.569092529147529E-3" table:formula="of:=[.S3]*[.$AA$3]" table:style-name="ce5">
            <text:p>0.002</text:p>
          </table:table-cell>
          <table:table-cell office:value-type="float" office:value="6.3554875953328654E-3" table:formula="of:=[.T3]*[.$AA$3]" table:style-name="ce5">
            <text:p>0.006</text:p>
          </table:table-cell>
          <table:table-cell office:value-type="float" office:value="3.4810855399118553E-3" table:formula="of:=[.U3]*[.$AA$3]" table:style-name="ce5">
            <text:p>0.003</text:p>
          </table:table-cell>
          <table:table-cell office:value-type="float" office:value="3.5989319630848511E-3" table:formula="of:=[.V3]*[.$AA$3]" table:style-name="ce5">
            <text:p>0.004</text:p>
          </table:table-cell>
          <table:table-cell office:value-type="float" office:value="1.1491192033704556E-3" table:formula="of:=[.W3]*[.$AA$3]" table:style-name="ce5">
            <text:p>0.001</text:p>
          </table:table-cell>
          <table:table-cell office:value-type="float" office:value="7.8145458859928021E-4" table:formula="of:=[.X3]*[.$AA$3]" table:style-name="ce5">
            <text:p>0.001</text:p>
          </table:table-cell>
          <table:table-cell office:value-type="float" office:value="3.232376779518677E-3" table:formula="of:=[.Y3]*[.$AA$3]" table:style-name="ce5">
            <text:p>0.003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3.3727392008222144E-3" table:formula="of:=[.B4]*[.$AA$4]" table:style-name="ce5">
            <text:p>0.003</text:p>
          </table:table-cell>
          <table:table-cell office:value-type="float" office:value="5.8370042971758332E-3" table:formula="of:=[.C4]*[.$AA$4]" table:style-name="ce5">
            <text:p>0.006</text:p>
          </table:table-cell>
          <table:table-cell office:value-type="float" office:value="3.8895816261886361E-3" table:formula="of:=[.D4]*[.$AA$4]" table:style-name="ce5">
            <text:p>0.004</text:p>
          </table:table-cell>
          <table:table-cell office:value-type="float" office:value="1.2954595013045236E-3" table:formula="of:=[.E4]*[.$AA$4]" table:style-name="ce5">
            <text:p>0.001</text:p>
          </table:table-cell>
          <table:table-cell office:value-type="float" office:value="3.7220913064562045E-3" table:formula="of:=[.F4]*[.$AA$4]" table:style-name="ce5">
            <text:p>0.004</text:p>
          </table:table-cell>
          <table:table-cell office:value-type="float" office:value="3.9853769008457935E-3" table:formula="of:=[.G4]*[.$AA$4]" table:style-name="ce5">
            <text:p>0.004</text:p>
          </table:table-cell>
          <table:table-cell office:value-type="float" office:value="3.3366951018438721E-3" table:formula="of:=[.H4]*[.$AA$4]" table:style-name="ce5">
            <text:p>0.003</text:p>
          </table:table-cell>
          <table:table-cell office:value-type="float" office:value="1.3699858422988168E-3" table:formula="of:=[.I4]*[.$AA$4]" table:style-name="ce5">
            <text:p>0.001</text:p>
          </table:table-cell>
          <table:table-cell office:value-type="float" office:value="1.2823073065817963E-3" table:formula="of:=[.J4]*[.$AA$4]" table:style-name="ce5">
            <text:p>0.001</text:p>
          </table:table-cell>
          <table:table-cell office:value-type="float" office:value="6.2009324327133336E-4" table:formula="of:=[.K4]*[.$AA$4]" table:style-name="ce5">
            <text:p>0.001</text:p>
          </table:table-cell>
          <table:table-cell office:value-type="float" office:value="5.6388237257897324E-4" table:formula="of:=[.L4]*[.$AA$4]" table:style-name="ce5">
            <text:p>0.001</text:p>
          </table:table-cell>
          <table:table-cell office:value-type="float" office:value="2.3897558232016019E-3" table:formula="of:=[.M4]*[.$AA$4]" table:style-name="ce5">
            <text:p>0.002</text:p>
          </table:table-cell>
          <table:table-cell office:value-type="float" office:value="1.4456815356704571E-3" table:formula="of:=[.N4]*[.$AA$4]" table:style-name="ce5">
            <text:p>0.001</text:p>
          </table:table-cell>
          <table:table-cell office:value-type="float" office:value="4.684214107462328E-3" table:formula="of:=[.O4]*[.$AA$4]" table:style-name="ce5">
            <text:p>0.005</text:p>
          </table:table-cell>
          <table:table-cell office:value-type="float" office:value="3.0872405044747764E-3" table:formula="of:=[.P4]*[.$AA$4]" table:style-name="ce5">
            <text:p>0.003</text:p>
          </table:table-cell>
          <table:table-cell office:value-type="float" office:value="3.3599047153757065E-3" table:formula="of:=[.Q4]*[.$AA$4]" table:style-name="ce5">
            <text:p>0.003</text:p>
          </table:table-cell>
          <table:table-cell office:value-type="float" office:value="3.2129663711021146E-3" table:formula="of:=[.R4]*[.$AA$4]" table:style-name="ce5">
            <text:p>0.003</text:p>
          </table:table-cell>
          <table:table-cell office:value-type="float" office:value="2.6831498820744345E-3" table:formula="of:=[.S4]*[.$AA$4]" table:style-name="ce5">
            <text:p>0.003</text:p>
          </table:table-cell>
          <table:table-cell office:value-type="float" office:value="9.9167277711062593E-4" table:formula="of:=[.T4]*[.$AA$4]" table:style-name="ce5">
            <text:p>0.001</text:p>
          </table:table-cell>
          <table:table-cell office:value-type="float" office:value="1.4631595264582872E-3" table:formula="of:=[.U4]*[.$AA$4]" table:style-name="ce5">
            <text:p>0.001</text:p>
          </table:table-cell>
          <table:table-cell office:value-type="float" office:value="1.8949469322859225E-3" table:formula="of:=[.V4]*[.$AA$4]" table:style-name="ce5">
            <text:p>0.002</text:p>
          </table:table-cell>
          <table:table-cell office:value-type="float" office:value="2.4224313491594965E-3" table:formula="of:=[.W4]*[.$AA$4]" table:style-name="ce5">
            <text:p>0.002</text:p>
          </table:table-cell>
          <table:table-cell office:value-type="float" office:value="2.8490370194810431E-3" table:formula="of:=[.X4]*[.$AA$4]" table:style-name="ce5">
            <text:p>0.003</text:p>
          </table:table-cell>
          <table:table-cell office:value-type="float" office:value="3.2208357502265185E-3" table:formula="of:=[.Y4]*[.$AA$4]" table:style-name="ce5">
            <text:p>0.003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5.352579669723693E-5" table:formula="of:=[.B5]*[.$AA$5]" table:style-name="ce5">
            <text:p>0.000</text:p>
          </table:table-cell>
          <table:table-cell office:value-type="float" office:value="4.0181268968908794E-4" table:formula="of:=[.C5]*[.$AA$5]" table:style-name="ce5">
            <text:p>0.000</text:p>
          </table:table-cell>
          <table:table-cell office:value-type="float" office:value="2.6307899006623114E-3" table:formula="of:=[.D5]*[.$AA$5]" table:style-name="ce5">
            <text:p>0.003</text:p>
          </table:table-cell>
          <table:table-cell office:value-type="float" office:value="1.4367293656955117E-3" table:formula="of:=[.E5]*[.$AA$5]" table:style-name="ce5">
            <text:p>0.001</text:p>
          </table:table-cell>
          <table:table-cell office:value-type="float" office:value="7.6488860625912453E-4" table:formula="of:=[.F5]*[.$AA$5]" table:style-name="ce5">
            <text:p>0.001</text:p>
          </table:table-cell>
          <table:table-cell office:value-type="float" office:value="8.6015354896960524E-4" table:formula="of:=[.G5]*[.$AA$5]" table:style-name="ce5">
            <text:p>0.001</text:p>
          </table:table-cell>
          <table:table-cell office:value-type="float" office:value="1.7126388196948817E-3" table:formula="of:=[.H5]*[.$AA$5]" table:style-name="ce5">
            <text:p>0.002</text:p>
          </table:table-cell>
          <table:table-cell office:value-type="float" office:value="5.3748553915508252E-3" table:formula="of:=[.I5]*[.$AA$5]" table:style-name="ce5">
            <text:p>0.005</text:p>
          </table:table-cell>
          <table:table-cell office:value-type="float" office:value="3.0725839755734413E-3" table:formula="of:=[.J5]*[.$AA$5]" table:style-name="ce5">
            <text:p>0.003</text:p>
          </table:table-cell>
          <table:table-cell office:value-type="float" office:value="8.1980818407170059E-4" table:formula="of:=[.K5]*[.$AA$5]" table:style-name="ce5">
            <text:p>0.001</text:p>
          </table:table-cell>
          <table:table-cell office:value-type="float" office:value="4.1356262000268561E-4" table:formula="of:=[.L5]*[.$AA$5]" table:style-name="ce5">
            <text:p>0.000</text:p>
          </table:table-cell>
          <table:table-cell office:value-type="float" office:value="8.5636519469923082E-6" table:formula="of:=[.M5]*[.$AA$5]" table:style-name="ce5">
            <text:p>0.000</text:p>
          </table:table-cell>
          <table:table-cell office:value-type="float" office:value="5.5180902264003923E-7" table:formula="of:=[.N5]*[.$AA$5]" table:style-name="ce5">
            <text:p>0.000</text:p>
          </table:table-cell>
          <table:table-cell office:value-type="float" office:value="1.1041792448061037E-4" table:formula="of:=[.O5]*[.$AA$5]" table:style-name="ce5">
            <text:p>0.000</text:p>
          </table:table-cell>
          <table:table-cell office:value-type="float" office:value="7.8971602165319062E-4" table:formula="of:=[.P5]*[.$AA$5]" table:style-name="ce5">
            <text:p>0.001</text:p>
          </table:table-cell>
          <table:table-cell office:value-type="float" office:value="1.3702939147431873E-3" table:formula="of:=[.Q5]*[.$AA$5]" table:style-name="ce5">
            <text:p>0.001</text:p>
          </table:table-cell>
          <table:table-cell office:value-type="float" office:value="1.716445620961313E-3" table:formula="of:=[.R5]*[.$AA$5]" table:style-name="ce5">
            <text:p>0.002</text:p>
          </table:table-cell>
          <table:table-cell office:value-type="float" office:value="1.3547567966952433E-3" table:formula="of:=[.S5]*[.$AA$5]" table:style-name="ce5">
            <text:p>0.001</text:p>
          </table:table-cell>
          <table:table-cell office:value-type="float" office:value="2.4832203882051347E-3" table:formula="of:=[.T5]*[.$AA$5]" table:style-name="ce5">
            <text:p>0.002</text:p>
          </table:table-cell>
          <table:table-cell office:value-type="float" office:value="2.7711322770989952E-3" table:formula="of:=[.U5]*[.$AA$5]" table:style-name="ce5">
            <text:p>0.003</text:p>
          </table:table-cell>
          <table:table-cell office:value-type="float" office:value="1.3031551442515843E-3" table:formula="of:=[.V5]*[.$AA$5]" table:style-name="ce5">
            <text:p>0.001</text:p>
          </table:table-cell>
          <table:table-cell office:value-type="float" office:value="1.1234512832030213E-3" table:formula="of:=[.W5]*[.$AA$5]" table:style-name="ce5">
            <text:p>0.001</text:p>
          </table:table-cell>
          <table:table-cell office:value-type="float" office:value="3.6961557883944821E-3" table:formula="of:=[.X5]*[.$AA$5]" table:style-name="ce5">
            <text:p>0.004</text:p>
          </table:table-cell>
          <table:table-cell office:value-type="float" office:value="1.981993900095872E-3" table:formula="of:=[.Y5]*[.$AA$5]" table:style-name="ce5">
            <text:p>0.002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5.0887160534864645E-3" table:formula="of:=[.B6]*[.$AA$6]" table:style-name="ce5">
            <text:p>0.005</text:p>
          </table:table-cell>
          <table:table-cell office:value-type="float" office:value="5.3007929433717908E-3" table:formula="of:=[.C6]*[.$AA$6]" table:style-name="ce5">
            <text:p>0.005</text:p>
          </table:table-cell>
          <table:table-cell office:value-type="float" office:value="3.2536004759452604E-3" table:formula="of:=[.D6]*[.$AA$6]" table:style-name="ce5">
            <text:p>0.003</text:p>
          </table:table-cell>
          <table:table-cell office:value-type="float" office:value="2.7602723427768293E-3" table:formula="of:=[.E6]*[.$AA$6]" table:style-name="ce5">
            <text:p>0.003</text:p>
          </table:table-cell>
          <table:table-cell office:value-type="float" office:value="5.6516142473778258E-3" table:formula="of:=[.F6]*[.$AA$6]" table:style-name="ce5">
            <text:p>0.006</text:p>
          </table:table-cell>
          <table:table-cell office:value-type="float" office:value="7.4313647655767281E-3" table:formula="of:=[.G6]*[.$AA$6]" table:style-name="ce5">
            <text:p>0.007</text:p>
          </table:table-cell>
          <table:table-cell office:value-type="float" office:value="3.6407940915488077E-3" table:formula="of:=[.H6]*[.$AA$6]" table:style-name="ce5">
            <text:p>0.004</text:p>
          </table:table-cell>
          <table:table-cell office:value-type="float" office:value="8.6173995119426521E-4" table:formula="of:=[.I6]*[.$AA$6]" table:style-name="ce5">
            <text:p>0.001</text:p>
          </table:table-cell>
          <table:table-cell office:value-type="float" office:value="1.1056379254869163E-3" table:formula="of:=[.J6]*[.$AA$6]" table:style-name="ce5">
            <text:p>0.001</text:p>
          </table:table-cell>
          <table:table-cell office:value-type="float" office:value="4.9059846043356323E-3" table:formula="of:=[.K6]*[.$AA$6]" table:style-name="ce5">
            <text:p>0.005</text:p>
          </table:table-cell>
          <table:table-cell office:value-type="float" office:value="5.3636364845693904E-3" table:formula="of:=[.L6]*[.$AA$6]" table:style-name="ce5">
            <text:p>0.005</text:p>
          </table:table-cell>
          <table:table-cell office:value-type="float" office:value="4.8492101451053701E-3" table:formula="of:=[.M6]*[.$AA$6]" table:style-name="ce5">
            <text:p>0.005</text:p>
          </table:table-cell>
          <table:table-cell office:value-type="float" office:value="2.127987168074926E-3" table:formula="of:=[.N6]*[.$AA$6]" table:style-name="ce5">
            <text:p>0.002</text:p>
          </table:table-cell>
          <table:table-cell office:value-type="float" office:value="2.4957598705462182E-3" table:formula="of:=[.O6]*[.$AA$6]" table:style-name="ce5">
            <text:p>0.002</text:p>
          </table:table-cell>
          <table:table-cell office:value-type="float" office:value="3.4562736992994883E-3" table:formula="of:=[.P6]*[.$AA$6]" table:style-name="ce5">
            <text:p>0.003</text:p>
          </table:table-cell>
          <table:table-cell office:value-type="float" office:value="7.0332389309337839E-4" table:formula="of:=[.Q6]*[.$AA$6]" table:style-name="ce5">
            <text:p>0.001</text:p>
          </table:table-cell>
          <table:table-cell office:value-type="float" office:value="3.1985989642298145E-4" table:formula="of:=[.R6]*[.$AA$6]" table:style-name="ce5">
            <text:p>0.000</text:p>
          </table:table-cell>
          <table:table-cell office:value-type="float" office:value="3.7549584988413507E-4" table:formula="of:=[.S6]*[.$AA$6]" table:style-name="ce5">
            <text:p>0.000</text:p>
          </table:table-cell>
          <table:table-cell office:value-type="float" office:value="9.2992619517470135E-4" table:formula="of:=[.T6]*[.$AA$6]" table:style-name="ce5">
            <text:p>0.001</text:p>
          </table:table-cell>
          <table:table-cell office:value-type="float" office:value="1.9776583338168663E-3" table:formula="of:=[.U6]*[.$AA$6]" table:style-name="ce5">
            <text:p>0.002</text:p>
          </table:table-cell>
          <table:table-cell office:value-type="float" office:value="1.9089138826126097E-3" table:formula="of:=[.V6]*[.$AA$6]" table:style-name="ce5">
            <text:p>0.002</text:p>
          </table:table-cell>
          <table:table-cell office:value-type="float" office:value="3.8576812980862336E-3" table:formula="of:=[.W6]*[.$AA$6]" table:style-name="ce5">
            <text:p>0.004</text:p>
          </table:table-cell>
          <table:table-cell office:value-type="float" office:value="7.5714391171316543E-3" table:formula="of:=[.X6]*[.$AA$6]" table:style-name="ce5">
            <text:p>0.008</text:p>
          </table:table-cell>
          <table:table-cell office:value-type="float" office:value="3.0413127128867796E-3" table:formula="of:=[.Y6]*[.$AA$6]" table:style-name="ce5">
            <text:p>0.003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1.0140555518137194E-2" table:formula="of:=[.B7]*[.$AA$7]" table:style-name="ce5">
            <text:p>0.010</text:p>
          </table:table-cell>
          <table:table-cell office:value-type="float" office:value="1.7570684277573547E-2" table:formula="of:=[.C7]*[.$AA$7]" table:style-name="ce5">
            <text:p>0.018</text:p>
          </table:table-cell>
          <table:table-cell office:value-type="float" office:value="2.4468931850987807E-2" table:formula="of:=[.D7]*[.$AA$7]" table:style-name="ce5">
            <text:p>0.024</text:p>
          </table:table-cell>
          <table:table-cell office:value-type="float" office:value="2.4030295059421287E-2" table:formula="of:=[.E7]*[.$AA$7]" table:style-name="ce5">
            <text:p>0.024</text:p>
          </table:table-cell>
          <table:table-cell office:value-type="float" office:value="2.3560295060457721E-2" table:formula="of:=[.F7]*[.$AA$7]" table:style-name="ce5">
            <text:p>0.024</text:p>
          </table:table-cell>
          <table:table-cell office:value-type="float" office:value="4.5552136323701786E-3" table:formula="of:=[.G7]*[.$AA$7]" table:style-name="ce5">
            <text:p>0.005</text:p>
          </table:table-cell>
          <table:table-cell office:value-type="float" office:value="2.5072795408502186E-3" table:formula="of:=[.H7]*[.$AA$7]" table:style-name="ce5">
            <text:p>0.003</text:p>
          </table:table-cell>
          <table:table-cell office:value-type="float" office:value="6.5053272444196772E-3" table:formula="of:=[.I7]*[.$AA$7]" table:style-name="ce5">
            <text:p>0.007</text:p>
          </table:table-cell>
          <table:table-cell office:value-type="float" office:value="5.4411436488699533E-3" table:formula="of:=[.J7]*[.$AA$7]" table:style-name="ce5">
            <text:p>0.005</text:p>
          </table:table-cell>
          <table:table-cell office:value-type="float" office:value="1.5942381786252322E-3" table:formula="of:=[.K7]*[.$AA$7]" table:style-name="ce5">
            <text:p>0.002</text:p>
          </table:table-cell>
          <table:table-cell office:value-type="float" office:value="1.1635703035153529E-4" table:formula="of:=[.L7]*[.$AA$7]" table:style-name="ce5">
            <text:p>0.000</text:p>
          </table:table-cell>
          <table:table-cell office:value-type="float" office:value="0" table:formula="of:=[.M7]*[.$AA$7]" table:style-name="ce5">
            <text:p>0.000</text:p>
          </table:table-cell>
          <table:table-cell office:value-type="float" office:value="2.1643952117013279E-3" table:formula="of:=[.N7]*[.$AA$7]" table:style-name="ce5">
            <text:p>0.002</text:p>
          </table:table-cell>
          <table:table-cell office:value-type="float" office:value="9.8552666883333358E-4" table:formula="of:=[.O7]*[.$AA$7]" table:style-name="ce5">
            <text:p>0.001</text:p>
          </table:table-cell>
          <table:table-cell office:value-type="float" office:value="3.4167736347919713E-4" table:formula="of:=[.P7]*[.$AA$7]" table:style-name="ce5">
            <text:p>0.000</text:p>
          </table:table-cell>
          <table:table-cell office:value-type="float" office:value="1.4582061851761586E-3" table:formula="of:=[.Q7]*[.$AA$7]" table:style-name="ce5">
            <text:p>0.001</text:p>
          </table:table-cell>
          <table:table-cell office:value-type="float" office:value="4.7513908106137665E-3" table:formula="of:=[.R7]*[.$AA$7]" table:style-name="ce5">
            <text:p>0.005</text:p>
          </table:table-cell>
          <table:table-cell office:value-type="float" office:value="7.8592934501744739E-3" table:formula="of:=[.S7]*[.$AA$7]" table:style-name="ce5">
            <text:p>0.008</text:p>
          </table:table-cell>
          <table:table-cell office:value-type="float" office:value="4.1161648341787732E-3" table:formula="of:=[.T7]*[.$AA$7]" table:style-name="ce5">
            <text:p>0.004</text:p>
          </table:table-cell>
          <table:table-cell office:value-type="float" office:value="5.2240357409025296E-3" table:formula="of:=[.U7]*[.$AA$7]" table:style-name="ce5">
            <text:p>0.005</text:p>
          </table:table-cell>
          <table:table-cell office:value-type="float" office:value="8.6739853801695039E-3" table:formula="of:=[.V7]*[.$AA$7]" table:style-name="ce5">
            <text:p>0.009</text:p>
          </table:table-cell>
          <table:table-cell office:value-type="float" office:value="1.0620968267510749E-2" table:formula="of:=[.W7]*[.$AA$7]" table:style-name="ce5">
            <text:p>0.011</text:p>
          </table:table-cell>
          <table:table-cell office:value-type="float" office:value="7.4174781719277454E-3" table:formula="of:=[.X7]*[.$AA$7]" table:style-name="ce5">
            <text:p>0.007</text:p>
          </table:table-cell>
          <table:table-cell office:value-type="float" office:value="8.6845109155128022E-3" table:formula="of:=[.Y7]*[.$AA$7]" table:style-name="ce5">
            <text:p>0.009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8.1548128897014557E-3" table:formula="of:=[.B8]*[.$AA$8]" table:style-name="ce5">
            <text:p>0.008</text:p>
          </table:table-cell>
          <table:table-cell office:value-type="float" office:value="1.1433262883038968E-2" table:formula="of:=[.C8]*[.$AA$8]" table:style-name="ce5">
            <text:p>0.011</text:p>
          </table:table-cell>
          <table:table-cell office:value-type="float" office:value="9.7093633213845756E-3" table:formula="of:=[.D8]*[.$AA$8]" table:style-name="ce5">
            <text:p>0.010</text:p>
          </table:table-cell>
          <table:table-cell office:value-type="float" office:value="1.2701485409604002E-2" table:formula="of:=[.E8]*[.$AA$8]" table:style-name="ce5">
            <text:p>0.013</text:p>
          </table:table-cell>
          <table:table-cell office:value-type="float" office:value="1.0867425868892694E-2" table:formula="of:=[.F8]*[.$AA$8]" table:style-name="ce5">
            <text:p>0.011</text:p>
          </table:table-cell>
          <table:table-cell office:value-type="float" office:value="8.5298079129854255E-3" table:formula="of:=[.G8]*[.$AA$8]" table:style-name="ce5">
            <text:p>0.009</text:p>
          </table:table-cell>
          <table:table-cell office:value-type="float" office:value="8.5407393308711676E-3" table:formula="of:=[.H8]*[.$AA$8]" table:style-name="ce5">
            <text:p>0.009</text:p>
          </table:table-cell>
          <table:table-cell office:value-type="float" office:value="2.0105662446939985E-2" table:formula="of:=[.I8]*[.$AA$8]" table:style-name="ce5">
            <text:p>0.020</text:p>
          </table:table-cell>
          <table:table-cell office:value-type="float" office:value="8.3905798293350577E-3" table:formula="of:=[.J8]*[.$AA$8]" table:style-name="ce5">
            <text:p>0.008</text:p>
          </table:table-cell>
          <table:table-cell office:value-type="float" office:value="2.1092862805227822E-2" table:formula="of:=[.K8]*[.$AA$8]" table:style-name="ce5">
            <text:p>0.021</text:p>
          </table:table-cell>
          <table:table-cell office:value-type="float" office:value="4.5034502955577982E-2" table:formula="of:=[.L8]*[.$AA$8]" table:style-name="ce5">
            <text:p>0.045</text:p>
          </table:table-cell>
          <table:table-cell office:value-type="float" office:value="4.8842067439468236E-2" table:formula="of:=[.M8]*[.$AA$8]" table:style-name="ce5">
            <text:p>0.049</text:p>
          </table:table-cell>
          <table:table-cell office:value-type="float" office:value="5.2208274575207284E-2" table:formula="of:=[.N8]*[.$AA$8]" table:style-name="ce5">
            <text:p>0.052</text:p>
          </table:table-cell>
          <table:table-cell office:value-type="float" office:value="4.6365833356458448E-2" table:formula="of:=[.O8]*[.$AA$8]" table:style-name="ce5">
            <text:p>0.046</text:p>
          </table:table-cell>
          <table:table-cell office:value-type="float" office:value="3.6526266184984182E-2" table:formula="of:=[.P8]*[.$AA$8]" table:style-name="ce5">
            <text:p>0.037</text:p>
          </table:table-cell>
          <table:table-cell office:value-type="float" office:value="3.7272762171874176E-2" table:formula="of:=[.Q8]*[.$AA$8]" table:style-name="ce5">
            <text:p>0.037</text:p>
          </table:table-cell>
          <table:table-cell office:value-type="float" office:value="3.5756144899996081E-2" table:formula="of:=[.R8]*[.$AA$8]" table:style-name="ce5">
            <text:p>0.036</text:p>
          </table:table-cell>
          <table:table-cell office:value-type="float" office:value="2.5331567532528868E-2" table:formula="of:=[.S8]*[.$AA$8]" table:style-name="ce5">
            <text:p>0.025</text:p>
          </table:table-cell>
          <table:table-cell office:value-type="float" office:value="1.7119773324733495E-2" table:formula="of:=[.T8]*[.$AA$8]" table:style-name="ce5">
            <text:p>0.017</text:p>
          </table:table-cell>
          <table:table-cell office:value-type="float" office:value="3.389119417023799E-2" table:formula="of:=[.U8]*[.$AA$8]" table:style-name="ce5">
            <text:p>0.034</text:p>
          </table:table-cell>
          <table:table-cell office:value-type="float" office:value="5.6168105903752687E-2" table:formula="of:=[.V8]*[.$AA$8]" table:style-name="ce5">
            <text:p>0.056</text:p>
          </table:table-cell>
          <table:table-cell office:value-type="float" office:value="6.8306816329396405E-2" table:formula="of:=[.W8]*[.$AA$8]" table:style-name="ce5">
            <text:p>0.068</text:p>
          </table:table-cell>
          <table:table-cell office:value-type="float" office:value="5.2182022314502981E-2" table:formula="of:=[.X8]*[.$AA$8]" table:style-name="ce5">
            <text:p>0.052</text:p>
          </table:table-cell>
          <table:table-cell office:value-type="float" office:value="3.0886474957633164E-2" table:formula="of:=[.Y8]*[.$AA$8]" table:style-name="ce5">
            <text:p>0.03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2.4745883721858018E-2" table:formula="of:=[.B9]*[.$AA$9]" table:style-name="ce5">
            <text:p>0.025</text:p>
          </table:table-cell>
          <table:table-cell office:value-type="float" office:value="7.1113097725441715E-3" table:formula="of:=[.C9]*[.$AA$9]" table:style-name="ce5">
            <text:p>0.007</text:p>
          </table:table-cell>
          <table:table-cell office:value-type="float" office:value="2.7520901454643726E-2" table:formula="of:=[.D9]*[.$AA$9]" table:style-name="ce5">
            <text:p>0.028</text:p>
          </table:table-cell>
          <table:table-cell office:value-type="float" office:value="6.3400998182737492E-2" table:formula="of:=[.E9]*[.$AA$9]" table:style-name="ce5">
            <text:p>0.063</text:p>
          </table:table-cell>
          <table:table-cell office:value-type="float" office:value="2.8884308165351032E-2" table:formula="of:=[.F9]*[.$AA$9]" table:style-name="ce5">
            <text:p>0.029</text:p>
          </table:table-cell>
          <table:table-cell office:value-type="float" office:value="3.2070471787278169E-2" table:formula="of:=[.G9]*[.$AA$9]" table:style-name="ce5">
            <text:p>0.032</text:p>
          </table:table-cell>
          <table:table-cell office:value-type="float" office:value="1.818474585504469E-2" table:formula="of:=[.H9]*[.$AA$9]" table:style-name="ce5">
            <text:p>0.018</text:p>
          </table:table-cell>
          <table:table-cell office:value-type="float" office:value="2.6734863188739308E-3" table:formula="of:=[.I9]*[.$AA$9]" table:style-name="ce5">
            <text:p>0.003</text:p>
          </table:table-cell>
          <table:table-cell office:value-type="float" office:value="3.941074713523336E-3" table:formula="of:=[.J9]*[.$AA$9]" table:style-name="ce5">
            <text:p>0.004</text:p>
          </table:table-cell>
          <table:table-cell office:value-type="float" office:value="7.0627921077403709E-4" table:formula="of:=[.K9]*[.$AA$9]" table:style-name="ce5">
            <text:p>0.001</text:p>
          </table:table-cell>
          <table:table-cell office:value-type="float" office:value="1.1758476887477956E-2" table:formula="of:=[.L9]*[.$AA$9]" table:style-name="ce5">
            <text:p>0.012</text:p>
          </table:table-cell>
          <table:table-cell office:value-type="float" office:value="4.1610454572850362E-2" table:formula="of:=[.M9]*[.$AA$9]" table:style-name="ce5">
            <text:p>0.042</text:p>
          </table:table-cell>
          <table:table-cell office:value-type="float" office:value="3.6111092236330682E-2" table:formula="of:=[.N9]*[.$AA$9]" table:style-name="ce5">
            <text:p>0.036</text:p>
          </table:table-cell>
          <table:table-cell office:value-type="float" office:value="3.1805312572905989E-2" table:formula="of:=[.O9]*[.$AA$9]" table:style-name="ce5">
            <text:p>0.032</text:p>
          </table:table-cell>
          <table:table-cell office:value-type="float" office:value="3.1590022467622415E-2" table:formula="of:=[.P9]*[.$AA$9]" table:style-name="ce5">
            <text:p>0.032</text:p>
          </table:table-cell>
          <table:table-cell office:value-type="float" office:value="1.3818640911569355E-2" table:formula="of:=[.Q9]*[.$AA$9]" table:style-name="ce5">
            <text:p>0.014</text:p>
          </table:table-cell>
          <table:table-cell office:value-type="float" office:value="1.2685548110437863E-2" table:formula="of:=[.R9]*[.$AA$9]" table:style-name="ce5">
            <text:p>0.013</text:p>
          </table:table-cell>
          <table:table-cell office:value-type="float" office:value="1.214904389258193E-2" table:formula="of:=[.S9]*[.$AA$9]" table:style-name="ce5">
            <text:p>0.012</text:p>
          </table:table-cell>
          <table:table-cell office:value-type="float" office:value="1.1211698111174607E-2" table:formula="of:=[.T9]*[.$AA$9]" table:style-name="ce5">
            <text:p>0.011</text:p>
          </table:table-cell>
          <table:table-cell office:value-type="float" office:value="7.6847912663353043E-3" table:formula="of:=[.U9]*[.$AA$9]" table:style-name="ce5">
            <text:p>0.008</text:p>
          </table:table-cell>
          <table:table-cell office:value-type="float" office:value="2.2591535565071288E-2" table:formula="of:=[.V9]*[.$AA$9]" table:style-name="ce5">
            <text:p>0.023</text:p>
          </table:table-cell>
          <table:table-cell office:value-type="float" office:value="2.6727129870281498E-2" table:formula="of:=[.W9]*[.$AA$9]" table:style-name="ce5">
            <text:p>0.027</text:p>
          </table:table-cell>
          <table:table-cell office:value-type="float" office:value="7.6104082987139277E-3" table:formula="of:=[.X9]*[.$AA$9]" table:style-name="ce5">
            <text:p>0.008</text:p>
          </table:table-cell>
          <table:table-cell office:value-type="float" office:value="2.7656433484223614E-2" table:formula="of:=[.Y9]*[.$AA$9]" table:style-name="ce5">
            <text:p>0.028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9.4475801351899102E-3" table:formula="of:=[.B10]*[.$AA$10]" table:style-name="ce5">
            <text:p>0.009</text:p>
          </table:table-cell>
          <table:table-cell office:value-type="float" office:value="2.0994947299133343E-2" table:formula="of:=[.C10]*[.$AA$10]" table:style-name="ce5">
            <text:p>0.021</text:p>
          </table:table-cell>
          <table:table-cell office:value-type="float" office:value="4.2310602280310403E-2" table:formula="of:=[.D10]*[.$AA$10]" table:style-name="ce5">
            <text:p>0.042</text:p>
          </table:table-cell>
          <table:table-cell office:value-type="float" office:value="1.3928530281099459E-2" table:formula="of:=[.E10]*[.$AA$10]" table:style-name="ce5">
            <text:p>0.014</text:p>
          </table:table-cell>
          <table:table-cell office:value-type="float" office:value="1.1912894522857081E-2" table:formula="of:=[.F10]*[.$AA$10]" table:style-name="ce5">
            <text:p>0.012</text:p>
          </table:table-cell>
          <table:table-cell office:value-type="float" office:value="1.8245157891554408E-2" table:formula="of:=[.G10]*[.$AA$10]" table:style-name="ce5">
            <text:p>0.018</text:p>
          </table:table-cell>
          <table:table-cell office:value-type="float" office:value="4.8600231967072256E-2" table:formula="of:=[.H10]*[.$AA$10]" table:style-name="ce5">
            <text:p>0.049</text:p>
          </table:table-cell>
          <table:table-cell office:value-type="float" office:value="3.5624477210343959E-2" table:formula="of:=[.I10]*[.$AA$10]" table:style-name="ce5">
            <text:p>0.036</text:p>
          </table:table-cell>
          <table:table-cell office:value-type="float" office:value="2.9586382429499476E-2" table:formula="of:=[.J10]*[.$AA$10]" table:style-name="ce5">
            <text:p>0.030</text:p>
          </table:table-cell>
          <table:table-cell office:value-type="float" office:value="3.4192216431391156E-2" table:formula="of:=[.K10]*[.$AA$10]" table:style-name="ce5">
            <text:p>0.034</text:p>
          </table:table-cell>
          <table:table-cell office:value-type="float" office:value="2.3257388433209424E-2" table:formula="of:=[.L10]*[.$AA$10]" table:style-name="ce5">
            <text:p>0.023</text:p>
          </table:table-cell>
          <table:table-cell office:value-type="float" office:value="1.7076701959246866E-2" table:formula="of:=[.M10]*[.$AA$10]" table:style-name="ce5">
            <text:p>0.017</text:p>
          </table:table-cell>
          <table:table-cell office:value-type="float" office:value="1.6266530885540573E-2" table:formula="of:=[.N10]*[.$AA$10]" table:style-name="ce5">
            <text:p>0.016</text:p>
          </table:table-cell>
          <table:table-cell office:value-type="float" office:value="2.1203826432298047E-2" table:formula="of:=[.O10]*[.$AA$10]" table:style-name="ce5">
            <text:p>0.021</text:p>
          </table:table-cell>
          <table:table-cell office:value-type="float" office:value="1.9111289713175068E-2" table:formula="of:=[.P10]*[.$AA$10]" table:style-name="ce5">
            <text:p>0.019</text:p>
          </table:table-cell>
          <table:table-cell office:value-type="float" office:value="3.8124125661337736E-2" table:formula="of:=[.Q10]*[.$AA$10]" table:style-name="ce5">
            <text:p>0.038</text:p>
          </table:table-cell>
          <table:table-cell office:value-type="float" office:value="4.8520834090845365E-2" table:formula="of:=[.R10]*[.$AA$10]" table:style-name="ce5">
            <text:p>0.049</text:p>
          </table:table-cell>
          <table:table-cell office:value-type="float" office:value="2.3071143934762981E-2" table:formula="of:=[.S10]*[.$AA$10]" table:style-name="ce5">
            <text:p>0.023</text:p>
          </table:table-cell>
          <table:table-cell office:value-type="float" office:value="2.1876190934992941E-2" table:formula="of:=[.T10]*[.$AA$10]" table:style-name="ce5">
            <text:p>0.022</text:p>
          </table:table-cell>
          <table:table-cell office:value-type="float" office:value="8.8959056270753317E-3" table:formula="of:=[.U10]*[.$AA$10]" table:style-name="ce5">
            <text:p>0.009</text:p>
          </table:table-cell>
          <table:table-cell office:value-type="float" office:value="4.783659843143614E-3" table:formula="of:=[.V10]*[.$AA$10]" table:style-name="ce5">
            <text:p>0.005</text:p>
          </table:table-cell>
          <table:table-cell office:value-type="float" office:value="1.7839153355540763E-3" table:formula="of:=[.W10]*[.$AA$10]" table:style-name="ce5">
            <text:p>0.002</text:p>
          </table:table-cell>
          <table:table-cell office:value-type="float" office:value="1.8602623275026393E-3" table:formula="of:=[.X10]*[.$AA$10]" table:style-name="ce5">
            <text:p>0.002</text:p>
          </table:table-cell>
          <table:table-cell office:value-type="float" office:value="0" table:formula="of:=[.Y10]*[.$AA$10]" table:style-name="ce5">
            <text:p>0.0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1.0027052460602598E-2" table:formula="of:=[.B11]*[.$AA$11]" table:style-name="ce5">
            <text:p>0.010</text:p>
          </table:table-cell>
          <table:table-cell office:value-type="float" office:value="2.2705497654722465E-2" table:formula="of:=[.C11]*[.$AA$11]" table:style-name="ce5">
            <text:p>0.023</text:p>
          </table:table-cell>
          <table:table-cell office:value-type="float" office:value="2.1491170871038759E-2" table:formula="of:=[.D11]*[.$AA$11]" table:style-name="ce5">
            <text:p>0.021</text:p>
          </table:table-cell>
          <table:table-cell office:value-type="float" office:value="1.6568746571286892E-3" table:formula="of:=[.E11]*[.$AA$11]" table:style-name="ce5">
            <text:p>0.002</text:p>
          </table:table-cell>
          <table:table-cell office:value-type="float" office:value="0" table:formula="of:=[.F11]*[.$AA$11]" table:style-name="ce5">
            <text:p>0.000</text:p>
          </table:table-cell>
          <table:table-cell office:value-type="float" office:value="0" table:formula="of:=[.G11]*[.$AA$11]" table:style-name="ce5">
            <text:p>0.000</text:p>
          </table:table-cell>
          <table:table-cell office:value-type="float" office:value="6.8156853465425613E-5" table:formula="of:=[.H11]*[.$AA$11]" table:style-name="ce5">
            <text:p>0.000</text:p>
          </table:table-cell>
          <table:table-cell office:value-type="float" office:value="3.3461390533888191E-3" table:formula="of:=[.I11]*[.$AA$11]" table:style-name="ce5">
            <text:p>0.003</text:p>
          </table:table-cell>
          <table:table-cell office:value-type="float" office:value="4.7060631699907804E-2" table:formula="of:=[.J11]*[.$AA$11]" table:style-name="ce5">
            <text:p>0.047</text:p>
          </table:table-cell>
          <table:table-cell office:value-type="float" office:value="5.6842844025229121E-2" table:formula="of:=[.K11]*[.$AA$11]" table:style-name="ce5">
            <text:p>0.057</text:p>
          </table:table-cell>
          <table:table-cell office:value-type="float" office:value="5.2044018847996323E-2" table:formula="of:=[.L11]*[.$AA$11]" table:style-name="ce5">
            <text:p>0.052</text:p>
          </table:table-cell>
          <table:table-cell office:value-type="float" office:value="4.5025707554198033E-2" table:formula="of:=[.M11]*[.$AA$11]" table:style-name="ce5">
            <text:p>0.045</text:p>
          </table:table-cell>
          <table:table-cell office:value-type="float" office:value="4.1072767388691575E-2" table:formula="of:=[.N11]*[.$AA$11]" table:style-name="ce5">
            <text:p>0.041</text:p>
          </table:table-cell>
          <table:table-cell office:value-type="float" office:value="1.7710656075647969E-2" table:formula="of:=[.O11]*[.$AA$11]" table:style-name="ce5">
            <text:p>0.018</text:p>
          </table:table-cell>
          <table:table-cell office:value-type="float" office:value="2.8054360308512737E-2" table:formula="of:=[.P11]*[.$AA$11]" table:style-name="ce5">
            <text:p>0.028</text:p>
          </table:table-cell>
          <table:table-cell office:value-type="float" office:value="2.0967406835516823E-2" table:formula="of:=[.Q11]*[.$AA$11]" table:style-name="ce5">
            <text:p>0.021</text:p>
          </table:table-cell>
          <table:table-cell office:value-type="float" office:value="2.0473580783187201E-2" table:formula="of:=[.R11]*[.$AA$11]" table:style-name="ce5">
            <text:p>0.020</text:p>
          </table:table-cell>
          <table:table-cell office:value-type="float" office:value="9.9744913183025686E-3" table:formula="of:=[.S11]*[.$AA$11]" table:style-name="ce5">
            <text:p>0.010</text:p>
          </table:table-cell>
          <table:table-cell office:value-type="float" office:value="4.1124854288158291E-2" table:formula="of:=[.T11]*[.$AA$11]" table:style-name="ce5">
            <text:p>0.041</text:p>
          </table:table-cell>
          <table:table-cell office:value-type="float" office:value="9.0237765196241701E-2" table:formula="of:=[.U11]*[.$AA$11]" table:style-name="ce5">
            <text:p>0.090</text:p>
          </table:table-cell>
          <table:table-cell office:value-type="float" office:value="9.5355519770704653E-2" table:formula="of:=[.V11]*[.$AA$11]" table:style-name="ce5">
            <text:p>0.095</text:p>
          </table:table-cell>
          <table:table-cell office:value-type="float" office:value="3.7014247892417661E-2" table:formula="of:=[.W11]*[.$AA$11]" table:style-name="ce5">
            <text:p>0.037</text:p>
          </table:table-cell>
          <table:table-cell office:value-type="float" office:value="3.4737405759416556E-2" table:formula="of:=[.X11]*[.$AA$11]" table:style-name="ce5">
            <text:p>0.035</text:p>
          </table:table-cell>
          <table:table-cell office:value-type="float" office:value="4.1975152300925633E-2" table:formula="of:=[.Y11]*[.$AA$11]" table:style-name="ce5">
            <text:p>0.042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9.8713225958751618E-3" table:formula="of:=[.B12]*[.$AA$12]" table:style-name="ce5">
            <text:p>0.010</text:p>
          </table:table-cell>
          <table:table-cell office:value-type="float" office:value="1.7963354476255319E-3" table:formula="of:=[.C12]*[.$AA$12]" table:style-name="ce5">
            <text:p>0.002</text:p>
          </table:table-cell>
          <table:table-cell office:value-type="float" office:value="2.4226621761885628E-2" table:formula="of:=[.D12]*[.$AA$12]" table:style-name="ce5">
            <text:p>0.024</text:p>
          </table:table-cell>
          <table:table-cell office:value-type="float" office:value="7.301697068044774E-2" table:formula="of:=[.E12]*[.$AA$12]" table:style-name="ce5">
            <text:p>0.073</text:p>
          </table:table-cell>
          <table:table-cell office:value-type="float" office:value="0.11065617518213688" table:formula="of:=[.F12]*[.$AA$12]" table:style-name="ce5">
            <text:p>0.111</text:p>
          </table:table-cell>
          <table:table-cell office:value-type="float" office:value="0.15104024638754851" table:formula="of:=[.G12]*[.$AA$12]" table:style-name="ce5">
            <text:p>0.151</text:p>
          </table:table-cell>
          <table:table-cell office:value-type="float" office:value="7.9957526462366951E-2" table:formula="of:=[.H12]*[.$AA$12]" table:style-name="ce5">
            <text:p>0.080</text:p>
          </table:table-cell>
          <table:table-cell office:value-type="float" office:value="5.4931649009287334E-2" table:formula="of:=[.I12]*[.$AA$12]" table:style-name="ce5">
            <text:p>0.055</text:p>
          </table:table-cell>
          <table:table-cell office:value-type="float" office:value="5.3633192127005937E-2" table:formula="of:=[.J12]*[.$AA$12]" table:style-name="ce5">
            <text:p>0.054</text:p>
          </table:table-cell>
          <table:table-cell office:value-type="float" office:value="8.4650956614938336E-2" table:formula="of:=[.K12]*[.$AA$12]" table:style-name="ce5">
            <text:p>0.085</text:p>
          </table:table-cell>
          <table:table-cell office:value-type="float" office:value="5.9687468439448138E-2" table:formula="of:=[.L12]*[.$AA$12]" table:style-name="ce5">
            <text:p>0.060</text:p>
          </table:table-cell>
          <table:table-cell office:value-type="float" office:value="4.8426841343007045E-2" table:formula="of:=[.M12]*[.$AA$12]" table:style-name="ce5">
            <text:p>0.048</text:p>
          </table:table-cell>
          <table:table-cell office:value-type="float" office:value="6.789114928309474E-2" table:formula="of:=[.N12]*[.$AA$12]" table:style-name="ce5">
            <text:p>0.068</text:p>
          </table:table-cell>
          <table:table-cell office:value-type="float" office:value="9.930358393632438E-2" table:formula="of:=[.O12]*[.$AA$12]" table:style-name="ce5">
            <text:p>0.099</text:p>
          </table:table-cell>
          <table:table-cell office:value-type="float" office:value="0.12869118536077367" table:formula="of:=[.P12]*[.$AA$12]" table:style-name="ce5">
            <text:p>0.129</text:p>
          </table:table-cell>
          <table:table-cell office:value-type="float" office:value="7.3409986535392435E-2" table:formula="of:=[.Q12]*[.$AA$12]" table:style-name="ce5">
            <text:p>0.073</text:p>
          </table:table-cell>
          <table:table-cell office:value-type="float" office:value="9.1930420494482051E-2" table:formula="of:=[.R12]*[.$AA$12]" table:style-name="ce5">
            <text:p>0.092</text:p>
          </table:table-cell>
          <table:table-cell office:value-type="float" office:value="5.6821209983722178E-2" table:formula="of:=[.S12]*[.$AA$12]" table:style-name="ce5">
            <text:p>0.057</text:p>
          </table:table-cell>
          <table:table-cell office:value-type="float" office:value="3.4355566878990142E-2" table:formula="of:=[.T12]*[.$AA$12]" table:style-name="ce5">
            <text:p>0.034</text:p>
          </table:table-cell>
          <table:table-cell office:value-type="float" office:value="6.9372291631697672E-3" table:formula="of:=[.U12]*[.$AA$12]" table:style-name="ce5">
            <text:p>0.007</text:p>
          </table:table-cell>
          <table:table-cell office:value-type="float" office:value="3.2015553700447758E-2" table:formula="of:=[.V12]*[.$AA$12]" table:style-name="ce5">
            <text:p>0.032</text:p>
          </table:table-cell>
          <table:table-cell office:value-type="float" office:value="8.9006996157789606E-2" table:formula="of:=[.W12]*[.$AA$12]" table:style-name="ce5">
            <text:p>0.089</text:p>
          </table:table-cell>
          <table:table-cell office:value-type="float" office:value="8.5895526600574229E-2" table:formula="of:=[.X12]*[.$AA$12]" table:style-name="ce5">
            <text:p>0.086</text:p>
          </table:table-cell>
          <table:table-cell office:value-type="float" office:value="6.5855484077437521E-2" table:formula="of:=[.Y12]*[.$AA$12]" table:style-name="ce5">
            <text:p>0.066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p_Sc</text:p>
          </table:table-cell>
          <table:table-cell office:value-type="float" office:value="8.0993862335534184E-2" table:formula="of:=SUM([.B16:.B25])" table:style-name="ce5">
            <text:p>0.081</text:p>
          </table:table-cell>
          <table:table-cell office:value-type="float" office:value="9.3708724495682238E-2" table:formula="of:=SUM([.C16:.C25])" table:style-name="ce5">
            <text:p>0.094</text:p>
          </table:table-cell>
          <table:table-cell office:value-type="float" office:value="0.16030305489867891" table:formula="of:=SUM([.D16:.D25])" table:style-name="ce5">
            <text:p>0.160</text:p>
          </table:table-cell>
          <table:table-cell office:value-type="float" office:value="0.19662993489167468" table:formula="of:=SUM([.E16:.E25])" table:style-name="ce5">
            <text:p>0.197</text:p>
          </table:table-cell>
          <table:table-cell office:value-type="float" office:value="0.19911213108390366" table:formula="of:=SUM([.F16:.F25])" table:style-name="ce5">
            <text:p>0.199</text:p>
          </table:table-cell>
          <table:table-cell office:value-type="float" office:value="0.22966195621393953" table:formula="of:=SUM([.G16:.G25])" table:style-name="ce5">
            <text:p>0.230</text:p>
          </table:table-cell>
          <table:table-cell office:value-type="float" office:value="0.16716402711808959" table:formula="of:=SUM([.H16:.H25])" table:style-name="ce5">
            <text:p>0.167</text:p>
          </table:table-cell>
          <table:table-cell office:value-type="float" office:value="0.13218284212631271" table:formula="of:=SUM([.I16:.I25])" table:style-name="ce5">
            <text:p>0.132</text:p>
          </table:table-cell>
          <table:table-cell office:value-type="float" office:value="0.15532166152864127" table:formula="of:=SUM([.J16:.J25])" table:style-name="ce5">
            <text:p>0.155</text:p>
          </table:table-cell>
          <table:table-cell office:value-type="float" office:value="0.21171031323468698" table:formula="of:=SUM([.K16:.K25])" table:style-name="ce5">
            <text:p>0.212</text:p>
          </table:table-cell>
          <table:table-cell office:value-type="float" office:value="0.2049178981490736" table:formula="of:=SUM([.L16:.L25])" table:style-name="ce5">
            <text:p>0.205</text:p>
          </table:table-cell>
          <table:table-cell office:value-type="float" office:value="0.21276978295674873" table:formula="of:=SUM([.M16:.M25])" table:style-name="ce5">
            <text:p>0.213</text:p>
          </table:table-cell>
          <table:table-cell office:value-type="float" office:value="0.22307192000850334" table:formula="of:=SUM([.N16:.N25])" table:style-name="ce5">
            <text:p>0.223</text:p>
          </table:table-cell>
          <table:table-cell office:value-type="float" office:value="0.22525003052220938" table:formula="of:=SUM([.O16:.O25])" table:style-name="ce5">
            <text:p>0.225</text:p>
          </table:table-cell>
          <table:table-cell office:value-type="float" office:value="0.25225523042329767" table:formula="of:=SUM([.P16:.P25])" table:style-name="ce5">
            <text:p>0.252</text:p>
          </table:table-cell>
          <table:table-cell office:value-type="float" office:value="0.19095513634894173" table:formula="of:=SUM([.Q16:.Q25])" table:style-name="ce5">
            <text:p>0.191</text:p>
          </table:table-cell>
          <table:table-cell office:value-type="float" office:value="0.21979896169000618" table:formula="of:=SUM([.R16:.R25])" table:style-name="ce5">
            <text:p>0.220</text:p>
          </table:table-cell>
          <table:table-cell office:value-type="float" office:value="0.14118924516987433" table:formula="of:=SUM([.S16:.S25])" table:style-name="ce5">
            <text:p>0.141</text:p>
          </table:table-cell>
          <table:table-cell office:value-type="float" office:value="0.14056455532805157" table:formula="of:=SUM([.T16:.T25])" table:style-name="ce5">
            <text:p>0.141</text:p>
          </table:table-cell>
          <table:table-cell office:value-type="float" office:value="0.16256395684124861" table:formula="of:=SUM([.U16:.U25])" table:style-name="ce5">
            <text:p>0.163</text:p>
          </table:table-cell>
          <table:table-cell office:value-type="float" office:value="0.22829430808552448" table:formula="of:=SUM([.V16:.V25])" table:style-name="ce5">
            <text:p>0.228</text:p>
          </table:table-cell>
          <table:table-cell office:value-type="float" office:value="0.24201275698676922" table:formula="of:=SUM([.W16:.W25])" table:style-name="ce5">
            <text:p>0.242</text:p>
          </table:table-cell>
          <table:table-cell office:value-type="float" office:value="0.20460118998624455" table:formula="of:=SUM([.X16:.X25])" table:style-name="ce5">
            <text:p>0.205</text:p>
          </table:table-cell>
          <table:table-cell office:value-type="float" office:value="0.18653457487846059" table:formula="of:=SUM([.Y16:.Y25])" table:style-name="ce5">
            <text:p>0.187</text:p>
          </table:table-cell>
          <table:table-cell table:number-columns-repeated="16359"/>
        </table:table-row>
        <table:table-row table:number-rows-repeated="1048549" table:style-name="ro1">
          <table:table-cell table:number-columns-repeated="16384"/>
        </table:table-row>
      </table:table>
      <table:table table:name="rep_sc_pv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25" table:number-rows-spanned="1" table:style-name="ce20">
            <text:p>Wind Scenarios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style-name="ce3">
            <text:p>Sc/Time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style-name="ce1"/>
          <table:table-cell office:value-type="string" table:style-name="ce3">
            <text:p>Prob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5174845173149948E-2" table:style-name="ce7">
            <text:p>0.0652</text:p>
          </table:table-cell>
          <table:table-cell office:value-type="float" office:value="0.36766480343165808" table:style-name="ce6">
            <text:p>0.37</text:p>
          </table:table-cell>
          <table:table-cell office:value-type="float" office:value="0.56810652677080686" table:style-name="ce6">
            <text:p>0.57</text:p>
          </table:table-cell>
          <table:table-cell office:value-type="float" office:value="0.68958970700456468" table:style-name="ce6">
            <text:p>0.69</text:p>
          </table:table-cell>
          <table:table-cell office:value-type="float" office:value="0.73658976994854608" table:style-name="ce6">
            <text:p>0.74</text:p>
          </table:table-cell>
          <table:table-cell office:value-type="float" office:value="0.77031859220608212" table:style-name="ce6">
            <text:p>0.77</text:p>
          </table:table-cell>
          <table:table-cell office:value-type="float" office:value="0.70912027817473555" table:style-name="ce6">
            <text:p>0.71</text:p>
          </table:table-cell>
          <table:table-cell office:value-type="float" office:value="0.60622690063677509" table:style-name="ce6">
            <text:p>0.61</text:p>
          </table:table-cell>
          <table:table-cell office:value-type="float" office:value="0.5217108516393304" table:style-name="ce6">
            <text:p>0.52</text:p>
          </table:table-cell>
          <table:table-cell office:value-type="float" office:value="0.30411701951298581" table:style-name="ce6">
            <text:p>0.30</text:p>
          </table:table-cell>
          <table:table-cell office:value-type="float" office:value="0.10879691606317229" table:style-name="ce6">
            <text:p>0.11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0.01" table:style-name="ce6">
            <text:p>0.01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2761776130009244E-2" table:style-name="ce7">
            <text:p>0.0928</text:p>
          </table:table-cell>
          <table:table-cell office:value-type="float" office:value="0.40496393871107234" table:style-name="ce6">
            <text:p>0.40</text:p>
          </table:table-cell>
          <table:table-cell office:value-type="float" office:value="0.52002712025038189" table:style-name="ce6">
            <text:p>0.52</text:p>
          </table:table-cell>
          <table:table-cell office:value-type="float" office:value="0.71103599482111401" table:style-name="ce6">
            <text:p>0.71</text:p>
          </table:table-cell>
          <table:table-cell office:value-type="float" office:value="0.7462395683519526" table:style-name="ce6">
            <text:p>0.75</text:p>
          </table:table-cell>
          <table:table-cell office:value-type="float" office:value="0.7263256040960796" table:style-name="ce6">
            <text:p>0.73</text:p>
          </table:table-cell>
          <table:table-cell office:value-type="float" office:value="0.75451807186114084" table:style-name="ce6">
            <text:p>0.75</text:p>
          </table:table-cell>
          <table:table-cell office:value-type="float" office:value="0.67133386585323762" table:style-name="ce6">
            <text:p>0.67</text:p>
          </table:table-cell>
          <table:table-cell office:value-type="float" office:value="0.47664846420657619" table:style-name="ce6">
            <text:p>0.48</text:p>
          </table:table-cell>
          <table:table-cell office:value-type="float" office:value="0.31686418805585687" table:style-name="ce6">
            <text:p>0.32</text:p>
          </table:table-cell>
          <table:table-cell office:value-type="float" office:value="7.9892138075359664E-2" table:style-name="ce6">
            <text:p>0.0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1.1223008505639013E-2" table:style-name="ce6">
            <text:p>0.01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6266086538605494E-2" table:style-name="ce7">
            <text:p>0.0963</text:p>
          </table:table-cell>
          <table:table-cell office:value-type="float" office:value="0.36860707556532696" table:style-name="ce6">
            <text:p>0.37</text:p>
          </table:table-cell>
          <table:table-cell office:value-type="float" office:value="0.58557793777548461" table:style-name="ce6">
            <text:p>0.59</text:p>
          </table:table-cell>
          <table:table-cell office:value-type="float" office:value="0.63146617374380387" table:style-name="ce6">
            <text:p>0.63</text:p>
            <draw:frame draw:z-index="1" draw:id="id6" draw:style-name="a6" draw:name="Chart 1" svg:x="0.4375in" svg:y="0.11979in" svg:width="7.27083in" svg:height="4.0364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office:value-type="float" office:value="0.74803348859705177" table:style-name="ce6">
            <text:p>0.75</text:p>
          </table:table-cell>
          <table:table-cell office:value-type="float" office:value="0.74412392658669446" table:style-name="ce6">
            <text:p>0.74</text:p>
          </table:table-cell>
          <table:table-cell office:value-type="float" office:value="0.64849069958679062" table:style-name="ce6">
            <text:p>0.65</text:p>
          </table:table-cell>
          <table:table-cell office:value-type="float" office:value="0.60375655183639343" table:style-name="ce6">
            <text:p>0.60</text:p>
          </table:table-cell>
          <table:table-cell office:value-type="float" office:value="0.42672663013210077" table:style-name="ce6">
            <text:p>0.43</text:p>
          </table:table-cell>
          <table:table-cell office:value-type="float" office:value="0.28620195585924157" table:style-name="ce6">
            <text:p>0.29</text:p>
          </table:table-cell>
          <table:table-cell office:value-type="float" office:value="7.0262337136429584E-2" table:style-name="ce6">
            <text:p>0.0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1.4465737723136831E-2" table:style-name="ce6">
            <text:p>0.01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7051269781303763E-2" table:style-name="ce7">
            <text:p>0.0771</text:p>
          </table:table-cell>
          <table:table-cell office:value-type="float" office:value="0.38664117762584715" table:style-name="ce6">
            <text:p>0.39</text:p>
          </table:table-cell>
          <table:table-cell office:value-type="float" office:value="0.5654718105172829" table:style-name="ce6">
            <text:p>0.57</text:p>
          </table:table-cell>
          <table:table-cell office:value-type="float" office:value="0.66096717025394758" table:style-name="ce6">
            <text:p>0.66</text:p>
          </table:table-cell>
          <table:table-cell office:value-type="float" office:value="0.69795074326573081" table:style-name="ce6">
            <text:p>0.70</text:p>
          </table:table-cell>
          <table:table-cell office:value-type="float" office:value="0.80022502587256916" table:style-name="ce6">
            <text:p>0.80</text:p>
          </table:table-cell>
          <table:table-cell office:value-type="float" office:value="0.7421401056488014" table:style-name="ce6">
            <text:p>0.74</text:p>
          </table:table-cell>
          <table:table-cell office:value-type="float" office:value="0.63100604266494753" table:style-name="ce6">
            <text:p>0.63</text:p>
          </table:table-cell>
          <table:table-cell office:value-type="float" office:value="0.42592920458756239" table:style-name="ce6">
            <text:p>0.43</text:p>
          </table:table-cell>
          <table:table-cell office:value-type="float" office:value="0.33831000562140379" table:style-name="ce6">
            <text:p>0.34</text:p>
          </table:table-cell>
          <table:table-cell office:value-type="float" office:value="4.3809599483079296E-2" table:style-name="ce6">
            <text:p>0.04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2.9693112877177925E-2" table:style-name="ce6">
            <text:p>0.03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0466327099113948E-2" table:style-name="ce7">
            <text:p>0.0705</text:p>
          </table:table-cell>
          <table:table-cell office:value-type="float" office:value="0.36744765072259644" table:style-name="ce6">
            <text:p>0.37</text:p>
          </table:table-cell>
          <table:table-cell office:value-type="float" office:value="0.52353940455346226" table:style-name="ce6">
            <text:p>0.52</text:p>
          </table:table-cell>
          <table:table-cell office:value-type="float" office:value="0.64454045871502064" table:style-name="ce6">
            <text:p>0.64</text:p>
          </table:table-cell>
          <table:table-cell office:value-type="float" office:value="0.78096480415996505" table:style-name="ce6">
            <text:p>0.78</text:p>
          </table:table-cell>
          <table:table-cell office:value-type="float" office:value="0.75614756080427326" table:style-name="ce6">
            <text:p>0.76</text:p>
          </table:table-cell>
          <table:table-cell office:value-type="float" office:value="0.71222455488138503" table:style-name="ce6">
            <text:p>0.71</text:p>
          </table:table-cell>
          <table:table-cell office:value-type="float" office:value="0.60933030273844968" table:style-name="ce6">
            <text:p>0.61</text:p>
          </table:table-cell>
          <table:table-cell office:value-type="float" office:value="0.5034772698017782" table:style-name="ce6">
            <text:p>0.50</text:p>
          </table:table-cell>
          <table:table-cell office:value-type="float" office:value="0.33462907282627996" table:style-name="ce6">
            <text:p>0.33</text:p>
          </table:table-cell>
          <table:table-cell office:value-type="float" office:value="8.4424098487749122E-2" table:style-name="ce6">
            <text:p>0.0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3.4655779611519236E-2" table:style-name="ce6">
            <text:p>0.03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8676211779160403E-2" table:style-name="ce7">
            <text:p>0.0987</text:p>
          </table:table-cell>
          <table:table-cell office:value-type="float" office:value="0.38604886483697798" table:style-name="ce6">
            <text:p>0.39</text:p>
          </table:table-cell>
          <table:table-cell office:value-type="float" office:value="0.52404237874926207" table:style-name="ce6">
            <text:p>0.52</text:p>
          </table:table-cell>
          <table:table-cell office:value-type="float" office:value="0.65423552065482482" table:style-name="ce6">
            <text:p>0.65</text:p>
          </table:table-cell>
          <table:table-cell office:value-type="float" office:value="0.76249669254958707" table:style-name="ce6">
            <text:p>0.76</text:p>
          </table:table-cell>
          <table:table-cell office:value-type="float" office:value="0.69903098323320267" table:style-name="ce6">
            <text:p>0.70</text:p>
          </table:table-cell>
          <table:table-cell office:value-type="float" office:value="0.73008385192622038" table:style-name="ce6">
            <text:p>0.73</text:p>
          </table:table-cell>
          <table:table-cell office:value-type="float" office:value="0.63569075407622655" table:style-name="ce6">
            <text:p>0.64</text:p>
          </table:table-cell>
          <table:table-cell office:value-type="float" office:value="0.53955393221193981" table:style-name="ce6">
            <text:p>0.54</text:p>
          </table:table-cell>
          <table:table-cell office:value-type="float" office:value="0.35348941876676543" table:style-name="ce6">
            <text:p>0.35</text:p>
          </table:table-cell>
          <table:table-cell office:value-type="float" office:value="9.3032256722587192E-2" table:style-name="ce6">
            <text:p>0.0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7.742820179153842E-2" table:style-name="ce6">
            <text:p>0.08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.10183144419633185" table:style-name="ce7">
            <text:p>0.1018</text:p>
          </table:table-cell>
          <table:table-cell office:value-type="float" office:value="0.40464188636790011" table:style-name="ce6">
            <text:p>0.40</text:p>
          </table:table-cell>
          <table:table-cell office:value-type="float" office:value="0.59973862068269679" table:style-name="ce6">
            <text:p>0.60</text:p>
          </table:table-cell>
          <table:table-cell office:value-type="float" office:value="0.69885776866561033" table:style-name="ce6">
            <text:p>0.70</text:p>
          </table:table-cell>
          <table:table-cell office:value-type="float" office:value="0.66640029908296494" table:style-name="ce6">
            <text:p>0.67</text:p>
          </table:table-cell>
          <table:table-cell office:value-type="float" office:value="0.77658151795375807" table:style-name="ce6">
            <text:p>0.78</text:p>
          </table:table-cell>
          <table:table-cell office:value-type="float" office:value="0.72157832816481537" table:style-name="ce6">
            <text:p>0.72</text:p>
          </table:table-cell>
          <table:table-cell office:value-type="float" office:value="0.6543454114938988" table:style-name="ce6">
            <text:p>0.65</text:p>
          </table:table-cell>
          <table:table-cell office:value-type="float" office:value="0.53082545944105108" table:style-name="ce6">
            <text:p>0.53</text:p>
          </table:table-cell>
          <table:table-cell office:value-type="float" office:value="0.32291267832446119" table:style-name="ce6">
            <text:p>0.32</text:p>
          </table:table-cell>
          <table:table-cell office:value-type="float" office:value="0.10395639055829495" table:style-name="ce6">
            <text:p>0.1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0.11644061598408363" table:style-name="ce6">
            <text:p>0.12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7.8610188449436999E-2" table:style-name="ce7">
            <text:p>0.0786</text:p>
          </table:table-cell>
          <table:table-cell office:value-type="float" office:value="0.41167387403383815" table:style-name="ce6">
            <text:p>0.41</text:p>
          </table:table-cell>
          <table:table-cell office:value-type="float" office:value="0.57302444126110286" table:style-name="ce6">
            <text:p>0.57</text:p>
          </table:table-cell>
          <table:table-cell office:value-type="float" office:value="0.71594774046519649" table:style-name="ce6">
            <text:p>0.72</text:p>
          </table:table-cell>
          <table:table-cell office:value-type="float" office:value="0.70540285952311521" table:style-name="ce6">
            <text:p>0.71</text:p>
          </table:table-cell>
          <table:table-cell office:value-type="float" office:value="0.69345567727973512" table:style-name="ce6">
            <text:p>0.69</text:p>
          </table:table-cell>
          <table:table-cell office:value-type="float" office:value="0.7642727683243048" table:style-name="ce6">
            <text:p>0.76</text:p>
          </table:table-cell>
          <table:table-cell office:value-type="float" office:value="0.6803576141827905" table:style-name="ce6">
            <text:p>0.68</text:p>
          </table:table-cell>
          <table:table-cell office:value-type="float" office:value="0.53008472376810445" table:style-name="ce6">
            <text:p>0.53</text:p>
          </table:table-cell>
          <table:table-cell office:value-type="float" office:value="0.34482334024520733" table:style-name="ce6">
            <text:p>0.34</text:p>
          </table:table-cell>
          <table:table-cell office:value-type="float" office:value="9.2630691761448586E-2" table:style-name="ce6">
            <text:p>0.0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0.16882732690038155" table:style-name="ce6">
            <text:p>0.17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9.9141597951551655E-2" table:style-name="ce7">
            <text:p>0.0991</text:p>
          </table:table-cell>
          <table:table-cell office:value-type="float" office:value="0.35926175196712146" table:style-name="ce6">
            <text:p>0.36</text:p>
          </table:table-cell>
          <table:table-cell office:value-type="float" office:value="0.53227711973577352" table:style-name="ce6">
            <text:p>0.53</text:p>
          </table:table-cell>
          <table:table-cell office:value-type="float" office:value="0.64755925899331201" table:style-name="ce6">
            <text:p>0.65</text:p>
          </table:table-cell>
          <table:table-cell office:value-type="float" office:value="0.76282140626060946" table:style-name="ce6">
            <text:p>0.76</text:p>
          </table:table-cell>
          <table:table-cell office:value-type="float" office:value="0.76698105942602113" table:style-name="ce6">
            <text:p>0.77</text:p>
          </table:table-cell>
          <table:table-cell office:value-type="float" office:value="0.70070851545515678" table:style-name="ce6">
            <text:p>0.70</text:p>
          </table:table-cell>
          <table:table-cell office:value-type="float" office:value="0.61113585295262507" table:style-name="ce6">
            <text:p>0.61</text:p>
          </table:table-cell>
          <table:table-cell office:value-type="float" office:value="0.49924303649317736" table:style-name="ce6">
            <text:p>0.50</text:p>
          </table:table-cell>
          <table:table-cell office:value-type="float" office:value="0.35121634527606038" table:style-name="ce6">
            <text:p>0.35</text:p>
          </table:table-cell>
          <table:table-cell office:value-type="float" office:value="7.401334560855849E-2" table:style-name="ce6">
            <text:p>0.07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0.20098203743938139" table:style-name="ce6">
            <text:p>0.20</text:p>
          </table:table-cell>
          <table:table-cell table:number-columns-repeated="16357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6.423246749081811E-2" table:style-name="ce7">
            <text:p>0.0642</text:p>
          </table:table-cell>
          <table:table-cell office:value-type="float" office:value="0.37561384177539731" table:style-name="ce6">
            <text:p>0.38</text:p>
          </table:table-cell>
          <table:table-cell office:value-type="float" office:value="0.5549721012372002" table:style-name="ce6">
            <text:p>0.55</text:p>
          </table:table-cell>
          <table:table-cell office:value-type="float" office:value="0.68274875999741291" table:style-name="ce6">
            <text:p>0.68</text:p>
          </table:table-cell>
          <table:table-cell office:value-type="float" office:value="0.76392974287963522" table:style-name="ce6">
            <text:p>0.76</text:p>
          </table:table-cell>
          <table:table-cell office:value-type="float" office:value="0.78108020042273085" table:style-name="ce6">
            <text:p>0.78</text:p>
          </table:table-cell>
          <table:table-cell office:value-type="float" office:value="0.66645687016408206" table:style-name="ce6">
            <text:p>0.67</text:p>
          </table:table-cell>
          <table:table-cell office:value-type="float" office:value="0.57232018617453173" table:style-name="ce6">
            <text:p>0.57</text:p>
          </table:table-cell>
          <table:table-cell office:value-type="float" office:value="0.4755893067219551" table:style-name="ce6">
            <text:p>0.48</text:p>
          </table:table-cell>
          <table:table-cell office:value-type="float" office:value="0.18401077058805235" table:style-name="ce6">
            <text:p>0.18</text:p>
          </table:table-cell>
          <table:table-cell office:value-type="float" office:value="0.14578926806695136" table:style-name="ce6">
            <text:p>0.15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style-name="ce1"/>
          <table:table-cell office:value-type="float" office:value="0.34" table:style-name="ce6">
            <text:p>0.34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5" table:number-rows-spanned="1" table:style-name="ce21">
            <text:p>Wind Scenarios x Probability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style-name="ce3">
            <text:p>Sc/Time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0" table:formula="of:=[.B3]*[.$AA$3]" table:style-name="ce5">
            <text:p>0.000</text:p>
          </table:table-cell>
          <table:table-cell office:value-type="float" office:value="0" table:formula="of:=[.C3]*[.$AA$3]" table:style-name="ce5">
            <text:p>0.000</text:p>
          </table:table-cell>
          <table:table-cell office:value-type="float" office:value="0" table:formula="of:=[.D3]*[.$AA$3]" table:style-name="ce5">
            <text:p>0.000</text:p>
          </table:table-cell>
          <table:table-cell office:value-type="float" office:value="0" table:formula="of:=[.E3]*[.$AA$3]" table:style-name="ce5">
            <text:p>0.000</text:p>
          </table:table-cell>
          <table:table-cell office:value-type="float" office:value="0" table:formula="of:=[.F3]*[.$AA$3]" table:style-name="ce5">
            <text:p>0.000</text:p>
          </table:table-cell>
          <table:table-cell office:value-type="float" office:value="6.5174845173149949E-4" table:formula="of:=[.G3]*[.$AA$3]" table:style-name="ce5">
            <text:p>0.001</text:p>
          </table:table-cell>
          <table:table-cell office:value-type="float" office:value="3.6766480343165811E-3" table:formula="of:=[.H3]*[.$AA$3]" table:style-name="ce5">
            <text:p>0.004</text:p>
          </table:table-cell>
          <table:table-cell office:value-type="float" office:value="5.6810652677080692E-3" table:formula="of:=[.I3]*[.$AA$3]" table:style-name="ce5">
            <text:p>0.006</text:p>
          </table:table-cell>
          <table:table-cell office:value-type="float" office:value="6.895897070045647E-3" table:formula="of:=[.J3]*[.$AA$3]" table:style-name="ce5">
            <text:p>0.007</text:p>
          </table:table-cell>
          <table:table-cell office:value-type="float" office:value="7.3658976994854606E-3" table:formula="of:=[.K3]*[.$AA$3]" table:style-name="ce5">
            <text:p>0.007</text:p>
          </table:table-cell>
          <table:table-cell office:value-type="float" office:value="7.7031859220608213E-3" table:formula="of:=[.L3]*[.$AA$3]" table:style-name="ce5">
            <text:p>0.008</text:p>
          </table:table-cell>
          <table:table-cell office:value-type="float" office:value="7.0912027817473557E-3" table:formula="of:=[.M3]*[.$AA$3]" table:style-name="ce5">
            <text:p>0.007</text:p>
          </table:table-cell>
          <table:table-cell office:value-type="float" office:value="6.0622690063677513E-3" table:formula="of:=[.N3]*[.$AA$3]" table:style-name="ce5">
            <text:p>0.006</text:p>
          </table:table-cell>
          <table:table-cell office:value-type="float" office:value="5.2171085163933038E-3" table:formula="of:=[.O3]*[.$AA$3]" table:style-name="ce5">
            <text:p>0.005</text:p>
          </table:table-cell>
          <table:table-cell office:value-type="float" office:value="3.0411701951298582E-3" table:formula="of:=[.P3]*[.$AA$3]" table:style-name="ce5">
            <text:p>0.003</text:p>
          </table:table-cell>
          <table:table-cell office:value-type="float" office:value="1.087969160631723E-3" table:formula="of:=[.Q3]*[.$AA$3]" table:style-name="ce5">
            <text:p>0.001</text:p>
          </table:table-cell>
          <table:table-cell office:value-type="float" office:value="0" table:formula="of:=[.R3]*[.$AA$3]" table:style-name="ce5">
            <text:p>0.000</text:p>
          </table:table-cell>
          <table:table-cell office:value-type="float" office:value="0" table:formula="of:=[.S3]*[.$AA$3]" table:style-name="ce5">
            <text:p>0.000</text:p>
          </table:table-cell>
          <table:table-cell office:value-type="float" office:value="0" table:formula="of:=[.T3]*[.$AA$3]" table:style-name="ce5">
            <text:p>0.000</text:p>
          </table:table-cell>
          <table:table-cell office:value-type="float" office:value="0" table:formula="of:=[.U3]*[.$AA$3]" table:style-name="ce5">
            <text:p>0.000</text:p>
          </table:table-cell>
          <table:table-cell office:value-type="float" office:value="0" table:formula="of:=[.V3]*[.$AA$3]" table:style-name="ce5">
            <text:p>0.000</text:p>
          </table:table-cell>
          <table:table-cell office:value-type="float" office:value="0" table:formula="of:=[.W3]*[.$AA$3]" table:style-name="ce5">
            <text:p>0.000</text:p>
          </table:table-cell>
          <table:table-cell office:value-type="float" office:value="0" table:formula="of:=[.X3]*[.$AA$3]" table:style-name="ce5">
            <text:p>0.000</text:p>
          </table:table-cell>
          <table:table-cell office:value-type="float" office:value="0" table:formula="of:=[.Y3]*[.$AA$3]" table:style-name="ce5">
            <text:p>0.000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" table:formula="of:=[.B4]*[.$AA$4]" table:style-name="ce5">
            <text:p>0.000</text:p>
          </table:table-cell>
          <table:table-cell office:value-type="float" office:value="0" table:formula="of:=[.C4]*[.$AA$4]" table:style-name="ce5">
            <text:p>0.000</text:p>
          </table:table-cell>
          <table:table-cell office:value-type="float" office:value="0" table:formula="of:=[.D4]*[.$AA$4]" table:style-name="ce5">
            <text:p>0.000</text:p>
          </table:table-cell>
          <table:table-cell office:value-type="float" office:value="0" table:formula="of:=[.E4]*[.$AA$4]" table:style-name="ce5">
            <text:p>0.000</text:p>
          </table:table-cell>
          <table:table-cell office:value-type="float" office:value="0" table:formula="of:=[.F4]*[.$AA$4]" table:style-name="ce5">
            <text:p>0.000</text:p>
          </table:table-cell>
          <table:table-cell office:value-type="float" office:value="1.0410662025052758E-3" table:formula="of:=[.G4]*[.$AA$4]" table:style-name="ce5">
            <text:p>0.001</text:p>
          </table:table-cell>
          <table:table-cell office:value-type="float" office:value="4.544913728631441E-3" table:formula="of:=[.H4]*[.$AA$4]" table:style-name="ce5">
            <text:p>0.005</text:p>
          </table:table-cell>
          <table:table-cell office:value-type="float" office:value="5.8362687937329981E-3" table:formula="of:=[.I4]*[.$AA$4]" table:style-name="ce5">
            <text:p>0.006</text:p>
          </table:table-cell>
          <table:table-cell office:value-type="float" office:value="7.979963017692859E-3" table:formula="of:=[.J4]*[.$AA$4]" table:style-name="ce5">
            <text:p>0.008</text:p>
          </table:table-cell>
          <table:table-cell office:value-type="float" office:value="8.3750530228583493E-3" table:formula="of:=[.K4]*[.$AA$4]" table:style-name="ce5">
            <text:p>0.008</text:p>
          </table:table-cell>
          <table:table-cell office:value-type="float" office:value="8.1515584326336959E-3" table:formula="of:=[.L4]*[.$AA$4]" table:style-name="ce5">
            <text:p>0.008</text:p>
          </table:table-cell>
          <table:table-cell office:value-type="float" office:value="8.4679627381559312E-3" table:formula="of:=[.M4]*[.$AA$4]" table:style-name="ce5">
            <text:p>0.008</text:p>
          </table:table-cell>
          <table:table-cell office:value-type="float" office:value="7.5343856865944057E-3" table:formula="of:=[.N4]*[.$AA$4]" table:style-name="ce5">
            <text:p>0.008</text:p>
          </table:table-cell>
          <table:table-cell office:value-type="float" office:value="5.3494297679901768E-3" table:formula="of:=[.O4]*[.$AA$4]" table:style-name="ce5">
            <text:p>0.005</text:p>
          </table:table-cell>
          <table:table-cell office:value-type="float" office:value="3.5561694776832815E-3" table:formula="of:=[.P4]*[.$AA$4]" table:style-name="ce5">
            <text:p>0.004</text:p>
          </table:table-cell>
          <table:table-cell office:value-type="float" office:value="8.96630145153448E-4" table:formula="of:=[.Q4]*[.$AA$4]" table:style-name="ce5">
            <text:p>0.001</text:p>
          </table:table-cell>
          <table:table-cell office:value-type="float" office:value="0" table:formula="of:=[.R4]*[.$AA$4]" table:style-name="ce5">
            <text:p>0.000</text:p>
          </table:table-cell>
          <table:table-cell office:value-type="float" office:value="0" table:formula="of:=[.S4]*[.$AA$4]" table:style-name="ce5">
            <text:p>0.000</text:p>
          </table:table-cell>
          <table:table-cell office:value-type="float" office:value="0" table:formula="of:=[.T4]*[.$AA$4]" table:style-name="ce5">
            <text:p>0.000</text:p>
          </table:table-cell>
          <table:table-cell office:value-type="float" office:value="0" table:formula="of:=[.U4]*[.$AA$4]" table:style-name="ce5">
            <text:p>0.000</text:p>
          </table:table-cell>
          <table:table-cell office:value-type="float" office:value="0" table:formula="of:=[.V4]*[.$AA$4]" table:style-name="ce5">
            <text:p>0.000</text:p>
          </table:table-cell>
          <table:table-cell office:value-type="float" office:value="0" table:formula="of:=[.W4]*[.$AA$4]" table:style-name="ce5">
            <text:p>0.000</text:p>
          </table:table-cell>
          <table:table-cell office:value-type="float" office:value="0" table:formula="of:=[.X4]*[.$AA$4]" table:style-name="ce5">
            <text:p>0.000</text:p>
          </table:table-cell>
          <table:table-cell office:value-type="float" office:value="0" table:formula="of:=[.Y4]*[.$AA$4]" table:style-name="ce5">
            <text:p>0.0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0" table:formula="of:=[.B5]*[.$AA$5]" table:style-name="ce5">
            <text:p>0.000</text:p>
          </table:table-cell>
          <table:table-cell office:value-type="float" office:value="0" table:formula="of:=[.C5]*[.$AA$5]" table:style-name="ce5">
            <text:p>0.000</text:p>
          </table:table-cell>
          <table:table-cell office:value-type="float" office:value="0" table:formula="of:=[.D5]*[.$AA$5]" table:style-name="ce5">
            <text:p>0.000</text:p>
          </table:table-cell>
          <table:table-cell office:value-type="float" office:value="0" table:formula="of:=[.E5]*[.$AA$5]" table:style-name="ce5">
            <text:p>0.000</text:p>
          </table:table-cell>
          <table:table-cell office:value-type="float" office:value="0" table:formula="of:=[.F5]*[.$AA$5]" table:style-name="ce5">
            <text:p>0.000</text:p>
          </table:table-cell>
          <table:table-cell office:value-type="float" office:value="1.3925599595002601E-3" table:formula="of:=[.G5]*[.$AA$5]" table:style-name="ce5">
            <text:p>0.001</text:p>
          </table:table-cell>
          <table:table-cell office:value-type="float" office:value="5.3321732780204989E-3" table:formula="of:=[.H5]*[.$AA$5]" table:style-name="ce5">
            <text:p>0.005</text:p>
          </table:table-cell>
          <table:table-cell office:value-type="float" office:value="8.4708168643155002E-3" table:formula="of:=[.I5]*[.$AA$5]" table:style-name="ce5">
            <text:p>0.008</text:p>
          </table:table-cell>
          <table:table-cell office:value-type="float" office:value="9.1346240504106193E-3" table:formula="of:=[.J5]*[.$AA$5]" table:style-name="ce5">
            <text:p>0.009</text:p>
          </table:table-cell>
          <table:table-cell office:value-type="float" office:value="1.0820856254168017E-2" table:formula="of:=[.K5]*[.$AA$5]" table:style-name="ce5">
            <text:p>0.011</text:p>
          </table:table-cell>
          <table:table-cell office:value-type="float" office:value="1.0764301555513847E-2" table:formula="of:=[.L5]*[.$AA$5]" table:style-name="ce5">
            <text:p>0.011</text:p>
          </table:table-cell>
          <table:table-cell office:value-type="float" office:value="9.3808963761160304E-3" table:formula="of:=[.M5]*[.$AA$5]" table:style-name="ce5">
            <text:p>0.009</text:p>
          </table:table-cell>
          <table:table-cell office:value-type="float" office:value="8.7337839274907337E-3" table:formula="of:=[.N5]*[.$AA$5]" table:style-name="ce5">
            <text:p>0.009</text:p>
          </table:table-cell>
          <table:table-cell office:value-type="float" office:value="6.1729155109689878E-3" table:formula="of:=[.O5]*[.$AA$5]" table:style-name="ce5">
            <text:p>0.006</text:p>
          </table:table-cell>
          <table:table-cell office:value-type="float" office:value="4.1401224293085726E-3" table:formula="of:=[.P5]*[.$AA$5]" table:style-name="ce5">
            <text:p>0.004</text:p>
          </table:table-cell>
          <table:table-cell office:value-type="float" office:value="1.0163965408302074E-3" table:formula="of:=[.Q5]*[.$AA$5]" table:style-name="ce5">
            <text:p>0.001</text:p>
          </table:table-cell>
          <table:table-cell office:value-type="float" office:value="0" table:formula="of:=[.R5]*[.$AA$5]" table:style-name="ce5">
            <text:p>0.000</text:p>
          </table:table-cell>
          <table:table-cell office:value-type="float" office:value="0" table:formula="of:=[.S5]*[.$AA$5]" table:style-name="ce5">
            <text:p>0.000</text:p>
          </table:table-cell>
          <table:table-cell office:value-type="float" office:value="0" table:formula="of:=[.T5]*[.$AA$5]" table:style-name="ce5">
            <text:p>0.000</text:p>
          </table:table-cell>
          <table:table-cell office:value-type="float" office:value="0" table:formula="of:=[.U5]*[.$AA$5]" table:style-name="ce5">
            <text:p>0.000</text:p>
          </table:table-cell>
          <table:table-cell office:value-type="float" office:value="0" table:formula="of:=[.V5]*[.$AA$5]" table:style-name="ce5">
            <text:p>0.000</text:p>
          </table:table-cell>
          <table:table-cell office:value-type="float" office:value="0" table:formula="of:=[.W5]*[.$AA$5]" table:style-name="ce5">
            <text:p>0.000</text:p>
          </table:table-cell>
          <table:table-cell office:value-type="float" office:value="0" table:formula="of:=[.X5]*[.$AA$5]" table:style-name="ce5">
            <text:p>0.000</text:p>
          </table:table-cell>
          <table:table-cell office:value-type="float" office:value="0" table:formula="of:=[.Y5]*[.$AA$5]" table:style-name="ce5">
            <text:p>0.0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" table:formula="of:=[.B6]*[.$AA$6]" table:style-name="ce5">
            <text:p>0.000</text:p>
          </table:table-cell>
          <table:table-cell office:value-type="float" office:value="0" table:formula="of:=[.C6]*[.$AA$6]" table:style-name="ce5">
            <text:p>0.000</text:p>
          </table:table-cell>
          <table:table-cell office:value-type="float" office:value="0" table:formula="of:=[.D6]*[.$AA$6]" table:style-name="ce5">
            <text:p>0.000</text:p>
          </table:table-cell>
          <table:table-cell office:value-type="float" office:value="0" table:formula="of:=[.E6]*[.$AA$6]" table:style-name="ce5">
            <text:p>0.000</text:p>
          </table:table-cell>
          <table:table-cell office:value-type="float" office:value="0" table:formula="of:=[.F6]*[.$AA$6]" table:style-name="ce5">
            <text:p>0.000</text:p>
          </table:table-cell>
          <table:table-cell office:value-type="float" office:value="2.2878920509461411E-3" table:formula="of:=[.G6]*[.$AA$6]" table:style-name="ce5">
            <text:p>0.002</text:p>
          </table:table-cell>
          <table:table-cell office:value-type="float" office:value="1.148058013020928E-2" table:formula="of:=[.H6]*[.$AA$6]" table:style-name="ce5">
            <text:p>0.011</text:p>
          </table:table-cell>
          <table:table-cell office:value-type="float" office:value="1.679061829855185E-2" table:formula="of:=[.I6]*[.$AA$6]" table:style-name="ce5">
            <text:p>0.017</text:p>
          </table:table-cell>
          <table:table-cell office:value-type="float" office:value="1.9626172794459346E-2" table:formula="of:=[.J6]*[.$AA$6]" table:style-name="ce5">
            <text:p>0.020</text:p>
          </table:table-cell>
          <table:table-cell office:value-type="float" office:value="2.0724330202499575E-2" table:formula="of:=[.K6]*[.$AA$6]" table:style-name="ce5">
            <text:p>0.021</text:p>
          </table:table-cell>
          <table:table-cell office:value-type="float" office:value="2.3761172020376822E-2" table:formula="of:=[.L6]*[.$AA$6]" table:style-name="ce5">
            <text:p>0.024</text:p>
          </table:table-cell>
          <table:table-cell office:value-type="float" office:value="2.2036449927710609E-2" table:formula="of:=[.M6]*[.$AA$6]" table:style-name="ce5">
            <text:p>0.022</text:p>
          </table:table-cell>
          <table:table-cell office:value-type="float" office:value="1.8736533651031638E-2" table:formula="of:=[.N6]*[.$AA$6]" table:style-name="ce5">
            <text:p>0.019</text:p>
          </table:table-cell>
          <table:table-cell office:value-type="float" office:value="1.2647163949505099E-2" table:formula="of:=[.O6]*[.$AA$6]" table:style-name="ce5">
            <text:p>0.013</text:p>
          </table:table-cell>
          <table:table-cell office:value-type="float" office:value="1.0045477184395041E-2" table:formula="of:=[.P6]*[.$AA$6]" table:style-name="ce5">
            <text:p>0.010</text:p>
          </table:table-cell>
          <table:table-cell office:value-type="float" office:value="1.3008433825550292E-3" table:formula="of:=[.Q6]*[.$AA$6]" table:style-name="ce5">
            <text:p>0.001</text:p>
          </table:table-cell>
          <table:table-cell office:value-type="float" office:value="0" table:formula="of:=[.R6]*[.$AA$6]" table:style-name="ce5">
            <text:p>0.000</text:p>
          </table:table-cell>
          <table:table-cell office:value-type="float" office:value="0" table:formula="of:=[.S6]*[.$AA$6]" table:style-name="ce5">
            <text:p>0.000</text:p>
          </table:table-cell>
          <table:table-cell office:value-type="float" office:value="0" table:formula="of:=[.T6]*[.$AA$6]" table:style-name="ce5">
            <text:p>0.000</text:p>
          </table:table-cell>
          <table:table-cell office:value-type="float" office:value="0" table:formula="of:=[.U6]*[.$AA$6]" table:style-name="ce5">
            <text:p>0.000</text:p>
          </table:table-cell>
          <table:table-cell office:value-type="float" office:value="0" table:formula="of:=[.V6]*[.$AA$6]" table:style-name="ce5">
            <text:p>0.000</text:p>
          </table:table-cell>
          <table:table-cell office:value-type="float" office:value="0" table:formula="of:=[.W6]*[.$AA$6]" table:style-name="ce5">
            <text:p>0.000</text:p>
          </table:table-cell>
          <table:table-cell office:value-type="float" office:value="0" table:formula="of:=[.X6]*[.$AA$6]" table:style-name="ce5">
            <text:p>0.000</text:p>
          </table:table-cell>
          <table:table-cell office:value-type="float" office:value="0" table:formula="of:=[.Y6]*[.$AA$6]" table:style-name="ce5">
            <text:p>0.0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" table:formula="of:=[.B7]*[.$AA$7]" table:style-name="ce5">
            <text:p>0.000</text:p>
          </table:table-cell>
          <table:table-cell office:value-type="float" office:value="0" table:formula="of:=[.C7]*[.$AA$7]" table:style-name="ce5">
            <text:p>0.000</text:p>
          </table:table-cell>
          <table:table-cell office:value-type="float" office:value="0" table:formula="of:=[.D7]*[.$AA$7]" table:style-name="ce5">
            <text:p>0.000</text:p>
          </table:table-cell>
          <table:table-cell office:value-type="float" office:value="0" table:formula="of:=[.E7]*[.$AA$7]" table:style-name="ce5">
            <text:p>0.000</text:p>
          </table:table-cell>
          <table:table-cell office:value-type="float" office:value="0" table:formula="of:=[.F7]*[.$AA$7]" table:style-name="ce5">
            <text:p>0.000</text:p>
          </table:table-cell>
          <table:table-cell office:value-type="float" office:value="2.4420655019801187E-3" table:formula="of:=[.G7]*[.$AA$7]" table:style-name="ce5">
            <text:p>0.002</text:p>
          </table:table-cell>
          <table:table-cell office:value-type="float" office:value="1.2734184802212799E-2" table:formula="of:=[.H7]*[.$AA$7]" table:style-name="ce5">
            <text:p>0.013</text:p>
          </table:table-cell>
          <table:table-cell office:value-type="float" office:value="1.8143666222150797E-2" table:formula="of:=[.I7]*[.$AA$7]" table:style-name="ce5">
            <text:p>0.018</text:p>
          </table:table-cell>
          <table:table-cell office:value-type="float" office:value="2.2337052087935266E-2" table:formula="of:=[.J7]*[.$AA$7]" table:style-name="ce5">
            <text:p>0.022</text:p>
          </table:table-cell>
          <table:table-cell office:value-type="float" office:value="2.706494413732103E-2" table:formula="of:=[.K7]*[.$AA$7]" table:style-name="ce5">
            <text:p>0.027</text:p>
          </table:table-cell>
          <table:table-cell office:value-type="float" office:value="2.6204883221020735E-2" table:formula="of:=[.L7]*[.$AA$7]" table:style-name="ce5">
            <text:p>0.026</text:p>
          </table:table-cell>
          <table:table-cell office:value-type="float" office:value="2.4682697207881667E-2" table:formula="of:=[.M7]*[.$AA$7]" table:style-name="ce5">
            <text:p>0.025</text:p>
          </table:table-cell>
          <table:table-cell office:value-type="float" office:value="2.1116816682324006E-2" table:formula="of:=[.N7]*[.$AA$7]" table:style-name="ce5">
            <text:p>0.021</text:p>
          </table:table-cell>
          <table:table-cell office:value-type="float" office:value="1.7448397301659833E-2" table:formula="of:=[.O7]*[.$AA$7]" table:style-name="ce5">
            <text:p>0.017</text:p>
          </table:table-cell>
          <table:table-cell office:value-type="float" office:value="1.1596831399474579E-2" table:formula="of:=[.P7]*[.$AA$7]" table:style-name="ce5">
            <text:p>0.012</text:p>
          </table:table-cell>
          <table:table-cell office:value-type="float" office:value="2.9257829510926279E-3" table:formula="of:=[.Q7]*[.$AA$7]" table:style-name="ce5">
            <text:p>0.003</text:p>
          </table:table-cell>
          <table:table-cell office:value-type="float" office:value="0" table:formula="of:=[.R7]*[.$AA$7]" table:style-name="ce5">
            <text:p>0.000</text:p>
          </table:table-cell>
          <table:table-cell office:value-type="float" office:value="0" table:formula="of:=[.S7]*[.$AA$7]" table:style-name="ce5">
            <text:p>0.000</text:p>
          </table:table-cell>
          <table:table-cell office:value-type="float" office:value="0" table:formula="of:=[.T7]*[.$AA$7]" table:style-name="ce5">
            <text:p>0.000</text:p>
          </table:table-cell>
          <table:table-cell office:value-type="float" office:value="0" table:formula="of:=[.U7]*[.$AA$7]" table:style-name="ce5">
            <text:p>0.000</text:p>
          </table:table-cell>
          <table:table-cell office:value-type="float" office:value="0" table:formula="of:=[.V7]*[.$AA$7]" table:style-name="ce5">
            <text:p>0.000</text:p>
          </table:table-cell>
          <table:table-cell office:value-type="float" office:value="0" table:formula="of:=[.W7]*[.$AA$7]" table:style-name="ce5">
            <text:p>0.000</text:p>
          </table:table-cell>
          <table:table-cell office:value-type="float" office:value="0" table:formula="of:=[.X7]*[.$AA$7]" table:style-name="ce5">
            <text:p>0.000</text:p>
          </table:table-cell>
          <table:table-cell office:value-type="float" office:value="0" table:formula="of:=[.Y7]*[.$AA$7]" table:style-name="ce5">
            <text:p>0.0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" table:formula="of:=[.B8]*[.$AA$8]" table:style-name="ce5">
            <text:p>0.000</text:p>
          </table:table-cell>
          <table:table-cell office:value-type="float" office:value="0" table:formula="of:=[.C8]*[.$AA$8]" table:style-name="ce5">
            <text:p>0.000</text:p>
          </table:table-cell>
          <table:table-cell office:value-type="float" office:value="0" table:formula="of:=[.D8]*[.$AA$8]" table:style-name="ce5">
            <text:p>0.000</text:p>
          </table:table-cell>
          <table:table-cell office:value-type="float" office:value="0" table:formula="of:=[.E8]*[.$AA$8]" table:style-name="ce5">
            <text:p>0.000</text:p>
          </table:table-cell>
          <table:table-cell office:value-type="float" office:value="0" table:formula="of:=[.F8]*[.$AA$8]" table:style-name="ce5">
            <text:p>0.000</text:p>
          </table:table-cell>
          <table:table-cell office:value-type="float" office:value="7.6403216376614118E-3" table:formula="of:=[.G8]*[.$AA$8]" table:style-name="ce5">
            <text:p>0.008</text:p>
          </table:table-cell>
          <table:table-cell office:value-type="float" office:value="2.9891069407991872E-2" table:formula="of:=[.H8]*[.$AA$8]" table:style-name="ce5">
            <text:p>0.030</text:p>
          </table:table-cell>
          <table:table-cell office:value-type="float" office:value="4.057565904911567E-2" table:formula="of:=[.I8]*[.$AA$8]" table:style-name="ce5">
            <text:p>0.041</text:p>
          </table:table-cell>
          <table:table-cell office:value-type="float" office:value="5.0656279912453979E-2" table:formula="of:=[.J8]*[.$AA$8]" table:style-name="ce5">
            <text:p>0.051</text:p>
          </table:table-cell>
          <table:table-cell office:value-type="float" office:value="5.9038747776110061E-2" table:formula="of:=[.K8]*[.$AA$8]" table:style-name="ce5">
            <text:p>0.059</text:p>
          </table:table-cell>
          <table:table-cell office:value-type="float" office:value="5.412471202831793E-2" table:formula="of:=[.L8]*[.$AA$8]" table:style-name="ce5">
            <text:p>0.054</text:p>
          </table:table-cell>
          <table:table-cell office:value-type="float" office:value="5.6529079811687047E-2" table:formula="of:=[.M8]*[.$AA$8]" table:style-name="ce5">
            <text:p>0.057</text:p>
          </table:table-cell>
          <table:table-cell office:value-type="float" office:value="4.9220391983629291E-2" table:formula="of:=[.N8]*[.$AA$8]" table:style-name="ce5">
            <text:p>0.049</text:p>
          </table:table-cell>
          <table:table-cell office:value-type="float" office:value="4.1776690740724119E-2" table:formula="of:=[.O8]*[.$AA$8]" table:style-name="ce5">
            <text:p>0.042</text:p>
          </table:table-cell>
          <table:table-cell office:value-type="float" office:value="2.7370050047446741E-2" table:formula="of:=[.P8]*[.$AA$8]" table:style-name="ce5">
            <text:p>0.027</text:p>
          </table:table-cell>
          <table:table-cell office:value-type="float" office:value="7.2033203466386883E-3" table:formula="of:=[.Q8]*[.$AA$8]" table:style-name="ce5">
            <text:p>0.007</text:p>
          </table:table-cell>
          <table:table-cell office:value-type="float" office:value="0" table:formula="of:=[.R8]*[.$AA$8]" table:style-name="ce5">
            <text:p>0.000</text:p>
          </table:table-cell>
          <table:table-cell office:value-type="float" office:value="0" table:formula="of:=[.S8]*[.$AA$8]" table:style-name="ce5">
            <text:p>0.000</text:p>
          </table:table-cell>
          <table:table-cell office:value-type="float" office:value="0" table:formula="of:=[.T8]*[.$AA$8]" table:style-name="ce5">
            <text:p>0.000</text:p>
          </table:table-cell>
          <table:table-cell office:value-type="float" office:value="0" table:formula="of:=[.U8]*[.$AA$8]" table:style-name="ce5">
            <text:p>0.000</text:p>
          </table:table-cell>
          <table:table-cell office:value-type="float" office:value="0" table:formula="of:=[.V8]*[.$AA$8]" table:style-name="ce5">
            <text:p>0.000</text:p>
          </table:table-cell>
          <table:table-cell office:value-type="float" office:value="0" table:formula="of:=[.W8]*[.$AA$8]" table:style-name="ce5">
            <text:p>0.000</text:p>
          </table:table-cell>
          <table:table-cell office:value-type="float" office:value="0" table:formula="of:=[.X8]*[.$AA$8]" table:style-name="ce5">
            <text:p>0.000</text:p>
          </table:table-cell>
          <table:table-cell office:value-type="float" office:value="0" table:formula="of:=[.Y8]*[.$AA$8]" table:style-name="ce5">
            <text:p>0.0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" table:formula="of:=[.B9]*[.$AA$9]" table:style-name="ce5">
            <text:p>0.000</text:p>
          </table:table-cell>
          <table:table-cell office:value-type="float" office:value="0" table:formula="of:=[.C9]*[.$AA$9]" table:style-name="ce5">
            <text:p>0.000</text:p>
          </table:table-cell>
          <table:table-cell office:value-type="float" office:value="0" table:formula="of:=[.D9]*[.$AA$9]" table:style-name="ce5">
            <text:p>0.000</text:p>
          </table:table-cell>
          <table:table-cell office:value-type="float" office:value="0" table:formula="of:=[.E9]*[.$AA$9]" table:style-name="ce5">
            <text:p>0.000</text:p>
          </table:table-cell>
          <table:table-cell office:value-type="float" office:value="0" table:formula="of:=[.F9]*[.$AA$9]" table:style-name="ce5">
            <text:p>0.000</text:p>
          </table:table-cell>
          <table:table-cell office:value-type="float" office:value="1.1857316088769719E-2" table:formula="of:=[.G9]*[.$AA$9]" table:style-name="ce5">
            <text:p>0.012</text:p>
          </table:table-cell>
          <table:table-cell office:value-type="float" office:value="4.7116750501639861E-2" table:formula="of:=[.H9]*[.$AA$9]" table:style-name="ce5">
            <text:p>0.047</text:p>
          </table:table-cell>
          <table:table-cell office:value-type="float" office:value="6.9833934421737895E-2" table:formula="of:=[.I9]*[.$AA$9]" table:style-name="ce5">
            <text:p>0.070</text:p>
          </table:table-cell>
          <table:table-cell office:value-type="float" office:value="8.1375429068685889E-2" table:formula="of:=[.J9]*[.$AA$9]" table:style-name="ce5">
            <text:p>0.081</text:p>
          </table:table-cell>
          <table:table-cell office:value-type="float" office:value="7.7596061317197998E-2" table:formula="of:=[.K9]*[.$AA$9]" table:style-name="ce5">
            <text:p>0.078</text:p>
          </table:table-cell>
          <table:table-cell office:value-type="float" office:value="9.0425630312390287E-2" table:formula="of:=[.L9]*[.$AA$9]" table:style-name="ce5">
            <text:p>0.090</text:p>
          </table:table-cell>
          <table:table-cell office:value-type="float" office:value="8.4021025012276346E-2" table:formula="of:=[.M9]*[.$AA$9]" table:style-name="ce5">
            <text:p>0.084</text:p>
          </table:table-cell>
          <table:table-cell office:value-type="float" office:value="7.6192382780708251E-2" table:formula="of:=[.N9]*[.$AA$9]" table:style-name="ce5">
            <text:p>0.076</text:p>
          </table:table-cell>
          <table:table-cell office:value-type="float" office:value="6.1809643477350192E-2" table:formula="of:=[.O9]*[.$AA$9]" table:style-name="ce5">
            <text:p>0.062</text:p>
          </table:table-cell>
          <table:table-cell office:value-type="float" office:value="3.7600151173170511E-2" table:formula="of:=[.P9]*[.$AA$9]" table:style-name="ce5">
            <text:p>0.038</text:p>
          </table:table-cell>
          <table:table-cell office:value-type="float" office:value="1.2104746152089839E-2" table:formula="of:=[.Q9]*[.$AA$9]" table:style-name="ce5">
            <text:p>0.012</text:p>
          </table:table-cell>
          <table:table-cell office:value-type="float" office:value="0" table:formula="of:=[.R9]*[.$AA$9]" table:style-name="ce5">
            <text:p>0.000</text:p>
          </table:table-cell>
          <table:table-cell office:value-type="float" office:value="0" table:formula="of:=[.S9]*[.$AA$9]" table:style-name="ce5">
            <text:p>0.000</text:p>
          </table:table-cell>
          <table:table-cell office:value-type="float" office:value="0" table:formula="of:=[.T9]*[.$AA$9]" table:style-name="ce5">
            <text:p>0.000</text:p>
          </table:table-cell>
          <table:table-cell office:value-type="float" office:value="0" table:formula="of:=[.U9]*[.$AA$9]" table:style-name="ce5">
            <text:p>0.000</text:p>
          </table:table-cell>
          <table:table-cell office:value-type="float" office:value="0" table:formula="of:=[.V9]*[.$AA$9]" table:style-name="ce5">
            <text:p>0.000</text:p>
          </table:table-cell>
          <table:table-cell office:value-type="float" office:value="0" table:formula="of:=[.W9]*[.$AA$9]" table:style-name="ce5">
            <text:p>0.000</text:p>
          </table:table-cell>
          <table:table-cell office:value-type="float" office:value="0" table:formula="of:=[.X9]*[.$AA$9]" table:style-name="ce5">
            <text:p>0.000</text:p>
          </table:table-cell>
          <table:table-cell office:value-type="float" office:value="0" table:formula="of:=[.Y9]*[.$AA$9]" table:style-name="ce5">
            <text:p>0.0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" table:formula="of:=[.B10]*[.$AA$10]" table:style-name="ce5">
            <text:p>0.000</text:p>
          </table:table-cell>
          <table:table-cell office:value-type="float" office:value="0" table:formula="of:=[.C10]*[.$AA$10]" table:style-name="ce5">
            <text:p>0.000</text:p>
          </table:table-cell>
          <table:table-cell office:value-type="float" office:value="0" table:formula="of:=[.D10]*[.$AA$10]" table:style-name="ce5">
            <text:p>0.000</text:p>
          </table:table-cell>
          <table:table-cell office:value-type="float" office:value="0" table:formula="of:=[.E10]*[.$AA$10]" table:style-name="ce5">
            <text:p>0.000</text:p>
          </table:table-cell>
          <table:table-cell office:value-type="float" office:value="0" table:formula="of:=[.F10]*[.$AA$10]" table:style-name="ce5">
            <text:p>0.000</text:p>
          </table:table-cell>
          <table:table-cell office:value-type="float" office:value="1.3271547983053697E-2" table:formula="of:=[.G10]*[.$AA$10]" table:style-name="ce5">
            <text:p>0.013</text:p>
          </table:table-cell>
          <table:table-cell office:value-type="float" office:value="6.950179970785729E-2" table:formula="of:=[.H10]*[.$AA$10]" table:style-name="ce5">
            <text:p>0.070</text:p>
          </table:table-cell>
          <table:table-cell office:value-type="float" office:value="9.6742184666696693E-2" table:formula="of:=[.I10]*[.$AA$10]" table:style-name="ce5">
            <text:p>0.097</text:p>
          </table:table-cell>
          <table:table-cell office:value-type="float" office:value="0.12087154322310725" table:formula="of:=[.J10]*[.$AA$10]" table:style-name="ce5">
            <text:p>0.121</text:p>
          </table:table-cell>
          <table:table-cell office:value-type="float" office:value="0.11909127916117289" table:formula="of:=[.K10]*[.$AA$10]" table:style-name="ce5">
            <text:p>0.119</text:p>
          </table:table-cell>
          <table:table-cell office:value-type="float" office:value="0.11707426831903132" table:formula="of:=[.L10]*[.$AA$10]" table:style-name="ce5">
            <text:p>0.117</text:p>
          </table:table-cell>
          <table:table-cell office:value-type="float" office:value="0.12903012849894699" table:formula="of:=[.M10]*[.$AA$10]" table:style-name="ce5">
            <text:p>0.129</text:p>
          </table:table-cell>
          <table:table-cell office:value-type="float" office:value="0.11486295733880164" table:formula="of:=[.N10]*[.$AA$10]" table:style-name="ce5">
            <text:p>0.115</text:p>
          </table:table-cell>
          <table:table-cell office:value-type="float" office:value="8.9492786944496222E-2" table:formula="of:=[.O10]*[.$AA$10]" table:style-name="ce5">
            <text:p>0.089</text:p>
          </table:table-cell>
          <table:table-cell office:value-type="float" office:value="5.8215602786459111E-2" table:formula="of:=[.P10]*[.$AA$10]" table:style-name="ce5">
            <text:p>0.058</text:p>
          </table:table-cell>
          <table:table-cell office:value-type="float" office:value="1.5638592079018559E-2" table:formula="of:=[.Q10]*[.$AA$10]" table:style-name="ce5">
            <text:p>0.016</text:p>
          </table:table-cell>
          <table:table-cell office:value-type="float" office:value="0" table:formula="of:=[.R10]*[.$AA$10]" table:style-name="ce5">
            <text:p>0.000</text:p>
          </table:table-cell>
          <table:table-cell office:value-type="float" office:value="0" table:formula="of:=[.S10]*[.$AA$10]" table:style-name="ce5">
            <text:p>0.000</text:p>
          </table:table-cell>
          <table:table-cell office:value-type="float" office:value="0" table:formula="of:=[.T10]*[.$AA$10]" table:style-name="ce5">
            <text:p>0.000</text:p>
          </table:table-cell>
          <table:table-cell office:value-type="float" office:value="0" table:formula="of:=[.U10]*[.$AA$10]" table:style-name="ce5">
            <text:p>0.000</text:p>
          </table:table-cell>
          <table:table-cell office:value-type="float" office:value="0" table:formula="of:=[.V10]*[.$AA$10]" table:style-name="ce5">
            <text:p>0.000</text:p>
          </table:table-cell>
          <table:table-cell office:value-type="float" office:value="0" table:formula="of:=[.W10]*[.$AA$10]" table:style-name="ce5">
            <text:p>0.000</text:p>
          </table:table-cell>
          <table:table-cell office:value-type="float" office:value="0" table:formula="of:=[.X10]*[.$AA$10]" table:style-name="ce5">
            <text:p>0.000</text:p>
          </table:table-cell>
          <table:table-cell office:value-type="float" office:value="0" table:formula="of:=[.Y10]*[.$AA$10]" table:style-name="ce5">
            <text:p>0.0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" table:formula="of:=[.B11]*[.$AA$11]" table:style-name="ce5">
            <text:p>0.000</text:p>
          </table:table-cell>
          <table:table-cell office:value-type="float" office:value="0" table:formula="of:=[.C11]*[.$AA$11]" table:style-name="ce5">
            <text:p>0.000</text:p>
          </table:table-cell>
          <table:table-cell office:value-type="float" office:value="0" table:formula="of:=[.D11]*[.$AA$11]" table:style-name="ce5">
            <text:p>0.000</text:p>
          </table:table-cell>
          <table:table-cell office:value-type="float" office:value="0" table:formula="of:=[.E11]*[.$AA$11]" table:style-name="ce5">
            <text:p>0.000</text:p>
          </table:table-cell>
          <table:table-cell office:value-type="float" office:value="0" table:formula="of:=[.F11]*[.$AA$11]" table:style-name="ce5">
            <text:p>0.000</text:p>
          </table:table-cell>
          <table:table-cell office:value-type="float" office:value="1.9925680351298852E-2" table:formula="of:=[.G11]*[.$AA$11]" table:style-name="ce5">
            <text:p>0.020</text:p>
          </table:table-cell>
          <table:table-cell office:value-type="float" office:value="7.2205158884393758E-2" table:formula="of:=[.H11]*[.$AA$11]" table:style-name="ce5">
            <text:p>0.072</text:p>
          </table:table-cell>
          <table:table-cell office:value-type="float" office:value="0.10697814000686133" table:formula="of:=[.I11]*[.$AA$11]" table:style-name="ce5">
            <text:p>0.107</text:p>
          </table:table-cell>
          <table:table-cell office:value-type="float" office:value="0.1301477792352119" table:formula="of:=[.J11]*[.$AA$11]" table:style-name="ce5">
            <text:p>0.130</text:p>
          </table:table-cell>
          <table:table-cell office:value-type="float" office:value="0.15331340043263136" table:formula="of:=[.K11]*[.$AA$11]" table:style-name="ce5">
            <text:p>0.153</text:p>
          </table:table-cell>
          <table:table-cell office:value-type="float" office:value="0.15414941600085699" table:formula="of:=[.L11]*[.$AA$11]" table:style-name="ce5">
            <text:p>0.154</text:p>
          </table:table-cell>
          <table:table-cell office:value-type="float" office:value="0.14082982508730169" table:formula="of:=[.M11]*[.$AA$11]" table:style-name="ce5">
            <text:p>0.141</text:p>
          </table:table-cell>
          <table:table-cell office:value-type="float" office:value="0.12282732887867277" table:formula="of:=[.N11]*[.$AA$11]" table:style-name="ce5">
            <text:p>0.123</text:p>
          </table:table-cell>
          <table:table-cell office:value-type="float" office:value="0.10033888265182223" table:formula="of:=[.O11]*[.$AA$11]" table:style-name="ce5">
            <text:p>0.100</text:p>
          </table:table-cell>
          <table:table-cell office:value-type="float" office:value="7.0588176655595872E-2" table:formula="of:=[.P11]*[.$AA$11]" table:style-name="ce5">
            <text:p>0.071</text:p>
          </table:table-cell>
          <table:table-cell office:value-type="float" office:value="1.4875352998113177E-2" table:formula="of:=[.Q11]*[.$AA$11]" table:style-name="ce5">
            <text:p>0.015</text:p>
          </table:table-cell>
          <table:table-cell office:value-type="float" office:value="0" table:formula="of:=[.R11]*[.$AA$11]" table:style-name="ce5">
            <text:p>0.000</text:p>
          </table:table-cell>
          <table:table-cell office:value-type="float" office:value="0" table:formula="of:=[.S11]*[.$AA$11]" table:style-name="ce5">
            <text:p>0.000</text:p>
          </table:table-cell>
          <table:table-cell office:value-type="float" office:value="0" table:formula="of:=[.T11]*[.$AA$11]" table:style-name="ce5">
            <text:p>0.000</text:p>
          </table:table-cell>
          <table:table-cell office:value-type="float" office:value="0" table:formula="of:=[.U11]*[.$AA$11]" table:style-name="ce5">
            <text:p>0.000</text:p>
          </table:table-cell>
          <table:table-cell office:value-type="float" office:value="0" table:formula="of:=[.V11]*[.$AA$11]" table:style-name="ce5">
            <text:p>0.000</text:p>
          </table:table-cell>
          <table:table-cell office:value-type="float" office:value="0" table:formula="of:=[.W11]*[.$AA$11]" table:style-name="ce5">
            <text:p>0.000</text:p>
          </table:table-cell>
          <table:table-cell office:value-type="float" office:value="0" table:formula="of:=[.X11]*[.$AA$11]" table:style-name="ce5">
            <text:p>0.000</text:p>
          </table:table-cell>
          <table:table-cell office:value-type="float" office:value="0" table:formula="of:=[.Y11]*[.$AA$11]" table:style-name="ce5">
            <text:p>0.0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" table:formula="of:=[.B12]*[.$AA$12]" table:style-name="ce5">
            <text:p>0.000</text:p>
          </table:table-cell>
          <table:table-cell office:value-type="float" office:value="0" table:formula="of:=[.C12]*[.$AA$12]" table:style-name="ce5">
            <text:p>0.000</text:p>
          </table:table-cell>
          <table:table-cell office:value-type="float" office:value="0" table:formula="of:=[.D12]*[.$AA$12]" table:style-name="ce5">
            <text:p>0.000</text:p>
          </table:table-cell>
          <table:table-cell office:value-type="float" office:value="0" table:formula="of:=[.E12]*[.$AA$12]" table:style-name="ce5">
            <text:p>0.000</text:p>
          </table:table-cell>
          <table:table-cell office:value-type="float" office:value="0" table:formula="of:=[.F12]*[.$AA$12]" table:style-name="ce5">
            <text:p>0.000</text:p>
          </table:table-cell>
          <table:table-cell office:value-type="float" office:value="2.1839038946878157E-2" table:formula="of:=[.G12]*[.$AA$12]" table:style-name="ce5">
            <text:p>0.022</text:p>
          </table:table-cell>
          <table:table-cell office:value-type="float" office:value="0.12770870620363509" table:formula="of:=[.H12]*[.$AA$12]" table:style-name="ce5">
            <text:p>0.128</text:p>
          </table:table-cell>
          <table:table-cell office:value-type="float" office:value="0.18869051442064808" table:formula="of:=[.I12]*[.$AA$12]" table:style-name="ce5">
            <text:p>0.189</text:p>
          </table:table-cell>
          <table:table-cell office:value-type="float" office:value="0.23213457839912041" table:formula="of:=[.J12]*[.$AA$12]" table:style-name="ce5">
            <text:p>0.232</text:p>
          </table:table-cell>
          <table:table-cell office:value-type="float" office:value="0.25973611257907597" table:formula="of:=[.K12]*[.$AA$12]" table:style-name="ce5">
            <text:p>0.260</text:p>
          </table:table-cell>
          <table:table-cell office:value-type="float" office:value="0.2655672681437285" table:formula="of:=[.L12]*[.$AA$12]" table:style-name="ce5">
            <text:p>0.266</text:p>
          </table:table-cell>
          <table:table-cell office:value-type="float" office:value="0.22659533585578792" table:formula="of:=[.M12]*[.$AA$12]" table:style-name="ce5">
            <text:p>0.227</text:p>
          </table:table-cell>
          <table:table-cell office:value-type="float" office:value="0.1945888632993408" table:formula="of:=[.N12]*[.$AA$12]" table:style-name="ce5">
            <text:p>0.195</text:p>
          </table:table-cell>
          <table:table-cell office:value-type="float" office:value="0.16170036428546475" table:formula="of:=[.O12]*[.$AA$12]" table:style-name="ce5">
            <text:p>0.162</text:p>
          </table:table-cell>
          <table:table-cell office:value-type="float" office:value="6.2563661999937806E-2" table:formula="of:=[.P12]*[.$AA$12]" table:style-name="ce5">
            <text:p>0.063</text:p>
          </table:table-cell>
          <table:table-cell office:value-type="float" office:value="4.9568351142763464E-2" table:formula="of:=[.Q12]*[.$AA$12]" table:style-name="ce5">
            <text:p>0.050</text:p>
          </table:table-cell>
          <table:table-cell office:value-type="float" office:value="0" table:formula="of:=[.R12]*[.$AA$12]" table:style-name="ce5">
            <text:p>0.000</text:p>
          </table:table-cell>
          <table:table-cell office:value-type="float" office:value="0" table:formula="of:=[.S12]*[.$AA$12]" table:style-name="ce5">
            <text:p>0.000</text:p>
          </table:table-cell>
          <table:table-cell office:value-type="float" office:value="0" table:formula="of:=[.T12]*[.$AA$12]" table:style-name="ce5">
            <text:p>0.000</text:p>
          </table:table-cell>
          <table:table-cell office:value-type="float" office:value="0" table:formula="of:=[.U12]*[.$AA$12]" table:style-name="ce5">
            <text:p>0.000</text:p>
          </table:table-cell>
          <table:table-cell office:value-type="float" office:value="0" table:formula="of:=[.V12]*[.$AA$12]" table:style-name="ce5">
            <text:p>0.000</text:p>
          </table:table-cell>
          <table:table-cell office:value-type="float" office:value="0" table:formula="of:=[.W12]*[.$AA$12]" table:style-name="ce5">
            <text:p>0.000</text:p>
          </table:table-cell>
          <table:table-cell office:value-type="float" office:value="0" table:formula="of:=[.X12]*[.$AA$12]" table:style-name="ce5">
            <text:p>0.000</text:p>
          </table:table-cell>
          <table:table-cell office:value-type="float" office:value="0" table:formula="of:=[.Y12]*[.$AA$12]" table:style-name="ce5">
            <text:p>0.000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p_Sc</text:p>
          </table:table-cell>
          <table:table-cell office:value-type="float" office:value="0" table:formula="of:=SUM([.B16:.B25])" table:style-name="ce5">
            <text:p>0.000</text:p>
          </table:table-cell>
          <table:table-cell office:value-type="float" office:value="0" table:formula="of:=SUM([.C16:.C25])" table:style-name="ce5">
            <text:p>0.000</text:p>
          </table:table-cell>
          <table:table-cell office:value-type="float" office:value="0" table:formula="of:=SUM([.D16:.D25])" table:style-name="ce5">
            <text:p>0.000</text:p>
          </table:table-cell>
          <table:table-cell office:value-type="float" office:value="0" table:formula="of:=SUM([.E16:.E25])" table:style-name="ce5">
            <text:p>0.000</text:p>
          </table:table-cell>
          <table:table-cell office:value-type="float" office:value="0" table:formula="of:=SUM([.F16:.F25])" table:style-name="ce5">
            <text:p>0.000</text:p>
          </table:table-cell>
          <table:table-cell office:value-type="float" office:value="8.2349237174325129E-2" table:formula="of:=SUM([.G16:.G25])" table:style-name="ce5">
            <text:p>0.082</text:p>
          </table:table-cell>
          <table:table-cell office:value-type="float" office:value="0.38419198467890847" table:formula="of:=SUM([.H16:.H25])" table:style-name="ce5">
            <text:p>0.384</text:p>
          </table:table-cell>
          <table:table-cell office:value-type="float" office:value="0.55774286801151896" table:formula="of:=SUM([.I16:.I25])" table:style-name="ce5">
            <text:p>0.558</text:p>
          </table:table-cell>
          <table:table-cell office:value-type="float" office:value="0.68115931885912318" table:formula="of:=SUM([.J16:.J25])" table:style-name="ce5">
            <text:p>0.681</text:p>
          </table:table-cell>
          <table:table-cell office:value-type="float" office:value="0.74312668258252068" table:formula="of:=SUM([.K16:.K25])" table:style-name="ce5">
            <text:p>0.743</text:p>
          </table:table-cell>
          <table:table-cell office:value-type="float" office:value="0.75792639595593103" table:formula="of:=SUM([.L16:.L25])" table:style-name="ce5">
            <text:p>0.758</text:p>
          </table:table-cell>
          <table:table-cell office:value-type="float" office:value="0.70866460329761161" table:formula="of:=SUM([.M16:.M25])" table:style-name="ce5">
            <text:p>0.709</text:p>
          </table:table-cell>
          <table:table-cell office:value-type="float" office:value="0.61987571323496127" table:formula="of:=SUM([.N16:.N25])" table:style-name="ce5">
            <text:p>0.620</text:p>
          </table:table-cell>
          <table:table-cell office:value-type="float" office:value="0.50195338314637494" table:formula="of:=SUM([.O16:.O25])" table:style-name="ce5">
            <text:p>0.502</text:p>
          </table:table-cell>
          <table:table-cell office:value-type="float" office:value="0.28871741334860135" table:formula="of:=SUM([.P16:.P25])" table:style-name="ce5">
            <text:p>0.289</text:p>
          </table:table-cell>
          <table:table-cell office:value-type="float" office:value="0.10661798489888677" table:formula="of:=SUM([.Q16:.Q25])" table:style-name="ce5">
            <text:p>0.107</text:p>
          </table:table-cell>
          <table:table-cell office:value-type="float" office:value="0" table:formula="of:=SUM([.R16:.R25])" table:style-name="ce5">
            <text:p>0.000</text:p>
          </table:table-cell>
          <table:table-cell office:value-type="float" office:value="0" table:formula="of:=SUM([.S16:.S25])" table:style-name="ce5">
            <text:p>0.000</text:p>
          </table:table-cell>
          <table:table-cell office:value-type="float" office:value="0" table:formula="of:=SUM([.T16:.T25])" table:style-name="ce5">
            <text:p>0.000</text:p>
          </table:table-cell>
          <table:table-cell office:value-type="float" office:value="0" table:formula="of:=SUM([.U16:.U25])" table:style-name="ce5">
            <text:p>0.000</text:p>
          </table:table-cell>
          <table:table-cell office:value-type="float" office:value="0" table:formula="of:=SUM([.V16:.V25])" table:style-name="ce5">
            <text:p>0.000</text:p>
          </table:table-cell>
          <table:table-cell office:value-type="float" office:value="0" table:formula="of:=SUM([.W16:.W25])" table:style-name="ce5">
            <text:p>0.000</text:p>
          </table:table-cell>
          <table:table-cell office:value-type="float" office:value="0" table:formula="of:=SUM([.X16:.X25])" table:style-name="ce5">
            <text:p>0.000</text:p>
          </table:table-cell>
          <table:table-cell office:value-type="float" office:value="0" table:formula="of:=SUM([.Y16:.Y25])" table:style-name="ce5">
            <text:p>0.000</text:p>
          </table:table-cell>
          <table:table-cell table:number-columns-repeated="16359"/>
        </table:table-row>
        <table:table-row table:number-rows-repeated="1048549" table:style-name="ro1">
          <table:table-cell table:number-columns-repeated="16384"/>
        </table:table-row>
      </table:table>
      <table:table table:name="Scenarios_(Watt)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number-columns-spanned="24" table:number-rows-spanned="1" table:style-name="ce21">
            <text:p>Output of DGs of 1kW capacity</text:p>
          </table:table-cell>
          <table:covered-table-cell table:number-columns-repeated="23"/>
          <table:table-cell table:number-columns-repeated="3" table:style-name="ce1"/>
          <table:table-cell office:value-type="string" table:number-columns-spanned="24" table:number-rows-spanned="1" table:style-name="ce21">
            <text:p>Average Output of Wind DGs of 1kW capacity (Probability times Power)</text:p>
          </table:table-cell>
          <table:covered-table-cell table:number-columns-repeated="23"/>
          <table:table-cell table:number-columns-repeated="16332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t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3 (W)</text:p>
          </table:table-cell>
          <table:table-cell office:value-type="string" table:style-name="ce3">
            <text:p>t4 (W)</text:p>
          </table:table-cell>
          <table:table-cell office:value-type="string" table:style-name="ce3">
            <text:p>t5 (W)</text:p>
          </table:table-cell>
          <table:table-cell office:value-type="string" table:style-name="ce3">
            <text:p>t6 (W)</text:p>
          </table:table-cell>
          <table:table-cell office:value-type="string" table:style-name="ce3">
            <text:p>t7 (W)</text:p>
          </table:table-cell>
          <table:table-cell office:value-type="string" table:style-name="ce3">
            <text:p>t8 (W)</text:p>
          </table:table-cell>
          <table:table-cell office:value-type="string" table:style-name="ce3">
            <text:p>t9 (W)</text:p>
          </table:table-cell>
          <table:table-cell office:value-type="string" table:style-name="ce3">
            <text:p>t10 (W)</text:p>
          </table:table-cell>
          <table:table-cell office:value-type="string" table:style-name="ce3">
            <text:p>t1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13 (W)</text:p>
          </table:table-cell>
          <table:table-cell office:value-type="string" table:style-name="ce3">
            <text:p>t14 (W)</text:p>
          </table:table-cell>
          <table:table-cell office:value-type="string" table:style-name="ce3">
            <text:p>t15 (W)</text:p>
          </table:table-cell>
          <table:table-cell office:value-type="string" table:style-name="ce3">
            <text:p>t16 (W)</text:p>
          </table:table-cell>
          <table:table-cell office:value-type="string" table:style-name="ce3">
            <text:p>t17 (W)</text:p>
          </table:table-cell>
          <table:table-cell office:value-type="string" table:style-name="ce3">
            <text:p>t18 (W)</text:p>
          </table:table-cell>
          <table:table-cell office:value-type="string" table:style-name="ce3">
            <text:p>t19 (W)</text:p>
          </table:table-cell>
          <table:table-cell office:value-type="string" table:style-name="ce3">
            <text:p>t20 (W)</text:p>
          </table:table-cell>
          <table:table-cell office:value-type="string" table:style-name="ce3">
            <text:p>t21 (W)</text:p>
          </table:table-cell>
          <table:table-cell office:value-type="string" table:style-name="ce3">
            <text:p>t22 (W)</text:p>
          </table:table-cell>
          <table:table-cell office:value-type="string" table:style-name="ce3">
            <text:p>t23 (W)</text:p>
          </table:table-cell>
          <table:table-cell office:value-type="string" table:style-name="ce3">
            <text:p>t24 (W)</text:p>
          </table:table-cell>
          <table:table-cell table:style-name="ce1"/>
          <table:table-cell office:value-type="string" table:style-name="ce3">
            <text:p>Prob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9.1674000000000007" table:style-name="ce22">
            <text:p>9.2</text:p>
          </table:table-cell>
          <table:table-cell office:value-type="float" office:value="55.707700000000003" table:style-name="ce22">
            <text:p>55.7</text:p>
          </table:table-cell>
          <table:table-cell office:value-type="float" office:value="80.149100000000004" table:style-name="ce22">
            <text:p>80.1</text:p>
          </table:table-cell>
          <table:table-cell office:value-type="float" office:value="240.232" table:style-name="ce22">
            <text:p>240.2</text:p>
          </table:table-cell>
          <table:table-cell office:value-type="float" office:value="309.24400000000003" table:style-name="ce22">
            <text:p>309.2</text:p>
          </table:table-cell>
          <table:table-cell office:value-type="float" office:value="294.416" table:style-name="ce22">
            <text:p>294.4</text:p>
          </table:table-cell>
          <table:table-cell office:value-type="float" office:value="61.521900000000002" table:style-name="ce22">
            <text:p>61.5</text:p>
          </table:table-cell>
          <table:table-cell office:value-type="float" office:value="138.952" table:style-name="ce22">
            <text:p>139.0</text:p>
          </table:table-cell>
          <table:table-cell office:value-type="float" office:value="180.81299999999999" table:style-name="ce22">
            <text:p>180.8</text:p>
          </table:table-cell>
          <table:table-cell office:value-type="float" office:value="628.50300000000004" table:style-name="ce22">
            <text:p>628.5</text:p>
          </table:table-cell>
          <table:table-cell office:value-type="float" office:value="667.86" table:style-name="ce22">
            <text:p>667.9</text:p>
          </table:table-cell>
          <table:table-cell office:value-type="float" office:value="454.048" table:style-name="ce22">
            <text:p>454.0</text:p>
          </table:table-cell>
          <table:table-cell office:value-type="float" office:value="378.34899999999999" table:style-name="ce22">
            <text:p>378.3</text:p>
          </table:table-cell>
          <table:table-cell office:value-type="float" office:value="58.49" table:style-name="ce22">
            <text:p>58.5</text:p>
          </table:table-cell>
          <table:table-cell office:value-type="float" office:value="60.719900000000003" table:style-name="ce22">
            <text:p>60.7</text:p>
          </table:table-cell>
          <table:table-cell office:value-type="float" office:value="47.0486" table:style-name="ce22">
            <text:p>47.0</text:p>
          </table:table-cell>
          <table:table-cell office:value-type="float" office:value="43.177100000000003" table:style-name="ce22">
            <text:p>43.2</text:p>
          </table:table-cell>
          <table:table-cell office:value-type="float" office:value="156.90899999999999" table:style-name="ce22">
            <text:p>156.9</text:p>
          </table:table-cell>
          <table:table-cell office:value-type="float" office:value="635.54899999999998" table:style-name="ce22">
            <text:p>635.5</text:p>
          </table:table-cell>
          <table:table-cell office:value-type="float" office:value="348.10899999999998" table:style-name="ce22">
            <text:p>348.1</text:p>
          </table:table-cell>
          <table:table-cell office:value-type="float" office:value="359.89299999999997" table:style-name="ce22">
            <text:p>359.9</text:p>
          </table:table-cell>
          <table:table-cell office:value-type="float" office:value="114.91200000000001" table:style-name="ce22">
            <text:p>114.9</text:p>
          </table:table-cell>
          <table:table-cell office:value-type="float" office:value="78.145499999999998" table:style-name="ce22">
            <text:p>78.1</text:p>
          </table:table-cell>
          <table:table-cell office:value-type="float" office:value="323.238" table:style-name="ce22">
            <text:p>323.2</text:p>
          </table:table-cell>
          <table:table-cell table:style-name="ce1"/>
          <table:table-cell office:value-type="float" office:value="0.01" table:style-name="ce5">
            <text:p>0.010</text:p>
          </table:table-cell>
          <table:table-cell table:style-name="ce1"/>
          <table:table-cell office:value-type="float" office:value="9.1674000000000005E-2" table:formula="of:=[.$AA$3]*[.B3]" table:style-name="ce6">
            <text:p>0.09</text:p>
          </table:table-cell>
          <table:table-cell office:value-type="float" office:value="0.55707700000000004" table:formula="of:=[.$AA$3]*[.C3]" table:style-name="ce6">
            <text:p>0.56</text:p>
          </table:table-cell>
          <table:table-cell office:value-type="float" office:value="0.80149100000000006" table:formula="of:=[.$AA$3]*[.D3]" table:style-name="ce6">
            <text:p>0.80</text:p>
          </table:table-cell>
          <table:table-cell office:value-type="float" office:value="2.40232" table:formula="of:=[.$AA$3]*[.E3]" table:style-name="ce6">
            <text:p>2.40</text:p>
          </table:table-cell>
          <table:table-cell office:value-type="float" office:value="3.0924400000000003" table:formula="of:=[.$AA$3]*[.F3]" table:style-name="ce6">
            <text:p>3.09</text:p>
          </table:table-cell>
          <table:table-cell office:value-type="float" office:value="2.9441600000000001" table:formula="of:=[.$AA$3]*[.G3]" table:style-name="ce6">
            <text:p>2.94</text:p>
          </table:table-cell>
          <table:table-cell office:value-type="float" office:value="0.61521900000000007" table:formula="of:=[.$AA$3]*[.H3]" table:style-name="ce6">
            <text:p>0.62</text:p>
          </table:table-cell>
          <table:table-cell office:value-type="float" office:value="1.3895200000000001" table:formula="of:=[.$AA$3]*[.I3]" table:style-name="ce6">
            <text:p>1.39</text:p>
          </table:table-cell>
          <table:table-cell office:value-type="float" office:value="1.80813" table:formula="of:=[.$AA$3]*[.J3]" table:style-name="ce6">
            <text:p>1.81</text:p>
          </table:table-cell>
          <table:table-cell office:value-type="float" office:value="6.2850300000000008" table:formula="of:=[.$AA$3]*[.K3]" table:style-name="ce6">
            <text:p>6.29</text:p>
          </table:table-cell>
          <table:table-cell office:value-type="float" office:value="6.6786000000000003" table:formula="of:=[.$AA$3]*[.L3]" table:style-name="ce6">
            <text:p>6.68</text:p>
          </table:table-cell>
          <table:table-cell office:value-type="float" office:value="4.5404800000000005" table:formula="of:=[.$AA$3]*[.M3]" table:style-name="ce6">
            <text:p>4.54</text:p>
          </table:table-cell>
          <table:table-cell office:value-type="float" office:value="3.78349" table:formula="of:=[.$AA$3]*[.N3]" table:style-name="ce6">
            <text:p>3.78</text:p>
          </table:table-cell>
          <table:table-cell office:value-type="float" office:value="0.58490000000000009" table:formula="of:=[.$AA$3]*[.O3]" table:style-name="ce6">
            <text:p>0.58</text:p>
          </table:table-cell>
          <table:table-cell office:value-type="float" office:value="0.60719900000000004" table:formula="of:=[.$AA$3]*[.P3]" table:style-name="ce6">
            <text:p>0.61</text:p>
          </table:table-cell>
          <table:table-cell office:value-type="float" office:value="0.47048600000000002" table:formula="of:=[.$AA$3]*[.Q3]" table:style-name="ce6">
            <text:p>0.47</text:p>
          </table:table-cell>
          <table:table-cell office:value-type="float" office:value="0.43177100000000002" table:formula="of:=[.$AA$3]*[.R3]" table:style-name="ce6">
            <text:p>0.43</text:p>
          </table:table-cell>
          <table:table-cell office:value-type="float" office:value="1.5690899999999999" table:formula="of:=[.$AA$3]*[.S3]" table:style-name="ce6">
            <text:p>1.57</text:p>
          </table:table-cell>
          <table:table-cell office:value-type="float" office:value="6.3554899999999996" table:formula="of:=[.$AA$3]*[.T3]" table:style-name="ce6">
            <text:p>6.36</text:p>
          </table:table-cell>
          <table:table-cell office:value-type="float" office:value="3.48109" table:formula="of:=[.$AA$3]*[.U3]" table:style-name="ce6">
            <text:p>3.48</text:p>
          </table:table-cell>
          <table:table-cell office:value-type="float" office:value="3.5989299999999997" table:formula="of:=[.$AA$3]*[.V3]" table:style-name="ce6">
            <text:p>3.60</text:p>
          </table:table-cell>
          <table:table-cell office:value-type="float" office:value="1.1491200000000001" table:formula="of:=[.$AA$3]*[.W3]" table:style-name="ce6">
            <text:p>1.15</text:p>
          </table:table-cell>
          <table:table-cell office:value-type="float" office:value="0.78145500000000001" table:formula="of:=[.$AA$3]*[.X3]" table:style-name="ce6">
            <text:p>0.78</text:p>
          </table:table-cell>
          <table:table-cell office:value-type="float" office:value="3.23238" table:formula="of:=[.$AA$3]*[.Y3]" table:style-name="ce6">
            <text:p>3.23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300.52" table:style-name="ce22">
            <text:p>300.5</text:p>
          </table:table-cell>
          <table:table-cell office:value-type="float" office:value="520.09299999999996" table:style-name="ce22">
            <text:p>520.1</text:p>
          </table:table-cell>
          <table:table-cell office:value-type="float" office:value="346.572" table:style-name="ce22">
            <text:p>346.6</text:p>
          </table:table-cell>
          <table:table-cell office:value-type="float" office:value="115.429" table:style-name="ce22">
            <text:p>115.4</text:p>
          </table:table-cell>
          <table:table-cell office:value-type="float" office:value="331.64800000000002" table:style-name="ce22">
            <text:p>331.6</text:p>
          </table:table-cell>
          <table:table-cell office:value-type="float" office:value="355.108" table:style-name="ce22">
            <text:p>355.1</text:p>
          </table:table-cell>
          <table:table-cell office:value-type="float" office:value="297.30799999999999" table:style-name="ce22">
            <text:p>297.3</text:p>
          </table:table-cell>
          <table:table-cell office:value-type="float" office:value="122.069" table:style-name="ce22">
            <text:p>122.1</text:p>
          </table:table-cell>
          <table:table-cell office:value-type="float" office:value="114.25700000000001" table:style-name="ce22">
            <text:p>114.3</text:p>
          </table:table-cell>
          <table:table-cell office:value-type="float" office:value="55.252000000000002" table:style-name="ce22">
            <text:p>55.3</text:p>
          </table:table-cell>
          <table:table-cell office:value-type="float" office:value="50.243400000000001" table:style-name="ce22">
            <text:p>50.2</text:p>
          </table:table-cell>
          <table:table-cell office:value-type="float" office:value="212.934" table:style-name="ce22">
            <text:p>212.9</text:p>
          </table:table-cell>
          <table:table-cell office:value-type="float" office:value="128.81399999999999" table:style-name="ce22">
            <text:p>128.8</text:p>
          </table:table-cell>
          <table:table-cell office:value-type="float" office:value="417.37599999999998" table:style-name="ce22">
            <text:p>417.4</text:p>
          </table:table-cell>
          <table:table-cell office:value-type="float" office:value="275.08100000000002" table:style-name="ce22">
            <text:p>275.1</text:p>
          </table:table-cell>
          <table:table-cell office:value-type="float" office:value="299.37599999999998" table:style-name="ce22">
            <text:p>299.4</text:p>
          </table:table-cell>
          <table:table-cell office:value-type="float" office:value="286.28399999999999" table:style-name="ce22">
            <text:p>286.3</text:p>
          </table:table-cell>
          <table:table-cell office:value-type="float" office:value="239.07599999999999" table:style-name="ce22">
            <text:p>239.1</text:p>
          </table:table-cell>
          <table:table-cell office:value-type="float" office:value="88.360699999999994" table:style-name="ce22">
            <text:p>88.4</text:p>
          </table:table-cell>
          <table:table-cell office:value-type="float" office:value="130.37100000000001" table:style-name="ce22">
            <text:p>130.4</text:p>
          </table:table-cell>
          <table:table-cell office:value-type="float" office:value="168.845" table:style-name="ce22">
            <text:p>168.8</text:p>
          </table:table-cell>
          <table:table-cell office:value-type="float" office:value="215.845" table:style-name="ce22">
            <text:p>215.8</text:p>
          </table:table-cell>
          <table:table-cell office:value-type="float" office:value="253.857" table:style-name="ce22">
            <text:p>253.9</text:p>
          </table:table-cell>
          <table:table-cell office:value-type="float" office:value="286.98500000000001" table:style-name="ce22">
            <text:p>287.0</text:p>
          </table:table-cell>
          <table:table-cell table:style-name="ce1"/>
          <table:table-cell office:value-type="float" office:value="1.1223008505639013E-2" table:style-name="ce5">
            <text:p>0.011</text:p>
          </table:table-cell>
          <table:table-cell table:style-name="ce1"/>
          <table:table-cell office:value-type="float" office:value="3.3727385161146359" table:formula="of:=[.$AA$4]*[.B4]" table:style-name="ce6">
            <text:p>3.37</text:p>
          </table:table-cell>
          <table:table-cell office:value-type="float" office:value="5.8370081627233104" table:formula="of:=[.$AA$4]*[.C4]" table:style-name="ce6">
            <text:p>5.84</text:p>
          </table:table-cell>
          <table:table-cell office:value-type="float" office:value="3.8895805038163238" table:formula="of:=[.$AA$4]*[.D4]" table:style-name="ce6">
            <text:p>3.89</text:p>
          </table:table-cell>
          <table:table-cell office:value-type="float" office:value="1.2954606487974056" table:formula="of:=[.$AA$4]*[.E4]" table:style-name="ce6">
            <text:p>1.30</text:p>
          </table:table-cell>
          <table:table-cell office:value-type="float" office:value="3.7220883248781678" table:formula="of:=[.$AA$4]*[.F4]" table:style-name="ce6">
            <text:p>3.72</text:p>
          </table:table-cell>
          <table:table-cell office:value-type="float" office:value="3.9853801044204586" table:formula="of:=[.$AA$4]*[.G4]" table:style-name="ce6">
            <text:p>3.99</text:p>
          </table:table-cell>
          <table:table-cell office:value-type="float" office:value="3.3366902127945237" table:formula="of:=[.$AA$4]*[.H4]" table:style-name="ce6">
            <text:p>3.34</text:p>
          </table:table-cell>
          <table:table-cell office:value-type="float" office:value="1.3699814252748488" table:formula="of:=[.$AA$4]*[.I4]" table:style-name="ce6">
            <text:p>1.37</text:p>
          </table:table-cell>
          <table:table-cell office:value-type="float" office:value="1.2823072828287967" table:formula="of:=[.$AA$4]*[.J4]" table:style-name="ce6">
            <text:p>1.28</text:p>
          </table:table-cell>
          <table:table-cell office:value-type="float" office:value="0.62009366595356674" table:formula="of:=[.$AA$4]*[.K4]" table:style-name="ce6">
            <text:p>0.62</text:p>
          </table:table-cell>
          <table:table-cell office:value-type="float" office:value="0.56388210555222318" table:formula="of:=[.$AA$4]*[.L4]" table:style-name="ce6">
            <text:p>0.56</text:p>
          </table:table-cell>
          <table:table-cell office:value-type="float" office:value="2.3897600931397376" table:formula="of:=[.$AA$4]*[.M4]" table:style-name="ce6">
            <text:p>2.39</text:p>
          </table:table-cell>
          <table:table-cell office:value-type="float" office:value="1.4456806176453838" table:formula="of:=[.$AA$4]*[.N4]" table:style-name="ce6">
            <text:p>1.45</text:p>
          </table:table-cell>
          <table:table-cell office:value-type="float" office:value="4.6842143980495887" table:formula="of:=[.$AA$4]*[.O4]" table:style-name="ce6">
            <text:p>4.68</text:p>
          </table:table-cell>
          <table:table-cell office:value-type="float" office:value="3.0872364027396855" table:formula="of:=[.$AA$4]*[.P4]" table:style-name="ce6">
            <text:p>3.09</text:p>
          </table:table-cell>
          <table:table-cell office:value-type="float" office:value="3.3598993943841848" table:formula="of:=[.$AA$4]*[.Q4]" table:style-name="ce6">
            <text:p>3.36</text:p>
          </table:table-cell>
          <table:table-cell office:value-type="float" office:value="3.212967767028359" table:formula="of:=[.$AA$4]*[.R4]" table:style-name="ce6">
            <text:p>3.21</text:p>
          </table:table-cell>
          <table:table-cell office:value-type="float" office:value="2.6831519814941527" table:formula="of:=[.$AA$4]*[.S4]" table:style-name="ce6">
            <text:p>2.68</text:p>
          </table:table-cell>
          <table:table-cell office:value-type="float" office:value="0.99167288766421702" table:formula="of:=[.$AA$4]*[.T4]" table:style-name="ce6">
            <text:p>0.99</text:p>
          </table:table-cell>
          <table:table-cell office:value-type="float" office:value="1.463154841888664" table:formula="of:=[.$AA$4]*[.U4]" table:style-name="ce6">
            <text:p>1.46</text:p>
          </table:table-cell>
          <table:table-cell office:value-type="float" office:value="1.8949488711346192" table:formula="of:=[.$AA$4]*[.V4]" table:style-name="ce6">
            <text:p>1.89</text:p>
          </table:table-cell>
          <table:table-cell office:value-type="float" office:value="2.4224302708996528" table:formula="of:=[.$AA$4]*[.W4]" table:style-name="ce6">
            <text:p>2.42</text:p>
          </table:table-cell>
          <table:table-cell office:value-type="float" office:value="2.8490392702160028" table:formula="of:=[.$AA$4]*[.X4]" table:style-name="ce6">
            <text:p>2.85</text:p>
          </table:table-cell>
          <table:table-cell office:value-type="float" office:value="3.2208350959908123" table:formula="of:=[.$AA$4]*[.Y4]" table:style-name="ce6">
            <text:p>3.22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3.70018" table:style-name="ce22">
            <text:p>3.7</text:p>
            <draw:frame draw:z-index="1" draw:id="id7" draw:style-name="a7" draw:name="Chart 2" svg:x="0.23039in" svg:y="0.07353in" svg:width="4.96569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office:value-type="float" office:value="27.776900000000001" table:style-name="ce22">
            <text:p>27.8</text:p>
          </table:table-cell>
          <table:table-cell office:value-type="float" office:value="181.864" table:style-name="ce22">
            <text:p>181.9</text:p>
          </table:table-cell>
          <table:table-cell office:value-type="float" office:value="99.319500000000005" table:style-name="ce22">
            <text:p>99.3</text:p>
          </table:table-cell>
          <table:table-cell office:value-type="float" office:value="52.875900000000001" table:style-name="ce22">
            <text:p>52.9</text:p>
          </table:table-cell>
          <table:table-cell office:value-type="float" office:value="59.461399999999998" table:style-name="ce22">
            <text:p>59.5</text:p>
          </table:table-cell>
          <table:table-cell office:value-type="float" office:value="118.393" table:style-name="ce22">
            <text:p>118.4</text:p>
          </table:table-cell>
          <table:table-cell office:value-type="float" office:value="371.55799999999999" table:style-name="ce22">
            <text:p>371.6</text:p>
            <draw:frame draw:z-index="2" draw:id="id8" draw:style-name="a8" draw:name="Chart 3" svg:x="0.57966in" svg:y="0.14614in" svg:width="4.96078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office:value-type="float" office:value="212.404" table:style-name="ce22">
            <text:p>212.4</text:p>
          </table:table-cell>
          <table:table-cell office:value-type="float" office:value="56.672400000000003" table:style-name="ce22">
            <text:p>56.7</text:p>
          </table:table-cell>
          <table:table-cell office:value-type="float" office:value="28.589099999999998" table:style-name="ce22">
            <text:p>28.6</text:p>
          </table:table-cell>
          <table:table-cell office:value-type="float" office:value="0.59199599999999997" table:style-name="ce22">
            <text:p>0.6</text:p>
          </table:table-cell>
          <table:table-cell office:value-type="float" office:value="3.8145900000000003E-2" table:style-name="ce22">
            <text:p>0.0</text:p>
          </table:table-cell>
          <table:table-cell office:value-type="float" office:value="7.63307" table:style-name="ce22">
            <text:p>7.6</text:p>
          </table:table-cell>
          <table:table-cell office:value-type="float" office:value="54.592199999999998" table:style-name="ce22">
            <text:p>54.6</text:p>
            <draw:frame draw:z-index="3" draw:id="id9" draw:style-name="a9" draw:name="Chart 4" svg:x="0.59804in" svg:y="0.07751in" svg:width="4.96569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office:value-type="float" office:value="94.726900000000001" table:style-name="ce22">
            <text:p>94.7</text:p>
          </table:table-cell>
          <table:table-cell office:value-type="float" office:value="118.65600000000001" table:style-name="ce22">
            <text:p>118.7</text:p>
          </table:table-cell>
          <table:table-cell office:value-type="float" office:value="93.652799999999999" table:style-name="ce22">
            <text:p>93.7</text:p>
          </table:table-cell>
          <table:table-cell office:value-type="float" office:value="171.66200000000001" table:style-name="ce22">
            <text:p>171.7</text:p>
          </table:table-cell>
          <table:table-cell office:value-type="float" office:value="191.565" table:style-name="ce22">
            <text:p>191.6</text:p>
          </table:table-cell>
          <table:table-cell office:value-type="float" office:value="90.085599999999999" table:style-name="ce22">
            <text:p>90.1</text:p>
          </table:table-cell>
          <table:table-cell office:value-type="float" office:value="77.662899999999993" table:style-name="ce22">
            <text:p>77.7</text:p>
          </table:table-cell>
          <table:table-cell office:value-type="float" office:value="255.511" table:style-name="ce22">
            <text:p>255.5</text:p>
          </table:table-cell>
          <table:table-cell office:value-type="float" office:value="137.01300000000001" table:style-name="ce22">
            <text:p>137.0</text:p>
          </table:table-cell>
          <table:table-cell table:style-name="ce1"/>
          <table:table-cell office:value-type="float" office:value="1.4465737723136831E-2" table:style-name="ce5">
            <text:p>0.014</text:p>
          </table:table-cell>
          <table:table-cell table:style-name="ce1"/>
          <table:table-cell office:value-type="float" office:value="5.3525833408396437E-2" table:formula="of:=[.$AA$5]*[.B5]" table:style-name="ce6">
            <text:p>0.05</text:p>
          </table:table-cell>
          <table:table-cell office:value-type="float" office:value="0.40181335016179948" table:formula="of:=[.$AA$5]*[.C5]" table:style-name="ce6">
            <text:p>0.40</text:p>
          </table:table-cell>
          <table:table-cell office:value-type="float" office:value="2.6307969252805568" table:formula="of:=[.$AA$5]*[.D5]" table:style-name="ce6">
            <text:p>2.63</text:p>
          </table:table-cell>
          <table:table-cell office:value-type="float" office:value="1.4367298377930886" table:formula="of:=[.$AA$5]*[.E5]" table:style-name="ce6">
            <text:p>1.44</text:p>
          </table:table-cell>
          <table:table-cell office:value-type="float" office:value="0.7648889012748108" table:formula="of:=[.$AA$5]*[.F5]" table:style-name="ce6">
            <text:p>0.76</text:p>
          </table:table-cell>
          <table:table-cell office:value-type="float" office:value="0.86015301705052838" table:formula="of:=[.$AA$5]*[.G5]" table:style-name="ce6">
            <text:p>0.86</text:p>
          </table:table-cell>
          <table:table-cell office:value-type="float" office:value="1.7126420862553389" table:formula="of:=[.$AA$5]*[.H5]" table:style-name="ce6">
            <text:p>1.71</text:p>
          </table:table-cell>
          <table:table-cell office:value-type="float" office:value="5.3748605769332745" table:formula="of:=[.$AA$5]*[.I5]" table:style-name="ce6">
            <text:p>5.37</text:p>
          </table:table-cell>
          <table:table-cell office:value-type="float" office:value="3.0725805553451555" table:formula="of:=[.$AA$5]*[.J5]" table:style-name="ce6">
            <text:p>3.07</text:p>
          </table:table-cell>
          <table:table-cell office:value-type="float" office:value="0.81980807454069982" table:formula="of:=[.$AA$5]*[.K5]" table:style-name="ce6">
            <text:p>0.82</text:p>
          </table:table-cell>
          <table:table-cell office:value-type="float" office:value="0.41356242234053114" table:formula="of:=[.$AA$5]*[.L5]" table:style-name="ce6">
            <text:p>0.41</text:p>
          </table:table-cell>
          <table:table-cell office:value-type="float" office:value="8.563658869146111E-3" table:formula="of:=[.$AA$5]*[.M5]" table:style-name="ce6">
            <text:p>0.01</text:p>
          </table:table-cell>
          <table:table-cell office:value-type="float" office:value="5.5180858461300534E-4" table:formula="of:=[.$AA$5]*[.N5]" table:style-name="ce6">
            <text:p>0.00</text:p>
          </table:table-cell>
          <table:table-cell office:value-type="float" office:value="0.11041798864234405" table:formula="of:=[.$AA$5]*[.O5]" table:style-name="ce6">
            <text:p>0.11</text:p>
          </table:table-cell>
          <table:table-cell office:value-type="float" office:value="0.78971644692903054" table:formula="of:=[.$AA$5]*[.P5]" table:style-name="ce6">
            <text:p>0.79</text:p>
          </table:table-cell>
          <table:table-cell office:value-type="float" office:value="1.3702944907258103" table:formula="of:=[.$AA$5]*[.Q5]" table:style-name="ce6">
            <text:p>1.37</text:p>
          </table:table-cell>
          <table:table-cell office:value-type="float" office:value="1.7164465752765239" table:formula="of:=[.$AA$5]*[.R5]" table:style-name="ce6">
            <text:p>1.72</text:p>
          </table:table-cell>
          <table:table-cell office:value-type="float" office:value="1.354756841837389" table:formula="of:=[.$AA$5]*[.S5]" table:style-name="ce6">
            <text:p>1.35</text:p>
          </table:table-cell>
          <table:table-cell office:value-type="float" office:value="2.4832174690291149" table:formula="of:=[.$AA$5]*[.T5]" table:style-name="ce6">
            <text:p>2.48</text:p>
          </table:table-cell>
          <table:table-cell office:value-type="float" office:value="2.7711290469327068" table:formula="of:=[.$AA$5]*[.U5]" table:style-name="ce6">
            <text:p>2.77</text:p>
          </table:table-cell>
          <table:table-cell office:value-type="float" office:value="1.3031546622314154" table:formula="of:=[.$AA$5]*[.V5]" table:style-name="ce6">
            <text:p>1.30</text:p>
          </table:table-cell>
          <table:table-cell office:value-type="float" office:value="1.1234511422182032" table:formula="of:=[.$AA$5]*[.W5]" table:style-name="ce6">
            <text:p>1.12</text:p>
          </table:table-cell>
          <table:table-cell office:value-type="float" office:value="3.6961551113764148" table:formula="of:=[.$AA$5]*[.X5]" table:style-name="ce6">
            <text:p>3.70</text:p>
          </table:table-cell>
          <table:table-cell office:value-type="float" office:value="1.9819941226601467" table:formula="of:=[.$AA$5]*[.Y5]" table:style-name="ce6">
            <text:p>1.98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171.37700000000001" table:style-name="ce22">
            <text:p>171.4</text:p>
          </table:table-cell>
          <table:table-cell office:value-type="float" office:value="178.51900000000001" table:style-name="ce22">
            <text:p>178.5</text:p>
          </table:table-cell>
          <table:table-cell office:value-type="float" office:value="109.574" table:style-name="ce22">
            <text:p>109.6</text:p>
          </table:table-cell>
          <table:table-cell office:value-type="float" office:value="92.96" table:style-name="ce22">
            <text:p>93.0</text:p>
          </table:table-cell>
          <table:table-cell office:value-type="float" office:value="190.334" table:style-name="ce22">
            <text:p>190.3</text:p>
          </table:table-cell>
          <table:table-cell office:value-type="float" office:value="250.27199999999999" table:style-name="ce22">
            <text:p>250.3</text:p>
          </table:table-cell>
          <table:table-cell office:value-type="float" office:value="122.614" table:style-name="ce22">
            <text:p>122.6</text:p>
          </table:table-cell>
          <table:table-cell office:value-type="float" office:value="29.0215" table:style-name="ce22">
            <text:p>29.0</text:p>
          </table:table-cell>
          <table:table-cell office:value-type="float" office:value="37.235500000000002" table:style-name="ce22">
            <text:p>37.2</text:p>
          </table:table-cell>
          <table:table-cell office:value-type="float" office:value="165.22300000000001" table:style-name="ce22">
            <text:p>165.2</text:p>
          </table:table-cell>
          <table:table-cell office:value-type="float" office:value="180.636" table:style-name="ce22">
            <text:p>180.6</text:p>
          </table:table-cell>
          <table:table-cell office:value-type="float" office:value="163.31100000000001" table:style-name="ce22">
            <text:p>163.3</text:p>
          </table:table-cell>
          <table:table-cell office:value-type="float" office:value="71.665999999999997" table:style-name="ce22">
            <text:p>71.7</text:p>
          </table:table-cell>
          <table:table-cell office:value-type="float" office:value="84.0518" table:style-name="ce22">
            <text:p>84.1</text:p>
          </table:table-cell>
          <table:table-cell office:value-type="float" office:value="116.4" table:style-name="ce22">
            <text:p>116.4</text:p>
          </table:table-cell>
          <table:table-cell office:value-type="float" office:value="23.686399999999999" table:style-name="ce22">
            <text:p>23.7</text:p>
          </table:table-cell>
          <table:table-cell office:value-type="float" office:value="10.7722" table:style-name="ce22">
            <text:p>10.8</text:p>
          </table:table-cell>
          <table:table-cell office:value-type="float" office:value="12.645899999999999" table:style-name="ce22">
            <text:p>12.6</text:p>
          </table:table-cell>
          <table:table-cell office:value-type="float" office:value="31.317900000000002" table:style-name="ce22">
            <text:p>31.3</text:p>
          </table:table-cell>
          <table:table-cell office:value-type="float" office:value="66.603300000000004" table:style-name="ce22">
            <text:p>66.6</text:p>
          </table:table-cell>
          <table:table-cell office:value-type="float" office:value="64.2881" table:style-name="ce22">
            <text:p>64.3</text:p>
          </table:table-cell>
          <table:table-cell office:value-type="float" office:value="129.91800000000001" table:style-name="ce22">
            <text:p>129.9</text:p>
          </table:table-cell>
          <table:table-cell office:value-type="float" office:value="254.99" table:style-name="ce22">
            <text:p>255.0</text:p>
          </table:table-cell>
          <table:table-cell office:value-type="float" office:value="102.425" table:style-name="ce22">
            <text:p>102.4</text:p>
          </table:table-cell>
          <table:table-cell table:style-name="ce1"/>
          <table:table-cell office:value-type="float" office:value="2.9693112877177925E-2" table:style-name="ce5">
            <text:p>0.030</text:p>
          </table:table-cell>
          <table:table-cell table:style-name="ce1"/>
          <table:table-cell office:value-type="float" office:value="5.0887166055521211" table:formula="of:=[.$AA$6]*[.B6]" table:style-name="ce6">
            <text:p>5.09</text:p>
          </table:table-cell>
          <table:table-cell office:value-type="float" office:value="5.3007848177209258" table:formula="of:=[.$AA$6]*[.C6]" table:style-name="ce6">
            <text:p>5.30</text:p>
          </table:table-cell>
          <table:table-cell office:value-type="float" office:value="3.2535931504038937" table:formula="of:=[.$AA$6]*[.D6]" table:style-name="ce6">
            <text:p>3.25</text:p>
          </table:table-cell>
          <table:table-cell office:value-type="float" office:value="2.7602717730624597" table:formula="of:=[.$AA$6]*[.E6]" table:style-name="ce6">
            <text:p>2.76</text:p>
          </table:table-cell>
          <table:table-cell office:value-type="float" office:value="5.6516089463647834" table:formula="of:=[.$AA$6]*[.F6]" table:style-name="ce6">
            <text:p>5.65</text:p>
          </table:table-cell>
          <table:table-cell office:value-type="float" office:value="7.4313547459970737" table:formula="of:=[.$AA$6]*[.G6]" table:style-name="ce6">
            <text:p>7.43</text:p>
          </table:table-cell>
          <table:table-cell office:value-type="float" office:value="3.6407913423222942" table:formula="of:=[.$AA$6]*[.H6]" table:style-name="ce6">
            <text:p>3.64</text:p>
          </table:table-cell>
          <table:table-cell office:value-type="float" office:value="0.86173867536501914" table:formula="of:=[.$AA$6]*[.I6]" table:style-name="ce6">
            <text:p>0.86</text:p>
          </table:table-cell>
          <table:table-cell office:value-type="float" office:value="1.1056379045381586" table:formula="of:=[.$AA$6]*[.J6]" table:style-name="ce6">
            <text:p>1.11</text:p>
          </table:table-cell>
          <table:table-cell office:value-type="float" office:value="4.9059851889059685" table:formula="of:=[.$AA$6]*[.K6]" table:style-name="ce6">
            <text:p>4.91</text:p>
          </table:table-cell>
          <table:table-cell office:value-type="float" office:value="5.3636451376819112" table:formula="of:=[.$AA$6]*[.L6]" table:style-name="ce6">
            <text:p>5.36</text:p>
          </table:table-cell>
          <table:table-cell office:value-type="float" office:value="4.8492119570848047" table:formula="of:=[.$AA$6]*[.M6]" table:style-name="ce6">
            <text:p>4.85</text:p>
          </table:table-cell>
          <table:table-cell office:value-type="float" office:value="2.127986627455833" table:formula="of:=[.$AA$6]*[.N6]" table:style-name="ce6">
            <text:p>2.13</text:p>
          </table:table-cell>
          <table:table-cell office:value-type="float" office:value="2.4957595849299836" table:formula="of:=[.$AA$6]*[.O6]" table:style-name="ce6">
            <text:p>2.50</text:p>
          </table:table-cell>
          <table:table-cell office:value-type="float" office:value="3.4562783389035108" table:formula="of:=[.$AA$6]*[.P6]" table:style-name="ce6">
            <text:p>3.46</text:p>
          </table:table-cell>
          <table:table-cell office:value-type="float" office:value="0.70332294885398716" table:formula="of:=[.$AA$6]*[.Q6]" table:style-name="ce6">
            <text:p>0.70</text:p>
          </table:table-cell>
          <table:table-cell office:value-type="float" office:value="0.31986015053553601" table:formula="of:=[.$AA$6]*[.R6]" table:style-name="ce6">
            <text:p>0.32</text:p>
          </table:table-cell>
          <table:table-cell office:value-type="float" office:value="0.3754961361335043" table:formula="of:=[.$AA$6]*[.S6]" table:style-name="ce6">
            <text:p>0.38</text:p>
          </table:table-cell>
          <table:table-cell office:value-type="float" office:value="0.92992593977617055" table:formula="of:=[.$AA$6]*[.T6]" table:style-name="ce6">
            <text:p>0.93</text:p>
          </table:table-cell>
          <table:table-cell office:value-type="float" office:value="1.9776593048925446" table:formula="of:=[.$AA$6]*[.U6]" table:style-name="ce6">
            <text:p>1.98</text:p>
          </table:table-cell>
          <table:table-cell office:value-type="float" office:value="1.9089138099593022" table:formula="of:=[.$AA$6]*[.V6]" table:style-name="ce6">
            <text:p>1.91</text:p>
          </table:table-cell>
          <table:table-cell office:value-type="float" office:value="3.8576698387772019" table:formula="of:=[.$AA$6]*[.W6]" table:style-name="ce6">
            <text:p>3.86</text:p>
          </table:table-cell>
          <table:table-cell office:value-type="float" office:value="7.571446852551599" table:formula="of:=[.$AA$6]*[.X6]" table:style-name="ce6">
            <text:p>7.57</text:p>
          </table:table-cell>
          <table:table-cell office:value-type="float" office:value="3.0413170864449488" table:formula="of:=[.$AA$6]*[.Y6]" table:style-name="ce6">
            <text:p>3.04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292.608" table:style-name="ce22">
            <text:p>292.6</text:p>
          </table:table-cell>
          <table:table-cell office:value-type="float" office:value="507.00599999999997" table:style-name="ce22">
            <text:p>507.0</text:p>
          </table:table-cell>
          <table:table-cell office:value-type="float" office:value="706.05600000000004" table:style-name="ce22">
            <text:p>706.1</text:p>
          </table:table-cell>
          <table:table-cell office:value-type="float" office:value="693.399" table:style-name="ce22">
            <text:p>693.4</text:p>
          </table:table-cell>
          <table:table-cell office:value-type="float" office:value="679.83699999999999" table:style-name="ce22">
            <text:p>679.8</text:p>
          </table:table-cell>
          <table:table-cell office:value-type="float" office:value="131.44200000000001" table:style-name="ce22">
            <text:p>131.4</text:p>
          </table:table-cell>
          <table:table-cell office:value-type="float" office:value="72.348100000000002" table:style-name="ce22">
            <text:p>72.3</text:p>
          </table:table-cell>
          <table:table-cell office:value-type="float" office:value="187.71299999999999" table:style-name="ce22">
            <text:p>187.7</text:p>
          </table:table-cell>
          <table:table-cell office:value-type="float" office:value="157.005" table:style-name="ce22">
            <text:p>157.0</text:p>
          </table:table-cell>
          <table:table-cell office:value-type="float" office:value="46.002099999999999" table:style-name="ce22">
            <text:p>46.0</text:p>
          </table:table-cell>
          <table:table-cell office:value-type="float" office:value="3.35751" table:style-name="ce22">
            <text:p>3.4</text:p>
          </table:table-cell>
          <table:table-cell office:value-type="float" office:value="0" table:style-name="ce22">
            <text:p>0.0</text:p>
          </table:table-cell>
          <table:table-cell office:value-type="float" office:value="62.454099999999997" table:style-name="ce22">
            <text:p>62.5</text:p>
          </table:table-cell>
          <table:table-cell office:value-type="float" office:value="28.4376" table:style-name="ce22">
            <text:p>28.4</text:p>
          </table:table-cell>
          <table:table-cell office:value-type="float" office:value="9.8591700000000007" table:style-name="ce22">
            <text:p>9.9</text:p>
          </table:table-cell>
          <table:table-cell office:value-type="float" office:value="42.076900000000002" table:style-name="ce22">
            <text:p>42.1</text:p>
          </table:table-cell>
          <table:table-cell office:value-type="float" office:value="137.102" table:style-name="ce22">
            <text:p>137.1</text:p>
          </table:table-cell>
          <table:table-cell office:value-type="float" office:value="226.78200000000001" table:style-name="ce22">
            <text:p>226.8</text:p>
          </table:table-cell>
          <table:table-cell office:value-type="float" office:value="118.773" table:style-name="ce22">
            <text:p>118.8</text:p>
          </table:table-cell>
          <table:table-cell office:value-type="float" office:value="150.74100000000001" table:style-name="ce22">
            <text:p>150.7</text:p>
          </table:table-cell>
          <table:table-cell office:value-type="float" office:value="250.29" table:style-name="ce22">
            <text:p>250.3</text:p>
          </table:table-cell>
          <table:table-cell office:value-type="float" office:value="306.47000000000003" table:style-name="ce22">
            <text:p>306.5</text:p>
          </table:table-cell>
          <table:table-cell office:value-type="float" office:value="214.03299999999999" table:style-name="ce22">
            <text:p>214.0</text:p>
          </table:table-cell>
          <table:table-cell office:value-type="float" office:value="250.59299999999999" table:style-name="ce22">
            <text:p>250.6</text:p>
          </table:table-cell>
          <table:table-cell table:style-name="ce1"/>
          <table:table-cell office:value-type="float" office:value="3.4655779611519236E-2" table:style-name="ce5">
            <text:p>0.035</text:p>
          </table:table-cell>
          <table:table-cell table:style-name="ce1"/>
          <table:table-cell office:value-type="float" office:value="10.14055836056742" table:formula="of:=[.$AA$7]*[.B7]" table:style-name="ce6">
            <text:p>10.14</text:p>
          </table:table-cell>
          <table:table-cell office:value-type="float" office:value="17.570688197717921" table:formula="of:=[.$AA$7]*[.C7]" table:style-name="ce6">
            <text:p>17.57</text:p>
          </table:table-cell>
          <table:table-cell office:value-type="float" office:value="24.468921129390829" table:formula="of:=[.$AA$7]*[.D7]" table:style-name="ce6">
            <text:p>24.47</text:p>
          </table:table-cell>
          <table:table-cell office:value-type="float" office:value="24.030282926847825" table:formula="of:=[.$AA$7]*[.E7]" table:style-name="ce6">
            <text:p>24.03</text:p>
          </table:table-cell>
          <table:table-cell office:value-type="float" office:value="23.560281243756403" table:formula="of:=[.$AA$7]*[.F7]" table:style-name="ce6">
            <text:p>23.56</text:p>
          </table:table-cell>
          <table:table-cell office:value-type="float" office:value="4.555224983697312" table:formula="of:=[.$AA$7]*[.G7]" table:style-name="ce6">
            <text:p>4.56</text:p>
          </table:table-cell>
          <table:table-cell office:value-type="float" office:value="2.5072798089121551" table:formula="of:=[.$AA$7]*[.H7]" table:style-name="ce6">
            <text:p>2.51</text:p>
          </table:table-cell>
          <table:table-cell office:value-type="float" office:value="6.5053403582171097" table:formula="of:=[.$AA$7]*[.I7]" table:style-name="ce6">
            <text:p>6.51</text:p>
          </table:table-cell>
          <table:table-cell office:value-type="float" office:value="5.4411306779065773" table:formula="of:=[.$AA$7]*[.J7]" table:style-name="ce6">
            <text:p>5.44</text:p>
          </table:table-cell>
          <table:table-cell office:value-type="float" office:value="1.5942386392670689" table:formula="of:=[.$AA$7]*[.K7]" table:style-name="ce6">
            <text:p>1.59</text:p>
          </table:table-cell>
          <table:table-cell office:value-type="float" office:value="0.11635712660347194" table:formula="of:=[.$AA$7]*[.L7]" table:style-name="ce6">
            <text:p>0.12</text:p>
          </table:table-cell>
          <table:table-cell office:value-type="float" office:value="0" table:formula="of:=[.$AA$7]*[.M7]" table:style-name="ce6">
            <text:p>0.00</text:p>
          </table:table-cell>
          <table:table-cell office:value-type="float" office:value="2.1643955254357832" table:formula="of:=[.$AA$7]*[.N7]" table:style-name="ce6">
            <text:p>2.16</text:p>
          </table:table-cell>
          <table:table-cell office:value-type="float" office:value="0.98552719828053936" table:formula="of:=[.$AA$7]*[.O7]" table:style-name="ce6">
            <text:p>0.99</text:p>
          </table:table-cell>
          <table:table-cell office:value-type="float" office:value="0.34167722267250211" table:formula="of:=[.$AA$7]*[.P7]" table:style-name="ce6">
            <text:p>0.34</text:p>
          </table:table-cell>
          <table:table-cell office:value-type="float" office:value="1.4582077731359337" table:formula="of:=[.$AA$7]*[.Q7]" table:style-name="ce6">
            <text:p>1.46</text:p>
          </table:table-cell>
          <table:table-cell office:value-type="float" office:value="4.75137669629851" table:formula="of:=[.$AA$7]*[.R7]" table:style-name="ce6">
            <text:p>4.75</text:p>
          </table:table-cell>
          <table:table-cell office:value-type="float" office:value="7.8593070118595554" table:formula="of:=[.$AA$7]*[.S7]" table:style-name="ce6">
            <text:p>7.86</text:p>
          </table:table-cell>
          <table:table-cell office:value-type="float" office:value="4.1161709117989744" table:formula="of:=[.$AA$7]*[.T7]" table:style-name="ce6">
            <text:p>4.12</text:p>
          </table:table-cell>
          <table:table-cell office:value-type="float" office:value="5.2240468744200212" table:formula="of:=[.$AA$7]*[.U7]" table:style-name="ce6">
            <text:p>5.22</text:p>
          </table:table-cell>
          <table:table-cell office:value-type="float" office:value="8.6739950789671489" table:formula="of:=[.$AA$7]*[.V7]" table:style-name="ce6">
            <text:p>8.67</text:p>
          </table:table-cell>
          <table:table-cell office:value-type="float" office:value="10.6209567775423" table:formula="of:=[.$AA$7]*[.W7]" table:style-name="ce6">
            <text:p>10.62</text:p>
          </table:table-cell>
          <table:table-cell office:value-type="float" office:value="7.4174804775922958" table:formula="of:=[.$AA$7]*[.X7]" table:style-name="ce6">
            <text:p>7.42</text:p>
          </table:table-cell>
          <table:table-cell office:value-type="float" office:value="8.6844957801894402" table:formula="of:=[.$AA$7]*[.Y7]" table:style-name="ce6">
            <text:p>8.68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105.321" table:style-name="ce22">
            <text:p>105.3</text:p>
          </table:table-cell>
          <table:table-cell office:value-type="float" office:value="147.66300000000001" table:style-name="ce22">
            <text:p>147.7</text:p>
          </table:table-cell>
          <table:table-cell office:value-type="float" office:value="125.398" table:style-name="ce22">
            <text:p>125.4</text:p>
          </table:table-cell>
          <table:table-cell office:value-type="float" office:value="164.042" table:style-name="ce22">
            <text:p>164.0</text:p>
          </table:table-cell>
          <table:table-cell office:value-type="float" office:value="140.35499999999999" table:style-name="ce22">
            <text:p>140.4</text:p>
          </table:table-cell>
          <table:table-cell office:value-type="float" office:value="110.164" table:style-name="ce22">
            <text:p>110.2</text:p>
          </table:table-cell>
          <table:table-cell office:value-type="float" office:value="110.30500000000001" table:style-name="ce22">
            <text:p>110.3</text:p>
          </table:table-cell>
          <table:table-cell office:value-type="float" office:value="259.66800000000001" table:style-name="ce22">
            <text:p>259.7</text:p>
          </table:table-cell>
          <table:table-cell office:value-type="float" office:value="108.366" table:style-name="ce22">
            <text:p>108.4</text:p>
          </table:table-cell>
          <table:table-cell office:value-type="float" office:value="272.41800000000001" table:style-name="ce22">
            <text:p>272.4</text:p>
          </table:table-cell>
          <table:table-cell office:value-type="float" office:value="581.62900000000002" table:style-name="ce22">
            <text:p>581.6</text:p>
          </table:table-cell>
          <table:table-cell office:value-type="float" office:value="630.80499999999995" table:style-name="ce22">
            <text:p>630.8</text:p>
          </table:table-cell>
          <table:table-cell office:value-type="float" office:value="674.28" table:style-name="ce22">
            <text:p>674.3</text:p>
          </table:table-cell>
          <table:table-cell office:value-type="float" office:value="598.82399999999996" table:style-name="ce22">
            <text:p>598.8</text:p>
          </table:table-cell>
          <table:table-cell office:value-type="float" office:value="471.74400000000003" table:style-name="ce22">
            <text:p>471.7</text:p>
          </table:table-cell>
          <table:table-cell office:value-type="float" office:value="481.38499999999999" table:style-name="ce22">
            <text:p>481.4</text:p>
          </table:table-cell>
          <table:table-cell office:value-type="float" office:value="461.79700000000003" table:style-name="ce22">
            <text:p>461.8</text:p>
          </table:table-cell>
          <table:table-cell office:value-type="float" office:value="327.16199999999998" table:style-name="ce22">
            <text:p>327.2</text:p>
          </table:table-cell>
          <table:table-cell office:value-type="float" office:value="221.10499999999999" table:style-name="ce22">
            <text:p>221.1</text:p>
          </table:table-cell>
          <table:table-cell office:value-type="float" office:value="437.71100000000001" table:style-name="ce22">
            <text:p>437.7</text:p>
          </table:table-cell>
          <table:table-cell office:value-type="float" office:value="725.42200000000003" table:style-name="ce22">
            <text:p>725.4</text:p>
          </table:table-cell>
          <table:table-cell office:value-type="float" office:value="882.19600000000003" table:style-name="ce22">
            <text:p>882.2</text:p>
          </table:table-cell>
          <table:table-cell office:value-type="float" office:value="673.94100000000003" table:style-name="ce22">
            <text:p>673.9</text:p>
          </table:table-cell>
          <table:table-cell office:value-type="float" office:value="398.90499999999997" table:style-name="ce22">
            <text:p>398.9</text:p>
          </table:table-cell>
          <table:table-cell table:style-name="ce1"/>
          <table:table-cell office:value-type="float" office:value="7.742820179153842E-2" table:style-name="ce5">
            <text:p>0.077</text:p>
          </table:table-cell>
          <table:table-cell table:style-name="ce1"/>
          <table:table-cell office:value-type="float" office:value="8.1548156408866177" table:formula="of:=[.$AA$8]*[.B8]" table:style-name="ce6">
            <text:p>8.15</text:p>
          </table:table-cell>
          <table:table-cell office:value-type="float" office:value="11.433280561143938" table:formula="of:=[.$AA$8]*[.C8]" table:style-name="ce6">
            <text:p>11.43</text:p>
          </table:table-cell>
          <table:table-cell office:value-type="float" office:value="9.7093416482553341" table:formula="of:=[.$AA$8]*[.D8]" table:style-name="ce6">
            <text:p>9.71</text:p>
          </table:table-cell>
          <table:table-cell office:value-type="float" office:value="12.701477078287546" table:formula="of:=[.$AA$8]*[.E8]" table:style-name="ce6">
            <text:p>12.70</text:p>
          </table:table-cell>
          <table:table-cell office:value-type="float" office:value="10.867435262451375" table:formula="of:=[.$AA$8]*[.F8]" table:style-name="ce6">
            <text:p>10.87</text:p>
          </table:table-cell>
          <table:table-cell office:value-type="float" office:value="8.5298004221630386" table:formula="of:=[.$AA$8]*[.G8]" table:style-name="ce6">
            <text:p>8.53</text:p>
          </table:table-cell>
          <table:table-cell office:value-type="float" office:value="8.5407177986156455" table:formula="of:=[.$AA$8]*[.H8]" table:style-name="ce6">
            <text:p>8.54</text:p>
          </table:table-cell>
          <table:table-cell office:value-type="float" office:value="20.105626302805199" table:formula="of:=[.$AA$8]*[.I8]" table:style-name="ce6">
            <text:p>20.11</text:p>
          </table:table-cell>
          <table:table-cell office:value-type="float" office:value="8.3905845153418532" table:formula="of:=[.$AA$8]*[.J8]" table:style-name="ce6">
            <text:p>8.39</text:p>
          </table:table-cell>
          <table:table-cell office:value-type="float" office:value="21.092835875647314" table:formula="of:=[.$AA$8]*[.K8]" table:style-name="ce6">
            <text:p>21.09</text:p>
          </table:table-cell>
          <table:table-cell office:value-type="float" office:value="45.034487579810701" table:formula="of:=[.$AA$8]*[.L8]" table:style-name="ce6">
            <text:p>45.03</text:p>
          </table:table-cell>
          <table:table-cell office:value-type="float" office:value="48.842096831111391" table:formula="of:=[.$AA$8]*[.M8]" table:style-name="ce6">
            <text:p>48.84</text:p>
          </table:table-cell>
          <table:table-cell office:value-type="float" office:value="52.208287903998524" table:formula="of:=[.$AA$8]*[.N8]" table:style-name="ce6">
            <text:p>52.21</text:p>
          </table:table-cell>
          <table:table-cell office:value-type="float" office:value="46.365865509616199" table:formula="of:=[.$AA$8]*[.O8]" table:style-name="ce6">
            <text:p>46.37</text:p>
          </table:table-cell>
          <table:table-cell office:value-type="float" office:value="36.526289625947506" table:formula="of:=[.$AA$8]*[.P8]" table:style-name="ce6">
            <text:p>36.53</text:p>
          </table:table-cell>
          <table:table-cell office:value-type="float" office:value="37.272774919419724" table:formula="of:=[.$AA$8]*[.Q8]" table:style-name="ce6">
            <text:p>37.27</text:p>
          </table:table-cell>
          <table:table-cell office:value-type="float" office:value="35.756111302727071" table:formula="of:=[.$AA$8]*[.R8]" table:style-name="ce6">
            <text:p>35.76</text:p>
          </table:table-cell>
          <table:table-cell office:value-type="float" office:value="25.331565354523292" table:formula="of:=[.$AA$8]*[.S8]" table:style-name="ce6">
            <text:p>25.33</text:p>
          </table:table-cell>
          <table:table-cell office:value-type="float" office:value="17.119762557118101" table:formula="of:=[.$AA$8]*[.T8]" table:style-name="ce6">
            <text:p>17.12</text:p>
          </table:table-cell>
          <table:table-cell office:value-type="float" office:value="33.891175634376076" table:formula="of:=[.$AA$8]*[.U8]" table:style-name="ce6">
            <text:p>33.89</text:p>
          </table:table-cell>
          <table:table-cell office:value-type="float" office:value="56.168121000021387" table:formula="of:=[.$AA$8]*[.V8]" table:style-name="ce6">
            <text:p>56.17</text:p>
          </table:table-cell>
          <table:table-cell office:value-type="float" office:value="68.306849907688033" table:formula="of:=[.$AA$8]*[.W8]" table:style-name="ce6">
            <text:p>68.31</text:p>
          </table:table-cell>
          <table:table-cell office:value-type="float" office:value="52.182039743591197" table:formula="of:=[.$AA$8]*[.X8]" table:style-name="ce6">
            <text:p>52.18</text:p>
          </table:table-cell>
          <table:table-cell office:value-type="float" office:value="30.886496835653631" table:formula="of:=[.$AA$8]*[.Y8]" table:style-name="ce6">
            <text:p>30.89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212.51900000000001" table:style-name="ce22">
            <text:p>212.5</text:p>
          </table:table-cell>
          <table:table-cell office:value-type="float" office:value="61.072400000000002" table:style-name="ce22">
            <text:p>61.1</text:p>
          </table:table-cell>
          <table:table-cell office:value-type="float" office:value="236.351" table:style-name="ce22">
            <text:p>236.4</text:p>
          </table:table-cell>
          <table:table-cell office:value-type="float" office:value="544.49199999999996" table:style-name="ce22">
            <text:p>544.5</text:p>
          </table:table-cell>
          <table:table-cell office:value-type="float" office:value="248.06" table:style-name="ce22">
            <text:p>248.1</text:p>
          </table:table-cell>
          <table:table-cell office:value-type="float" office:value="275.423" table:style-name="ce22">
            <text:p>275.4</text:p>
          </table:table-cell>
          <table:table-cell office:value-type="float" office:value="156.172" table:style-name="ce22">
            <text:p>156.2</text:p>
          </table:table-cell>
          <table:table-cell office:value-type="float" office:value="22.960100000000001" table:style-name="ce22">
            <text:p>23.0</text:p>
          </table:table-cell>
          <table:table-cell office:value-type="float" office:value="33.846200000000003" table:style-name="ce22">
            <text:p>33.8</text:p>
          </table:table-cell>
          <table:table-cell office:value-type="float" office:value="6.0655700000000001" table:style-name="ce22">
            <text:p>6.1</text:p>
          </table:table-cell>
          <table:table-cell office:value-type="float" office:value="100.983" table:style-name="ce22">
            <text:p>101.0</text:p>
          </table:table-cell>
          <table:table-cell office:value-type="float" office:value="357.35300000000001" table:style-name="ce22">
            <text:p>357.4</text:p>
          </table:table-cell>
          <table:table-cell office:value-type="float" office:value="310.125" table:style-name="ce22">
            <text:p>310.1</text:p>
          </table:table-cell>
          <table:table-cell office:value-type="float" office:value="273.14600000000002" table:style-name="ce22">
            <text:p>273.1</text:p>
          </table:table-cell>
          <table:table-cell office:value-type="float" office:value="271.29700000000003" table:style-name="ce22">
            <text:p>271.3</text:p>
          </table:table-cell>
          <table:table-cell office:value-type="float" office:value="118.675" table:style-name="ce22">
            <text:p>118.7</text:p>
          </table:table-cell>
          <table:table-cell office:value-type="float" office:value="108.944" table:style-name="ce22">
            <text:p>108.9</text:p>
          </table:table-cell>
          <table:table-cell office:value-type="float" office:value="104.337" table:style-name="ce22">
            <text:p>104.3</text:p>
          </table:table-cell>
          <table:table-cell office:value-type="float" office:value="96.286799999999999" table:style-name="ce22">
            <text:p>96.3</text:p>
          </table:table-cell>
          <table:table-cell office:value-type="float" office:value="65.997500000000002" table:style-name="ce22">
            <text:p>66.0</text:p>
          </table:table-cell>
          <table:table-cell office:value-type="float" office:value="194.018" table:style-name="ce22">
            <text:p>194.0</text:p>
          </table:table-cell>
          <table:table-cell office:value-type="float" office:value="229.53399999999999" table:style-name="ce22">
            <text:p>229.5</text:p>
          </table:table-cell>
          <table:table-cell office:value-type="float" office:value="65.358699999999999" table:style-name="ce22">
            <text:p>65.4</text:p>
          </table:table-cell>
          <table:table-cell office:value-type="float" office:value="237.51499999999999" table:style-name="ce22">
            <text:p>237.5</text:p>
          </table:table-cell>
          <table:table-cell table:style-name="ce1"/>
          <table:table-cell office:value-type="float" office:value="0.11644061598408363" table:style-name="ce5">
            <text:p>0.116</text:p>
          </table:table-cell>
          <table:table-cell table:style-name="ce1"/>
          <table:table-cell office:value-type="float" office:value="24.745843268321469" table:formula="of:=[.$AA$9]*[.B9]" table:style-name="ce6">
            <text:p>24.75</text:p>
          </table:table-cell>
          <table:table-cell office:value-type="float" office:value="7.1113078756263493" table:formula="of:=[.$AA$9]*[.C9]" table:style-name="ce6">
            <text:p>7.11</text:p>
          </table:table-cell>
          <table:table-cell office:value-type="float" office:value="27.520856028454151" table:formula="of:=[.$AA$9]*[.D9]" table:style-name="ce6">
            <text:p>27.52</text:p>
          </table:table-cell>
          <table:table-cell office:value-type="float" office:value="63.400983878405661" table:formula="of:=[.$AA$9]*[.E9]" table:style-name="ce6">
            <text:p>63.40</text:p>
          </table:table-cell>
          <table:table-cell office:value-type="float" office:value="28.884259201011787" table:formula="of:=[.$AA$9]*[.F9]" table:style-name="ce6">
            <text:p>28.88</text:p>
          </table:table-cell>
          <table:table-cell office:value-type="float" office:value="32.070423776184263" table:formula="of:=[.$AA$9]*[.G9]" table:style-name="ce6">
            <text:p>32.07</text:p>
          </table:table-cell>
          <table:table-cell office:value-type="float" office:value="18.18476387946631" table:formula="of:=[.$AA$9]*[.H9]" table:style-name="ce6">
            <text:p>18.18</text:p>
          </table:table-cell>
          <table:table-cell office:value-type="float" office:value="2.6734881870561589" table:formula="of:=[.$AA$9]*[.I9]" table:style-name="ce6">
            <text:p>2.67</text:p>
          </table:table-cell>
          <table:table-cell office:value-type="float" office:value="3.9410723767204918" table:formula="of:=[.$AA$9]*[.J9]" table:style-name="ce6">
            <text:p>3.94</text:p>
          </table:table-cell>
          <table:table-cell office:value-type="float" office:value="0.70627870709457818" table:formula="of:=[.$AA$9]*[.K9]" table:style-name="ce6">
            <text:p>0.71</text:p>
          </table:table-cell>
          <table:table-cell office:value-type="float" office:value="11.758522723920718" table:formula="of:=[.$AA$9]*[.L9]" table:style-name="ce6">
            <text:p>11.76</text:p>
          </table:table-cell>
          <table:table-cell office:value-type="float" office:value="41.610403443760241" table:formula="of:=[.$AA$9]*[.M9]" table:style-name="ce6">
            <text:p>41.61</text:p>
          </table:table-cell>
          <table:table-cell office:value-type="float" office:value="36.111146032063935" table:formula="of:=[.$AA$9]*[.N9]" table:style-name="ce6">
            <text:p>36.11</text:p>
          </table:table-cell>
          <table:table-cell office:value-type="float" office:value="31.80528849358851" table:formula="of:=[.$AA$9]*[.O9]" table:style-name="ce6">
            <text:p>31.81</text:p>
          </table:table-cell>
          <table:table-cell office:value-type="float" office:value="31.58998979463394" table:formula="of:=[.$AA$9]*[.P9]" table:style-name="ce6">
            <text:p>31.59</text:p>
          </table:table-cell>
          <table:table-cell office:value-type="float" office:value="13.818590101911125" table:formula="of:=[.$AA$9]*[.Q9]" table:style-name="ce6">
            <text:p>13.82</text:p>
          </table:table-cell>
          <table:table-cell office:value-type="float" office:value="12.685506467770008" table:formula="of:=[.$AA$9]*[.R9]" table:style-name="ce6">
            <text:p>12.69</text:p>
          </table:table-cell>
          <table:table-cell office:value-type="float" office:value="12.149064549931333" table:formula="of:=[.$AA$9]*[.S9]" table:style-name="ce6">
            <text:p>12.15</text:p>
          </table:table-cell>
          <table:table-cell office:value-type="float" office:value="11.211694303136264" table:formula="of:=[.$AA$9]*[.T9]" table:style-name="ce6">
            <text:p>11.21</text:p>
          </table:table-cell>
          <table:table-cell office:value-type="float" office:value="7.6847895534095594" table:formula="of:=[.$AA$9]*[.U9]" table:style-name="ce6">
            <text:p>7.68</text:p>
          </table:table-cell>
          <table:table-cell office:value-type="float" office:value="22.591575431999939" table:formula="of:=[.$AA$9]*[.V9]" table:style-name="ce6">
            <text:p>22.59</text:p>
          </table:table-cell>
          <table:table-cell office:value-type="float" office:value="26.727080349290652" table:formula="of:=[.$AA$9]*[.W9]" table:style-name="ce6">
            <text:p>26.73</text:p>
          </table:table-cell>
          <table:table-cell office:value-type="float" office:value="7.6104072879189264" table:formula="of:=[.$AA$9]*[.X9]" table:style-name="ce6">
            <text:p>7.61</text:p>
          </table:table-cell>
          <table:table-cell office:value-type="float" office:value="27.656392905459622" table:formula="of:=[.$AA$9]*[.Y9]" table:style-name="ce6">
            <text:p>27.66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55.96" table:style-name="ce22">
            <text:p>56.0</text:p>
          </table:table-cell>
          <table:table-cell office:value-type="float" office:value="124.358" table:style-name="ce22">
            <text:p>124.4</text:p>
          </table:table-cell>
          <table:table-cell office:value-type="float" office:value="250.61500000000001" table:style-name="ce22">
            <text:p>250.6</text:p>
          </table:table-cell>
          <table:table-cell office:value-type="float" office:value="82.501599999999996" table:style-name="ce22">
            <text:p>82.5</text:p>
          </table:table-cell>
          <table:table-cell office:value-type="float" office:value="70.562600000000003" table:style-name="ce22">
            <text:p>70.6</text:p>
          </table:table-cell>
          <table:table-cell office:value-type="float" office:value="108.07" table:style-name="ce22">
            <text:p>108.1</text:p>
          </table:table-cell>
          <table:table-cell office:value-type="float" office:value="287.86900000000003" table:style-name="ce22">
            <text:p>287.9</text:p>
          </table:table-cell>
          <table:table-cell office:value-type="float" office:value="211.011" table:style-name="ce22">
            <text:p>211.0</text:p>
          </table:table-cell>
          <table:table-cell office:value-type="float" office:value="175.24600000000001" table:style-name="ce22">
            <text:p>175.2</text:p>
          </table:table-cell>
          <table:table-cell office:value-type="float" office:value="202.52799999999999" table:style-name="ce22">
            <text:p>202.5</text:p>
          </table:table-cell>
          <table:table-cell office:value-type="float" office:value="137.75800000000001" table:style-name="ce22">
            <text:p>137.8</text:p>
          </table:table-cell>
          <table:table-cell office:value-type="float" office:value="101.149" table:style-name="ce22">
            <text:p>101.1</text:p>
          </table:table-cell>
          <table:table-cell office:value-type="float" office:value="96.350099999999998" table:style-name="ce22">
            <text:p>96.4</text:p>
          </table:table-cell>
          <table:table-cell office:value-type="float" office:value="125.595" table:style-name="ce22">
            <text:p>125.6</text:p>
          </table:table-cell>
          <table:table-cell office:value-type="float" office:value="113.2" table:style-name="ce22">
            <text:p>113.2</text:p>
          </table:table-cell>
          <table:table-cell office:value-type="float" office:value="225.81700000000001" table:style-name="ce22">
            <text:p>225.8</text:p>
          </table:table-cell>
          <table:table-cell office:value-type="float" office:value="287.399" table:style-name="ce22">
            <text:p>287.4</text:p>
          </table:table-cell>
          <table:table-cell office:value-type="float" office:value="136.655" table:style-name="ce22">
            <text:p>136.7</text:p>
          </table:table-cell>
          <table:table-cell office:value-type="float" office:value="129.577" table:style-name="ce22">
            <text:p>129.6</text:p>
          </table:table-cell>
          <table:table-cell office:value-type="float" office:value="52.692300000000003" table:style-name="ce22">
            <text:p>52.7</text:p>
          </table:table-cell>
          <table:table-cell office:value-type="float" office:value="28.334599999999998" table:style-name="ce22">
            <text:p>28.3</text:p>
          </table:table-cell>
          <table:table-cell office:value-type="float" office:value="10.5665" table:style-name="ce22">
            <text:p>10.6</text:p>
          </table:table-cell>
          <table:table-cell office:value-type="float" office:value="11.018700000000001" table:style-name="ce22">
            <text:p>11.0</text:p>
          </table:table-cell>
          <table:table-cell office:value-type="float" office:value="0" table:style-name="ce22">
            <text:p>0.0</text:p>
          </table:table-cell>
          <table:table-cell table:style-name="ce1"/>
          <table:table-cell office:value-type="float" office:value="0.16882732690038155" table:style-name="ce5">
            <text:p>0.169</text:p>
          </table:table-cell>
          <table:table-cell table:style-name="ce1"/>
          <table:table-cell office:value-type="float" office:value="9.4475772133453511" table:formula="of:=[.$AA$10]*[.B10]" table:style-name="ce6">
            <text:p>9.45</text:p>
          </table:table-cell>
          <table:table-cell office:value-type="float" office:value="20.995028718677649" table:formula="of:=[.$AA$10]*[.C10]" table:style-name="ce6">
            <text:p>21.00</text:p>
          </table:table-cell>
          <table:table-cell office:value-type="float" office:value="42.310660531139121" table:formula="of:=[.$AA$10]*[.D10]" table:style-name="ce6">
            <text:p>42.31</text:p>
          </table:table-cell>
          <table:table-cell office:value-type="float" office:value="13.928524593004518" table:formula="of:=[.$AA$10]*[.E10]" table:style-name="ce6">
            <text:p>13.93</text:p>
          </table:table-cell>
          <table:table-cell office:value-type="float" office:value="11.912895137140863" table:formula="of:=[.$AA$10]*[.F10]" table:style-name="ce6">
            <text:p>11.91</text:p>
          </table:table-cell>
          <table:table-cell office:value-type="float" office:value="18.245169218124232" table:formula="of:=[.$AA$10]*[.G10]" table:style-name="ce6">
            <text:p>18.25</text:p>
          </table:table-cell>
          <table:table-cell office:value-type="float" office:value="48.600153767485942" table:formula="of:=[.$AA$10]*[.H10]" table:style-name="ce6">
            <text:p>48.60</text:p>
          </table:table-cell>
          <table:table-cell office:value-type="float" office:value="35.624423076576413" table:formula="of:=[.$AA$10]*[.I10]" table:style-name="ce6">
            <text:p>35.62</text:p>
          </table:table-cell>
          <table:table-cell office:value-type="float" office:value="29.586313729984266" table:formula="of:=[.$AA$10]*[.J10]" table:style-name="ce6">
            <text:p>29.59</text:p>
          </table:table-cell>
          <table:table-cell office:value-type="float" office:value="34.192260862480474" table:formula="of:=[.$AA$10]*[.K10]" table:style-name="ce6">
            <text:p>34.19</text:p>
          </table:table-cell>
          <table:table-cell office:value-type="float" office:value="23.257314899142763" table:formula="of:=[.$AA$10]*[.L10]" table:style-name="ce6">
            <text:p>23.26</text:p>
          </table:table-cell>
          <table:table-cell office:value-type="float" office:value="17.076715288646692" table:formula="of:=[.$AA$10]*[.M10]" table:style-name="ce6">
            <text:p>17.08</text:p>
          </table:table-cell>
          <table:table-cell office:value-type="float" office:value="16.266529829584453" table:formula="of:=[.$AA$10]*[.N10]" table:style-name="ce6">
            <text:p>16.27</text:p>
          </table:table-cell>
          <table:table-cell office:value-type="float" office:value="21.203868122053422" table:formula="of:=[.$AA$10]*[.O10]" table:style-name="ce6">
            <text:p>21.20</text:p>
          </table:table-cell>
          <table:table-cell office:value-type="float" office:value="19.111253405123193" table:formula="of:=[.$AA$10]*[.P10]" table:style-name="ce6">
            <text:p>19.11</text:p>
          </table:table-cell>
          <table:table-cell office:value-type="float" office:value="38.124080478663458" table:formula="of:=[.$AA$10]*[.Q10]" table:style-name="ce6">
            <text:p>38.12</text:p>
          </table:table-cell>
          <table:table-cell office:value-type="float" office:value="48.520804923842753" table:formula="of:=[.$AA$10]*[.R10]" table:style-name="ce6">
            <text:p>48.52</text:p>
          </table:table-cell>
          <table:table-cell office:value-type="float" office:value="23.071098357571639" table:formula="of:=[.$AA$10]*[.S10]" table:style-name="ce6">
            <text:p>23.07</text:p>
          </table:table-cell>
          <table:table-cell office:value-type="float" office:value="21.876138537770739" table:formula="of:=[.$AA$10]*[.T10]" table:style-name="ce6">
            <text:p>21.88</text:p>
          </table:table-cell>
          <table:table-cell office:value-type="float" office:value="8.8959001572329743" table:formula="of:=[.$AA$10]*[.U10]" table:style-name="ce6">
            <text:p>8.90</text:p>
          </table:table-cell>
          <table:table-cell office:value-type="float" office:value="4.7836547767915505" table:formula="of:=[.$AA$10]*[.V10]" table:style-name="ce6">
            <text:p>4.78</text:p>
          </table:table-cell>
          <table:table-cell office:value-type="float" office:value="1.7839139496928815" table:formula="of:=[.$AA$10]*[.W10]" table:style-name="ce6">
            <text:p>1.78</text:p>
          </table:table-cell>
          <table:table-cell office:value-type="float" office:value="1.8602576669172344" table:formula="of:=[.$AA$10]*[.X10]" table:style-name="ce6">
            <text:p>1.86</text:p>
          </table:table-cell>
          <table:table-cell office:value-type="float" office:value="0" table:formula="of:=[.$AA$10]*[.Y10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49.890300000000003" table:style-name="ce22">
            <text:p>49.9</text:p>
          </table:table-cell>
          <table:table-cell office:value-type="float" office:value="112.973" table:style-name="ce22">
            <text:p>113.0</text:p>
          </table:table-cell>
          <table:table-cell office:value-type="float" office:value="106.931" table:style-name="ce22">
            <text:p>106.9</text:p>
          </table:table-cell>
          <table:table-cell office:value-type="float" office:value="8.2438900000000004" table:style-name="ce22">
            <text:p>8.2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339119" table:style-name="ce22">
            <text:p>0.3</text:p>
          </table:table-cell>
          <table:table-cell office:value-type="float" office:value="16.648900000000001" table:style-name="ce22">
            <text:p>16.6</text:p>
          </table:table-cell>
          <table:table-cell office:value-type="float" office:value="234.15299999999999" table:style-name="ce22">
            <text:p>234.2</text:p>
          </table:table-cell>
          <table:table-cell office:value-type="float" office:value="282.82499999999999" table:style-name="ce22">
            <text:p>282.8</text:p>
          </table:table-cell>
          <table:table-cell office:value-type="float" office:value="258.94900000000001" table:style-name="ce22">
            <text:p>258.9</text:p>
          </table:table-cell>
          <table:table-cell office:value-type="float" office:value="224.029" table:style-name="ce22">
            <text:p>224.0</text:p>
          </table:table-cell>
          <table:table-cell office:value-type="float" office:value="204.36" table:style-name="ce22">
            <text:p>204.4</text:p>
          </table:table-cell>
          <table:table-cell office:value-type="float" office:value="88.120599999999996" table:style-name="ce22">
            <text:p>88.1</text:p>
          </table:table-cell>
          <table:table-cell office:value-type="float" office:value="139.58600000000001" table:style-name="ce22">
            <text:p>139.6</text:p>
          </table:table-cell>
          <table:table-cell office:value-type="float" office:value="104.325" table:style-name="ce22">
            <text:p>104.3</text:p>
          </table:table-cell>
          <table:table-cell office:value-type="float" office:value="101.86799999999999" table:style-name="ce22">
            <text:p>101.9</text:p>
          </table:table-cell>
          <table:table-cell office:value-type="float" office:value="49.628799999999998" table:style-name="ce22">
            <text:p>49.6</text:p>
          </table:table-cell>
          <table:table-cell office:value-type="float" office:value="204.62" table:style-name="ce22">
            <text:p>204.6</text:p>
          </table:table-cell>
          <table:table-cell office:value-type="float" office:value="448.98399999999998" table:style-name="ce22">
            <text:p>449.0</text:p>
          </table:table-cell>
          <table:table-cell office:value-type="float" office:value="474.44799999999998" table:style-name="ce22">
            <text:p>474.4</text:p>
          </table:table-cell>
          <table:table-cell office:value-type="float" office:value="184.167" table:style-name="ce22">
            <text:p>184.2</text:p>
          </table:table-cell>
          <table:table-cell office:value-type="float" office:value="172.83799999999999" table:style-name="ce22">
            <text:p>172.8</text:p>
          </table:table-cell>
          <table:table-cell office:value-type="float" office:value="208.85" table:style-name="ce22">
            <text:p>208.9</text:p>
          </table:table-cell>
          <table:table-cell table:style-name="ce1"/>
          <table:table-cell office:value-type="float" office:value="0.20098203743938139" table:style-name="ce5">
            <text:p>0.201</text:p>
          </table:table-cell>
          <table:table-cell table:style-name="ce1"/>
          <table:table-cell office:value-type="float" office:value="10.027054142461971" table:formula="of:=[.$AA$11]*[.B11]" table:style-name="ce6">
            <text:p>10.03</text:p>
          </table:table-cell>
          <table:table-cell office:value-type="float" office:value="22.705543715639234" table:formula="of:=[.$AA$11]*[.C11]" table:style-name="ce6">
            <text:p>22.71</text:p>
          </table:table-cell>
          <table:table-cell office:value-type="float" office:value="21.491210245430491" table:formula="of:=[.$AA$11]*[.D11]" table:style-name="ce6">
            <text:p>21.49</text:p>
          </table:table-cell>
          <table:table-cell office:value-type="float" office:value="1.6568738086261419" table:formula="of:=[.$AA$11]*[.E11]" table:style-name="ce6">
            <text:p>1.66</text:p>
          </table:table-cell>
          <table:table-cell office:value-type="float" office:value="0" table:formula="of:=[.$AA$11]*[.F11]" table:style-name="ce6">
            <text:p>0.00</text:p>
          </table:table-cell>
          <table:table-cell office:value-type="float" office:value="0" table:formula="of:=[.$AA$11]*[.G11]" table:style-name="ce6">
            <text:p>0.00</text:p>
          </table:table-cell>
          <table:table-cell office:value-type="float" office:value="6.815682755440558E-2" table:formula="of:=[.$AA$11]*[.H11]" table:style-name="ce6">
            <text:p>0.07</text:p>
          </table:table-cell>
          <table:table-cell office:value-type="float" office:value="3.3461298431245172" table:formula="of:=[.$AA$11]*[.I11]" table:style-name="ce6">
            <text:p>3.35</text:p>
          </table:table-cell>
          <table:table-cell office:value-type="float" office:value="47.060547012543473" table:formula="of:=[.$AA$11]*[.J11]" table:style-name="ce6">
            <text:p>47.06</text:p>
          </table:table-cell>
          <table:table-cell office:value-type="float" office:value="56.842744738793037" table:formula="of:=[.$AA$11]*[.K11]" table:style-name="ce6">
            <text:p>56.84</text:p>
          </table:table-cell>
          <table:table-cell office:value-type="float" office:value="52.044097612890376" table:formula="of:=[.$AA$11]*[.L11]" table:style-name="ce6">
            <text:p>52.04</text:p>
          </table:table-cell>
          <table:table-cell office:value-type="float" office:value="45.025804865507176" table:formula="of:=[.$AA$11]*[.M11]" table:style-name="ce6">
            <text:p>45.03</text:p>
          </table:table-cell>
          <table:table-cell office:value-type="float" office:value="41.072689171111982" table:formula="of:=[.$AA$11]*[.N11]" table:style-name="ce6">
            <text:p>41.07</text:p>
          </table:table-cell>
          <table:table-cell office:value-type="float" office:value="17.710657728380752" table:formula="of:=[.$AA$11]*[.O11]" table:style-name="ce6">
            <text:p>17.71</text:p>
          </table:table-cell>
          <table:table-cell office:value-type="float" office:value="28.054278678013493" table:formula="of:=[.$AA$11]*[.P11]" table:style-name="ce6">
            <text:p>28.05</text:p>
          </table:table-cell>
          <table:table-cell office:value-type="float" office:value="20.967451055863464" table:formula="of:=[.$AA$11]*[.Q11]" table:style-name="ce6">
            <text:p>20.97</text:p>
          </table:table-cell>
          <table:table-cell office:value-type="float" office:value="20.473638189874904" table:formula="of:=[.$AA$11]*[.R11]" table:style-name="ce6">
            <text:p>20.47</text:p>
          </table:table-cell>
          <table:table-cell office:value-type="float" office:value="9.9744973396715704" table:formula="of:=[.$AA$11]*[.S11]" table:style-name="ce6">
            <text:p>9.97</text:p>
          </table:table-cell>
          <table:table-cell office:value-type="float" office:value="41.124944500846219" table:formula="of:=[.$AA$11]*[.T11]" table:style-name="ce6">
            <text:p>41.12</text:p>
          </table:table-cell>
          <table:table-cell office:value-type="float" office:value="90.237719097683211" table:formula="of:=[.$AA$11]*[.U11]" table:style-name="ce6">
            <text:p>90.24</text:p>
          </table:table-cell>
          <table:table-cell office:value-type="float" office:value="95.355525699039617" table:formula="of:=[.$AA$11]*[.V11]" table:style-name="ce6">
            <text:p>95.36</text:p>
          </table:table-cell>
          <table:table-cell office:value-type="float" office:value="37.014258889098556" table:formula="of:=[.$AA$11]*[.W11]" table:style-name="ce6">
            <text:p>37.01</text:p>
          </table:table-cell>
          <table:table-cell office:value-type="float" office:value="34.737333386947803" table:formula="of:=[.$AA$11]*[.X11]" table:style-name="ce6">
            <text:p>34.74</text:p>
          </table:table-cell>
          <table:table-cell office:value-type="float" office:value="41.975098519214804" table:formula="of:=[.$AA$11]*[.Y11]" table:style-name="ce6">
            <text:p>41.98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29.033300000000001" table:style-name="ce22">
            <text:p>29.0</text:p>
          </table:table-cell>
          <table:table-cell office:value-type="float" office:value="5.2833399999999999" table:style-name="ce22">
            <text:p>5.3</text:p>
          </table:table-cell>
          <table:table-cell office:value-type="float" office:value="71.254800000000003" table:style-name="ce22">
            <text:p>71.3</text:p>
          </table:table-cell>
          <table:table-cell office:value-type="float" office:value="214.756" table:style-name="ce22">
            <text:p>214.8</text:p>
          </table:table-cell>
          <table:table-cell office:value-type="float" office:value="325.459" table:style-name="ce22">
            <text:p>325.5</text:p>
          </table:table-cell>
          <table:table-cell office:value-type="float" office:value="444.23599999999999" table:style-name="ce22">
            <text:p>444.2</text:p>
          </table:table-cell>
          <table:table-cell office:value-type="float" office:value="235.16900000000001" table:style-name="ce22">
            <text:p>235.2</text:p>
          </table:table-cell>
          <table:table-cell office:value-type="float" office:value="161.56399999999999" table:style-name="ce22">
            <text:p>161.6</text:p>
          </table:table-cell>
          <table:table-cell office:value-type="float" office:value="157.745" table:style-name="ce22">
            <text:p>157.7</text:p>
          </table:table-cell>
          <table:table-cell office:value-type="float" office:value="248.97300000000001" table:style-name="ce22">
            <text:p>249.0</text:p>
          </table:table-cell>
          <table:table-cell office:value-type="float" office:value="175.55099999999999" table:style-name="ce22">
            <text:p>175.6</text:p>
          </table:table-cell>
          <table:table-cell office:value-type="float" office:value="142.43199999999999" table:style-name="ce22">
            <text:p>142.4</text:p>
          </table:table-cell>
          <table:table-cell office:value-type="float" office:value="199.68" table:style-name="ce22">
            <text:p>199.7</text:p>
          </table:table-cell>
          <table:table-cell office:value-type="float" office:value="292.06900000000002" table:style-name="ce22">
            <text:p>292.1</text:p>
          </table:table-cell>
          <table:table-cell office:value-type="float" office:value="378.50299999999999" table:style-name="ce22">
            <text:p>378.5</text:p>
          </table:table-cell>
          <table:table-cell office:value-type="float" office:value="215.91200000000001" table:style-name="ce22">
            <text:p>215.9</text:p>
          </table:table-cell>
          <table:table-cell office:value-type="float" office:value="270.38400000000001" table:style-name="ce22">
            <text:p>270.4</text:p>
          </table:table-cell>
          <table:table-cell office:value-type="float" office:value="167.12100000000001" table:style-name="ce22">
            <text:p>167.1</text:p>
          </table:table-cell>
          <table:table-cell office:value-type="float" office:value="101.04600000000001" table:style-name="ce22">
            <text:p>101.0</text:p>
          </table:table-cell>
          <table:table-cell office:value-type="float" office:value="20.403600000000001" table:style-name="ce22">
            <text:p>20.4</text:p>
          </table:table-cell>
          <table:table-cell office:value-type="float" office:value="94.163399999999996" table:style-name="ce22">
            <text:p>94.2</text:p>
          </table:table-cell>
          <table:table-cell office:value-type="float" office:value="261.78500000000003" table:style-name="ce22">
            <text:p>261.8</text:p>
          </table:table-cell>
          <table:table-cell office:value-type="float" office:value="252.63399999999999" table:style-name="ce22">
            <text:p>252.6</text:p>
          </table:table-cell>
          <table:table-cell office:value-type="float" office:value="193.69300000000001" table:style-name="ce22">
            <text:p>193.7</text:p>
          </table:table-cell>
          <table:table-cell table:style-name="ce1"/>
          <table:table-cell office:value-type="float" office:value="0.34" table:style-name="ce5">
            <text:p>0.340</text:p>
          </table:table-cell>
          <table:table-cell table:style-name="ce1"/>
          <table:table-cell office:value-type="float" office:value="9.871322000000001" table:formula="of:=[.$AA$12]*[.B12]" table:style-name="ce6">
            <text:p>9.87</text:p>
          </table:table-cell>
          <table:table-cell office:value-type="float" office:value="1.7963356000000001" table:formula="of:=[.$AA$12]*[.C12]" table:style-name="ce6">
            <text:p>1.80</text:p>
          </table:table-cell>
          <table:table-cell office:value-type="float" office:value="24.226632000000002" table:formula="of:=[.$AA$12]*[.D12]" table:style-name="ce6">
            <text:p>24.23</text:p>
          </table:table-cell>
          <table:table-cell office:value-type="float" office:value="73.017040000000009" table:formula="of:=[.$AA$12]*[.E12]" table:style-name="ce6">
            <text:p>73.02</text:p>
          </table:table-cell>
          <table:table-cell office:value-type="float" office:value="110.65606000000001" table:formula="of:=[.$AA$12]*[.F12]" table:style-name="ce6">
            <text:p>110.66</text:p>
          </table:table-cell>
          <table:table-cell office:value-type="float" office:value="151.04024000000001" table:formula="of:=[.$AA$12]*[.G12]" table:style-name="ce6">
            <text:p>151.04</text:p>
          </table:table-cell>
          <table:table-cell office:value-type="float" office:value="79.957460000000012" table:formula="of:=[.$AA$12]*[.H12]" table:style-name="ce6">
            <text:p>79.96</text:p>
          </table:table-cell>
          <table:table-cell office:value-type="float" office:value="54.931760000000004" table:formula="of:=[.$AA$12]*[.I12]" table:style-name="ce6">
            <text:p>54.93</text:p>
          </table:table-cell>
          <table:table-cell office:value-type="float" office:value="53.633300000000006" table:formula="of:=[.$AA$12]*[.J12]" table:style-name="ce6">
            <text:p>53.63</text:p>
          </table:table-cell>
          <table:table-cell office:value-type="float" office:value="84.65082000000001" table:formula="of:=[.$AA$12]*[.K12]" table:style-name="ce6">
            <text:p>84.65</text:p>
          </table:table-cell>
          <table:table-cell office:value-type="float" office:value="59.687339999999999" table:formula="of:=[.$AA$12]*[.L12]" table:style-name="ce6">
            <text:p>59.69</text:p>
          </table:table-cell>
          <table:table-cell office:value-type="float" office:value="48.426879999999997" table:formula="of:=[.$AA$12]*[.M12]" table:style-name="ce6">
            <text:p>48.43</text:p>
          </table:table-cell>
          <table:table-cell office:value-type="float" office:value="67.891200000000012" table:formula="of:=[.$AA$12]*[.N12]" table:style-name="ce6">
            <text:p>67.89</text:p>
          </table:table-cell>
          <table:table-cell office:value-type="float" office:value="99.303460000000015" table:formula="of:=[.$AA$12]*[.O12]" table:style-name="ce6">
            <text:p>99.30</text:p>
          </table:table-cell>
          <table:table-cell office:value-type="float" office:value="128.69102000000001" table:formula="of:=[.$AA$12]*[.P12]" table:style-name="ce6">
            <text:p>128.69</text:p>
          </table:table-cell>
          <table:table-cell office:value-type="float" office:value="73.410080000000008" table:formula="of:=[.$AA$12]*[.Q12]" table:style-name="ce6">
            <text:p>73.41</text:p>
          </table:table-cell>
          <table:table-cell office:value-type="float" office:value="91.930560000000014" table:formula="of:=[.$AA$12]*[.R12]" table:style-name="ce6">
            <text:p>91.93</text:p>
          </table:table-cell>
          <table:table-cell office:value-type="float" office:value="56.821140000000007" table:formula="of:=[.$AA$12]*[.S12]" table:style-name="ce6">
            <text:p>56.82</text:p>
          </table:table-cell>
          <table:table-cell office:value-type="float" office:value="34.355640000000008" table:formula="of:=[.$AA$12]*[.T12]" table:style-name="ce6">
            <text:p>34.36</text:p>
          </table:table-cell>
          <table:table-cell office:value-type="float" office:value="6.9372240000000005" table:formula="of:=[.$AA$12]*[.U12]" table:style-name="ce6">
            <text:p>6.94</text:p>
          </table:table-cell>
          <table:table-cell office:value-type="float" office:value="32.015556000000004" table:formula="of:=[.$AA$12]*[.V12]" table:style-name="ce6">
            <text:p>32.02</text:p>
          </table:table-cell>
          <table:table-cell office:value-type="float" office:value="89.006900000000016" table:formula="of:=[.$AA$12]*[.W12]" table:style-name="ce6">
            <text:p>89.01</text:p>
          </table:table-cell>
          <table:table-cell office:value-type="float" office:value="85.895560000000003" table:formula="of:=[.$AA$12]*[.X12]" table:style-name="ce6">
            <text:p>85.90</text:p>
          </table:table-cell>
          <table:table-cell office:value-type="float" office:value="65.855620000000002" table:formula="of:=[.$AA$12]*[.Y12]" table:style-name="ce6">
            <text:p>65.86</text:p>
          </table:table-cell>
          <table:table-cell table:number-columns-repeated="16332"/>
        </table:table-row>
        <table:table-row table:style-name="ro1">
          <table:table-cell table:style-name="ce1"/>
          <table:table-cell table:style-name="ce1">
            <draw:frame draw:z-index="4" draw:id="id10" draw:style-name="a10" draw:name="Chart 5" svg:x="0.23039in" svg:y="0.17923in" svg:width="4.96569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5" draw:id="id11" draw:style-name="a11" draw:name="Chart 6" svg:x="0.4954in" svg:y="0.20374in" svg:width="4.96078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6" draw:id="id12" draw:style-name="a12" draw:name="Chart 7" svg:x="0.12867in" svg:y="0.17279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67" table:style-name="ce1"/>
        </table:table-row>
        <table:table-row table:style-name="ro1">
          <table:table-cell table:number-columns-repeated="28" table:style-name="ce1"/>
          <table:table-cell office:value-type="float" office:value="80.993825580657997" table:formula="of:=SUM([.AC3:.AC12])" table:style-name="ce6">
            <text:p>80.99</text:p>
          </table:table-cell>
          <table:table-cell office:value-type="float" office:value="93.70886799941114" table:formula="of:=SUM([.AD3:.AD12])" table:style-name="ce6">
            <text:p>93.71</text:p>
          </table:table-cell>
          <table:table-cell office:value-type="float" office:value="160.30308316217068" table:formula="of:=SUM([.AE3:.AE12])" table:style-name="ce6">
            <text:p>160.30</text:p>
          </table:table-cell>
          <table:table-cell office:value-type="float" office:value="196.62996454482465" table:formula="of:=SUM([.AF3:.AF12])" table:style-name="ce6">
            <text:p>196.63</text:p>
          </table:table-cell>
          <table:table-cell office:value-type="float" office:value="199.11195701687819" table:formula="of:=SUM([.AG3:.AG12])" table:style-name="ce6">
            <text:p>199.11</text:p>
          </table:table-cell>
          <table:table-cell office:value-type="float" office:value="229.66190626763694" table:formula="of:=SUM([.AH3:.AH12])" table:style-name="ce6">
            <text:p>229.66</text:p>
          </table:table-cell>
          <table:table-cell office:value-type="float" office:value="167.16387472340662" table:formula="of:=SUM([.AI3:.AI12])" table:style-name="ce6">
            <text:p>167.16</text:p>
          </table:table-cell>
          <table:table-cell office:value-type="float" office:value="132.18286844535254" table:formula="of:=SUM([.AJ3:.AJ12])" table:style-name="ce6">
            <text:p>132.18</text:p>
          </table:table-cell>
          <table:table-cell office:value-type="float" office:value="155.32160405520875" table:formula="of:=SUM([.AK3:.AK12])" table:style-name="ce6">
            <text:p>155.32</text:p>
          </table:table-cell>
          <table:table-cell office:value-type="float" office:value="211.71009575268272" table:formula="of:=SUM([.AL3:.AL12])" table:style-name="ce6">
            <text:p>211.71</text:p>
          </table:table-cell>
          <table:table-cell office:value-type="float" office:value="204.9178096079427" table:formula="of:=SUM([.AM3:.AM12])" table:style-name="ce6">
            <text:p>204.92</text:p>
          </table:table-cell>
          <table:table-cell office:value-type="float" office:value="212.76991613811919" table:formula="of:=SUM([.AN3:.AN12])" table:style-name="ce6">
            <text:p>212.77</text:p>
          </table:table-cell>
          <table:table-cell office:value-type="float" office:value="223.07195751588051" table:formula="of:=SUM([.AO3:.AO12])" table:style-name="ce6">
            <text:p>223.07</text:p>
          </table:table-cell>
          <table:table-cell office:value-type="float" office:value="225.24995902354135" table:formula="of:=SUM([.AP3:.AP12])" table:style-name="ce6">
            <text:p>225.25</text:p>
          </table:table-cell>
          <table:table-cell office:value-type="float" office:value="252.25493891496285" table:formula="of:=SUM([.AQ3:.AQ12])" table:style-name="ce6">
            <text:p>252.25</text:p>
          </table:table-cell>
          <table:table-cell office:value-type="float" office:value="190.95518716295771" table:formula="of:=SUM([.AR3:.AR12])" table:style-name="ce6">
            <text:p>190.96</text:p>
          </table:table-cell>
          <table:table-cell office:value-type="float" office:value="219.79904307335369" table:formula="of:=SUM([.AS3:.AS12])" table:style-name="ce6">
            <text:p>219.80</text:p>
          </table:table-cell>
          <table:table-cell office:value-type="float" office:value="141.18916757302244" table:formula="of:=SUM([.AT3:.AT12])" table:style-name="ce6">
            <text:p>141.19</text:p>
          </table:table-cell>
          <table:table-cell office:value-type="float" office:value="140.56465710713979" table:formula="of:=SUM([.AU3:.AU12])" table:style-name="ce6">
            <text:p>140.56</text:p>
          </table:table-cell>
          <table:table-cell office:value-type="float" office:value="162.56388851083574" table:formula="of:=SUM([.AV3:.AV12])" table:style-name="ce6">
            <text:p>162.56</text:p>
          </table:table-cell>
          <table:table-cell office:value-type="float" office:value="228.29437533014499" table:formula="of:=SUM([.AW3:.AW12])" table:style-name="ce6">
            <text:p>228.29</text:p>
          </table:table-cell>
          <table:table-cell office:value-type="float" office:value="242.01263112520752" table:formula="of:=SUM([.AX3:.AX12])" table:style-name="ce6">
            <text:p>242.01</text:p>
          </table:table-cell>
          <table:table-cell office:value-type="float" office:value="204.60117479711147" table:formula="of:=SUM([.AY3:.AY12])" table:style-name="ce6">
            <text:p>204.60</text:p>
          </table:table-cell>
          <table:table-cell office:value-type="float" office:value="186.53463034561338" table:formula="of:=SUM([.AZ3:.AZ12])" table:style-name="ce6">
            <text:p>186.53</text:p>
          </table:table-cell>
          <table:table-cell table:number-columns-repeated="1633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t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3 (W)</text:p>
          </table:table-cell>
          <table:table-cell office:value-type="string" table:style-name="ce3">
            <text:p>t4 (W)</text:p>
          </table:table-cell>
          <table:table-cell office:value-type="string" table:style-name="ce3">
            <text:p>t5 (W)</text:p>
          </table:table-cell>
          <table:table-cell office:value-type="string" table:style-name="ce3">
            <text:p>t6 (W)</text:p>
          </table:table-cell>
          <table:table-cell office:value-type="string" table:style-name="ce3">
            <text:p>t7 (W)</text:p>
          </table:table-cell>
          <table:table-cell office:value-type="string" table:style-name="ce3">
            <text:p>t8 (W)</text:p>
          </table:table-cell>
          <table:table-cell office:value-type="string" table:style-name="ce3">
            <text:p>t9 (W)</text:p>
          </table:table-cell>
          <table:table-cell office:value-type="string" table:style-name="ce3">
            <text:p>t10 (W)</text:p>
          </table:table-cell>
          <table:table-cell office:value-type="string" table:style-name="ce3">
            <text:p>t1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13 (W)</text:p>
          </table:table-cell>
          <table:table-cell office:value-type="string" table:style-name="ce3">
            <text:p>t14 (W)</text:p>
          </table:table-cell>
          <table:table-cell office:value-type="string" table:style-name="ce3">
            <text:p>t15 (W)</text:p>
          </table:table-cell>
          <table:table-cell office:value-type="string" table:style-name="ce3">
            <text:p>t16 (W)</text:p>
          </table:table-cell>
          <table:table-cell office:value-type="string" table:style-name="ce3">
            <text:p>t17 (W)</text:p>
          </table:table-cell>
          <table:table-cell office:value-type="string" table:style-name="ce3">
            <text:p>t18 (W)</text:p>
          </table:table-cell>
          <table:table-cell office:value-type="string" table:style-name="ce3">
            <text:p>t19 (W)</text:p>
          </table:table-cell>
          <table:table-cell office:value-type="string" table:style-name="ce3">
            <text:p>t20 (W)</text:p>
          </table:table-cell>
          <table:table-cell office:value-type="string" table:style-name="ce3">
            <text:p>t21 (W)</text:p>
          </table:table-cell>
          <table:table-cell office:value-type="string" table:style-name="ce3">
            <text:p>t22 (W)</text:p>
          </table:table-cell>
          <table:table-cell office:value-type="string" table:style-name="ce3">
            <text:p>t23 (W)</text:p>
          </table:table-cell>
          <table:table-cell office:value-type="string" table:style-name="ce3">
            <text:p>t24 (W)</text:p>
          </table:table-cell>
          <table:table-cell table:number-columns-repeated="3" table:style-name="ce1"/>
          <table:table-cell office:value-type="string" table:number-columns-spanned="24" table:number-rows-spanned="1" table:style-name="ce21">
            <text:p>Average Output of Solar DGs of 1kW capacity (Probability times Power)</text:p>
          </table:table-cell>
          <table:covered-table-cell table:number-columns-repeated="23"/>
          <table:table-cell table:number-columns-repeated="16332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65.174800000000005" table:style-name="ce22">
            <text:p>65.2</text:p>
          </table:table-cell>
          <table:table-cell office:value-type="float" office:value="367.66500000000002" table:style-name="ce22">
            <text:p>367.7</text:p>
          </table:table-cell>
          <table:table-cell office:value-type="float" office:value="568.10699999999997" table:style-name="ce22">
            <text:p>568.1</text:p>
          </table:table-cell>
          <table:table-cell office:value-type="float" office:value="689.59" table:style-name="ce22">
            <text:p>689.6</text:p>
          </table:table-cell>
          <table:table-cell office:value-type="float" office:value="736.59" table:style-name="ce22">
            <text:p>736.6</text:p>
          </table:table-cell>
          <table:table-cell office:value-type="float" office:value="770.31899999999996" table:style-name="ce22">
            <text:p>770.3</text:p>
          </table:table-cell>
          <table:table-cell office:value-type="float" office:value="709.12" table:style-name="ce22">
            <text:p>709.1</text:p>
          </table:table-cell>
          <table:table-cell office:value-type="float" office:value="606.22699999999998" table:style-name="ce22">
            <text:p>606.2</text:p>
          </table:table-cell>
          <table:table-cell office:value-type="float" office:value="521.71100000000001" table:style-name="ce22">
            <text:p>521.7</text:p>
          </table:table-cell>
          <table:table-cell office:value-type="float" office:value="304.11700000000002" table:style-name="ce22">
            <text:p>304.1</text:p>
          </table:table-cell>
          <table:table-cell office:value-type="float" office:value="108.797" table:style-name="ce22">
            <text:p>108.8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3]*[.B19]" table:style-name="ce6">
            <text:p>0.00</text:p>
          </table:table-cell>
          <table:table-cell office:value-type="float" office:value="0" table:formula="of:=[.$AA$3]*[.C19]" table:style-name="ce6">
            <text:p>0.00</text:p>
          </table:table-cell>
          <table:table-cell office:value-type="float" office:value="0" table:formula="of:=[.$AA$3]*[.D19]" table:style-name="ce6">
            <text:p>0.00</text:p>
          </table:table-cell>
          <table:table-cell office:value-type="float" office:value="0" table:formula="of:=[.$AA$3]*[.E19]" table:style-name="ce6">
            <text:p>0.00</text:p>
          </table:table-cell>
          <table:table-cell office:value-type="float" office:value="0" table:formula="of:=[.$AA$3]*[.F19]" table:style-name="ce6">
            <text:p>0.00</text:p>
          </table:table-cell>
          <table:table-cell office:value-type="float" office:value="0.65174800000000011" table:formula="of:=[.$AA$3]*[.G19]" table:style-name="ce6">
            <text:p>0.65</text:p>
          </table:table-cell>
          <table:table-cell office:value-type="float" office:value="3.6766500000000004" table:formula="of:=[.$AA$3]*[.H19]" table:style-name="ce6">
            <text:p>3.68</text:p>
          </table:table-cell>
          <table:table-cell office:value-type="float" office:value="5.6810700000000001" table:formula="of:=[.$AA$3]*[.I19]" table:style-name="ce6">
            <text:p>5.68</text:p>
          </table:table-cell>
          <table:table-cell office:value-type="float" office:value="6.8959000000000001" table:formula="of:=[.$AA$3]*[.J19]" table:style-name="ce6">
            <text:p>6.90</text:p>
          </table:table-cell>
          <table:table-cell office:value-type="float" office:value="7.3659000000000008" table:formula="of:=[.$AA$3]*[.K19]" table:style-name="ce6">
            <text:p>7.37</text:p>
          </table:table-cell>
          <table:table-cell office:value-type="float" office:value="7.7031900000000002" table:formula="of:=[.$AA$3]*[.L19]" table:style-name="ce6">
            <text:p>7.70</text:p>
          </table:table-cell>
          <table:table-cell office:value-type="float" office:value="7.0912000000000006" table:formula="of:=[.$AA$3]*[.M19]" table:style-name="ce6">
            <text:p>7.09</text:p>
          </table:table-cell>
          <table:table-cell office:value-type="float" office:value="6.0622699999999998" table:formula="of:=[.$AA$3]*[.N19]" table:style-name="ce6">
            <text:p>6.06</text:p>
          </table:table-cell>
          <table:table-cell office:value-type="float" office:value="5.2171099999999999" table:formula="of:=[.$AA$3]*[.O19]" table:style-name="ce6">
            <text:p>5.22</text:p>
          </table:table-cell>
          <table:table-cell office:value-type="float" office:value="3.0411700000000002" table:formula="of:=[.$AA$3]*[.P19]" table:style-name="ce6">
            <text:p>3.04</text:p>
          </table:table-cell>
          <table:table-cell office:value-type="float" office:value="1.0879700000000001" table:formula="of:=[.$AA$3]*[.Q19]" table:style-name="ce6">
            <text:p>1.09</text:p>
          </table:table-cell>
          <table:table-cell office:value-type="float" office:value="0" table:formula="of:=[.$AA$3]*[.R19]" table:style-name="ce6">
            <text:p>0.00</text:p>
          </table:table-cell>
          <table:table-cell office:value-type="float" office:value="0" table:formula="of:=[.$AA$3]*[.S19]" table:style-name="ce6">
            <text:p>0.00</text:p>
          </table:table-cell>
          <table:table-cell office:value-type="float" office:value="0" table:formula="of:=[.$AA$3]*[.T19]" table:style-name="ce6">
            <text:p>0.00</text:p>
          </table:table-cell>
          <table:table-cell office:value-type="float" office:value="0" table:formula="of:=[.$AA$3]*[.U19]" table:style-name="ce6">
            <text:p>0.00</text:p>
          </table:table-cell>
          <table:table-cell office:value-type="float" office:value="0" table:formula="of:=[.$AA$3]*[.V19]" table:style-name="ce6">
            <text:p>0.00</text:p>
          </table:table-cell>
          <table:table-cell office:value-type="float" office:value="0" table:formula="of:=[.$AA$3]*[.W19]" table:style-name="ce6">
            <text:p>0.00</text:p>
          </table:table-cell>
          <table:table-cell office:value-type="float" office:value="0" table:formula="of:=[.$AA$3]*[.X19]" table:style-name="ce6">
            <text:p>0.00</text:p>
          </table:table-cell>
          <table:table-cell office:value-type="float" office:value="0" table:formula="of:=[.$AA$3]*[.Y19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92.761799999999994" table:style-name="ce22">
            <text:p>92.8</text:p>
          </table:table-cell>
          <table:table-cell office:value-type="float" office:value="404.964" table:style-name="ce22">
            <text:p>405.0</text:p>
          </table:table-cell>
          <table:table-cell office:value-type="float" office:value="520.02700000000004" table:style-name="ce22">
            <text:p>520.0</text:p>
          </table:table-cell>
          <table:table-cell office:value-type="float" office:value="711.03599999999994" table:style-name="ce22">
            <text:p>711.0</text:p>
          </table:table-cell>
          <table:table-cell office:value-type="float" office:value="746.24" table:style-name="ce22">
            <text:p>746.2</text:p>
          </table:table-cell>
          <table:table-cell office:value-type="float" office:value="726.32600000000002" table:style-name="ce22">
            <text:p>726.3</text:p>
          </table:table-cell>
          <table:table-cell office:value-type="float" office:value="754.51800000000003" table:style-name="ce22">
            <text:p>754.5</text:p>
          </table:table-cell>
          <table:table-cell office:value-type="float" office:value="671.33399999999995" table:style-name="ce22">
            <text:p>671.3</text:p>
          </table:table-cell>
          <table:table-cell office:value-type="float" office:value="476.64800000000002" table:style-name="ce22">
            <text:p>476.6</text:p>
          </table:table-cell>
          <table:table-cell office:value-type="float" office:value="316.86399999999998" table:style-name="ce22">
            <text:p>316.9</text:p>
          </table:table-cell>
          <table:table-cell office:value-type="float" office:value="79.892099999999999" table:style-name="ce22">
            <text:p>79.9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4]*[.B20]" table:style-name="ce6">
            <text:p>0.00</text:p>
          </table:table-cell>
          <table:table-cell office:value-type="float" office:value="0" table:formula="of:=[.$AA$4]*[.C20]" table:style-name="ce6">
            <text:p>0.00</text:p>
          </table:table-cell>
          <table:table-cell office:value-type="float" office:value="0" table:formula="of:=[.$AA$4]*[.D20]" table:style-name="ce6">
            <text:p>0.00</text:p>
          </table:table-cell>
          <table:table-cell office:value-type="float" office:value="0" table:formula="of:=[.$AA$4]*[.E20]" table:style-name="ce6">
            <text:p>0.00</text:p>
          </table:table-cell>
          <table:table-cell office:value-type="float" office:value="0" table:formula="of:=[.$AA$4]*[.F20]" table:style-name="ce6">
            <text:p>0.00</text:p>
          </table:table-cell>
          <table:table-cell office:value-type="float" office:value="1.041066470398385" table:formula="of:=[.$AA$4]*[.G20]" table:style-name="ce6">
            <text:p>1.04</text:p>
          </table:table-cell>
          <table:table-cell office:value-type="float" office:value="4.5449144164775976" table:formula="of:=[.$AA$4]*[.H20]" table:style-name="ce6">
            <text:p>4.54</text:p>
          </table:table-cell>
          <table:table-cell office:value-type="float" office:value="5.8362674441619395" table:formula="of:=[.$AA$4]*[.I20]" table:style-name="ce6">
            <text:p>5.84</text:p>
          </table:table-cell>
          <table:table-cell office:value-type="float" office:value="7.9799630758155402" table:formula="of:=[.$AA$4]*[.J20]" table:style-name="ce6">
            <text:p>7.98</text:p>
          </table:table-cell>
          <table:table-cell office:value-type="float" office:value="8.3750578672480565" table:formula="of:=[.$AA$4]*[.K20]" table:style-name="ce6">
            <text:p>8.38</text:p>
          </table:table-cell>
          <table:table-cell office:value-type="float" office:value="8.1515628758667624" table:formula="of:=[.$AA$4]*[.L20]" table:style-name="ce6">
            <text:p>8.15</text:p>
          </table:table-cell>
          <table:table-cell office:value-type="float" office:value="8.4679619316577366" table:formula="of:=[.$AA$4]*[.M20]" table:style-name="ce6">
            <text:p>8.47</text:p>
          </table:table-cell>
          <table:table-cell office:value-type="float" office:value="7.5343871921246608" table:formula="of:=[.$AA$4]*[.N20]" table:style-name="ce6">
            <text:p>7.53</text:p>
          </table:table-cell>
          <table:table-cell office:value-type="float" office:value="5.3494245581958246" table:formula="of:=[.$AA$4]*[.O20]" table:style-name="ce6">
            <text:p>5.35</text:p>
          </table:table-cell>
          <table:table-cell office:value-type="float" office:value="3.5561673671307998" table:formula="of:=[.$AA$4]*[.P20]" table:style-name="ce6">
            <text:p>3.56</text:p>
          </table:table-cell>
          <table:table-cell office:value-type="float" office:value="0.89662971783336254" table:formula="of:=[.$AA$4]*[.Q20]" table:style-name="ce6">
            <text:p>0.90</text:p>
          </table:table-cell>
          <table:table-cell office:value-type="float" office:value="0" table:formula="of:=[.$AA$4]*[.R20]" table:style-name="ce6">
            <text:p>0.00</text:p>
          </table:table-cell>
          <table:table-cell office:value-type="float" office:value="0" table:formula="of:=[.$AA$4]*[.S20]" table:style-name="ce6">
            <text:p>0.00</text:p>
          </table:table-cell>
          <table:table-cell office:value-type="float" office:value="0" table:formula="of:=[.$AA$4]*[.T20]" table:style-name="ce6">
            <text:p>0.00</text:p>
          </table:table-cell>
          <table:table-cell office:value-type="float" office:value="0" table:formula="of:=[.$AA$4]*[.U20]" table:style-name="ce6">
            <text:p>0.00</text:p>
          </table:table-cell>
          <table:table-cell office:value-type="float" office:value="0" table:formula="of:=[.$AA$4]*[.V20]" table:style-name="ce6">
            <text:p>0.00</text:p>
          </table:table-cell>
          <table:table-cell office:value-type="float" office:value="0" table:formula="of:=[.$AA$4]*[.W20]" table:style-name="ce6">
            <text:p>0.00</text:p>
          </table:table-cell>
          <table:table-cell office:value-type="float" office:value="0" table:formula="of:=[.$AA$4]*[.X20]" table:style-name="ce6">
            <text:p>0.00</text:p>
          </table:table-cell>
          <table:table-cell office:value-type="float" office:value="0" table:formula="of:=[.$AA$4]*[.Y20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96.266099999999994" table:style-name="ce22">
            <text:p>96.3</text:p>
          </table:table-cell>
          <table:table-cell office:value-type="float" office:value="368.60700000000003" table:style-name="ce22">
            <text:p>368.6</text:p>
          </table:table-cell>
          <table:table-cell office:value-type="float" office:value="585.57799999999997" table:style-name="ce22">
            <text:p>585.6</text:p>
          </table:table-cell>
          <table:table-cell office:value-type="float" office:value="631.46600000000001" table:style-name="ce22">
            <text:p>631.5</text:p>
          </table:table-cell>
          <table:table-cell office:value-type="float" office:value="748.03300000000002" table:style-name="ce22">
            <text:p>748.0</text:p>
          </table:table-cell>
          <table:table-cell office:value-type="float" office:value="744.12400000000002" table:style-name="ce22">
            <text:p>744.1</text:p>
          </table:table-cell>
          <table:table-cell office:value-type="float" office:value="648.49099999999999" table:style-name="ce22">
            <text:p>648.5</text:p>
          </table:table-cell>
          <table:table-cell office:value-type="float" office:value="603.75699999999995" table:style-name="ce22">
            <text:p>603.8</text:p>
          </table:table-cell>
          <table:table-cell office:value-type="float" office:value="426.72699999999998" table:style-name="ce22">
            <text:p>426.7</text:p>
          </table:table-cell>
          <table:table-cell office:value-type="float" office:value="286.202" table:style-name="ce22">
            <text:p>286.2</text:p>
          </table:table-cell>
          <table:table-cell office:value-type="float" office:value="70.262299999999996" table:style-name="ce22">
            <text:p>70.3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5]*[.B21]" table:style-name="ce6">
            <text:p>0.00</text:p>
          </table:table-cell>
          <table:table-cell office:value-type="float" office:value="0" table:formula="of:=[.$AA$5]*[.C21]" table:style-name="ce6">
            <text:p>0.00</text:p>
          </table:table-cell>
          <table:table-cell office:value-type="float" office:value="0" table:formula="of:=[.$AA$5]*[.D21]" table:style-name="ce6">
            <text:p>0.00</text:p>
          </table:table-cell>
          <table:table-cell office:value-type="float" office:value="0" table:formula="of:=[.$AA$5]*[.E21]" table:style-name="ce6">
            <text:p>0.00</text:p>
          </table:table-cell>
          <table:table-cell office:value-type="float" office:value="0" table:formula="of:=[.$AA$5]*[.F21]" table:style-name="ce6">
            <text:p>0.00</text:p>
          </table:table-cell>
          <table:table-cell office:value-type="float" office:value="1.3925601542292625" table:formula="of:=[.$AA$5]*[.G21]" table:style-name="ce6">
            <text:p>1.39</text:p>
          </table:table-cell>
          <table:table-cell office:value-type="float" office:value="5.3321721849122978" table:formula="of:=[.$AA$5]*[.H21]" table:style-name="ce6">
            <text:p>5.33</text:p>
          </table:table-cell>
          <table:table-cell office:value-type="float" office:value="8.470817764439019" table:formula="of:=[.$AA$5]*[.I21]" table:style-name="ce6">
            <text:p>8.47</text:p>
          </table:table-cell>
          <table:table-cell office:value-type="float" office:value="9.1346215370783224" table:formula="of:=[.$AA$5]*[.J21]" table:style-name="ce6">
            <text:p>9.13</text:p>
          </table:table-cell>
          <table:table-cell office:value-type="float" office:value="10.820849186251213" table:formula="of:=[.$AA$5]*[.K21]" table:style-name="ce6">
            <text:p>10.82</text:p>
          </table:table-cell>
          <table:table-cell office:value-type="float" office:value="10.764302617491472" table:formula="of:=[.$AA$5]*[.L21]" table:style-name="ce6">
            <text:p>10.76</text:p>
          </table:table-cell>
          <table:table-cell office:value-type="float" office:value="9.3809007218147258" table:formula="of:=[.$AA$5]*[.M21]" table:style-name="ce6">
            <text:p>9.38</text:p>
          </table:table-cell>
          <table:table-cell office:value-type="float" office:value="8.7337904105079236" table:formula="of:=[.$AA$5]*[.N21]" table:style-name="ce6">
            <text:p>8.73</text:p>
          </table:table-cell>
          <table:table-cell office:value-type="float" office:value="6.1729208613810105" table:formula="of:=[.$AA$5]*[.O21]" table:style-name="ce6">
            <text:p>6.17</text:p>
          </table:table-cell>
          <table:table-cell office:value-type="float" office:value="4.140123067837207" table:formula="of:=[.$AA$5]*[.P21]" table:style-name="ce6">
            <text:p>4.14</text:p>
          </table:table-cell>
          <table:table-cell office:value-type="float" office:value="1.0163960036243569" table:formula="of:=[.$AA$5]*[.Q21]" table:style-name="ce6">
            <text:p>1.02</text:p>
          </table:table-cell>
          <table:table-cell office:value-type="float" office:value="0" table:formula="of:=[.$AA$5]*[.R21]" table:style-name="ce6">
            <text:p>0.00</text:p>
          </table:table-cell>
          <table:table-cell office:value-type="float" office:value="0" table:formula="of:=[.$AA$5]*[.S21]" table:style-name="ce6">
            <text:p>0.00</text:p>
          </table:table-cell>
          <table:table-cell office:value-type="float" office:value="0" table:formula="of:=[.$AA$5]*[.T21]" table:style-name="ce6">
            <text:p>0.00</text:p>
          </table:table-cell>
          <table:table-cell office:value-type="float" office:value="0" table:formula="of:=[.$AA$5]*[.U21]" table:style-name="ce6">
            <text:p>0.00</text:p>
          </table:table-cell>
          <table:table-cell office:value-type="float" office:value="0" table:formula="of:=[.$AA$5]*[.V21]" table:style-name="ce6">
            <text:p>0.00</text:p>
          </table:table-cell>
          <table:table-cell office:value-type="float" office:value="0" table:formula="of:=[.$AA$5]*[.W21]" table:style-name="ce6">
            <text:p>0.00</text:p>
          </table:table-cell>
          <table:table-cell office:value-type="float" office:value="0" table:formula="of:=[.$AA$5]*[.X21]" table:style-name="ce6">
            <text:p>0.00</text:p>
          </table:table-cell>
          <table:table-cell office:value-type="float" office:value="0" table:formula="of:=[.$AA$5]*[.Y21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77.051299999999998" table:style-name="ce22">
            <text:p>77.1</text:p>
          </table:table-cell>
          <table:table-cell office:value-type="float" office:value="386.64100000000002" table:style-name="ce22">
            <text:p>386.6</text:p>
          </table:table-cell>
          <table:table-cell office:value-type="float" office:value="565.47199999999998" table:style-name="ce22">
            <text:p>565.5</text:p>
          </table:table-cell>
          <table:table-cell office:value-type="float" office:value="660.96699999999998" table:style-name="ce22">
            <text:p>661.0</text:p>
          </table:table-cell>
          <table:table-cell office:value-type="float" office:value="697.95100000000002" table:style-name="ce22">
            <text:p>698.0</text:p>
          </table:table-cell>
          <table:table-cell office:value-type="float" office:value="800.22500000000002" table:style-name="ce22">
            <text:p>800.2</text:p>
          </table:table-cell>
          <table:table-cell office:value-type="float" office:value="742.14" table:style-name="ce22">
            <text:p>742.1</text:p>
          </table:table-cell>
          <table:table-cell office:value-type="float" office:value="631.00599999999997" table:style-name="ce22">
            <text:p>631.0</text:p>
          </table:table-cell>
          <table:table-cell office:value-type="float" office:value="425.92899999999997" table:style-name="ce22">
            <text:p>425.9</text:p>
          </table:table-cell>
          <table:table-cell office:value-type="float" office:value="338.31" table:style-name="ce22">
            <text:p>338.3</text:p>
          </table:table-cell>
          <table:table-cell office:value-type="float" office:value="43.809600000000003" table:style-name="ce22">
            <text:p>43.8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6]*[.B22]" table:style-name="ce6">
            <text:p>0.00</text:p>
          </table:table-cell>
          <table:table-cell office:value-type="float" office:value="0" table:formula="of:=[.$AA$6]*[.C22]" table:style-name="ce6">
            <text:p>0.00</text:p>
          </table:table-cell>
          <table:table-cell office:value-type="float" office:value="0" table:formula="of:=[.$AA$6]*[.D22]" table:style-name="ce6">
            <text:p>0.00</text:p>
          </table:table-cell>
          <table:table-cell office:value-type="float" office:value="0" table:formula="of:=[.$AA$6]*[.E22]" table:style-name="ce6">
            <text:p>0.00</text:p>
          </table:table-cell>
          <table:table-cell office:value-type="float" office:value="0" table:formula="of:=[.$AA$6]*[.F22]" table:style-name="ce6">
            <text:p>0.00</text:p>
          </table:table-cell>
          <table:table-cell office:value-type="float" office:value="2.2878929482332993" table:formula="of:=[.$AA$6]*[.G22]" table:style-name="ce6">
            <text:p>2.29</text:p>
          </table:table-cell>
          <table:table-cell office:value-type="float" office:value="11.480574855944951" table:formula="of:=[.$AA$6]*[.H22]" table:style-name="ce6">
            <text:p>11.48</text:p>
          </table:table-cell>
          <table:table-cell office:value-type="float" office:value="16.790623924883555" table:formula="of:=[.$AA$6]*[.I22]" table:style-name="ce6">
            <text:p>16.79</text:p>
          </table:table-cell>
          <table:table-cell office:value-type="float" office:value="19.626167739089659" table:formula="of:=[.$AA$6]*[.J22]" table:style-name="ce6">
            <text:p>19.63</text:p>
          </table:table-cell>
          <table:table-cell office:value-type="float" office:value="20.724337825739209" table:formula="of:=[.$AA$6]*[.K22]" table:style-name="ce6">
            <text:p>20.72</text:p>
          </table:table-cell>
          <table:table-cell office:value-type="float" office:value="23.761171252139704" table:formula="of:=[.$AA$6]*[.L22]" table:style-name="ce6">
            <text:p>23.76</text:p>
          </table:table-cell>
          <table:table-cell office:value-type="float" office:value="22.036446790668826" table:formula="of:=[.$AA$6]*[.M22]" table:style-name="ce6">
            <text:p>22.04</text:p>
          </table:table-cell>
          <table:table-cell office:value-type="float" office:value="18.736532384176531" table:formula="of:=[.$AA$6]*[.N22]" table:style-name="ce6">
            <text:p>18.74</text:p>
          </table:table-cell>
          <table:table-cell office:value-type="float" office:value="12.647157874663515" table:formula="of:=[.$AA$6]*[.O22]" table:style-name="ce6">
            <text:p>12.65</text:p>
          </table:table-cell>
          <table:table-cell office:value-type="float" office:value="10.045477017478063" table:formula="of:=[.$AA$6]*[.P22]" table:style-name="ce6">
            <text:p>10.05</text:p>
          </table:table-cell>
          <table:table-cell office:value-type="float" office:value="1.3008433979040142" table:formula="of:=[.$AA$6]*[.Q22]" table:style-name="ce6">
            <text:p>1.30</text:p>
          </table:table-cell>
          <table:table-cell office:value-type="float" office:value="0" table:formula="of:=[.$AA$6]*[.R22]" table:style-name="ce6">
            <text:p>0.00</text:p>
          </table:table-cell>
          <table:table-cell office:value-type="float" office:value="0" table:formula="of:=[.$AA$6]*[.S22]" table:style-name="ce6">
            <text:p>0.00</text:p>
          </table:table-cell>
          <table:table-cell office:value-type="float" office:value="0" table:formula="of:=[.$AA$6]*[.T22]" table:style-name="ce6">
            <text:p>0.00</text:p>
          </table:table-cell>
          <table:table-cell office:value-type="float" office:value="0" table:formula="of:=[.$AA$6]*[.U22]" table:style-name="ce6">
            <text:p>0.00</text:p>
          </table:table-cell>
          <table:table-cell office:value-type="float" office:value="0" table:formula="of:=[.$AA$6]*[.V22]" table:style-name="ce6">
            <text:p>0.00</text:p>
          </table:table-cell>
          <table:table-cell office:value-type="float" office:value="0" table:formula="of:=[.$AA$6]*[.W22]" table:style-name="ce6">
            <text:p>0.00</text:p>
          </table:table-cell>
          <table:table-cell office:value-type="float" office:value="0" table:formula="of:=[.$AA$6]*[.X22]" table:style-name="ce6">
            <text:p>0.00</text:p>
          </table:table-cell>
          <table:table-cell office:value-type="float" office:value="0" table:formula="of:=[.$AA$6]*[.Y22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70.466300000000004" table:style-name="ce22">
            <text:p>70.5</text:p>
          </table:table-cell>
          <table:table-cell office:value-type="float" office:value="367.44799999999998" table:style-name="ce22">
            <text:p>367.4</text:p>
          </table:table-cell>
          <table:table-cell office:value-type="float" office:value="523.53899999999999" table:style-name="ce22">
            <text:p>523.5</text:p>
          </table:table-cell>
          <table:table-cell office:value-type="float" office:value="644.54" table:style-name="ce22">
            <text:p>644.5</text:p>
          </table:table-cell>
          <table:table-cell office:value-type="float" office:value="780.96500000000003" table:style-name="ce22">
            <text:p>781.0</text:p>
          </table:table-cell>
          <table:table-cell office:value-type="float" office:value="756.14800000000002" table:style-name="ce22">
            <text:p>756.1</text:p>
          </table:table-cell>
          <table:table-cell office:value-type="float" office:value="712.22500000000002" table:style-name="ce22">
            <text:p>712.2</text:p>
          </table:table-cell>
          <table:table-cell office:value-type="float" office:value="609.33000000000004" table:style-name="ce22">
            <text:p>609.3</text:p>
          </table:table-cell>
          <table:table-cell office:value-type="float" office:value="503.47699999999998" table:style-name="ce22">
            <text:p>503.5</text:p>
          </table:table-cell>
          <table:table-cell office:value-type="float" office:value="334.62900000000002" table:style-name="ce22">
            <text:p>334.6</text:p>
          </table:table-cell>
          <table:table-cell office:value-type="float" office:value="84.424099999999996" table:style-name="ce22">
            <text:p>84.4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7]*[.B23]" table:style-name="ce6">
            <text:p>0.00</text:p>
          </table:table-cell>
          <table:table-cell office:value-type="float" office:value="0" table:formula="of:=[.$AA$7]*[.C23]" table:style-name="ce6">
            <text:p>0.00</text:p>
          </table:table-cell>
          <table:table-cell office:value-type="float" office:value="0" table:formula="of:=[.$AA$7]*[.D23]" table:style-name="ce6">
            <text:p>0.00</text:p>
          </table:table-cell>
          <table:table-cell office:value-type="float" office:value="0" table:formula="of:=[.$AA$7]*[.E23]" table:style-name="ce6">
            <text:p>0.00</text:p>
          </table:table-cell>
          <table:table-cell office:value-type="float" office:value="0" table:formula="of:=[.$AA$7]*[.F23]" table:style-name="ce6">
            <text:p>0.00</text:p>
          </table:table-cell>
          <table:table-cell office:value-type="float" office:value="2.4420645628391981" table:formula="of:=[.$AA$7]*[.G23]" table:style-name="ce6">
            <text:p>2.44</text:p>
          </table:table-cell>
          <table:table-cell office:value-type="float" office:value="12.734196906693519" table:formula="of:=[.$AA$7]*[.H23]" table:style-name="ce6">
            <text:p>12.73</text:p>
          </table:table-cell>
          <table:table-cell office:value-type="float" office:value="18.14365220203517" table:formula="of:=[.$AA$7]*[.I23]" table:style-name="ce6">
            <text:p>18.14</text:p>
          </table:table-cell>
          <table:table-cell office:value-type="float" office:value="22.337036190808607" table:formula="of:=[.$AA$7]*[.J23]" table:style-name="ce6">
            <text:p>22.34</text:p>
          </table:table-cell>
          <table:table-cell office:value-type="float" office:value="27.064950924310121" table:formula="of:=[.$AA$7]*[.K23]" table:style-name="ce6">
            <text:p>27.06</text:p>
          </table:table-cell>
          <table:table-cell office:value-type="float" office:value="26.204898441691046" table:formula="of:=[.$AA$7]*[.L23]" table:style-name="ce6">
            <text:p>26.20</text:p>
          </table:table-cell>
          <table:table-cell office:value-type="float" office:value="24.682712633814287" table:formula="of:=[.$AA$7]*[.M23]" table:style-name="ce6">
            <text:p>24.68</text:p>
          </table:table-cell>
          <table:table-cell office:value-type="float" office:value="21.116806190687019" table:formula="of:=[.$AA$7]*[.N23]" table:style-name="ce6">
            <text:p>21.12</text:p>
          </table:table-cell>
          <table:table-cell office:value-type="float" office:value="17.44838795146887" table:formula="of:=[.$AA$7]*[.O23]" table:style-name="ce6">
            <text:p>17.45</text:p>
          </table:table-cell>
          <table:table-cell office:value-type="float" office:value="11.596828875623071" table:formula="of:=[.$AA$7]*[.P23]" table:style-name="ce6">
            <text:p>11.60</text:p>
          </table:table-cell>
          <table:table-cell office:value-type="float" office:value="2.925783003500861" table:formula="of:=[.$AA$7]*[.Q23]" table:style-name="ce6">
            <text:p>2.93</text:p>
          </table:table-cell>
          <table:table-cell office:value-type="float" office:value="0" table:formula="of:=[.$AA$7]*[.R23]" table:style-name="ce6">
            <text:p>0.00</text:p>
          </table:table-cell>
          <table:table-cell office:value-type="float" office:value="0" table:formula="of:=[.$AA$7]*[.S23]" table:style-name="ce6">
            <text:p>0.00</text:p>
          </table:table-cell>
          <table:table-cell office:value-type="float" office:value="0" table:formula="of:=[.$AA$7]*[.T23]" table:style-name="ce6">
            <text:p>0.00</text:p>
          </table:table-cell>
          <table:table-cell office:value-type="float" office:value="0" table:formula="of:=[.$AA$7]*[.U23]" table:style-name="ce6">
            <text:p>0.00</text:p>
          </table:table-cell>
          <table:table-cell office:value-type="float" office:value="0" table:formula="of:=[.$AA$7]*[.V23]" table:style-name="ce6">
            <text:p>0.00</text:p>
          </table:table-cell>
          <table:table-cell office:value-type="float" office:value="0" table:formula="of:=[.$AA$7]*[.W23]" table:style-name="ce6">
            <text:p>0.00</text:p>
          </table:table-cell>
          <table:table-cell office:value-type="float" office:value="0" table:formula="of:=[.$AA$7]*[.X23]" table:style-name="ce6">
            <text:p>0.00</text:p>
          </table:table-cell>
          <table:table-cell office:value-type="float" office:value="0" table:formula="of:=[.$AA$7]*[.Y23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98.676199999999994" table:style-name="ce22">
            <text:p>98.7</text:p>
          </table:table-cell>
          <table:table-cell office:value-type="float" office:value="386.04899999999998" table:style-name="ce22">
            <text:p>386.0</text:p>
          </table:table-cell>
          <table:table-cell office:value-type="float" office:value="524.04200000000003" table:style-name="ce22">
            <text:p>524.0</text:p>
          </table:table-cell>
          <table:table-cell office:value-type="float" office:value="654.23599999999999" table:style-name="ce22">
            <text:p>654.2</text:p>
          </table:table-cell>
          <table:table-cell office:value-type="float" office:value="762.49699999999996" table:style-name="ce22">
            <text:p>762.5</text:p>
          </table:table-cell>
          <table:table-cell office:value-type="float" office:value="699.03099999999995" table:style-name="ce22">
            <text:p>699.0</text:p>
          </table:table-cell>
          <table:table-cell office:value-type="float" office:value="730.08399999999995" table:style-name="ce22">
            <text:p>730.1</text:p>
          </table:table-cell>
          <table:table-cell office:value-type="float" office:value="635.69100000000003" table:style-name="ce22">
            <text:p>635.7</text:p>
          </table:table-cell>
          <table:table-cell office:value-type="float" office:value="539.55399999999997" table:style-name="ce22">
            <text:p>539.6</text:p>
          </table:table-cell>
          <table:table-cell office:value-type="float" office:value="353.48899999999998" table:style-name="ce22">
            <text:p>353.5</text:p>
          </table:table-cell>
          <table:table-cell office:value-type="float" office:value="93.032300000000006" table:style-name="ce22">
            <text:p>93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8]*[.B24]" table:style-name="ce6">
            <text:p>0.00</text:p>
          </table:table-cell>
          <table:table-cell office:value-type="float" office:value="0" table:formula="of:=[.$AA$8]*[.C24]" table:style-name="ce6">
            <text:p>0.00</text:p>
          </table:table-cell>
          <table:table-cell office:value-type="float" office:value="0" table:formula="of:=[.$AA$8]*[.D24]" table:style-name="ce6">
            <text:p>0.00</text:p>
          </table:table-cell>
          <table:table-cell office:value-type="float" office:value="0" table:formula="of:=[.$AA$8]*[.E24]" table:style-name="ce6">
            <text:p>0.00</text:p>
          </table:table-cell>
          <table:table-cell office:value-type="float" office:value="0" table:formula="of:=[.$AA$8]*[.F24]" table:style-name="ce6">
            <text:p>0.00</text:p>
          </table:table-cell>
          <table:table-cell office:value-type="float" office:value="7.6403207256222032" table:formula="of:=[.$AA$8]*[.G24]" table:style-name="ce6">
            <text:p>7.64</text:p>
          </table:table-cell>
          <table:table-cell office:value-type="float" office:value="29.891079873421614" table:formula="of:=[.$AA$8]*[.H24]" table:style-name="ce6">
            <text:p>29.89</text:p>
          </table:table-cell>
          <table:table-cell office:value-type="float" office:value="40.575629723241377" table:formula="of:=[.$AA$8]*[.I24]" table:style-name="ce6">
            <text:p>40.58</text:p>
          </table:table-cell>
          <table:table-cell office:value-type="float" office:value="50.656317027288928" table:formula="of:=[.$AA$8]*[.J24]" table:style-name="ce6">
            <text:p>50.66</text:p>
          </table:table-cell>
          <table:table-cell office:value-type="float" office:value="59.038771581442667" table:formula="of:=[.$AA$8]*[.K24]" table:style-name="ce6">
            <text:p>59.04</text:p>
          </table:table-cell>
          <table:table-cell office:value-type="float" office:value="54.124713326540892" table:formula="of:=[.$AA$8]*[.L24]" table:style-name="ce6">
            <text:p>54.12</text:p>
          </table:table-cell>
          <table:table-cell office:value-type="float" office:value="56.529091276773535" table:formula="of:=[.$AA$8]*[.M24]" table:style-name="ce6">
            <text:p>56.53</text:p>
          </table:table-cell>
          <table:table-cell office:value-type="float" office:value="49.220411025064855" table:formula="of:=[.$AA$8]*[.N24]" table:style-name="ce6">
            <text:p>49.22</text:p>
          </table:table-cell>
          <table:table-cell office:value-type="float" office:value="41.776695989431715" table:formula="of:=[.$AA$8]*[.O24]" table:style-name="ce6">
            <text:p>41.78</text:p>
          </table:table-cell>
          <table:table-cell office:value-type="float" office:value="27.370017623089122" table:formula="of:=[.$AA$8]*[.P24]" table:style-name="ce6">
            <text:p>27.37</text:p>
          </table:table-cell>
          <table:table-cell office:value-type="float" office:value="7.2033236975309407" table:formula="of:=[.$AA$8]*[.Q24]" table:style-name="ce6">
            <text:p>7.20</text:p>
          </table:table-cell>
          <table:table-cell office:value-type="float" office:value="0" table:formula="of:=[.$AA$8]*[.R24]" table:style-name="ce6">
            <text:p>0.00</text:p>
          </table:table-cell>
          <table:table-cell office:value-type="float" office:value="0" table:formula="of:=[.$AA$8]*[.S24]" table:style-name="ce6">
            <text:p>0.00</text:p>
          </table:table-cell>
          <table:table-cell office:value-type="float" office:value="0" table:formula="of:=[.$AA$8]*[.T24]" table:style-name="ce6">
            <text:p>0.00</text:p>
          </table:table-cell>
          <table:table-cell office:value-type="float" office:value="0" table:formula="of:=[.$AA$8]*[.U24]" table:style-name="ce6">
            <text:p>0.00</text:p>
          </table:table-cell>
          <table:table-cell office:value-type="float" office:value="0" table:formula="of:=[.$AA$8]*[.V24]" table:style-name="ce6">
            <text:p>0.00</text:p>
          </table:table-cell>
          <table:table-cell office:value-type="float" office:value="0" table:formula="of:=[.$AA$8]*[.W24]" table:style-name="ce6">
            <text:p>0.00</text:p>
          </table:table-cell>
          <table:table-cell office:value-type="float" office:value="0" table:formula="of:=[.$AA$8]*[.X24]" table:style-name="ce6">
            <text:p>0.00</text:p>
          </table:table-cell>
          <table:table-cell office:value-type="float" office:value="0" table:formula="of:=[.$AA$8]*[.Y24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101.831" table:style-name="ce22">
            <text:p>101.8</text:p>
          </table:table-cell>
          <table:table-cell office:value-type="float" office:value="404.642" table:style-name="ce22">
            <text:p>404.6</text:p>
          </table:table-cell>
          <table:table-cell office:value-type="float" office:value="599.73900000000003" table:style-name="ce22">
            <text:p>599.7</text:p>
          </table:table-cell>
          <table:table-cell office:value-type="float" office:value="698.85799999999995" table:style-name="ce22">
            <text:p>698.9</text:p>
          </table:table-cell>
          <table:table-cell office:value-type="float" office:value="666.4" table:style-name="ce22">
            <text:p>666.4</text:p>
          </table:table-cell>
          <table:table-cell office:value-type="float" office:value="776.58199999999999" table:style-name="ce22">
            <text:p>776.6</text:p>
          </table:table-cell>
          <table:table-cell office:value-type="float" office:value="721.57799999999997" table:style-name="ce22">
            <text:p>721.6</text:p>
          </table:table-cell>
          <table:table-cell office:value-type="float" office:value="654.34500000000003" table:style-name="ce22">
            <text:p>654.3</text:p>
          </table:table-cell>
          <table:table-cell office:value-type="float" office:value="530.82500000000005" table:style-name="ce22">
            <text:p>530.8</text:p>
          </table:table-cell>
          <table:table-cell office:value-type="float" office:value="322.91300000000001" table:style-name="ce22">
            <text:p>322.9</text:p>
          </table:table-cell>
          <table:table-cell office:value-type="float" office:value="103.956" table:style-name="ce22">
            <text:p>104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9]*[.B25]" table:style-name="ce6">
            <text:p>0.00</text:p>
          </table:table-cell>
          <table:table-cell office:value-type="float" office:value="0" table:formula="of:=[.$AA$9]*[.C25]" table:style-name="ce6">
            <text:p>0.00</text:p>
          </table:table-cell>
          <table:table-cell office:value-type="float" office:value="0" table:formula="of:=[.$AA$9]*[.D25]" table:style-name="ce6">
            <text:p>0.00</text:p>
          </table:table-cell>
          <table:table-cell office:value-type="float" office:value="0" table:formula="of:=[.$AA$9]*[.E25]" table:style-name="ce6">
            <text:p>0.00</text:p>
          </table:table-cell>
          <table:table-cell office:value-type="float" office:value="0" table:formula="of:=[.$AA$9]*[.F25]" table:style-name="ce6">
            <text:p>0.00</text:p>
          </table:table-cell>
          <table:table-cell office:value-type="float" office:value="11.857264366275221" table:formula="of:=[.$AA$9]*[.G25]" table:style-name="ce6">
            <text:p>11.86</text:p>
          </table:table-cell>
          <table:table-cell office:value-type="float" office:value="47.116763733031569" table:formula="of:=[.$AA$9]*[.H25]" table:style-name="ce6">
            <text:p>47.12</text:p>
          </table:table-cell>
          <table:table-cell office:value-type="float" office:value="69.833978589678338" table:formula="of:=[.$AA$9]*[.I25]" table:style-name="ce6">
            <text:p>69.83</text:p>
          </table:table-cell>
          <table:table-cell office:value-type="float" office:value="81.375456005404715" table:formula="of:=[.$AA$9]*[.J25]" table:style-name="ce6">
            <text:p>81.38</text:p>
          </table:table-cell>
          <table:table-cell office:value-type="float" office:value="77.596026491793324" table:formula="of:=[.$AA$9]*[.K25]" table:style-name="ce6">
            <text:p>77.60</text:p>
          </table:table-cell>
          <table:table-cell office:value-type="float" office:value="90.42568644215163" table:formula="of:=[.$AA$9]*[.L25]" table:style-name="ce6">
            <text:p>90.43</text:p>
          </table:table-cell>
          <table:table-cell office:value-type="float" office:value="84.020986800563094" table:formula="of:=[.$AA$9]*[.M25]" table:style-name="ce6">
            <text:p>84.02</text:p>
          </table:table-cell>
          <table:table-cell office:value-type="float" office:value="76.192334866105213" table:formula="of:=[.$AA$9]*[.N25]" table:style-name="ce6">
            <text:p>76.19</text:p>
          </table:table-cell>
          <table:table-cell office:value-type="float" office:value="61.809589979751202" table:formula="of:=[.$AA$9]*[.O25]" table:style-name="ce6">
            <text:p>61.81</text:p>
          </table:table-cell>
          <table:table-cell office:value-type="float" office:value="37.600188629268402" table:formula="of:=[.$AA$9]*[.P25]" table:style-name="ce6">
            <text:p>37.60</text:p>
          </table:table-cell>
          <table:table-cell office:value-type="float" office:value="12.104700675241398" table:formula="of:=[.$AA$9]*[.Q25]" table:style-name="ce6">
            <text:p>12.10</text:p>
          </table:table-cell>
          <table:table-cell office:value-type="float" office:value="0" table:formula="of:=[.$AA$9]*[.R25]" table:style-name="ce6">
            <text:p>0.00</text:p>
          </table:table-cell>
          <table:table-cell office:value-type="float" office:value="0" table:formula="of:=[.$AA$9]*[.S25]" table:style-name="ce6">
            <text:p>0.00</text:p>
          </table:table-cell>
          <table:table-cell office:value-type="float" office:value="0" table:formula="of:=[.$AA$9]*[.T25]" table:style-name="ce6">
            <text:p>0.00</text:p>
          </table:table-cell>
          <table:table-cell office:value-type="float" office:value="0" table:formula="of:=[.$AA$9]*[.U25]" table:style-name="ce6">
            <text:p>0.00</text:p>
          </table:table-cell>
          <table:table-cell office:value-type="float" office:value="0" table:formula="of:=[.$AA$9]*[.V25]" table:style-name="ce6">
            <text:p>0.00</text:p>
          </table:table-cell>
          <table:table-cell office:value-type="float" office:value="0" table:formula="of:=[.$AA$9]*[.W25]" table:style-name="ce6">
            <text:p>0.00</text:p>
          </table:table-cell>
          <table:table-cell office:value-type="float" office:value="0" table:formula="of:=[.$AA$9]*[.X25]" table:style-name="ce6">
            <text:p>0.00</text:p>
          </table:table-cell>
          <table:table-cell office:value-type="float" office:value="0" table:formula="of:=[.$AA$9]*[.Y25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78.610200000000006" table:style-name="ce22">
            <text:p>78.6</text:p>
          </table:table-cell>
          <table:table-cell office:value-type="float" office:value="411.67399999999998" table:style-name="ce22">
            <text:p>411.7</text:p>
          </table:table-cell>
          <table:table-cell office:value-type="float" office:value="573.024" table:style-name="ce22">
            <text:p>573.0</text:p>
          </table:table-cell>
          <table:table-cell office:value-type="float" office:value="715.94799999999998" table:style-name="ce22">
            <text:p>715.9</text:p>
          </table:table-cell>
          <table:table-cell office:value-type="float" office:value="705.40300000000002" table:style-name="ce22">
            <text:p>705.4</text:p>
          </table:table-cell>
          <table:table-cell office:value-type="float" office:value="693.45600000000002" table:style-name="ce22">
            <text:p>693.5</text:p>
          </table:table-cell>
          <table:table-cell office:value-type="float" office:value="764.27300000000002" table:style-name="ce22">
            <text:p>764.3</text:p>
          </table:table-cell>
          <table:table-cell office:value-type="float" office:value="680.35799999999995" table:style-name="ce22">
            <text:p>680.4</text:p>
          </table:table-cell>
          <table:table-cell office:value-type="float" office:value="530.08500000000004" table:style-name="ce22">
            <text:p>530.1</text:p>
          </table:table-cell>
          <table:table-cell office:value-type="float" office:value="344.82299999999998" table:style-name="ce22">
            <text:p>344.8</text:p>
          </table:table-cell>
          <table:table-cell office:value-type="float" office:value="92.630700000000004" table:style-name="ce22">
            <text:p>92.6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10]*[.B26]" table:style-name="ce6">
            <text:p>0.00</text:p>
          </table:table-cell>
          <table:table-cell office:value-type="float" office:value="0" table:formula="of:=[.$AA$10]*[.C26]" table:style-name="ce6">
            <text:p>0.00</text:p>
          </table:table-cell>
          <table:table-cell office:value-type="float" office:value="0" table:formula="of:=[.$AA$10]*[.D26]" table:style-name="ce6">
            <text:p>0.00</text:p>
          </table:table-cell>
          <table:table-cell office:value-type="float" office:value="0" table:formula="of:=[.$AA$10]*[.E26]" table:style-name="ce6">
            <text:p>0.00</text:p>
          </table:table-cell>
          <table:table-cell office:value-type="float" office:value="0" table:formula="of:=[.$AA$10]*[.F26]" table:style-name="ce6">
            <text:p>0.00</text:p>
          </table:table-cell>
          <table:table-cell office:value-type="float" office:value="13.271549933104374" table:formula="of:=[.$AA$10]*[.G26]" table:style-name="ce6">
            <text:p>13.27</text:p>
          </table:table-cell>
          <table:table-cell office:value-type="float" office:value="69.50182097438767" table:formula="of:=[.$AA$10]*[.H26]" table:style-name="ce6">
            <text:p>69.50</text:p>
          </table:table-cell>
          <table:table-cell office:value-type="float" office:value="96.742110169764231" table:formula="of:=[.$AA$10]*[.I26]" table:style-name="ce6">
            <text:p>96.74</text:p>
          </table:table-cell>
          <table:table-cell office:value-type="float" office:value="120.87158703967437" table:formula="of:=[.$AA$10]*[.J26]" table:style-name="ce6">
            <text:p>120.87</text:p>
          </table:table-cell>
          <table:table-cell office:value-type="float" office:value="119.09130287750985" table:formula="of:=[.$AA$10]*[.K26]" table:style-name="ce6">
            <text:p>119.09</text:p>
          </table:table-cell>
          <table:table-cell office:value-type="float" office:value="117.074322803031" table:formula="of:=[.$AA$10]*[.L26]" table:style-name="ce6">
            <text:p>117.07</text:p>
          </table:table-cell>
          <table:table-cell office:value-type="float" office:value="129.0301676121353" table:formula="of:=[.$AA$10]*[.M26]" table:style-name="ce6">
            <text:p>129.03</text:p>
          </table:table-cell>
          <table:table-cell office:value-type="float" office:value="114.86302247528978" table:formula="of:=[.$AA$10]*[.N26]" table:style-name="ce6">
            <text:p>114.86</text:p>
          </table:table-cell>
          <table:table-cell office:value-type="float" office:value="89.492833579988755" table:formula="of:=[.$AA$10]*[.O26]" table:style-name="ce6">
            <text:p>89.49</text:p>
          </table:table-cell>
          <table:table-cell office:value-type="float" office:value="58.215545343770266" table:formula="of:=[.$AA$10]*[.P26]" table:style-name="ce6">
            <text:p>58.22</text:p>
          </table:table-cell>
          <table:table-cell office:value-type="float" office:value="15.638593469911173" table:formula="of:=[.$AA$10]*[.Q26]" table:style-name="ce6">
            <text:p>15.64</text:p>
          </table:table-cell>
          <table:table-cell office:value-type="float" office:value="0" table:formula="of:=[.$AA$10]*[.R26]" table:style-name="ce6">
            <text:p>0.00</text:p>
          </table:table-cell>
          <table:table-cell office:value-type="float" office:value="0" table:formula="of:=[.$AA$10]*[.S26]" table:style-name="ce6">
            <text:p>0.00</text:p>
          </table:table-cell>
          <table:table-cell office:value-type="float" office:value="0" table:formula="of:=[.$AA$10]*[.T26]" table:style-name="ce6">
            <text:p>0.00</text:p>
          </table:table-cell>
          <table:table-cell office:value-type="float" office:value="0" table:formula="of:=[.$AA$10]*[.U26]" table:style-name="ce6">
            <text:p>0.00</text:p>
          </table:table-cell>
          <table:table-cell office:value-type="float" office:value="0" table:formula="of:=[.$AA$10]*[.V26]" table:style-name="ce6">
            <text:p>0.00</text:p>
          </table:table-cell>
          <table:table-cell office:value-type="float" office:value="0" table:formula="of:=[.$AA$10]*[.W26]" table:style-name="ce6">
            <text:p>0.00</text:p>
          </table:table-cell>
          <table:table-cell office:value-type="float" office:value="0" table:formula="of:=[.$AA$10]*[.X26]" table:style-name="ce6">
            <text:p>0.00</text:p>
          </table:table-cell>
          <table:table-cell office:value-type="float" office:value="0" table:formula="of:=[.$AA$10]*[.Y26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99.141599999999997" table:style-name="ce22">
            <text:p>99.1</text:p>
          </table:table-cell>
          <table:table-cell office:value-type="float" office:value="359.262" table:style-name="ce22">
            <text:p>359.3</text:p>
          </table:table-cell>
          <table:table-cell office:value-type="float" office:value="532.27700000000004" table:style-name="ce22">
            <text:p>532.3</text:p>
          </table:table-cell>
          <table:table-cell office:value-type="float" office:value="647.55899999999997" table:style-name="ce22">
            <text:p>647.6</text:p>
          </table:table-cell>
          <table:table-cell office:value-type="float" office:value="762.82100000000003" table:style-name="ce22">
            <text:p>762.8</text:p>
          </table:table-cell>
          <table:table-cell office:value-type="float" office:value="766.98099999999999" table:style-name="ce22">
            <text:p>767.0</text:p>
          </table:table-cell>
          <table:table-cell office:value-type="float" office:value="700.70899999999995" table:style-name="ce22">
            <text:p>700.7</text:p>
          </table:table-cell>
          <table:table-cell office:value-type="float" office:value="611.13599999999997" table:style-name="ce22">
            <text:p>611.1</text:p>
          </table:table-cell>
          <table:table-cell office:value-type="float" office:value="499.24299999999999" table:style-name="ce22">
            <text:p>499.2</text:p>
          </table:table-cell>
          <table:table-cell office:value-type="float" office:value="351.21600000000001" table:style-name="ce22">
            <text:p>351.2</text:p>
          </table:table-cell>
          <table:table-cell office:value-type="float" office:value="74.013300000000001" table:style-name="ce22">
            <text:p>74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11]*[.B27]" table:style-name="ce6">
            <text:p>0.00</text:p>
          </table:table-cell>
          <table:table-cell office:value-type="float" office:value="0" table:formula="of:=[.$AA$11]*[.C27]" table:style-name="ce6">
            <text:p>0.00</text:p>
          </table:table-cell>
          <table:table-cell office:value-type="float" office:value="0" table:formula="of:=[.$AA$11]*[.D27]" table:style-name="ce6">
            <text:p>0.00</text:p>
          </table:table-cell>
          <table:table-cell office:value-type="float" office:value="0" table:formula="of:=[.$AA$11]*[.E27]" table:style-name="ce6">
            <text:p>0.00</text:p>
          </table:table-cell>
          <table:table-cell office:value-type="float" office:value="0" table:formula="of:=[.$AA$11]*[.F27]" table:style-name="ce6">
            <text:p>0.00</text:p>
          </table:table-cell>
          <table:table-cell office:value-type="float" office:value="19.925680763000173" table:formula="of:=[.$AA$11]*[.G27]" table:style-name="ce6">
            <text:p>19.93</text:p>
          </table:table-cell>
          <table:table-cell office:value-type="float" office:value="72.205208734547043" table:formula="of:=[.$AA$11]*[.H27]" table:style-name="ce6">
            <text:p>72.21</text:p>
          </table:table-cell>
          <table:table-cell office:value-type="float" office:value="106.97811594212162" table:formula="of:=[.$AA$11]*[.I27]" table:style-name="ce6">
            <text:p>106.98</text:p>
          </table:table-cell>
          <table:table-cell office:value-type="float" office:value="130.14772718220837" table:formula="of:=[.$AA$11]*[.J27]" table:style-name="ce6">
            <text:p>130.15</text:p>
          </table:table-cell>
          <table:table-cell office:value-type="float" office:value="153.31331878154637" table:formula="of:=[.$AA$11]*[.K27]" table:style-name="ce6">
            <text:p>153.31</text:p>
          </table:table-cell>
          <table:table-cell office:value-type="float" office:value="154.14940405729419" table:formula="of:=[.$AA$11]*[.L27]" table:style-name="ce6">
            <text:p>154.15</text:p>
          </table:table-cell>
          <table:table-cell office:value-type="float" office:value="140.82992247211149" table:formula="of:=[.$AA$11]*[.M27]" table:style-name="ce6">
            <text:p>140.83</text:p>
          </table:table-cell>
          <table:table-cell office:value-type="float" office:value="122.82735843255378" table:formula="of:=[.$AA$11]*[.N27]" table:style-name="ce6">
            <text:p>122.83</text:p>
          </table:table-cell>
          <table:table-cell office:value-type="float" office:value="100.33887531734908" table:formula="of:=[.$AA$11]*[.O27]" table:style-name="ce6">
            <text:p>100.34</text:p>
          </table:table-cell>
          <table:table-cell office:value-type="float" office:value="70.588107261309773" table:formula="of:=[.$AA$11]*[.P27]" table:style-name="ce6">
            <text:p>70.59</text:p>
          </table:table-cell>
          <table:table-cell office:value-type="float" office:value="14.875343831612167" table:formula="of:=[.$AA$11]*[.Q27]" table:style-name="ce6">
            <text:p>14.88</text:p>
          </table:table-cell>
          <table:table-cell office:value-type="float" office:value="0" table:formula="of:=[.$AA$11]*[.R27]" table:style-name="ce6">
            <text:p>0.00</text:p>
          </table:table-cell>
          <table:table-cell office:value-type="float" office:value="0" table:formula="of:=[.$AA$11]*[.S27]" table:style-name="ce6">
            <text:p>0.00</text:p>
          </table:table-cell>
          <table:table-cell office:value-type="float" office:value="0" table:formula="of:=[.$AA$11]*[.T27]" table:style-name="ce6">
            <text:p>0.00</text:p>
          </table:table-cell>
          <table:table-cell office:value-type="float" office:value="0" table:formula="of:=[.$AA$11]*[.U27]" table:style-name="ce6">
            <text:p>0.00</text:p>
          </table:table-cell>
          <table:table-cell office:value-type="float" office:value="0" table:formula="of:=[.$AA$11]*[.V27]" table:style-name="ce6">
            <text:p>0.00</text:p>
          </table:table-cell>
          <table:table-cell office:value-type="float" office:value="0" table:formula="of:=[.$AA$11]*[.W27]" table:style-name="ce6">
            <text:p>0.00</text:p>
          </table:table-cell>
          <table:table-cell office:value-type="float" office:value="0" table:formula="of:=[.$AA$11]*[.X27]" table:style-name="ce6">
            <text:p>0.00</text:p>
          </table:table-cell>
          <table:table-cell office:value-type="float" office:value="0" table:formula="of:=[.$AA$11]*[.Y27]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64.232500000000002" table:style-name="ce22">
            <text:p>64.2</text:p>
          </table:table-cell>
          <table:table-cell office:value-type="float" office:value="375.61399999999998" table:style-name="ce22">
            <text:p>375.6</text:p>
          </table:table-cell>
          <table:table-cell office:value-type="float" office:value="554.97199999999998" table:style-name="ce22">
            <text:p>555.0</text:p>
          </table:table-cell>
          <table:table-cell office:value-type="float" office:value="682.74900000000002" table:style-name="ce22">
            <text:p>682.7</text:p>
          </table:table-cell>
          <table:table-cell office:value-type="float" office:value="763.93" table:style-name="ce22">
            <text:p>763.9</text:p>
          </table:table-cell>
          <table:table-cell office:value-type="float" office:value="781.08" table:style-name="ce22">
            <text:p>781.1</text:p>
          </table:table-cell>
          <table:table-cell office:value-type="float" office:value="666.45699999999999" table:style-name="ce22">
            <text:p>666.5</text:p>
          </table:table-cell>
          <table:table-cell office:value-type="float" office:value="572.32000000000005" table:style-name="ce22">
            <text:p>572.3</text:p>
          </table:table-cell>
          <table:table-cell office:value-type="float" office:value="475.589" table:style-name="ce22">
            <text:p>475.6</text:p>
          </table:table-cell>
          <table:table-cell office:value-type="float" office:value="184.011" table:style-name="ce22">
            <text:p>184.0</text:p>
          </table:table-cell>
          <table:table-cell office:value-type="float" office:value="145.78899999999999" table:style-name="ce22">
            <text:p>145.8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3" table:style-name="ce1"/>
          <table:table-cell office:value-type="float" office:value="0" table:formula="of:=[.$AA$12]*[.B28]" table:style-name="ce6">
            <text:p>0.00</text:p>
          </table:table-cell>
          <table:table-cell office:value-type="float" office:value="0" table:formula="of:=[.$AA$12]*[.C28]" table:style-name="ce6">
            <text:p>0.00</text:p>
          </table:table-cell>
          <table:table-cell office:value-type="float" office:value="0" table:formula="of:=[.$AA$12]*[.D28]" table:style-name="ce6">
            <text:p>0.00</text:p>
          </table:table-cell>
          <table:table-cell office:value-type="float" office:value="0" table:formula="of:=[.$AA$12]*[.E28]" table:style-name="ce6">
            <text:p>0.00</text:p>
          </table:table-cell>
          <table:table-cell office:value-type="float" office:value="0" table:formula="of:=[.$AA$12]*[.F28]" table:style-name="ce6">
            <text:p>0.00</text:p>
          </table:table-cell>
          <table:table-cell office:value-type="float" office:value="21.839050000000004" table:formula="of:=[.$AA$12]*[.G28]" table:style-name="ce6">
            <text:p>21.84</text:p>
          </table:table-cell>
          <table:table-cell office:value-type="float" office:value="127.70876" table:formula="of:=[.$AA$12]*[.H28]" table:style-name="ce6">
            <text:p>127.71</text:p>
          </table:table-cell>
          <table:table-cell office:value-type="float" office:value="188.69048000000001" table:formula="of:=[.$AA$12]*[.I28]" table:style-name="ce6">
            <text:p>188.69</text:p>
          </table:table-cell>
          <table:table-cell office:value-type="float" office:value="232.13466000000003" table:formula="of:=[.$AA$12]*[.J28]" table:style-name="ce6">
            <text:p>232.13</text:p>
          </table:table-cell>
          <table:table-cell office:value-type="float" office:value="259.7362" table:formula="of:=[.$AA$12]*[.K28]" table:style-name="ce6">
            <text:p>259.74</text:p>
          </table:table-cell>
          <table:table-cell office:value-type="float" office:value="265.56720000000001" table:formula="of:=[.$AA$12]*[.L28]" table:style-name="ce6">
            <text:p>265.57</text:p>
          </table:table-cell>
          <table:table-cell office:value-type="float" office:value="226.59538000000001" table:formula="of:=[.$AA$12]*[.M28]" table:style-name="ce6">
            <text:p>226.60</text:p>
          </table:table-cell>
          <table:table-cell office:value-type="float" office:value="194.58880000000002" table:formula="of:=[.$AA$12]*[.N28]" table:style-name="ce6">
            <text:p>194.59</text:p>
          </table:table-cell>
          <table:table-cell office:value-type="float" office:value="161.70026000000001" table:formula="of:=[.$AA$12]*[.O28]" table:style-name="ce6">
            <text:p>161.70</text:p>
          </table:table-cell>
          <table:table-cell office:value-type="float" office:value="62.563740000000003" table:formula="of:=[.$AA$12]*[.P28]" table:style-name="ce6">
            <text:p>62.56</text:p>
          </table:table-cell>
          <table:table-cell office:value-type="float" office:value="49.568260000000002" table:formula="of:=[.$AA$12]*[.Q28]" table:style-name="ce6">
            <text:p>49.57</text:p>
          </table:table-cell>
          <table:table-cell office:value-type="float" office:value="0" table:formula="of:=[.$AA$12]*[.R28]" table:style-name="ce6">
            <text:p>0.00</text:p>
          </table:table-cell>
          <table:table-cell office:value-type="float" office:value="0" table:formula="of:=[.$AA$12]*[.S28]" table:style-name="ce6">
            <text:p>0.00</text:p>
          </table:table-cell>
          <table:table-cell office:value-type="float" office:value="0" table:formula="of:=[.$AA$12]*[.T28]" table:style-name="ce6">
            <text:p>0.00</text:p>
          </table:table-cell>
          <table:table-cell office:value-type="float" office:value="0" table:formula="of:=[.$AA$12]*[.U28]" table:style-name="ce6">
            <text:p>0.00</text:p>
          </table:table-cell>
          <table:table-cell office:value-type="float" office:value="0" table:formula="of:=[.$AA$12]*[.V28]" table:style-name="ce6">
            <text:p>0.00</text:p>
          </table:table-cell>
          <table:table-cell office:value-type="float" office:value="0" table:formula="of:=[.$AA$12]*[.W28]" table:style-name="ce6">
            <text:p>0.00</text:p>
          </table:table-cell>
          <table:table-cell office:value-type="float" office:value="0" table:formula="of:=[.$AA$12]*[.X28]" table:style-name="ce6">
            <text:p>0.00</text:p>
          </table:table-cell>
          <table:table-cell office:value-type="float" office:value="0" table:formula="of:=[.$AA$12]*[.Y28]" table:style-name="ce6">
            <text:p>0.00</text:p>
          </table:table-cell>
          <table:table-cell table:number-columns-repeated="16332"/>
        </table:table-row>
        <table:table-row table:style-name="ro1">
          <table:table-cell table:style-name="ce1"/>
          <table:table-cell office:value-type="string" table:number-columns-spanned="24" table:number-rows-spanned="1" table:style-name="ce21">
            <text:p>Output in Watts of DGs of 1MW capacity</text:p>
          </table:table-cell>
          <table:covered-table-cell table:number-columns-repeated="23"/>
          <table:table-cell table:number-columns-repeated="16359" table:style-name="ce1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t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3 (W)</text:p>
          </table:table-cell>
          <table:table-cell office:value-type="string" table:style-name="ce3">
            <text:p>t4 (W)</text:p>
          </table:table-cell>
          <table:table-cell office:value-type="string" table:style-name="ce3">
            <text:p>t5 (W)</text:p>
          </table:table-cell>
          <table:table-cell office:value-type="string" table:style-name="ce3">
            <text:p>t6 (W)</text:p>
          </table:table-cell>
          <table:table-cell office:value-type="string" table:style-name="ce3">
            <text:p>t7 (W)</text:p>
          </table:table-cell>
          <table:table-cell office:value-type="string" table:style-name="ce3">
            <text:p>t8 (W)</text:p>
          </table:table-cell>
          <table:table-cell office:value-type="string" table:style-name="ce3">
            <text:p>t9 (W)</text:p>
          </table:table-cell>
          <table:table-cell office:value-type="string" table:style-name="ce3">
            <text:p>t10 (W)</text:p>
          </table:table-cell>
          <table:table-cell office:value-type="string" table:style-name="ce3">
            <text:p>t1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13 (W)</text:p>
          </table:table-cell>
          <table:table-cell office:value-type="string" table:style-name="ce3">
            <text:p>t14 (W)</text:p>
          </table:table-cell>
          <table:table-cell office:value-type="string" table:style-name="ce3">
            <text:p>t15 (W)</text:p>
          </table:table-cell>
          <table:table-cell office:value-type="string" table:style-name="ce3">
            <text:p>t16 (W)</text:p>
          </table:table-cell>
          <table:table-cell office:value-type="string" table:style-name="ce3">
            <text:p>t17 (W)</text:p>
          </table:table-cell>
          <table:table-cell office:value-type="string" table:style-name="ce3">
            <text:p>t18 (W)</text:p>
          </table:table-cell>
          <table:table-cell office:value-type="string" table:style-name="ce3">
            <text:p>t19 (W)</text:p>
          </table:table-cell>
          <table:table-cell office:value-type="string" table:style-name="ce3">
            <text:p>t20 (W)</text:p>
          </table:table-cell>
          <table:table-cell office:value-type="string" table:style-name="ce3">
            <text:p>t21 (W)</text:p>
          </table:table-cell>
          <table:table-cell office:value-type="string" table:style-name="ce3">
            <text:p>t22 (W)</text:p>
          </table:table-cell>
          <table:table-cell office:value-type="string" table:style-name="ce3">
            <text:p>t23 (W)</text:p>
          </table:table-cell>
          <table:table-cell office:value-type="string" table:style-name="ce3">
            <text:p>t24 (W)</text:p>
          </table:table-cell>
          <table:table-cell table:number-columns-repeated="3" table:style-name="ce1"/>
          <table:table-cell office:value-type="float" office:value="0" table:formula="of:=SUM([.AC19:.AC28])" table:style-name="ce6">
            <text:p>0.00</text:p>
          </table:table-cell>
          <table:table-cell office:value-type="float" office:value="0" table:formula="of:=SUM([.AD19:.AD28])" table:style-name="ce6">
            <text:p>0.00</text:p>
          </table:table-cell>
          <table:table-cell office:value-type="float" office:value="0" table:formula="of:=SUM([.AE19:.AE28])" table:style-name="ce6">
            <text:p>0.00</text:p>
          </table:table-cell>
          <table:table-cell office:value-type="float" office:value="0" table:formula="of:=SUM([.AF19:.AF28])" table:style-name="ce6">
            <text:p>0.00</text:p>
          </table:table-cell>
          <table:table-cell office:value-type="float" office:value="0" table:formula="of:=SUM([.AG19:.AG28])" table:style-name="ce6">
            <text:p>0.00</text:p>
          </table:table-cell>
          <table:table-cell office:value-type="float" office:value="82.349197923702121" table:formula="of:=SUM([.AH19:.AH28])" table:style-name="ce6">
            <text:p>82.35</text:p>
          </table:table-cell>
          <table:table-cell office:value-type="float" office:value="384.19214167941624" table:formula="of:=SUM([.AI19:.AI28])" table:style-name="ce6">
            <text:p>384.19</text:p>
          </table:table-cell>
          <table:table-cell office:value-type="float" office:value="557.74274576032531" table:formula="of:=SUM([.AJ19:.AJ28])" table:style-name="ce6">
            <text:p>557.74</text:p>
          </table:table-cell>
          <table:table-cell office:value-type="float" office:value="681.15943579736859" table:formula="of:=SUM([.AK19:.AK28])" table:style-name="ce6">
            <text:p>681.16</text:p>
          </table:table-cell>
          <table:table-cell office:value-type="float" office:value="743.12671553584073" table:formula="of:=SUM([.AL19:.AL28])" table:style-name="ce6">
            <text:p>743.13</text:p>
          </table:table-cell>
          <table:table-cell office:value-type="float" office:value="757.92645181620674" table:formula="of:=SUM([.AM19:.AM28])" table:style-name="ce6">
            <text:p>757.93</text:p>
          </table:table-cell>
          <table:table-cell office:value-type="float" office:value="708.66477023953905" table:formula="of:=SUM([.AN19:.AN28])" table:style-name="ce6">
            <text:p>708.66</text:p>
          </table:table-cell>
          <table:table-cell office:value-type="float" office:value="619.8757129765097" table:formula="of:=SUM([.AO19:.AO28])" table:style-name="ce6">
            <text:p>619.88</text:p>
          </table:table-cell>
          <table:table-cell office:value-type="float" office:value="501.95325611223001" table:formula="of:=SUM([.AP19:.AP28])" table:style-name="ce6">
            <text:p>501.95</text:p>
          </table:table-cell>
          <table:table-cell office:value-type="float" office:value="288.71736518550671" table:formula="of:=SUM([.AQ19:.AQ28])" table:style-name="ce6">
            <text:p>288.72</text:p>
          </table:table-cell>
          <table:table-cell office:value-type="float" office:value="106.61784379715829" table:formula="of:=SUM([.AR19:.AR28])" table:style-name="ce6">
            <text:p>106.62</text:p>
          </table:table-cell>
          <table:table-cell office:value-type="float" office:value="0" table:formula="of:=SUM([.AS19:.AS28])" table:style-name="ce6">
            <text:p>0.00</text:p>
          </table:table-cell>
          <table:table-cell office:value-type="float" office:value="0" table:formula="of:=SUM([.AT19:.AT28])" table:style-name="ce6">
            <text:p>0.00</text:p>
          </table:table-cell>
          <table:table-cell office:value-type="float" office:value="0" table:formula="of:=SUM([.AU19:.AU28])" table:style-name="ce6">
            <text:p>0.00</text:p>
          </table:table-cell>
          <table:table-cell office:value-type="float" office:value="0" table:formula="of:=SUM([.AV19:.AV28])" table:style-name="ce6">
            <text:p>0.00</text:p>
          </table:table-cell>
          <table:table-cell office:value-type="float" office:value="0" table:formula="of:=SUM([.AW19:.AW28])" table:style-name="ce6">
            <text:p>0.00</text:p>
          </table:table-cell>
          <table:table-cell office:value-type="float" office:value="0" table:formula="of:=SUM([.AX19:.AX28])" table:style-name="ce6">
            <text:p>0.00</text:p>
          </table:table-cell>
          <table:table-cell office:value-type="float" office:value="0" table:formula="of:=SUM([.AY19:.AY28])" table:style-name="ce6">
            <text:p>0.00</text:p>
          </table:table-cell>
          <table:table-cell office:value-type="float" office:value="0" table:formula="of:=SUM([.AZ19:.AZ28])" table:style-name="ce6">
            <text:p>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9167.4000000000015" table:formula="of:=[.B3]*1000" table:style-name="ce4">
            <text:p>9167.4</text:p>
          </table:table-cell>
          <table:table-cell office:value-type="float" office:value="55707.700000000004" table:formula="of:=[.C3]*1000" table:style-name="ce4">
            <text:p>55707.7</text:p>
          </table:table-cell>
          <table:table-cell office:value-type="float" office:value="80149.100000000006" table:formula="of:=[.D3]*1000" table:style-name="ce4">
            <text:p>80149.1</text:p>
          </table:table-cell>
          <table:table-cell office:value-type="float" office:value="240232" table:formula="of:=[.E3]*1000" table:style-name="ce4">
            <text:p>240232</text:p>
          </table:table-cell>
          <table:table-cell office:value-type="float" office:value="309244" table:formula="of:=[.F3]*1000" table:style-name="ce4">
            <text:p>309244</text:p>
          </table:table-cell>
          <table:table-cell office:value-type="float" office:value="294416" table:formula="of:=[.G3]*1000" table:style-name="ce4">
            <text:p>294416</text:p>
          </table:table-cell>
          <table:table-cell office:value-type="float" office:value="61521.9" table:formula="of:=[.H3]*1000" table:style-name="ce4">
            <text:p>61521.9</text:p>
          </table:table-cell>
          <table:table-cell office:value-type="float" office:value="138952" table:formula="of:=[.I3]*1000" table:style-name="ce4">
            <text:p>138952</text:p>
          </table:table-cell>
          <table:table-cell office:value-type="float" office:value="180813" table:formula="of:=[.J3]*1000" table:style-name="ce4">
            <text:p>180813</text:p>
          </table:table-cell>
          <table:table-cell office:value-type="float" office:value="628503" table:formula="of:=[.K3]*1000" table:style-name="ce4">
            <text:p>628503</text:p>
          </table:table-cell>
          <table:table-cell office:value-type="float" office:value="667860" table:formula="of:=[.L3]*1000" table:style-name="ce4">
            <text:p>667860</text:p>
          </table:table-cell>
          <table:table-cell office:value-type="float" office:value="454048" table:formula="of:=[.M3]*1000" table:style-name="ce4">
            <text:p>454048</text:p>
          </table:table-cell>
          <table:table-cell office:value-type="float" office:value="378349" table:formula="of:=[.N3]*1000" table:style-name="ce4">
            <text:p>378349</text:p>
          </table:table-cell>
          <table:table-cell office:value-type="float" office:value="58490" table:formula="of:=[.O3]*1000" table:style-name="ce4">
            <text:p>58490</text:p>
          </table:table-cell>
          <table:table-cell office:value-type="float" office:value="60719.9" table:formula="of:=[.P3]*1000" table:style-name="ce4">
            <text:p>60719.9</text:p>
          </table:table-cell>
          <table:table-cell office:value-type="float" office:value="47048.6" table:formula="of:=[.Q3]*1000" table:style-name="ce4">
            <text:p>47048.6</text:p>
          </table:table-cell>
          <table:table-cell office:value-type="float" office:value="43177.100000000006" table:formula="of:=[.R3]*1000" table:style-name="ce4">
            <text:p>43177.1</text:p>
          </table:table-cell>
          <table:table-cell office:value-type="float" office:value="156909" table:formula="of:=[.S3]*1000" table:style-name="ce4">
            <text:p>156909</text:p>
          </table:table-cell>
          <table:table-cell office:value-type="float" office:value="635549" table:formula="of:=[.T3]*1000" table:style-name="ce4">
            <text:p>635549</text:p>
          </table:table-cell>
          <table:table-cell office:value-type="float" office:value="348109" table:formula="of:=[.U3]*1000" table:style-name="ce4">
            <text:p>348109</text:p>
          </table:table-cell>
          <table:table-cell office:value-type="float" office:value="359893" table:formula="of:=[.V3]*1000" table:style-name="ce4">
            <text:p>359893</text:p>
          </table:table-cell>
          <table:table-cell office:value-type="float" office:value="114912" table:formula="of:=[.W3]*1000" table:style-name="ce4">
            <text:p>114912</text:p>
          </table:table-cell>
          <table:table-cell office:value-type="float" office:value="78145.5" table:formula="of:=[.X3]*1000" table:style-name="ce4">
            <text:p>78145.5</text:p>
          </table:table-cell>
          <table:table-cell office:value-type="float" office:value="323238" table:formula="of:=[.Y3]*1000" table:style-name="ce4">
            <text:p>323238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300520" table:formula="of:=[.B4]*1000" table:style-name="ce4">
            <text:p>300520</text:p>
          </table:table-cell>
          <table:table-cell office:value-type="float" office:value="520092.99999999994" table:formula="of:=[.C4]*1000" table:style-name="ce4">
            <text:p>520093</text:p>
          </table:table-cell>
          <table:table-cell office:value-type="float" office:value="346572" table:formula="of:=[.D4]*1000" table:style-name="ce4">
            <text:p>346572</text:p>
          </table:table-cell>
          <table:table-cell office:value-type="float" office:value="115429" table:formula="of:=[.E4]*1000" table:style-name="ce4">
            <text:p>115429</text:p>
          </table:table-cell>
          <table:table-cell office:value-type="float" office:value="331648" table:formula="of:=[.F4]*1000" table:style-name="ce4">
            <text:p>331648</text:p>
          </table:table-cell>
          <table:table-cell office:value-type="float" office:value="355108" table:formula="of:=[.G4]*1000" table:style-name="ce4">
            <text:p>355108</text:p>
          </table:table-cell>
          <table:table-cell office:value-type="float" office:value="297308" table:formula="of:=[.H4]*1000" table:style-name="ce4">
            <text:p>297308</text:p>
          </table:table-cell>
          <table:table-cell office:value-type="float" office:value="122069" table:formula="of:=[.I4]*1000" table:style-name="ce4">
            <text:p>122069</text:p>
          </table:table-cell>
          <table:table-cell office:value-type="float" office:value="114257" table:formula="of:=[.J4]*1000" table:style-name="ce4">
            <text:p>114257</text:p>
          </table:table-cell>
          <table:table-cell office:value-type="float" office:value="55252" table:formula="of:=[.K4]*1000" table:style-name="ce4">
            <text:p>55252</text:p>
          </table:table-cell>
          <table:table-cell office:value-type="float" office:value="50243.4" table:formula="of:=[.L4]*1000" table:style-name="ce4">
            <text:p>50243.4</text:p>
          </table:table-cell>
          <table:table-cell office:value-type="float" office:value="212934" table:formula="of:=[.M4]*1000" table:style-name="ce4">
            <text:p>212934</text:p>
          </table:table-cell>
          <table:table-cell office:value-type="float" office:value="128814" table:formula="of:=[.N4]*1000" table:style-name="ce4">
            <text:p>128814</text:p>
          </table:table-cell>
          <table:table-cell office:value-type="float" office:value="417376" table:formula="of:=[.O4]*1000" table:style-name="ce4">
            <text:p>417376</text:p>
          </table:table-cell>
          <table:table-cell office:value-type="float" office:value="275081" table:formula="of:=[.P4]*1000" table:style-name="ce4">
            <text:p>275081</text:p>
          </table:table-cell>
          <table:table-cell office:value-type="float" office:value="299376" table:formula="of:=[.Q4]*1000" table:style-name="ce4">
            <text:p>299376</text:p>
          </table:table-cell>
          <table:table-cell office:value-type="float" office:value="286284" table:formula="of:=[.R4]*1000" table:style-name="ce4">
            <text:p>286284</text:p>
          </table:table-cell>
          <table:table-cell office:value-type="float" office:value="239076" table:formula="of:=[.S4]*1000" table:style-name="ce4">
            <text:p>239076</text:p>
          </table:table-cell>
          <table:table-cell office:value-type="float" office:value="88360.7" table:formula="of:=[.T4]*1000" table:style-name="ce4">
            <text:p>88360.7</text:p>
          </table:table-cell>
          <table:table-cell office:value-type="float" office:value="130371.00000000001" table:formula="of:=[.U4]*1000" table:style-name="ce4">
            <text:p>130371</text:p>
          </table:table-cell>
          <table:table-cell office:value-type="float" office:value="168845" table:formula="of:=[.V4]*1000" table:style-name="ce4">
            <text:p>168845</text:p>
          </table:table-cell>
          <table:table-cell office:value-type="float" office:value="215845" table:formula="of:=[.W4]*1000" table:style-name="ce4">
            <text:p>215845</text:p>
          </table:table-cell>
          <table:table-cell office:value-type="float" office:value="253857" table:formula="of:=[.X4]*1000" table:style-name="ce4">
            <text:p>253857</text:p>
          </table:table-cell>
          <table:table-cell office:value-type="float" office:value="286985" table:formula="of:=[.Y4]*1000" table:style-name="ce4">
            <text:p>286985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3700.18" table:formula="of:=[.B5]*1000" table:style-name="ce4">
            <text:p>3700.18</text:p>
          </table:table-cell>
          <table:table-cell office:value-type="float" office:value="27776.9" table:formula="of:=[.C5]*1000" table:style-name="ce4">
            <text:p>27776.9</text:p>
          </table:table-cell>
          <table:table-cell office:value-type="float" office:value="181864" table:formula="of:=[.D5]*1000" table:style-name="ce4">
            <text:p>181864</text:p>
          </table:table-cell>
          <table:table-cell office:value-type="float" office:value="99319.5" table:formula="of:=[.E5]*1000" table:style-name="ce4">
            <text:p>99319.5</text:p>
          </table:table-cell>
          <table:table-cell office:value-type="float" office:value="52875.9" table:formula="of:=[.F5]*1000" table:style-name="ce4">
            <text:p>52875.9</text:p>
          </table:table-cell>
          <table:table-cell office:value-type="float" office:value="59461.399999999994" table:formula="of:=[.G5]*1000" table:style-name="ce4">
            <text:p>59461.4</text:p>
          </table:table-cell>
          <table:table-cell office:value-type="float" office:value="118393" table:formula="of:=[.H5]*1000" table:style-name="ce4">
            <text:p>118393</text:p>
          </table:table-cell>
          <table:table-cell office:value-type="float" office:value="371558" table:formula="of:=[.I5]*1000" table:style-name="ce4">
            <text:p>371558</text:p>
          </table:table-cell>
          <table:table-cell office:value-type="float" office:value="212404" table:formula="of:=[.J5]*1000" table:style-name="ce4">
            <text:p>212404</text:p>
          </table:table-cell>
          <table:table-cell office:value-type="float" office:value="56672.4" table:formula="of:=[.K5]*1000" table:style-name="ce4">
            <text:p>56672.4</text:p>
          </table:table-cell>
          <table:table-cell office:value-type="float" office:value="28589.1" table:formula="of:=[.L5]*1000" table:style-name="ce4">
            <text:p>28589.1</text:p>
          </table:table-cell>
          <table:table-cell office:value-type="float" office:value="591.99599999999998" table:formula="of:=[.M5]*1000" table:style-name="ce4">
            <text:p>591.996</text:p>
          </table:table-cell>
          <table:table-cell office:value-type="float" office:value="38.145900000000005" table:formula="of:=[.N5]*1000" table:style-name="ce4">
            <text:p>38.1459</text:p>
          </table:table-cell>
          <table:table-cell office:value-type="float" office:value="7633.07" table:formula="of:=[.O5]*1000" table:style-name="ce4">
            <text:p>7633.07</text:p>
          </table:table-cell>
          <table:table-cell office:value-type="float" office:value="54592.2" table:formula="of:=[.P5]*1000" table:style-name="ce4">
            <text:p>54592.2</text:p>
          </table:table-cell>
          <table:table-cell office:value-type="float" office:value="94726.9" table:formula="of:=[.Q5]*1000" table:style-name="ce4">
            <text:p>94726.9</text:p>
          </table:table-cell>
          <table:table-cell office:value-type="float" office:value="118656" table:formula="of:=[.R5]*1000" table:style-name="ce4">
            <text:p>118656</text:p>
          </table:table-cell>
          <table:table-cell office:value-type="float" office:value="93652.800000000003" table:formula="of:=[.S5]*1000" table:style-name="ce4">
            <text:p>93652.8</text:p>
          </table:table-cell>
          <table:table-cell office:value-type="float" office:value="171662" table:formula="of:=[.T5]*1000" table:style-name="ce4">
            <text:p>171662</text:p>
          </table:table-cell>
          <table:table-cell office:value-type="float" office:value="191565" table:formula="of:=[.U5]*1000" table:style-name="ce4">
            <text:p>191565</text:p>
          </table:table-cell>
          <table:table-cell office:value-type="float" office:value="90085.6" table:formula="of:=[.V5]*1000" table:style-name="ce4">
            <text:p>90085.6</text:p>
          </table:table-cell>
          <table:table-cell office:value-type="float" office:value="77662.899999999994" table:formula="of:=[.W5]*1000" table:style-name="ce4">
            <text:p>77662.9</text:p>
          </table:table-cell>
          <table:table-cell office:value-type="float" office:value="255511" table:formula="of:=[.X5]*1000" table:style-name="ce4">
            <text:p>255511</text:p>
          </table:table-cell>
          <table:table-cell office:value-type="float" office:value="137013" table:formula="of:=[.Y5]*1000" table:style-name="ce4">
            <text:p>137013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171377" table:formula="of:=[.B6]*1000" table:style-name="ce4">
            <text:p>171377</text:p>
          </table:table-cell>
          <table:table-cell office:value-type="float" office:value="178519" table:formula="of:=[.C6]*1000" table:style-name="ce4">
            <text:p>178519</text:p>
          </table:table-cell>
          <table:table-cell office:value-type="float" office:value="109574" table:formula="of:=[.D6]*1000" table:style-name="ce4">
            <text:p>109574</text:p>
          </table:table-cell>
          <table:table-cell office:value-type="float" office:value="92960" table:formula="of:=[.E6]*1000" table:style-name="ce4">
            <text:p>92960</text:p>
          </table:table-cell>
          <table:table-cell office:value-type="float" office:value="190334" table:formula="of:=[.F6]*1000" table:style-name="ce4">
            <text:p>190334</text:p>
          </table:table-cell>
          <table:table-cell office:value-type="float" office:value="250272" table:formula="of:=[.G6]*1000" table:style-name="ce4">
            <text:p>250272</text:p>
          </table:table-cell>
          <table:table-cell office:value-type="float" office:value="122614" table:formula="of:=[.H6]*1000" table:style-name="ce4">
            <text:p>122614</text:p>
          </table:table-cell>
          <table:table-cell office:value-type="float" office:value="29021.5" table:formula="of:=[.I6]*1000" table:style-name="ce4">
            <text:p>29021.5</text:p>
          </table:table-cell>
          <table:table-cell office:value-type="float" office:value="37235.5" table:formula="of:=[.J6]*1000" table:style-name="ce4">
            <text:p>37235.5</text:p>
          </table:table-cell>
          <table:table-cell office:value-type="float" office:value="165223" table:formula="of:=[.K6]*1000" table:style-name="ce4">
            <text:p>165223</text:p>
          </table:table-cell>
          <table:table-cell office:value-type="float" office:value="180636" table:formula="of:=[.L6]*1000" table:style-name="ce4">
            <text:p>180636</text:p>
          </table:table-cell>
          <table:table-cell office:value-type="float" office:value="163311" table:formula="of:=[.M6]*1000" table:style-name="ce4">
            <text:p>163311</text:p>
          </table:table-cell>
          <table:table-cell office:value-type="float" office:value="71666" table:formula="of:=[.N6]*1000" table:style-name="ce4">
            <text:p>71666</text:p>
          </table:table-cell>
          <table:table-cell office:value-type="float" office:value="84051.8" table:formula="of:=[.O6]*1000" table:style-name="ce4">
            <text:p>84051.8</text:p>
          </table:table-cell>
          <table:table-cell office:value-type="float" office:value="116400" table:formula="of:=[.P6]*1000" table:style-name="ce4">
            <text:p>116400</text:p>
          </table:table-cell>
          <table:table-cell office:value-type="float" office:value="23686.399999999998" table:formula="of:=[.Q6]*1000" table:style-name="ce4">
            <text:p>23686.4</text:p>
          </table:table-cell>
          <table:table-cell office:value-type="float" office:value="10772.199999999999" table:formula="of:=[.R6]*1000" table:style-name="ce4">
            <text:p>10772.2</text:p>
          </table:table-cell>
          <table:table-cell office:value-type="float" office:value="12645.9" table:formula="of:=[.S6]*1000" table:style-name="ce4">
            <text:p>12645.9</text:p>
          </table:table-cell>
          <table:table-cell office:value-type="float" office:value="31317.9" table:formula="of:=[.T6]*1000" table:style-name="ce4">
            <text:p>31317.9</text:p>
          </table:table-cell>
          <table:table-cell office:value-type="float" office:value="66603.3" table:formula="of:=[.U6]*1000" table:style-name="ce4">
            <text:p>66603.3</text:p>
          </table:table-cell>
          <table:table-cell office:value-type="float" office:value="64288.1" table:formula="of:=[.V6]*1000" table:style-name="ce4">
            <text:p>64288.1</text:p>
          </table:table-cell>
          <table:table-cell office:value-type="float" office:value="129918" table:formula="of:=[.W6]*1000" table:style-name="ce4">
            <text:p>129918</text:p>
          </table:table-cell>
          <table:table-cell office:value-type="float" office:value="254990" table:formula="of:=[.X6]*1000" table:style-name="ce4">
            <text:p>254990</text:p>
          </table:table-cell>
          <table:table-cell office:value-type="float" office:value="102425" table:formula="of:=[.Y6]*1000" table:style-name="ce4">
            <text:p>102425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292608" table:formula="of:=[.B7]*1000" table:style-name="ce4">
            <text:p>292608</text:p>
          </table:table-cell>
          <table:table-cell office:value-type="float" office:value="507006" table:formula="of:=[.C7]*1000" table:style-name="ce4">
            <text:p>507006</text:p>
          </table:table-cell>
          <table:table-cell office:value-type="float" office:value="706056" table:formula="of:=[.D7]*1000" table:style-name="ce4">
            <text:p>706056</text:p>
          </table:table-cell>
          <table:table-cell office:value-type="float" office:value="693399" table:formula="of:=[.E7]*1000" table:style-name="ce4">
            <text:p>693399</text:p>
          </table:table-cell>
          <table:table-cell office:value-type="float" office:value="679837" table:formula="of:=[.F7]*1000" table:style-name="ce4">
            <text:p>679837</text:p>
          </table:table-cell>
          <table:table-cell office:value-type="float" office:value="131442" table:formula="of:=[.G7]*1000" table:style-name="ce4">
            <text:p>131442</text:p>
          </table:table-cell>
          <table:table-cell office:value-type="float" office:value="72348.100000000006" table:formula="of:=[.H7]*1000" table:style-name="ce4">
            <text:p>72348.1</text:p>
          </table:table-cell>
          <table:table-cell office:value-type="float" office:value="187713" table:formula="of:=[.I7]*1000" table:style-name="ce4">
            <text:p>187713</text:p>
          </table:table-cell>
          <table:table-cell office:value-type="float" office:value="157005" table:formula="of:=[.J7]*1000" table:style-name="ce4">
            <text:p>157005</text:p>
          </table:table-cell>
          <table:table-cell office:value-type="float" office:value="46002.1" table:formula="of:=[.K7]*1000" table:style-name="ce4">
            <text:p>46002.1</text:p>
          </table:table-cell>
          <table:table-cell office:value-type="float" office:value="3357.51" table:formula="of:=[.L7]*1000" table:style-name="ce4">
            <text:p>3357.51</text:p>
          </table:table-cell>
          <table:table-cell office:value-type="float" office:value="0" table:formula="of:=[.M7]*1000" table:style-name="ce4">
            <text:p>0</text:p>
          </table:table-cell>
          <table:table-cell office:value-type="float" office:value="62454.1" table:formula="of:=[.N7]*1000" table:style-name="ce4">
            <text:p>62454.1</text:p>
          </table:table-cell>
          <table:table-cell office:value-type="float" office:value="28437.599999999999" table:formula="of:=[.O7]*1000" table:style-name="ce4">
            <text:p>28437.6</text:p>
          </table:table-cell>
          <table:table-cell office:value-type="float" office:value="9859.17" table:formula="of:=[.P7]*1000" table:style-name="ce4">
            <text:p>9859.17</text:p>
          </table:table-cell>
          <table:table-cell office:value-type="float" office:value="42076.9" table:formula="of:=[.Q7]*1000" table:style-name="ce4">
            <text:p>42076.9</text:p>
          </table:table-cell>
          <table:table-cell office:value-type="float" office:value="137102" table:formula="of:=[.R7]*1000" table:style-name="ce4">
            <text:p>137102</text:p>
          </table:table-cell>
          <table:table-cell office:value-type="float" office:value="226782" table:formula="of:=[.S7]*1000" table:style-name="ce4">
            <text:p>226782</text:p>
          </table:table-cell>
          <table:table-cell office:value-type="float" office:value="118773" table:formula="of:=[.T7]*1000" table:style-name="ce4">
            <text:p>118773</text:p>
          </table:table-cell>
          <table:table-cell office:value-type="float" office:value="150741" table:formula="of:=[.U7]*1000" table:style-name="ce4">
            <text:p>150741</text:p>
          </table:table-cell>
          <table:table-cell office:value-type="float" office:value="250290" table:formula="of:=[.V7]*1000" table:style-name="ce4">
            <text:p>250290</text:p>
          </table:table-cell>
          <table:table-cell office:value-type="float" office:value="306470" table:formula="of:=[.W7]*1000" table:style-name="ce4">
            <text:p>306470</text:p>
          </table:table-cell>
          <table:table-cell office:value-type="float" office:value="214033" table:formula="of:=[.X7]*1000" table:style-name="ce4">
            <text:p>214033</text:p>
          </table:table-cell>
          <table:table-cell office:value-type="float" office:value="250593" table:formula="of:=[.Y7]*1000" table:style-name="ce4">
            <text:p>250593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105321" table:formula="of:=[.B8]*1000" table:style-name="ce4">
            <text:p>105321</text:p>
          </table:table-cell>
          <table:table-cell office:value-type="float" office:value="147663" table:formula="of:=[.C8]*1000" table:style-name="ce4">
            <text:p>147663</text:p>
          </table:table-cell>
          <table:table-cell office:value-type="float" office:value="125398" table:formula="of:=[.D8]*1000" table:style-name="ce4">
            <text:p>125398</text:p>
          </table:table-cell>
          <table:table-cell office:value-type="float" office:value="164042" table:formula="of:=[.E8]*1000" table:style-name="ce4">
            <text:p>164042</text:p>
          </table:table-cell>
          <table:table-cell office:value-type="float" office:value="140355" table:formula="of:=[.F8]*1000" table:style-name="ce4">
            <text:p>140355</text:p>
          </table:table-cell>
          <table:table-cell office:value-type="float" office:value="110164" table:formula="of:=[.G8]*1000" table:style-name="ce4">
            <text:p>110164</text:p>
          </table:table-cell>
          <table:table-cell office:value-type="float" office:value="110305" table:formula="of:=[.H8]*1000" table:style-name="ce4">
            <text:p>110305</text:p>
          </table:table-cell>
          <table:table-cell office:value-type="float" office:value="259668" table:formula="of:=[.I8]*1000" table:style-name="ce4">
            <text:p>259668</text:p>
          </table:table-cell>
          <table:table-cell office:value-type="float" office:value="108366" table:formula="of:=[.J8]*1000" table:style-name="ce4">
            <text:p>108366</text:p>
          </table:table-cell>
          <table:table-cell office:value-type="float" office:value="272418" table:formula="of:=[.K8]*1000" table:style-name="ce4">
            <text:p>272418</text:p>
          </table:table-cell>
          <table:table-cell office:value-type="float" office:value="581629" table:formula="of:=[.L8]*1000" table:style-name="ce4">
            <text:p>581629</text:p>
          </table:table-cell>
          <table:table-cell office:value-type="float" office:value="630805" table:formula="of:=[.M8]*1000" table:style-name="ce4">
            <text:p>630805</text:p>
          </table:table-cell>
          <table:table-cell office:value-type="float" office:value="674280" table:formula="of:=[.N8]*1000" table:style-name="ce4">
            <text:p>674280</text:p>
          </table:table-cell>
          <table:table-cell office:value-type="float" office:value="598824" table:formula="of:=[.O8]*1000" table:style-name="ce4">
            <text:p>598824</text:p>
          </table:table-cell>
          <table:table-cell office:value-type="float" office:value="471744" table:formula="of:=[.P8]*1000" table:style-name="ce4">
            <text:p>471744</text:p>
          </table:table-cell>
          <table:table-cell office:value-type="float" office:value="481385" table:formula="of:=[.Q8]*1000" table:style-name="ce4">
            <text:p>481385</text:p>
          </table:table-cell>
          <table:table-cell office:value-type="float" office:value="461797" table:formula="of:=[.R8]*1000" table:style-name="ce4">
            <text:p>461797</text:p>
          </table:table-cell>
          <table:table-cell office:value-type="float" office:value="327162" table:formula="of:=[.S8]*1000" table:style-name="ce4">
            <text:p>327162</text:p>
          </table:table-cell>
          <table:table-cell office:value-type="float" office:value="221105" table:formula="of:=[.T8]*1000" table:style-name="ce4">
            <text:p>221105</text:p>
          </table:table-cell>
          <table:table-cell office:value-type="float" office:value="437711" table:formula="of:=[.U8]*1000" table:style-name="ce4">
            <text:p>437711</text:p>
          </table:table-cell>
          <table:table-cell office:value-type="float" office:value="725422" table:formula="of:=[.V8]*1000" table:style-name="ce4">
            <text:p>725422</text:p>
          </table:table-cell>
          <table:table-cell office:value-type="float" office:value="882196" table:formula="of:=[.W8]*1000" table:style-name="ce4">
            <text:p>882196</text:p>
          </table:table-cell>
          <table:table-cell office:value-type="float" office:value="673941" table:formula="of:=[.X8]*1000" table:style-name="ce4">
            <text:p>673941</text:p>
          </table:table-cell>
          <table:table-cell office:value-type="float" office:value="398905" table:formula="of:=[.Y8]*1000" table:style-name="ce4">
            <text:p>398905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212519" table:formula="of:=[.B9]*1000" table:style-name="ce4">
            <text:p>212519</text:p>
          </table:table-cell>
          <table:table-cell office:value-type="float" office:value="61072.4" table:formula="of:=[.C9]*1000" table:style-name="ce4">
            <text:p>61072.4</text:p>
          </table:table-cell>
          <table:table-cell office:value-type="float" office:value="236351" table:formula="of:=[.D9]*1000" table:style-name="ce4">
            <text:p>236351</text:p>
          </table:table-cell>
          <table:table-cell office:value-type="float" office:value="544492" table:formula="of:=[.E9]*1000" table:style-name="ce4">
            <text:p>544492</text:p>
          </table:table-cell>
          <table:table-cell office:value-type="float" office:value="248060" table:formula="of:=[.F9]*1000" table:style-name="ce4">
            <text:p>248060</text:p>
          </table:table-cell>
          <table:table-cell office:value-type="float" office:value="275423" table:formula="of:=[.G9]*1000" table:style-name="ce4">
            <text:p>275423</text:p>
          </table:table-cell>
          <table:table-cell office:value-type="float" office:value="156172" table:formula="of:=[.H9]*1000" table:style-name="ce4">
            <text:p>156172</text:p>
          </table:table-cell>
          <table:table-cell office:value-type="float" office:value="22960.100000000002" table:formula="of:=[.I9]*1000" table:style-name="ce4">
            <text:p>22960.1</text:p>
          </table:table-cell>
          <table:table-cell office:value-type="float" office:value="33846.200000000004" table:formula="of:=[.J9]*1000" table:style-name="ce4">
            <text:p>33846.2</text:p>
          </table:table-cell>
          <table:table-cell office:value-type="float" office:value="6065.57" table:formula="of:=[.K9]*1000" table:style-name="ce4">
            <text:p>6065.57</text:p>
          </table:table-cell>
          <table:table-cell office:value-type="float" office:value="100983" table:formula="of:=[.L9]*1000" table:style-name="ce4">
            <text:p>100983</text:p>
          </table:table-cell>
          <table:table-cell office:value-type="float" office:value="357353" table:formula="of:=[.M9]*1000" table:style-name="ce4">
            <text:p>357353</text:p>
          </table:table-cell>
          <table:table-cell office:value-type="float" office:value="310125" table:formula="of:=[.N9]*1000" table:style-name="ce4">
            <text:p>310125</text:p>
          </table:table-cell>
          <table:table-cell office:value-type="float" office:value="273146" table:formula="of:=[.O9]*1000" table:style-name="ce4">
            <text:p>273146</text:p>
          </table:table-cell>
          <table:table-cell office:value-type="float" office:value="271297" table:formula="of:=[.P9]*1000" table:style-name="ce4">
            <text:p>271297</text:p>
          </table:table-cell>
          <table:table-cell office:value-type="float" office:value="118675" table:formula="of:=[.Q9]*1000" table:style-name="ce4">
            <text:p>118675</text:p>
          </table:table-cell>
          <table:table-cell office:value-type="float" office:value="108944" table:formula="of:=[.R9]*1000" table:style-name="ce4">
            <text:p>108944</text:p>
          </table:table-cell>
          <table:table-cell office:value-type="float" office:value="104337" table:formula="of:=[.S9]*1000" table:style-name="ce4">
            <text:p>104337</text:p>
          </table:table-cell>
          <table:table-cell office:value-type="float" office:value="96286.8" table:formula="of:=[.T9]*1000" table:style-name="ce4">
            <text:p>96286.8</text:p>
          </table:table-cell>
          <table:table-cell office:value-type="float" office:value="65997.5" table:formula="of:=[.U9]*1000" table:style-name="ce4">
            <text:p>65997.5</text:p>
          </table:table-cell>
          <table:table-cell office:value-type="float" office:value="194018" table:formula="of:=[.V9]*1000" table:style-name="ce4">
            <text:p>194018</text:p>
          </table:table-cell>
          <table:table-cell office:value-type="float" office:value="229534" table:formula="of:=[.W9]*1000" table:style-name="ce4">
            <text:p>229534</text:p>
          </table:table-cell>
          <table:table-cell office:value-type="float" office:value="65358.7" table:formula="of:=[.X9]*1000" table:style-name="ce4">
            <text:p>65358.7</text:p>
          </table:table-cell>
          <table:table-cell office:value-type="float" office:value="237515" table:formula="of:=[.Y9]*1000" table:style-name="ce4">
            <text:p>237515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55960" table:formula="of:=[.B10]*1000" table:style-name="ce4">
            <text:p>55960</text:p>
          </table:table-cell>
          <table:table-cell office:value-type="float" office:value="124358" table:formula="of:=[.C10]*1000" table:style-name="ce4">
            <text:p>124358</text:p>
          </table:table-cell>
          <table:table-cell office:value-type="float" office:value="250615" table:formula="of:=[.D10]*1000" table:style-name="ce4">
            <text:p>250615</text:p>
          </table:table-cell>
          <table:table-cell office:value-type="float" office:value="82501.599999999991" table:formula="of:=[.E10]*1000" table:style-name="ce4">
            <text:p>82501.6</text:p>
          </table:table-cell>
          <table:table-cell office:value-type="float" office:value="70562.600000000006" table:formula="of:=[.F10]*1000" table:style-name="ce4">
            <text:p>70562.6</text:p>
          </table:table-cell>
          <table:table-cell office:value-type="float" office:value="108070" table:formula="of:=[.G10]*1000" table:style-name="ce4">
            <text:p>108070</text:p>
          </table:table-cell>
          <table:table-cell office:value-type="float" office:value="287869" table:formula="of:=[.H10]*1000" table:style-name="ce4">
            <text:p>287869</text:p>
          </table:table-cell>
          <table:table-cell office:value-type="float" office:value="211011" table:formula="of:=[.I10]*1000" table:style-name="ce4">
            <text:p>211011</text:p>
          </table:table-cell>
          <table:table-cell office:value-type="float" office:value="175246" table:formula="of:=[.J10]*1000" table:style-name="ce4">
            <text:p>175246</text:p>
          </table:table-cell>
          <table:table-cell office:value-type="float" office:value="202528" table:formula="of:=[.K10]*1000" table:style-name="ce4">
            <text:p>202528</text:p>
          </table:table-cell>
          <table:table-cell office:value-type="float" office:value="137758" table:formula="of:=[.L10]*1000" table:style-name="ce4">
            <text:p>137758</text:p>
          </table:table-cell>
          <table:table-cell office:value-type="float" office:value="101149" table:formula="of:=[.M10]*1000" table:style-name="ce4">
            <text:p>101149</text:p>
          </table:table-cell>
          <table:table-cell office:value-type="float" office:value="96350.099999999991" table:formula="of:=[.N10]*1000" table:style-name="ce4">
            <text:p>96350.1</text:p>
          </table:table-cell>
          <table:table-cell office:value-type="float" office:value="125595" table:formula="of:=[.O10]*1000" table:style-name="ce4">
            <text:p>125595</text:p>
          </table:table-cell>
          <table:table-cell office:value-type="float" office:value="113200" table:formula="of:=[.P10]*1000" table:style-name="ce4">
            <text:p>113200</text:p>
          </table:table-cell>
          <table:table-cell office:value-type="float" office:value="225817" table:formula="of:=[.Q10]*1000" table:style-name="ce4">
            <text:p>225817</text:p>
          </table:table-cell>
          <table:table-cell office:value-type="float" office:value="287399" table:formula="of:=[.R10]*1000" table:style-name="ce4">
            <text:p>287399</text:p>
          </table:table-cell>
          <table:table-cell office:value-type="float" office:value="136655" table:formula="of:=[.S10]*1000" table:style-name="ce4">
            <text:p>136655</text:p>
          </table:table-cell>
          <table:table-cell office:value-type="float" office:value="129577" table:formula="of:=[.T10]*1000" table:style-name="ce4">
            <text:p>129577</text:p>
          </table:table-cell>
          <table:table-cell office:value-type="float" office:value="52692.3" table:formula="of:=[.U10]*1000" table:style-name="ce4">
            <text:p>52692.3</text:p>
          </table:table-cell>
          <table:table-cell office:value-type="float" office:value="28334.6" table:formula="of:=[.V10]*1000" table:style-name="ce4">
            <text:p>28334.6</text:p>
          </table:table-cell>
          <table:table-cell office:value-type="float" office:value="10566.5" table:formula="of:=[.W10]*1000" table:style-name="ce4">
            <text:p>10566.5</text:p>
          </table:table-cell>
          <table:table-cell office:value-type="float" office:value="11018.7" table:formula="of:=[.X10]*1000" table:style-name="ce4">
            <text:p>11018.7</text:p>
          </table:table-cell>
          <table:table-cell office:value-type="float" office:value="0" table:formula="of:=[.Y10]*1000" table:style-name="ce4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49890.3" table:formula="of:=[.B11]*1000" table:style-name="ce4">
            <text:p>49890.3</text:p>
          </table:table-cell>
          <table:table-cell office:value-type="float" office:value="112973" table:formula="of:=[.C11]*1000" table:style-name="ce4">
            <text:p>112973</text:p>
          </table:table-cell>
          <table:table-cell office:value-type="float" office:value="106931" table:formula="of:=[.D11]*1000" table:style-name="ce4">
            <text:p>106931</text:p>
          </table:table-cell>
          <table:table-cell office:value-type="float" office:value="8243.8900000000012" table:formula="of:=[.E11]*1000" table:style-name="ce4">
            <text:p>8243.89</text:p>
          </table:table-cell>
          <table:table-cell office:value-type="float" office:value="0" table:formula="of:=[.F11]*1000" table:style-name="ce4">
            <text:p>0</text:p>
          </table:table-cell>
          <table:table-cell office:value-type="float" office:value="0" table:formula="of:=[.G11]*1000" table:style-name="ce4">
            <text:p>0</text:p>
          </table:table-cell>
          <table:table-cell office:value-type="float" office:value="339.11900000000003" table:formula="of:=[.H11]*1000" table:style-name="ce4">
            <text:p>339.119</text:p>
          </table:table-cell>
          <table:table-cell office:value-type="float" office:value="16648.900000000001" table:formula="of:=[.I11]*1000" table:style-name="ce4">
            <text:p>16648.9</text:p>
          </table:table-cell>
          <table:table-cell office:value-type="float" office:value="234153" table:formula="of:=[.J11]*1000" table:style-name="ce4">
            <text:p>234153</text:p>
          </table:table-cell>
          <table:table-cell office:value-type="float" office:value="282825" table:formula="of:=[.K11]*1000" table:style-name="ce4">
            <text:p>282825</text:p>
          </table:table-cell>
          <table:table-cell office:value-type="float" office:value="258949" table:formula="of:=[.L11]*1000" table:style-name="ce4">
            <text:p>258949</text:p>
          </table:table-cell>
          <table:table-cell office:value-type="float" office:value="224029" table:formula="of:=[.M11]*1000" table:style-name="ce4">
            <text:p>224029</text:p>
          </table:table-cell>
          <table:table-cell office:value-type="float" office:value="204360" table:formula="of:=[.N11]*1000" table:style-name="ce4">
            <text:p>204360</text:p>
          </table:table-cell>
          <table:table-cell office:value-type="float" office:value="88120.599999999991" table:formula="of:=[.O11]*1000" table:style-name="ce4">
            <text:p>88120.6</text:p>
          </table:table-cell>
          <table:table-cell office:value-type="float" office:value="139586" table:formula="of:=[.P11]*1000" table:style-name="ce4">
            <text:p>139586</text:p>
          </table:table-cell>
          <table:table-cell office:value-type="float" office:value="104325" table:formula="of:=[.Q11]*1000" table:style-name="ce4">
            <text:p>104325</text:p>
          </table:table-cell>
          <table:table-cell office:value-type="float" office:value="101868" table:formula="of:=[.R11]*1000" table:style-name="ce4">
            <text:p>101868</text:p>
          </table:table-cell>
          <table:table-cell office:value-type="float" office:value="49628.799999999996" table:formula="of:=[.S11]*1000" table:style-name="ce4">
            <text:p>49628.8</text:p>
          </table:table-cell>
          <table:table-cell office:value-type="float" office:value="204620" table:formula="of:=[.T11]*1000" table:style-name="ce4">
            <text:p>204620</text:p>
          </table:table-cell>
          <table:table-cell office:value-type="float" office:value="448984" table:formula="of:=[.U11]*1000" table:style-name="ce4">
            <text:p>448984</text:p>
          </table:table-cell>
          <table:table-cell office:value-type="float" office:value="474448" table:formula="of:=[.V11]*1000" table:style-name="ce4">
            <text:p>474448</text:p>
          </table:table-cell>
          <table:table-cell office:value-type="float" office:value="184167" table:formula="of:=[.W11]*1000" table:style-name="ce4">
            <text:p>184167</text:p>
          </table:table-cell>
          <table:table-cell office:value-type="float" office:value="172838" table:formula="of:=[.X11]*1000" table:style-name="ce4">
            <text:p>172838</text:p>
          </table:table-cell>
          <table:table-cell office:value-type="float" office:value="208850" table:formula="of:=[.Y11]*1000" table:style-name="ce4">
            <text:p>20885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29033.3" table:formula="of:=[.B12]*1000" table:style-name="ce4">
            <text:p>29033.3</text:p>
          </table:table-cell>
          <table:table-cell office:value-type="float" office:value="5283.34" table:formula="of:=[.C12]*1000" table:style-name="ce4">
            <text:p>5283.34</text:p>
          </table:table-cell>
          <table:table-cell office:value-type="float" office:value="71254.8" table:formula="of:=[.D12]*1000" table:style-name="ce4">
            <text:p>71254.8</text:p>
          </table:table-cell>
          <table:table-cell office:value-type="float" office:value="214756" table:formula="of:=[.E12]*1000" table:style-name="ce4">
            <text:p>214756</text:p>
          </table:table-cell>
          <table:table-cell office:value-type="float" office:value="325459" table:formula="of:=[.F12]*1000" table:style-name="ce4">
            <text:p>325459</text:p>
          </table:table-cell>
          <table:table-cell office:value-type="float" office:value="444236" table:formula="of:=[.G12]*1000" table:style-name="ce4">
            <text:p>444236</text:p>
          </table:table-cell>
          <table:table-cell office:value-type="float" office:value="235169" table:formula="of:=[.H12]*1000" table:style-name="ce4">
            <text:p>235169</text:p>
          </table:table-cell>
          <table:table-cell office:value-type="float" office:value="161564" table:formula="of:=[.I12]*1000" table:style-name="ce4">
            <text:p>161564</text:p>
          </table:table-cell>
          <table:table-cell office:value-type="float" office:value="157745" table:formula="of:=[.J12]*1000" table:style-name="ce4">
            <text:p>157745</text:p>
          </table:table-cell>
          <table:table-cell office:value-type="float" office:value="248973" table:formula="of:=[.K12]*1000" table:style-name="ce4">
            <text:p>248973</text:p>
          </table:table-cell>
          <table:table-cell office:value-type="float" office:value="175551" table:formula="of:=[.L12]*1000" table:style-name="ce4">
            <text:p>175551</text:p>
          </table:table-cell>
          <table:table-cell office:value-type="float" office:value="142432" table:formula="of:=[.M12]*1000" table:style-name="ce4">
            <text:p>142432</text:p>
          </table:table-cell>
          <table:table-cell office:value-type="float" office:value="199680" table:formula="of:=[.N12]*1000" table:style-name="ce4">
            <text:p>199680</text:p>
          </table:table-cell>
          <table:table-cell office:value-type="float" office:value="292069" table:formula="of:=[.O12]*1000" table:style-name="ce4">
            <text:p>292069</text:p>
          </table:table-cell>
          <table:table-cell office:value-type="float" office:value="378503" table:formula="of:=[.P12]*1000" table:style-name="ce4">
            <text:p>378503</text:p>
          </table:table-cell>
          <table:table-cell office:value-type="float" office:value="215912" table:formula="of:=[.Q12]*1000" table:style-name="ce4">
            <text:p>215912</text:p>
          </table:table-cell>
          <table:table-cell office:value-type="float" office:value="270384" table:formula="of:=[.R12]*1000" table:style-name="ce4">
            <text:p>270384</text:p>
          </table:table-cell>
          <table:table-cell office:value-type="float" office:value="167121" table:formula="of:=[.S12]*1000" table:style-name="ce4">
            <text:p>167121</text:p>
          </table:table-cell>
          <table:table-cell office:value-type="float" office:value="101046" table:formula="of:=[.T12]*1000" table:style-name="ce4">
            <text:p>101046</text:p>
          </table:table-cell>
          <table:table-cell office:value-type="float" office:value="20403.600000000002" table:formula="of:=[.U12]*1000" table:style-name="ce4">
            <text:p>20403.6</text:p>
          </table:table-cell>
          <table:table-cell office:value-type="float" office:value="94163.4" table:formula="of:=[.V12]*1000" table:style-name="ce4">
            <text:p>94163.4</text:p>
          </table:table-cell>
          <table:table-cell office:value-type="float" office:value="261785.00000000003" table:formula="of:=[.W12]*1000" table:style-name="ce4">
            <text:p>261785</text:p>
          </table:table-cell>
          <table:table-cell office:value-type="float" office:value="252634" table:formula="of:=[.X12]*1000" table:style-name="ce4">
            <text:p>252634</text:p>
          </table:table-cell>
          <table:table-cell office:value-type="float" office:value="193693" table:formula="of:=[.Y12]*1000" table:style-name="ce4">
            <text:p>193693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number-columns-spanned="24" table:number-rows-spanned="1" table:style-name="ce20">
            <text:p>Output in MW of DGs of 1MW capacity</text:p>
          </table:table-cell>
          <table:covered-table-cell table:number-columns-repeated="23"/>
          <table:table-cell table:number-columns-repeated="16359"/>
        </table:table-row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t1 (MW)</text:p>
          </table:table-cell>
          <table:table-cell office:value-type="string" table:style-name="ce3">
            <text:p>t12 (MW)</text:p>
          </table:table-cell>
          <table:table-cell office:value-type="string" table:style-name="ce3">
            <text:p>t3 (MW)</text:p>
          </table:table-cell>
          <table:table-cell office:value-type="string" table:style-name="ce3">
            <text:p>t4 (MW)</text:p>
          </table:table-cell>
          <table:table-cell office:value-type="string" table:style-name="ce3">
            <text:p>t5 (MW)</text:p>
          </table:table-cell>
          <table:table-cell office:value-type="string" table:style-name="ce3">
            <text:p>t6 (MW)</text:p>
          </table:table-cell>
          <table:table-cell office:value-type="string" table:style-name="ce3">
            <text:p>t7 (MW)</text:p>
          </table:table-cell>
          <table:table-cell office:value-type="string" table:style-name="ce3">
            <text:p>t8 (MW)</text:p>
          </table:table-cell>
          <table:table-cell office:value-type="string" table:style-name="ce3">
            <text:p>t9 (MW)</text:p>
          </table:table-cell>
          <table:table-cell office:value-type="string" table:style-name="ce3">
            <text:p>t10 (MW)</text:p>
          </table:table-cell>
          <table:table-cell office:value-type="string" table:style-name="ce3">
            <text:p>t11 (MW)</text:p>
          </table:table-cell>
          <table:table-cell office:value-type="string" table:style-name="ce3">
            <text:p>t12 (MW)</text:p>
          </table:table-cell>
          <table:table-cell office:value-type="string" table:style-name="ce3">
            <text:p>t13 (MW)</text:p>
          </table:table-cell>
          <table:table-cell office:value-type="string" table:style-name="ce3">
            <text:p>t14 (MW)</text:p>
          </table:table-cell>
          <table:table-cell office:value-type="string" table:style-name="ce3">
            <text:p>t15 (MW)</text:p>
          </table:table-cell>
          <table:table-cell office:value-type="string" table:style-name="ce3">
            <text:p>t16 (MW)</text:p>
          </table:table-cell>
          <table:table-cell office:value-type="string" table:style-name="ce3">
            <text:p>t17 (MW)</text:p>
          </table:table-cell>
          <table:table-cell office:value-type="string" table:style-name="ce3">
            <text:p>t18 (MW)</text:p>
          </table:table-cell>
          <table:table-cell office:value-type="string" table:style-name="ce3">
            <text:p>t19 (MW)</text:p>
          </table:table-cell>
          <table:table-cell office:value-type="string" table:style-name="ce3">
            <text:p>t20 (MW)</text:p>
          </table:table-cell>
          <table:table-cell office:value-type="string" table:style-name="ce3">
            <text:p>t21 (MW)</text:p>
          </table:table-cell>
          <table:table-cell office:value-type="string" table:style-name="ce3">
            <text:p>t22 (MW)</text:p>
          </table:table-cell>
          <table:table-cell office:value-type="string" table:style-name="ce3">
            <text:p>t23 (MW)</text:p>
          </table:table-cell>
          <table:table-cell office:value-type="string" table:style-name="ce3">
            <text:p>t24 (MW)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9.1674000000000009E-3" table:formula="of:=[.B31]/1000000" table:style-name="ce6">
            <text:p>0.01</text:p>
          </table:table-cell>
          <table:table-cell office:value-type="float" office:value="5.5707700000000006E-2" table:formula="of:=[.C31]/1000000" table:style-name="ce6">
            <text:p>0.06</text:p>
          </table:table-cell>
          <table:table-cell office:value-type="float" office:value="8.0149100000000001E-2" table:formula="of:=[.D31]/1000000" table:style-name="ce6">
            <text:p>0.08</text:p>
          </table:table-cell>
          <table:table-cell office:value-type="float" office:value="0.240232" table:formula="of:=[.E31]/1000000" table:style-name="ce6">
            <text:p>0.24</text:p>
          </table:table-cell>
          <table:table-cell office:value-type="float" office:value="0.30924400000000002" table:formula="of:=[.F31]/1000000" table:style-name="ce6">
            <text:p>0.31</text:p>
          </table:table-cell>
          <table:table-cell office:value-type="float" office:value="0.29441600000000001" table:formula="of:=[.G31]/1000000" table:style-name="ce6">
            <text:p>0.29</text:p>
          </table:table-cell>
          <table:table-cell office:value-type="float" office:value="6.1521900000000004E-2" table:formula="of:=[.H31]/1000000" table:style-name="ce6">
            <text:p>0.06</text:p>
          </table:table-cell>
          <table:table-cell office:value-type="float" office:value="0.13895199999999999" table:formula="of:=[.I31]/1000000" table:style-name="ce6">
            <text:p>0.14</text:p>
          </table:table-cell>
          <table:table-cell office:value-type="float" office:value="0.180813" table:formula="of:=[.J31]/1000000" table:style-name="ce6">
            <text:p>0.18</text:p>
          </table:table-cell>
          <table:table-cell office:value-type="float" office:value="0.62850300000000003" table:formula="of:=[.K31]/1000000" table:style-name="ce6">
            <text:p>0.63</text:p>
          </table:table-cell>
          <table:table-cell office:value-type="float" office:value="0.66786000000000001" table:formula="of:=[.L31]/1000000" table:style-name="ce6">
            <text:p>0.67</text:p>
          </table:table-cell>
          <table:table-cell office:value-type="float" office:value="0.45404800000000001" table:formula="of:=[.M31]/1000000" table:style-name="ce6">
            <text:p>0.45</text:p>
          </table:table-cell>
          <table:table-cell office:value-type="float" office:value="0.37834899999999999" table:formula="of:=[.N31]/1000000" table:style-name="ce6">
            <text:p>0.38</text:p>
          </table:table-cell>
          <table:table-cell office:value-type="float" office:value="5.849E-2" table:formula="of:=[.O31]/1000000" table:style-name="ce6">
            <text:p>0.06</text:p>
          </table:table-cell>
          <table:table-cell office:value-type="float" office:value="6.07199E-2" table:formula="of:=[.P31]/1000000" table:style-name="ce6">
            <text:p>0.06</text:p>
          </table:table-cell>
          <table:table-cell office:value-type="float" office:value="4.7048599999999996E-2" table:formula="of:=[.Q31]/1000000" table:style-name="ce6">
            <text:p>0.05</text:p>
          </table:table-cell>
          <table:table-cell office:value-type="float" office:value="4.3177100000000003E-2" table:formula="of:=[.R31]/1000000" table:style-name="ce6">
            <text:p>0.04</text:p>
          </table:table-cell>
          <table:table-cell office:value-type="float" office:value="0.15690899999999999" table:formula="of:=[.S31]/1000000" table:style-name="ce6">
            <text:p>0.16</text:p>
          </table:table-cell>
          <table:table-cell office:value-type="float" office:value="0.63554900000000003" table:formula="of:=[.T31]/1000000" table:style-name="ce6">
            <text:p>0.64</text:p>
          </table:table-cell>
          <table:table-cell office:value-type="float" office:value="0.348109" table:formula="of:=[.U31]/1000000" table:style-name="ce6">
            <text:p>0.35</text:p>
          </table:table-cell>
          <table:table-cell office:value-type="float" office:value="0.35989300000000002" table:formula="of:=[.V31]/1000000" table:style-name="ce6">
            <text:p>0.36</text:p>
          </table:table-cell>
          <table:table-cell office:value-type="float" office:value="0.114912" table:formula="of:=[.W31]/1000000" table:style-name="ce6">
            <text:p>0.11</text:p>
          </table:table-cell>
          <table:table-cell office:value-type="float" office:value="7.8145500000000007E-2" table:formula="of:=[.X31]/1000000" table:style-name="ce6">
            <text:p>0.08</text:p>
          </table:table-cell>
          <table:table-cell office:value-type="float" office:value="0.32323800000000003" table:formula="of:=[.Y31]/1000000" table:style-name="ce6">
            <text:p>0.32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.30052000000000001" table:formula="of:=[.B32]/1000000" table:style-name="ce6">
            <text:p>0.30</text:p>
          </table:table-cell>
          <table:table-cell office:value-type="float" office:value="0.52009299999999992" table:formula="of:=[.C32]/1000000" table:style-name="ce6">
            <text:p>0.52</text:p>
          </table:table-cell>
          <table:table-cell office:value-type="float" office:value="0.34657199999999999" table:formula="of:=[.D32]/1000000" table:style-name="ce6">
            <text:p>0.35</text:p>
          </table:table-cell>
          <table:table-cell office:value-type="float" office:value="0.115429" table:formula="of:=[.E32]/1000000" table:style-name="ce6">
            <text:p>0.12</text:p>
          </table:table-cell>
          <table:table-cell office:value-type="float" office:value="0.331648" table:formula="of:=[.F32]/1000000" table:style-name="ce6">
            <text:p>0.33</text:p>
          </table:table-cell>
          <table:table-cell office:value-type="float" office:value="0.35510799999999998" table:formula="of:=[.G32]/1000000" table:style-name="ce6">
            <text:p>0.36</text:p>
          </table:table-cell>
          <table:table-cell office:value-type="float" office:value="0.29730800000000002" table:formula="of:=[.H32]/1000000" table:style-name="ce6">
            <text:p>0.30</text:p>
          </table:table-cell>
          <table:table-cell office:value-type="float" office:value="0.122069" table:formula="of:=[.I32]/1000000" table:style-name="ce6">
            <text:p>0.12</text:p>
          </table:table-cell>
          <table:table-cell office:value-type="float" office:value="0.114257" table:formula="of:=[.J32]/1000000" table:style-name="ce6">
            <text:p>0.11</text:p>
          </table:table-cell>
          <table:table-cell office:value-type="float" office:value="5.5252000000000002E-2" table:formula="of:=[.K32]/1000000" table:style-name="ce6">
            <text:p>0.06</text:p>
          </table:table-cell>
          <table:table-cell office:value-type="float" office:value="5.0243400000000001E-2" table:formula="of:=[.L32]/1000000" table:style-name="ce6">
            <text:p>0.05</text:p>
          </table:table-cell>
          <table:table-cell office:value-type="float" office:value="0.21293400000000001" table:formula="of:=[.M32]/1000000" table:style-name="ce6">
            <text:p>0.21</text:p>
          </table:table-cell>
          <table:table-cell office:value-type="float" office:value="0.12881400000000001" table:formula="of:=[.N32]/1000000" table:style-name="ce6">
            <text:p>0.13</text:p>
          </table:table-cell>
          <table:table-cell office:value-type="float" office:value="0.41737600000000002" table:formula="of:=[.O32]/1000000" table:style-name="ce6">
            <text:p>0.42</text:p>
          </table:table-cell>
          <table:table-cell office:value-type="float" office:value="0.27508100000000002" table:formula="of:=[.P32]/1000000" table:style-name="ce6">
            <text:p>0.28</text:p>
          </table:table-cell>
          <table:table-cell office:value-type="float" office:value="0.29937599999999998" table:formula="of:=[.Q32]/1000000" table:style-name="ce6">
            <text:p>0.30</text:p>
          </table:table-cell>
          <table:table-cell office:value-type="float" office:value="0.28628399999999998" table:formula="of:=[.R32]/1000000" table:style-name="ce6">
            <text:p>0.29</text:p>
          </table:table-cell>
          <table:table-cell office:value-type="float" office:value="0.23907600000000001" table:formula="of:=[.S32]/1000000" table:style-name="ce6">
            <text:p>0.24</text:p>
          </table:table-cell>
          <table:table-cell office:value-type="float" office:value="8.83607E-2" table:formula="of:=[.T32]/1000000" table:style-name="ce6">
            <text:p>0.09</text:p>
          </table:table-cell>
          <table:table-cell office:value-type="float" office:value="0.13037100000000001" table:formula="of:=[.U32]/1000000" table:style-name="ce6">
            <text:p>0.13</text:p>
          </table:table-cell>
          <table:table-cell office:value-type="float" office:value="0.168845" table:formula="of:=[.V32]/1000000" table:style-name="ce6">
            <text:p>0.17</text:p>
          </table:table-cell>
          <table:table-cell office:value-type="float" office:value="0.21584500000000001" table:formula="of:=[.W32]/1000000" table:style-name="ce6">
            <text:p>0.22</text:p>
          </table:table-cell>
          <table:table-cell office:value-type="float" office:value="0.253857" table:formula="of:=[.X32]/1000000" table:style-name="ce6">
            <text:p>0.25</text:p>
          </table:table-cell>
          <table:table-cell office:value-type="float" office:value="0.28698499999999999" table:formula="of:=[.Y32]/1000000" table:style-name="ce6">
            <text:p>0.29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3.70018E-3" table:formula="of:=[.B33]/1000000" table:style-name="ce6">
            <text:p>0.00</text:p>
          </table:table-cell>
          <table:table-cell office:value-type="float" office:value="2.77769E-2" table:formula="of:=[.C33]/1000000" table:style-name="ce6">
            <text:p>0.03</text:p>
          </table:table-cell>
          <table:table-cell office:value-type="float" office:value="0.181864" table:formula="of:=[.D33]/1000000" table:style-name="ce6">
            <text:p>0.18</text:p>
          </table:table-cell>
          <table:table-cell office:value-type="float" office:value="9.9319500000000005E-2" table:formula="of:=[.E33]/1000000" table:style-name="ce6">
            <text:p>0.10</text:p>
          </table:table-cell>
          <table:table-cell office:value-type="float" office:value="5.2875900000000003E-2" table:formula="of:=[.F33]/1000000" table:style-name="ce6">
            <text:p>0.05</text:p>
          </table:table-cell>
          <table:table-cell office:value-type="float" office:value="5.9461399999999998E-2" table:formula="of:=[.G33]/1000000" table:style-name="ce6">
            <text:p>0.06</text:p>
          </table:table-cell>
          <table:table-cell office:value-type="float" office:value="0.118393" table:formula="of:=[.H33]/1000000" table:style-name="ce6">
            <text:p>0.12</text:p>
          </table:table-cell>
          <table:table-cell office:value-type="float" office:value="0.371558" table:formula="of:=[.I33]/1000000" table:style-name="ce6">
            <text:p>0.37</text:p>
          </table:table-cell>
          <table:table-cell office:value-type="float" office:value="0.21240400000000001" table:formula="of:=[.J33]/1000000" table:style-name="ce6">
            <text:p>0.21</text:p>
          </table:table-cell>
          <table:table-cell office:value-type="float" office:value="5.6672400000000005E-2" table:formula="of:=[.K33]/1000000" table:style-name="ce6">
            <text:p>0.06</text:p>
          </table:table-cell>
          <table:table-cell office:value-type="float" office:value="2.8589099999999999E-2" table:formula="of:=[.L33]/1000000" table:style-name="ce6">
            <text:p>0.03</text:p>
          </table:table-cell>
          <table:table-cell office:value-type="float" office:value="5.9199600000000002E-4" table:formula="of:=[.M33]/1000000" table:style-name="ce6">
            <text:p>0.00</text:p>
          </table:table-cell>
          <table:table-cell office:value-type="float" office:value="3.8145900000000004E-5" table:formula="of:=[.N33]/1000000" table:style-name="ce6">
            <text:p>0.00</text:p>
          </table:table-cell>
          <table:table-cell office:value-type="float" office:value="7.6330699999999996E-3" table:formula="of:=[.O33]/1000000" table:style-name="ce6">
            <text:p>0.01</text:p>
          </table:table-cell>
          <table:table-cell office:value-type="float" office:value="5.45922E-2" table:formula="of:=[.P33]/1000000" table:style-name="ce6">
            <text:p>0.05</text:p>
          </table:table-cell>
          <table:table-cell office:value-type="float" office:value="9.4726899999999989E-2" table:formula="of:=[.Q33]/1000000" table:style-name="ce6">
            <text:p>0.09</text:p>
          </table:table-cell>
          <table:table-cell office:value-type="float" office:value="0.118656" table:formula="of:=[.R33]/1000000" table:style-name="ce6">
            <text:p>0.12</text:p>
          </table:table-cell>
          <table:table-cell office:value-type="float" office:value="9.3652800000000008E-2" table:formula="of:=[.S33]/1000000" table:style-name="ce6">
            <text:p>0.09</text:p>
          </table:table-cell>
          <table:table-cell office:value-type="float" office:value="0.17166200000000001" table:formula="of:=[.T33]/1000000" table:style-name="ce6">
            <text:p>0.17</text:p>
          </table:table-cell>
          <table:table-cell office:value-type="float" office:value="0.19156500000000001" table:formula="of:=[.U33]/1000000" table:style-name="ce6">
            <text:p>0.19</text:p>
          </table:table-cell>
          <table:table-cell office:value-type="float" office:value="9.0085600000000002E-2" table:formula="of:=[.V33]/1000000" table:style-name="ce6">
            <text:p>0.09</text:p>
          </table:table-cell>
          <table:table-cell office:value-type="float" office:value="7.7662899999999993E-2" table:formula="of:=[.W33]/1000000" table:style-name="ce6">
            <text:p>0.08</text:p>
          </table:table-cell>
          <table:table-cell office:value-type="float" office:value="0.25551099999999999" table:formula="of:=[.X33]/1000000" table:style-name="ce6">
            <text:p>0.26</text:p>
          </table:table-cell>
          <table:table-cell office:value-type="float" office:value="0.137013" table:formula="of:=[.Y33]/1000000" table:style-name="ce6">
            <text:p>0.14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.171377" table:formula="of:=[.B34]/1000000" table:style-name="ce6">
            <text:p>0.17</text:p>
          </table:table-cell>
          <table:table-cell office:value-type="float" office:value="0.17851900000000001" table:formula="of:=[.C34]/1000000" table:style-name="ce6">
            <text:p>0.18</text:p>
          </table:table-cell>
          <table:table-cell office:value-type="float" office:value="0.109574" table:formula="of:=[.D34]/1000000" table:style-name="ce6">
            <text:p>0.11</text:p>
          </table:table-cell>
          <table:table-cell office:value-type="float" office:value="9.2960000000000001E-2" table:formula="of:=[.E34]/1000000" table:style-name="ce6">
            <text:p>0.09</text:p>
          </table:table-cell>
          <table:table-cell office:value-type="float" office:value="0.190334" table:formula="of:=[.F34]/1000000" table:style-name="ce6">
            <text:p>0.19</text:p>
          </table:table-cell>
          <table:table-cell office:value-type="float" office:value="0.25027199999999999" table:formula="of:=[.G34]/1000000" table:style-name="ce6">
            <text:p>0.25</text:p>
          </table:table-cell>
          <table:table-cell office:value-type="float" office:value="0.122614" table:formula="of:=[.H34]/1000000" table:style-name="ce6">
            <text:p>0.12</text:p>
          </table:table-cell>
          <table:table-cell office:value-type="float" office:value="2.9021499999999999E-2" table:formula="of:=[.I34]/1000000" table:style-name="ce6">
            <text:p>0.03</text:p>
          </table:table-cell>
          <table:table-cell office:value-type="float" office:value="3.7235499999999998E-2" table:formula="of:=[.J34]/1000000" table:style-name="ce6">
            <text:p>0.04</text:p>
          </table:table-cell>
          <table:table-cell office:value-type="float" office:value="0.16522300000000001" table:formula="of:=[.K34]/1000000" table:style-name="ce6">
            <text:p>0.17</text:p>
          </table:table-cell>
          <table:table-cell office:value-type="float" office:value="0.18063599999999999" table:formula="of:=[.L34]/1000000" table:style-name="ce6">
            <text:p>0.18</text:p>
          </table:table-cell>
          <table:table-cell office:value-type="float" office:value="0.16331100000000001" table:formula="of:=[.M34]/1000000" table:style-name="ce6">
            <text:p>0.16</text:p>
          </table:table-cell>
          <table:table-cell office:value-type="float" office:value="7.1665999999999994E-2" table:formula="of:=[.N34]/1000000" table:style-name="ce6">
            <text:p>0.07</text:p>
          </table:table-cell>
          <table:table-cell office:value-type="float" office:value="8.405180000000001E-2" table:formula="of:=[.O34]/1000000" table:style-name="ce6">
            <text:p>0.08</text:p>
          </table:table-cell>
          <table:table-cell office:value-type="float" office:value="0.1164" table:formula="of:=[.P34]/1000000" table:style-name="ce6">
            <text:p>0.12</text:p>
          </table:table-cell>
          <table:table-cell office:value-type="float" office:value="2.3686399999999996E-2" table:formula="of:=[.Q34]/1000000" table:style-name="ce6">
            <text:p>0.02</text:p>
          </table:table-cell>
          <table:table-cell office:value-type="float" office:value="1.0772199999999999E-2" table:formula="of:=[.R34]/1000000" table:style-name="ce6">
            <text:p>0.01</text:p>
          </table:table-cell>
          <table:table-cell office:value-type="float" office:value="1.26459E-2" table:formula="of:=[.S34]/1000000" table:style-name="ce6">
            <text:p>0.01</text:p>
          </table:table-cell>
          <table:table-cell office:value-type="float" office:value="3.1317900000000003E-2" table:formula="of:=[.T34]/1000000" table:style-name="ce6">
            <text:p>0.03</text:p>
          </table:table-cell>
          <table:table-cell office:value-type="float" office:value="6.6603300000000004E-2" table:formula="of:=[.U34]/1000000" table:style-name="ce6">
            <text:p>0.07</text:p>
          </table:table-cell>
          <table:table-cell office:value-type="float" office:value="6.4288100000000001E-2" table:formula="of:=[.V34]/1000000" table:style-name="ce6">
            <text:p>0.06</text:p>
          </table:table-cell>
          <table:table-cell office:value-type="float" office:value="0.12991800000000001" table:formula="of:=[.W34]/1000000" table:style-name="ce6">
            <text:p>0.13</text:p>
          </table:table-cell>
          <table:table-cell office:value-type="float" office:value="0.25498999999999999" table:formula="of:=[.X34]/1000000" table:style-name="ce6">
            <text:p>0.25</text:p>
          </table:table-cell>
          <table:table-cell office:value-type="float" office:value="0.102425" table:formula="of:=[.Y34]/1000000" table:style-name="ce6">
            <text:p>0.1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.29260799999999998" table:formula="of:=[.B35]/1000000" table:style-name="ce6">
            <text:p>0.29</text:p>
          </table:table-cell>
          <table:table-cell office:value-type="float" office:value="0.50700599999999996" table:formula="of:=[.C35]/1000000" table:style-name="ce6">
            <text:p>0.51</text:p>
          </table:table-cell>
          <table:table-cell office:value-type="float" office:value="0.70605600000000002" table:formula="of:=[.D35]/1000000" table:style-name="ce6">
            <text:p>0.71</text:p>
          </table:table-cell>
          <table:table-cell office:value-type="float" office:value="0.69339899999999999" table:formula="of:=[.E35]/1000000" table:style-name="ce6">
            <text:p>0.69</text:p>
          </table:table-cell>
          <table:table-cell office:value-type="float" office:value="0.67983700000000002" table:formula="of:=[.F35]/1000000" table:style-name="ce6">
            <text:p>0.68</text:p>
          </table:table-cell>
          <table:table-cell office:value-type="float" office:value="0.131442" table:formula="of:=[.G35]/1000000" table:style-name="ce6">
            <text:p>0.13</text:p>
          </table:table-cell>
          <table:table-cell office:value-type="float" office:value="7.2348100000000012E-2" table:formula="of:=[.H35]/1000000" table:style-name="ce6">
            <text:p>0.07</text:p>
          </table:table-cell>
          <table:table-cell office:value-type="float" office:value="0.18771299999999999" table:formula="of:=[.I35]/1000000" table:style-name="ce6">
            <text:p>0.19</text:p>
          </table:table-cell>
          <table:table-cell office:value-type="float" office:value="0.15700500000000001" table:formula="of:=[.J35]/1000000" table:style-name="ce6">
            <text:p>0.16</text:p>
          </table:table-cell>
          <table:table-cell office:value-type="float" office:value="4.6002099999999997E-2" table:formula="of:=[.K35]/1000000" table:style-name="ce6">
            <text:p>0.05</text:p>
          </table:table-cell>
          <table:table-cell office:value-type="float" office:value="3.3575100000000002E-3" table:formula="of:=[.L35]/1000000" table:style-name="ce6">
            <text:p>0.00</text:p>
          </table:table-cell>
          <table:table-cell office:value-type="float" office:value="0" table:formula="of:=[.M35]/1000000" table:style-name="ce6">
            <text:p>0.00</text:p>
          </table:table-cell>
          <table:table-cell office:value-type="float" office:value="6.2454099999999999E-2" table:formula="of:=[.N35]/1000000" table:style-name="ce6">
            <text:p>0.06</text:p>
          </table:table-cell>
          <table:table-cell office:value-type="float" office:value="2.8437599999999997E-2" table:formula="of:=[.O35]/1000000" table:style-name="ce6">
            <text:p>0.03</text:p>
          </table:table-cell>
          <table:table-cell office:value-type="float" office:value="9.8591700000000004E-3" table:formula="of:=[.P35]/1000000" table:style-name="ce6">
            <text:p>0.01</text:p>
          </table:table-cell>
          <table:table-cell office:value-type="float" office:value="4.20769E-2" table:formula="of:=[.Q35]/1000000" table:style-name="ce6">
            <text:p>0.04</text:p>
          </table:table-cell>
          <table:table-cell office:value-type="float" office:value="0.137102" table:formula="of:=[.R35]/1000000" table:style-name="ce6">
            <text:p>0.14</text:p>
          </table:table-cell>
          <table:table-cell office:value-type="float" office:value="0.22678200000000001" table:formula="of:=[.S35]/1000000" table:style-name="ce6">
            <text:p>0.23</text:p>
          </table:table-cell>
          <table:table-cell office:value-type="float" office:value="0.118773" table:formula="of:=[.T35]/1000000" table:style-name="ce6">
            <text:p>0.12</text:p>
          </table:table-cell>
          <table:table-cell office:value-type="float" office:value="0.15074100000000001" table:formula="of:=[.U35]/1000000" table:style-name="ce6">
            <text:p>0.15</text:p>
          </table:table-cell>
          <table:table-cell office:value-type="float" office:value="0.25029000000000001" table:formula="of:=[.V35]/1000000" table:style-name="ce6">
            <text:p>0.25</text:p>
          </table:table-cell>
          <table:table-cell office:value-type="float" office:value="0.30647000000000002" table:formula="of:=[.W35]/1000000" table:style-name="ce6">
            <text:p>0.31</text:p>
          </table:table-cell>
          <table:table-cell office:value-type="float" office:value="0.214033" table:formula="of:=[.X35]/1000000" table:style-name="ce6">
            <text:p>0.21</text:p>
          </table:table-cell>
          <table:table-cell office:value-type="float" office:value="0.25059300000000001" table:formula="of:=[.Y35]/1000000" table:style-name="ce6">
            <text:p>0.25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.105321" table:formula="of:=[.B36]/1000000" table:style-name="ce6">
            <text:p>0.11</text:p>
          </table:table-cell>
          <table:table-cell office:value-type="float" office:value="0.14766299999999999" table:formula="of:=[.C36]/1000000" table:style-name="ce6">
            <text:p>0.15</text:p>
          </table:table-cell>
          <table:table-cell office:value-type="float" office:value="0.12539800000000001" table:formula="of:=[.D36]/1000000" table:style-name="ce6">
            <text:p>0.13</text:p>
          </table:table-cell>
          <table:table-cell office:value-type="float" office:value="0.16404199999999999" table:formula="of:=[.E36]/1000000" table:style-name="ce6">
            <text:p>0.16</text:p>
          </table:table-cell>
          <table:table-cell office:value-type="float" office:value="0.14035500000000001" table:formula="of:=[.F36]/1000000" table:style-name="ce6">
            <text:p>0.14</text:p>
          </table:table-cell>
          <table:table-cell office:value-type="float" office:value="0.110164" table:formula="of:=[.G36]/1000000" table:style-name="ce6">
            <text:p>0.11</text:p>
          </table:table-cell>
          <table:table-cell office:value-type="float" office:value="0.110305" table:formula="of:=[.H36]/1000000" table:style-name="ce6">
            <text:p>0.11</text:p>
          </table:table-cell>
          <table:table-cell office:value-type="float" office:value="0.25966800000000001" table:formula="of:=[.I36]/1000000" table:style-name="ce6">
            <text:p>0.26</text:p>
          </table:table-cell>
          <table:table-cell office:value-type="float" office:value="0.108366" table:formula="of:=[.J36]/1000000" table:style-name="ce6">
            <text:p>0.11</text:p>
          </table:table-cell>
          <table:table-cell office:value-type="float" office:value="0.27241799999999999" table:formula="of:=[.K36]/1000000" table:style-name="ce6">
            <text:p>0.27</text:p>
          </table:table-cell>
          <table:table-cell office:value-type="float" office:value="0.58162899999999995" table:formula="of:=[.L36]/1000000" table:style-name="ce6">
            <text:p>0.58</text:p>
          </table:table-cell>
          <table:table-cell office:value-type="float" office:value="0.63080499999999995" table:formula="of:=[.M36]/1000000" table:style-name="ce6">
            <text:p>0.63</text:p>
          </table:table-cell>
          <table:table-cell office:value-type="float" office:value="0.67427999999999999" table:formula="of:=[.N36]/1000000" table:style-name="ce6">
            <text:p>0.67</text:p>
          </table:table-cell>
          <table:table-cell office:value-type="float" office:value="0.59882400000000002" table:formula="of:=[.O36]/1000000" table:style-name="ce6">
            <text:p>0.60</text:p>
          </table:table-cell>
          <table:table-cell office:value-type="float" office:value="0.471744" table:formula="of:=[.P36]/1000000" table:style-name="ce6">
            <text:p>0.47</text:p>
          </table:table-cell>
          <table:table-cell office:value-type="float" office:value="0.48138500000000001" table:formula="of:=[.Q36]/1000000" table:style-name="ce6">
            <text:p>0.48</text:p>
          </table:table-cell>
          <table:table-cell office:value-type="float" office:value="0.46179700000000001" table:formula="of:=[.R36]/1000000" table:style-name="ce6">
            <text:p>0.46</text:p>
          </table:table-cell>
          <table:table-cell office:value-type="float" office:value="0.32716200000000001" table:formula="of:=[.S36]/1000000" table:style-name="ce6">
            <text:p>0.33</text:p>
          </table:table-cell>
          <table:table-cell office:value-type="float" office:value="0.221105" table:formula="of:=[.T36]/1000000" table:style-name="ce6">
            <text:p>0.22</text:p>
          </table:table-cell>
          <table:table-cell office:value-type="float" office:value="0.43771100000000002" table:formula="of:=[.U36]/1000000" table:style-name="ce6">
            <text:p>0.44</text:p>
          </table:table-cell>
          <table:table-cell office:value-type="float" office:value="0.72542200000000001" table:formula="of:=[.V36]/1000000" table:style-name="ce6">
            <text:p>0.73</text:p>
          </table:table-cell>
          <table:table-cell office:value-type="float" office:value="0.88219599999999998" table:formula="of:=[.W36]/1000000" table:style-name="ce6">
            <text:p>0.88</text:p>
          </table:table-cell>
          <table:table-cell office:value-type="float" office:value="0.67394100000000001" table:formula="of:=[.X36]/1000000" table:style-name="ce6">
            <text:p>0.67</text:p>
          </table:table-cell>
          <table:table-cell office:value-type="float" office:value="0.39890500000000001" table:formula="of:=[.Y36]/1000000" table:style-name="ce6">
            <text:p>0.4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.21251900000000001" table:formula="of:=[.B37]/1000000" table:style-name="ce6">
            <text:p>0.21</text:p>
          </table:table-cell>
          <table:table-cell office:value-type="float" office:value="6.1072399999999999E-2" table:formula="of:=[.C37]/1000000" table:style-name="ce6">
            <text:p>0.06</text:p>
          </table:table-cell>
          <table:table-cell office:value-type="float" office:value="0.23635100000000001" table:formula="of:=[.D37]/1000000" table:style-name="ce6">
            <text:p>0.24</text:p>
          </table:table-cell>
          <table:table-cell office:value-type="float" office:value="0.54449199999999998" table:formula="of:=[.E37]/1000000" table:style-name="ce6">
            <text:p>0.54</text:p>
          </table:table-cell>
          <table:table-cell office:value-type="float" office:value="0.24806" table:formula="of:=[.F37]/1000000" table:style-name="ce6">
            <text:p>0.25</text:p>
          </table:table-cell>
          <table:table-cell office:value-type="float" office:value="0.27542299999999997" table:formula="of:=[.G37]/1000000" table:style-name="ce6">
            <text:p>0.28</text:p>
          </table:table-cell>
          <table:table-cell office:value-type="float" office:value="0.15617200000000001" table:formula="of:=[.H37]/1000000" table:style-name="ce6">
            <text:p>0.16</text:p>
          </table:table-cell>
          <table:table-cell office:value-type="float" office:value="2.2960100000000001E-2" table:formula="of:=[.I37]/1000000" table:style-name="ce6">
            <text:p>0.02</text:p>
          </table:table-cell>
          <table:table-cell office:value-type="float" office:value="3.3846200000000007E-2" table:formula="of:=[.J37]/1000000" table:style-name="ce6">
            <text:p>0.03</text:p>
          </table:table-cell>
          <table:table-cell office:value-type="float" office:value="6.0655699999999993E-3" table:formula="of:=[.K37]/1000000" table:style-name="ce6">
            <text:p>0.01</text:p>
          </table:table-cell>
          <table:table-cell office:value-type="float" office:value="0.100983" table:formula="of:=[.L37]/1000000" table:style-name="ce6">
            <text:p>0.10</text:p>
          </table:table-cell>
          <table:table-cell office:value-type="float" office:value="0.35735299999999998" table:formula="of:=[.M37]/1000000" table:style-name="ce6">
            <text:p>0.36</text:p>
          </table:table-cell>
          <table:table-cell office:value-type="float" office:value="0.31012499999999998" table:formula="of:=[.N37]/1000000" table:style-name="ce6">
            <text:p>0.31</text:p>
          </table:table-cell>
          <table:table-cell office:value-type="float" office:value="0.273146" table:formula="of:=[.O37]/1000000" table:style-name="ce6">
            <text:p>0.27</text:p>
          </table:table-cell>
          <table:table-cell office:value-type="float" office:value="0.27129700000000001" table:formula="of:=[.P37]/1000000" table:style-name="ce6">
            <text:p>0.27</text:p>
          </table:table-cell>
          <table:table-cell office:value-type="float" office:value="0.118675" table:formula="of:=[.Q37]/1000000" table:style-name="ce6">
            <text:p>0.12</text:p>
          </table:table-cell>
          <table:table-cell office:value-type="float" office:value="0.108944" table:formula="of:=[.R37]/1000000" table:style-name="ce6">
            <text:p>0.11</text:p>
          </table:table-cell>
          <table:table-cell office:value-type="float" office:value="0.104337" table:formula="of:=[.S37]/1000000" table:style-name="ce6">
            <text:p>0.10</text:p>
          </table:table-cell>
          <table:table-cell office:value-type="float" office:value="9.6286800000000006E-2" table:formula="of:=[.T37]/1000000" table:style-name="ce6">
            <text:p>0.10</text:p>
          </table:table-cell>
          <table:table-cell office:value-type="float" office:value="6.5997500000000001E-2" table:formula="of:=[.U37]/1000000" table:style-name="ce6">
            <text:p>0.07</text:p>
          </table:table-cell>
          <table:table-cell office:value-type="float" office:value="0.194018" table:formula="of:=[.V37]/1000000" table:style-name="ce6">
            <text:p>0.19</text:p>
          </table:table-cell>
          <table:table-cell office:value-type="float" office:value="0.22953399999999999" table:formula="of:=[.W37]/1000000" table:style-name="ce6">
            <text:p>0.23</text:p>
          </table:table-cell>
          <table:table-cell office:value-type="float" office:value="6.5358699999999992E-2" table:formula="of:=[.X37]/1000000" table:style-name="ce6">
            <text:p>0.07</text:p>
          </table:table-cell>
          <table:table-cell office:value-type="float" office:value="0.237515" table:formula="of:=[.Y37]/1000000" table:style-name="ce6">
            <text:p>0.24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5.5960000000000003E-2" table:formula="of:=[.B38]/1000000" table:style-name="ce6">
            <text:p>0.06</text:p>
          </table:table-cell>
          <table:table-cell office:value-type="float" office:value="0.124358" table:formula="of:=[.C38]/1000000" table:style-name="ce6">
            <text:p>0.12</text:p>
          </table:table-cell>
          <table:table-cell office:value-type="float" office:value="0.25061499999999998" table:formula="of:=[.D38]/1000000" table:style-name="ce6">
            <text:p>0.25</text:p>
          </table:table-cell>
          <table:table-cell office:value-type="float" office:value="8.2501599999999994E-2" table:formula="of:=[.E38]/1000000" table:style-name="ce6">
            <text:p>0.08</text:p>
          </table:table-cell>
          <table:table-cell office:value-type="float" office:value="7.0562600000000003E-2" table:formula="of:=[.F38]/1000000" table:style-name="ce6">
            <text:p>0.07</text:p>
          </table:table-cell>
          <table:table-cell office:value-type="float" office:value="0.10807" table:formula="of:=[.G38]/1000000" table:style-name="ce6">
            <text:p>0.11</text:p>
          </table:table-cell>
          <table:table-cell office:value-type="float" office:value="0.28786899999999999" table:formula="of:=[.H38]/1000000" table:style-name="ce6">
            <text:p>0.29</text:p>
          </table:table-cell>
          <table:table-cell office:value-type="float" office:value="0.211011" table:formula="of:=[.I38]/1000000" table:style-name="ce6">
            <text:p>0.21</text:p>
          </table:table-cell>
          <table:table-cell office:value-type="float" office:value="0.17524600000000001" table:formula="of:=[.J38]/1000000" table:style-name="ce6">
            <text:p>0.18</text:p>
          </table:table-cell>
          <table:table-cell office:value-type="float" office:value="0.20252800000000001" table:formula="of:=[.K38]/1000000" table:style-name="ce6">
            <text:p>0.20</text:p>
          </table:table-cell>
          <table:table-cell office:value-type="float" office:value="0.13775799999999999" table:formula="of:=[.L38]/1000000" table:style-name="ce6">
            <text:p>0.14</text:p>
          </table:table-cell>
          <table:table-cell office:value-type="float" office:value="0.101149" table:formula="of:=[.M38]/1000000" table:style-name="ce6">
            <text:p>0.10</text:p>
          </table:table-cell>
          <table:table-cell office:value-type="float" office:value="9.6350099999999994E-2" table:formula="of:=[.N38]/1000000" table:style-name="ce6">
            <text:p>0.10</text:p>
          </table:table-cell>
          <table:table-cell office:value-type="float" office:value="0.12559500000000001" table:formula="of:=[.O38]/1000000" table:style-name="ce6">
            <text:p>0.13</text:p>
          </table:table-cell>
          <table:table-cell office:value-type="float" office:value="0.1132" table:formula="of:=[.P38]/1000000" table:style-name="ce6">
            <text:p>0.11</text:p>
          </table:table-cell>
          <table:table-cell office:value-type="float" office:value="0.22581699999999999" table:formula="of:=[.Q38]/1000000" table:style-name="ce6">
            <text:p>0.23</text:p>
          </table:table-cell>
          <table:table-cell office:value-type="float" office:value="0.28739900000000002" table:formula="of:=[.R38]/1000000" table:style-name="ce6">
            <text:p>0.29</text:p>
          </table:table-cell>
          <table:table-cell office:value-type="float" office:value="0.136655" table:formula="of:=[.S38]/1000000" table:style-name="ce6">
            <text:p>0.14</text:p>
          </table:table-cell>
          <table:table-cell office:value-type="float" office:value="0.129577" table:formula="of:=[.T38]/1000000" table:style-name="ce6">
            <text:p>0.13</text:p>
          </table:table-cell>
          <table:table-cell office:value-type="float" office:value="5.2692300000000004E-2" table:formula="of:=[.U38]/1000000" table:style-name="ce6">
            <text:p>0.05</text:p>
          </table:table-cell>
          <table:table-cell office:value-type="float" office:value="2.8334599999999998E-2" table:formula="of:=[.V38]/1000000" table:style-name="ce6">
            <text:p>0.03</text:p>
          </table:table-cell>
          <table:table-cell office:value-type="float" office:value="1.05665E-2" table:formula="of:=[.W38]/1000000" table:style-name="ce6">
            <text:p>0.01</text:p>
          </table:table-cell>
          <table:table-cell office:value-type="float" office:value="1.1018700000000001E-2" table:formula="of:=[.X38]/1000000" table:style-name="ce6">
            <text:p>0.01</text:p>
          </table:table-cell>
          <table:table-cell office:value-type="float" office:value="0" table:formula="of:=[.Y38]/100000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4.9890300000000005E-2" table:formula="of:=[.B39]/1000000" table:style-name="ce6">
            <text:p>0.05</text:p>
          </table:table-cell>
          <table:table-cell office:value-type="float" office:value="0.112973" table:formula="of:=[.C39]/1000000" table:style-name="ce6">
            <text:p>0.11</text:p>
          </table:table-cell>
          <table:table-cell office:value-type="float" office:value="0.106931" table:formula="of:=[.D39]/1000000" table:style-name="ce6">
            <text:p>0.11</text:p>
          </table:table-cell>
          <table:table-cell office:value-type="float" office:value="8.243890000000002E-3" table:formula="of:=[.E39]/1000000" table:style-name="ce6">
            <text:p>0.01</text:p>
          </table:table-cell>
          <table:table-cell office:value-type="float" office:value="0" table:formula="of:=[.F39]/1000000" table:style-name="ce6">
            <text:p>0.00</text:p>
          </table:table-cell>
          <table:table-cell office:value-type="float" office:value="0" table:formula="of:=[.G39]/1000000" table:style-name="ce6">
            <text:p>0.00</text:p>
          </table:table-cell>
          <table:table-cell office:value-type="float" office:value="3.3911900000000003E-4" table:formula="of:=[.H39]/1000000" table:style-name="ce6">
            <text:p>0.00</text:p>
          </table:table-cell>
          <table:table-cell office:value-type="float" office:value="1.6648900000000001E-2" table:formula="of:=[.I39]/1000000" table:style-name="ce6">
            <text:p>0.02</text:p>
          </table:table-cell>
          <table:table-cell office:value-type="float" office:value="0.234153" table:formula="of:=[.J39]/1000000" table:style-name="ce6">
            <text:p>0.23</text:p>
          </table:table-cell>
          <table:table-cell office:value-type="float" office:value="0.28282499999999999" table:formula="of:=[.K39]/1000000" table:style-name="ce6">
            <text:p>0.28</text:p>
          </table:table-cell>
          <table:table-cell office:value-type="float" office:value="0.25894899999999998" table:formula="of:=[.L39]/1000000" table:style-name="ce6">
            <text:p>0.26</text:p>
          </table:table-cell>
          <table:table-cell office:value-type="float" office:value="0.22402900000000001" table:formula="of:=[.M39]/1000000" table:style-name="ce6">
            <text:p>0.22</text:p>
          </table:table-cell>
          <table:table-cell office:value-type="float" office:value="0.20436000000000001" table:formula="of:=[.N39]/1000000" table:style-name="ce6">
            <text:p>0.20</text:p>
          </table:table-cell>
          <table:table-cell office:value-type="float" office:value="8.8120599999999993E-2" table:formula="of:=[.O39]/1000000" table:style-name="ce6">
            <text:p>0.09</text:p>
          </table:table-cell>
          <table:table-cell office:value-type="float" office:value="0.13958599999999999" table:formula="of:=[.P39]/1000000" table:style-name="ce6">
            <text:p>0.14</text:p>
          </table:table-cell>
          <table:table-cell office:value-type="float" office:value="0.104325" table:formula="of:=[.Q39]/1000000" table:style-name="ce6">
            <text:p>0.10</text:p>
          </table:table-cell>
          <table:table-cell office:value-type="float" office:value="0.101868" table:formula="of:=[.R39]/1000000" table:style-name="ce6">
            <text:p>0.10</text:p>
          </table:table-cell>
          <table:table-cell office:value-type="float" office:value="4.9628799999999994E-2" table:formula="of:=[.S39]/1000000" table:style-name="ce6">
            <text:p>0.05</text:p>
          </table:table-cell>
          <table:table-cell office:value-type="float" office:value="0.20462" table:formula="of:=[.T39]/1000000" table:style-name="ce6">
            <text:p>0.20</text:p>
          </table:table-cell>
          <table:table-cell office:value-type="float" office:value="0.44898399999999999" table:formula="of:=[.U39]/1000000" table:style-name="ce6">
            <text:p>0.45</text:p>
          </table:table-cell>
          <table:table-cell office:value-type="float" office:value="0.47444799999999998" table:formula="of:=[.V39]/1000000" table:style-name="ce6">
            <text:p>0.47</text:p>
          </table:table-cell>
          <table:table-cell office:value-type="float" office:value="0.184167" table:formula="of:=[.W39]/1000000" table:style-name="ce6">
            <text:p>0.18</text:p>
          </table:table-cell>
          <table:table-cell office:value-type="float" office:value="0.17283799999999999" table:formula="of:=[.X39]/1000000" table:style-name="ce6">
            <text:p>0.17</text:p>
          </table:table-cell>
          <table:table-cell office:value-type="float" office:value="0.20885000000000001" table:formula="of:=[.Y39]/1000000" table:style-name="ce6">
            <text:p>0.21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2.9033299999999998E-2" table:formula="of:=[.B40]/1000000" table:style-name="ce6">
            <text:p>0.03</text:p>
          </table:table-cell>
          <table:table-cell office:value-type="float" office:value="5.2833400000000001E-3" table:formula="of:=[.C40]/1000000" table:style-name="ce6">
            <text:p>0.01</text:p>
          </table:table-cell>
          <table:table-cell office:value-type="float" office:value="7.1254800000000007E-2" table:formula="of:=[.D40]/1000000" table:style-name="ce6">
            <text:p>0.07</text:p>
          </table:table-cell>
          <table:table-cell office:value-type="float" office:value="0.214756" table:formula="of:=[.E40]/1000000" table:style-name="ce6">
            <text:p>0.21</text:p>
          </table:table-cell>
          <table:table-cell office:value-type="float" office:value="0.325459" table:formula="of:=[.F40]/1000000" table:style-name="ce6">
            <text:p>0.33</text:p>
          </table:table-cell>
          <table:table-cell office:value-type="float" office:value="0.44423600000000002" table:formula="of:=[.G40]/1000000" table:style-name="ce6">
            <text:p>0.44</text:p>
          </table:table-cell>
          <table:table-cell office:value-type="float" office:value="0.23516899999999999" table:formula="of:=[.H40]/1000000" table:style-name="ce6">
            <text:p>0.24</text:p>
          </table:table-cell>
          <table:table-cell office:value-type="float" office:value="0.16156400000000001" table:formula="of:=[.I40]/1000000" table:style-name="ce6">
            <text:p>0.16</text:p>
          </table:table-cell>
          <table:table-cell office:value-type="float" office:value="0.157745" table:formula="of:=[.J40]/1000000" table:style-name="ce6">
            <text:p>0.16</text:p>
          </table:table-cell>
          <table:table-cell office:value-type="float" office:value="0.248973" table:formula="of:=[.K40]/1000000" table:style-name="ce6">
            <text:p>0.25</text:p>
          </table:table-cell>
          <table:table-cell office:value-type="float" office:value="0.17555100000000001" table:formula="of:=[.L40]/1000000" table:style-name="ce6">
            <text:p>0.18</text:p>
          </table:table-cell>
          <table:table-cell office:value-type="float" office:value="0.142432" table:formula="of:=[.M40]/1000000" table:style-name="ce6">
            <text:p>0.14</text:p>
          </table:table-cell>
          <table:table-cell office:value-type="float" office:value="0.19968" table:formula="of:=[.N40]/1000000" table:style-name="ce6">
            <text:p>0.20</text:p>
          </table:table-cell>
          <table:table-cell office:value-type="float" office:value="0.29206900000000002" table:formula="of:=[.O40]/1000000" table:style-name="ce6">
            <text:p>0.29</text:p>
          </table:table-cell>
          <table:table-cell office:value-type="float" office:value="0.37850299999999998" table:formula="of:=[.P40]/1000000" table:style-name="ce6">
            <text:p>0.38</text:p>
          </table:table-cell>
          <table:table-cell office:value-type="float" office:value="0.21591199999999999" table:formula="of:=[.Q40]/1000000" table:style-name="ce6">
            <text:p>0.22</text:p>
          </table:table-cell>
          <table:table-cell office:value-type="float" office:value="0.27038400000000001" table:formula="of:=[.R40]/1000000" table:style-name="ce6">
            <text:p>0.27</text:p>
          </table:table-cell>
          <table:table-cell office:value-type="float" office:value="0.16712099999999999" table:formula="of:=[.S40]/1000000" table:style-name="ce6">
            <text:p>0.17</text:p>
          </table:table-cell>
          <table:table-cell office:value-type="float" office:value="0.101046" table:formula="of:=[.T40]/1000000" table:style-name="ce6">
            <text:p>0.10</text:p>
          </table:table-cell>
          <table:table-cell office:value-type="float" office:value="2.0403600000000001E-2" table:formula="of:=[.U40]/1000000" table:style-name="ce6">
            <text:p>0.02</text:p>
          </table:table-cell>
          <table:table-cell office:value-type="float" office:value="9.4163399999999994E-2" table:formula="of:=[.V40]/1000000" table:style-name="ce6">
            <text:p>0.09</text:p>
          </table:table-cell>
          <table:table-cell office:value-type="float" office:value="0.26178500000000005" table:formula="of:=[.W40]/1000000" table:style-name="ce6">
            <text:p>0.26</text:p>
          </table:table-cell>
          <table:table-cell office:value-type="float" office:value="0.25263400000000003" table:formula="of:=[.X40]/1000000" table:style-name="ce6">
            <text:p>0.25</text:p>
          </table:table-cell>
          <table:table-cell office:value-type="float" office:value="0.193693" table:formula="of:=[.Y40]/1000000" table:style-name="ce6">
            <text:p>0.19</text:p>
          </table:table-cell>
          <table:table-cell table:number-columns-repeated="16359"/>
        </table:table-row>
        <table:table-row table:number-rows-repeated="1048524" table:style-name="ro1">
          <table:table-cell table:number-columns-repeated="16384"/>
        </table:table-row>
      </table:table>
      <table:table table:name="Scenarios_(MW)" table:style-name="ta2">
        <table:table-column table:style-name="co1" table:default-cell-style-name="ce1"/>
        <table:table-column table:style-name="co4" table:number-columns-repeated="2" table:default-cell-style-name="ce1"/>
        <table:table-column table:style-name="co5" table:number-columns-repeated="22" table:default-cell-style-name="ce1"/>
        <table:table-column table:style-name="co1" table:number-columns-repeated="16359" table:default-cell-style-name="ce1"/>
        <table:table-row table:style-name="ro1">
          <table:table-cell table:style-name="ce1"/>
          <table:table-cell office:value-type="string" table:number-columns-spanned="24" table:number-rows-spanned="1" table:style-name="ce20">
            <text:p>This excel sheet calculates the average weighted wind and solar profiles in MW by considering 1 MW solar and wind DGs</text:p>
          </table:table-cell>
          <table:covered-table-cell table:number-columns-repeated="23"/>
          <table:table-cell table:number-columns-repeated="16359" table:style-name="ce1"/>
        </table:table-row>
        <table:table-row table:style-name="ro1">
          <table:table-cell office:value-type="string" table:style-name="ce2">
            <text:p>Scenarios</text:p>
          </table:table-cell>
          <table:table-cell office:value-type="string" table:style-name="ce3">
            <text:p>t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3 (W)</text:p>
          </table:table-cell>
          <table:table-cell office:value-type="string" table:style-name="ce3">
            <text:p>t4 (W)</text:p>
          </table:table-cell>
          <table:table-cell office:value-type="string" table:style-name="ce3">
            <text:p>t5 (W)</text:p>
          </table:table-cell>
          <table:table-cell office:value-type="string" table:style-name="ce3">
            <text:p>t6 (W)</text:p>
          </table:table-cell>
          <table:table-cell office:value-type="string" table:style-name="ce3">
            <text:p>t7 (W)</text:p>
          </table:table-cell>
          <table:table-cell office:value-type="string" table:style-name="ce3">
            <text:p>t8 (W)</text:p>
          </table:table-cell>
          <table:table-cell office:value-type="string" table:style-name="ce3">
            <text:p>t9 (W)</text:p>
          </table:table-cell>
          <table:table-cell office:value-type="string" table:style-name="ce3">
            <text:p>t10 (W)</text:p>
          </table:table-cell>
          <table:table-cell office:value-type="string" table:style-name="ce3">
            <text:p>t1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13 (W)</text:p>
          </table:table-cell>
          <table:table-cell office:value-type="string" table:style-name="ce3">
            <text:p>t14 (W)</text:p>
          </table:table-cell>
          <table:table-cell office:value-type="string" table:style-name="ce3">
            <text:p>t15 (W)</text:p>
          </table:table-cell>
          <table:table-cell office:value-type="string" table:style-name="ce3">
            <text:p>t16 (W)</text:p>
          </table:table-cell>
          <table:table-cell office:value-type="string" table:style-name="ce3">
            <text:p>t17 (W)</text:p>
          </table:table-cell>
          <table:table-cell office:value-type="string" table:style-name="ce3">
            <text:p>t18 (W)</text:p>
          </table:table-cell>
          <table:table-cell office:value-type="string" table:style-name="ce3">
            <text:p>t19 (W)</text:p>
          </table:table-cell>
          <table:table-cell office:value-type="string" table:style-name="ce3">
            <text:p>t20 (W)</text:p>
          </table:table-cell>
          <table:table-cell office:value-type="string" table:style-name="ce3">
            <text:p>t21 (W)</text:p>
          </table:table-cell>
          <table:table-cell office:value-type="string" table:style-name="ce3">
            <text:p>t22 (W)</text:p>
          </table:table-cell>
          <table:table-cell office:value-type="string" table:style-name="ce3">
            <text:p>t23 (W)</text:p>
          </table:table-cell>
          <table:table-cell office:value-type="string" table:style-name="ce3">
            <text:p>t24 (W)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91.674000000000007" table:formula="of:=[.AA3]*[.$AZ$3]" table:style-name="ce22">
            <text:p>91.7</text:p>
          </table:table-cell>
          <table:table-cell office:value-type="float" office:value="557.077" table:formula="of:=[.AB3]*[.$AZ$3]" table:style-name="ce22">
            <text:p>557.1</text:p>
          </table:table-cell>
          <table:table-cell office:value-type="float" office:value="801.4910000000001" table:formula="of:=[.AC3]*[.$AZ$3]" table:style-name="ce22">
            <text:p>801.5</text:p>
          </table:table-cell>
          <table:table-cell office:value-type="float" office:value="2402.3200000000002" table:formula="of:=[.AD3]*[.$AZ$3]" table:style-name="ce22">
            <text:p>2402.3</text:p>
          </table:table-cell>
          <table:table-cell office:value-type="float" office:value="3092.4400000000005" table:formula="of:=[.AE3]*[.$AZ$3]" table:style-name="ce22">
            <text:p>3092.4</text:p>
          </table:table-cell>
          <table:table-cell office:value-type="float" office:value="2944.1600000000003" table:formula="of:=[.AF3]*[.$AZ$3]" table:style-name="ce22">
            <text:p>2944.2</text:p>
          </table:table-cell>
          <table:table-cell office:value-type="float" office:value="615.21900000000005" table:formula="of:=[.AG3]*[.$AZ$3]" table:style-name="ce22">
            <text:p>615.2</text:p>
          </table:table-cell>
          <table:table-cell office:value-type="float" office:value="1389.52" table:formula="of:=[.AH3]*[.$AZ$3]" table:style-name="ce22">
            <text:p>1389.5</text:p>
          </table:table-cell>
          <table:table-cell office:value-type="float" office:value="1808.13" table:formula="of:=[.AI3]*[.$AZ$3]" table:style-name="ce22">
            <text:p>1808.1</text:p>
          </table:table-cell>
          <table:table-cell office:value-type="float" office:value="6285.0300000000007" table:formula="of:=[.AJ3]*[.$AZ$3]" table:style-name="ce22">
            <text:p>6285.0</text:p>
          </table:table-cell>
          <table:table-cell office:value-type="float" office:value="6678.6" table:formula="of:=[.AK3]*[.$AZ$3]" table:style-name="ce22">
            <text:p>6678.6</text:p>
          </table:table-cell>
          <table:table-cell office:value-type="float" office:value="4540.4800000000005" table:formula="of:=[.AL3]*[.$AZ$3]" table:style-name="ce22">
            <text:p>4540.5</text:p>
          </table:table-cell>
          <table:table-cell office:value-type="float" office:value="3783.4900000000002" table:formula="of:=[.AM3]*[.$AZ$3]" table:style-name="ce22">
            <text:p>3783.5</text:p>
          </table:table-cell>
          <table:table-cell office:value-type="float" office:value="584.90000000000009" table:formula="of:=[.AN3]*[.$AZ$3]" table:style-name="ce22">
            <text:p>584.9</text:p>
          </table:table-cell>
          <table:table-cell office:value-type="float" office:value="607.19900000000007" table:formula="of:=[.AO3]*[.$AZ$3]" table:style-name="ce22">
            <text:p>607.2</text:p>
          </table:table-cell>
          <table:table-cell office:value-type="float" office:value="470.48599999999999" table:formula="of:=[.AP3]*[.$AZ$3]" table:style-name="ce22">
            <text:p>470.5</text:p>
          </table:table-cell>
          <table:table-cell office:value-type="float" office:value="431.77100000000002" table:formula="of:=[.AQ3]*[.$AZ$3]" table:style-name="ce22">
            <text:p>431.8</text:p>
          </table:table-cell>
          <table:table-cell office:value-type="float" office:value="1569.09" table:formula="of:=[.AR3]*[.$AZ$3]" table:style-name="ce22">
            <text:p>1569.1</text:p>
          </table:table-cell>
          <table:table-cell office:value-type="float" office:value="6355.49" table:formula="of:=[.AS3]*[.$AZ$3]" table:style-name="ce22">
            <text:p>6355.5</text:p>
          </table:table-cell>
          <table:table-cell office:value-type="float" office:value="3481.09" table:formula="of:=[.AT3]*[.$AZ$3]" table:style-name="ce22">
            <text:p>3481.1</text:p>
          </table:table-cell>
          <table:table-cell office:value-type="float" office:value="3598.93" table:formula="of:=[.AU3]*[.$AZ$3]" table:style-name="ce22">
            <text:p>3598.9</text:p>
          </table:table-cell>
          <table:table-cell office:value-type="float" office:value="1149.1200000000001" table:formula="of:=[.AV3]*[.$AZ$3]" table:style-name="ce22">
            <text:p>1149.1</text:p>
          </table:table-cell>
          <table:table-cell office:value-type="float" office:value="781.45500000000004" table:formula="of:=[.AW3]*[.$AZ$3]" table:style-name="ce22">
            <text:p>781.5</text:p>
          </table:table-cell>
          <table:table-cell office:value-type="float" office:value="3232.38" table:formula="of:=[.AX3]*[.$AZ$3]" table:style-name="ce22">
            <text:p>3232.4</text:p>
          </table:table-cell>
          <table:table-cell table:style-name="ce1"/>
          <table:table-cell office:value-type="float" office:value="9.1674000000000005E-2" table:style-name="ce8">
            <text:p>0.09</text:p>
          </table:table-cell>
          <table:table-cell office:value-type="float" office:value="0.55707700000000004" table:style-name="ce8">
            <text:p>0.56</text:p>
          </table:table-cell>
          <table:table-cell office:value-type="float" office:value="0.80149100000000006" table:style-name="ce8">
            <text:p>0.80</text:p>
          </table:table-cell>
          <table:table-cell office:value-type="float" office:value="2.40232" table:style-name="ce8">
            <text:p>2.40</text:p>
          </table:table-cell>
          <table:table-cell office:value-type="float" office:value="3.0924400000000003" table:style-name="ce8">
            <text:p>3.09</text:p>
          </table:table-cell>
          <table:table-cell office:value-type="float" office:value="2.9441600000000001" table:style-name="ce8">
            <text:p>2.94</text:p>
          </table:table-cell>
          <table:table-cell office:value-type="float" office:value="0.61521900000000007" table:style-name="ce8">
            <text:p>0.62</text:p>
          </table:table-cell>
          <table:table-cell office:value-type="float" office:value="1.3895200000000001" table:style-name="ce8">
            <text:p>1.39</text:p>
          </table:table-cell>
          <table:table-cell office:value-type="float" office:value="1.80813" table:style-name="ce8">
            <text:p>1.81</text:p>
          </table:table-cell>
          <table:table-cell office:value-type="float" office:value="6.2850300000000008" table:style-name="ce8">
            <text:p>6.29</text:p>
          </table:table-cell>
          <table:table-cell office:value-type="float" office:value="6.6786000000000003" table:style-name="ce8">
            <text:p>6.68</text:p>
          </table:table-cell>
          <table:table-cell office:value-type="float" office:value="4.5404800000000005" table:style-name="ce8">
            <text:p>4.54</text:p>
          </table:table-cell>
          <table:table-cell office:value-type="float" office:value="3.78349" table:style-name="ce8">
            <text:p>3.78</text:p>
          </table:table-cell>
          <table:table-cell office:value-type="float" office:value="0.58490000000000009" table:style-name="ce8">
            <text:p>0.58</text:p>
          </table:table-cell>
          <table:table-cell office:value-type="float" office:value="0.60719900000000004" table:style-name="ce8">
            <text:p>0.61</text:p>
          </table:table-cell>
          <table:table-cell office:value-type="float" office:value="0.47048600000000002" table:style-name="ce8">
            <text:p>0.47</text:p>
          </table:table-cell>
          <table:table-cell office:value-type="float" office:value="0.43177100000000002" table:style-name="ce8">
            <text:p>0.43</text:p>
          </table:table-cell>
          <table:table-cell office:value-type="float" office:value="1.5690899999999999" table:style-name="ce8">
            <text:p>1.57</text:p>
          </table:table-cell>
          <table:table-cell office:value-type="float" office:value="6.3554899999999996" table:style-name="ce8">
            <text:p>6.36</text:p>
          </table:table-cell>
          <table:table-cell office:value-type="float" office:value="3.48109" table:style-name="ce8">
            <text:p>3.48</text:p>
          </table:table-cell>
          <table:table-cell office:value-type="float" office:value="3.5989299999999997" table:style-name="ce8">
            <text:p>3.60</text:p>
          </table:table-cell>
          <table:table-cell office:value-type="float" office:value="1.1491200000000001" table:style-name="ce8">
            <text:p>1.15</text:p>
          </table:table-cell>
          <table:table-cell office:value-type="float" office:value="0.78145500000000001" table:style-name="ce8">
            <text:p>0.78</text:p>
          </table:table-cell>
          <table:table-cell office:value-type="float" office:value="3.23238" table:style-name="ce8">
            <text:p>3.23</text:p>
          </table:table-cell>
          <table:table-cell table:style-name="ce1"/>
          <table:table-cell office:value-type="float" office:value="1000" table:style-name="ce8">
            <text:p>1000.00</text:p>
          </table:table-cell>
          <table:table-cell table:number-columns-repeated="16332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3372.7385161146358" table:formula="of:=[.AA4]*[.$AZ$3]" table:style-name="ce22">
            <text:p>3372.7</text:p>
          </table:table-cell>
          <table:table-cell office:value-type="float" office:value="5837.0081627233103" table:formula="of:=[.AB4]*[.$AZ$3]" table:style-name="ce22">
            <text:p>5837.0</text:p>
          </table:table-cell>
          <table:table-cell office:value-type="float" office:value="3889.5805038163239" table:formula="of:=[.AC4]*[.$AZ$3]" table:style-name="ce22">
            <text:p>3889.6</text:p>
          </table:table-cell>
          <table:table-cell office:value-type="float" office:value="1295.4606487974056" table:formula="of:=[.AD4]*[.$AZ$3]" table:style-name="ce22">
            <text:p>1295.5</text:p>
            <draw:frame draw:z-index="1" draw:id="id13" draw:style-name="a13" draw:name="Chart 3" svg:x="0.75in" svg:y="0.17187in" svg:width="5.01103in" svg:height="3.35938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office:value-type="float" office:value="3722.0883248781679" table:formula="of:=[.AE4]*[.$AZ$3]" table:style-name="ce22">
            <text:p>3722.1</text:p>
          </table:table-cell>
          <table:table-cell office:value-type="float" office:value="3985.3801044204588" table:formula="of:=[.AF4]*[.$AZ$3]" table:style-name="ce22">
            <text:p>3985.4</text:p>
          </table:table-cell>
          <table:table-cell office:value-type="float" office:value="3336.6902127945236" table:formula="of:=[.AG4]*[.$AZ$3]" table:style-name="ce22">
            <text:p>3336.7</text:p>
          </table:table-cell>
          <table:table-cell office:value-type="float" office:value="1369.9814252748488" table:formula="of:=[.AH4]*[.$AZ$3]" table:style-name="ce22">
            <text:p>1370.0</text:p>
          </table:table-cell>
          <table:table-cell office:value-type="float" office:value="1282.3072828287966" table:formula="of:=[.AI4]*[.$AZ$3]" table:style-name="ce22">
            <text:p>1282.3</text:p>
          </table:table-cell>
          <table:table-cell office:value-type="float" office:value="620.09366595356676" table:formula="of:=[.AJ4]*[.$AZ$3]" table:style-name="ce22">
            <text:p>620.1</text:p>
          </table:table-cell>
          <table:table-cell office:value-type="float" office:value="563.88210555222315" table:formula="of:=[.AK4]*[.$AZ$3]" table:style-name="ce22">
            <text:p>563.9</text:p>
          </table:table-cell>
          <table:table-cell office:value-type="float" office:value="2389.7600931397374" table:formula="of:=[.AL4]*[.$AZ$3]" table:style-name="ce22">
            <text:p>2389.8</text:p>
          </table:table-cell>
          <table:table-cell office:value-type="float" office:value="1445.6806176453838" table:formula="of:=[.AM4]*[.$AZ$3]" table:style-name="ce22">
            <text:p>1445.7</text:p>
          </table:table-cell>
          <table:table-cell office:value-type="float" office:value="4684.2143980495885" table:formula="of:=[.AN4]*[.$AZ$3]" table:style-name="ce22">
            <text:p>4684.2</text:p>
          </table:table-cell>
          <table:table-cell office:value-type="float" office:value="3087.2364027396857" table:formula="of:=[.AO4]*[.$AZ$3]" table:style-name="ce22">
            <text:p>3087.2</text:p>
          </table:table-cell>
          <table:table-cell office:value-type="float" office:value="3359.8993943841847" table:formula="of:=[.AP4]*[.$AZ$3]" table:style-name="ce22">
            <text:p>3359.9</text:p>
          </table:table-cell>
          <table:table-cell office:value-type="float" office:value="3212.967767028359" table:formula="of:=[.AQ4]*[.$AZ$3]" table:style-name="ce22">
            <text:p>3213.0</text:p>
          </table:table-cell>
          <table:table-cell office:value-type="float" office:value="2683.1519814941526" table:formula="of:=[.AR4]*[.$AZ$3]" table:style-name="ce22">
            <text:p>2683.2</text:p>
          </table:table-cell>
          <table:table-cell office:value-type="float" office:value="991.672887664217" table:formula="of:=[.AS4]*[.$AZ$3]" table:style-name="ce22">
            <text:p>991.7</text:p>
          </table:table-cell>
          <table:table-cell office:value-type="float" office:value="1463.1548418886639" table:formula="of:=[.AT4]*[.$AZ$3]" table:style-name="ce22">
            <text:p>1463.2</text:p>
          </table:table-cell>
          <table:table-cell office:value-type="float" office:value="1894.9488711346191" table:formula="of:=[.AU4]*[.$AZ$3]" table:style-name="ce22">
            <text:p>1894.9</text:p>
          </table:table-cell>
          <table:table-cell office:value-type="float" office:value="2422.4302708996529" table:formula="of:=[.AV4]*[.$AZ$3]" table:style-name="ce22">
            <text:p>2422.4</text:p>
          </table:table-cell>
          <table:table-cell office:value-type="float" office:value="2849.0392702160029" table:formula="of:=[.AW4]*[.$AZ$3]" table:style-name="ce22">
            <text:p>2849.0</text:p>
          </table:table-cell>
          <table:table-cell office:value-type="float" office:value="3220.8350959908121" table:formula="of:=[.AX4]*[.$AZ$3]" table:style-name="ce22">
            <text:p>3220.8</text:p>
          </table:table-cell>
          <table:table-cell table:style-name="ce1"/>
          <table:table-cell office:value-type="float" office:value="3.3727385161146359" table:style-name="ce8">
            <text:p>3.37</text:p>
          </table:table-cell>
          <table:table-cell office:value-type="float" office:value="5.8370081627233104" table:style-name="ce8">
            <text:p>5.84</text:p>
          </table:table-cell>
          <table:table-cell office:value-type="float" office:value="3.8895805038163238" table:style-name="ce8">
            <text:p>3.89</text:p>
          </table:table-cell>
          <table:table-cell office:value-type="float" office:value="1.2954606487974056" table:style-name="ce8">
            <text:p>1.30</text:p>
          </table:table-cell>
          <table:table-cell office:value-type="float" office:value="3.7220883248781678" table:style-name="ce8">
            <text:p>3.72</text:p>
          </table:table-cell>
          <table:table-cell office:value-type="float" office:value="3.9853801044204586" table:style-name="ce8">
            <text:p>3.99</text:p>
          </table:table-cell>
          <table:table-cell office:value-type="float" office:value="3.3366902127945237" table:style-name="ce8">
            <text:p>3.34</text:p>
          </table:table-cell>
          <table:table-cell office:value-type="float" office:value="1.3699814252748488" table:style-name="ce8">
            <text:p>1.37</text:p>
          </table:table-cell>
          <table:table-cell office:value-type="float" office:value="1.2823072828287967" table:style-name="ce8">
            <text:p>1.28</text:p>
          </table:table-cell>
          <table:table-cell office:value-type="float" office:value="0.62009366595356674" table:style-name="ce8">
            <text:p>0.62</text:p>
          </table:table-cell>
          <table:table-cell office:value-type="float" office:value="0.56388210555222318" table:style-name="ce8">
            <text:p>0.56</text:p>
          </table:table-cell>
          <table:table-cell office:value-type="float" office:value="2.3897600931397376" table:style-name="ce8">
            <text:p>2.39</text:p>
          </table:table-cell>
          <table:table-cell office:value-type="float" office:value="1.4456806176453838" table:style-name="ce8">
            <text:p>1.45</text:p>
          </table:table-cell>
          <table:table-cell office:value-type="float" office:value="4.6842143980495887" table:style-name="ce8">
            <text:p>4.68</text:p>
          </table:table-cell>
          <table:table-cell office:value-type="float" office:value="3.0872364027396855" table:style-name="ce8">
            <text:p>3.09</text:p>
          </table:table-cell>
          <table:table-cell office:value-type="float" office:value="3.3598993943841848" table:style-name="ce8">
            <text:p>3.36</text:p>
          </table:table-cell>
          <table:table-cell office:value-type="float" office:value="3.212967767028359" table:style-name="ce8">
            <text:p>3.21</text:p>
          </table:table-cell>
          <table:table-cell office:value-type="float" office:value="2.6831519814941527" table:style-name="ce8">
            <text:p>2.68</text:p>
          </table:table-cell>
          <table:table-cell office:value-type="float" office:value="0.99167288766421702" table:style-name="ce8">
            <text:p>0.99</text:p>
          </table:table-cell>
          <table:table-cell office:value-type="float" office:value="1.463154841888664" table:style-name="ce8">
            <text:p>1.46</text:p>
          </table:table-cell>
          <table:table-cell office:value-type="float" office:value="1.8949488711346192" table:style-name="ce8">
            <text:p>1.89</text:p>
          </table:table-cell>
          <table:table-cell office:value-type="float" office:value="2.4224302708996528" table:style-name="ce8">
            <text:p>2.42</text:p>
          </table:table-cell>
          <table:table-cell office:value-type="float" office:value="2.8490392702160028" table:style-name="ce8">
            <text:p>2.85</text:p>
          </table:table-cell>
          <table:table-cell office:value-type="float" office:value="3.2208350959908123" table:style-name="ce8">
            <text:p>3.22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53.525833408396437" table:formula="of:=[.AA5]*[.$AZ$3]" table:style-name="ce22">
            <text:p>53.5</text:p>
          </table:table-cell>
          <table:table-cell office:value-type="float" office:value="401.81335016179946" table:formula="of:=[.AB5]*[.$AZ$3]" table:style-name="ce22">
            <text:p>401.8</text:p>
          </table:table-cell>
          <table:table-cell office:value-type="float" office:value="2630.7969252805569" table:formula="of:=[.AC5]*[.$AZ$3]" table:style-name="ce22">
            <text:p>2630.8</text:p>
          </table:table-cell>
          <table:table-cell office:value-type="float" office:value="1436.7298377930886" table:formula="of:=[.AD5]*[.$AZ$3]" table:style-name="ce22">
            <text:p>1436.7</text:p>
          </table:table-cell>
          <table:table-cell office:value-type="float" office:value="764.88890127481079" table:formula="of:=[.AE5]*[.$AZ$3]" table:style-name="ce22">
            <text:p>764.9</text:p>
          </table:table-cell>
          <table:table-cell office:value-type="float" office:value="860.15301705052843" table:formula="of:=[.AF5]*[.$AZ$3]" table:style-name="ce22">
            <text:p>860.2</text:p>
          </table:table-cell>
          <table:table-cell office:value-type="float" office:value="1712.6420862553389" table:formula="of:=[.AG5]*[.$AZ$3]" table:style-name="ce22">
            <text:p>1712.6</text:p>
          </table:table-cell>
          <table:table-cell office:value-type="float" office:value="5374.8605769332744" table:formula="of:=[.AH5]*[.$AZ$3]" table:style-name="ce22">
            <text:p>5374.9</text:p>
          </table:table-cell>
          <table:table-cell office:value-type="float" office:value="3072.5805553451555" table:formula="of:=[.AI5]*[.$AZ$3]" table:style-name="ce22">
            <text:p>3072.6</text:p>
          </table:table-cell>
          <table:table-cell office:value-type="float" office:value="819.80807454069986" table:formula="of:=[.AJ5]*[.$AZ$3]" table:style-name="ce22">
            <text:p>819.8</text:p>
          </table:table-cell>
          <table:table-cell office:value-type="float" office:value="413.56242234053116" table:formula="of:=[.AK5]*[.$AZ$3]" table:style-name="ce22">
            <text:p>413.6</text:p>
          </table:table-cell>
          <table:table-cell office:value-type="float" office:value="8.5636588691461117" table:formula="of:=[.AL5]*[.$AZ$3]" table:style-name="ce22">
            <text:p>8.6</text:p>
          </table:table-cell>
          <table:table-cell office:value-type="float" office:value="0.5518085846130053" table:formula="of:=[.AM5]*[.$AZ$3]" table:style-name="ce22">
            <text:p>0.6</text:p>
          </table:table-cell>
          <table:table-cell office:value-type="float" office:value="110.41798864234404" table:formula="of:=[.AN5]*[.$AZ$3]" table:style-name="ce22">
            <text:p>110.4</text:p>
          </table:table-cell>
          <table:table-cell office:value-type="float" office:value="789.71644692903055" table:formula="of:=[.AO5]*[.$AZ$3]" table:style-name="ce22">
            <text:p>789.7</text:p>
          </table:table-cell>
          <table:table-cell office:value-type="float" office:value="1370.2944907258104" table:formula="of:=[.AP5]*[.$AZ$3]" table:style-name="ce22">
            <text:p>1370.3</text:p>
          </table:table-cell>
          <table:table-cell office:value-type="float" office:value="1716.4465752765238" table:formula="of:=[.AQ5]*[.$AZ$3]" table:style-name="ce22">
            <text:p>1716.4</text:p>
          </table:table-cell>
          <table:table-cell office:value-type="float" office:value="1354.7568418373889" table:formula="of:=[.AR5]*[.$AZ$3]" table:style-name="ce22">
            <text:p>1354.8</text:p>
          </table:table-cell>
          <table:table-cell office:value-type="float" office:value="2483.2174690291149" table:formula="of:=[.AS5]*[.$AZ$3]" table:style-name="ce22">
            <text:p>2483.2</text:p>
          </table:table-cell>
          <table:table-cell office:value-type="float" office:value="2771.1290469327068" table:formula="of:=[.AT5]*[.$AZ$3]" table:style-name="ce22">
            <text:p>2771.1</text:p>
          </table:table-cell>
          <table:table-cell office:value-type="float" office:value="1303.1546622314154" table:formula="of:=[.AU5]*[.$AZ$3]" table:style-name="ce22">
            <text:p>1303.2</text:p>
          </table:table-cell>
          <table:table-cell office:value-type="float" office:value="1123.4511422182031" table:formula="of:=[.AV5]*[.$AZ$3]" table:style-name="ce22">
            <text:p>1123.5</text:p>
          </table:table-cell>
          <table:table-cell office:value-type="float" office:value="3696.1551113764149" table:formula="of:=[.AW5]*[.$AZ$3]" table:style-name="ce22">
            <text:p>3696.2</text:p>
          </table:table-cell>
          <table:table-cell office:value-type="float" office:value="1981.9941226601468" table:formula="of:=[.AX5]*[.$AZ$3]" table:style-name="ce22">
            <text:p>1982.0</text:p>
          </table:table-cell>
          <table:table-cell table:style-name="ce1"/>
          <table:table-cell office:value-type="float" office:value="5.3525833408396437E-2" table:style-name="ce8">
            <text:p>0.05</text:p>
          </table:table-cell>
          <table:table-cell office:value-type="float" office:value="0.40181335016179948" table:style-name="ce8">
            <text:p>0.40</text:p>
          </table:table-cell>
          <table:table-cell office:value-type="float" office:value="2.6307969252805568" table:style-name="ce8">
            <text:p>2.63</text:p>
          </table:table-cell>
          <table:table-cell office:value-type="float" office:value="1.4367298377930886" table:style-name="ce8">
            <text:p>1.44</text:p>
          </table:table-cell>
          <table:table-cell office:value-type="float" office:value="0.7648889012748108" table:style-name="ce8">
            <text:p>0.76</text:p>
          </table:table-cell>
          <table:table-cell office:value-type="float" office:value="0.86015301705052838" table:style-name="ce8">
            <text:p>0.86</text:p>
          </table:table-cell>
          <table:table-cell office:value-type="float" office:value="1.7126420862553389" table:style-name="ce8">
            <text:p>1.71</text:p>
          </table:table-cell>
          <table:table-cell office:value-type="float" office:value="5.3748605769332745" table:style-name="ce8">
            <text:p>5.37</text:p>
          </table:table-cell>
          <table:table-cell office:value-type="float" office:value="3.0725805553451555" table:style-name="ce8">
            <text:p>3.07</text:p>
          </table:table-cell>
          <table:table-cell office:value-type="float" office:value="0.81980807454069982" table:style-name="ce8">
            <text:p>0.82</text:p>
          </table:table-cell>
          <table:table-cell office:value-type="float" office:value="0.41356242234053114" table:style-name="ce8">
            <text:p>0.41</text:p>
          </table:table-cell>
          <table:table-cell office:value-type="float" office:value="8.563658869146111E-3" table:style-name="ce8">
            <text:p>0.01</text:p>
          </table:table-cell>
          <table:table-cell office:value-type="float" office:value="5.5180858461300534E-4" table:style-name="ce8">
            <text:p>0.00</text:p>
          </table:table-cell>
          <table:table-cell office:value-type="float" office:value="0.11041798864234405" table:style-name="ce8">
            <text:p>0.11</text:p>
          </table:table-cell>
          <table:table-cell office:value-type="float" office:value="0.78971644692903054" table:style-name="ce8">
            <text:p>0.79</text:p>
          </table:table-cell>
          <table:table-cell office:value-type="float" office:value="1.3702944907258103" table:style-name="ce8">
            <text:p>1.37</text:p>
          </table:table-cell>
          <table:table-cell office:value-type="float" office:value="1.7164465752765239" table:style-name="ce8">
            <text:p>1.72</text:p>
          </table:table-cell>
          <table:table-cell office:value-type="float" office:value="1.354756841837389" table:style-name="ce8">
            <text:p>1.35</text:p>
          </table:table-cell>
          <table:table-cell office:value-type="float" office:value="2.4832174690291149" table:style-name="ce8">
            <text:p>2.48</text:p>
          </table:table-cell>
          <table:table-cell office:value-type="float" office:value="2.7711290469327068" table:style-name="ce8">
            <text:p>2.77</text:p>
          </table:table-cell>
          <table:table-cell office:value-type="float" office:value="1.3031546622314154" table:style-name="ce8">
            <text:p>1.30</text:p>
          </table:table-cell>
          <table:table-cell office:value-type="float" office:value="1.1234511422182032" table:style-name="ce8">
            <text:p>1.12</text:p>
          </table:table-cell>
          <table:table-cell office:value-type="float" office:value="3.6961551113764148" table:style-name="ce8">
            <text:p>3.70</text:p>
          </table:table-cell>
          <table:table-cell office:value-type="float" office:value="1.9819941226601467" table:style-name="ce8">
            <text:p>1.98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5088.7166055521211" table:formula="of:=[.AA6]*[.$AZ$3]" table:style-name="ce22">
            <text:p>5088.7</text:p>
          </table:table-cell>
          <table:table-cell office:value-type="float" office:value="5300.7848177209262" table:formula="of:=[.AB6]*[.$AZ$3]" table:style-name="ce22">
            <text:p>5300.8</text:p>
          </table:table-cell>
          <table:table-cell office:value-type="float" office:value="3253.5931504038936" table:formula="of:=[.AC6]*[.$AZ$3]" table:style-name="ce22">
            <text:p>3253.6</text:p>
          </table:table-cell>
          <table:table-cell office:value-type="float" office:value="2760.2717730624599" table:formula="of:=[.AD6]*[.$AZ$3]" table:style-name="ce22">
            <text:p>2760.3</text:p>
          </table:table-cell>
          <table:table-cell office:value-type="float" office:value="5651.6089463647832" table:formula="of:=[.AE6]*[.$AZ$3]" table:style-name="ce22">
            <text:p>5651.6</text:p>
          </table:table-cell>
          <table:table-cell office:value-type="float" office:value="7431.3547459970741" table:formula="of:=[.AF6]*[.$AZ$3]" table:style-name="ce22">
            <text:p>7431.4</text:p>
          </table:table-cell>
          <table:table-cell office:value-type="float" office:value="3640.791342322294" table:formula="of:=[.AG6]*[.$AZ$3]" table:style-name="ce22">
            <text:p>3640.8</text:p>
          </table:table-cell>
          <table:table-cell office:value-type="float" office:value="861.73867536501916" table:formula="of:=[.AH6]*[.$AZ$3]" table:style-name="ce22">
            <text:p>861.7</text:p>
          </table:table-cell>
          <table:table-cell office:value-type="float" office:value="1105.6379045381586" table:formula="of:=[.AI6]*[.$AZ$3]" table:style-name="ce22">
            <text:p>1105.6</text:p>
          </table:table-cell>
          <table:table-cell office:value-type="float" office:value="4905.9851889059682" table:formula="of:=[.AJ6]*[.$AZ$3]" table:style-name="ce22">
            <text:p>4906.0</text:p>
          </table:table-cell>
          <table:table-cell office:value-type="float" office:value="5363.6451376819114" table:formula="of:=[.AK6]*[.$AZ$3]" table:style-name="ce22">
            <text:p>5363.6</text:p>
          </table:table-cell>
          <table:table-cell office:value-type="float" office:value="4849.2119570848045" table:formula="of:=[.AL6]*[.$AZ$3]" table:style-name="ce22">
            <text:p>4849.2</text:p>
          </table:table-cell>
          <table:table-cell office:value-type="float" office:value="2127.9866274558331" table:formula="of:=[.AM6]*[.$AZ$3]" table:style-name="ce22">
            <text:p>2128.0</text:p>
          </table:table-cell>
          <table:table-cell office:value-type="float" office:value="2495.7595849299837" table:formula="of:=[.AN6]*[.$AZ$3]" table:style-name="ce22">
            <text:p>2495.8</text:p>
          </table:table-cell>
          <table:table-cell office:value-type="float" office:value="3456.2783389035108" table:formula="of:=[.AO6]*[.$AZ$3]" table:style-name="ce22">
            <text:p>3456.3</text:p>
          </table:table-cell>
          <table:table-cell office:value-type="float" office:value="703.32294885398721" table:formula="of:=[.AP6]*[.$AZ$3]" table:style-name="ce22">
            <text:p>703.3</text:p>
          </table:table-cell>
          <table:table-cell office:value-type="float" office:value="319.86015053553604" table:formula="of:=[.AQ6]*[.$AZ$3]" table:style-name="ce22">
            <text:p>319.9</text:p>
          </table:table-cell>
          <table:table-cell office:value-type="float" office:value="375.49613613350431" table:formula="of:=[.AR6]*[.$AZ$3]" table:style-name="ce22">
            <text:p>375.5</text:p>
          </table:table-cell>
          <table:table-cell office:value-type="float" office:value="929.92593977617059" table:formula="of:=[.AS6]*[.$AZ$3]" table:style-name="ce22">
            <text:p>929.9</text:p>
          </table:table-cell>
          <table:table-cell office:value-type="float" office:value="1977.6593048925447" table:formula="of:=[.AT6]*[.$AZ$3]" table:style-name="ce22">
            <text:p>1977.7</text:p>
          </table:table-cell>
          <table:table-cell office:value-type="float" office:value="1908.9138099593022" table:formula="of:=[.AU6]*[.$AZ$3]" table:style-name="ce22">
            <text:p>1908.9</text:p>
          </table:table-cell>
          <table:table-cell office:value-type="float" office:value="3857.6698387772021" table:formula="of:=[.AV6]*[.$AZ$3]" table:style-name="ce22">
            <text:p>3857.7</text:p>
          </table:table-cell>
          <table:table-cell office:value-type="float" office:value="7571.4468525515986" table:formula="of:=[.AW6]*[.$AZ$3]" table:style-name="ce22">
            <text:p>7571.4</text:p>
          </table:table-cell>
          <table:table-cell office:value-type="float" office:value="3041.3170864449489" table:formula="of:=[.AX6]*[.$AZ$3]" table:style-name="ce22">
            <text:p>3041.3</text:p>
          </table:table-cell>
          <table:table-cell table:style-name="ce1"/>
          <table:table-cell office:value-type="float" office:value="5.0887166055521211" table:style-name="ce8">
            <text:p>5.09</text:p>
          </table:table-cell>
          <table:table-cell office:value-type="float" office:value="5.3007848177209258" table:style-name="ce8">
            <text:p>5.30</text:p>
          </table:table-cell>
          <table:table-cell office:value-type="float" office:value="3.2535931504038937" table:style-name="ce8">
            <text:p>3.25</text:p>
          </table:table-cell>
          <table:table-cell office:value-type="float" office:value="2.7602717730624597" table:style-name="ce8">
            <text:p>2.76</text:p>
          </table:table-cell>
          <table:table-cell office:value-type="float" office:value="5.6516089463647834" table:style-name="ce8">
            <text:p>5.65</text:p>
          </table:table-cell>
          <table:table-cell office:value-type="float" office:value="7.4313547459970737" table:style-name="ce8">
            <text:p>7.43</text:p>
          </table:table-cell>
          <table:table-cell office:value-type="float" office:value="3.6407913423222942" table:style-name="ce8">
            <text:p>3.64</text:p>
          </table:table-cell>
          <table:table-cell office:value-type="float" office:value="0.86173867536501914" table:style-name="ce8">
            <text:p>0.86</text:p>
          </table:table-cell>
          <table:table-cell office:value-type="float" office:value="1.1056379045381586" table:style-name="ce8">
            <text:p>1.11</text:p>
          </table:table-cell>
          <table:table-cell office:value-type="float" office:value="4.9059851889059685" table:style-name="ce8">
            <text:p>4.91</text:p>
          </table:table-cell>
          <table:table-cell office:value-type="float" office:value="5.3636451376819112" table:style-name="ce8">
            <text:p>5.36</text:p>
          </table:table-cell>
          <table:table-cell office:value-type="float" office:value="4.8492119570848047" table:style-name="ce8">
            <text:p>4.85</text:p>
          </table:table-cell>
          <table:table-cell office:value-type="float" office:value="2.127986627455833" table:style-name="ce8">
            <text:p>2.13</text:p>
          </table:table-cell>
          <table:table-cell office:value-type="float" office:value="2.4957595849299836" table:style-name="ce8">
            <text:p>2.50</text:p>
          </table:table-cell>
          <table:table-cell office:value-type="float" office:value="3.4562783389035108" table:style-name="ce8">
            <text:p>3.46</text:p>
          </table:table-cell>
          <table:table-cell office:value-type="float" office:value="0.70332294885398716" table:style-name="ce8">
            <text:p>0.70</text:p>
          </table:table-cell>
          <table:table-cell office:value-type="float" office:value="0.31986015053553601" table:style-name="ce8">
            <text:p>0.32</text:p>
          </table:table-cell>
          <table:table-cell office:value-type="float" office:value="0.3754961361335043" table:style-name="ce8">
            <text:p>0.38</text:p>
          </table:table-cell>
          <table:table-cell office:value-type="float" office:value="0.92992593977617055" table:style-name="ce8">
            <text:p>0.93</text:p>
          </table:table-cell>
          <table:table-cell office:value-type="float" office:value="1.9776593048925446" table:style-name="ce8">
            <text:p>1.98</text:p>
          </table:table-cell>
          <table:table-cell office:value-type="float" office:value="1.9089138099593022" table:style-name="ce8">
            <text:p>1.91</text:p>
          </table:table-cell>
          <table:table-cell office:value-type="float" office:value="3.8576698387772019" table:style-name="ce8">
            <text:p>3.86</text:p>
          </table:table-cell>
          <table:table-cell office:value-type="float" office:value="7.571446852551599" table:style-name="ce8">
            <text:p>7.57</text:p>
          </table:table-cell>
          <table:table-cell office:value-type="float" office:value="3.0413170864449488" table:style-name="ce8">
            <text:p>3.04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10140.55836056742" table:formula="of:=[.AA7]*[.$AZ$3]" table:style-name="ce22">
            <text:p>10140.6</text:p>
          </table:table-cell>
          <table:table-cell office:value-type="float" office:value="17570.688197717922" table:formula="of:=[.AB7]*[.$AZ$3]" table:style-name="ce22">
            <text:p>17570.7</text:p>
          </table:table-cell>
          <table:table-cell office:value-type="float" office:value="24468.92112939083" table:formula="of:=[.AC7]*[.$AZ$3]" table:style-name="ce22">
            <text:p>24468.9</text:p>
          </table:table-cell>
          <table:table-cell office:value-type="float" office:value="24030.282926847824" table:formula="of:=[.AD7]*[.$AZ$3]" table:style-name="ce22">
            <text:p>24030.3</text:p>
          </table:table-cell>
          <table:table-cell office:value-type="float" office:value="23560.281243756403" table:formula="of:=[.AE7]*[.$AZ$3]" table:style-name="ce22">
            <text:p>23560.3</text:p>
          </table:table-cell>
          <table:table-cell office:value-type="float" office:value="4555.2249836973124" table:formula="of:=[.AF7]*[.$AZ$3]" table:style-name="ce22">
            <text:p>4555.2</text:p>
          </table:table-cell>
          <table:table-cell office:value-type="float" office:value="2507.2798089121552" table:formula="of:=[.AG7]*[.$AZ$3]" table:style-name="ce22">
            <text:p>2507.3</text:p>
          </table:table-cell>
          <table:table-cell office:value-type="float" office:value="6505.3403582171095" table:formula="of:=[.AH7]*[.$AZ$3]" table:style-name="ce22">
            <text:p>6505.3</text:p>
          </table:table-cell>
          <table:table-cell office:value-type="float" office:value="5441.1306779065771" table:formula="of:=[.AI7]*[.$AZ$3]" table:style-name="ce22">
            <text:p>5441.1</text:p>
          </table:table-cell>
          <table:table-cell office:value-type="float" office:value="1594.2386392670689" table:formula="of:=[.AJ7]*[.$AZ$3]" table:style-name="ce22">
            <text:p>1594.2</text:p>
          </table:table-cell>
          <table:table-cell office:value-type="float" office:value="116.35712660347194" table:formula="of:=[.AK7]*[.$AZ$3]" table:style-name="ce22">
            <text:p>116.4</text:p>
          </table:table-cell>
          <table:table-cell office:value-type="float" office:value="0" table:formula="of:=[.AL7]*[.$AZ$3]" table:style-name="ce22">
            <text:p>0.0</text:p>
          </table:table-cell>
          <table:table-cell office:value-type="float" office:value="2164.3955254357834" table:formula="of:=[.AM7]*[.$AZ$3]" table:style-name="ce22">
            <text:p>2164.4</text:p>
          </table:table-cell>
          <table:table-cell office:value-type="float" office:value="985.52719828053932" table:formula="of:=[.AN7]*[.$AZ$3]" table:style-name="ce22">
            <text:p>985.5</text:p>
          </table:table-cell>
          <table:table-cell office:value-type="float" office:value="341.67722267250213" table:formula="of:=[.AO7]*[.$AZ$3]" table:style-name="ce22">
            <text:p>341.7</text:p>
          </table:table-cell>
          <table:table-cell office:value-type="float" office:value="1458.2077731359338" table:formula="of:=[.AP7]*[.$AZ$3]" table:style-name="ce22">
            <text:p>1458.2</text:p>
          </table:table-cell>
          <table:table-cell office:value-type="float" office:value="4751.3766962985101" table:formula="of:=[.AQ7]*[.$AZ$3]" table:style-name="ce22">
            <text:p>4751.4</text:p>
          </table:table-cell>
          <table:table-cell office:value-type="float" office:value="7859.3070118595551" table:formula="of:=[.AR7]*[.$AZ$3]" table:style-name="ce22">
            <text:p>7859.3</text:p>
          </table:table-cell>
          <table:table-cell office:value-type="float" office:value="4116.170911798974" table:formula="of:=[.AS7]*[.$AZ$3]" table:style-name="ce22">
            <text:p>4116.2</text:p>
          </table:table-cell>
          <table:table-cell office:value-type="float" office:value="5224.0468744200216" table:formula="of:=[.AT7]*[.$AZ$3]" table:style-name="ce22">
            <text:p>5224.0</text:p>
          </table:table-cell>
          <table:table-cell office:value-type="float" office:value="8673.9950789671493" table:formula="of:=[.AU7]*[.$AZ$3]" table:style-name="ce22">
            <text:p>8674.0</text:p>
          </table:table-cell>
          <table:table-cell office:value-type="float" office:value="10620.9567775423" table:formula="of:=[.AV7]*[.$AZ$3]" table:style-name="ce22">
            <text:p>10621.0</text:p>
          </table:table-cell>
          <table:table-cell office:value-type="float" office:value="7417.4804775922958" table:formula="of:=[.AW7]*[.$AZ$3]" table:style-name="ce22">
            <text:p>7417.5</text:p>
          </table:table-cell>
          <table:table-cell office:value-type="float" office:value="8684.4957801894398" table:formula="of:=[.AX7]*[.$AZ$3]" table:style-name="ce22">
            <text:p>8684.5</text:p>
          </table:table-cell>
          <table:table-cell table:style-name="ce1"/>
          <table:table-cell office:value-type="float" office:value="10.14055836056742" table:style-name="ce8">
            <text:p>10.14</text:p>
          </table:table-cell>
          <table:table-cell office:value-type="float" office:value="17.570688197717921" table:style-name="ce8">
            <text:p>17.57</text:p>
          </table:table-cell>
          <table:table-cell office:value-type="float" office:value="24.468921129390829" table:style-name="ce8">
            <text:p>24.47</text:p>
          </table:table-cell>
          <table:table-cell office:value-type="float" office:value="24.030282926847825" table:style-name="ce8">
            <text:p>24.03</text:p>
          </table:table-cell>
          <table:table-cell office:value-type="float" office:value="23.560281243756403" table:style-name="ce8">
            <text:p>23.56</text:p>
          </table:table-cell>
          <table:table-cell office:value-type="float" office:value="4.555224983697312" table:style-name="ce8">
            <text:p>4.56</text:p>
          </table:table-cell>
          <table:table-cell office:value-type="float" office:value="2.5072798089121551" table:style-name="ce8">
            <text:p>2.51</text:p>
          </table:table-cell>
          <table:table-cell office:value-type="float" office:value="6.5053403582171097" table:style-name="ce8">
            <text:p>6.51</text:p>
          </table:table-cell>
          <table:table-cell office:value-type="float" office:value="5.4411306779065773" table:style-name="ce8">
            <text:p>5.44</text:p>
          </table:table-cell>
          <table:table-cell office:value-type="float" office:value="1.5942386392670689" table:style-name="ce8">
            <text:p>1.59</text:p>
          </table:table-cell>
          <table:table-cell office:value-type="float" office:value="0.11635712660347194" table:style-name="ce8">
            <text:p>0.12</text:p>
          </table:table-cell>
          <table:table-cell office:value-type="float" office:value="0" table:style-name="ce8">
            <text:p>0.00</text:p>
          </table:table-cell>
          <table:table-cell office:value-type="float" office:value="2.1643955254357832" table:style-name="ce8">
            <text:p>2.16</text:p>
          </table:table-cell>
          <table:table-cell office:value-type="float" office:value="0.98552719828053936" table:style-name="ce8">
            <text:p>0.99</text:p>
          </table:table-cell>
          <table:table-cell office:value-type="float" office:value="0.34167722267250211" table:style-name="ce8">
            <text:p>0.34</text:p>
          </table:table-cell>
          <table:table-cell office:value-type="float" office:value="1.4582077731359337" table:style-name="ce8">
            <text:p>1.46</text:p>
          </table:table-cell>
          <table:table-cell office:value-type="float" office:value="4.75137669629851" table:style-name="ce8">
            <text:p>4.75</text:p>
          </table:table-cell>
          <table:table-cell office:value-type="float" office:value="7.8593070118595554" table:style-name="ce8">
            <text:p>7.86</text:p>
          </table:table-cell>
          <table:table-cell office:value-type="float" office:value="4.1161709117989744" table:style-name="ce8">
            <text:p>4.12</text:p>
          </table:table-cell>
          <table:table-cell office:value-type="float" office:value="5.2240468744200212" table:style-name="ce8">
            <text:p>5.22</text:p>
          </table:table-cell>
          <table:table-cell office:value-type="float" office:value="8.6739950789671489" table:style-name="ce8">
            <text:p>8.67</text:p>
          </table:table-cell>
          <table:table-cell office:value-type="float" office:value="10.6209567775423" table:style-name="ce8">
            <text:p>10.62</text:p>
          </table:table-cell>
          <table:table-cell office:value-type="float" office:value="7.4174804775922958" table:style-name="ce8">
            <text:p>7.42</text:p>
          </table:table-cell>
          <table:table-cell office:value-type="float" office:value="8.6844957801894402" table:style-name="ce8">
            <text:p>8.68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8154.815640886618" table:formula="of:=[.AA8]*[.$AZ$3]" table:style-name="ce22">
            <text:p>8154.8</text:p>
          </table:table-cell>
          <table:table-cell office:value-type="float" office:value="11433.280561143938" table:formula="of:=[.AB8]*[.$AZ$3]" table:style-name="ce22">
            <text:p>11433.3</text:p>
          </table:table-cell>
          <table:table-cell office:value-type="float" office:value="9709.3416482553348" table:formula="of:=[.AC8]*[.$AZ$3]" table:style-name="ce22">
            <text:p>9709.3</text:p>
          </table:table-cell>
          <table:table-cell office:value-type="float" office:value="12701.477078287546" table:formula="of:=[.AD8]*[.$AZ$3]" table:style-name="ce22">
            <text:p>12701.5</text:p>
          </table:table-cell>
          <table:table-cell office:value-type="float" office:value="10867.435262451374" table:formula="of:=[.AE8]*[.$AZ$3]" table:style-name="ce22">
            <text:p>10867.4</text:p>
          </table:table-cell>
          <table:table-cell office:value-type="float" office:value="8529.8004221630381" table:formula="of:=[.AF8]*[.$AZ$3]" table:style-name="ce22">
            <text:p>8529.8</text:p>
          </table:table-cell>
          <table:table-cell office:value-type="float" office:value="8540.7177986156457" table:formula="of:=[.AG8]*[.$AZ$3]" table:style-name="ce22">
            <text:p>8540.7</text:p>
          </table:table-cell>
          <table:table-cell office:value-type="float" office:value="20105.626302805198" table:formula="of:=[.AH8]*[.$AZ$3]" table:style-name="ce22">
            <text:p>20105.6</text:p>
          </table:table-cell>
          <table:table-cell office:value-type="float" office:value="8390.5845153418541" table:formula="of:=[.AI8]*[.$AZ$3]" table:style-name="ce22">
            <text:p>8390.6</text:p>
          </table:table-cell>
          <table:table-cell office:value-type="float" office:value="21092.835875647314" table:formula="of:=[.AJ8]*[.$AZ$3]" table:style-name="ce22">
            <text:p>21092.8</text:p>
          </table:table-cell>
          <table:table-cell office:value-type="float" office:value="45034.487579810702" table:formula="of:=[.AK8]*[.$AZ$3]" table:style-name="ce22">
            <text:p>45034.5</text:p>
          </table:table-cell>
          <table:table-cell office:value-type="float" office:value="48842.09683111139" table:formula="of:=[.AL8]*[.$AZ$3]" table:style-name="ce22">
            <text:p>48842.1</text:p>
          </table:table-cell>
          <table:table-cell office:value-type="float" office:value="52208.287903998527" table:formula="of:=[.AM8]*[.$AZ$3]" table:style-name="ce22">
            <text:p>52208.3</text:p>
          </table:table-cell>
          <table:table-cell office:value-type="float" office:value="46365.865509616197" table:formula="of:=[.AN8]*[.$AZ$3]" table:style-name="ce22">
            <text:p>46365.9</text:p>
          </table:table-cell>
          <table:table-cell office:value-type="float" office:value="36526.289625947509" table:formula="of:=[.AO8]*[.$AZ$3]" table:style-name="ce22">
            <text:p>36526.3</text:p>
          </table:table-cell>
          <table:table-cell office:value-type="float" office:value="37272.774919419724" table:formula="of:=[.AP8]*[.$AZ$3]" table:style-name="ce22">
            <text:p>37272.8</text:p>
          </table:table-cell>
          <table:table-cell office:value-type="float" office:value="35756.111302727069" table:formula="of:=[.AQ8]*[.$AZ$3]" table:style-name="ce22">
            <text:p>35756.1</text:p>
          </table:table-cell>
          <table:table-cell office:value-type="float" office:value="25331.565354523293" table:formula="of:=[.AR8]*[.$AZ$3]" table:style-name="ce22">
            <text:p>25331.6</text:p>
          </table:table-cell>
          <table:table-cell office:value-type="float" office:value="17119.762557118102" table:formula="of:=[.AS8]*[.$AZ$3]" table:style-name="ce22">
            <text:p>17119.8</text:p>
          </table:table-cell>
          <table:table-cell office:value-type="float" office:value="33891.175634376079" table:formula="of:=[.AT8]*[.$AZ$3]" table:style-name="ce22">
            <text:p>33891.2</text:p>
          </table:table-cell>
          <table:table-cell office:value-type="float" office:value="56168.121000021383" table:formula="of:=[.AU8]*[.$AZ$3]" table:style-name="ce22">
            <text:p>56168.1</text:p>
          </table:table-cell>
          <table:table-cell office:value-type="float" office:value="68306.84990768804" table:formula="of:=[.AV8]*[.$AZ$3]" table:style-name="ce22">
            <text:p>68306.8</text:p>
          </table:table-cell>
          <table:table-cell office:value-type="float" office:value="52182.039743591195" table:formula="of:=[.AW8]*[.$AZ$3]" table:style-name="ce22">
            <text:p>52182.0</text:p>
          </table:table-cell>
          <table:table-cell office:value-type="float" office:value="30886.49683565363" table:formula="of:=[.AX8]*[.$AZ$3]" table:style-name="ce22">
            <text:p>30886.5</text:p>
          </table:table-cell>
          <table:table-cell table:style-name="ce1"/>
          <table:table-cell office:value-type="float" office:value="8.1548156408866177" table:style-name="ce8">
            <text:p>8.15</text:p>
          </table:table-cell>
          <table:table-cell office:value-type="float" office:value="11.433280561143938" table:style-name="ce8">
            <text:p>11.43</text:p>
          </table:table-cell>
          <table:table-cell office:value-type="float" office:value="9.7093416482553341" table:style-name="ce8">
            <text:p>9.71</text:p>
          </table:table-cell>
          <table:table-cell office:value-type="float" office:value="12.701477078287546" table:style-name="ce8">
            <text:p>12.70</text:p>
          </table:table-cell>
          <table:table-cell office:value-type="float" office:value="10.867435262451375" table:style-name="ce8">
            <text:p>10.87</text:p>
          </table:table-cell>
          <table:table-cell office:value-type="float" office:value="8.5298004221630386" table:style-name="ce8">
            <text:p>8.53</text:p>
          </table:table-cell>
          <table:table-cell office:value-type="float" office:value="8.5407177986156455" table:style-name="ce8">
            <text:p>8.54</text:p>
          </table:table-cell>
          <table:table-cell office:value-type="float" office:value="20.105626302805199" table:style-name="ce8">
            <text:p>20.11</text:p>
          </table:table-cell>
          <table:table-cell office:value-type="float" office:value="8.3905845153418532" table:style-name="ce8">
            <text:p>8.39</text:p>
          </table:table-cell>
          <table:table-cell office:value-type="float" office:value="21.092835875647314" table:style-name="ce8">
            <text:p>21.09</text:p>
          </table:table-cell>
          <table:table-cell office:value-type="float" office:value="45.034487579810701" table:style-name="ce8">
            <text:p>45.03</text:p>
          </table:table-cell>
          <table:table-cell office:value-type="float" office:value="48.842096831111391" table:style-name="ce8">
            <text:p>48.84</text:p>
          </table:table-cell>
          <table:table-cell office:value-type="float" office:value="52.208287903998524" table:style-name="ce8">
            <text:p>52.21</text:p>
          </table:table-cell>
          <table:table-cell office:value-type="float" office:value="46.365865509616199" table:style-name="ce8">
            <text:p>46.37</text:p>
          </table:table-cell>
          <table:table-cell office:value-type="float" office:value="36.526289625947506" table:style-name="ce8">
            <text:p>36.53</text:p>
          </table:table-cell>
          <table:table-cell office:value-type="float" office:value="37.272774919419724" table:style-name="ce8">
            <text:p>37.27</text:p>
          </table:table-cell>
          <table:table-cell office:value-type="float" office:value="35.756111302727071" table:style-name="ce8">
            <text:p>35.76</text:p>
          </table:table-cell>
          <table:table-cell office:value-type="float" office:value="25.331565354523292" table:style-name="ce8">
            <text:p>25.33</text:p>
          </table:table-cell>
          <table:table-cell office:value-type="float" office:value="17.119762557118101" table:style-name="ce8">
            <text:p>17.12</text:p>
          </table:table-cell>
          <table:table-cell office:value-type="float" office:value="33.891175634376076" table:style-name="ce8">
            <text:p>33.89</text:p>
          </table:table-cell>
          <table:table-cell office:value-type="float" office:value="56.168121000021387" table:style-name="ce8">
            <text:p>56.17</text:p>
          </table:table-cell>
          <table:table-cell office:value-type="float" office:value="68.306849907688033" table:style-name="ce8">
            <text:p>68.31</text:p>
          </table:table-cell>
          <table:table-cell office:value-type="float" office:value="52.182039743591197" table:style-name="ce8">
            <text:p>52.18</text:p>
          </table:table-cell>
          <table:table-cell office:value-type="float" office:value="30.886496835653631" table:style-name="ce8">
            <text:p>30.89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24745.843268321471" table:formula="of:=[.AA9]*[.$AZ$3]" table:style-name="ce22">
            <text:p>24745.8</text:p>
          </table:table-cell>
          <table:table-cell office:value-type="float" office:value="7111.3078756263494" table:formula="of:=[.AB9]*[.$AZ$3]" table:style-name="ce22">
            <text:p>7111.3</text:p>
          </table:table-cell>
          <table:table-cell office:value-type="float" office:value="27520.856028454153" table:formula="of:=[.AC9]*[.$AZ$3]" table:style-name="ce22">
            <text:p>27520.9</text:p>
          </table:table-cell>
          <table:table-cell office:value-type="float" office:value="63400.983878405663" table:formula="of:=[.AD9]*[.$AZ$3]" table:style-name="ce22">
            <text:p>63401.0</text:p>
          </table:table-cell>
          <table:table-cell office:value-type="float" office:value="28884.259201011788" table:formula="of:=[.AE9]*[.$AZ$3]" table:style-name="ce22">
            <text:p>28884.3</text:p>
          </table:table-cell>
          <table:table-cell office:value-type="float" office:value="32070.423776184263" table:formula="of:=[.AF9]*[.$AZ$3]" table:style-name="ce22">
            <text:p>32070.4</text:p>
          </table:table-cell>
          <table:table-cell office:value-type="float" office:value="18184.763879466311" table:formula="of:=[.AG9]*[.$AZ$3]" table:style-name="ce22">
            <text:p>18184.8</text:p>
          </table:table-cell>
          <table:table-cell office:value-type="float" office:value="2673.4881870561589" table:formula="of:=[.AH9]*[.$AZ$3]" table:style-name="ce22">
            <text:p>2673.5</text:p>
          </table:table-cell>
          <table:table-cell office:value-type="float" office:value="3941.0723767204918" table:formula="of:=[.AI9]*[.$AZ$3]" table:style-name="ce22">
            <text:p>3941.1</text:p>
          </table:table-cell>
          <table:table-cell office:value-type="float" office:value="706.27870709457818" table:formula="of:=[.AJ9]*[.$AZ$3]" table:style-name="ce22">
            <text:p>706.3</text:p>
          </table:table-cell>
          <table:table-cell office:value-type="float" office:value="11758.522723920718" table:formula="of:=[.AK9]*[.$AZ$3]" table:style-name="ce22">
            <text:p>11758.5</text:p>
          </table:table-cell>
          <table:table-cell office:value-type="float" office:value="41610.403443760239" table:formula="of:=[.AL9]*[.$AZ$3]" table:style-name="ce22">
            <text:p>41610.4</text:p>
          </table:table-cell>
          <table:table-cell office:value-type="float" office:value="36111.146032063938" table:formula="of:=[.AM9]*[.$AZ$3]" table:style-name="ce22">
            <text:p>36111.1</text:p>
          </table:table-cell>
          <table:table-cell office:value-type="float" office:value="31805.288493588509" table:formula="of:=[.AN9]*[.$AZ$3]" table:style-name="ce22">
            <text:p>31805.3</text:p>
          </table:table-cell>
          <table:table-cell office:value-type="float" office:value="31589.989794633941" table:formula="of:=[.AO9]*[.$AZ$3]" table:style-name="ce22">
            <text:p>31590.0</text:p>
          </table:table-cell>
          <table:table-cell office:value-type="float" office:value="13818.590101911126" table:formula="of:=[.AP9]*[.$AZ$3]" table:style-name="ce22">
            <text:p>13818.6</text:p>
          </table:table-cell>
          <table:table-cell office:value-type="float" office:value="12685.506467770008" table:formula="of:=[.AQ9]*[.$AZ$3]" table:style-name="ce22">
            <text:p>12685.5</text:p>
          </table:table-cell>
          <table:table-cell office:value-type="float" office:value="12149.064549931334" table:formula="of:=[.AR9]*[.$AZ$3]" table:style-name="ce22">
            <text:p>12149.1</text:p>
          </table:table-cell>
          <table:table-cell office:value-type="float" office:value="11211.694303136264" table:formula="of:=[.AS9]*[.$AZ$3]" table:style-name="ce22">
            <text:p>11211.7</text:p>
          </table:table-cell>
          <table:table-cell office:value-type="float" office:value="7684.7895534095596" table:formula="of:=[.AT9]*[.$AZ$3]" table:style-name="ce22">
            <text:p>7684.8</text:p>
          </table:table-cell>
          <table:table-cell office:value-type="float" office:value="22591.57543199994" table:formula="of:=[.AU9]*[.$AZ$3]" table:style-name="ce22">
            <text:p>22591.6</text:p>
          </table:table-cell>
          <table:table-cell office:value-type="float" office:value="26727.080349290653" table:formula="of:=[.AV9]*[.$AZ$3]" table:style-name="ce22">
            <text:p>26727.1</text:p>
          </table:table-cell>
          <table:table-cell office:value-type="float" office:value="7610.4072879189262" table:formula="of:=[.AW9]*[.$AZ$3]" table:style-name="ce22">
            <text:p>7610.4</text:p>
          </table:table-cell>
          <table:table-cell office:value-type="float" office:value="27656.392905459623" table:formula="of:=[.AX9]*[.$AZ$3]" table:style-name="ce22">
            <text:p>27656.4</text:p>
          </table:table-cell>
          <table:table-cell table:style-name="ce1"/>
          <table:table-cell office:value-type="float" office:value="24.745843268321469" table:style-name="ce8">
            <text:p>24.75</text:p>
          </table:table-cell>
          <table:table-cell office:value-type="float" office:value="7.1113078756263493" table:style-name="ce8">
            <text:p>7.11</text:p>
          </table:table-cell>
          <table:table-cell office:value-type="float" office:value="27.520856028454151" table:style-name="ce8">
            <text:p>27.52</text:p>
          </table:table-cell>
          <table:table-cell office:value-type="float" office:value="63.400983878405661" table:style-name="ce8">
            <text:p>63.40</text:p>
          </table:table-cell>
          <table:table-cell office:value-type="float" office:value="28.884259201011787" table:style-name="ce8">
            <text:p>28.88</text:p>
          </table:table-cell>
          <table:table-cell office:value-type="float" office:value="32.070423776184263" table:style-name="ce8">
            <text:p>32.07</text:p>
          </table:table-cell>
          <table:table-cell office:value-type="float" office:value="18.18476387946631" table:style-name="ce8">
            <text:p>18.18</text:p>
          </table:table-cell>
          <table:table-cell office:value-type="float" office:value="2.6734881870561589" table:style-name="ce8">
            <text:p>2.67</text:p>
          </table:table-cell>
          <table:table-cell office:value-type="float" office:value="3.9410723767204918" table:style-name="ce8">
            <text:p>3.94</text:p>
          </table:table-cell>
          <table:table-cell office:value-type="float" office:value="0.70627870709457818" table:style-name="ce8">
            <text:p>0.71</text:p>
          </table:table-cell>
          <table:table-cell office:value-type="float" office:value="11.758522723920718" table:style-name="ce8">
            <text:p>11.76</text:p>
          </table:table-cell>
          <table:table-cell office:value-type="float" office:value="41.610403443760241" table:style-name="ce8">
            <text:p>41.61</text:p>
          </table:table-cell>
          <table:table-cell office:value-type="float" office:value="36.111146032063935" table:style-name="ce8">
            <text:p>36.11</text:p>
          </table:table-cell>
          <table:table-cell office:value-type="float" office:value="31.80528849358851" table:style-name="ce8">
            <text:p>31.81</text:p>
          </table:table-cell>
          <table:table-cell office:value-type="float" office:value="31.58998979463394" table:style-name="ce8">
            <text:p>31.59</text:p>
          </table:table-cell>
          <table:table-cell office:value-type="float" office:value="13.818590101911125" table:style-name="ce8">
            <text:p>13.82</text:p>
          </table:table-cell>
          <table:table-cell office:value-type="float" office:value="12.685506467770008" table:style-name="ce8">
            <text:p>12.69</text:p>
          </table:table-cell>
          <table:table-cell office:value-type="float" office:value="12.149064549931333" table:style-name="ce8">
            <text:p>12.15</text:p>
          </table:table-cell>
          <table:table-cell office:value-type="float" office:value="11.211694303136264" table:style-name="ce8">
            <text:p>11.21</text:p>
          </table:table-cell>
          <table:table-cell office:value-type="float" office:value="7.6847895534095594" table:style-name="ce8">
            <text:p>7.68</text:p>
          </table:table-cell>
          <table:table-cell office:value-type="float" office:value="22.591575431999939" table:style-name="ce8">
            <text:p>22.59</text:p>
          </table:table-cell>
          <table:table-cell office:value-type="float" office:value="26.727080349290652" table:style-name="ce8">
            <text:p>26.73</text:p>
          </table:table-cell>
          <table:table-cell office:value-type="float" office:value="7.6104072879189264" table:style-name="ce8">
            <text:p>7.61</text:p>
          </table:table-cell>
          <table:table-cell office:value-type="float" office:value="27.656392905459622" table:style-name="ce8">
            <text:p>27.66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9447.5772133453502" table:formula="of:=[.AA10]*[.$AZ$3]" table:style-name="ce22">
            <text:p>9447.6</text:p>
          </table:table-cell>
          <table:table-cell office:value-type="float" office:value="20995.028718677648" table:formula="of:=[.AB10]*[.$AZ$3]" table:style-name="ce22">
            <text:p>20995.0</text:p>
          </table:table-cell>
          <table:table-cell office:value-type="float" office:value="42310.660531139118" table:formula="of:=[.AC10]*[.$AZ$3]" table:style-name="ce22">
            <text:p>42310.7</text:p>
          </table:table-cell>
          <table:table-cell office:value-type="float" office:value="13928.524593004518" table:formula="of:=[.AD10]*[.$AZ$3]" table:style-name="ce22">
            <text:p>13928.5</text:p>
          </table:table-cell>
          <table:table-cell office:value-type="float" office:value="11912.895137140862" table:formula="of:=[.AE10]*[.$AZ$3]" table:style-name="ce22">
            <text:p>11912.9</text:p>
          </table:table-cell>
          <table:table-cell office:value-type="float" office:value="18245.169218124232" table:formula="of:=[.AF10]*[.$AZ$3]" table:style-name="ce22">
            <text:p>18245.2</text:p>
          </table:table-cell>
          <table:table-cell office:value-type="float" office:value="48600.153767485943" table:formula="of:=[.AG10]*[.$AZ$3]" table:style-name="ce22">
            <text:p>48600.2</text:p>
          </table:table-cell>
          <table:table-cell office:value-type="float" office:value="35624.423076576415" table:formula="of:=[.AH10]*[.$AZ$3]" table:style-name="ce22">
            <text:p>35624.4</text:p>
          </table:table-cell>
          <table:table-cell office:value-type="float" office:value="29586.313729984264" table:formula="of:=[.AI10]*[.$AZ$3]" table:style-name="ce22">
            <text:p>29586.3</text:p>
          </table:table-cell>
          <table:table-cell office:value-type="float" office:value="34192.260862480471" table:formula="of:=[.AJ10]*[.$AZ$3]" table:style-name="ce22">
            <text:p>34192.3</text:p>
          </table:table-cell>
          <table:table-cell office:value-type="float" office:value="23257.314899142762" table:formula="of:=[.AK10]*[.$AZ$3]" table:style-name="ce22">
            <text:p>23257.3</text:p>
          </table:table-cell>
          <table:table-cell office:value-type="float" office:value="17076.715288646694" table:formula="of:=[.AL10]*[.$AZ$3]" table:style-name="ce22">
            <text:p>17076.7</text:p>
          </table:table-cell>
          <table:table-cell office:value-type="float" office:value="16266.529829584453" table:formula="of:=[.AM10]*[.$AZ$3]" table:style-name="ce22">
            <text:p>16266.5</text:p>
          </table:table-cell>
          <table:table-cell office:value-type="float" office:value="21203.86812205342" table:formula="of:=[.AN10]*[.$AZ$3]" table:style-name="ce22">
            <text:p>21203.9</text:p>
          </table:table-cell>
          <table:table-cell office:value-type="float" office:value="19111.253405123192" table:formula="of:=[.AO10]*[.$AZ$3]" table:style-name="ce22">
            <text:p>19111.3</text:p>
          </table:table-cell>
          <table:table-cell office:value-type="float" office:value="38124.080478663462" table:formula="of:=[.AP10]*[.$AZ$3]" table:style-name="ce22">
            <text:p>38124.1</text:p>
          </table:table-cell>
          <table:table-cell office:value-type="float" office:value="48520.804923842756" table:formula="of:=[.AQ10]*[.$AZ$3]" table:style-name="ce22">
            <text:p>48520.8</text:p>
          </table:table-cell>
          <table:table-cell office:value-type="float" office:value="23071.098357571638" table:formula="of:=[.AR10]*[.$AZ$3]" table:style-name="ce22">
            <text:p>23071.1</text:p>
          </table:table-cell>
          <table:table-cell office:value-type="float" office:value="21876.138537770737" table:formula="of:=[.AS10]*[.$AZ$3]" table:style-name="ce22">
            <text:p>21876.1</text:p>
          </table:table-cell>
          <table:table-cell office:value-type="float" office:value="8895.9001572329744" table:formula="of:=[.AT10]*[.$AZ$3]" table:style-name="ce22">
            <text:p>8895.9</text:p>
          </table:table-cell>
          <table:table-cell office:value-type="float" office:value="4783.6547767915508" table:formula="of:=[.AU10]*[.$AZ$3]" table:style-name="ce22">
            <text:p>4783.7</text:p>
          </table:table-cell>
          <table:table-cell office:value-type="float" office:value="1783.9139496928815" table:formula="of:=[.AV10]*[.$AZ$3]" table:style-name="ce22">
            <text:p>1783.9</text:p>
          </table:table-cell>
          <table:table-cell office:value-type="float" office:value="1860.2576669172345" table:formula="of:=[.AW10]*[.$AZ$3]" table:style-name="ce22">
            <text:p>1860.3</text:p>
          </table:table-cell>
          <table:table-cell office:value-type="float" office:value="0" table:formula="of:=[.AX10]*[.$AZ$3]" table:style-name="ce22">
            <text:p>0.0</text:p>
          </table:table-cell>
          <table:table-cell table:style-name="ce1"/>
          <table:table-cell office:value-type="float" office:value="9.4475772133453511" table:style-name="ce8">
            <text:p>9.45</text:p>
          </table:table-cell>
          <table:table-cell office:value-type="float" office:value="20.995028718677649" table:style-name="ce8">
            <text:p>21.00</text:p>
          </table:table-cell>
          <table:table-cell office:value-type="float" office:value="42.310660531139121" table:style-name="ce8">
            <text:p>42.31</text:p>
          </table:table-cell>
          <table:table-cell office:value-type="float" office:value="13.928524593004518" table:style-name="ce8">
            <text:p>13.93</text:p>
          </table:table-cell>
          <table:table-cell office:value-type="float" office:value="11.912895137140863" table:style-name="ce8">
            <text:p>11.91</text:p>
          </table:table-cell>
          <table:table-cell office:value-type="float" office:value="18.245169218124232" table:style-name="ce8">
            <text:p>18.25</text:p>
          </table:table-cell>
          <table:table-cell office:value-type="float" office:value="48.600153767485942" table:style-name="ce8">
            <text:p>48.60</text:p>
          </table:table-cell>
          <table:table-cell office:value-type="float" office:value="35.624423076576413" table:style-name="ce8">
            <text:p>35.62</text:p>
          </table:table-cell>
          <table:table-cell office:value-type="float" office:value="29.586313729984266" table:style-name="ce8">
            <text:p>29.59</text:p>
          </table:table-cell>
          <table:table-cell office:value-type="float" office:value="34.192260862480474" table:style-name="ce8">
            <text:p>34.19</text:p>
          </table:table-cell>
          <table:table-cell office:value-type="float" office:value="23.257314899142763" table:style-name="ce8">
            <text:p>23.26</text:p>
          </table:table-cell>
          <table:table-cell office:value-type="float" office:value="17.076715288646692" table:style-name="ce8">
            <text:p>17.08</text:p>
          </table:table-cell>
          <table:table-cell office:value-type="float" office:value="16.266529829584453" table:style-name="ce8">
            <text:p>16.27</text:p>
          </table:table-cell>
          <table:table-cell office:value-type="float" office:value="21.203868122053422" table:style-name="ce8">
            <text:p>21.20</text:p>
          </table:table-cell>
          <table:table-cell office:value-type="float" office:value="19.111253405123193" table:style-name="ce8">
            <text:p>19.11</text:p>
          </table:table-cell>
          <table:table-cell office:value-type="float" office:value="38.124080478663458" table:style-name="ce8">
            <text:p>38.12</text:p>
          </table:table-cell>
          <table:table-cell office:value-type="float" office:value="48.520804923842753" table:style-name="ce8">
            <text:p>48.52</text:p>
          </table:table-cell>
          <table:table-cell office:value-type="float" office:value="23.071098357571639" table:style-name="ce8">
            <text:p>23.07</text:p>
          </table:table-cell>
          <table:table-cell office:value-type="float" office:value="21.876138537770739" table:style-name="ce8">
            <text:p>21.88</text:p>
          </table:table-cell>
          <table:table-cell office:value-type="float" office:value="8.8959001572329743" table:style-name="ce8">
            <text:p>8.90</text:p>
          </table:table-cell>
          <table:table-cell office:value-type="float" office:value="4.7836547767915505" table:style-name="ce8">
            <text:p>4.78</text:p>
          </table:table-cell>
          <table:table-cell office:value-type="float" office:value="1.7839139496928815" table:style-name="ce8">
            <text:p>1.78</text:p>
          </table:table-cell>
          <table:table-cell office:value-type="float" office:value="1.8602576669172344" table:style-name="ce8">
            <text:p>1.86</text:p>
          </table:table-cell>
          <table:table-cell office:value-type="float" office:value="0" table:style-name="ce8">
            <text:p>0.0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10027.054142461971" table:formula="of:=[.AA11]*[.$AZ$3]" table:style-name="ce22">
            <text:p>10027.1</text:p>
          </table:table-cell>
          <table:table-cell office:value-type="float" office:value="22705.543715639233" table:formula="of:=[.AB11]*[.$AZ$3]" table:style-name="ce22">
            <text:p>22705.5</text:p>
          </table:table-cell>
          <table:table-cell office:value-type="float" office:value="21491.210245430491" table:formula="of:=[.AC11]*[.$AZ$3]" table:style-name="ce22">
            <text:p>21491.2</text:p>
          </table:table-cell>
          <table:table-cell office:value-type="float" office:value="1656.8738086261419" table:formula="of:=[.AD11]*[.$AZ$3]" table:style-name="ce22">
            <text:p>1656.9</text:p>
          </table:table-cell>
          <table:table-cell office:value-type="float" office:value="0" table:formula="of:=[.AE11]*[.$AZ$3]" table:style-name="ce22">
            <text:p>0.0</text:p>
          </table:table-cell>
          <table:table-cell office:value-type="float" office:value="0" table:formula="of:=[.AF11]*[.$AZ$3]" table:style-name="ce22">
            <text:p>0.0</text:p>
          </table:table-cell>
          <table:table-cell office:value-type="float" office:value="68.156827554405581" table:formula="of:=[.AG11]*[.$AZ$3]" table:style-name="ce22">
            <text:p>68.2</text:p>
          </table:table-cell>
          <table:table-cell office:value-type="float" office:value="3346.1298431245173" table:formula="of:=[.AH11]*[.$AZ$3]" table:style-name="ce22">
            <text:p>3346.1</text:p>
          </table:table-cell>
          <table:table-cell office:value-type="float" office:value="47060.547012543473" table:formula="of:=[.AI11]*[.$AZ$3]" table:style-name="ce22">
            <text:p>47060.5</text:p>
          </table:table-cell>
          <table:table-cell office:value-type="float" office:value="56842.744738793037" table:formula="of:=[.AJ11]*[.$AZ$3]" table:style-name="ce22">
            <text:p>56842.7</text:p>
          </table:table-cell>
          <table:table-cell office:value-type="float" office:value="52044.097612890379" table:formula="of:=[.AK11]*[.$AZ$3]" table:style-name="ce22">
            <text:p>52044.1</text:p>
          </table:table-cell>
          <table:table-cell office:value-type="float" office:value="45025.804865507176" table:formula="of:=[.AL11]*[.$AZ$3]" table:style-name="ce22">
            <text:p>45025.8</text:p>
          </table:table-cell>
          <table:table-cell office:value-type="float" office:value="41072.689171111982" table:formula="of:=[.AM11]*[.$AZ$3]" table:style-name="ce22">
            <text:p>41072.7</text:p>
          </table:table-cell>
          <table:table-cell office:value-type="float" office:value="17710.657728380753" table:formula="of:=[.AN11]*[.$AZ$3]" table:style-name="ce22">
            <text:p>17710.7</text:p>
          </table:table-cell>
          <table:table-cell office:value-type="float" office:value="28054.278678013492" table:formula="of:=[.AO11]*[.$AZ$3]" table:style-name="ce22">
            <text:p>28054.3</text:p>
          </table:table-cell>
          <table:table-cell office:value-type="float" office:value="20967.451055863465" table:formula="of:=[.AP11]*[.$AZ$3]" table:style-name="ce22">
            <text:p>20967.5</text:p>
          </table:table-cell>
          <table:table-cell office:value-type="float" office:value="20473.638189874906" table:formula="of:=[.AQ11]*[.$AZ$3]" table:style-name="ce22">
            <text:p>20473.6</text:p>
          </table:table-cell>
          <table:table-cell office:value-type="float" office:value="9974.4973396715704" table:formula="of:=[.AR11]*[.$AZ$3]" table:style-name="ce22">
            <text:p>9974.5</text:p>
          </table:table-cell>
          <table:table-cell office:value-type="float" office:value="41124.944500846221" table:formula="of:=[.AS11]*[.$AZ$3]" table:style-name="ce22">
            <text:p>41124.9</text:p>
          </table:table-cell>
          <table:table-cell office:value-type="float" office:value="90237.719097683206" table:formula="of:=[.AT11]*[.$AZ$3]" table:style-name="ce22">
            <text:p>90237.7</text:p>
          </table:table-cell>
          <table:table-cell office:value-type="float" office:value="95355.525699039616" table:formula="of:=[.AU11]*[.$AZ$3]" table:style-name="ce22">
            <text:p>95355.5</text:p>
          </table:table-cell>
          <table:table-cell office:value-type="float" office:value="37014.258889098557" table:formula="of:=[.AV11]*[.$AZ$3]" table:style-name="ce22">
            <text:p>37014.3</text:p>
          </table:table-cell>
          <table:table-cell office:value-type="float" office:value="34737.333386947801" table:formula="of:=[.AW11]*[.$AZ$3]" table:style-name="ce22">
            <text:p>34737.3</text:p>
          </table:table-cell>
          <table:table-cell office:value-type="float" office:value="41975.0985192148" table:formula="of:=[.AX11]*[.$AZ$3]" table:style-name="ce22">
            <text:p>41975.1</text:p>
          </table:table-cell>
          <table:table-cell table:style-name="ce1"/>
          <table:table-cell office:value-type="float" office:value="10.027054142461971" table:style-name="ce8">
            <text:p>10.03</text:p>
          </table:table-cell>
          <table:table-cell office:value-type="float" office:value="22.705543715639234" table:style-name="ce8">
            <text:p>22.71</text:p>
          </table:table-cell>
          <table:table-cell office:value-type="float" office:value="21.491210245430491" table:style-name="ce8">
            <text:p>21.49</text:p>
          </table:table-cell>
          <table:table-cell office:value-type="float" office:value="1.6568738086261419" table:style-name="ce8">
            <text:p>1.66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6.815682755440558E-2" table:style-name="ce8">
            <text:p>0.07</text:p>
          </table:table-cell>
          <table:table-cell office:value-type="float" office:value="3.3461298431245172" table:style-name="ce8">
            <text:p>3.35</text:p>
          </table:table-cell>
          <table:table-cell office:value-type="float" office:value="47.060547012543473" table:style-name="ce8">
            <text:p>47.06</text:p>
          </table:table-cell>
          <table:table-cell office:value-type="float" office:value="56.842744738793037" table:style-name="ce8">
            <text:p>56.84</text:p>
          </table:table-cell>
          <table:table-cell office:value-type="float" office:value="52.044097612890376" table:style-name="ce8">
            <text:p>52.04</text:p>
          </table:table-cell>
          <table:table-cell office:value-type="float" office:value="45.025804865507176" table:style-name="ce8">
            <text:p>45.03</text:p>
          </table:table-cell>
          <table:table-cell office:value-type="float" office:value="41.072689171111982" table:style-name="ce8">
            <text:p>41.07</text:p>
          </table:table-cell>
          <table:table-cell office:value-type="float" office:value="17.710657728380752" table:style-name="ce8">
            <text:p>17.71</text:p>
          </table:table-cell>
          <table:table-cell office:value-type="float" office:value="28.054278678013493" table:style-name="ce8">
            <text:p>28.05</text:p>
          </table:table-cell>
          <table:table-cell office:value-type="float" office:value="20.967451055863464" table:style-name="ce8">
            <text:p>20.97</text:p>
          </table:table-cell>
          <table:table-cell office:value-type="float" office:value="20.473638189874904" table:style-name="ce8">
            <text:p>20.47</text:p>
          </table:table-cell>
          <table:table-cell office:value-type="float" office:value="9.9744973396715704" table:style-name="ce8">
            <text:p>9.97</text:p>
          </table:table-cell>
          <table:table-cell office:value-type="float" office:value="41.124944500846219" table:style-name="ce8">
            <text:p>41.12</text:p>
          </table:table-cell>
          <table:table-cell office:value-type="float" office:value="90.237719097683211" table:style-name="ce8">
            <text:p>90.24</text:p>
          </table:table-cell>
          <table:table-cell office:value-type="float" office:value="95.355525699039617" table:style-name="ce8">
            <text:p>95.36</text:p>
          </table:table-cell>
          <table:table-cell office:value-type="float" office:value="37.014258889098556" table:style-name="ce8">
            <text:p>37.01</text:p>
          </table:table-cell>
          <table:table-cell office:value-type="float" office:value="34.737333386947803" table:style-name="ce8">
            <text:p>34.74</text:p>
          </table:table-cell>
          <table:table-cell office:value-type="float" office:value="41.975098519214804" table:style-name="ce8">
            <text:p>41.98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9871.3220000000019" table:formula="of:=[.AA12]*[.$AZ$3]" table:style-name="ce22">
            <text:p>9871.3</text:p>
          </table:table-cell>
          <table:table-cell office:value-type="float" office:value="1796.3356000000001" table:formula="of:=[.AB12]*[.$AZ$3]" table:style-name="ce22">
            <text:p>1796.3</text:p>
          </table:table-cell>
          <table:table-cell office:value-type="float" office:value="24226.632000000001" table:formula="of:=[.AC12]*[.$AZ$3]" table:style-name="ce22">
            <text:p>24226.6</text:p>
          </table:table-cell>
          <table:table-cell office:value-type="float" office:value="73017.040000000008" table:formula="of:=[.AD12]*[.$AZ$3]" table:style-name="ce22">
            <text:p>73017.0</text:p>
          </table:table-cell>
          <table:table-cell office:value-type="float" office:value="110656.06000000001" table:formula="of:=[.AE12]*[.$AZ$3]" table:style-name="ce22">
            <text:p>110656.1</text:p>
          </table:table-cell>
          <table:table-cell office:value-type="float" office:value="151040.24000000002" table:formula="of:=[.AF12]*[.$AZ$3]" table:style-name="ce22">
            <text:p>151040.2</text:p>
          </table:table-cell>
          <table:table-cell office:value-type="float" office:value="79957.460000000006" table:formula="of:=[.AG12]*[.$AZ$3]" table:style-name="ce22">
            <text:p>79957.5</text:p>
          </table:table-cell>
          <table:table-cell office:value-type="float" office:value="54931.76" table:formula="of:=[.AH12]*[.$AZ$3]" table:style-name="ce22">
            <text:p>54931.8</text:p>
          </table:table-cell>
          <table:table-cell office:value-type="float" office:value="53633.3" table:formula="of:=[.AI12]*[.$AZ$3]" table:style-name="ce22">
            <text:p>53633.3</text:p>
          </table:table-cell>
          <table:table-cell office:value-type="float" office:value="84650.82" table:formula="of:=[.AJ12]*[.$AZ$3]" table:style-name="ce22">
            <text:p>84650.8</text:p>
          </table:table-cell>
          <table:table-cell office:value-type="float" office:value="59687.34" table:formula="of:=[.AK12]*[.$AZ$3]" table:style-name="ce22">
            <text:p>59687.3</text:p>
          </table:table-cell>
          <table:table-cell office:value-type="float" office:value="48426.879999999997" table:formula="of:=[.AL12]*[.$AZ$3]" table:style-name="ce22">
            <text:p>48426.9</text:p>
          </table:table-cell>
          <table:table-cell office:value-type="float" office:value="67891.200000000012" table:formula="of:=[.AM12]*[.$AZ$3]" table:style-name="ce22">
            <text:p>67891.2</text:p>
          </table:table-cell>
          <table:table-cell office:value-type="float" office:value="99303.460000000021" table:formula="of:=[.AN12]*[.$AZ$3]" table:style-name="ce22">
            <text:p>99303.5</text:p>
          </table:table-cell>
          <table:table-cell office:value-type="float" office:value="128691.02" table:formula="of:=[.AO12]*[.$AZ$3]" table:style-name="ce22">
            <text:p>128691.0</text:p>
          </table:table-cell>
          <table:table-cell office:value-type="float" office:value="73410.080000000002" table:formula="of:=[.AP12]*[.$AZ$3]" table:style-name="ce22">
            <text:p>73410.1</text:p>
          </table:table-cell>
          <table:table-cell office:value-type="float" office:value="91930.560000000012" table:formula="of:=[.AQ12]*[.$AZ$3]" table:style-name="ce22">
            <text:p>91930.6</text:p>
          </table:table-cell>
          <table:table-cell office:value-type="float" office:value="56821.140000000007" table:formula="of:=[.AR12]*[.$AZ$3]" table:style-name="ce22">
            <text:p>56821.1</text:p>
          </table:table-cell>
          <table:table-cell office:value-type="float" office:value="34355.640000000007" table:formula="of:=[.AS12]*[.$AZ$3]" table:style-name="ce22">
            <text:p>34355.6</text:p>
          </table:table-cell>
          <table:table-cell office:value-type="float" office:value="6937.2240000000002" table:formula="of:=[.AT12]*[.$AZ$3]" table:style-name="ce22">
            <text:p>6937.2</text:p>
          </table:table-cell>
          <table:table-cell office:value-type="float" office:value="32015.556000000004" table:formula="of:=[.AU12]*[.$AZ$3]" table:style-name="ce22">
            <text:p>32015.6</text:p>
          </table:table-cell>
          <table:table-cell office:value-type="float" office:value="89006.900000000009" table:formula="of:=[.AV12]*[.$AZ$3]" table:style-name="ce22">
            <text:p>89006.9</text:p>
          </table:table-cell>
          <table:table-cell office:value-type="float" office:value="85895.56" table:formula="of:=[.AW12]*[.$AZ$3]" table:style-name="ce22">
            <text:p>85895.6</text:p>
          </table:table-cell>
          <table:table-cell office:value-type="float" office:value="65855.62" table:formula="of:=[.AX12]*[.$AZ$3]" table:style-name="ce22">
            <text:p>65855.6</text:p>
          </table:table-cell>
          <table:table-cell table:style-name="ce1"/>
          <table:table-cell office:value-type="float" office:value="9.871322000000001" table:style-name="ce8">
            <text:p>9.87</text:p>
          </table:table-cell>
          <table:table-cell office:value-type="float" office:value="1.7963356000000001" table:style-name="ce8">
            <text:p>1.80</text:p>
          </table:table-cell>
          <table:table-cell office:value-type="float" office:value="24.226632000000002" table:style-name="ce8">
            <text:p>24.23</text:p>
          </table:table-cell>
          <table:table-cell office:value-type="float" office:value="73.017040000000009" table:style-name="ce8">
            <text:p>73.02</text:p>
          </table:table-cell>
          <table:table-cell office:value-type="float" office:value="110.65606000000001" table:style-name="ce8">
            <text:p>110.66</text:p>
          </table:table-cell>
          <table:table-cell office:value-type="float" office:value="151.04024000000001" table:style-name="ce8">
            <text:p>151.04</text:p>
          </table:table-cell>
          <table:table-cell office:value-type="float" office:value="79.957460000000012" table:style-name="ce8">
            <text:p>79.96</text:p>
          </table:table-cell>
          <table:table-cell office:value-type="float" office:value="54.931760000000004" table:style-name="ce8">
            <text:p>54.93</text:p>
          </table:table-cell>
          <table:table-cell office:value-type="float" office:value="53.633300000000006" table:style-name="ce8">
            <text:p>53.63</text:p>
          </table:table-cell>
          <table:table-cell office:value-type="float" office:value="84.65082000000001" table:style-name="ce8">
            <text:p>84.65</text:p>
          </table:table-cell>
          <table:table-cell office:value-type="float" office:value="59.687339999999999" table:style-name="ce8">
            <text:p>59.69</text:p>
          </table:table-cell>
          <table:table-cell office:value-type="float" office:value="48.426879999999997" table:style-name="ce8">
            <text:p>48.43</text:p>
          </table:table-cell>
          <table:table-cell office:value-type="float" office:value="67.891200000000012" table:style-name="ce8">
            <text:p>67.89</text:p>
          </table:table-cell>
          <table:table-cell office:value-type="float" office:value="99.303460000000015" table:style-name="ce8">
            <text:p>99.30</text:p>
          </table:table-cell>
          <table:table-cell office:value-type="float" office:value="128.69102000000001" table:style-name="ce8">
            <text:p>128.69</text:p>
          </table:table-cell>
          <table:table-cell office:value-type="float" office:value="73.410080000000008" table:style-name="ce8">
            <text:p>73.41</text:p>
          </table:table-cell>
          <table:table-cell office:value-type="float" office:value="91.930560000000014" table:style-name="ce8">
            <text:p>91.93</text:p>
          </table:table-cell>
          <table:table-cell office:value-type="float" office:value="56.821140000000007" table:style-name="ce8">
            <text:p>56.82</text:p>
          </table:table-cell>
          <table:table-cell office:value-type="float" office:value="34.355640000000008" table:style-name="ce8">
            <text:p>34.36</text:p>
          </table:table-cell>
          <table:table-cell office:value-type="float" office:value="6.9372240000000005" table:style-name="ce8">
            <text:p>6.94</text:p>
          </table:table-cell>
          <table:table-cell office:value-type="float" office:value="32.015556000000004" table:style-name="ce8">
            <text:p>32.02</text:p>
          </table:table-cell>
          <table:table-cell office:value-type="float" office:value="89.006900000000016" table:style-name="ce8">
            <text:p>89.01</text:p>
          </table:table-cell>
          <table:table-cell office:value-type="float" office:value="85.895560000000003" table:style-name="ce8">
            <text:p>85.90</text:p>
          </table:table-cell>
          <table:table-cell office:value-type="float" office:value="65.855620000000002" table:style-name="ce8">
            <text:p>65.86</text:p>
          </table:table-cell>
          <table:table-cell table:number-columns-repeated="16334" table:style-name="ce1"/>
        </table:table-row>
        <table:table-row table:style-name="ro1">
          <table:table-cell table:style-name="ce1"/>
          <table:table-cell office:value-type="string" table:style-name="ce2">
            <text:p>WATT/D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80993.825580657984" table:formula="of:=SUM([.B3:.B12])" table:style-name="ce22">
            <text:p>80993.8</text:p>
          </table:table-cell>
          <table:table-cell office:value-type="float" office:value="93708.86799941113" table:formula="of:=SUM([.C3:.C12])" table:style-name="ce22">
            <text:p>93708.9</text:p>
          </table:table-cell>
          <table:table-cell office:value-type="float" office:value="160303.08316217072" table:formula="of:=SUM([.D3:.D12])" table:style-name="ce22">
            <text:p>160303.1</text:p>
          </table:table-cell>
          <table:table-cell office:value-type="float" office:value="196629.96454482467" table:formula="of:=SUM([.E3:.E12])" table:style-name="ce22">
            <text:p>196630.0</text:p>
          </table:table-cell>
          <table:table-cell office:value-type="float" office:value="199111.95701687821" table:formula="of:=SUM([.F3:.F12])" table:style-name="ce22">
            <text:p>199112.0</text:p>
          </table:table-cell>
          <table:table-cell office:value-type="float" office:value="229661.90626763692" table:formula="of:=SUM([.G3:.G12])" table:style-name="ce22">
            <text:p>229661.9</text:p>
          </table:table-cell>
          <table:table-cell office:value-type="float" office:value="167163.87472340662" table:formula="of:=SUM([.H3:.H12])" table:style-name="ce22">
            <text:p>167163.9</text:p>
          </table:table-cell>
          <table:table-cell office:value-type="float" office:value="132182.86844535253" table:formula="of:=SUM([.I3:.I12])" table:style-name="ce22">
            <text:p>132182.9</text:p>
          </table:table-cell>
          <table:table-cell office:value-type="float" office:value="155321.60405520879" table:formula="of:=SUM([.J3:.J12])" table:style-name="ce22">
            <text:p>155321.6</text:p>
          </table:table-cell>
          <table:table-cell office:value-type="float" office:value="211710.09575268271" table:formula="of:=SUM([.K3:.K12])" table:style-name="ce22">
            <text:p>211710.1</text:p>
          </table:table-cell>
          <table:table-cell office:value-type="float" office:value="204917.80960794271" table:formula="of:=SUM([.L3:.L12])" table:style-name="ce22">
            <text:p>204917.8</text:p>
          </table:table-cell>
          <table:table-cell office:value-type="float" office:value="212769.91613811918" table:formula="of:=SUM([.M3:.M12])" table:style-name="ce22">
            <text:p>212769.9</text:p>
          </table:table-cell>
          <table:table-cell office:value-type="float" office:value="223071.95751588052" table:formula="of:=SUM([.N3:.N12])" table:style-name="ce22">
            <text:p>223072.0</text:p>
          </table:table-cell>
          <table:table-cell office:value-type="float" office:value="225249.95902354136" table:formula="of:=SUM([.O3:.O12])" table:style-name="ce22">
            <text:p>225250.0</text:p>
          </table:table-cell>
          <table:table-cell office:value-type="float" office:value="252254.93891496287" table:formula="of:=SUM([.P3:.P12])" table:style-name="ce22">
            <text:p>252254.9</text:p>
          </table:table-cell>
          <table:table-cell office:value-type="float" office:value="190955.18716295768" table:formula="of:=SUM([.Q3:.Q12])" table:style-name="ce22">
            <text:p>190955.2</text:p>
          </table:table-cell>
          <table:table-cell office:value-type="float" office:value="219799.04307335371" table:formula="of:=SUM([.R3:.R12])" table:style-name="ce22">
            <text:p>219799.0</text:p>
          </table:table-cell>
          <table:table-cell office:value-type="float" office:value="141189.16757302245" table:formula="of:=SUM([.S3:.S12])" table:style-name="ce22">
            <text:p>141189.2</text:p>
          </table:table-cell>
          <table:table-cell office:value-type="float" office:value="140564.65710713979" table:formula="of:=SUM([.T3:.T12])" table:style-name="ce22">
            <text:p>140564.7</text:p>
          </table:table-cell>
          <table:table-cell office:value-type="float" office:value="162563.88851083574" table:formula="of:=SUM([.U3:.U12])" table:style-name="ce22">
            <text:p>162563.9</text:p>
          </table:table-cell>
          <table:table-cell office:value-type="float" office:value="228294.37533014498" table:formula="of:=SUM([.V3:.V12])" table:style-name="ce22">
            <text:p>228294.4</text:p>
          </table:table-cell>
          <table:table-cell office:value-type="float" office:value="242012.63112520752" table:formula="of:=SUM([.W3:.W12])" table:style-name="ce22">
            <text:p>242012.6</text:p>
          </table:table-cell>
          <table:table-cell office:value-type="float" office:value="204601.17479711148" table:formula="of:=SUM([.X3:.X12])" table:style-name="ce22">
            <text:p>204601.2</text:p>
          </table:table-cell>
          <table:table-cell office:value-type="float" office:value="186534.6303456134" table:formula="of:=SUM([.Y3:.Y12])" table:style-name="ce22">
            <text:p>186534.6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2">
            <text:p>KW/D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80.993825580657983" table:formula="of:=[.B14]/1000" table:style-name="ce6">
            <text:p>80.99</text:p>
          </table:table-cell>
          <table:table-cell office:value-type="float" office:value="93.708867999411126" table:formula="of:=[.C14]/1000" table:style-name="ce6">
            <text:p>93.71</text:p>
          </table:table-cell>
          <table:table-cell office:value-type="float" office:value="160.30308316217071" table:formula="of:=[.D14]/1000" table:style-name="ce6">
            <text:p>160.30</text:p>
          </table:table-cell>
          <table:table-cell office:value-type="float" office:value="196.62996454482467" table:formula="of:=[.E14]/1000" table:style-name="ce6">
            <text:p>196.63</text:p>
          </table:table-cell>
          <table:table-cell office:value-type="float" office:value="199.11195701687822" table:formula="of:=[.F14]/1000" table:style-name="ce6">
            <text:p>199.11</text:p>
          </table:table-cell>
          <table:table-cell office:value-type="float" office:value="229.66190626763691" table:formula="of:=[.G14]/1000" table:style-name="ce6">
            <text:p>229.66</text:p>
          </table:table-cell>
          <table:table-cell office:value-type="float" office:value="167.16387472340662" table:formula="of:=[.H14]/1000" table:style-name="ce6">
            <text:p>167.16</text:p>
          </table:table-cell>
          <table:table-cell office:value-type="float" office:value="132.18286844535254" table:formula="of:=[.I14]/1000" table:style-name="ce6">
            <text:p>132.18</text:p>
          </table:table-cell>
          <table:table-cell office:value-type="float" office:value="155.32160405520878" table:formula="of:=[.J14]/1000" table:style-name="ce6">
            <text:p>155.32</text:p>
          </table:table-cell>
          <table:table-cell office:value-type="float" office:value="211.71009575268272" table:formula="of:=[.K14]/1000" table:style-name="ce6">
            <text:p>211.71</text:p>
          </table:table-cell>
          <table:table-cell office:value-type="float" office:value="204.9178096079427" table:formula="of:=[.L14]/1000" table:style-name="ce6">
            <text:p>204.92</text:p>
          </table:table-cell>
          <table:table-cell office:value-type="float" office:value="212.76991613811919" table:formula="of:=[.M14]/1000" table:style-name="ce6">
            <text:p>212.77</text:p>
          </table:table-cell>
          <table:table-cell office:value-type="float" office:value="223.07195751588051" table:formula="of:=[.N14]/1000" table:style-name="ce6">
            <text:p>223.07</text:p>
          </table:table-cell>
          <table:table-cell office:value-type="float" office:value="225.24995902354135" table:formula="of:=[.O14]/1000" table:style-name="ce6">
            <text:p>225.25</text:p>
          </table:table-cell>
          <table:table-cell office:value-type="float" office:value="252.25493891496288" table:formula="of:=[.P14]/1000" table:style-name="ce6">
            <text:p>252.25</text:p>
          </table:table-cell>
          <table:table-cell office:value-type="float" office:value="190.95518716295769" table:formula="of:=[.Q14]/1000" table:style-name="ce6">
            <text:p>190.96</text:p>
          </table:table-cell>
          <table:table-cell office:value-type="float" office:value="219.79904307335372" table:formula="of:=[.R14]/1000" table:style-name="ce6">
            <text:p>219.80</text:p>
          </table:table-cell>
          <table:table-cell office:value-type="float" office:value="141.18916757302244" table:formula="of:=[.S14]/1000" table:style-name="ce6">
            <text:p>141.19</text:p>
          </table:table-cell>
          <table:table-cell office:value-type="float" office:value="140.56465710713979" table:formula="of:=[.T14]/1000" table:style-name="ce6">
            <text:p>140.56</text:p>
          </table:table-cell>
          <table:table-cell office:value-type="float" office:value="162.56388851083574" table:formula="of:=[.U14]/1000" table:style-name="ce6">
            <text:p>162.56</text:p>
          </table:table-cell>
          <table:table-cell office:value-type="float" office:value="228.29437533014499" table:formula="of:=[.V14]/1000" table:style-name="ce6">
            <text:p>228.29</text:p>
          </table:table-cell>
          <table:table-cell office:value-type="float" office:value="242.01263112520752" table:formula="of:=[.W14]/1000" table:style-name="ce6">
            <text:p>242.01</text:p>
          </table:table-cell>
          <table:table-cell office:value-type="float" office:value="204.60117479711147" table:formula="of:=[.X14]/1000" table:style-name="ce6">
            <text:p>204.60</text:p>
          </table:table-cell>
          <table:table-cell office:value-type="float" office:value="186.53463034561341" table:formula="of:=[.Y14]/1000" table:style-name="ce6">
            <text:p>186.53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2">
            <text:p>MW/D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8.0993825580657985E-2" table:formula="of:=[.B16]/1000" table:style-name="ce6">
            <text:p>0.08</text:p>
          </table:table-cell>
          <table:table-cell office:value-type="float" office:value="9.3708867999411125E-2" table:formula="of:=[.C16]/1000" table:style-name="ce6">
            <text:p>0.09</text:p>
          </table:table-cell>
          <table:table-cell office:value-type="float" office:value="0.16030308316217071" table:formula="of:=[.D16]/1000" table:style-name="ce6">
            <text:p>0.16</text:p>
          </table:table-cell>
          <table:table-cell office:value-type="float" office:value="0.19662996454482468" table:formula="of:=[.E16]/1000" table:style-name="ce6">
            <text:p>0.20</text:p>
          </table:table-cell>
          <table:table-cell office:value-type="float" office:value="0.19911195701687823" table:formula="of:=[.F16]/1000" table:style-name="ce6">
            <text:p>0.20</text:p>
          </table:table-cell>
          <table:table-cell office:value-type="float" office:value="0.22966190626763691" table:formula="of:=[.G16]/1000" table:style-name="ce6">
            <text:p>0.23</text:p>
          </table:table-cell>
          <table:table-cell office:value-type="float" office:value="0.16716387472340663" table:formula="of:=[.H16]/1000" table:style-name="ce6">
            <text:p>0.17</text:p>
          </table:table-cell>
          <table:table-cell office:value-type="float" office:value="0.13218286844535254" table:formula="of:=[.I16]/1000" table:style-name="ce6">
            <text:p>0.13</text:p>
          </table:table-cell>
          <table:table-cell office:value-type="float" office:value="0.15532160405520878" table:formula="of:=[.J16]/1000" table:style-name="ce6">
            <text:p>0.16</text:p>
          </table:table-cell>
          <table:table-cell office:value-type="float" office:value="0.21171009575268271" table:formula="of:=[.K16]/1000" table:style-name="ce6">
            <text:p>0.21</text:p>
          </table:table-cell>
          <table:table-cell office:value-type="float" office:value="0.2049178096079427" table:formula="of:=[.L16]/1000" table:style-name="ce6">
            <text:p>0.20</text:p>
          </table:table-cell>
          <table:table-cell office:value-type="float" office:value="0.21276991613811919" table:formula="of:=[.M16]/1000" table:style-name="ce6">
            <text:p>0.21</text:p>
          </table:table-cell>
          <table:table-cell office:value-type="float" office:value="0.22307195751588052" table:formula="of:=[.N16]/1000" table:style-name="ce6">
            <text:p>0.22</text:p>
          </table:table-cell>
          <table:table-cell office:value-type="float" office:value="0.22524995902354136" table:formula="of:=[.O16]/1000" table:style-name="ce6">
            <text:p>0.23</text:p>
          </table:table-cell>
          <table:table-cell office:value-type="float" office:value="0.25225493891496287" table:formula="of:=[.P16]/1000" table:style-name="ce6">
            <text:p>0.25</text:p>
          </table:table-cell>
          <table:table-cell office:value-type="float" office:value="0.19095518716295767" table:formula="of:=[.Q16]/1000" table:style-name="ce6">
            <text:p>0.19</text:p>
          </table:table-cell>
          <table:table-cell office:value-type="float" office:value="0.21979904307335371" table:formula="of:=[.R16]/1000" table:style-name="ce6">
            <text:p>0.22</text:p>
          </table:table-cell>
          <table:table-cell office:value-type="float" office:value="0.14118916757302244" table:formula="of:=[.S16]/1000" table:style-name="ce6">
            <text:p>0.14</text:p>
          </table:table-cell>
          <table:table-cell office:value-type="float" office:value="0.14056465710713981" table:formula="of:=[.T16]/1000" table:style-name="ce6">
            <text:p>0.14</text:p>
          </table:table-cell>
          <table:table-cell office:value-type="float" office:value="0.16256388851083575" table:formula="of:=[.U16]/1000" table:style-name="ce6">
            <text:p>0.16</text:p>
          </table:table-cell>
          <table:table-cell office:value-type="float" office:value="0.22829437533014499" table:formula="of:=[.V16]/1000" table:style-name="ce6">
            <text:p>0.23</text:p>
          </table:table-cell>
          <table:table-cell office:value-type="float" office:value="0.24201263112520752" table:formula="of:=[.W16]/1000" table:style-name="ce6">
            <text:p>0.24</text:p>
          </table:table-cell>
          <table:table-cell office:value-type="float" office:value="0.20460117479711146" table:formula="of:=[.X16]/1000" table:style-name="ce6">
            <text:p>0.20</text:p>
          </table:table-cell>
          <table:table-cell office:value-type="float" office:value="0.18653463034561341" table:formula="of:=[.Y16]/1000" table:style-name="ce6">
            <text:p>0.19</text:p>
          </table:table-cell>
          <table:table-cell table:number-columns-repeated="16359" table:style-name="ce1"/>
        </table:table-row>
        <table:table-row table:style-name="ro1">
          <table:table-cell table:style-name="ce2"/>
          <table:table-cell office:value-type="string" table:style-name="ce2">
            <text:p>MW from 4DG</text:p>
          </table:table-cell>
          <table:table-cell table:number-columns-repeated="16382" table:style-name="ce2"/>
        </table:table-row>
        <table:table-row table:style-name="ro1">
          <table:table-cell table:style-name="ce1"/>
          <table:table-cell office:value-type="float" office:value="0.32397530232263194" table:formula="of:=[.B18]*4" table:style-name="ce6">
            <text:p>0.32</text:p>
          </table:table-cell>
          <table:table-cell office:value-type="float" office:value="0.3748354719976445" table:formula="of:=[.C18]*4" table:style-name="ce6">
            <text:p>0.37</text:p>
          </table:table-cell>
          <table:table-cell office:value-type="float" office:value="0.64121233264868283" table:formula="of:=[.D18]*4" table:style-name="ce6">
            <text:p>0.64</text:p>
          </table:table-cell>
          <table:table-cell office:value-type="float" office:value="0.7865198581792987" table:formula="of:=[.E18]*4" table:style-name="ce6">
            <text:p>0.79</text:p>
          </table:table-cell>
          <table:table-cell office:value-type="float" office:value="0.79644782806751291" table:formula="of:=[.F18]*4" table:style-name="ce6">
            <text:p>0.80</text:p>
          </table:table-cell>
          <table:table-cell office:value-type="float" office:value="0.91864762507054765" table:formula="of:=[.G18]*4" table:style-name="ce6">
            <text:p>0.92</text:p>
          </table:table-cell>
          <table:table-cell office:value-type="float" office:value="0.66865549889362652" table:formula="of:=[.H18]*4" table:style-name="ce6">
            <text:p>0.67</text:p>
          </table:table-cell>
          <table:table-cell office:value-type="float" office:value="0.52873147378141017" table:formula="of:=[.I18]*4" table:style-name="ce6">
            <text:p>0.53</text:p>
          </table:table-cell>
          <table:table-cell office:value-type="float" office:value="0.62128641622083514" table:formula="of:=[.J18]*4" table:style-name="ce6">
            <text:p>0.62</text:p>
          </table:table-cell>
          <table:table-cell office:value-type="float" office:value="0.84684038301073083" table:formula="of:=[.K18]*4" table:style-name="ce6">
            <text:p>0.85</text:p>
          </table:table-cell>
          <table:table-cell office:value-type="float" office:value="0.81967123843177081" table:formula="of:=[.L18]*4" table:style-name="ce6">
            <text:p>0.82</text:p>
          </table:table-cell>
          <table:table-cell office:value-type="float" office:value="0.85107966455247674" table:formula="of:=[.M18]*4" table:style-name="ce6">
            <text:p>0.85</text:p>
          </table:table-cell>
          <table:table-cell office:value-type="float" office:value="0.89228783006352208" table:formula="of:=[.N18]*4" table:style-name="ce6">
            <text:p>0.89</text:p>
          </table:table-cell>
          <table:table-cell office:value-type="float" office:value="0.90099983609416545" table:formula="of:=[.O18]*4" table:style-name="ce6">
            <text:p>0.90</text:p>
          </table:table-cell>
          <table:table-cell office:value-type="float" office:value="1.0090197556598515" table:formula="of:=[.P18]*4" table:style-name="ce6">
            <text:p>1.01</text:p>
          </table:table-cell>
          <table:table-cell office:value-type="float" office:value="0.76382074865183069" table:formula="of:=[.Q18]*4" table:style-name="ce6">
            <text:p>0.76</text:p>
          </table:table-cell>
          <table:table-cell office:value-type="float" office:value="0.87919617229341485" table:formula="of:=[.R18]*4" table:style-name="ce6">
            <text:p>0.88</text:p>
          </table:table-cell>
          <table:table-cell office:value-type="float" office:value="0.56475667029208976" table:formula="of:=[.S18]*4" table:style-name="ce6">
            <text:p>0.56</text:p>
          </table:table-cell>
          <table:table-cell office:value-type="float" office:value="0.56225862842855923" table:formula="of:=[.T18]*4" table:style-name="ce6">
            <text:p>0.56</text:p>
          </table:table-cell>
          <table:table-cell office:value-type="float" office:value="0.65025555404334301" table:formula="of:=[.U18]*4" table:style-name="ce6">
            <text:p>0.65</text:p>
          </table:table-cell>
          <table:table-cell office:value-type="float" office:value="0.91317750132057995" table:formula="of:=[.V18]*4" table:style-name="ce6">
            <text:p>0.91</text:p>
          </table:table-cell>
          <table:table-cell office:value-type="float" office:value="0.96805052450083007" table:formula="of:=[.W18]*4" table:style-name="ce6">
            <text:p>0.97</text:p>
          </table:table-cell>
          <table:table-cell office:value-type="float" office:value="0.81840469918844583" table:formula="of:=[.X18]*4" table:style-name="ce6">
            <text:p>0.82</text:p>
          </table:table-cell>
          <table:table-cell office:value-type="float" office:value="0.74613852138245362" table:formula="of:=[.Y18]*4" table:style-name="ce6">
            <text:p>0.75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enarios</text:p>
          </table:table-cell>
          <table:table-cell office:value-type="string" table:style-name="ce3">
            <text:p>t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3 (W)</text:p>
          </table:table-cell>
          <table:table-cell office:value-type="string" table:style-name="ce3">
            <text:p>t4 (W)</text:p>
          </table:table-cell>
          <table:table-cell office:value-type="string" table:style-name="ce3">
            <text:p>t5 (W)</text:p>
          </table:table-cell>
          <table:table-cell office:value-type="string" table:style-name="ce3">
            <text:p>t6 (W)</text:p>
          </table:table-cell>
          <table:table-cell office:value-type="string" table:style-name="ce3">
            <text:p>t7 (W)</text:p>
          </table:table-cell>
          <table:table-cell office:value-type="string" table:style-name="ce3">
            <text:p>t8 (W)</text:p>
          </table:table-cell>
          <table:table-cell office:value-type="string" table:style-name="ce3">
            <text:p>t9 (W)</text:p>
          </table:table-cell>
          <table:table-cell office:value-type="string" table:style-name="ce3">
            <text:p>t10 (W)</text:p>
          </table:table-cell>
          <table:table-cell office:value-type="string" table:style-name="ce3">
            <text:p>t11 (W)</text:p>
          </table:table-cell>
          <table:table-cell office:value-type="string" table:style-name="ce3">
            <text:p>t12 (W)</text:p>
          </table:table-cell>
          <table:table-cell office:value-type="string" table:style-name="ce3">
            <text:p>t13 (W)</text:p>
          </table:table-cell>
          <table:table-cell office:value-type="string" table:style-name="ce3">
            <text:p>t14 (W)</text:p>
          </table:table-cell>
          <table:table-cell office:value-type="string" table:style-name="ce3">
            <text:p>t15 (W)</text:p>
          </table:table-cell>
          <table:table-cell office:value-type="string" table:style-name="ce3">
            <text:p>t16 (W)</text:p>
          </table:table-cell>
          <table:table-cell office:value-type="string" table:style-name="ce3">
            <text:p>t17 (W)</text:p>
          </table:table-cell>
          <table:table-cell office:value-type="string" table:style-name="ce3">
            <text:p>t18 (W)</text:p>
          </table:table-cell>
          <table:table-cell office:value-type="string" table:style-name="ce3">
            <text:p>t19 (W)</text:p>
          </table:table-cell>
          <table:table-cell office:value-type="string" table:style-name="ce3">
            <text:p>t20 (W)</text:p>
          </table:table-cell>
          <table:table-cell office:value-type="string" table:style-name="ce3">
            <text:p>t21 (W)</text:p>
          </table:table-cell>
          <table:table-cell office:value-type="string" table:style-name="ce3">
            <text:p>t22 (W)</text:p>
          </table:table-cell>
          <table:table-cell office:value-type="string" table:style-name="ce3">
            <text:p>t23 (W)</text:p>
          </table:table-cell>
          <table:table-cell office:value-type="string" table:style-name="ce3">
            <text:p>t24 (W)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0" table:formula="of:=[.AA23]*[.$AZ$3]" table:style-name="ce23">
            <text:p>0</text:p>
          </table:table-cell>
          <table:table-cell office:value-type="float" office:value="0" table:formula="of:=[.AB23]*[.$AZ$3]" table:style-name="ce23">
            <text:p>0</text:p>
          </table:table-cell>
          <table:table-cell office:value-type="float" office:value="0" table:formula="of:=[.AC23]*[.$AZ$3]" table:style-name="ce23">
            <text:p>0</text:p>
          </table:table-cell>
          <table:table-cell office:value-type="float" office:value="0" table:formula="of:=[.AD23]*[.$AZ$3]" table:style-name="ce23">
            <text:p>0</text:p>
          </table:table-cell>
          <table:table-cell office:value-type="float" office:value="0" table:formula="of:=[.AE23]*[.$AZ$3]" table:style-name="ce23">
            <text:p>0</text:p>
          </table:table-cell>
          <table:table-cell office:value-type="float" office:value="651.74800000000016" table:formula="of:=[.AF23]*[.$AZ$3]" table:style-name="ce23">
            <text:p>652</text:p>
          </table:table-cell>
          <table:table-cell office:value-type="float" office:value="3676.6500000000005" table:formula="of:=[.AG23]*[.$AZ$3]" table:style-name="ce23">
            <text:p>3677</text:p>
          </table:table-cell>
          <table:table-cell office:value-type="float" office:value="5681.07" table:formula="of:=[.AH23]*[.$AZ$3]" table:style-name="ce23">
            <text:p>5681</text:p>
          </table:table-cell>
          <table:table-cell office:value-type="float" office:value="6895.9000000000005" table:formula="of:=[.AI23]*[.$AZ$3]" table:style-name="ce23">
            <text:p>6896</text:p>
          </table:table-cell>
          <table:table-cell office:value-type="float" office:value="7365.9000000000005" table:formula="of:=[.AJ23]*[.$AZ$3]" table:style-name="ce23">
            <text:p>7366</text:p>
          </table:table-cell>
          <table:table-cell office:value-type="float" office:value="7703.1900000000005" table:formula="of:=[.AK23]*[.$AZ$3]" table:style-name="ce23">
            <text:p>7703</text:p>
          </table:table-cell>
          <table:table-cell office:value-type="float" office:value="7091.2000000000007" table:formula="of:=[.AL23]*[.$AZ$3]" table:style-name="ce23">
            <text:p>7091</text:p>
          </table:table-cell>
          <table:table-cell office:value-type="float" office:value="6062.2699999999995" table:formula="of:=[.AM23]*[.$AZ$3]" table:style-name="ce23">
            <text:p>6062</text:p>
          </table:table-cell>
          <table:table-cell office:value-type="float" office:value="5217.1099999999997" table:formula="of:=[.AN23]*[.$AZ$3]" table:style-name="ce23">
            <text:p>5217</text:p>
          </table:table-cell>
          <table:table-cell office:value-type="float" office:value="3041.17" table:formula="of:=[.AO23]*[.$AZ$3]" table:style-name="ce23">
            <text:p>3041</text:p>
          </table:table-cell>
          <table:table-cell office:value-type="float" office:value="1087.97" table:formula="of:=[.AP23]*[.$AZ$3]" table:style-name="ce23">
            <text:p>1088</text:p>
          </table:table-cell>
          <table:table-cell office:value-type="float" office:value="0" table:formula="of:=[.AQ23]*[.$AZ$3]" table:style-name="ce23">
            <text:p>0</text:p>
          </table:table-cell>
          <table:table-cell office:value-type="float" office:value="0" table:formula="of:=[.AR23]*[.$AZ$3]" table:style-name="ce23">
            <text:p>0</text:p>
          </table:table-cell>
          <table:table-cell office:value-type="float" office:value="0" table:formula="of:=[.AS23]*[.$AZ$3]" table:style-name="ce23">
            <text:p>0</text:p>
          </table:table-cell>
          <table:table-cell office:value-type="float" office:value="0" table:formula="of:=[.AT23]*[.$AZ$3]" table:style-name="ce23">
            <text:p>0</text:p>
          </table:table-cell>
          <table:table-cell office:value-type="float" office:value="0" table:formula="of:=[.AU23]*[.$AZ$3]" table:style-name="ce23">
            <text:p>0</text:p>
          </table:table-cell>
          <table:table-cell office:value-type="float" office:value="0" table:formula="of:=[.AV23]*[.$AZ$3]" table:style-name="ce23">
            <text:p>0</text:p>
          </table:table-cell>
          <table:table-cell office:value-type="float" office:value="0" table:formula="of:=[.AW23]*[.$AZ$3]" table:style-name="ce23">
            <text:p>0</text:p>
          </table:table-cell>
          <table:table-cell office:value-type="float" office:value="0" table:formula="of:=[.AX23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65174800000000011" table:style-name="ce22">
            <text:p>0.7</text:p>
          </table:table-cell>
          <table:table-cell office:value-type="float" office:value="3.6766500000000004" table:style-name="ce22">
            <text:p>3.7</text:p>
          </table:table-cell>
          <table:table-cell office:value-type="float" office:value="5.6810700000000001" table:style-name="ce22">
            <text:p>5.7</text:p>
          </table:table-cell>
          <table:table-cell office:value-type="float" office:value="6.8959000000000001" table:style-name="ce22">
            <text:p>6.9</text:p>
          </table:table-cell>
          <table:table-cell office:value-type="float" office:value="7.3659000000000008" table:style-name="ce22">
            <text:p>7.4</text:p>
          </table:table-cell>
          <table:table-cell office:value-type="float" office:value="7.7031900000000002" table:style-name="ce22">
            <text:p>7.7</text:p>
          </table:table-cell>
          <table:table-cell office:value-type="float" office:value="7.0912000000000006" table:style-name="ce22">
            <text:p>7.1</text:p>
          </table:table-cell>
          <table:table-cell office:value-type="float" office:value="6.0622699999999998" table:style-name="ce22">
            <text:p>6.1</text:p>
          </table:table-cell>
          <table:table-cell office:value-type="float" office:value="5.2171099999999999" table:style-name="ce22">
            <text:p>5.2</text:p>
          </table:table-cell>
          <table:table-cell office:value-type="float" office:value="3.0411700000000002" table:style-name="ce22">
            <text:p>3.0</text:p>
          </table:table-cell>
          <table:table-cell office:value-type="float" office:value="1.0879700000000001" table:style-name="ce22">
            <text:p>1.1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" table:formula="of:=[.AA24]*[.$AZ$3]" table:style-name="ce23">
            <text:p>0</text:p>
          </table:table-cell>
          <table:table-cell office:value-type="float" office:value="0" table:formula="of:=[.AB24]*[.$AZ$3]" table:style-name="ce23">
            <text:p>0</text:p>
          </table:table-cell>
          <table:table-cell office:value-type="float" office:value="0" table:formula="of:=[.AC24]*[.$AZ$3]" table:style-name="ce23">
            <text:p>0</text:p>
          </table:table-cell>
          <table:table-cell office:value-type="float" office:value="0" table:formula="of:=[.AD24]*[.$AZ$3]" table:style-name="ce23">
            <text:p>0</text:p>
          </table:table-cell>
          <table:table-cell office:value-type="float" office:value="0" table:formula="of:=[.AE24]*[.$AZ$3]" table:style-name="ce23">
            <text:p>0</text:p>
          </table:table-cell>
          <table:table-cell office:value-type="float" office:value="1041.066470398385" table:formula="of:=[.AF24]*[.$AZ$3]" table:style-name="ce23">
            <text:p>1041</text:p>
          </table:table-cell>
          <table:table-cell office:value-type="float" office:value="4544.914416477598" table:formula="of:=[.AG24]*[.$AZ$3]" table:style-name="ce23">
            <text:p>4545</text:p>
          </table:table-cell>
          <table:table-cell office:value-type="float" office:value="5836.2674441619392" table:formula="of:=[.AH24]*[.$AZ$3]" table:style-name="ce23">
            <text:p>5836</text:p>
          </table:table-cell>
          <table:table-cell office:value-type="float" office:value="7979.9630758155399" table:formula="of:=[.AI24]*[.$AZ$3]" table:style-name="ce23">
            <text:p>7980</text:p>
          </table:table-cell>
          <table:table-cell office:value-type="float" office:value="8375.0578672480569" table:formula="of:=[.AJ24]*[.$AZ$3]" table:style-name="ce23">
            <text:p>8375</text:p>
          </table:table-cell>
          <table:table-cell office:value-type="float" office:value="8151.5628758667626" table:formula="of:=[.AK24]*[.$AZ$3]" table:style-name="ce23">
            <text:p>8152</text:p>
          </table:table-cell>
          <table:table-cell office:value-type="float" office:value="8467.9619316577373" table:formula="of:=[.AL24]*[.$AZ$3]" table:style-name="ce23">
            <text:p>8468</text:p>
          </table:table-cell>
          <table:table-cell office:value-type="float" office:value="7534.3871921246609" table:formula="of:=[.AM24]*[.$AZ$3]" table:style-name="ce23">
            <text:p>7534</text:p>
          </table:table-cell>
          <table:table-cell office:value-type="float" office:value="5349.4245581958248" table:formula="of:=[.AN24]*[.$AZ$3]" table:style-name="ce23">
            <text:p>5349</text:p>
          </table:table-cell>
          <table:table-cell office:value-type="float" office:value="3556.1673671307999" table:formula="of:=[.AO24]*[.$AZ$3]" table:style-name="ce23">
            <text:p>3556</text:p>
          </table:table-cell>
          <table:table-cell office:value-type="float" office:value="896.62971783336252" table:formula="of:=[.AP24]*[.$AZ$3]" table:style-name="ce23">
            <text:p>897</text:p>
          </table:table-cell>
          <table:table-cell office:value-type="float" office:value="0" table:formula="of:=[.AQ24]*[.$AZ$3]" table:style-name="ce23">
            <text:p>0</text:p>
          </table:table-cell>
          <table:table-cell office:value-type="float" office:value="0" table:formula="of:=[.AR24]*[.$AZ$3]" table:style-name="ce23">
            <text:p>0</text:p>
          </table:table-cell>
          <table:table-cell office:value-type="float" office:value="0" table:formula="of:=[.AS24]*[.$AZ$3]" table:style-name="ce23">
            <text:p>0</text:p>
          </table:table-cell>
          <table:table-cell office:value-type="float" office:value="0" table:formula="of:=[.AT24]*[.$AZ$3]" table:style-name="ce23">
            <text:p>0</text:p>
          </table:table-cell>
          <table:table-cell office:value-type="float" office:value="0" table:formula="of:=[.AU24]*[.$AZ$3]" table:style-name="ce23">
            <text:p>0</text:p>
          </table:table-cell>
          <table:table-cell office:value-type="float" office:value="0" table:formula="of:=[.AV24]*[.$AZ$3]" table:style-name="ce23">
            <text:p>0</text:p>
          </table:table-cell>
          <table:table-cell office:value-type="float" office:value="0" table:formula="of:=[.AW24]*[.$AZ$3]" table:style-name="ce23">
            <text:p>0</text:p>
          </table:table-cell>
          <table:table-cell office:value-type="float" office:value="0" table:formula="of:=[.AX24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1.041066470398385" table:style-name="ce22">
            <text:p>1.0</text:p>
          </table:table-cell>
          <table:table-cell office:value-type="float" office:value="4.5449144164775976" table:style-name="ce22">
            <text:p>4.5</text:p>
          </table:table-cell>
          <table:table-cell office:value-type="float" office:value="5.8362674441619395" table:style-name="ce22">
            <text:p>5.8</text:p>
          </table:table-cell>
          <table:table-cell office:value-type="float" office:value="7.9799630758155402" table:style-name="ce22">
            <text:p>8.0</text:p>
          </table:table-cell>
          <table:table-cell office:value-type="float" office:value="8.3750578672480565" table:style-name="ce22">
            <text:p>8.4</text:p>
          </table:table-cell>
          <table:table-cell office:value-type="float" office:value="8.1515628758667624" table:style-name="ce22">
            <text:p>8.2</text:p>
          </table:table-cell>
          <table:table-cell office:value-type="float" office:value="8.4679619316577366" table:style-name="ce22">
            <text:p>8.5</text:p>
          </table:table-cell>
          <table:table-cell office:value-type="float" office:value="7.5343871921246608" table:style-name="ce22">
            <text:p>7.5</text:p>
          </table:table-cell>
          <table:table-cell office:value-type="float" office:value="5.3494245581958246" table:style-name="ce22">
            <text:p>5.3</text:p>
          </table:table-cell>
          <table:table-cell office:value-type="float" office:value="3.5561673671307998" table:style-name="ce22">
            <text:p>3.6</text:p>
          </table:table-cell>
          <table:table-cell office:value-type="float" office:value="0.89662971783336254" table:style-name="ce22">
            <text:p>0.9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0" table:formula="of:=[.AA25]*[.$AZ$3]" table:style-name="ce23">
            <text:p>0</text:p>
          </table:table-cell>
          <table:table-cell office:value-type="float" office:value="0" table:formula="of:=[.AB25]*[.$AZ$3]" table:style-name="ce23">
            <text:p>0</text:p>
          </table:table-cell>
          <table:table-cell office:value-type="float" office:value="0" table:formula="of:=[.AC25]*[.$AZ$3]" table:style-name="ce23">
            <text:p>0</text:p>
          </table:table-cell>
          <table:table-cell office:value-type="float" office:value="0" table:formula="of:=[.AD25]*[.$AZ$3]" table:style-name="ce23">
            <text:p>0</text:p>
          </table:table-cell>
          <table:table-cell office:value-type="float" office:value="0" table:formula="of:=[.AE25]*[.$AZ$3]" table:style-name="ce23">
            <text:p>0</text:p>
          </table:table-cell>
          <table:table-cell office:value-type="float" office:value="1392.5601542292625" table:formula="of:=[.AF25]*[.$AZ$3]" table:style-name="ce23">
            <text:p>1393</text:p>
          </table:table-cell>
          <table:table-cell office:value-type="float" office:value="5332.1721849122978" table:formula="of:=[.AG25]*[.$AZ$3]" table:style-name="ce23">
            <text:p>5332</text:p>
          </table:table-cell>
          <table:table-cell office:value-type="float" office:value="8470.8177644390198" table:formula="of:=[.AH25]*[.$AZ$3]" table:style-name="ce23">
            <text:p>8471</text:p>
          </table:table-cell>
          <table:table-cell office:value-type="float" office:value="9134.6215370783229" table:formula="of:=[.AI25]*[.$AZ$3]" table:style-name="ce23">
            <text:p>9135</text:p>
          </table:table-cell>
          <table:table-cell office:value-type="float" office:value="10820.849186251213" table:formula="of:=[.AJ25]*[.$AZ$3]" table:style-name="ce23">
            <text:p>10821</text:p>
          </table:table-cell>
          <table:table-cell office:value-type="float" office:value="10764.302617491472" table:formula="of:=[.AK25]*[.$AZ$3]" table:style-name="ce23">
            <text:p>10764</text:p>
          </table:table-cell>
          <table:table-cell office:value-type="float" office:value="9380.9007218147253" table:formula="of:=[.AL25]*[.$AZ$3]" table:style-name="ce23">
            <text:p>9381</text:p>
          </table:table-cell>
          <table:table-cell office:value-type="float" office:value="8733.7904105079233" table:formula="of:=[.AM25]*[.$AZ$3]" table:style-name="ce23">
            <text:p>8734</text:p>
          </table:table-cell>
          <table:table-cell office:value-type="float" office:value="6172.9208613810106" table:formula="of:=[.AN25]*[.$AZ$3]" table:style-name="ce23">
            <text:p>6173</text:p>
          </table:table-cell>
          <table:table-cell office:value-type="float" office:value="4140.1230678372067" table:formula="of:=[.AO25]*[.$AZ$3]" table:style-name="ce23">
            <text:p>4140</text:p>
          </table:table-cell>
          <table:table-cell office:value-type="float" office:value="1016.3960036243569" table:formula="of:=[.AP25]*[.$AZ$3]" table:style-name="ce23">
            <text:p>1016</text:p>
          </table:table-cell>
          <table:table-cell office:value-type="float" office:value="0" table:formula="of:=[.AQ25]*[.$AZ$3]" table:style-name="ce23">
            <text:p>0</text:p>
          </table:table-cell>
          <table:table-cell office:value-type="float" office:value="0" table:formula="of:=[.AR25]*[.$AZ$3]" table:style-name="ce23">
            <text:p>0</text:p>
          </table:table-cell>
          <table:table-cell office:value-type="float" office:value="0" table:formula="of:=[.AS25]*[.$AZ$3]" table:style-name="ce23">
            <text:p>0</text:p>
          </table:table-cell>
          <table:table-cell office:value-type="float" office:value="0" table:formula="of:=[.AT25]*[.$AZ$3]" table:style-name="ce23">
            <text:p>0</text:p>
          </table:table-cell>
          <table:table-cell office:value-type="float" office:value="0" table:formula="of:=[.AU25]*[.$AZ$3]" table:style-name="ce23">
            <text:p>0</text:p>
          </table:table-cell>
          <table:table-cell office:value-type="float" office:value="0" table:formula="of:=[.AV25]*[.$AZ$3]" table:style-name="ce23">
            <text:p>0</text:p>
          </table:table-cell>
          <table:table-cell office:value-type="float" office:value="0" table:formula="of:=[.AW25]*[.$AZ$3]" table:style-name="ce23">
            <text:p>0</text:p>
          </table:table-cell>
          <table:table-cell office:value-type="float" office:value="0" table:formula="of:=[.AX25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1.3925601542292625" table:style-name="ce22">
            <text:p>1.4</text:p>
          </table:table-cell>
          <table:table-cell office:value-type="float" office:value="5.3321721849122978" table:style-name="ce22">
            <text:p>5.3</text:p>
          </table:table-cell>
          <table:table-cell office:value-type="float" office:value="8.470817764439019" table:style-name="ce22">
            <text:p>8.5</text:p>
          </table:table-cell>
          <table:table-cell office:value-type="float" office:value="9.1346215370783224" table:style-name="ce22">
            <text:p>9.1</text:p>
          </table:table-cell>
          <table:table-cell office:value-type="float" office:value="10.820849186251213" table:style-name="ce22">
            <text:p>10.8</text:p>
          </table:table-cell>
          <table:table-cell office:value-type="float" office:value="10.764302617491472" table:style-name="ce22">
            <text:p>10.8</text:p>
          </table:table-cell>
          <table:table-cell office:value-type="float" office:value="9.3809007218147258" table:style-name="ce22">
            <text:p>9.4</text:p>
          </table:table-cell>
          <table:table-cell office:value-type="float" office:value="8.7337904105079236" table:style-name="ce22">
            <text:p>8.7</text:p>
          </table:table-cell>
          <table:table-cell office:value-type="float" office:value="6.1729208613810105" table:style-name="ce22">
            <text:p>6.2</text:p>
          </table:table-cell>
          <table:table-cell office:value-type="float" office:value="4.140123067837207" table:style-name="ce22">
            <text:p>4.1</text:p>
          </table:table-cell>
          <table:table-cell office:value-type="float" office:value="1.0163960036243569" table:style-name="ce22">
            <text:p>1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" table:formula="of:=[.AA26]*[.$AZ$3]" table:style-name="ce23">
            <text:p>0</text:p>
          </table:table-cell>
          <table:table-cell office:value-type="float" office:value="0" table:formula="of:=[.AB26]*[.$AZ$3]" table:style-name="ce23">
            <text:p>0</text:p>
          </table:table-cell>
          <table:table-cell office:value-type="float" office:value="0" table:formula="of:=[.AC26]*[.$AZ$3]" table:style-name="ce23">
            <text:p>0</text:p>
          </table:table-cell>
          <table:table-cell office:value-type="float" office:value="0" table:formula="of:=[.AD26]*[.$AZ$3]" table:style-name="ce23">
            <text:p>0</text:p>
          </table:table-cell>
          <table:table-cell office:value-type="float" office:value="0" table:formula="of:=[.AE26]*[.$AZ$3]" table:style-name="ce23">
            <text:p>0</text:p>
          </table:table-cell>
          <table:table-cell office:value-type="float" office:value="2287.8929482332992" table:formula="of:=[.AF26]*[.$AZ$3]" table:style-name="ce23">
            <text:p>2288</text:p>
          </table:table-cell>
          <table:table-cell office:value-type="float" office:value="11480.574855944951" table:formula="of:=[.AG26]*[.$AZ$3]" table:style-name="ce23">
            <text:p>11481</text:p>
          </table:table-cell>
          <table:table-cell office:value-type="float" office:value="16790.623924883555" table:formula="of:=[.AH26]*[.$AZ$3]" table:style-name="ce23">
            <text:p>16791</text:p>
          </table:table-cell>
          <table:table-cell office:value-type="float" office:value="19626.167739089658" table:formula="of:=[.AI26]*[.$AZ$3]" table:style-name="ce23">
            <text:p>19626</text:p>
          </table:table-cell>
          <table:table-cell office:value-type="float" office:value="20724.337825739211" table:formula="of:=[.AJ26]*[.$AZ$3]" table:style-name="ce23">
            <text:p>20724</text:p>
          </table:table-cell>
          <table:table-cell office:value-type="float" office:value="23761.171252139702" table:formula="of:=[.AK26]*[.$AZ$3]" table:style-name="ce23">
            <text:p>23761</text:p>
          </table:table-cell>
          <table:table-cell office:value-type="float" office:value="22036.446790668826" table:formula="of:=[.AL26]*[.$AZ$3]" table:style-name="ce23">
            <text:p>22036</text:p>
          </table:table-cell>
          <table:table-cell office:value-type="float" office:value="18736.532384176531" table:formula="of:=[.AM26]*[.$AZ$3]" table:style-name="ce23">
            <text:p>18737</text:p>
          </table:table-cell>
          <table:table-cell office:value-type="float" office:value="12647.157874663515" table:formula="of:=[.AN26]*[.$AZ$3]" table:style-name="ce23">
            <text:p>12647</text:p>
          </table:table-cell>
          <table:table-cell office:value-type="float" office:value="10045.477017478064" table:formula="of:=[.AO26]*[.$AZ$3]" table:style-name="ce23">
            <text:p>10045</text:p>
          </table:table-cell>
          <table:table-cell office:value-type="float" office:value="1300.8433979040142" table:formula="of:=[.AP26]*[.$AZ$3]" table:style-name="ce23">
            <text:p>1301</text:p>
          </table:table-cell>
          <table:table-cell office:value-type="float" office:value="0" table:formula="of:=[.AQ26]*[.$AZ$3]" table:style-name="ce23">
            <text:p>0</text:p>
          </table:table-cell>
          <table:table-cell office:value-type="float" office:value="0" table:formula="of:=[.AR26]*[.$AZ$3]" table:style-name="ce23">
            <text:p>0</text:p>
          </table:table-cell>
          <table:table-cell office:value-type="float" office:value="0" table:formula="of:=[.AS26]*[.$AZ$3]" table:style-name="ce23">
            <text:p>0</text:p>
          </table:table-cell>
          <table:table-cell office:value-type="float" office:value="0" table:formula="of:=[.AT26]*[.$AZ$3]" table:style-name="ce23">
            <text:p>0</text:p>
          </table:table-cell>
          <table:table-cell office:value-type="float" office:value="0" table:formula="of:=[.AU26]*[.$AZ$3]" table:style-name="ce23">
            <text:p>0</text:p>
          </table:table-cell>
          <table:table-cell office:value-type="float" office:value="0" table:formula="of:=[.AV26]*[.$AZ$3]" table:style-name="ce23">
            <text:p>0</text:p>
          </table:table-cell>
          <table:table-cell office:value-type="float" office:value="0" table:formula="of:=[.AW26]*[.$AZ$3]" table:style-name="ce23">
            <text:p>0</text:p>
          </table:table-cell>
          <table:table-cell office:value-type="float" office:value="0" table:formula="of:=[.AX26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2.2878929482332993" table:style-name="ce22">
            <text:p>2.3</text:p>
          </table:table-cell>
          <table:table-cell office:value-type="float" office:value="11.480574855944951" table:style-name="ce22">
            <text:p>11.5</text:p>
          </table:table-cell>
          <table:table-cell office:value-type="float" office:value="16.790623924883555" table:style-name="ce22">
            <text:p>16.8</text:p>
          </table:table-cell>
          <table:table-cell office:value-type="float" office:value="19.626167739089659" table:style-name="ce22">
            <text:p>19.6</text:p>
          </table:table-cell>
          <table:table-cell office:value-type="float" office:value="20.724337825739209" table:style-name="ce22">
            <text:p>20.7</text:p>
          </table:table-cell>
          <table:table-cell office:value-type="float" office:value="23.761171252139704" table:style-name="ce22">
            <text:p>23.8</text:p>
          </table:table-cell>
          <table:table-cell office:value-type="float" office:value="22.036446790668826" table:style-name="ce22">
            <text:p>22.0</text:p>
          </table:table-cell>
          <table:table-cell office:value-type="float" office:value="18.736532384176531" table:style-name="ce22">
            <text:p>18.7</text:p>
          </table:table-cell>
          <table:table-cell office:value-type="float" office:value="12.647157874663515" table:style-name="ce22">
            <text:p>12.6</text:p>
          </table:table-cell>
          <table:table-cell office:value-type="float" office:value="10.045477017478063" table:style-name="ce22">
            <text:p>10.0</text:p>
          </table:table-cell>
          <table:table-cell office:value-type="float" office:value="1.3008433979040142" table:style-name="ce22">
            <text:p>1.3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" table:formula="of:=[.AA27]*[.$AZ$3]" table:style-name="ce23">
            <text:p>0</text:p>
          </table:table-cell>
          <table:table-cell office:value-type="float" office:value="0" table:formula="of:=[.AB27]*[.$AZ$3]" table:style-name="ce23">
            <text:p>0</text:p>
          </table:table-cell>
          <table:table-cell office:value-type="float" office:value="0" table:formula="of:=[.AC27]*[.$AZ$3]" table:style-name="ce23">
            <text:p>0</text:p>
          </table:table-cell>
          <table:table-cell office:value-type="float" office:value="0" table:formula="of:=[.AD27]*[.$AZ$3]" table:style-name="ce23">
            <text:p>0</text:p>
          </table:table-cell>
          <table:table-cell office:value-type="float" office:value="0" table:formula="of:=[.AE27]*[.$AZ$3]" table:style-name="ce23">
            <text:p>0</text:p>
          </table:table-cell>
          <table:table-cell office:value-type="float" office:value="2442.0645628391981" table:formula="of:=[.AF27]*[.$AZ$3]" table:style-name="ce23">
            <text:p>2442</text:p>
          </table:table-cell>
          <table:table-cell office:value-type="float" office:value="12734.19690669352" table:formula="of:=[.AG27]*[.$AZ$3]" table:style-name="ce23">
            <text:p>12734</text:p>
          </table:table-cell>
          <table:table-cell office:value-type="float" office:value="18143.652202035169" table:formula="of:=[.AH27]*[.$AZ$3]" table:style-name="ce23">
            <text:p>18144</text:p>
          </table:table-cell>
          <table:table-cell office:value-type="float" office:value="22337.036190808609" table:formula="of:=[.AI27]*[.$AZ$3]" table:style-name="ce23">
            <text:p>22337</text:p>
          </table:table-cell>
          <table:table-cell office:value-type="float" office:value="27064.95092431012" table:formula="of:=[.AJ27]*[.$AZ$3]" table:style-name="ce23">
            <text:p>27065</text:p>
          </table:table-cell>
          <table:table-cell office:value-type="float" office:value="26204.898441691046" table:formula="of:=[.AK27]*[.$AZ$3]" table:style-name="ce23">
            <text:p>26205</text:p>
          </table:table-cell>
          <table:table-cell office:value-type="float" office:value="24682.712633814288" table:formula="of:=[.AL27]*[.$AZ$3]" table:style-name="ce23">
            <text:p>24683</text:p>
          </table:table-cell>
          <table:table-cell office:value-type="float" office:value="21116.806190687017" table:formula="of:=[.AM27]*[.$AZ$3]" table:style-name="ce23">
            <text:p>21117</text:p>
          </table:table-cell>
          <table:table-cell office:value-type="float" office:value="17448.387951468871" table:formula="of:=[.AN27]*[.$AZ$3]" table:style-name="ce23">
            <text:p>17448</text:p>
          </table:table-cell>
          <table:table-cell office:value-type="float" office:value="11596.82887562307" table:formula="of:=[.AO27]*[.$AZ$3]" table:style-name="ce23">
            <text:p>11597</text:p>
          </table:table-cell>
          <table:table-cell office:value-type="float" office:value="2925.783003500861" table:formula="of:=[.AP27]*[.$AZ$3]" table:style-name="ce23">
            <text:p>2926</text:p>
          </table:table-cell>
          <table:table-cell office:value-type="float" office:value="0" table:formula="of:=[.AQ27]*[.$AZ$3]" table:style-name="ce23">
            <text:p>0</text:p>
          </table:table-cell>
          <table:table-cell office:value-type="float" office:value="0" table:formula="of:=[.AR27]*[.$AZ$3]" table:style-name="ce23">
            <text:p>0</text:p>
          </table:table-cell>
          <table:table-cell office:value-type="float" office:value="0" table:formula="of:=[.AS27]*[.$AZ$3]" table:style-name="ce23">
            <text:p>0</text:p>
          </table:table-cell>
          <table:table-cell office:value-type="float" office:value="0" table:formula="of:=[.AT27]*[.$AZ$3]" table:style-name="ce23">
            <text:p>0</text:p>
          </table:table-cell>
          <table:table-cell office:value-type="float" office:value="0" table:formula="of:=[.AU27]*[.$AZ$3]" table:style-name="ce23">
            <text:p>0</text:p>
          </table:table-cell>
          <table:table-cell office:value-type="float" office:value="0" table:formula="of:=[.AV27]*[.$AZ$3]" table:style-name="ce23">
            <text:p>0</text:p>
          </table:table-cell>
          <table:table-cell office:value-type="float" office:value="0" table:formula="of:=[.AW27]*[.$AZ$3]" table:style-name="ce23">
            <text:p>0</text:p>
          </table:table-cell>
          <table:table-cell office:value-type="float" office:value="0" table:formula="of:=[.AX27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2.4420645628391981" table:style-name="ce22">
            <text:p>2.4</text:p>
          </table:table-cell>
          <table:table-cell office:value-type="float" office:value="12.734196906693519" table:style-name="ce22">
            <text:p>12.7</text:p>
          </table:table-cell>
          <table:table-cell office:value-type="float" office:value="18.14365220203517" table:style-name="ce22">
            <text:p>18.1</text:p>
          </table:table-cell>
          <table:table-cell office:value-type="float" office:value="22.337036190808607" table:style-name="ce22">
            <text:p>22.3</text:p>
          </table:table-cell>
          <table:table-cell office:value-type="float" office:value="27.064950924310121" table:style-name="ce22">
            <text:p>27.1</text:p>
          </table:table-cell>
          <table:table-cell office:value-type="float" office:value="26.204898441691046" table:style-name="ce22">
            <text:p>26.2</text:p>
          </table:table-cell>
          <table:table-cell office:value-type="float" office:value="24.682712633814287" table:style-name="ce22">
            <text:p>24.7</text:p>
          </table:table-cell>
          <table:table-cell office:value-type="float" office:value="21.116806190687019" table:style-name="ce22">
            <text:p>21.1</text:p>
          </table:table-cell>
          <table:table-cell office:value-type="float" office:value="17.44838795146887" table:style-name="ce22">
            <text:p>17.4</text:p>
          </table:table-cell>
          <table:table-cell office:value-type="float" office:value="11.596828875623071" table:style-name="ce22">
            <text:p>11.6</text:p>
          </table:table-cell>
          <table:table-cell office:value-type="float" office:value="2.925783003500861" table:style-name="ce22">
            <text:p>2.9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" table:formula="of:=[.AA28]*[.$AZ$3]" table:style-name="ce23">
            <text:p>0</text:p>
          </table:table-cell>
          <table:table-cell office:value-type="float" office:value="0" table:formula="of:=[.AB28]*[.$AZ$3]" table:style-name="ce23">
            <text:p>0</text:p>
          </table:table-cell>
          <table:table-cell office:value-type="float" office:value="0" table:formula="of:=[.AC28]*[.$AZ$3]" table:style-name="ce23">
            <text:p>0</text:p>
          </table:table-cell>
          <table:table-cell office:value-type="float" office:value="0" table:formula="of:=[.AD28]*[.$AZ$3]" table:style-name="ce23">
            <text:p>0</text:p>
          </table:table-cell>
          <table:table-cell office:value-type="float" office:value="0" table:formula="of:=[.AE28]*[.$AZ$3]" table:style-name="ce23">
            <text:p>0</text:p>
          </table:table-cell>
          <table:table-cell office:value-type="float" office:value="7640.3207256222031" table:formula="of:=[.AF28]*[.$AZ$3]" table:style-name="ce23">
            <text:p>7640</text:p>
          </table:table-cell>
          <table:table-cell office:value-type="float" office:value="29891.079873421615" table:formula="of:=[.AG28]*[.$AZ$3]" table:style-name="ce23">
            <text:p>29891</text:p>
          </table:table-cell>
          <table:table-cell office:value-type="float" office:value="40575.629723241378" table:formula="of:=[.AH28]*[.$AZ$3]" table:style-name="ce23">
            <text:p>40576</text:p>
          </table:table-cell>
          <table:table-cell office:value-type="float" office:value="50656.317027288926" table:formula="of:=[.AI28]*[.$AZ$3]" table:style-name="ce23">
            <text:p>50656</text:p>
          </table:table-cell>
          <table:table-cell office:value-type="float" office:value="59038.77158144267" table:formula="of:=[.AJ28]*[.$AZ$3]" table:style-name="ce23">
            <text:p>59039</text:p>
          </table:table-cell>
          <table:table-cell office:value-type="float" office:value="54124.713326540892" table:formula="of:=[.AK28]*[.$AZ$3]" table:style-name="ce23">
            <text:p>54125</text:p>
          </table:table-cell>
          <table:table-cell office:value-type="float" office:value="56529.091276773535" table:formula="of:=[.AL28]*[.$AZ$3]" table:style-name="ce23">
            <text:p>56529</text:p>
          </table:table-cell>
          <table:table-cell office:value-type="float" office:value="49220.411025064852" table:formula="of:=[.AM28]*[.$AZ$3]" table:style-name="ce23">
            <text:p>49220</text:p>
          </table:table-cell>
          <table:table-cell office:value-type="float" office:value="41776.695989431719" table:formula="of:=[.AN28]*[.$AZ$3]" table:style-name="ce23">
            <text:p>41777</text:p>
          </table:table-cell>
          <table:table-cell office:value-type="float" office:value="27370.017623089123" table:formula="of:=[.AO28]*[.$AZ$3]" table:style-name="ce23">
            <text:p>27370</text:p>
          </table:table-cell>
          <table:table-cell office:value-type="float" office:value="7203.323697530941" table:formula="of:=[.AP28]*[.$AZ$3]" table:style-name="ce23">
            <text:p>7203</text:p>
          </table:table-cell>
          <table:table-cell office:value-type="float" office:value="0" table:formula="of:=[.AQ28]*[.$AZ$3]" table:style-name="ce23">
            <text:p>0</text:p>
          </table:table-cell>
          <table:table-cell office:value-type="float" office:value="0" table:formula="of:=[.AR28]*[.$AZ$3]" table:style-name="ce23">
            <text:p>0</text:p>
          </table:table-cell>
          <table:table-cell office:value-type="float" office:value="0" table:formula="of:=[.AS28]*[.$AZ$3]" table:style-name="ce23">
            <text:p>0</text:p>
          </table:table-cell>
          <table:table-cell office:value-type="float" office:value="0" table:formula="of:=[.AT28]*[.$AZ$3]" table:style-name="ce23">
            <text:p>0</text:p>
          </table:table-cell>
          <table:table-cell office:value-type="float" office:value="0" table:formula="of:=[.AU28]*[.$AZ$3]" table:style-name="ce23">
            <text:p>0</text:p>
          </table:table-cell>
          <table:table-cell office:value-type="float" office:value="0" table:formula="of:=[.AV28]*[.$AZ$3]" table:style-name="ce23">
            <text:p>0</text:p>
          </table:table-cell>
          <table:table-cell office:value-type="float" office:value="0" table:formula="of:=[.AW28]*[.$AZ$3]" table:style-name="ce23">
            <text:p>0</text:p>
          </table:table-cell>
          <table:table-cell office:value-type="float" office:value="0" table:formula="of:=[.AX28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7.6403207256222032" table:style-name="ce22">
            <text:p>7.6</text:p>
          </table:table-cell>
          <table:table-cell office:value-type="float" office:value="29.891079873421614" table:style-name="ce22">
            <text:p>29.9</text:p>
          </table:table-cell>
          <table:table-cell office:value-type="float" office:value="40.575629723241377" table:style-name="ce22">
            <text:p>40.6</text:p>
          </table:table-cell>
          <table:table-cell office:value-type="float" office:value="50.656317027288928" table:style-name="ce22">
            <text:p>50.7</text:p>
          </table:table-cell>
          <table:table-cell office:value-type="float" office:value="59.038771581442667" table:style-name="ce22">
            <text:p>59.0</text:p>
          </table:table-cell>
          <table:table-cell office:value-type="float" office:value="54.124713326540892" table:style-name="ce22">
            <text:p>54.1</text:p>
          </table:table-cell>
          <table:table-cell office:value-type="float" office:value="56.529091276773535" table:style-name="ce22">
            <text:p>56.5</text:p>
          </table:table-cell>
          <table:table-cell office:value-type="float" office:value="49.220411025064855" table:style-name="ce22">
            <text:p>49.2</text:p>
          </table:table-cell>
          <table:table-cell office:value-type="float" office:value="41.776695989431715" table:style-name="ce22">
            <text:p>41.8</text:p>
          </table:table-cell>
          <table:table-cell office:value-type="float" office:value="27.370017623089122" table:style-name="ce22">
            <text:p>27.4</text:p>
          </table:table-cell>
          <table:table-cell office:value-type="float" office:value="7.2033236975309407" table:style-name="ce22">
            <text:p>7.2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" table:formula="of:=[.AA29]*[.$AZ$3]" table:style-name="ce23">
            <text:p>0</text:p>
          </table:table-cell>
          <table:table-cell office:value-type="float" office:value="0" table:formula="of:=[.AB29]*[.$AZ$3]" table:style-name="ce23">
            <text:p>0</text:p>
          </table:table-cell>
          <table:table-cell office:value-type="float" office:value="0" table:formula="of:=[.AC29]*[.$AZ$3]" table:style-name="ce23">
            <text:p>0</text:p>
          </table:table-cell>
          <table:table-cell office:value-type="float" office:value="0" table:formula="of:=[.AD29]*[.$AZ$3]" table:style-name="ce23">
            <text:p>0</text:p>
          </table:table-cell>
          <table:table-cell office:value-type="float" office:value="0" table:formula="of:=[.AE29]*[.$AZ$3]" table:style-name="ce23">
            <text:p>0</text:p>
          </table:table-cell>
          <table:table-cell office:value-type="float" office:value="11857.26436627522" table:formula="of:=[.AF29]*[.$AZ$3]" table:style-name="ce23">
            <text:p>11857</text:p>
          </table:table-cell>
          <table:table-cell office:value-type="float" office:value="47116.76373303157" table:formula="of:=[.AG29]*[.$AZ$3]" table:style-name="ce23">
            <text:p>47117</text:p>
          </table:table-cell>
          <table:table-cell office:value-type="float" office:value="69833.978589678343" table:formula="of:=[.AH29]*[.$AZ$3]" table:style-name="ce23">
            <text:p>69834</text:p>
          </table:table-cell>
          <table:table-cell office:value-type="float" office:value="81375.456005404718" table:formula="of:=[.AI29]*[.$AZ$3]" table:style-name="ce23">
            <text:p>81375</text:p>
          </table:table-cell>
          <table:table-cell office:value-type="float" office:value="77596.026491793324" table:formula="of:=[.AJ29]*[.$AZ$3]" table:style-name="ce23">
            <text:p>77596</text:p>
          </table:table-cell>
          <table:table-cell office:value-type="float" office:value="90425.686442151637" table:formula="of:=[.AK29]*[.$AZ$3]" table:style-name="ce23">
            <text:p>90426</text:p>
          </table:table-cell>
          <table:table-cell office:value-type="float" office:value="84020.9868005631" table:formula="of:=[.AL29]*[.$AZ$3]" table:style-name="ce23">
            <text:p>84021</text:p>
          </table:table-cell>
          <table:table-cell office:value-type="float" office:value="76192.334866105215" table:formula="of:=[.AM29]*[.$AZ$3]" table:style-name="ce23">
            <text:p>76192</text:p>
          </table:table-cell>
          <table:table-cell office:value-type="float" office:value="61809.589979751203" table:formula="of:=[.AN29]*[.$AZ$3]" table:style-name="ce23">
            <text:p>61810</text:p>
          </table:table-cell>
          <table:table-cell office:value-type="float" office:value="37600.188629268399" table:formula="of:=[.AO29]*[.$AZ$3]" table:style-name="ce23">
            <text:p>37600</text:p>
          </table:table-cell>
          <table:table-cell office:value-type="float" office:value="12104.700675241398" table:formula="of:=[.AP29]*[.$AZ$3]" table:style-name="ce23">
            <text:p>12105</text:p>
          </table:table-cell>
          <table:table-cell office:value-type="float" office:value="0" table:formula="of:=[.AQ29]*[.$AZ$3]" table:style-name="ce23">
            <text:p>0</text:p>
          </table:table-cell>
          <table:table-cell office:value-type="float" office:value="0" table:formula="of:=[.AR29]*[.$AZ$3]" table:style-name="ce23">
            <text:p>0</text:p>
          </table:table-cell>
          <table:table-cell office:value-type="float" office:value="0" table:formula="of:=[.AS29]*[.$AZ$3]" table:style-name="ce23">
            <text:p>0</text:p>
          </table:table-cell>
          <table:table-cell office:value-type="float" office:value="0" table:formula="of:=[.AT29]*[.$AZ$3]" table:style-name="ce23">
            <text:p>0</text:p>
          </table:table-cell>
          <table:table-cell office:value-type="float" office:value="0" table:formula="of:=[.AU29]*[.$AZ$3]" table:style-name="ce23">
            <text:p>0</text:p>
          </table:table-cell>
          <table:table-cell office:value-type="float" office:value="0" table:formula="of:=[.AV29]*[.$AZ$3]" table:style-name="ce23">
            <text:p>0</text:p>
          </table:table-cell>
          <table:table-cell office:value-type="float" office:value="0" table:formula="of:=[.AW29]*[.$AZ$3]" table:style-name="ce23">
            <text:p>0</text:p>
          </table:table-cell>
          <table:table-cell office:value-type="float" office:value="0" table:formula="of:=[.AX29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11.857264366275221" table:style-name="ce22">
            <text:p>11.9</text:p>
          </table:table-cell>
          <table:table-cell office:value-type="float" office:value="47.116763733031569" table:style-name="ce22">
            <text:p>47.1</text:p>
          </table:table-cell>
          <table:table-cell office:value-type="float" office:value="69.833978589678338" table:style-name="ce22">
            <text:p>69.8</text:p>
          </table:table-cell>
          <table:table-cell office:value-type="float" office:value="81.375456005404715" table:style-name="ce22">
            <text:p>81.4</text:p>
          </table:table-cell>
          <table:table-cell office:value-type="float" office:value="77.596026491793324" table:style-name="ce22">
            <text:p>77.6</text:p>
          </table:table-cell>
          <table:table-cell office:value-type="float" office:value="90.42568644215163" table:style-name="ce22">
            <text:p>90.4</text:p>
          </table:table-cell>
          <table:table-cell office:value-type="float" office:value="84.020986800563094" table:style-name="ce22">
            <text:p>84.0</text:p>
          </table:table-cell>
          <table:table-cell office:value-type="float" office:value="76.192334866105213" table:style-name="ce22">
            <text:p>76.2</text:p>
          </table:table-cell>
          <table:table-cell office:value-type="float" office:value="61.809589979751202" table:style-name="ce22">
            <text:p>61.8</text:p>
          </table:table-cell>
          <table:table-cell office:value-type="float" office:value="37.600188629268402" table:style-name="ce22">
            <text:p>37.6</text:p>
          </table:table-cell>
          <table:table-cell office:value-type="float" office:value="12.104700675241398" table:style-name="ce22">
            <text:p>12.1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" table:formula="of:=[.AA30]*[.$AZ$3]" table:style-name="ce23">
            <text:p>0</text:p>
          </table:table-cell>
          <table:table-cell office:value-type="float" office:value="0" table:formula="of:=[.AB30]*[.$AZ$3]" table:style-name="ce23">
            <text:p>0</text:p>
          </table:table-cell>
          <table:table-cell office:value-type="float" office:value="0" table:formula="of:=[.AC30]*[.$AZ$3]" table:style-name="ce23">
            <text:p>0</text:p>
          </table:table-cell>
          <table:table-cell office:value-type="float" office:value="0" table:formula="of:=[.AD30]*[.$AZ$3]" table:style-name="ce23">
            <text:p>0</text:p>
          </table:table-cell>
          <table:table-cell office:value-type="float" office:value="0" table:formula="of:=[.AE30]*[.$AZ$3]" table:style-name="ce23">
            <text:p>0</text:p>
          </table:table-cell>
          <table:table-cell office:value-type="float" office:value="13271.549933104374" table:formula="of:=[.AF30]*[.$AZ$3]" table:style-name="ce23">
            <text:p>13272</text:p>
          </table:table-cell>
          <table:table-cell office:value-type="float" office:value="69501.820974387665" table:formula="of:=[.AG30]*[.$AZ$3]" table:style-name="ce23">
            <text:p>69502</text:p>
          </table:table-cell>
          <table:table-cell office:value-type="float" office:value="96742.11016976423" table:formula="of:=[.AH30]*[.$AZ$3]" table:style-name="ce23">
            <text:p>96742</text:p>
          </table:table-cell>
          <table:table-cell office:value-type="float" office:value="120871.58703967437" table:formula="of:=[.AI30]*[.$AZ$3]" table:style-name="ce23">
            <text:p>120872</text:p>
          </table:table-cell>
          <table:table-cell office:value-type="float" office:value="119091.30287750985" table:formula="of:=[.AJ30]*[.$AZ$3]" table:style-name="ce23">
            <text:p>119091</text:p>
          </table:table-cell>
          <table:table-cell office:value-type="float" office:value="117074.322803031" table:formula="of:=[.AK30]*[.$AZ$3]" table:style-name="ce23">
            <text:p>117074</text:p>
          </table:table-cell>
          <table:table-cell office:value-type="float" office:value="129030.16761213529" table:formula="of:=[.AL30]*[.$AZ$3]" table:style-name="ce23">
            <text:p>129030</text:p>
          </table:table-cell>
          <table:table-cell office:value-type="float" office:value="114863.02247528978" table:formula="of:=[.AM30]*[.$AZ$3]" table:style-name="ce23">
            <text:p>114863</text:p>
          </table:table-cell>
          <table:table-cell office:value-type="float" office:value="89492.833579988757" table:formula="of:=[.AN30]*[.$AZ$3]" table:style-name="ce23">
            <text:p>89493</text:p>
          </table:table-cell>
          <table:table-cell office:value-type="float" office:value="58215.545343770267" table:formula="of:=[.AO30]*[.$AZ$3]" table:style-name="ce23">
            <text:p>58216</text:p>
          </table:table-cell>
          <table:table-cell office:value-type="float" office:value="15638.593469911173" table:formula="of:=[.AP30]*[.$AZ$3]" table:style-name="ce23">
            <text:p>15639</text:p>
          </table:table-cell>
          <table:table-cell office:value-type="float" office:value="0" table:formula="of:=[.AQ30]*[.$AZ$3]" table:style-name="ce23">
            <text:p>0</text:p>
          </table:table-cell>
          <table:table-cell office:value-type="float" office:value="0" table:formula="of:=[.AR30]*[.$AZ$3]" table:style-name="ce23">
            <text:p>0</text:p>
          </table:table-cell>
          <table:table-cell office:value-type="float" office:value="0" table:formula="of:=[.AS30]*[.$AZ$3]" table:style-name="ce23">
            <text:p>0</text:p>
          </table:table-cell>
          <table:table-cell office:value-type="float" office:value="0" table:formula="of:=[.AT30]*[.$AZ$3]" table:style-name="ce23">
            <text:p>0</text:p>
          </table:table-cell>
          <table:table-cell office:value-type="float" office:value="0" table:formula="of:=[.AU30]*[.$AZ$3]" table:style-name="ce23">
            <text:p>0</text:p>
          </table:table-cell>
          <table:table-cell office:value-type="float" office:value="0" table:formula="of:=[.AV30]*[.$AZ$3]" table:style-name="ce23">
            <text:p>0</text:p>
          </table:table-cell>
          <table:table-cell office:value-type="float" office:value="0" table:formula="of:=[.AW30]*[.$AZ$3]" table:style-name="ce23">
            <text:p>0</text:p>
          </table:table-cell>
          <table:table-cell office:value-type="float" office:value="0" table:formula="of:=[.AX30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13.271549933104374" table:style-name="ce22">
            <text:p>13.3</text:p>
          </table:table-cell>
          <table:table-cell office:value-type="float" office:value="69.50182097438767" table:style-name="ce22">
            <text:p>69.5</text:p>
          </table:table-cell>
          <table:table-cell office:value-type="float" office:value="96.742110169764231" table:style-name="ce22">
            <text:p>96.7</text:p>
          </table:table-cell>
          <table:table-cell office:value-type="float" office:value="120.87158703967437" table:style-name="ce22">
            <text:p>120.9</text:p>
          </table:table-cell>
          <table:table-cell office:value-type="float" office:value="119.09130287750985" table:style-name="ce22">
            <text:p>119.1</text:p>
          </table:table-cell>
          <table:table-cell office:value-type="float" office:value="117.074322803031" table:style-name="ce22">
            <text:p>117.1</text:p>
          </table:table-cell>
          <table:table-cell office:value-type="float" office:value="129.0301676121353" table:style-name="ce22">
            <text:p>129.0</text:p>
          </table:table-cell>
          <table:table-cell office:value-type="float" office:value="114.86302247528978" table:style-name="ce22">
            <text:p>114.9</text:p>
          </table:table-cell>
          <table:table-cell office:value-type="float" office:value="89.492833579988755" table:style-name="ce22">
            <text:p>89.5</text:p>
          </table:table-cell>
          <table:table-cell office:value-type="float" office:value="58.215545343770266" table:style-name="ce22">
            <text:p>58.2</text:p>
          </table:table-cell>
          <table:table-cell office:value-type="float" office:value="15.638593469911173" table:style-name="ce22">
            <text:p>15.6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" table:formula="of:=[.AA31]*[.$AZ$3]" table:style-name="ce23">
            <text:p>0</text:p>
          </table:table-cell>
          <table:table-cell office:value-type="float" office:value="0" table:formula="of:=[.AB31]*[.$AZ$3]" table:style-name="ce23">
            <text:p>0</text:p>
          </table:table-cell>
          <table:table-cell office:value-type="float" office:value="0" table:formula="of:=[.AC31]*[.$AZ$3]" table:style-name="ce23">
            <text:p>0</text:p>
          </table:table-cell>
          <table:table-cell office:value-type="float" office:value="0" table:formula="of:=[.AD31]*[.$AZ$3]" table:style-name="ce23">
            <text:p>0</text:p>
          </table:table-cell>
          <table:table-cell office:value-type="float" office:value="0" table:formula="of:=[.AE31]*[.$AZ$3]" table:style-name="ce23">
            <text:p>0</text:p>
          </table:table-cell>
          <table:table-cell office:value-type="float" office:value="19925.680763000171" table:formula="of:=[.AF31]*[.$AZ$3]" table:style-name="ce23">
            <text:p>19926</text:p>
          </table:table-cell>
          <table:table-cell office:value-type="float" office:value="72205.208734547035" table:formula="of:=[.AG31]*[.$AZ$3]" table:style-name="ce23">
            <text:p>72205</text:p>
          </table:table-cell>
          <table:table-cell office:value-type="float" office:value="106978.11594212161" table:formula="of:=[.AH31]*[.$AZ$3]" table:style-name="ce23">
            <text:p>106978</text:p>
          </table:table-cell>
          <table:table-cell office:value-type="float" office:value="130147.72718220837" table:formula="of:=[.AI31]*[.$AZ$3]" table:style-name="ce23">
            <text:p>130148</text:p>
          </table:table-cell>
          <table:table-cell office:value-type="float" office:value="153313.31878154638" table:formula="of:=[.AJ31]*[.$AZ$3]" table:style-name="ce23">
            <text:p>153313</text:p>
          </table:table-cell>
          <table:table-cell office:value-type="float" office:value="154149.40405729419" table:formula="of:=[.AK31]*[.$AZ$3]" table:style-name="ce23">
            <text:p>154149</text:p>
          </table:table-cell>
          <table:table-cell office:value-type="float" office:value="140829.9224721115" table:formula="of:=[.AL31]*[.$AZ$3]" table:style-name="ce23">
            <text:p>140830</text:p>
          </table:table-cell>
          <table:table-cell office:value-type="float" office:value="122827.35843255378" table:formula="of:=[.AM31]*[.$AZ$3]" table:style-name="ce23">
            <text:p>122827</text:p>
          </table:table-cell>
          <table:table-cell office:value-type="float" office:value="100338.87531734908" table:formula="of:=[.AN31]*[.$AZ$3]" table:style-name="ce23">
            <text:p>100339</text:p>
          </table:table-cell>
          <table:table-cell office:value-type="float" office:value="70588.107261309779" table:formula="of:=[.AO31]*[.$AZ$3]" table:style-name="ce23">
            <text:p>70588</text:p>
          </table:table-cell>
          <table:table-cell office:value-type="float" office:value="14875.343831612166" table:formula="of:=[.AP31]*[.$AZ$3]" table:style-name="ce23">
            <text:p>14875</text:p>
          </table:table-cell>
          <table:table-cell office:value-type="float" office:value="0" table:formula="of:=[.AQ31]*[.$AZ$3]" table:style-name="ce23">
            <text:p>0</text:p>
          </table:table-cell>
          <table:table-cell office:value-type="float" office:value="0" table:formula="of:=[.AR31]*[.$AZ$3]" table:style-name="ce23">
            <text:p>0</text:p>
          </table:table-cell>
          <table:table-cell office:value-type="float" office:value="0" table:formula="of:=[.AS31]*[.$AZ$3]" table:style-name="ce23">
            <text:p>0</text:p>
          </table:table-cell>
          <table:table-cell office:value-type="float" office:value="0" table:formula="of:=[.AT31]*[.$AZ$3]" table:style-name="ce23">
            <text:p>0</text:p>
          </table:table-cell>
          <table:table-cell office:value-type="float" office:value="0" table:formula="of:=[.AU31]*[.$AZ$3]" table:style-name="ce23">
            <text:p>0</text:p>
          </table:table-cell>
          <table:table-cell office:value-type="float" office:value="0" table:formula="of:=[.AV31]*[.$AZ$3]" table:style-name="ce23">
            <text:p>0</text:p>
          </table:table-cell>
          <table:table-cell office:value-type="float" office:value="0" table:formula="of:=[.AW31]*[.$AZ$3]" table:style-name="ce23">
            <text:p>0</text:p>
          </table:table-cell>
          <table:table-cell office:value-type="float" office:value="0" table:formula="of:=[.AX31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19.925680763000173" table:style-name="ce22">
            <text:p>19.9</text:p>
          </table:table-cell>
          <table:table-cell office:value-type="float" office:value="72.205208734547043" table:style-name="ce22">
            <text:p>72.2</text:p>
          </table:table-cell>
          <table:table-cell office:value-type="float" office:value="106.97811594212162" table:style-name="ce22">
            <text:p>107.0</text:p>
          </table:table-cell>
          <table:table-cell office:value-type="float" office:value="130.14772718220837" table:style-name="ce22">
            <text:p>130.1</text:p>
          </table:table-cell>
          <table:table-cell office:value-type="float" office:value="153.31331878154637" table:style-name="ce22">
            <text:p>153.3</text:p>
          </table:table-cell>
          <table:table-cell office:value-type="float" office:value="154.14940405729419" table:style-name="ce22">
            <text:p>154.1</text:p>
          </table:table-cell>
          <table:table-cell office:value-type="float" office:value="140.82992247211149" table:style-name="ce22">
            <text:p>140.8</text:p>
          </table:table-cell>
          <table:table-cell office:value-type="float" office:value="122.82735843255378" table:style-name="ce22">
            <text:p>122.8</text:p>
          </table:table-cell>
          <table:table-cell office:value-type="float" office:value="100.33887531734908" table:style-name="ce22">
            <text:p>100.3</text:p>
          </table:table-cell>
          <table:table-cell office:value-type="float" office:value="70.588107261309773" table:style-name="ce22">
            <text:p>70.6</text:p>
          </table:table-cell>
          <table:table-cell office:value-type="float" office:value="14.875343831612167" table:style-name="ce22">
            <text:p>14.9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" table:formula="of:=[.AA32]*[.$AZ$3]" table:style-name="ce23">
            <text:p>0</text:p>
          </table:table-cell>
          <table:table-cell office:value-type="float" office:value="0" table:formula="of:=[.AB32]*[.$AZ$3]" table:style-name="ce23">
            <text:p>0</text:p>
          </table:table-cell>
          <table:table-cell office:value-type="float" office:value="0" table:formula="of:=[.AC32]*[.$AZ$3]" table:style-name="ce23">
            <text:p>0</text:p>
          </table:table-cell>
          <table:table-cell office:value-type="float" office:value="0" table:formula="of:=[.AD32]*[.$AZ$3]" table:style-name="ce23">
            <text:p>0</text:p>
          </table:table-cell>
          <table:table-cell office:value-type="float" office:value="0" table:formula="of:=[.AE32]*[.$AZ$3]" table:style-name="ce23">
            <text:p>0</text:p>
          </table:table-cell>
          <table:table-cell office:value-type="float" office:value="21839.050000000003" table:formula="of:=[.AF32]*[.$AZ$3]" table:style-name="ce23">
            <text:p>21839</text:p>
          </table:table-cell>
          <table:table-cell office:value-type="float" office:value="127708.76" table:formula="of:=[.AG32]*[.$AZ$3]" table:style-name="ce23">
            <text:p>127709</text:p>
          </table:table-cell>
          <table:table-cell office:value-type="float" office:value="188690.48" table:formula="of:=[.AH32]*[.$AZ$3]" table:style-name="ce23">
            <text:p>188690</text:p>
          </table:table-cell>
          <table:table-cell office:value-type="float" office:value="232134.66000000003" table:formula="of:=[.AI32]*[.$AZ$3]" table:style-name="ce23">
            <text:p>232135</text:p>
          </table:table-cell>
          <table:table-cell office:value-type="float" office:value="259736.19999999998" table:formula="of:=[.AJ32]*[.$AZ$3]" table:style-name="ce23">
            <text:p>259736</text:p>
          </table:table-cell>
          <table:table-cell office:value-type="float" office:value="265567.2" table:formula="of:=[.AK32]*[.$AZ$3]" table:style-name="ce23">
            <text:p>265567</text:p>
          </table:table-cell>
          <table:table-cell office:value-type="float" office:value="226595.38" table:formula="of:=[.AL32]*[.$AZ$3]" table:style-name="ce23">
            <text:p>226595</text:p>
          </table:table-cell>
          <table:table-cell office:value-type="float" office:value="194588.80000000002" table:formula="of:=[.AM32]*[.$AZ$3]" table:style-name="ce23">
            <text:p>194589</text:p>
          </table:table-cell>
          <table:table-cell office:value-type="float" office:value="161700.26" table:formula="of:=[.AN32]*[.$AZ$3]" table:style-name="ce23">
            <text:p>161700</text:p>
          </table:table-cell>
          <table:table-cell office:value-type="float" office:value="62563.740000000005" table:formula="of:=[.AO32]*[.$AZ$3]" table:style-name="ce23">
            <text:p>62564</text:p>
          </table:table-cell>
          <table:table-cell office:value-type="float" office:value="49568.26" table:formula="of:=[.AP32]*[.$AZ$3]" table:style-name="ce23">
            <text:p>49568</text:p>
          </table:table-cell>
          <table:table-cell office:value-type="float" office:value="0" table:formula="of:=[.AQ32]*[.$AZ$3]" table:style-name="ce23">
            <text:p>0</text:p>
          </table:table-cell>
          <table:table-cell office:value-type="float" office:value="0" table:formula="of:=[.AR32]*[.$AZ$3]" table:style-name="ce23">
            <text:p>0</text:p>
          </table:table-cell>
          <table:table-cell office:value-type="float" office:value="0" table:formula="of:=[.AS32]*[.$AZ$3]" table:style-name="ce23">
            <text:p>0</text:p>
          </table:table-cell>
          <table:table-cell office:value-type="float" office:value="0" table:formula="of:=[.AT32]*[.$AZ$3]" table:style-name="ce23">
            <text:p>0</text:p>
          </table:table-cell>
          <table:table-cell office:value-type="float" office:value="0" table:formula="of:=[.AU32]*[.$AZ$3]" table:style-name="ce23">
            <text:p>0</text:p>
          </table:table-cell>
          <table:table-cell office:value-type="float" office:value="0" table:formula="of:=[.AV32]*[.$AZ$3]" table:style-name="ce23">
            <text:p>0</text:p>
          </table:table-cell>
          <table:table-cell office:value-type="float" office:value="0" table:formula="of:=[.AW32]*[.$AZ$3]" table:style-name="ce23">
            <text:p>0</text:p>
          </table:table-cell>
          <table:table-cell office:value-type="float" office:value="0" table:formula="of:=[.AX32]*[.$AZ$3]" table:style-name="ce23">
            <text:p>0</text:p>
          </table:table-cell>
          <table:table-cell table:style-name="ce1"/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21.839050000000004" table:style-name="ce22">
            <text:p>21.8</text:p>
          </table:table-cell>
          <table:table-cell office:value-type="float" office:value="127.70876" table:style-name="ce22">
            <text:p>127.7</text:p>
          </table:table-cell>
          <table:table-cell office:value-type="float" office:value="188.69048000000001" table:style-name="ce22">
            <text:p>188.7</text:p>
          </table:table-cell>
          <table:table-cell office:value-type="float" office:value="232.13466000000003" table:style-name="ce22">
            <text:p>232.1</text:p>
          </table:table-cell>
          <table:table-cell office:value-type="float" office:value="259.7362" table:style-name="ce22">
            <text:p>259.7</text:p>
          </table:table-cell>
          <table:table-cell office:value-type="float" office:value="265.56720000000001" table:style-name="ce22">
            <text:p>265.6</text:p>
          </table:table-cell>
          <table:table-cell office:value-type="float" office:value="226.59538000000001" table:style-name="ce22">
            <text:p>226.6</text:p>
          </table:table-cell>
          <table:table-cell office:value-type="float" office:value="194.58880000000002" table:style-name="ce22">
            <text:p>194.6</text:p>
          </table:table-cell>
          <table:table-cell office:value-type="float" office:value="161.70026000000001" table:style-name="ce22">
            <text:p>161.7</text:p>
          </table:table-cell>
          <table:table-cell office:value-type="float" office:value="62.563740000000003" table:style-name="ce22">
            <text:p>62.6</text:p>
          </table:table-cell>
          <table:table-cell office:value-type="float" office:value="49.568260000000002" table:style-name="ce22">
            <text:p>49.6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table:number-columns-repeated="16334"/>
        </table:table-row>
        <table:table-row table:style-name="ro1">
          <table:table-cell/>
          <table:table-cell office:value-type="string" table:style-name="ce2">
            <text:p>WATT/DG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" table:formula="of:=SUM([.B23:.B32])" table:style-name="ce24">
            <text:p>0.0</text:p>
          </table:table-cell>
          <table:table-cell office:value-type="float" office:value="0" table:formula="of:=SUM([.C23:.C32])" table:style-name="ce24">
            <text:p>0.0</text:p>
          </table:table-cell>
          <table:table-cell office:value-type="float" office:value="0" table:formula="of:=SUM([.D23:.D32])" table:style-name="ce24">
            <text:p>0.0</text:p>
          </table:table-cell>
          <table:table-cell office:value-type="float" office:value="0" table:formula="of:=SUM([.E23:.E32])" table:style-name="ce24">
            <text:p>0.0</text:p>
          </table:table-cell>
          <table:table-cell office:value-type="float" office:value="0" table:formula="of:=SUM([.F23:.F32])" table:style-name="ce24">
            <text:p>0.0</text:p>
          </table:table-cell>
          <table:table-cell office:value-type="float" office:value="82349.197923702115" table:formula="of:=SUM([.G23:.G32])" table:style-name="ce24">
            <text:p>82349.2</text:p>
          </table:table-cell>
          <table:table-cell office:value-type="float" office:value="384192.14167941629" table:formula="of:=SUM([.H23:.H32])" table:style-name="ce24">
            <text:p>384192.1</text:p>
          </table:table-cell>
          <table:table-cell office:value-type="float" office:value="557742.74576032523" table:formula="of:=SUM([.I23:.I32])" table:style-name="ce24">
            <text:p>557742.7</text:p>
          </table:table-cell>
          <table:table-cell office:value-type="float" office:value="681159.43579736864" table:formula="of:=SUM([.J23:.J32])" table:style-name="ce24">
            <text:p>681159.4</text:p>
          </table:table-cell>
          <table:table-cell office:value-type="float" office:value="743126.71553584083" table:formula="of:=SUM([.K23:.K32])" table:style-name="ce24">
            <text:p>743126.7</text:p>
          </table:table-cell>
          <table:table-cell office:value-type="float" office:value="757926.4518162068" table:formula="of:=SUM([.L23:.L32])" table:style-name="ce24">
            <text:p>757926.5</text:p>
          </table:table-cell>
          <table:table-cell office:value-type="float" office:value="708664.77023953898" table:formula="of:=SUM([.M23:.M32])" table:style-name="ce24">
            <text:p>708664.8</text:p>
          </table:table-cell>
          <table:table-cell office:value-type="float" office:value="619875.71297650971" table:formula="of:=SUM([.N23:.N32])" table:style-name="ce24">
            <text:p>619875.7</text:p>
          </table:table-cell>
          <table:table-cell office:value-type="float" office:value="501953.25611223001" table:formula="of:=SUM([.O23:.O32])" table:style-name="ce24">
            <text:p>501953.3</text:p>
          </table:table-cell>
          <table:table-cell office:value-type="float" office:value="288717.3651855067" table:formula="of:=SUM([.P23:.P32])" table:style-name="ce24">
            <text:p>288717.4</text:p>
          </table:table-cell>
          <table:table-cell office:value-type="float" office:value="106617.84379715828" table:formula="of:=SUM([.Q23:.Q32])" table:style-name="ce24">
            <text:p>106617.8</text:p>
          </table:table-cell>
          <table:table-cell office:value-type="float" office:value="0" table:formula="of:=SUM([.R23:.R32])" table:style-name="ce24">
            <text:p>0.0</text:p>
          </table:table-cell>
          <table:table-cell office:value-type="float" office:value="0" table:formula="of:=SUM([.S23:.S32])" table:style-name="ce24">
            <text:p>0.0</text:p>
          </table:table-cell>
          <table:table-cell office:value-type="float" office:value="0" table:formula="of:=SUM([.T23:.T32])" table:style-name="ce24">
            <text:p>0.0</text:p>
          </table:table-cell>
          <table:table-cell office:value-type="float" office:value="0" table:formula="of:=SUM([.U23:.U32])" table:style-name="ce24">
            <text:p>0.0</text:p>
          </table:table-cell>
          <table:table-cell office:value-type="float" office:value="0" table:formula="of:=SUM([.V23:.V32])" table:style-name="ce24">
            <text:p>0.0</text:p>
          </table:table-cell>
          <table:table-cell office:value-type="float" office:value="0" table:formula="of:=SUM([.W23:.W32])" table:style-name="ce24">
            <text:p>0.0</text:p>
          </table:table-cell>
          <table:table-cell office:value-type="float" office:value="0" table:formula="of:=SUM([.X23:.X32])" table:style-name="ce24">
            <text:p>0.0</text:p>
          </table:table-cell>
          <table:table-cell office:value-type="float" office:value="0" table:formula="of:=SUM([.Y23:.Y32])" table:style-name="ce24">
            <text:p>0.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">
            <text:p>KW/DG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" table:formula="of:=[.B34]/1000" table:style-name="ce22">
            <text:p>0.0</text:p>
          </table:table-cell>
          <table:table-cell office:value-type="float" office:value="0" table:formula="of:=[.C34]/1000" table:style-name="ce22">
            <text:p>0.0</text:p>
          </table:table-cell>
          <table:table-cell office:value-type="float" office:value="0" table:formula="of:=[.D34]/1000" table:style-name="ce22">
            <text:p>0.0</text:p>
          </table:table-cell>
          <table:table-cell office:value-type="float" office:value="0" table:formula="of:=[.E34]/1000" table:style-name="ce22">
            <text:p>0.0</text:p>
          </table:table-cell>
          <table:table-cell office:value-type="float" office:value="0" table:formula="of:=[.F34]/1000" table:style-name="ce22">
            <text:p>0.0</text:p>
          </table:table-cell>
          <table:table-cell office:value-type="float" office:value="82.349197923702121" table:formula="of:=[.G34]/1000" table:style-name="ce22">
            <text:p>82.3</text:p>
          </table:table-cell>
          <table:table-cell office:value-type="float" office:value="384.1921416794163" table:formula="of:=[.H34]/1000" table:style-name="ce22">
            <text:p>384.2</text:p>
          </table:table-cell>
          <table:table-cell office:value-type="float" office:value="557.74274576032519" table:formula="of:=[.I34]/1000" table:style-name="ce22">
            <text:p>557.7</text:p>
          </table:table-cell>
          <table:table-cell office:value-type="float" office:value="681.15943579736859" table:formula="of:=[.J34]/1000" table:style-name="ce22">
            <text:p>681.2</text:p>
          </table:table-cell>
          <table:table-cell office:value-type="float" office:value="743.12671553584084" table:formula="of:=[.K34]/1000" table:style-name="ce22">
            <text:p>743.1</text:p>
          </table:table-cell>
          <table:table-cell office:value-type="float" office:value="757.92645181620685" table:formula="of:=[.L34]/1000" table:style-name="ce22">
            <text:p>757.9</text:p>
          </table:table-cell>
          <table:table-cell office:value-type="float" office:value="708.66477023953894" table:formula="of:=[.M34]/1000" table:style-name="ce22">
            <text:p>708.7</text:p>
          </table:table-cell>
          <table:table-cell office:value-type="float" office:value="619.8757129765097" table:formula="of:=[.N34]/1000" table:style-name="ce22">
            <text:p>619.9</text:p>
          </table:table-cell>
          <table:table-cell office:value-type="float" office:value="501.95325611223001" table:formula="of:=[.O34]/1000" table:style-name="ce22">
            <text:p>502.0</text:p>
          </table:table-cell>
          <table:table-cell office:value-type="float" office:value="288.71736518550671" table:formula="of:=[.P34]/1000" table:style-name="ce22">
            <text:p>288.7</text:p>
          </table:table-cell>
          <table:table-cell office:value-type="float" office:value="106.61784379715827" table:formula="of:=[.Q34]/1000" table:style-name="ce22">
            <text:p>106.6</text:p>
          </table:table-cell>
          <table:table-cell office:value-type="float" office:value="0" table:formula="of:=[.R34]/1000" table:style-name="ce22">
            <text:p>0.0</text:p>
          </table:table-cell>
          <table:table-cell office:value-type="float" office:value="0" table:formula="of:=[.S34]/1000" table:style-name="ce22">
            <text:p>0.0</text:p>
          </table:table-cell>
          <table:table-cell office:value-type="float" office:value="0" table:formula="of:=[.T34]/1000" table:style-name="ce22">
            <text:p>0.0</text:p>
          </table:table-cell>
          <table:table-cell office:value-type="float" office:value="0" table:formula="of:=[.U34]/1000" table:style-name="ce22">
            <text:p>0.0</text:p>
          </table:table-cell>
          <table:table-cell office:value-type="float" office:value="0" table:formula="of:=[.V34]/1000" table:style-name="ce22">
            <text:p>0.0</text:p>
          </table:table-cell>
          <table:table-cell office:value-type="float" office:value="0" table:formula="of:=[.W34]/1000" table:style-name="ce22">
            <text:p>0.0</text:p>
          </table:table-cell>
          <table:table-cell office:value-type="float" office:value="0" table:formula="of:=[.X34]/1000" table:style-name="ce22">
            <text:p>0.0</text:p>
          </table:table-cell>
          <table:table-cell office:value-type="float" office:value="0" table:formula="of:=[.Y34]/1000" table:style-name="ce22">
            <text:p>0.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">
            <text:p>MW/DG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" table:formula="of:=[.B36]/1000" table:style-name="ce6">
            <text:p>0.00</text:p>
          </table:table-cell>
          <table:table-cell office:value-type="float" office:value="0" table:formula="of:=[.C36]/1000" table:style-name="ce6">
            <text:p>0.00</text:p>
          </table:table-cell>
          <table:table-cell office:value-type="float" office:value="0" table:formula="of:=[.D36]/1000" table:style-name="ce6">
            <text:p>0.00</text:p>
          </table:table-cell>
          <table:table-cell office:value-type="float" office:value="0" table:formula="of:=[.E36]/1000" table:style-name="ce6">
            <text:p>0.00</text:p>
          </table:table-cell>
          <table:table-cell office:value-type="float" office:value="0" table:formula="of:=[.F36]/1000" table:style-name="ce6">
            <text:p>0.00</text:p>
          </table:table-cell>
          <table:table-cell office:value-type="float" office:value="8.2349197923702128E-2" table:formula="of:=[.G36]/1000" table:style-name="ce6">
            <text:p>0.08</text:p>
          </table:table-cell>
          <table:table-cell office:value-type="float" office:value="0.38419214167941629" table:formula="of:=[.H36]/1000" table:style-name="ce6">
            <text:p>0.38</text:p>
          </table:table-cell>
          <table:table-cell office:value-type="float" office:value="0.55774274576032523" table:formula="of:=[.I36]/1000" table:style-name="ce6">
            <text:p>0.56</text:p>
          </table:table-cell>
          <table:table-cell office:value-type="float" office:value="0.6811594357973686" table:formula="of:=[.J36]/1000" table:style-name="ce6">
            <text:p>0.68</text:p>
          </table:table-cell>
          <table:table-cell office:value-type="float" office:value="0.74312671553584086" table:formula="of:=[.K36]/1000" table:style-name="ce6">
            <text:p>0.74</text:p>
          </table:table-cell>
          <table:table-cell office:value-type="float" office:value="0.75792645181620688" table:formula="of:=[.L36]/1000" table:style-name="ce6">
            <text:p>0.76</text:p>
          </table:table-cell>
          <table:table-cell office:value-type="float" office:value="0.70866477023953889" table:formula="of:=[.M36]/1000" table:style-name="ce6">
            <text:p>0.71</text:p>
          </table:table-cell>
          <table:table-cell office:value-type="float" office:value="0.61987571297650967" table:formula="of:=[.N36]/1000" table:style-name="ce6">
            <text:p>0.62</text:p>
          </table:table-cell>
          <table:table-cell office:value-type="float" office:value="0.50195325611222996" table:formula="of:=[.O36]/1000" table:style-name="ce6">
            <text:p>0.50</text:p>
          </table:table-cell>
          <table:table-cell office:value-type="float" office:value="0.28871736518550672" table:formula="of:=[.P36]/1000" table:style-name="ce6">
            <text:p>0.29</text:p>
          </table:table-cell>
          <table:table-cell office:value-type="float" office:value="0.10661784379715827" table:formula="of:=[.Q36]/1000" table:style-name="ce6">
            <text:p>0.11</text:p>
          </table:table-cell>
          <table:table-cell office:value-type="float" office:value="0" table:formula="of:=[.R36]/1000" table:style-name="ce6">
            <text:p>0.00</text:p>
          </table:table-cell>
          <table:table-cell office:value-type="float" office:value="0" table:formula="of:=[.S36]/1000" table:style-name="ce6">
            <text:p>0.00</text:p>
          </table:table-cell>
          <table:table-cell office:value-type="float" office:value="0" table:formula="of:=[.T36]/1000" table:style-name="ce6">
            <text:p>0.00</text:p>
          </table:table-cell>
          <table:table-cell office:value-type="float" office:value="0" table:formula="of:=[.U36]/1000" table:style-name="ce6">
            <text:p>0.00</text:p>
          </table:table-cell>
          <table:table-cell office:value-type="float" office:value="0" table:formula="of:=[.V36]/1000" table:style-name="ce6">
            <text:p>0.00</text:p>
          </table:table-cell>
          <table:table-cell office:value-type="float" office:value="0" table:formula="of:=[.W36]/1000" table:style-name="ce6">
            <text:p>0.00</text:p>
          </table:table-cell>
          <table:table-cell office:value-type="float" office:value="0" table:formula="of:=[.X36]/1000" table:style-name="ce6">
            <text:p>0.00</text:p>
          </table:table-cell>
          <table:table-cell office:value-type="float" office:value="0" table:formula="of:=[.Y36]/1000" table:style-name="ce6">
            <text:p>0.0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">
            <text:p>MW from 4DG</text:p>
          </table:table-cell>
          <table:table-cell table:number-columns-repeated="23" table:style-name="ce2"/>
          <table:table-cell table:number-columns-repeated="16359"/>
        </table:table-row>
        <table:table-row table:style-name="ro1">
          <table:table-cell/>
          <table:table-cell office:value-type="float" office:value="0" table:formula="of:=[.B38]*4" table:style-name="ce6">
            <text:p>0.00</text:p>
          </table:table-cell>
          <table:table-cell office:value-type="float" office:value="0" table:formula="of:=[.C38]*4" table:style-name="ce6">
            <text:p>0.00</text:p>
          </table:table-cell>
          <table:table-cell office:value-type="float" office:value="0" table:formula="of:=[.D38]*4" table:style-name="ce6">
            <text:p>0.00</text:p>
          </table:table-cell>
          <table:table-cell office:value-type="float" office:value="0" table:formula="of:=[.E38]*4" table:style-name="ce6">
            <text:p>0.00</text:p>
          </table:table-cell>
          <table:table-cell office:value-type="float" office:value="0" table:formula="of:=[.F38]*4" table:style-name="ce6">
            <text:p>0.00</text:p>
          </table:table-cell>
          <table:table-cell office:value-type="float" office:value="0.32939679169480851" table:formula="of:=[.G38]*4" table:style-name="ce6">
            <text:p>0.33</text:p>
          </table:table-cell>
          <table:table-cell office:value-type="float" office:value="1.5367685667176652" table:formula="of:=[.H38]*4" table:style-name="ce6">
            <text:p>1.54</text:p>
          </table:table-cell>
          <table:table-cell office:value-type="float" office:value="2.2309709830413009" table:formula="of:=[.I38]*4" table:style-name="ce6">
            <text:p>2.23</text:p>
          </table:table-cell>
          <table:table-cell office:value-type="float" office:value="2.7246377431894744" table:formula="of:=[.J38]*4" table:style-name="ce6">
            <text:p>2.72</text:p>
          </table:table-cell>
          <table:table-cell office:value-type="float" office:value="2.9725068621433635" table:formula="of:=[.K38]*4" table:style-name="ce6">
            <text:p>2.97</text:p>
          </table:table-cell>
          <table:table-cell office:value-type="float" office:value="3.0317058072648275" table:formula="of:=[.L38]*4" table:style-name="ce6">
            <text:p>3.03</text:p>
          </table:table-cell>
          <table:table-cell office:value-type="float" office:value="2.8346590809581556" table:formula="of:=[.M38]*4" table:style-name="ce6">
            <text:p>2.83</text:p>
          </table:table-cell>
          <table:table-cell office:value-type="float" office:value="2.4795028519060387" table:formula="of:=[.N38]*4" table:style-name="ce6">
            <text:p>2.48</text:p>
          </table:table-cell>
          <table:table-cell office:value-type="float" office:value="2.0078130244489198" table:formula="of:=[.O38]*4" table:style-name="ce6">
            <text:p>2.01</text:p>
          </table:table-cell>
          <table:table-cell office:value-type="float" office:value="1.1548694607420269" table:formula="of:=[.P38]*4" table:style-name="ce6">
            <text:p>1.15</text:p>
          </table:table-cell>
          <table:table-cell office:value-type="float" office:value="0.4264713751886331" table:formula="of:=[.Q38]*4" table:style-name="ce6">
            <text:p>0.43</text:p>
          </table:table-cell>
          <table:table-cell office:value-type="float" office:value="0" table:formula="of:=[.R38]*4" table:style-name="ce6">
            <text:p>0.00</text:p>
          </table:table-cell>
          <table:table-cell office:value-type="float" office:value="0" table:formula="of:=[.S38]*4" table:style-name="ce6">
            <text:p>0.00</text:p>
          </table:table-cell>
          <table:table-cell office:value-type="float" office:value="0" table:formula="of:=[.T38]*4" table:style-name="ce6">
            <text:p>0.00</text:p>
          </table:table-cell>
          <table:table-cell office:value-type="float" office:value="0" table:formula="of:=[.U38]*4" table:style-name="ce6">
            <text:p>0.00</text:p>
          </table:table-cell>
          <table:table-cell office:value-type="float" office:value="0" table:formula="of:=[.V38]*4" table:style-name="ce6">
            <text:p>0.00</text:p>
          </table:table-cell>
          <table:table-cell office:value-type="float" office:value="0" table:formula="of:=[.W38]*4" table:style-name="ce6">
            <text:p>0.00</text:p>
          </table:table-cell>
          <table:table-cell office:value-type="float" office:value="0" table:formula="of:=[.X38]*4" table:style-name="ce6">
            <text:p>0.00</text:p>
          </table:table-cell>
          <table:table-cell office:value-type="float" office:value="0" table:formula="of:=[.Y38]*4" table:style-name="ce6">
            <text:p>0.00</text:p>
          </table:table-cell>
          <table:table-cell table:number-columns-repeated="16359"/>
        </table:table-row>
        <table:table-row table:number-rows-repeated="1048536" table:style-name="ro1">
          <table:table-cell table:number-columns-repeated="16384"/>
        </table:table-row>
      </table:table>
      <table:table table:name="Gen_v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Wind</text:p>
          </table:table-cell>
          <table:table-cell office:value-type="float" office:value="0.32397530232263194" table:style-name="ce6">
            <text:p>0.32</text:p>
          </table:table-cell>
          <table:table-cell office:value-type="float" office:value="0.3748354719976445" table:style-name="ce6">
            <text:p>0.37</text:p>
          </table:table-cell>
          <table:table-cell office:value-type="float" office:value="0.64121233264868283" table:style-name="ce6">
            <text:p>0.64</text:p>
          </table:table-cell>
          <table:table-cell office:value-type="float" office:value="0.7865198581792987" table:style-name="ce6">
            <text:p>0.79</text:p>
          </table:table-cell>
          <table:table-cell office:value-type="float" office:value="0.79644782806751291" table:style-name="ce6">
            <text:p>0.80</text:p>
          </table:table-cell>
          <table:table-cell office:value-type="float" office:value="0.91864762507054765" table:style-name="ce6">
            <text:p>0.92</text:p>
          </table:table-cell>
          <table:table-cell office:value-type="float" office:value="0.66865549889362652" table:style-name="ce6">
            <text:p>0.67</text:p>
          </table:table-cell>
          <table:table-cell office:value-type="float" office:value="0.52873147378141017" table:style-name="ce6">
            <text:p>0.53</text:p>
          </table:table-cell>
          <table:table-cell office:value-type="float" office:value="0.62128641622083514" table:style-name="ce6">
            <text:p>0.62</text:p>
          </table:table-cell>
          <table:table-cell office:value-type="float" office:value="0.84684038301073083" table:style-name="ce6">
            <text:p>0.85</text:p>
          </table:table-cell>
          <table:table-cell office:value-type="float" office:value="0.81967123843177081" table:style-name="ce6">
            <text:p>0.82</text:p>
          </table:table-cell>
          <table:table-cell office:value-type="float" office:value="0.85107966455247674" table:style-name="ce6">
            <text:p>0.85</text:p>
          </table:table-cell>
          <table:table-cell office:value-type="float" office:value="0.89228783006352208" table:style-name="ce6">
            <text:p>0.89</text:p>
          </table:table-cell>
          <table:table-cell office:value-type="float" office:value="0.90099983609416545" table:style-name="ce6">
            <text:p>0.90</text:p>
          </table:table-cell>
          <table:table-cell office:value-type="float" office:value="1.0090197556598515" table:style-name="ce6">
            <text:p>1.01</text:p>
          </table:table-cell>
          <table:table-cell office:value-type="float" office:value="0.76382074865183069" table:style-name="ce6">
            <text:p>0.76</text:p>
          </table:table-cell>
          <table:table-cell office:value-type="float" office:value="0.87919617229341485" table:style-name="ce6">
            <text:p>0.88</text:p>
          </table:table-cell>
          <table:table-cell office:value-type="float" office:value="0.56475667029208976" table:style-name="ce6">
            <text:p>0.56</text:p>
          </table:table-cell>
          <table:table-cell office:value-type="float" office:value="0.56225862842855923" table:style-name="ce6">
            <text:p>0.56</text:p>
          </table:table-cell>
          <table:table-cell office:value-type="float" office:value="0.65025555404334301" table:style-name="ce6">
            <text:p>0.65</text:p>
          </table:table-cell>
          <table:table-cell office:value-type="float" office:value="0.91317750132057995" table:style-name="ce6">
            <text:p>0.91</text:p>
          </table:table-cell>
          <table:table-cell office:value-type="float" office:value="0.96805052450083007" table:style-name="ce6">
            <text:p>0.97</text:p>
          </table:table-cell>
          <table:table-cell office:value-type="float" office:value="0.81840469918844583" table:style-name="ce6">
            <text:p>0.82</text:p>
          </table:table-cell>
          <table:table-cell office:value-type="float" office:value="0.74613852138245362" table:style-name="ce6">
            <text:p>0.75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PV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.32939679169480851" table:style-name="ce6">
            <text:p>0.33</text:p>
          </table:table-cell>
          <table:table-cell office:value-type="float" office:value="1.5367685667176652" table:style-name="ce6">
            <text:p>1.54</text:p>
          </table:table-cell>
          <table:table-cell office:value-type="float" office:value="2.2309709830413009" table:style-name="ce6">
            <text:p>2.23</text:p>
          </table:table-cell>
          <table:table-cell office:value-type="float" office:value="2.7246377431894744" table:style-name="ce6">
            <text:p>2.72</text:p>
          </table:table-cell>
          <table:table-cell office:value-type="float" office:value="2.9725068621433635" table:style-name="ce6">
            <text:p>2.97</text:p>
          </table:table-cell>
          <table:table-cell office:value-type="float" office:value="3.0317058072648275" table:style-name="ce6">
            <text:p>3.03</text:p>
          </table:table-cell>
          <table:table-cell office:value-type="float" office:value="2.8346590809581556" table:style-name="ce6">
            <text:p>2.83</text:p>
          </table:table-cell>
          <table:table-cell office:value-type="float" office:value="2.4795028519060387" table:style-name="ce6">
            <text:p>2.48</text:p>
          </table:table-cell>
          <table:table-cell office:value-type="float" office:value="2.0078130244489198" table:style-name="ce6">
            <text:p>2.01</text:p>
          </table:table-cell>
          <table:table-cell office:value-type="float" office:value="1.1548694607420269" table:style-name="ce6">
            <text:p>1.15</text:p>
          </table:table-cell>
          <table:table-cell office:value-type="float" office:value="0.4264713751886331" table:style-name="ce6">
            <text:p>0.43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office:value-type="float" office:value="0" table:style-name="ce6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0.32397530232263194" table:formula="of:=SUM([.B1:.B2])" table:style-name="ce6">
            <text:p>0.32</text:p>
          </table:table-cell>
          <table:table-cell office:value-type="float" office:value="0.3748354719976445" table:formula="of:=SUM([.C1:.C2])" table:style-name="ce6">
            <text:p>0.37</text:p>
          </table:table-cell>
          <table:table-cell office:value-type="float" office:value="0.64121233264868283" table:formula="of:=SUM([.D1:.D2])" table:style-name="ce6">
            <text:p>0.64</text:p>
          </table:table-cell>
          <table:table-cell office:value-type="float" office:value="0.7865198581792987" table:formula="of:=SUM([.E1:.E2])" table:style-name="ce6">
            <text:p>0.79</text:p>
            <draw:frame draw:z-index="1" draw:id="id14" draw:style-name="a14" draw:name="Chart 1" svg:x="0.08333in" svg:y="0.13021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office:value-type="float" office:value="0.79644782806751291" table:formula="of:=SUM([.F1:.F2])" table:style-name="ce6">
            <text:p>0.80</text:p>
          </table:table-cell>
          <table:table-cell office:value-type="float" office:value="1.2480444167653562" table:formula="of:=SUM([.G1:.G2])" table:style-name="ce6">
            <text:p>1.25</text:p>
          </table:table-cell>
          <table:table-cell office:value-type="float" office:value="2.2054240656112918" table:formula="of:=SUM([.H1:.H2])" table:style-name="ce6">
            <text:p>2.21</text:p>
          </table:table-cell>
          <table:table-cell office:value-type="float" office:value="2.7597024568227111" table:formula="of:=SUM([.I1:.I2])" table:style-name="ce6">
            <text:p>2.76</text:p>
          </table:table-cell>
          <table:table-cell office:value-type="float" office:value="3.3459241594103095" table:formula="of:=SUM([.J1:.J2])" table:style-name="ce6">
            <text:p>3.35</text:p>
          </table:table-cell>
          <table:table-cell office:value-type="float" office:value="3.8193472451540944" table:formula="of:=SUM([.K1:.K2])" table:style-name="ce6">
            <text:p>3.82</text:p>
          </table:table-cell>
          <table:table-cell office:value-type="float" office:value="3.8513770456965983" table:formula="of:=SUM([.L1:.L2])" table:style-name="ce6">
            <text:p>3.85</text:p>
          </table:table-cell>
          <table:table-cell office:value-type="float" office:value="3.6857387455106325" table:formula="of:=SUM([.M1:.M2])" table:style-name="ce6">
            <text:p>3.69</text:p>
          </table:table-cell>
          <table:table-cell office:value-type="float" office:value="3.3717906819695607" table:formula="of:=SUM([.N1:.N2])" table:style-name="ce6">
            <text:p>3.37</text:p>
          </table:table-cell>
          <table:table-cell office:value-type="float" office:value="2.9088128605430854" table:formula="of:=SUM([.O1:.O2])" table:style-name="ce6">
            <text:p>2.91</text:p>
          </table:table-cell>
          <table:table-cell office:value-type="float" office:value="2.1638892164018784" table:formula="of:=SUM([.P1:.P2])" table:style-name="ce6">
            <text:p>2.16</text:p>
          </table:table-cell>
          <table:table-cell office:value-type="float" office:value="1.1902921238404638" table:formula="of:=SUM([.Q1:.Q2])" table:style-name="ce6">
            <text:p>1.19</text:p>
          </table:table-cell>
          <table:table-cell office:value-type="float" office:value="0.87919617229341485" table:formula="of:=SUM([.R1:.R2])" table:style-name="ce6">
            <text:p>0.88</text:p>
          </table:table-cell>
          <table:table-cell office:value-type="float" office:value="0.56475667029208976" table:formula="of:=SUM([.S1:.S2])" table:style-name="ce6">
            <text:p>0.56</text:p>
          </table:table-cell>
          <table:table-cell office:value-type="float" office:value="0.56225862842855923" table:formula="of:=SUM([.T1:.T2])" table:style-name="ce6">
            <text:p>0.56</text:p>
          </table:table-cell>
          <table:table-cell office:value-type="float" office:value="0.65025555404334301" table:formula="of:=SUM([.U1:.U2])" table:style-name="ce6">
            <text:p>0.65</text:p>
          </table:table-cell>
          <table:table-cell office:value-type="float" office:value="0.91317750132057995" table:formula="of:=SUM([.V1:.V2])" table:style-name="ce6">
            <text:p>0.91</text:p>
          </table:table-cell>
          <table:table-cell office:value-type="float" office:value="0.96805052450083007" table:formula="of:=SUM([.W1:.W2])" table:style-name="ce6">
            <text:p>0.97</text:p>
          </table:table-cell>
          <table:table-cell office:value-type="float" office:value="0.81840469918844583" table:formula="of:=SUM([.X1:.X2])" table:style-name="ce6">
            <text:p>0.82</text:p>
          </table:table-cell>
          <table:table-cell office:value-type="float" office:value="0.74613852138245362" table:formula="of:=SUM([.Y1:.Y2])" table:style-name="ce6">
            <text:p>0.75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Load</text:p>
          </table:table-cell>
          <table:table-cell office:value-type="float" office:value="2.5102760000000002" table:style-name="ce6">
            <text:p>2.51</text:p>
          </table:table-cell>
          <table:table-cell office:value-type="float" office:value="2.039984" table:style-name="ce6">
            <text:p>2.04</text:p>
          </table:table-cell>
          <table:table-cell office:value-type="float" office:value="1.970653" table:style-name="ce6">
            <text:p>1.97</text:p>
          </table:table-cell>
          <table:table-cell office:value-type="float" office:value="1.9594320000000001" table:style-name="ce6">
            <text:p>1.96</text:p>
          </table:table-cell>
          <table:table-cell office:value-type="float" office:value="1.977662" table:style-name="ce6">
            <text:p>1.98</text:p>
          </table:table-cell>
          <table:table-cell office:value-type="float" office:value="1.979063" table:style-name="ce6">
            <text:p>1.98</text:p>
          </table:table-cell>
          <table:table-cell office:value-type="float" office:value="1.9839720000000001" table:style-name="ce6">
            <text:p>1.98</text:p>
          </table:table-cell>
          <table:table-cell office:value-type="float" office:value="2.0267080000000002" table:style-name="ce6">
            <text:p>2.03</text:p>
          </table:table-cell>
          <table:table-cell office:value-type="float" office:value="2.4385599999999994" table:style-name="ce6">
            <text:p>2.44</text:p>
          </table:table-cell>
          <table:table-cell office:value-type="float" office:value="2.8585479999999999" table:style-name="ce6">
            <text:p>2.86</text:p>
          </table:table-cell>
          <table:table-cell office:value-type="float" office:value="2.9212470000000001" table:style-name="ce6">
            <text:p>2.92</text:p>
          </table:table-cell>
          <table:table-cell office:value-type="float" office:value="2.9636430000000007" table:style-name="ce6">
            <text:p>2.96</text:p>
          </table:table-cell>
          <table:table-cell office:value-type="float" office:value="2.9629400000000006" table:style-name="ce6">
            <text:p>2.96</text:p>
          </table:table-cell>
          <table:table-cell office:value-type="float" office:value="2.9626910000000004" table:style-name="ce6">
            <text:p>2.96</text:p>
          </table:table-cell>
          <table:table-cell office:value-type="float" office:value="2.9383540000000004" table:style-name="ce6">
            <text:p>2.94</text:p>
          </table:table-cell>
          <table:table-cell office:value-type="float" office:value="2.7998419999999995" table:style-name="ce6">
            <text:p>2.80</text:p>
          </table:table-cell>
          <table:table-cell office:value-type="float" office:value="2.8272659999999998" table:style-name="ce6">
            <text:p>2.83</text:p>
          </table:table-cell>
          <table:table-cell office:value-type="float" office:value="2.9472659999999999" table:style-name="ce6">
            <text:p>2.95</text:p>
          </table:table-cell>
          <table:table-cell office:value-type="float" office:value="3.3763489999999998" table:style-name="ce6">
            <text:p>3.38</text:p>
          </table:table-cell>
          <table:table-cell office:value-type="float" office:value="3.7025350000000001" table:style-name="ce6">
            <text:p>3.70</text:p>
          </table:table-cell>
          <table:table-cell office:value-type="float" office:value="3.6956009999999999" table:style-name="ce6">
            <text:p>3.70</text:p>
          </table:table-cell>
          <table:table-cell office:value-type="float" office:value="3.4924460000000002" table:style-name="ce6">
            <text:p>3.49</text:p>
          </table:table-cell>
          <table:table-cell office:value-type="float" office:value="3.3123369999999999" table:style-name="ce6">
            <text:p>3.31</text:p>
          </table:table-cell>
          <table:table-cell office:value-type="float" office:value="2.8757330000000003" table:style-name="ce6">
            <text:p>2.88</text:p>
          </table:table-cell>
          <table:table-cell table:number-columns-repeated="1635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4" number:min-integer-digits="1"/>
    </number:number-style>
    <number:number-style style:name="N38">
      <number:number number:decimal-places="1" number:min-integer-digits="1"/>
    </number:number-style>
    <number:number-style style:name="N39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Muhammad USMAN</dc:creator>
    <meta:creation-date>2020-10-27T10:39:35Z</meta:creation-date>
    <dc:date>2022-05-30T15:15:27Z</dc:date>
    <meta:editing-cycles>12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wind_scenarios.$B$2:.$Y$2" chart:class="chart:line" chart:attached-axis="primary-y" chart:style-name="G0S0">
            <chart:data-point chart:repeated="24"/>
          </chart:series>
          <chart:series chart:values-cell-range-address="wind_scenarios.$B$3:.$Y$3" chart:class="chart:line" chart:attached-axis="primary-y" chart:style-name="G0S1">
            <chart:data-point chart:repeated="24"/>
          </chart:series>
          <chart:series chart:values-cell-range-address="wind_scenarios.$B$4:.$Y$4" chart:class="chart:line" chart:attached-axis="primary-y" chart:style-name="G0S2">
            <chart:data-point chart:repeated="24"/>
          </chart:series>
          <chart:series chart:values-cell-range-address="wind_scenarios.$B$5:.$Y$5" chart:class="chart:line" chart:attached-axis="primary-y" chart:style-name="G0S3">
            <chart:data-point chart:repeated="24"/>
          </chart:series>
          <chart:series chart:values-cell-range-address="wind_scenarios.$B$6:.$Y$6" chart:class="chart:line" chart:attached-axis="primary-y" chart:style-name="G0S4">
            <chart:data-point chart:repeated="24"/>
          </chart:series>
          <chart:series chart:values-cell-range-address="wind_scenarios.$B$7:.$Y$7" chart:class="chart:line" chart:attached-axis="primary-y" chart:style-name="G0S5">
            <chart:data-point chart:repeated="24"/>
          </chart:series>
          <chart:series chart:values-cell-range-address="wind_scenarios.$B$8:.$Y$8" chart:class="chart:line" chart:attached-axis="primary-y" chart:style-name="G0S6">
            <chart:data-point chart:repeated="24"/>
          </chart:series>
          <chart:series chart:values-cell-range-address="wind_scenarios.$B$9:.$Y$9" chart:class="chart:line" chart:attached-axis="primary-y" chart:style-name="G0S7">
            <chart:data-point chart:repeated="24"/>
          </chart:series>
          <chart:series chart:values-cell-range-address="wind_scenarios.$B$10:.$Y$10" chart:class="chart:line" chart:attached-axis="primary-y" chart:style-name="G0S8">
            <chart:data-point chart:repeated="24"/>
          </chart:series>
          <chart:series chart:values-cell-range-address="wind_scenarios.$B$11:.$Y$11" chart:class="chart:line" chart:attached-axis="primary-y" chart:style-name="G0S9"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57.5296062992126pt" chart:style-name="Crt0">
        <chart:title chart:style-name="CT00">
          <text:p text:style-name="a0" text:class-names="" text:cond-style-name="">Average Wind Scenario per DG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tt</text:p>
            </chart:title>
            <chart:grid chart:class="major" chart:style-name="GMa0"/>
          </chart:axis>
          <chart:axis chart:dimension="x" chart:name="primary-x" chart:style-name="Axs1"/>
          <chart:series chart:values-cell-range-address="Scenarios_(Watt).$AC$14:.$AZ$14" chart:class="chart:line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92d05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57.5296062992126pt" chart:style-name="Crt0">
        <chart:title svg:x="144.4192913385827pt" svg:y="6.0pt" chart:style-name="CT00">
          <text:p text:style-name="a0" text:class-names="" text:cond-style-name="">PV_Scs 1:5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cenarios_(Watt).$B$19:.$Y$19" chart:class="chart:line" chart:attached-axis="primary-y" chart:style-name="G0S0">
            <chart:data-point chart:repeated="24"/>
          </chart:series>
          <chart:series chart:values-cell-range-address="Scenarios_(Watt).$B$20:.$Y$20" chart:class="chart:line" chart:attached-axis="primary-y" chart:style-name="G0S1">
            <chart:data-point chart:repeated="24"/>
          </chart:series>
          <chart:series chart:values-cell-range-address="Scenarios_(Watt).$B$21:.$Y$21" chart:class="chart:line" chart:attached-axis="primary-y" chart:style-name="G0S2">
            <chart:data-point chart:repeated="24"/>
          </chart:series>
          <chart:series chart:values-cell-range-address="Scenarios_(Watt).$B$22:.$Y$22" chart:class="chart:line" chart:attached-axis="primary-y" chart:style-name="G0S3">
            <chart:data-point chart:repeated="24"/>
          </chart:series>
          <chart:series chart:values-cell-range-address="Scenarios_(Watt).$B$23:.$Y$23" chart:class="chart:line" chart:attached-axis="primary-y" chart:style-name="G0S4">
            <chart:data-point chart:repeated="2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92d05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57.1761417322834pt" chart:style-name="Crt0">
        <chart:title chart:style-name="CT00">
          <text:p text:style-name="a0" text:class-names="" text:cond-style-name="">PV_Scs 6:10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cenarios_(Watt).$B$24:.$Y$24" chart:class="chart:line" chart:attached-axis="primary-y" chart:style-name="G0S0">
            <chart:data-point chart:repeated="24"/>
          </chart:series>
          <chart:series chart:values-cell-range-address="Scenarios_(Watt).$B$25:.$Y$25" chart:class="chart:line" chart:attached-axis="primary-y" chart:style-name="G0S1">
            <chart:data-point chart:repeated="24"/>
          </chart:series>
          <chart:series chart:values-cell-range-address="Scenarios_(Watt).$B$26:.$Y$26" chart:class="chart:line" chart:attached-axis="primary-y" chart:style-name="G0S2">
            <chart:data-point chart:repeated="24"/>
          </chart:series>
          <chart:series chart:values-cell-range-address="Scenarios_(Watt).$B$27:.$Y$27" chart:class="chart:line" chart:attached-axis="primary-y" chart:style-name="G0S3">
            <chart:data-point chart:repeated="24"/>
          </chart:series>
          <chart:series chart:values-cell-range-address="Scenarios_(Watt).$B$28:.$Y$28" chart:class="chart:line" chart:attached-axis="primary-y" chart:style-name="G0S4">
            <chart:data-point chart:repeated="2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PV Scenario per DG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cenarios_(Watt).$AC$30:.$AZ$30" chart:class="chart:line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92d05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41.8753543307087pt" svg:width="360.794094488189pt" chart:style-name="Crt0">
        <chart:title chart:style-name="CT00">
          <text:p text:style-name="a0" text:class-names="" text:cond-style-name="">Average DG power of 1 MW capacity</text:p>
        </chart:title>
        <chart:legend chart:legend-position="bottom" chart:legend-align="center" chart:style-name="Lgnd"/>
        <chart:plot-area svg:x="14.08771653543307pt" svg:y="33.80062992125984pt" svg:width="341.7491338582677pt" svg:height="180.0557480314961pt" chart:style-name="Plt0">
          <chart:axis chart:dimension="y" chart:name="primary-y" chart:style-name="Axs0">
            <chart:title chart:style-name="AT00">
              <text:p text:style-name="a1" text:class-names="" text:cond-style-name="">MW</text:p>
            </chart:title>
            <chart:grid chart:class="major" chart:style-name="GMa0"/>
          </chart:axis>
          <chart:axis chart:dimension="x" chart:name="primary-x" chart:style-name="Axs1"/>
          <chart:series chart:values-cell-range-address="Scenarios_(MW).$B$18:.$Y$18" chart:class="chart:line" chart:attached-axis="primary-y" chart:style-name="G0S0">
            <chart:data-point chart:repeated="24"/>
          </chart:series>
          <chart:series chart:values-cell-range-address="Scenarios_(MW).$B$38:.$Y$38" chart:class="chart:line" chart:attached-axis="primary-y" chart:style-name="G0S1">
            <chart:data-point chart:repeated="2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92d05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Gen v/s Load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Gen_vs_Load.$B$3:.$Y$3" chart:class="chart:line" chart:attached-axis="primary-y" chart:style-name="G0S0">
            <chart:data-point chart:repeated="24"/>
          </chart:series>
          <chart:series chart:values-cell-range-address="Gen_vs_Load.$B$5:.$Y$5" chart:class="chart:line" chart:attached-axis="primary-y" chart:style-name="G0S1">
            <chart:data-point chart:repeated="2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v_scenarios.$B$2:.$Y$2" chart:class="chart:line" chart:attached-axis="primary-y" chart:style-name="G0S0">
            <chart:data-point chart:repeated="24"/>
          </chart:series>
          <chart:series chart:values-cell-range-address="pv_scenarios.$B$3:.$Y$3" chart:class="chart:line" chart:attached-axis="primary-y" chart:style-name="G0S1">
            <chart:data-point chart:repeated="24"/>
          </chart:series>
          <chart:series chart:values-cell-range-address="pv_scenarios.$B$4:.$Y$4" chart:class="chart:line" chart:attached-axis="primary-y" chart:style-name="G0S2">
            <chart:data-point chart:repeated="24"/>
          </chart:series>
          <chart:series chart:values-cell-range-address="pv_scenarios.$B$5:.$Y$5" chart:class="chart:line" chart:attached-axis="primary-y" chart:style-name="G0S3">
            <chart:data-point chart:repeated="24"/>
          </chart:series>
          <chart:series chart:values-cell-range-address="pv_scenarios.$B$6:.$Y$6" chart:class="chart:line" chart:attached-axis="primary-y" chart:style-name="G0S4">
            <chart:data-point chart:repeated="24"/>
          </chart:series>
          <chart:series chart:values-cell-range-address="pv_scenarios.$B$7:.$Y$7" chart:class="chart:line" chart:attached-axis="primary-y" chart:style-name="G0S5">
            <chart:data-point chart:repeated="24"/>
          </chart:series>
          <chart:series chart:values-cell-range-address="pv_scenarios.$B$8:.$Y$8" chart:class="chart:line" chart:attached-axis="primary-y" chart:style-name="G0S6">
            <chart:data-point chart:repeated="24"/>
          </chart:series>
          <chart:series chart:values-cell-range-address="pv_scenarios.$B$9:.$Y$9" chart:class="chart:line" chart:attached-axis="primary-y" chart:style-name="G0S7">
            <chart:data-point chart:repeated="24"/>
          </chart:series>
          <chart:series chart:values-cell-range-address="pv_scenarios.$B$10:.$Y$10" chart:class="chart:line" chart:attached-axis="primary-y" chart:style-name="G0S8">
            <chart:data-point chart:repeated="24"/>
          </chart:series>
          <chart:series chart:values-cell-range-address="pv_scenarios.$B$11:.$Y$11" chart:class="chart:line" chart:attached-axis="primary-y" chart:style-name="G0S9">
            <chart:data-point chart:repeated="2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xpected wind and solar DG profiles of 1 MW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xpected_wind_&amp;_PV_profile.$B$15:.$Y$15" chart:class="chart:line" chart:attached-axis="primary-y" chart:style-name="G0S0">
            <chart:data-point chart:repeated="24"/>
          </chart:series>
          <chart:series chart:values-cell-range-address="Expected_wind_&amp;_PV_profile.$B$29:.$Y$29" chart:class="chart:line" chart:attached-axis="primary-y" chart:style-name="G0S1">
            <chart:data-point chart:repeated="2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1" svg:stroke-width="0.03819in" svg:stroke-color="#ff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maximum="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6.1251181102362pt" svg:width="502.5002362204725pt" chart:style-name="Crt0">
        <chart:title chart:style-name="CT00">
          <text:p text:style-name="a0" text:class-names="" text:cond-style-name="">Load v/s reduced PV generation+1.5x wind generatio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c_tso_dso.$V$32:.$V$55" chart:class="chart:line" chart:attached-axis="primary-y" chart:style-name="G0S0">
            <chart:data-point chart:repeated="24"/>
          </chart:series>
          <chart:series chart:values-cell-range-address="sc_tso_dso.$W$32:.$W$55" chart:class="chart:line" chart:attached-axis="primary-y" chart:style-name="G0S1">
            <chart:data-point chart:repeated="24"/>
          </chart:series>
          <chart:series chart:values-cell-range-address="sc_tso_dso.$X$32:.$X$55" chart:class="chart:line" chart:attached-axis="primary-y" chart:style-name="G0S2">
            <chart:data-point chart:repeated="24"/>
          </chart:series>
          <chart:series chart:values-cell-range-address="sc_tso_dso.$Y$32:.$Y$55" chart:class="chart:line" chart:attached-axis="primary-y" chart:style-name="G0S3">
            <chart:data-point chart:repeated="24"/>
          </chart:series>
          <chart:series chart:values-cell-range-address="sc_tso_dso.$Z$32:.$Z$55" chart:class="chart:line" chart:attached-axis="primary-y" chart:style-name="G0S4">
            <chart:data-point chart:repeated="24"/>
          </chart:series>
          <chart:series chart:values-cell-range-address="sc_tso_dso.$AA$32:.$AA$55" chart:class="chart:line" chart:attached-axis="primary-y" chart:style-name="G0S5">
            <chart:data-point chart:repeated="24"/>
          </chart:series>
          <chart:series chart:values-cell-range-address="sc_tso_dso.$AB$32:.$AB$55" chart:class="chart:line" chart:attached-axis="primary-y" chart:style-name="G0S6">
            <chart:data-point chart:repeated="24"/>
          </chart:series>
          <chart:series chart:values-cell-range-address="sc_tso_dso.$AC$32:.$AC$55" chart:class="chart:line" chart:attached-axis="primary-y" chart:style-name="G0S7">
            <chart:data-point chart:repeated="24"/>
          </chart:series>
          <chart:series chart:values-cell-range-address="sc_tso_dso.$AD$32:.$AD$55" chart:class="chart:line" chart:attached-axis="primary-y" chart:style-name="G0S8">
            <chart:data-point chart:repeated="24"/>
          </chart:series>
          <chart:series chart:values-cell-range-address="sc_tso_dso.$AE$32:.$AE$55" chart:class="chart:line" chart:attached-axis="primary-y" chart:style-name="G0S9">
            <chart:data-point chart:repeated="24"/>
          </chart:series>
          <chart:series chart:values-cell-range-address="sc_tso_dso.$AF$32:.$AF$55" chart:class="chart:line" chart:attached-axis="primary-y" chart:style-name="G0S10">
            <chart:data-point chart:repeated="2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11458in" draw:distance="0.11458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1" svg:stroke-width="0.03125in" svg:stroke-color="#ff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6.1251181102362pt" svg:width="481.4999212598425pt" chart:style-name="Crt0">
        <chart:title chart:style-name="CT00">
          <text:p text:style-name="a0" text:class-names="" text:cond-style-name="">Load v/s Orignal PV and 1.5xWind Generatio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c_tso_dso.$V$32:.$V$55" chart:class="chart:line" chart:attached-axis="primary-y" chart:style-name="G0S0">
            <chart:data-point chart:repeated="24"/>
          </chart:series>
          <chart:series chart:values-cell-range-address="sc_tso_dso.$W$3:.$W$26" chart:class="chart:line" chart:attached-axis="primary-y" chart:style-name="G0S1">
            <chart:data-point chart:repeated="24"/>
          </chart:series>
          <chart:series chart:values-cell-range-address="sc_tso_dso.$X$3:.$X$26" chart:class="chart:line" chart:attached-axis="primary-y" chart:style-name="G0S2">
            <chart:data-point chart:repeated="24"/>
          </chart:series>
          <chart:series chart:values-cell-range-address="sc_tso_dso.$Y$3:.$Y$26" chart:class="chart:line" chart:attached-axis="primary-y" chart:style-name="G0S3">
            <chart:data-point chart:repeated="24"/>
          </chart:series>
          <chart:series chart:values-cell-range-address="sc_tso_dso.$Z$3:.$Z$26" chart:class="chart:line" chart:attached-axis="primary-y" chart:style-name="G0S4">
            <chart:data-point chart:repeated="24"/>
          </chart:series>
          <chart:series chart:values-cell-range-address="sc_tso_dso.$AA$3:.$AA$26" chart:class="chart:line" chart:attached-axis="primary-y" chart:style-name="G0S5">
            <chart:data-point chart:repeated="24"/>
          </chart:series>
          <chart:series chart:values-cell-range-address="sc_tso_dso.$AB$3:.$AB$26" chart:class="chart:line" chart:attached-axis="primary-y" chart:style-name="G0S6">
            <chart:data-point chart:repeated="24"/>
          </chart:series>
          <chart:series chart:values-cell-range-address="sc_tso_dso.$AC$3:.$AC$26" chart:class="chart:line" chart:attached-axis="primary-y" chart:style-name="G0S7">
            <chart:data-point chart:repeated="24"/>
          </chart:series>
          <chart:series chart:values-cell-range-address="sc_tso_dso.$AD$3:.$AD$26" chart:class="chart:line" chart:attached-axis="primary-y" chart:style-name="G0S8">
            <chart:data-point chart:repeated="24"/>
          </chart:series>
          <chart:series chart:values-cell-range-address="sc_tso_dso.$AE$3:.$AE$26" chart:class="chart:line" chart:attached-axis="primary-y" chart:style-name="G0S9">
            <chart:data-point chart:repeated="24"/>
          </chart:series>
          <chart:series chart:values-cell-range-address="sc_tso_dso.$AF$3:.$AF$26" chart:class="chart:line" chart:attached-axis="primary-y" chart:style-name="G0S10">
            <chart:data-point chart:repeated="2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9375in" draw:distance="0.09375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dash" draw:stroke-dash="a1" svg:stroke-width="0.03819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0.6251181102362pt" svg:width="523.49968503937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rep_sc_wind.$B$3:.$Y$3" chart:class="chart:line" chart:attached-axis="primary-y" chart:style-name="G0S0">
            <chart:data-point chart:repeated="24"/>
          </chart:series>
          <chart:series chart:values-cell-range-address="rep_sc_wind.$B$4:.$Y$4" chart:class="chart:line" chart:attached-axis="primary-y" chart:style-name="G0S1">
            <chart:data-point chart:repeated="24"/>
          </chart:series>
          <chart:series chart:values-cell-range-address="rep_sc_wind.$B$5:.$Y$5" chart:class="chart:line" chart:attached-axis="primary-y" chart:style-name="G0S2">
            <chart:data-point chart:repeated="24"/>
          </chart:series>
          <chart:series chart:values-cell-range-address="rep_sc_wind.$B$6:.$Y$6" chart:class="chart:line" chart:attached-axis="primary-y" chart:style-name="G0S3">
            <chart:data-point chart:repeated="24"/>
          </chart:series>
          <chart:series chart:values-cell-range-address="rep_sc_wind.$B$7:.$Y$7" chart:class="chart:line" chart:attached-axis="primary-y" chart:style-name="G0S4">
            <chart:data-point chart:repeated="24"/>
          </chart:series>
          <chart:series chart:values-cell-range-address="rep_sc_wind.$B$8:.$Y$8" chart:class="chart:line" chart:attached-axis="primary-y" chart:style-name="G0S5">
            <chart:data-point chart:repeated="24"/>
          </chart:series>
          <chart:series chart:values-cell-range-address="rep_sc_wind.$B$9:.$Y$9" chart:class="chart:line" chart:attached-axis="primary-y" chart:style-name="G0S6">
            <chart:data-point chart:repeated="24"/>
          </chart:series>
          <chart:series chart:values-cell-range-address="rep_sc_wind.$B$10:.$Y$10" chart:class="chart:line" chart:attached-axis="primary-y" chart:style-name="G0S7">
            <chart:data-point chart:repeated="24"/>
          </chart:series>
          <chart:series chart:values-cell-range-address="rep_sc_wind.$B$11:.$Y$11" chart:class="chart:line" chart:attached-axis="primary-y" chart:style-name="G0S8">
            <chart:data-point chart:repeated="24"/>
          </chart:series>
          <chart:series chart:values-cell-range-address="rep_sc_wind.$B$12:.$Y$12" chart:class="chart:line" chart:attached-axis="primary-y" chart:style-name="G0S9">
            <chart:data-point chart:repeated="24"/>
          </chart:series>
          <chart:series chart:values-cell-range-address="rep_sc_wind.$B$27:.$Y$27" chart:class="chart:line" chart:attached-axis="primary-y" chart:style-name="G0S10">
            <chart:data-point chart:repeated="2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3819in" draw:distance="0.03819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dash" draw:stroke-dash="a1" svg:stroke-width="0.03819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0.6251181102362pt" svg:width="523.49968503937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rep_sc_pv.$B$3:.$Y$3" chart:class="chart:line" chart:attached-axis="primary-y" chart:style-name="G0S0">
            <chart:data-point chart:repeated="24"/>
          </chart:series>
          <chart:series chart:values-cell-range-address="rep_sc_pv.$B$4:.$Y$4" chart:class="chart:line" chart:attached-axis="primary-y" chart:style-name="G0S1">
            <chart:data-point chart:repeated="24"/>
          </chart:series>
          <chart:series chart:values-cell-range-address="rep_sc_pv.$B$5:.$Y$5" chart:class="chart:line" chart:attached-axis="primary-y" chart:style-name="G0S2">
            <chart:data-point chart:repeated="24"/>
          </chart:series>
          <chart:series chart:values-cell-range-address="rep_sc_pv.$B$6:.$Y$6" chart:class="chart:line" chart:attached-axis="primary-y" chart:style-name="G0S3">
            <chart:data-point chart:repeated="24"/>
          </chart:series>
          <chart:series chart:values-cell-range-address="rep_sc_pv.$B$7:.$Y$7" chart:class="chart:line" chart:attached-axis="primary-y" chart:style-name="G0S4">
            <chart:data-point chart:repeated="24"/>
          </chart:series>
          <chart:series chart:values-cell-range-address="rep_sc_pv.$B$8:.$Y$8" chart:class="chart:line" chart:attached-axis="primary-y" chart:style-name="G0S5">
            <chart:data-point chart:repeated="24"/>
          </chart:series>
          <chart:series chart:values-cell-range-address="rep_sc_pv.$B$9:.$Y$9" chart:class="chart:line" chart:attached-axis="primary-y" chart:style-name="G0S6">
            <chart:data-point chart:repeated="24"/>
          </chart:series>
          <chart:series chart:values-cell-range-address="rep_sc_pv.$B$10:.$Y$10" chart:class="chart:line" chart:attached-axis="primary-y" chart:style-name="G0S7">
            <chart:data-point chart:repeated="24"/>
          </chart:series>
          <chart:series chart:values-cell-range-address="rep_sc_pv.$B$11:.$Y$11" chart:class="chart:line" chart:attached-axis="primary-y" chart:style-name="G0S8">
            <chart:data-point chart:repeated="24"/>
          </chart:series>
          <chart:series chart:values-cell-range-address="rep_sc_pv.$B$12:.$Y$12" chart:class="chart:line" chart:attached-axis="primary-y" chart:style-name="G0S9">
            <chart:data-point chart:repeated="24"/>
          </chart:series>
          <chart:series chart:values-cell-range-address="rep_sc_pv.$B$27:.$Y$27" chart:class="chart:line" chart:attached-axis="primary-y" chart:style-name="G0S10">
            <chart:data-point chart:repeated="2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3819in" draw:distance="0.03819in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92d05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57.5296062992126pt" chart:style-name="Crt0">
        <chart:title chart:style-name="CT00">
          <text:p text:style-name="a0" text:class-names="" text:cond-style-name="">Wind_Scs1:5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tt</text:p>
            </chart:title>
            <chart:grid chart:class="major" chart:style-name="GMa0"/>
          </chart:axis>
          <chart:axis chart:dimension="x" chart:name="primary-x" chart:style-name="Axs1"/>
          <chart:series chart:values-cell-range-address="Scenarios_(Watt).$B$3:.$Y$3" chart:class="chart:line" chart:attached-axis="primary-y" chart:style-name="G0S0">
            <chart:data-point chart:repeated="24"/>
          </chart:series>
          <chart:series chart:values-cell-range-address="Scenarios_(Watt).$B$4:.$Y$4" chart:class="chart:line" chart:attached-axis="primary-y" chart:style-name="G0S1">
            <chart:data-point chart:repeated="24"/>
          </chart:series>
          <chart:series chart:values-cell-range-address="Scenarios_(Watt).$B$5:.$Y$5" chart:class="chart:line" chart:attached-axis="primary-y" chart:style-name="G0S2">
            <chart:data-point chart:repeated="24"/>
          </chart:series>
          <chart:series chart:values-cell-range-address="Scenarios_(Watt).$B$6:.$Y$6" chart:class="chart:line" chart:attached-axis="primary-y" chart:style-name="G0S3">
            <chart:data-point chart:repeated="24"/>
          </chart:series>
          <chart:series chart:values-cell-range-address="Scenarios_(Watt).$B$7:.$Y$7" chart:class="chart:line" chart:attached-axis="primary-y" chart:style-name="G0S4">
            <chart:data-point chart:repeated="2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92d05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57.1761417322834pt" chart:style-name="Crt0">
        <chart:title chart:style-name="CT00">
          <text:p text:style-name="a0" text:class-names="" text:cond-style-name="">Wind_Scs 6:10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tt</text:p>
            </chart:title>
            <chart:grid chart:class="major" chart:style-name="GMa0"/>
          </chart:axis>
          <chart:axis chart:dimension="x" chart:name="primary-x" chart:style-name="Axs1"/>
          <chart:series chart:values-cell-range-address="Scenarios_(Watt).$B$8:.$Y$8" chart:class="chart:line" chart:attached-axis="primary-y" chart:style-name="G0S0">
            <chart:data-point chart:repeated="24"/>
          </chart:series>
          <chart:series chart:values-cell-range-address="Scenarios_(Watt).$B$9:.$Y$9" chart:class="chart:line" chart:attached-axis="primary-y" chart:style-name="G0S1">
            <chart:data-point chart:repeated="24"/>
          </chart:series>
          <chart:series chart:values-cell-range-address="Scenarios_(Watt).$B$10:.$Y$10" chart:class="chart:line" chart:attached-axis="primary-y" chart:style-name="G0S2">
            <chart:data-point chart:repeated="24"/>
          </chart:series>
          <chart:series chart:values-cell-range-address="Scenarios_(Watt).$B$11:.$Y$11" chart:class="chart:line" chart:attached-axis="primary-y" chart:style-name="G0S3">
            <chart:data-point chart:repeated="24"/>
          </chart:series>
          <chart:series chart:values-cell-range-address="Scenarios_(Watt).$B$12:.$Y$12" chart:class="chart:line" chart:attached-axis="primary-y" chart:style-name="G0S4">
            <chart:data-point chart:repeated="2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